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S Sans Serif" svg:font-family="'MS Sans Serif'"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118in"/>
    </style:style>
    <style:style style:name="co2" style:family="table-column">
      <style:table-column-properties fo:break-before="auto" style:column-width="0.7055in"/>
    </style:style>
    <style:style style:name="co3" style:family="table-column">
      <style:table-column-properties fo:break-before="auto" style:column-width="0.2425in"/>
    </style:style>
    <style:style style:name="co4" style:family="table-column">
      <style:table-column-properties fo:break-before="auto" style:column-width="6.5043in"/>
    </style:style>
    <style:style style:name="co5" style:family="table-column">
      <style:table-column-properties fo:break-before="auto" style:column-width="1.1902in"/>
    </style:style>
    <style:style style:name="co6" style:family="table-column">
      <style:table-column-properties fo:break-before="auto" style:column-width="0.2311in"/>
    </style:style>
    <style:style style:name="co7" style:family="table-column">
      <style:table-column-properties fo:break-before="auto" style:column-width="8.8634in"/>
    </style:style>
    <style:style style:name="co8" style:family="table-column">
      <style:table-column-properties fo:break-before="auto" style:column-width="8.0138in"/>
    </style:style>
    <style:style style:name="co9" style:family="table-column">
      <style:table-column-properties fo:break-before="auto" style:column-width="0.8811in"/>
    </style:style>
    <style:style style:name="co10" style:family="table-column">
      <style:table-column-properties fo:break-before="auto" style:column-width="6.9665in"/>
    </style:style>
    <style:style style:name="co11" style:family="table-column">
      <style:table-column-properties fo:break-before="auto" style:column-width="7.7602in"/>
    </style:style>
    <style:style style:name="co12" style:family="table-column">
      <style:table-column-properties fo:break-before="auto" style:column-width="0.5402in"/>
    </style:style>
    <style:style style:name="co13" style:family="table-column">
      <style:table-column-properties fo:break-before="auto" style:column-width="0.661in"/>
    </style:style>
    <style:style style:name="co14" style:family="table-column">
      <style:table-column-properties fo:break-before="auto" style:column-width="0.948in"/>
    </style:style>
    <style:style style:name="co15" style:family="table-column">
      <style:table-column-properties fo:break-before="auto" style:column-width="2.0173in"/>
    </style:style>
    <style:style style:name="co16" style:family="table-column">
      <style:table-column-properties fo:break-before="auto" style:column-width="1.7193in"/>
    </style:style>
    <style:style style:name="co17" style:family="table-column">
      <style:table-column-properties fo:break-before="auto" style:column-width="1.8957in"/>
    </style:style>
    <style:style style:name="co18" style:family="table-column">
      <style:table-column-properties fo:break-before="auto" style:column-width="0.452in"/>
    </style:style>
    <style:style style:name="co19" style:family="table-column">
      <style:table-column-properties fo:break-before="auto" style:column-width="0.6283in"/>
    </style:style>
    <style:style style:name="co20" style:family="table-column">
      <style:table-column-properties fo:break-before="auto" style:column-width="4.6957in"/>
    </style:style>
    <style:style style:name="co21" style:family="table-column">
      <style:table-column-properties fo:break-before="auto" style:column-width="0.9925in"/>
    </style:style>
    <style:style style:name="co22" style:family="table-column">
      <style:table-column-properties fo:break-before="auto" style:column-width="0.4634in"/>
    </style:style>
    <style:style style:name="co23" style:family="table-column">
      <style:table-column-properties fo:break-before="auto" style:column-width="0.5071in"/>
    </style:style>
    <style:style style:name="co24" style:family="table-column">
      <style:table-column-properties fo:break-before="auto" style:column-width="3.098in"/>
    </style:style>
    <style:style style:name="co25" style:family="table-column">
      <style:table-column-properties fo:break-before="auto" style:column-width="1.6866in"/>
    </style:style>
    <style:style style:name="co26" style:family="table-column">
      <style:table-column-properties fo:break-before="auto" style:column-width="1.6646in"/>
    </style:style>
    <style:style style:name="co27" style:family="table-column">
      <style:table-column-properties fo:break-before="auto" style:column-width="7.4744in"/>
    </style:style>
    <style:style style:name="co28" style:family="table-column">
      <style:table-column-properties fo:break-before="auto" style:column-width="3.9575in"/>
    </style:style>
    <style:style style:name="co29" style:family="table-column">
      <style:table-column-properties fo:break-before="auto" style:column-width="6.8783in"/>
    </style:style>
    <style:style style:name="co30" style:family="table-column">
      <style:table-column-properties fo:break-before="auto" style:column-width="0.8161in"/>
    </style:style>
    <style:style style:name="co31" style:family="table-column">
      <style:table-column-properties fo:break-before="auto" style:column-width="0.3193in"/>
    </style:style>
    <style:style style:name="co32" style:family="table-column">
      <style:table-column-properties fo:break-before="auto" style:column-width="1.8189in"/>
    </style:style>
    <style:style style:name="co33" style:family="table-column">
      <style:table-column-properties fo:break-before="auto" style:column-width="0.9366in"/>
    </style:style>
    <style:style style:name="co34" style:family="table-column">
      <style:table-column-properties fo:break-before="auto" style:column-width="1.7965in"/>
    </style:style>
    <style:style style:name="co35" style:family="table-column">
      <style:table-column-properties fo:break-before="auto" style:column-width="0.3528in"/>
    </style:style>
    <style:style style:name="co36" style:family="table-column">
      <style:table-column-properties fo:break-before="auto" style:column-width="3.4835in"/>
    </style:style>
    <style:style style:name="co37" style:family="table-column">
      <style:table-column-properties fo:break-before="auto" style:column-width="3.3402in"/>
    </style:style>
    <style:style style:name="co38" style:family="table-column">
      <style:table-column-properties fo:break-before="auto" style:column-width="0.3634in"/>
    </style:style>
    <style:style style:name="co39" style:family="table-column">
      <style:table-column-properties fo:break-before="auto" style:column-width="0.8043in"/>
    </style:style>
    <style:style style:name="co40" style:family="table-column">
      <style:table-column-properties fo:break-before="auto" style:column-width="1.2016in"/>
    </style:style>
    <style:style style:name="co41" style:family="table-column">
      <style:table-column-properties fo:break-before="auto" style:column-width="1.0362in"/>
    </style:style>
    <style:style style:name="co42" style:family="table-column">
      <style:table-column-properties fo:break-before="auto" style:column-width="1.0472in"/>
    </style:style>
    <style:style style:name="co43" style:family="table-column">
      <style:table-column-properties fo:break-before="auto" style:column-width="1.1346in"/>
    </style:style>
    <style:style style:name="co44" style:family="table-column">
      <style:table-column-properties fo:break-before="auto" style:column-width="4.7953in"/>
    </style:style>
    <style:style style:name="co45" style:family="table-column">
      <style:table-column-properties fo:break-before="auto" style:column-width="0.4189in"/>
    </style:style>
    <style:style style:name="co46" style:family="table-column">
      <style:table-column-properties fo:break-before="auto" style:column-width="3.1638in"/>
    </style:style>
    <style:style style:name="co47" style:family="table-column">
      <style:table-column-properties fo:break-before="auto" style:column-width="5.6547in"/>
    </style:style>
    <style:style style:name="co48" style:family="table-column">
      <style:table-column-properties fo:break-before="auto" style:column-width="2.6563in"/>
    </style:style>
    <style:style style:name="co49" style:family="table-column">
      <style:table-column-properties fo:break-before="auto" style:column-width="0.3862in"/>
    </style:style>
    <style:style style:name="co50" style:family="table-column">
      <style:table-column-properties fo:break-before="auto" style:column-width="0.4744in"/>
    </style:style>
    <style:style style:name="co51" style:family="table-column">
      <style:table-column-properties fo:break-before="auto" style:column-width="2.061in"/>
    </style:style>
    <style:style style:name="co52" style:family="table-column">
      <style:table-column-properties fo:break-before="auto" style:column-width="4.0673in"/>
    </style:style>
    <style:style style:name="co53" style:family="table-column">
      <style:table-column-properties fo:break-before="auto" style:column-width="0.1866in"/>
    </style:style>
    <style:style style:name="co54" style:family="table-column">
      <style:table-column-properties fo:break-before="auto" style:column-width="2.9098in"/>
    </style:style>
    <style:style style:name="ro1" style:family="table-row">
      <style:table-row-properties style:row-height="0.1783in" fo:break-before="auto" style:use-optimal-row-height="true"/>
    </style:style>
    <style:style style:name="ro2" style:family="table-row">
      <style:table-row-properties style:row-height="0.1874in" fo:break-before="auto" style:use-optimal-row-height="false"/>
    </style:style>
    <style:style style:name="ro3" style:family="table-row">
      <style:table-row-properties style:row-height="1.1811in" fo:break-before="auto" style:use-optimal-row-height="true"/>
    </style:style>
    <style:style style:name="ro4" style:family="table-row">
      <style:table-row-properties style:row-height="2.0102in" fo:break-before="auto" style:use-optimal-row-height="true"/>
    </style:style>
    <style:style style:name="ro5" style:family="table-row">
      <style:table-row-properties style:row-height="1.6783in" fo:break-before="auto" style:use-optimal-row-height="true"/>
    </style:style>
    <style:style style:name="ro6" style:family="table-row">
      <style:table-row-properties style:row-height="1.5134in" fo:break-before="auto" style:use-optimal-row-height="true"/>
    </style:style>
    <style:style style:name="ro7" style:family="table-row">
      <style:table-row-properties style:row-height="1.0154in" fo:break-before="auto" style:use-optimal-row-height="true"/>
    </style:style>
    <style:style style:name="ro8" style:family="table-row">
      <style:table-row-properties style:row-height="0.8492in" fo:break-before="auto" style:use-optimal-row-height="true"/>
    </style:style>
    <style:style style:name="ro9" style:family="table-row">
      <style:table-row-properties style:row-height="0.352in" fo:break-before="auto" style:use-optimal-row-height="true"/>
    </style:style>
    <style:style style:name="ro10" style:family="table-row">
      <style:table-row-properties style:row-height="0.5181in" fo:break-before="auto" style:use-optimal-row-height="true"/>
    </style:style>
    <style:style style:name="ro11" style:family="table-row">
      <style:table-row-properties style:row-height="2.6736in" fo:break-before="auto" style:use-optimal-row-height="true"/>
    </style:style>
    <style:style style:name="ro12" style:family="table-row">
      <style:table-row-properties style:row-height="8.1362in" fo:break-before="auto" style:use-optimal-row-height="true"/>
    </style:style>
    <style:style style:name="ta1" style:family="table" style:master-page-name="PageStyle_5f_summary_20_stats">
      <style:table-properties table:display="true" style:writing-mode="lr-tb"/>
    </style:style>
    <style:style style:name="ta2" style:family="table" style:master-page-name="PageStyle_5f_news_20_summary">
      <style:table-properties table:display="true" style:writing-mode="lr-tb"/>
    </style:style>
    <style:style style:name="ta3" style:family="table" style:master-page-name="PageStyle_5f_law_20_journals_20_summary">
      <style:table-properties table:display="true" style:writing-mode="lr-tb"/>
    </style:style>
    <style:style style:name="ta4" style:family="table" style:master-page-name="PageStyle_5f_Congress_20_summary">
      <style:table-properties table:display="true" style:writing-mode="lr-tb"/>
    </style:style>
    <style:style style:name="ta5" style:family="table" style:master-page-name="PageStyle_5f_courts_20_summary">
      <style:table-properties table:display="true" style:writing-mode="lr-tb"/>
    </style:style>
    <style:style style:name="ta6" style:family="table" style:master-page-name="PageStyle_5f_news_20_1996-2005">
      <style:table-properties table:display="true" style:writing-mode="lr-tb"/>
    </style:style>
    <style:style style:name="ta7" style:family="table" style:master-page-name="PageStyle_5f_law_20_journals">
      <style:table-properties table:display="true" style:writing-mode="lr-tb"/>
    </style:style>
    <style:style style:name="ta8" style:family="table" style:master-page-name="PageStyle_5f_Congress">
      <style:table-properties table:display="true" style:writing-mode="lr-tb"/>
    </style:style>
    <style:style style:name="ta9" style:family="table" style:master-page-name="PageStyle_5f_courts">
      <style:table-properties table:display="true" style:writing-mode="lr-tb"/>
    </style:style>
    <style:style style:name="ta10" style:family="table" style:master-page-name="PageStyle_5f_web">
      <style:table-properties table:display="true" style:writing-mode="lr-tb"/>
    </style:style>
    <style:style style:name="ta11" style:family="table" style:master-page-name="PageStyle_5f_misc">
      <style:table-properties table:display="true" style:writing-mode="lr-tb"/>
    </style: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Excel_20_Built-in_20_Normal" style:data-style-name="N8120">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Excel_20_Built-in_20_Normal" style:data-style-name="N8000">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Excel_20_Built-in_20_Normal" style:data-style-name="N8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Excel_20_Built-in_20_Normal" style:data-style-name="N812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Excel_20_Built-in_20_Normal" style:data-style-name="N8121">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ummary stats" table:style-name="ta1" table:print="false">
        <office:forms form:automatic-focus="false" form:apply-design-mode="false"/>
        <table:table-column table:style-name="co1" table:default-cell-style-name="ce2"/>
        <table:table-column table:style-name="co2" table:number-columns-repeated="5" table:default-cell-style-name="ce2"/>
        <table:table-column table:style-name="co3" table:default-cell-style-name="ce2"/>
        <table:table-column table:style-name="co4" table:default-cell-style-name="ce2"/>
        <table:table-column table:style-name="co2" table:number-columns-repeated="1016" table:default-cell-style-name="ce2"/>
        <table:table-row table:style-name="ro1">
          <table:table-cell table:style-name="ce1" office:value-type="string" table:number-columns-spanned="6" table:number-rows-spanned="1">
            <text:p>Summary statistics from the Domestic Violence Claims Dataset (DVCD)</text:p>
          </table:table-cell>
          <table:covered-table-cell table:number-columns-repeated="5" table:style-name="ce3"/>
          <table:table-cell/>
          <table:table-cell office:value-type="string">
            <text:p>Repository:</text:p>
          </table:table-cell>
          <table:table-cell table:number-columns-repeated="1016"/>
        </table:table-row>
        <table:table-row table:style-name="ro1">
          <table:table-cell table:number-columns-repeated="7"/>
          <table:table-cell office:value-type="string">
            <text:p>http://acrosswalls.org/datasets/</text:p>
          </table:table-cell>
          <table:table-cell table:number-columns-repeated="1016"/>
        </table:table-row>
        <table:table-row table:style-name="ro1">
          <table:table-cell table:number-columns-repeated="7"/>
          <table:table-cell office:value-type="string">
            <text:p>Version: 1.0</text:p>
          </table:table-cell>
          <table:table-cell table:number-columns-repeated="1016"/>
        </table:table-row>
        <table:table-row table:style-name="ro1">
          <table:table-cell office:value-type="string">
            <text:p>trends in instances</text:p>
          </table:table-cell>
          <table:table-cell table:number-columns-repeated="1023"/>
        </table:table-row>
        <table:table-row table:style-name="ro1">
          <table:table-cell office:value-type="string">
            <text:p>years</text:p>
          </table:table-cell>
          <table:table-cell office:value-type="string">
            <text:p>news</text:p>
          </table:table-cell>
          <table:table-cell office:value-type="string">
            <text:p>law journals</text:p>
          </table:table-cell>
          <table:table-cell office:value-type="string">
            <text:p>Congress</text:p>
          </table:table-cell>
          <table:table-cell office:value-type="string">
            <text:p>courts</text:p>
          </table:table-cell>
          <table:table-cell table:number-columns-repeated="2"/>
          <table:table-cell office:value-type="string">
            <text:p>separate sheets provide DVCD records by communicative field</text:p>
          </table:table-cell>
          <table:table-cell table:number-columns-repeated="1016"/>
        </table:table-row>
        <table:table-row table:style-name="ro1">
          <table:table-cell office:value-type="string">
            <text:p>2006-2010</text:p>
          </table:table-cell>
          <table:table-cell table:formula="of:=[$'news summary'.B33]" office:value-type="float" office:value="109">
            <text:p>109</text:p>
          </table:table-cell>
          <table:table-cell table:formula="of:=[$'law journals summary'.B34]" office:value-type="float" office:value="40">
            <text:p>40</text:p>
          </table:table-cell>
          <table:table-cell table:formula="of:=[$'Congress summary'.B34]" office:value-type="float" office:value="1">
            <text:p>1</text:p>
          </table:table-cell>
          <table:table-cell table:formula="of:=[$'courts summary'.B34]" office:value-type="float" office:value="2">
            <text:p>2</text:p>
          </table:table-cell>
          <table:table-cell table:number-columns-repeated="2"/>
          <table:table-cell office:value-type="string">
            <text:p>news articles are from a separate search (DVCD includes news instances only from 1996-2005)</text:p>
          </table:table-cell>
          <table:table-cell table:number-columns-repeated="1016"/>
        </table:table-row>
        <table:table-row table:style-name="ro1">
          <table:table-cell office:value-type="string">
            <text:p>2001-2005</text:p>
          </table:table-cell>
          <table:table-cell table:formula="of:=[$'news summary'.B34]" office:value-type="float" office:value="110">
            <text:p>110</text:p>
          </table:table-cell>
          <table:table-cell table:formula="of:=[$'law journals summary'.B35]" office:value-type="float" office:value="75">
            <text:p>75</text:p>
          </table:table-cell>
          <table:table-cell table:formula="of:=[$'Congress summary'.B35]" office:value-type="float" office:value="24">
            <text:p>24</text:p>
          </table:table-cell>
          <table:table-cell table:formula="of:=[$'courts summary'.B35]" office:value-type="float" office:value="2">
            <text:p>2</text:p>
          </table:table-cell>
          <table:table-cell table:number-columns-repeated="1019"/>
        </table:table-row>
        <table:table-row table:style-name="ro1">
          <table:table-cell office:value-type="string">
            <text:p>1996-2000</text:p>
          </table:table-cell>
          <table:table-cell table:formula="of:=[$'news summary'.B35]" office:value-type="float" office:value="188">
            <text:p>188</text:p>
          </table:table-cell>
          <table:table-cell table:formula="of:=[$'law journals summary'.B36]" office:value-type="float" office:value="129">
            <text:p>129</text:p>
          </table:table-cell>
          <table:table-cell table:formula="of:=[$'Congress summary'.B36]" office:value-type="float" office:value="46">
            <text:p>46</text:p>
          </table:table-cell>
          <table:table-cell table:formula="of:=[$'courts summary'.B36]" office:value-type="float" office:value="17">
            <text:p>17</text:p>
          </table:table-cell>
          <table:table-cell table:number-columns-repeated="1019"/>
        </table:table-row>
        <table:table-row table:style-name="ro1">
          <table:table-cell office:value-type="string">
            <text:p>1991-1995</text:p>
          </table:table-cell>
          <table:table-cell table:formula="of:=[$'news summary'.B36]" office:value-type="float" office:value="380">
            <text:p>380</text:p>
          </table:table-cell>
          <table:table-cell table:formula="of:=[$'law journals summary'.B37]" office:value-type="float" office:value="96">
            <text:p>96</text:p>
          </table:table-cell>
          <table:table-cell table:formula="of:=[$'Congress summary'.B37]" office:value-type="float" office:value="87">
            <text:p>87</text:p>
          </table:table-cell>
          <table:table-cell table:formula="of:=[$'courts summary'.B37]" office:value-type="float" office:value="2">
            <text:p>2</text:p>
          </table:table-cell>
          <table:table-cell table:number-columns-repeated="1019"/>
        </table:table-row>
        <table:table-row table:style-name="ro1">
          <table:table-cell office:value-type="string">
            <text:p>1986-1990</text:p>
          </table:table-cell>
          <table:table-cell table:formula="of:=[$'news summary'.B37]" office:value-type="float" office:value="44">
            <text:p>44</text:p>
          </table:table-cell>
          <table:table-cell table:formula="of:=[$'law journals summary'.B38]" office:value-type="float" office:value="1">
            <text:p>1</text:p>
          </table:table-cell>
          <table:table-cell table:formula="of:=[$'Congress summary'.B38]" office:value-type="float" office:value="13">
            <text:p>13</text:p>
          </table:table-cell>
          <table:table-cell table:formula="of:=[$'courts summary'.B38]" office:value-type="float" office:value="0">
            <text:p>0</text:p>
          </table:table-cell>
          <table:table-cell table:number-columns-repeated="1019"/>
        </table:table-row>
        <table:table-row table:style-name="ro1">
          <table:table-cell office:value-type="string">
            <text:p>peak-time comparison</text:p>
          </table:table-cell>
          <table:table-cell table:number-columns-repeated="1023"/>
        </table:table-row>
        <table:table-row table:style-name="ro1">
          <table:table-cell office:value-type="string">
            <text:p>1993-7</text:p>
          </table:table-cell>
          <table:table-cell table:formula="of:=SUM([$'news summary'.B59:.B63])" office:value-type="float" office:value="410">
            <text:p>410</text:p>
          </table:table-cell>
          <table:table-cell table:formula="of:=SUM([$'law journals summary'.B19:.B23])" office:value-type="float" office:value="142">
            <text:p>142</text:p>
          </table:table-cell>
          <table:table-cell table:formula="of:=SUM([$'Congress summary'.B19:.B23])" office:value-type="float" office:value="98">
            <text:p>98</text:p>
          </table:table-cell>
          <table:table-cell table:formula="of:=SUM([$'courts summary'.B19:.B23])" office:value-type="float" office:value="10">
            <text:p>10</text:p>
          </table:table-cell>
          <table:table-cell table:number-columns-repeated="1019"/>
        </table:table-row>
        <table:table-row table:style-name="ro1">
          <table:table-cell office:value-type="string">
            <text:p>2006-10/1993-7</text:p>
          </table:table-cell>
          <table:table-cell table:style-name="ce4" table:formula="of:=[.B6]/[.B12]" office:value-type="percentage" office:value="0.265853658536585">
            <text:p>27%</text:p>
          </table:table-cell>
          <table:table-cell table:style-name="ce4" table:formula="of:=[.C6]/[.C12]" office:value-type="percentage" office:value="0.28169014084507">
            <text:p>28%</text:p>
          </table:table-cell>
          <table:table-cell table:style-name="ce4" table:formula="of:=[.D6]/[.D12]" office:value-type="percentage" office:value="0.0102040816326531">
            <text:p>1%</text:p>
          </table:table-cell>
          <table:table-cell table:style-name="ce4" table:formula="of:=[.E6]/[.E12]" office:value-type="percentage" office:value="0.2">
            <text:p>20%</text:p>
          </table:table-cell>
          <table:table-cell table:number-columns-repeated="1019"/>
        </table:table-row>
        <table:table-row table:style-name="ro1" table:number-rows-repeated="3">
          <table:table-cell/>
          <table:table-cell table:style-name="ce4" table:number-columns-repeated="4"/>
          <table:table-cell table:number-columns-repeated="1019"/>
        </table:table-row>
        <table:table-row table:style-name="ro1">
          <table:table-cell table:number-columns-repeated="1024"/>
        </table:table-row>
        <table:table-row table:style-name="ro1">
          <table:table-cell office:value-type="string">
            <text:p>Instances from 1996-2005</text:p>
          </table:table-cell>
          <table:table-cell table:number-columns-repeated="1023"/>
        </table:table-row>
        <table:table-row table:style-name="ro1">
          <table:table-cell table:number-columns-repeated="2"/>
          <table:table-cell office:value-type="string">
            <text:p>with debunking claims</text:p>
          </table:table-cell>
          <table:table-cell/>
          <table:table-cell office:value-type="string">
            <text:p>with frightening comparators</text:p>
          </table:table-cell>
          <table:table-cell table:number-columns-repeated="1019"/>
        </table:table-row>
        <table:table-row table:style-name="ro1">
          <table:table-cell office:value-type="string">
            <text:p>field</text:p>
          </table:table-cell>
          <table:table-cell office:value-type="string">
            <text:p>total instances</text:p>
          </table:table-cell>
          <table:table-cell office:value-type="string">
            <text:p>instances</text:p>
          </table:table-cell>
          <table:table-cell office:value-type="string">
            <text:p>share</text:p>
          </table:table-cell>
          <table:table-cell office:value-type="string">
            <text:p>instances</text:p>
          </table:table-cell>
          <table:table-cell office:value-type="string">
            <text:p>share</text:p>
          </table:table-cell>
          <table:table-cell table:number-columns-repeated="1018"/>
        </table:table-row>
        <table:table-row table:style-name="ro1">
          <table:table-cell office:value-type="string">
            <text:p>Congress</text:p>
          </table:table-cell>
          <table:table-cell office:value-type="float" office:value="70">
            <text:p>70</text:p>
          </table:table-cell>
          <table:table-cell office:value-type="float" office:value="0">
            <text:p>0</text:p>
          </table:table-cell>
          <table:table-cell table:style-name="ce4" table:formula="of:=[.C21]/[.B21]" office:value-type="percentage" office:value="0">
            <text:p>0%</text:p>
          </table:table-cell>
          <table:table-cell office:value-type="float" office:value="5">
            <text:p>5</text:p>
          </table:table-cell>
          <table:table-cell table:style-name="ce4" table:formula="of:=[.E21]/[.B21]" office:value-type="percentage" office:value="0.0714285714285714">
            <text:p>7%</text:p>
          </table:table-cell>
          <table:table-cell/>
          <table:table-cell office:value-type="string">
            <text:p>tabulated from DVCD</text:p>
          </table:table-cell>
          <table:table-cell table:number-columns-repeated="1016"/>
        </table:table-row>
        <table:table-row table:style-name="ro1">
          <table:table-cell office:value-type="string">
            <text:p>courts</text:p>
          </table:table-cell>
          <table:table-cell office:value-type="float" office:value="19">
            <text:p>19</text:p>
          </table:table-cell>
          <table:table-cell office:value-type="float" office:value="0">
            <text:p>0</text:p>
          </table:table-cell>
          <table:table-cell table:style-name="ce4" table:formula="of:=[.C22]/[.B22]" office:value-type="percentage" office:value="0">
            <text:p>0%</text:p>
          </table:table-cell>
          <table:table-cell office:value-type="float" office:value="6">
            <text:p>6</text:p>
          </table:table-cell>
          <table:table-cell table:style-name="ce4" table:formula="of:=[.E22]/[.B22]" office:value-type="percentage" office:value="0.31578947368421">
            <text:p>32%</text:p>
          </table:table-cell>
          <table:table-cell/>
          <table:table-cell office:value-type="string">
            <text:p>web is web documents from from structured searching early in 2006</text:p>
          </table:table-cell>
          <table:table-cell table:number-columns-repeated="1016"/>
        </table:table-row>
        <table:table-row table:style-name="ro1">
          <table:table-cell office:value-type="string">
            <text:p>law journals</text:p>
          </table:table-cell>
          <table:table-cell office:value-type="float" office:value="204">
            <text:p>204</text:p>
          </table:table-cell>
          <table:table-cell office:value-type="float" office:value="3">
            <text:p>3</text:p>
          </table:table-cell>
          <table:table-cell table:style-name="ce4" table:formula="of:=[.C23]/[.B23]" office:value-type="percentage" office:value="0.0147058823529412">
            <text:p>1%</text:p>
          </table:table-cell>
          <table:table-cell office:value-type="float" office:value="73">
            <text:p>73</text:p>
          </table:table-cell>
          <table:table-cell table:style-name="ce4" table:formula="of:=[.E23]/[.B23]" office:value-type="percentage" office:value="0.357843137254902">
            <text:p>36%</text:p>
          </table:table-cell>
          <table:table-cell table:number-columns-repeated="1018"/>
        </table:table-row>
        <table:table-row table:style-name="ro1">
          <table:table-cell office:value-type="string">
            <text:p>news</text:p>
          </table:table-cell>
          <table:table-cell office:value-type="float" office:value="128">
            <text:p>128</text:p>
          </table:table-cell>
          <table:table-cell office:value-type="float" office:value="14">
            <text:p>14</text:p>
          </table:table-cell>
          <table:table-cell table:style-name="ce4" table:formula="of:=[.C24]/[.B24]" office:value-type="percentage" office:value="0.109375">
            <text:p>11%</text:p>
          </table:table-cell>
          <table:table-cell office:value-type="float" office:value="31">
            <text:p>31</text:p>
          </table:table-cell>
          <table:table-cell table:style-name="ce4" table:formula="of:=[.E24]/[.B24]" office:value-type="percentage" office:value="0.2421875">
            <text:p>24%</text:p>
          </table:table-cell>
          <table:table-cell table:number-columns-repeated="1018"/>
        </table:table-row>
        <table:table-row table:style-name="ro1">
          <table:table-cell office:value-type="string">
            <text:p>web</text:p>
          </table:table-cell>
          <table:table-cell office:value-type="float" office:value="201">
            <text:p>201</text:p>
          </table:table-cell>
          <table:table-cell office:value-type="float" office:value="22">
            <text:p>22</text:p>
          </table:table-cell>
          <table:table-cell table:style-name="ce4" table:formula="of:=[.C25]/[.B25]" office:value-type="percentage" office:value="0.109452736318408">
            <text:p>11%</text:p>
          </table:table-cell>
          <table:table-cell office:value-type="float" office:value="86">
            <text:p>86</text:p>
          </table:table-cell>
          <table:table-cell table:style-name="ce4" table:formula="of:=[.E25]/[.B25]" office:value-type="percentage" office:value="0.427860696517413">
            <text:p>43%</text:p>
          </table:table-cell>
          <table:table-cell table:number-columns-repeated="1018"/>
        </table:table-row>
        <table:table-row table:style-name="ro1" table:number-rows-repeated="2">
          <table:table-cell table:number-columns-repeated="1024"/>
        </table:table-row>
        <table:table-row table:style-name="ro1">
          <table:table-cell office:value-type="string">
            <text:p>Variants of "domestic violence is the leading/largest/greatest cause of injury to women" </text:p>
          </table:table-cell>
          <table:table-cell table:number-columns-repeated="1023"/>
        </table:table-row>
        <table:table-row table:style-name="ro1">
          <table:table-cell/>
          <table:table-cell office:value-type="string">
            <text:p>Instances published in Congressional documents, law journals, and newspapers</text:p>
          </table:table-cell>
          <table:table-cell table:number-columns-repeated="1022"/>
        </table:table-row>
        <table:table-row table:style-name="ro1">
          <table:table-cell office:value-type="string">
            <text:p>years</text:p>
          </table:table-cell>
          <table:table-cell office:value-type="string">
            <text:p>total</text:p>
          </table:table-cell>
          <table:table-cell office:value-type="string">
            <text:p>leading</text:p>
          </table:table-cell>
          <table:table-cell office:value-type="string">
            <text:p>largest</text:p>
          </table:table-cell>
          <table:table-cell office:value-type="string">
            <text:p>greatest</text:p>
          </table:table-cell>
          <table:table-cell table:number-columns-repeated="1019"/>
        </table:table-row>
        <table:table-row table:style-name="ro1">
          <table:table-cell office:value-type="float" office:value="2011">
            <text:p>2011</text:p>
          </table:table-cell>
          <table:table-cell table:formula="of:=[$'Congress summary'.B5]+[$'law journals summary'.B5]+[$'news summary'.B4]" office:value-type="float" office:value="20">
            <text:p>20</text:p>
          </table:table-cell>
          <table:table-cell table:formula="of:=[$'Congress summary'.C5]+[$'law journals summary'.C5]+[$'news summary'.C4]" office:value-type="float" office:value="19">
            <text:p>19</text:p>
          </table:table-cell>
          <table:table-cell table:formula="of:=[$'Congress summary'.D5]+[$'law journals summary'.D5]+[$'news summary'.D4]" office:value-type="float" office:value="0">
            <text:p>0</text:p>
          </table:table-cell>
          <table:table-cell table:formula="of:=[$'Congress summary'.E5]+[$'law journals summary'.E5]+[$'news summary'.E4]" office:value-type="float" office:value="1">
            <text:p>1</text:p>
          </table:table-cell>
          <table:table-cell table:number-columns-repeated="2"/>
          <table:table-cell office:value-type="string">
            <text:p>see individual summary sheets</text:p>
          </table:table-cell>
          <table:table-cell table:number-columns-repeated="1016"/>
        </table:table-row>
        <table:table-row table:style-name="ro1">
          <table:table-cell office:value-type="float" office:value="2010">
            <text:p>2010</text:p>
          </table:table-cell>
          <table:table-cell table:formula="of:=[$'Congress summary'.B6]+[$'law journals summary'.B6]+[$'news summary'.B5]" office:value-type="float" office:value="23">
            <text:p>23</text:p>
          </table:table-cell>
          <table:table-cell table:formula="of:=[$'Congress summary'.C6]+[$'law journals summary'.C6]+[$'news summary'.C5]" office:value-type="float" office:value="21">
            <text:p>21</text:p>
          </table:table-cell>
          <table:table-cell table:formula="of:=[$'Congress summary'.D6]+[$'law journals summary'.D6]+[$'news summary'.D5]" office:value-type="float" office:value="0">
            <text:p>0</text:p>
          </table:table-cell>
          <table:table-cell table:formula="of:=[$'Congress summary'.E6]+[$'law journals summary'.E6]+[$'news summary'.E5]" office:value-type="float" office:value="2">
            <text:p>2</text:p>
          </table:table-cell>
          <table:table-cell table:number-columns-repeated="1019"/>
        </table:table-row>
        <table:table-row table:style-name="ro1">
          <table:table-cell office:value-type="float" office:value="2009">
            <text:p>2009</text:p>
          </table:table-cell>
          <table:table-cell table:formula="of:=[$'Congress summary'.B7]+[$'law journals summary'.B7]+[$'news summary'.B6]" office:value-type="float" office:value="27">
            <text:p>27</text:p>
          </table:table-cell>
          <table:table-cell table:formula="of:=[$'Congress summary'.C7]+[$'law journals summary'.C7]+[$'news summary'.C6]" office:value-type="float" office:value="23">
            <text:p>23</text:p>
          </table:table-cell>
          <table:table-cell table:formula="of:=[$'Congress summary'.D7]+[$'law journals summary'.D7]+[$'news summary'.D6]" office:value-type="float" office:value="2">
            <text:p>2</text:p>
          </table:table-cell>
          <table:table-cell table:formula="of:=[$'Congress summary'.E7]+[$'law journals summary'.E7]+[$'news summary'.E6]" office:value-type="float" office:value="2">
            <text:p>2</text:p>
          </table:table-cell>
          <table:table-cell table:number-columns-repeated="1019"/>
        </table:table-row>
        <table:table-row table:style-name="ro1">
          <table:table-cell office:value-type="float" office:value="2008">
            <text:p>2008</text:p>
          </table:table-cell>
          <table:table-cell table:formula="of:=[$'Congress summary'.B8]+[$'law journals summary'.B8]+[$'news summary'.B7]" office:value-type="float" office:value="23">
            <text:p>23</text:p>
          </table:table-cell>
          <table:table-cell table:formula="of:=[$'Congress summary'.C8]+[$'law journals summary'.C8]+[$'news summary'.C7]" office:value-type="float" office:value="15">
            <text:p>15</text:p>
          </table:table-cell>
          <table:table-cell table:formula="of:=[$'Congress summary'.D8]+[$'law journals summary'.D8]+[$'news summary'.D7]" office:value-type="float" office:value="8">
            <text:p>8</text:p>
          </table:table-cell>
          <table:table-cell table:formula="of:=[$'Congress summary'.E8]+[$'law journals summary'.E8]+[$'news summary'.E7]" office:value-type="float" office:value="0">
            <text:p>0</text:p>
          </table:table-cell>
          <table:table-cell table:number-columns-repeated="1019"/>
        </table:table-row>
        <table:table-row table:style-name="ro1">
          <table:table-cell office:value-type="float" office:value="2007">
            <text:p>2007</text:p>
          </table:table-cell>
          <table:table-cell table:formula="of:=[$'Congress summary'.B9]+[$'law journals summary'.B9]+[$'news summary'.B8]" office:value-type="float" office:value="40">
            <text:p>40</text:p>
          </table:table-cell>
          <table:table-cell table:formula="of:=[$'Congress summary'.C9]+[$'law journals summary'.C9]+[$'news summary'.C8]" office:value-type="float" office:value="36">
            <text:p>36</text:p>
          </table:table-cell>
          <table:table-cell table:formula="of:=[$'Congress summary'.D9]+[$'law journals summary'.D9]+[$'news summary'.D8]" office:value-type="float" office:value="3">
            <text:p>3</text:p>
          </table:table-cell>
          <table:table-cell table:formula="of:=[$'Congress summary'.E9]+[$'law journals summary'.E9]+[$'news summary'.E8]" office:value-type="float" office:value="1">
            <text:p>1</text:p>
          </table:table-cell>
          <table:table-cell table:number-columns-repeated="1019"/>
        </table:table-row>
        <table:table-row table:style-name="ro1">
          <table:table-cell office:value-type="float" office:value="2006">
            <text:p>2006</text:p>
          </table:table-cell>
          <table:table-cell table:formula="of:=[$'Congress summary'.B10]+[$'law journals summary'.B10]+[$'news summary'.B9]" office:value-type="float" office:value="37">
            <text:p>37</text:p>
          </table:table-cell>
          <table:table-cell table:formula="of:=[$'Congress summary'.C10]+[$'law journals summary'.C10]+[$'news summary'.C9]" office:value-type="float" office:value="30">
            <text:p>30</text:p>
          </table:table-cell>
          <table:table-cell table:formula="of:=[$'Congress summary'.D10]+[$'law journals summary'.D10]+[$'news summary'.D9]" office:value-type="float" office:value="5">
            <text:p>5</text:p>
          </table:table-cell>
          <table:table-cell table:formula="of:=[$'Congress summary'.E10]+[$'law journals summary'.E10]+[$'news summary'.E9]" office:value-type="float" office:value="2">
            <text:p>2</text:p>
          </table:table-cell>
          <table:table-cell table:number-columns-repeated="1019"/>
        </table:table-row>
        <table:table-row table:style-name="ro1">
          <table:table-cell office:value-type="float" office:value="2005">
            <text:p>2005</text:p>
          </table:table-cell>
          <table:table-cell table:formula="of:=[$'Congress summary'.B11]+[$'law journals summary'.B11]+[$'news summary'.B10]" office:value-type="float" office:value="37">
            <text:p>37</text:p>
          </table:table-cell>
          <table:table-cell table:formula="of:=[$'Congress summary'.C11]+[$'law journals summary'.C11]+[$'news summary'.C10]" office:value-type="float" office:value="30">
            <text:p>30</text:p>
          </table:table-cell>
          <table:table-cell table:formula="of:=[$'Congress summary'.D11]+[$'law journals summary'.D11]+[$'news summary'.D10]" office:value-type="float" office:value="7">
            <text:p>7</text:p>
          </table:table-cell>
          <table:table-cell table:formula="of:=[$'Congress summary'.E11]+[$'law journals summary'.E11]+[$'news summary'.E10]" office:value-type="float" office:value="0">
            <text:p>0</text:p>
          </table:table-cell>
          <table:table-cell table:number-columns-repeated="1019"/>
        </table:table-row>
        <table:table-row table:style-name="ro1">
          <table:table-cell office:value-type="float" office:value="2004">
            <text:p>2004</text:p>
          </table:table-cell>
          <table:table-cell table:formula="of:=[$'Congress summary'.B12]+[$'law journals summary'.B12]+[$'news summary'.B11]" office:value-type="float" office:value="39">
            <text:p>39</text:p>
          </table:table-cell>
          <table:table-cell table:formula="of:=[$'Congress summary'.C12]+[$'law journals summary'.C12]+[$'news summary'.C11]" office:value-type="float" office:value="26">
            <text:p>26</text:p>
          </table:table-cell>
          <table:table-cell table:formula="of:=[$'Congress summary'.D12]+[$'law journals summary'.D12]+[$'news summary'.D11]" office:value-type="float" office:value="8">
            <text:p>8</text:p>
          </table:table-cell>
          <table:table-cell table:formula="of:=[$'Congress summary'.E12]+[$'law journals summary'.E12]+[$'news summary'.E11]" office:value-type="float" office:value="5">
            <text:p>5</text:p>
          </table:table-cell>
          <table:table-cell table:number-columns-repeated="1019"/>
        </table:table-row>
        <table:table-row table:style-name="ro1">
          <table:table-cell office:value-type="float" office:value="2003">
            <text:p>2003</text:p>
          </table:table-cell>
          <table:table-cell table:formula="of:=[$'Congress summary'.B13]+[$'law journals summary'.B13]+[$'news summary'.B12]" office:value-type="float" office:value="43">
            <text:p>43</text:p>
          </table:table-cell>
          <table:table-cell table:formula="of:=[$'Congress summary'.C13]+[$'law journals summary'.C13]+[$'news summary'.C12]" office:value-type="float" office:value="26">
            <text:p>26</text:p>
          </table:table-cell>
          <table:table-cell table:formula="of:=[$'Congress summary'.D13]+[$'law journals summary'.D13]+[$'news summary'.D12]" office:value-type="float" office:value="15">
            <text:p>15</text:p>
          </table:table-cell>
          <table:table-cell table:formula="of:=[$'Congress summary'.E13]+[$'law journals summary'.E13]+[$'news summary'.E12]" office:value-type="float" office:value="2">
            <text:p>2</text:p>
          </table:table-cell>
          <table:table-cell table:number-columns-repeated="1019"/>
        </table:table-row>
        <table:table-row table:style-name="ro1">
          <table:table-cell office:value-type="float" office:value="2002">
            <text:p>2002</text:p>
          </table:table-cell>
          <table:table-cell table:formula="of:=[$'Congress summary'.B14]+[$'law journals summary'.B14]+[$'news summary'.B13]" office:value-type="float" office:value="28">
            <text:p>28</text:p>
          </table:table-cell>
          <table:table-cell table:formula="of:=[$'Congress summary'.C14]+[$'law journals summary'.C14]+[$'news summary'.C13]" office:value-type="float" office:value="25">
            <text:p>25</text:p>
          </table:table-cell>
          <table:table-cell table:formula="of:=[$'Congress summary'.D14]+[$'law journals summary'.D14]+[$'news summary'.D13]" office:value-type="float" office:value="3">
            <text:p>3</text:p>
          </table:table-cell>
          <table:table-cell table:formula="of:=[$'Congress summary'.E14]+[$'law journals summary'.E14]+[$'news summary'.E13]" office:value-type="float" office:value="0">
            <text:p>0</text:p>
          </table:table-cell>
          <table:table-cell table:number-columns-repeated="1019"/>
        </table:table-row>
        <table:table-row table:style-name="ro1">
          <table:table-cell office:value-type="float" office:value="2001">
            <text:p>2001</text:p>
          </table:table-cell>
          <table:table-cell table:formula="of:=[$'Congress summary'.B15]+[$'law journals summary'.B15]+[$'news summary'.B14]" office:value-type="float" office:value="62">
            <text:p>62</text:p>
          </table:table-cell>
          <table:table-cell table:formula="of:=[$'Congress summary'.C15]+[$'law journals summary'.C15]+[$'news summary'.C14]" office:value-type="float" office:value="48">
            <text:p>48</text:p>
          </table:table-cell>
          <table:table-cell table:formula="of:=[$'Congress summary'.D15]+[$'law journals summary'.D15]+[$'news summary'.D14]" office:value-type="float" office:value="7">
            <text:p>7</text:p>
          </table:table-cell>
          <table:table-cell table:formula="of:=[$'Congress summary'.E15]+[$'law journals summary'.E15]+[$'news summary'.E14]" office:value-type="float" office:value="6">
            <text:p>6</text:p>
          </table:table-cell>
          <table:table-cell table:number-columns-repeated="1019"/>
        </table:table-row>
        <table:table-row table:style-name="ro1">
          <table:table-cell office:value-type="float" office:value="2000">
            <text:p>2000</text:p>
          </table:table-cell>
          <table:table-cell table:formula="of:=[$'Congress summary'.B16]+[$'law journals summary'.B16]+[$'news summary'.B15]" office:value-type="float" office:value="61">
            <text:p>61</text:p>
          </table:table-cell>
          <table:table-cell table:formula="of:=[$'Congress summary'.C16]+[$'law journals summary'.C16]+[$'news summary'.C15]" office:value-type="float" office:value="49">
            <text:p>49</text:p>
          </table:table-cell>
          <table:table-cell table:formula="of:=[$'Congress summary'.D16]+[$'law journals summary'.D16]+[$'news summary'.D15]" office:value-type="float" office:value="5">
            <text:p>5</text:p>
          </table:table-cell>
          <table:table-cell table:formula="of:=[$'Congress summary'.E16]+[$'law journals summary'.E16]+[$'news summary'.E15]" office:value-type="float" office:value="5">
            <text:p>5</text:p>
          </table:table-cell>
          <table:table-cell table:number-columns-repeated="1019"/>
        </table:table-row>
        <table:table-row table:style-name="ro1">
          <table:table-cell office:value-type="float" office:value="1999">
            <text:p>1999</text:p>
          </table:table-cell>
          <table:table-cell table:formula="of:=[$'Congress summary'.B17]+[$'law journals summary'.B17]+[$'news summary'.B16]" office:value-type="float" office:value="62">
            <text:p>62</text:p>
          </table:table-cell>
          <table:table-cell table:formula="of:=[$'Congress summary'.C17]+[$'law journals summary'.C17]+[$'news summary'.C16]" office:value-type="float" office:value="46">
            <text:p>46</text:p>
          </table:table-cell>
          <table:table-cell table:formula="of:=[$'Congress summary'.D17]+[$'law journals summary'.D17]+[$'news summary'.D16]" office:value-type="float" office:value="10">
            <text:p>10</text:p>
          </table:table-cell>
          <table:table-cell table:formula="of:=[$'Congress summary'.E17]+[$'law journals summary'.E17]+[$'news summary'.E16]" office:value-type="float" office:value="5">
            <text:p>5</text:p>
          </table:table-cell>
          <table:table-cell table:number-columns-repeated="1019"/>
        </table:table-row>
        <table:table-row table:style-name="ro1">
          <table:table-cell office:value-type="float" office:value="1998">
            <text:p>1998</text:p>
          </table:table-cell>
          <table:table-cell table:formula="of:=[$'Congress summary'.B18]+[$'law journals summary'.B18]+[$'news summary'.B17]" office:value-type="float" office:value="58">
            <text:p>58</text:p>
          </table:table-cell>
          <table:table-cell table:formula="of:=[$'Congress summary'.C18]+[$'law journals summary'.C18]+[$'news summary'.C17]" office:value-type="float" office:value="42">
            <text:p>42</text:p>
          </table:table-cell>
          <table:table-cell table:formula="of:=[$'Congress summary'.D18]+[$'law journals summary'.D18]+[$'news summary'.D17]" office:value-type="float" office:value="13">
            <text:p>13</text:p>
          </table:table-cell>
          <table:table-cell table:formula="of:=[$'Congress summary'.E18]+[$'law journals summary'.E18]+[$'news summary'.E17]" office:value-type="float" office:value="3">
            <text:p>3</text:p>
          </table:table-cell>
          <table:table-cell table:number-columns-repeated="1019"/>
        </table:table-row>
        <table:table-row table:style-name="ro1">
          <table:table-cell office:value-type="float" office:value="1997">
            <text:p>1997</text:p>
          </table:table-cell>
          <table:table-cell table:formula="of:=[$'Congress summary'.B19]+[$'law journals summary'.B19]+[$'news summary'.B18]" office:value-type="float" office:value="90">
            <text:p>90</text:p>
          </table:table-cell>
          <table:table-cell table:formula="of:=[$'Congress summary'.C19]+[$'law journals summary'.C19]+[$'news summary'.C18]" office:value-type="float" office:value="70">
            <text:p>70</text:p>
          </table:table-cell>
          <table:table-cell table:formula="of:=[$'Congress summary'.D19]+[$'law journals summary'.D19]+[$'news summary'.D18]" office:value-type="float" office:value="10">
            <text:p>10</text:p>
          </table:table-cell>
          <table:table-cell table:formula="of:=[$'Congress summary'.E19]+[$'law journals summary'.E19]+[$'news summary'.E18]" office:value-type="float" office:value="7">
            <text:p>7</text:p>
          </table:table-cell>
          <table:table-cell table:number-columns-repeated="1019"/>
        </table:table-row>
        <table:table-row table:style-name="ro1">
          <table:table-cell office:value-type="float" office:value="1996">
            <text:p>1996</text:p>
          </table:table-cell>
          <table:table-cell table:formula="of:=[$'Congress summary'.B20]+[$'law journals summary'.B20]+[$'news summary'.B19]" office:value-type="float" office:value="92">
            <text:p>92</text:p>
          </table:table-cell>
          <table:table-cell table:formula="of:=[$'Congress summary'.C20]+[$'law journals summary'.C20]+[$'news summary'.C19]" office:value-type="float" office:value="69">
            <text:p>69</text:p>
          </table:table-cell>
          <table:table-cell table:formula="of:=[$'Congress summary'.D20]+[$'law journals summary'.D20]+[$'news summary'.D19]" office:value-type="float" office:value="19">
            <text:p>19</text:p>
          </table:table-cell>
          <table:table-cell table:formula="of:=[$'Congress summary'.E20]+[$'law journals summary'.E20]+[$'news summary'.E19]" office:value-type="float" office:value="1">
            <text:p>1</text:p>
          </table:table-cell>
          <table:table-cell table:number-columns-repeated="1019"/>
        </table:table-row>
        <table:table-row table:style-name="ro1">
          <table:table-cell office:value-type="float" office:value="1995">
            <text:p>1995</text:p>
          </table:table-cell>
          <table:table-cell table:formula="of:=[$'Congress summary'.B21]+[$'law journals summary'.B21]+[$'news summary'.B20]" office:value-type="float" office:value="102">
            <text:p>102</text:p>
          </table:table-cell>
          <table:table-cell table:formula="of:=[$'Congress summary'.C21]+[$'law journals summary'.C21]+[$'news summary'.C20]" office:value-type="float" office:value="72">
            <text:p>72</text:p>
          </table:table-cell>
          <table:table-cell table:formula="of:=[$'Congress summary'.D21]+[$'law journals summary'.D21]+[$'news summary'.D20]" office:value-type="float" office:value="14">
            <text:p>14</text:p>
          </table:table-cell>
          <table:table-cell table:formula="of:=[$'Congress summary'.E21]+[$'law journals summary'.E21]+[$'news summary'.E20]" office:value-type="float" office:value="15">
            <text:p>15</text:p>
          </table:table-cell>
          <table:table-cell table:number-columns-repeated="1019"/>
        </table:table-row>
        <table:table-row table:style-name="ro1">
          <table:table-cell office:value-type="float" office:value="1994">
            <text:p>1994</text:p>
          </table:table-cell>
          <table:table-cell table:formula="of:=[$'Congress summary'.B22]+[$'law journals summary'.B22]+[$'news summary'.B21]" office:value-type="float" office:value="188">
            <text:p>188</text:p>
          </table:table-cell>
          <table:table-cell table:formula="of:=[$'Congress summary'.C22]+[$'law journals summary'.C22]+[$'news summary'.C21]" office:value-type="float" office:value="153">
            <text:p>153</text:p>
          </table:table-cell>
          <table:table-cell table:formula="of:=[$'Congress summary'.D22]+[$'law journals summary'.D22]+[$'news summary'.D21]" office:value-type="float" office:value="26">
            <text:p>26</text:p>
          </table:table-cell>
          <table:table-cell table:formula="of:=[$'Congress summary'.E22]+[$'law journals summary'.E22]+[$'news summary'.E21]" office:value-type="float" office:value="9">
            <text:p>9</text:p>
          </table:table-cell>
          <table:table-cell table:number-columns-repeated="1019"/>
        </table:table-row>
        <table:table-row table:style-name="ro1">
          <table:table-cell office:value-type="float" office:value="1993">
            <text:p>1993</text:p>
          </table:table-cell>
          <table:table-cell table:formula="of:=[$'Congress summary'.B23]+[$'law journals summary'.B23]+[$'news summary'.B22]" office:value-type="float" office:value="115">
            <text:p>115</text:p>
          </table:table-cell>
          <table:table-cell table:formula="of:=[$'Congress summary'.C23]+[$'law journals summary'.C23]+[$'news summary'.C22]" office:value-type="float" office:value="75">
            <text:p>75</text:p>
          </table:table-cell>
          <table:table-cell table:formula="of:=[$'Congress summary'.D23]+[$'law journals summary'.D23]+[$'news summary'.D22]" office:value-type="float" office:value="24">
            <text:p>24</text:p>
          </table:table-cell>
          <table:table-cell table:formula="of:=[$'Congress summary'.E23]+[$'law journals summary'.E23]+[$'news summary'.E22]" office:value-type="float" office:value="15">
            <text:p>15</text:p>
          </table:table-cell>
          <table:table-cell table:number-columns-repeated="1019"/>
        </table:table-row>
        <table:table-row table:style-name="ro1">
          <table:table-cell office:value-type="float" office:value="1992">
            <text:p>1992</text:p>
          </table:table-cell>
          <table:table-cell table:formula="of:=[$'Congress summary'.B24]+[$'law journals summary'.B24]+[$'news summary'.B23]" office:value-type="float" office:value="87">
            <text:p>87</text:p>
          </table:table-cell>
          <table:table-cell table:formula="of:=[$'Congress summary'.C24]+[$'law journals summary'.C24]+[$'news summary'.C23]" office:value-type="float" office:value="64">
            <text:p>64</text:p>
          </table:table-cell>
          <table:table-cell table:formula="of:=[$'Congress summary'.D24]+[$'law journals summary'.D24]+[$'news summary'.D23]" office:value-type="float" office:value="18">
            <text:p>18</text:p>
          </table:table-cell>
          <table:table-cell table:formula="of:=[$'Congress summary'.E24]+[$'law journals summary'.E24]+[$'news summary'.E23]" office:value-type="float" office:value="5">
            <text:p>5</text:p>
          </table:table-cell>
          <table:table-cell table:number-columns-repeated="1019"/>
        </table:table-row>
        <table:table-row table:style-name="ro1">
          <table:table-cell office:value-type="float" office:value="1991">
            <text:p>1991</text:p>
          </table:table-cell>
          <table:table-cell table:formula="of:=[$'Congress summary'.B25]+[$'law journals summary'.B25]+[$'news summary'.B24]" office:value-type="float" office:value="71">
            <text:p>71</text:p>
          </table:table-cell>
          <table:table-cell table:formula="of:=[$'Congress summary'.C25]+[$'law journals summary'.C25]+[$'news summary'.C24]" office:value-type="float" office:value="25">
            <text:p>25</text:p>
          </table:table-cell>
          <table:table-cell table:formula="of:=[$'Congress summary'.D25]+[$'law journals summary'.D25]+[$'news summary'.D24]" office:value-type="float" office:value="44">
            <text:p>44</text:p>
          </table:table-cell>
          <table:table-cell table:formula="of:=[$'Congress summary'.E25]+[$'law journals summary'.E25]+[$'news summary'.E24]" office:value-type="float" office:value="1">
            <text:p>1</text:p>
          </table:table-cell>
          <table:table-cell table:number-columns-repeated="1019"/>
        </table:table-row>
        <table:table-row table:style-name="ro1">
          <table:table-cell office:value-type="float" office:value="1990">
            <text:p>1990</text:p>
          </table:table-cell>
          <table:table-cell table:formula="of:=[$'Congress summary'.B26]+[$'law journals summary'.B26]+[$'news summary'.B25]" office:value-type="float" office:value="33">
            <text:p>33</text:p>
          </table:table-cell>
          <table:table-cell table:formula="of:=[$'Congress summary'.C26]+[$'law journals summary'.C26]+[$'news summary'.C25]" office:value-type="float" office:value="12">
            <text:p>12</text:p>
          </table:table-cell>
          <table:table-cell table:formula="of:=[$'Congress summary'.D26]+[$'law journals summary'.D26]+[$'news summary'.D25]" office:value-type="float" office:value="18">
            <text:p>18</text:p>
          </table:table-cell>
          <table:table-cell table:formula="of:=[$'Congress summary'.E26]+[$'law journals summary'.E26]+[$'news summary'.E25]" office:value-type="float" office:value="3">
            <text:p>3</text:p>
          </table:table-cell>
          <table:table-cell table:number-columns-repeated="1019"/>
        </table:table-row>
        <table:table-row table:style-name="ro1">
          <table:table-cell office:value-type="float" office:value="1989">
            <text:p>1989</text:p>
          </table:table-cell>
          <table:table-cell table:formula="of:=[$'Congress summary'.B27]+[$'law journals summary'.B27]+[$'news summary'.B26]" office:value-type="float" office:value="17">
            <text:p>17</text:p>
          </table:table-cell>
          <table:table-cell table:formula="of:=[$'Congress summary'.C27]+[$'law journals summary'.C27]+[$'news summary'.C26]" office:value-type="float" office:value="3">
            <text:p>3</text:p>
          </table:table-cell>
          <table:table-cell table:formula="of:=[$'Congress summary'.D27]+[$'law journals summary'.D27]+[$'news summary'.D26]" office:value-type="float" office:value="11">
            <text:p>11</text:p>
          </table:table-cell>
          <table:table-cell table:formula="of:=[$'Congress summary'.E27]+[$'law journals summary'.E27]+[$'news summary'.E26]" office:value-type="float" office:value="3">
            <text:p>3</text:p>
          </table:table-cell>
          <table:table-cell table:number-columns-repeated="1019"/>
        </table:table-row>
        <table:table-row table:style-name="ro1">
          <table:table-cell office:value-type="float" office:value="1988">
            <text:p>1988</text:p>
          </table:table-cell>
          <table:table-cell table:formula="of:=[$'Congress summary'.B28]+[$'law journals summary'.B28]+[$'news summary'.B27]" office:value-type="float" office:value="5">
            <text:p>5</text:p>
          </table:table-cell>
          <table:table-cell table:formula="of:=[$'Congress summary'.C28]+[$'law journals summary'.C28]+[$'news summary'.C27]" office:value-type="float" office:value="0">
            <text:p>0</text:p>
          </table:table-cell>
          <table:table-cell table:formula="of:=[$'Congress summary'.D28]+[$'law journals summary'.D28]+[$'news summary'.D27]" office:value-type="float" office:value="2">
            <text:p>2</text:p>
          </table:table-cell>
          <table:table-cell table:formula="of:=[$'Congress summary'.E28]+[$'law journals summary'.E28]+[$'news summary'.E27]" office:value-type="float" office:value="3">
            <text:p>3</text:p>
          </table:table-cell>
          <table:table-cell table:number-columns-repeated="1019"/>
        </table:table-row>
        <table:table-row table:style-name="ro1">
          <table:table-cell office:value-type="float" office:value="1987">
            <text:p>1987</text:p>
          </table:table-cell>
          <table:table-cell table:formula="of:=[$'Congress summary'.B29]+[$'law journals summary'.B29]+[$'news summary'.B28]" office:value-type="float" office:value="3">
            <text:p>3</text:p>
          </table:table-cell>
          <table:table-cell table:formula="of:=[$'Congress summary'.C29]+[$'law journals summary'.C29]+[$'news summary'.C28]" office:value-type="float" office:value="1">
            <text:p>1</text:p>
          </table:table-cell>
          <table:table-cell table:formula="of:=[$'Congress summary'.D29]+[$'law journals summary'.D29]+[$'news summary'.D28]" office:value-type="float" office:value="2">
            <text:p>2</text:p>
          </table:table-cell>
          <table:table-cell table:formula="of:=[$'Congress summary'.E29]+[$'law journals summary'.E29]+[$'news summary'.E28]" office:value-type="float" office:value="0">
            <text:p>0</text:p>
          </table:table-cell>
          <table:table-cell table:number-columns-repeated="1019"/>
        </table:table-row>
        <table:table-row table:style-name="ro1">
          <table:table-cell office:value-type="float" office:value="1986">
            <text:p>1986</text:p>
          </table:table-cell>
          <table:table-cell table:formula="of:=[$'Congress summary'.B30]+[$'law journals summary'.B30]+[$'news summary'.B29]" office:value-type="float" office:value="0">
            <text:p>0</text:p>
          </table:table-cell>
          <table:table-cell table:formula="of:=[$'Congress summary'.C30]+[$'law journals summary'.C30]+[$'news summary'.C29]" office:value-type="float" office:value="0">
            <text:p>0</text:p>
          </table:table-cell>
          <table:table-cell table:formula="of:=[$'Congress summary'.D30]+[$'law journals summary'.D30]+[$'news summary'.D29]" office:value-type="float" office:value="0">
            <text:p>0</text:p>
          </table:table-cell>
          <table:table-cell table:formula="of:=[$'Congress summary'.E30]+[$'law journals summary'.E30]+[$'news summary'.E29]" office:value-type="float" office:value="0">
            <text:p>0</text:p>
          </table:table-cell>
          <table:table-cell table:number-columns-repeated="1019"/>
        </table:table-row>
        <table:table-row table:style-name="ro1">
          <table:table-cell office:value-type="float" office:value="1985">
            <text:p>1985</text:p>
          </table:table-cell>
          <table:table-cell table:formula="of:=[$'Congress summary'.B31]+[$'law journals summary'.B31]+[$'news summary'.B30]" office:value-type="float" office:value="0">
            <text:p>0</text:p>
          </table:table-cell>
          <table:table-cell table:formula="of:=[$'Congress summary'.C31]+[$'law journals summary'.C31]+[$'news summary'.C30]" office:value-type="float" office:value="0">
            <text:p>0</text:p>
          </table:table-cell>
          <table:table-cell table:formula="of:=[$'Congress summary'.D31]+[$'law journals summary'.D31]+[$'news summary'.D30]" office:value-type="float" office:value="0">
            <text:p>0</text:p>
          </table:table-cell>
          <table:table-cell table:formula="of:=[$'Congress summary'.E31]+[$'law journals summary'.E31]+[$'news summary'.E30]" office:value-type="float" office:value="0">
            <text:p>0</text:p>
          </table:table-cell>
          <table:table-cell table:number-columns-repeated="1019"/>
        </table:table-row>
        <table:table-row table:style-name="ro1">
          <table:table-cell table:number-columns-repeated="1024"/>
        </table:table-row>
        <table:table-row table:style-name="ro1">
          <table:table-cell office:value-type="string">
            <text:p>ave 1998-7</text:p>
          </table:table-cell>
          <table:table-cell table:formula="of:=AVERAGE([.B35:.B44])" office:value-type="float" office:value="46.7">
            <text:p>46.7</text:p>
          </table:table-cell>
          <table:table-cell table:number-columns-repeated="1022"/>
        </table:table-row>
        <table:table-row table:style-name="ro1">
          <table:table-cell office:value-type="string">
            <text:p>ave 2008-11</text:p>
          </table:table-cell>
          <table:table-cell table:formula="of:=AVERAGE([.B31:.B34])" office:value-type="float" office:value="23.25">
            <text:p>23.25</text:p>
          </table:table-cell>
          <table:table-cell table:number-columns-repeated="1022"/>
        </table:table-row>
        <table:table-row table:style-name="ro1" table:number-rows-repeated="4">
          <table:table-cell table:number-columns-repeated="1024"/>
        </table:table-row>
        <table:table-row table:style-name="ro1">
          <table:table-cell office:value-type="string">
            <text:p>Domestic violence as cause of injuries to women</text:p>
          </table:table-cell>
          <table:table-cell table:number-columns-repeated="1023"/>
        </table:table-row>
        <table:table-row table:style-name="ro1">
          <table:table-cell office:value-type="string">
            <text:p>"leading cause" claim</text:p>
          </table:table-cell>
          <table:table-cell/>
          <table:table-cell office:value-type="string">
            <text:p>"largest cause" claim</text:p>
          </table:table-cell>
          <table:table-cell table:number-columns-repeated="1021"/>
        </table:table-row>
        <table:table-row table:style-name="ro1">
          <table:table-cell office:value-type="string">
            <text:p>age specification</text:p>
          </table:table-cell>
          <table:table-cell office:value-type="string">
            <text:p>instances</text:p>
          </table:table-cell>
          <table:table-cell office:value-type="string">
            <text:p>age specification</text:p>
          </table:table-cell>
          <table:table-cell office:value-type="string">
            <text:p>instances</text:p>
          </table:table-cell>
          <table:table-cell table:number-columns-repeated="1020"/>
        </table:table-row>
        <table:table-row table:style-name="ro1">
          <table:table-cell office:value-type="string">
            <text:p>15-44</text:p>
          </table:table-cell>
          <table:table-cell office:value-type="float" office:value="232">
            <text:p>232</text:p>
          </table:table-cell>
          <table:table-cell office:value-type="string">
            <text:p>15-44</text:p>
          </table:table-cell>
          <table:table-cell office:value-type="float" office:value="26">
            <text:p>26</text:p>
          </table:table-cell>
          <table:table-cell table:number-columns-repeated="3"/>
          <table:table-cell office:value-type="string">
            <text:p>Based on all DVCD, all communication fields, years 1996-2005</text:p>
          </table:table-cell>
          <table:table-cell table:number-columns-repeated="1016"/>
        </table:table-row>
        <table:table-row table:style-name="ro1">
          <table:table-cell office:value-type="string">
            <text:p>15-54</text:p>
          </table:table-cell>
          <table:table-cell office:value-type="float" office:value="6">
            <text:p>6</text:p>
          </table:table-cell>
          <table:table-cell office:value-type="string">
            <text:p>18-35</text:p>
          </table:table-cell>
          <table:table-cell office:value-type="float" office:value="1">
            <text:p>1</text:p>
          </table:table-cell>
          <table:table-cell table:number-columns-repeated="1020"/>
        </table:table-row>
        <table:table-row table:style-name="ro1">
          <table:table-cell office:value-type="string">
            <text:p>18-35</text:p>
          </table:table-cell>
          <table:table-cell office:value-type="float" office:value="1">
            <text:p>1</text:p>
          </table:table-cell>
          <table:table-cell office:value-type="string">
            <text:p>women</text:p>
          </table:table-cell>
          <table:table-cell office:value-type="float" office:value="183">
            <text:p>183</text:p>
          </table:table-cell>
          <table:table-cell table:number-columns-repeated="1020"/>
        </table:table-row>
        <table:table-row table:style-name="ro1">
          <table:table-cell office:value-type="string">
            <text:p>18-49</text:p>
          </table:table-cell>
          <table:table-cell office:value-type="float" office:value="2">
            <text:p>2</text:p>
          </table:table-cell>
          <table:table-cell table:number-columns-repeated="1022"/>
        </table:table-row>
        <table:table-row table:style-name="ro1">
          <table:table-cell office:value-type="string">
            <text:p>18-55</text:p>
          </table:table-cell>
          <table:table-cell office:value-type="float" office:value="1">
            <text:p>1</text:p>
          </table:table-cell>
          <table:table-cell table:number-columns-repeated="1022"/>
        </table:table-row>
        <table:table-row table:style-name="ro1">
          <table:table-cell office:value-type="string">
            <text:p>19-44</text:p>
          </table:table-cell>
          <table:table-cell office:value-type="float" office:value="2">
            <text:p>2</text:p>
          </table:table-cell>
          <table:table-cell table:number-columns-repeated="1022"/>
        </table:table-row>
        <table:table-row table:style-name="ro1">
          <table:table-cell office:value-type="string">
            <text:p>women</text:p>
          </table:table-cell>
          <table:table-cell office:value-type="float" office:value="243">
            <text:p>243</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debunking instances: sex of author of article</text:p>
          </table:table-cell>
          <table:table-cell table:number-columns-repeated="1022"/>
        </table:table-row>
        <table:table-row table:style-name="ro1">
          <table:table-cell/>
          <table:table-cell office:value-type="string">
            <text:p>female</text:p>
          </table:table-cell>
          <table:table-cell office:value-type="string">
            <text:p>male</text:p>
          </table:table-cell>
          <table:table-cell office:value-type="string">
            <text:p>not categorized</text:p>
          </table:table-cell>
          <table:table-cell office:value-type="string">
            <text:p>total</text:p>
          </table:table-cell>
          <table:table-cell office:value-type="string">
            <text:p>male share</text:p>
          </table:table-cell>
          <table:table-cell table:number-columns-repeated="1018"/>
        </table:table-row>
        <table:table-row table:style-name="ro1">
          <table:table-cell office:value-type="string">
            <text:p>law <text:s/>journals</text:p>
          </table:table-cell>
          <table:table-cell office:value-type="float" office:value="2">
            <text:p>2</text:p>
          </table:table-cell>
          <table:table-cell office:value-type="float" office:value="1">
            <text:p>1</text:p>
          </table:table-cell>
          <table:table-cell office:value-type="float" office:value="0">
            <text:p>0</text:p>
          </table:table-cell>
          <table:table-cell table:formula="of:=SUM([.B79:.D79])" office:value-type="float" office:value="3">
            <text:p>3</text:p>
          </table:table-cell>
          <table:table-cell table:style-name="ce4" table:formula="of:=[.C79]/([.B79]+[.C79])" office:value-type="percentage" office:value="0.333333333333333">
            <text:p>33%</text:p>
          </table:table-cell>
          <table:table-cell/>
          <table:table-cell office:value-type="string">
            <text:p>based on tabulation of sex-identifiable authors (first authors if multiple)</text:p>
          </table:table-cell>
          <table:table-cell table:number-columns-repeated="1016"/>
        </table:table-row>
        <table:table-row table:style-name="ro1">
          <table:table-cell office:value-type="string">
            <text:p>news</text:p>
          </table:table-cell>
          <table:table-cell office:value-type="float" office:value="13">
            <text:p>13</text:p>
          </table:table-cell>
          <table:table-cell office:value-type="float" office:value="0">
            <text:p>0</text:p>
          </table:table-cell>
          <table:table-cell office:value-type="float" office:value="1">
            <text:p>1</text:p>
          </table:table-cell>
          <table:table-cell table:formula="of:=SUM([.B80:.D80])" office:value-type="float" office:value="14">
            <text:p>14</text:p>
          </table:table-cell>
          <table:table-cell table:style-name="ce4" table:formula="of:=[.C80]/([.B80]+[.C80])" office:value-type="percentage" office:value="0">
            <text:p>0%</text:p>
          </table:table-cell>
          <table:table-cell table:number-columns-repeated="1018"/>
        </table:table-row>
        <table:table-row table:style-name="ro2">
          <table:table-cell/>
          <table:table-cell office:value-type="string">
            <text:p>non-debunking instances: sex of author of article</text:p>
          </table:table-cell>
          <table:table-cell table:number-columns-repeated="1022"/>
        </table:table-row>
        <table:table-row table:style-name="ro1">
          <table:table-cell office:value-type="string">
            <text:p>law <text:s/>journals</text:p>
          </table:table-cell>
          <table:table-cell office:value-type="float" office:value="237">
            <text:p>237</text:p>
          </table:table-cell>
          <table:table-cell office:value-type="float" office:value="87">
            <text:p>87</text:p>
          </table:table-cell>
          <table:table-cell office:value-type="float" office:value="14">
            <text:p>14</text:p>
          </table:table-cell>
          <table:table-cell table:formula="of:=SUM([.B82:.D82])" office:value-type="float" office:value="338">
            <text:p>338</text:p>
          </table:table-cell>
          <table:table-cell table:style-name="ce4" table:formula="of:=[.C82]/([.B82]+[.C82])" office:value-type="percentage" office:value="0.268518518518519">
            <text:p>27%</text:p>
          </table:table-cell>
          <table:table-cell table:number-columns-repeated="1018"/>
        </table:table-row>
        <table:table-row table:style-name="ro1">
          <table:table-cell office:value-type="string">
            <text:p>news</text:p>
          </table:table-cell>
          <table:table-cell office:value-type="float" office:value="44">
            <text:p>44</text:p>
          </table:table-cell>
          <table:table-cell office:value-type="float" office:value="27">
            <text:p>27</text:p>
          </table:table-cell>
          <table:table-cell office:value-type="float" office:value="43">
            <text:p>43</text:p>
          </table:table-cell>
          <table:table-cell table:formula="of:=SUM([.B83:.D83])" office:value-type="float" office:value="114">
            <text:p>114</text:p>
          </table:table-cell>
          <table:table-cell table:style-name="ce4" table:formula="of:=[.C83]/([.B83]+[.C83])" office:value-type="percentage" office:value="0.380281690140845">
            <text:p>38%</text:p>
          </table:table-cell>
          <table:table-cell table:number-columns-repeated="1018"/>
        </table:table-row>
        <table:table-row table:style-name="ro1" table:number-rows-repeated="1048492">
          <table:table-cell table:number-columns-repeated="1024"/>
        </table:table-row>
        <table:table-row table:style-name="ro1">
          <table:table-cell table:number-columns-repeated="1024"/>
        </table:table-row>
      </table:table>
      <table:table table:name="news summary" table:style-name="ta2" table:print="false">
        <table:table-column table:style-name="co5" table:default-cell-style-name="ce2"/>
        <table:table-column table:style-name="co2" table:number-columns-repeated="4" table:default-cell-style-name="ce2"/>
        <table:table-column table:style-name="co6" table:default-cell-style-name="ce2"/>
        <table:table-column table:style-name="co7" table:default-cell-style-name="ce2"/>
        <table:table-column table:style-name="co2" table:number-columns-repeated="1017" table:default-cell-style-name="ce2"/>
        <table:table-row table:style-name="ro1">
          <table:table-cell table:style-name="ce1" office:value-type="string" table:number-columns-spanned="5" table:number-rows-spanned="1">
            <text:p>Summary of domestic violence claims in news sources</text:p>
          </table:table-cell>
          <table:covered-table-cell table:number-columns-repeated="4" table:style-name="ce3"/>
          <table:table-cell/>
          <table:table-cell office:value-type="string">
            <text:p>Repository:</text:p>
          </table:table-cell>
          <table:table-cell table:number-columns-repeated="1017"/>
        </table:table-row>
        <table:table-row table:style-name="ro1">
          <table:table-cell table:number-columns-repeated="6"/>
          <table:table-cell office:value-type="string">
            <text:p>http://acrosswalls.org/datasets/</text:p>
          </table:table-cell>
          <table:table-cell table:number-columns-repeated="1017"/>
        </table:table-row>
        <table:table-row table:style-name="ro1">
          <table:table-cell office:value-type="string">
            <text:p>year</text:p>
          </table:table-cell>
          <table:table-cell office:value-type="string">
            <text:p>total</text:p>
          </table:table-cell>
          <table:table-cell office:value-type="string">
            <text:p>leading</text:p>
          </table:table-cell>
          <table:table-cell office:value-type="string">
            <text:p>largest</text:p>
          </table:table-cell>
          <table:table-cell office:value-type="string">
            <text:p>greatest</text:p>
          </table:table-cell>
          <table:table-cell/>
          <table:table-cell office:value-type="string">
            <text:p>Version: 1.0</text:p>
          </table:table-cell>
          <table:table-cell table:number-columns-repeated="1017"/>
        </table:table-row>
        <table:table-row table:style-name="ro1">
          <table:table-cell office:value-type="float" office:value="2011">
            <text:p>2011</text:p>
          </table:table-cell>
          <table:table-cell table:formula="of:=SUM([.C4:.E4])" office:value-type="float" office:value="19">
            <text:p>19</text:p>
          </table:table-cell>
          <table:table-cell office:value-type="float" office:value="18">
            <text:p>18</text:p>
          </table:table-cell>
          <table:table-cell office:value-type="float" office:value="0">
            <text:p>0</text:p>
          </table:table-cell>
          <table:table-cell office:value-type="float" office:value="1">
            <text:p>1</text:p>
          </table:table-cell>
          <table:table-cell/>
          <table:table-cell office:value-type="string">
            <text:p>documents asserting variants of statement: {domestic violence) against women is the {leading} cause of injury to women</text:p>
          </table:table-cell>
          <table:table-cell table:number-columns-repeated="1017"/>
        </table:table-row>
        <table:table-row table:style-name="ro1">
          <table:table-cell office:value-type="float" office:value="2010">
            <text:p>2010</text:p>
          </table:table-cell>
          <table:table-cell table:formula="of:=SUM([.C5:.E5])" office:value-type="float" office:value="22">
            <text:p>22</text:p>
          </table:table-cell>
          <table:table-cell office:value-type="float" office:value="20">
            <text:p>20</text:p>
          </table:table-cell>
          <table:table-cell office:value-type="float" office:value="0">
            <text:p>0</text:p>
          </table:table-cell>
          <table:table-cell office:value-type="float" office:value="2">
            <text:p>2</text:p>
          </table:table-cell>
          <table:table-cell/>
          <table:table-cell office:value-type="string">
            <text:p>{domestic violence} variants: domestic violence, violence, intimate partner violence, spouse abuse, battering</text:p>
          </table:table-cell>
          <table:table-cell table:number-columns-repeated="1017"/>
        </table:table-row>
        <table:table-row table:style-name="ro1">
          <table:table-cell office:value-type="float" office:value="2009">
            <text:p>2009</text:p>
          </table:table-cell>
          <table:table-cell table:formula="of:=SUM([.C6:.E6])" office:value-type="float" office:value="20">
            <text:p>20</text:p>
          </table:table-cell>
          <table:table-cell office:value-type="float" office:value="16">
            <text:p>16</text:p>
          </table:table-cell>
          <table:table-cell table:number-columns-repeated="2" office:value-type="float" office:value="2">
            <text:p>2</text:p>
          </table:table-cell>
          <table:table-cell/>
          <table:table-cell office:value-type="string">
            <text:p>{leading} variants: leading, largest, greatest</text:p>
          </table:table-cell>
          <table:table-cell table:number-columns-repeated="1017"/>
        </table:table-row>
        <table:table-row table:style-name="ro1">
          <table:table-cell office:value-type="float" office:value="2008">
            <text:p>2008</text:p>
          </table:table-cell>
          <table:table-cell table:formula="of:=SUM([.C7:.E7])" office:value-type="float" office:value="19">
            <text:p>19</text:p>
          </table:table-cell>
          <table:table-cell office:value-type="float" office:value="13">
            <text:p>13</text:p>
          </table:table-cell>
          <table:table-cell office:value-type="float" office:value="6">
            <text:p>6</text:p>
          </table:table-cell>
          <table:table-cell office:value-type="float" office:value="0">
            <text:p>0</text:p>
          </table:table-cell>
          <table:table-cell table:number-columns-repeated="1019"/>
        </table:table-row>
        <table:table-row table:style-name="ro1">
          <table:table-cell office:value-type="float" office:value="2007">
            <text:p>2007</text:p>
          </table:table-cell>
          <table:table-cell table:formula="of:=SUM([.C8:.E8])" office:value-type="float" office:value="24">
            <text:p>24</text:p>
          </table:table-cell>
          <table:table-cell office:value-type="float" office:value="24">
            <text:p>24</text:p>
          </table:table-cell>
          <table:table-cell table:number-columns-repeated="2" office:value-type="float" office:value="0">
            <text:p>0</text:p>
          </table:table-cell>
          <table:table-cell/>
          <table:table-cell office:value-type="string">
            <text:p>counts exclude duplicates (same date and publication), but not syndicated articles across different publications</text:p>
          </table:table-cell>
          <table:table-cell table:number-columns-repeated="1017"/>
        </table:table-row>
        <table:table-row table:style-name="ro1">
          <table:table-cell office:value-type="float" office:value="2006">
            <text:p>2006</text:p>
          </table:table-cell>
          <table:table-cell table:formula="of:=SUM([.C9:.E9])" office:value-type="float" office:value="24">
            <text:p>24</text:p>
          </table:table-cell>
          <table:table-cell office:value-type="float" office:value="20">
            <text:p>20</text:p>
          </table:table-cell>
          <table:table-cell office:value-type="float" office:value="3">
            <text:p>3</text:p>
          </table:table-cell>
          <table:table-cell office:value-type="float" office:value="1">
            <text:p>1</text:p>
          </table:table-cell>
          <table:table-cell/>
          <table:table-cell office:value-type="string">
            <text:p>subset of instances from 1996-2005 are in sheet:news 1996-2005</text:p>
          </table:table-cell>
          <table:table-cell table:number-columns-repeated="1017"/>
        </table:table-row>
        <table:table-row table:style-name="ro1">
          <table:table-cell office:value-type="float" office:value="2005">
            <text:p>2005</text:p>
          </table:table-cell>
          <table:table-cell table:formula="of:=SUM([.C10:.E10])" office:value-type="float" office:value="24">
            <text:p>24</text:p>
          </table:table-cell>
          <table:table-cell office:value-type="float" office:value="20">
            <text:p>20</text:p>
          </table:table-cell>
          <table:table-cell office:value-type="float" office:value="4">
            <text:p>4</text:p>
          </table:table-cell>
          <table:table-cell office:value-type="float" office:value="0">
            <text:p>0</text:p>
          </table:table-cell>
          <table:table-cell table:number-columns-repeated="1019"/>
        </table:table-row>
        <table:table-row table:style-name="ro1">
          <table:table-cell office:value-type="float" office:value="2004">
            <text:p>2004</text:p>
          </table:table-cell>
          <table:table-cell table:formula="of:=SUM([.C11:.E11])" office:value-type="float" office:value="23">
            <text:p>23</text:p>
          </table:table-cell>
          <table:table-cell office:value-type="float" office:value="16">
            <text:p>16</text:p>
          </table:table-cell>
          <table:table-cell office:value-type="float" office:value="5">
            <text:p>5</text:p>
          </table:table-cell>
          <table:table-cell office:value-type="float" office:value="2">
            <text:p>2</text:p>
          </table:table-cell>
          <table:table-cell/>
          <table:table-cell office:value-type="string">
            <text:p>1994 spike in count: OJ Simpson case example</text:p>
          </table:table-cell>
          <table:table-cell table:number-columns-repeated="1017"/>
        </table:table-row>
        <table:table-row table:style-name="ro1">
          <table:table-cell office:value-type="float" office:value="2003">
            <text:p>2003</text:p>
          </table:table-cell>
          <table:table-cell table:formula="of:=SUM([.C12:.E12])" office:value-type="float" office:value="18">
            <text:p>18</text:p>
          </table:table-cell>
          <table:table-cell office:value-type="float" office:value="12">
            <text:p>12</text:p>
          </table:table-cell>
          <table:table-cell office:value-type="float" office:value="6">
            <text:p>6</text:p>
          </table:table-cell>
          <table:table-cell office:value-type="float" office:value="0">
            <text:p>0</text:p>
          </table:table-cell>
          <table:table-cell table:number-columns-repeated="1019"/>
        </table:table-row>
        <table:table-row table:style-name="ro1">
          <table:table-cell office:value-type="float" office:value="2002">
            <text:p>2002</text:p>
          </table:table-cell>
          <table:table-cell table:formula="of:=SUM([.C13:.E13])" office:value-type="float" office:value="20">
            <text:p>20</text:p>
          </table:table-cell>
          <table:table-cell office:value-type="float" office:value="18">
            <text:p>18</text:p>
          </table:table-cell>
          <table:table-cell office:value-type="float" office:value="2">
            <text:p>2</text:p>
          </table:table-cell>
          <table:table-cell office:value-type="float" office:value="0">
            <text:p>0</text:p>
          </table:table-cell>
          <table:table-cell table:number-columns-repeated="1019"/>
        </table:table-row>
        <table:table-row table:style-name="ro1">
          <table:table-cell office:value-type="float" office:value="2001">
            <text:p>2001</text:p>
          </table:table-cell>
          <table:table-cell table:formula="of:=SUM([.C14:.E14])" office:value-type="float" office:value="25">
            <text:p>25</text:p>
          </table:table-cell>
          <table:table-cell office:value-type="float" office:value="20">
            <text:p>20</text:p>
          </table:table-cell>
          <table:table-cell office:value-type="float" office:value="1">
            <text:p>1</text:p>
          </table:table-cell>
          <table:table-cell office:value-type="float" office:value="4">
            <text:p>4</text:p>
          </table:table-cell>
          <table:table-cell table:number-columns-repeated="1019"/>
        </table:table-row>
        <table:table-row table:style-name="ro1">
          <table:table-cell office:value-type="float" office:value="2000">
            <text:p>2000</text:p>
          </table:table-cell>
          <table:table-cell table:formula="of:=SUM([.C15:.E15])" office:value-type="float" office:value="34">
            <text:p>34</text:p>
          </table:table-cell>
          <table:table-cell office:value-type="float" office:value="28">
            <text:p>28</text:p>
          </table:table-cell>
          <table:table-cell table:number-columns-repeated="2" office:value-type="float" office:value="3">
            <text:p>3</text:p>
          </table:table-cell>
          <table:table-cell table:number-columns-repeated="1019"/>
        </table:table-row>
        <table:table-row table:style-name="ro1">
          <table:table-cell office:value-type="float" office:value="1999">
            <text:p>1999</text:p>
          </table:table-cell>
          <table:table-cell table:formula="of:=SUM([.C16:.E16])" office:value-type="float" office:value="32">
            <text:p>32</text:p>
          </table:table-cell>
          <table:table-cell office:value-type="float" office:value="27">
            <text:p>27</text:p>
          </table:table-cell>
          <table:table-cell office:value-type="float" office:value="3">
            <text:p>3</text:p>
          </table:table-cell>
          <table:table-cell office:value-type="float" office:value="2">
            <text:p>2</text:p>
          </table:table-cell>
          <table:table-cell table:number-columns-repeated="1019"/>
        </table:table-row>
        <table:table-row table:style-name="ro1">
          <table:table-cell office:value-type="float" office:value="1998">
            <text:p>1998</text:p>
          </table:table-cell>
          <table:table-cell table:formula="of:=SUM([.C17:.E17])" office:value-type="float" office:value="30">
            <text:p>30</text:p>
          </table:table-cell>
          <table:table-cell office:value-type="float" office:value="21">
            <text:p>21</text:p>
          </table:table-cell>
          <table:table-cell office:value-type="float" office:value="8">
            <text:p>8</text:p>
          </table:table-cell>
          <table:table-cell office:value-type="float" office:value="1">
            <text:p>1</text:p>
          </table:table-cell>
          <table:table-cell table:number-columns-repeated="1019"/>
        </table:table-row>
        <table:table-row table:style-name="ro1">
          <table:table-cell office:value-type="float" office:value="1997">
            <text:p>1997</text:p>
          </table:table-cell>
          <table:table-cell table:formula="of:=SUM([.C18:.E18])" office:value-type="float" office:value="38">
            <text:p>38</text:p>
          </table:table-cell>
          <table:table-cell office:value-type="float" office:value="29">
            <text:p>29</text:p>
          </table:table-cell>
          <table:table-cell office:value-type="float" office:value="5">
            <text:p>5</text:p>
          </table:table-cell>
          <table:table-cell office:value-type="float" office:value="4">
            <text:p>4</text:p>
          </table:table-cell>
          <table:table-cell table:number-columns-repeated="1019"/>
        </table:table-row>
        <table:table-row table:style-name="ro1">
          <table:table-cell office:value-type="float" office:value="1996">
            <text:p>1996</text:p>
          </table:table-cell>
          <table:table-cell table:formula="of:=SUM([.C19:.E19])" office:value-type="float" office:value="54">
            <text:p>54</text:p>
          </table:table-cell>
          <table:table-cell office:value-type="float" office:value="42">
            <text:p>42</text:p>
          </table:table-cell>
          <table:table-cell office:value-type="float" office:value="12">
            <text:p>12</text:p>
          </table:table-cell>
          <table:table-cell office:value-type="float" office:value="0">
            <text:p>0</text:p>
          </table:table-cell>
          <table:table-cell table:number-columns-repeated="1019"/>
        </table:table-row>
        <table:table-row table:style-name="ro1">
          <table:table-cell office:value-type="float" office:value="1995">
            <text:p>1995</text:p>
          </table:table-cell>
          <table:table-cell table:formula="of:=SUM([.C20:.E20])" office:value-type="float" office:value="61">
            <text:p>61</text:p>
          </table:table-cell>
          <table:table-cell office:value-type="float" office:value="47">
            <text:p>47</text:p>
          </table:table-cell>
          <table:table-cell office:value-type="float" office:value="6">
            <text:p>6</text:p>
          </table:table-cell>
          <table:table-cell office:value-type="float" office:value="8">
            <text:p>8</text:p>
          </table:table-cell>
          <table:table-cell table:number-columns-repeated="1019"/>
        </table:table-row>
        <table:table-row table:style-name="ro1">
          <table:table-cell office:value-type="float" office:value="1994">
            <text:p>1994</text:p>
          </table:table-cell>
          <table:table-cell table:formula="of:=SUM([.C21:.E21])" office:value-type="float" office:value="126">
            <text:p>126</text:p>
          </table:table-cell>
          <table:table-cell office:value-type="float" office:value="111">
            <text:p>111</text:p>
          </table:table-cell>
          <table:table-cell office:value-type="float" office:value="12">
            <text:p>12</text:p>
          </table:table-cell>
          <table:table-cell office:value-type="float" office:value="3">
            <text:p>3</text:p>
          </table:table-cell>
          <table:table-cell table:number-columns-repeated="1019"/>
        </table:table-row>
        <table:table-row table:style-name="ro1">
          <table:table-cell office:value-type="float" office:value="1993">
            <text:p>1993</text:p>
          </table:table-cell>
          <table:table-cell table:formula="of:=SUM([.C22:.E22])" office:value-type="float" office:value="68">
            <text:p>68</text:p>
          </table:table-cell>
          <table:table-cell office:value-type="float" office:value="43">
            <text:p>43</text:p>
          </table:table-cell>
          <table:table-cell office:value-type="float" office:value="10">
            <text:p>10</text:p>
          </table:table-cell>
          <table:table-cell office:value-type="float" office:value="15">
            <text:p>15</text:p>
          </table:table-cell>
          <table:table-cell table:number-columns-repeated="1019"/>
        </table:table-row>
        <table:table-row table:style-name="ro1">
          <table:table-cell office:value-type="float" office:value="1992">
            <text:p>1992</text:p>
          </table:table-cell>
          <table:table-cell table:formula="of:=SUM([.C23:.E23])" office:value-type="float" office:value="68">
            <text:p>68</text:p>
          </table:table-cell>
          <table:table-cell office:value-type="float" office:value="57">
            <text:p>57</text:p>
          </table:table-cell>
          <table:table-cell office:value-type="float" office:value="7">
            <text:p>7</text:p>
          </table:table-cell>
          <table:table-cell office:value-type="float" office:value="4">
            <text:p>4</text:p>
          </table:table-cell>
          <table:table-cell table:number-columns-repeated="1019"/>
        </table:table-row>
        <table:table-row table:style-name="ro1">
          <table:table-cell office:value-type="float" office:value="1991">
            <text:p>1991</text:p>
          </table:table-cell>
          <table:table-cell table:formula="of:=SUM([.C24:.E24])" office:value-type="float" office:value="57">
            <text:p>57</text:p>
          </table:table-cell>
          <table:table-cell office:value-type="float" office:value="23">
            <text:p>23</text:p>
          </table:table-cell>
          <table:table-cell office:value-type="float" office:value="33">
            <text:p>33</text:p>
          </table:table-cell>
          <table:table-cell office:value-type="float" office:value="1">
            <text:p>1</text:p>
          </table:table-cell>
          <table:table-cell table:number-columns-repeated="1019"/>
        </table:table-row>
        <table:table-row table:style-name="ro1">
          <table:table-cell office:value-type="float" office:value="1990">
            <text:p>1990</text:p>
          </table:table-cell>
          <table:table-cell table:formula="of:=SUM([.C25:.E25])" office:value-type="float" office:value="27">
            <text:p>27</text:p>
          </table:table-cell>
          <table:table-cell table:number-columns-repeated="2" office:value-type="float" office:value="12">
            <text:p>12</text:p>
          </table:table-cell>
          <table:table-cell office:value-type="float" office:value="3">
            <text:p>3</text:p>
          </table:table-cell>
          <table:table-cell table:number-columns-repeated="1019"/>
        </table:table-row>
        <table:table-row table:style-name="ro1">
          <table:table-cell office:value-type="float" office:value="1989">
            <text:p>1989</text:p>
          </table:table-cell>
          <table:table-cell table:formula="of:=SUM([.C26:.E26])" office:value-type="float" office:value="11">
            <text:p>11</text:p>
          </table:table-cell>
          <table:table-cell office:value-type="float" office:value="3">
            <text:p>3</text:p>
          </table:table-cell>
          <table:table-cell office:value-type="float" office:value="6">
            <text:p>6</text:p>
          </table:table-cell>
          <table:table-cell office:value-type="float" office:value="2">
            <text:p>2</text:p>
          </table:table-cell>
          <table:table-cell table:number-columns-repeated="1019"/>
        </table:table-row>
        <table:table-row table:style-name="ro1">
          <table:table-cell office:value-type="float" office:value="1988">
            <text:p>1988</text:p>
          </table:table-cell>
          <table:table-cell table:formula="of:=SUM([.C27:.E27])"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1019"/>
        </table:table-row>
        <table:table-row table:style-name="ro1">
          <table:table-cell office:value-type="float" office:value="1987">
            <text:p>1987</text:p>
          </table:table-cell>
          <table:table-cell table:formula="of:=SUM([.C28:.E28])" office:value-type="float" office:value="3">
            <text:p>3</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1019"/>
        </table:table-row>
        <table:table-row table:style-name="ro1">
          <table:table-cell office:value-type="float" office:value="1986">
            <text:p>1986</text:p>
          </table:table-cell>
          <table:table-cell table:formula="of:=SUM([.C29:.E29])" office:value-type="float" office:value="0">
            <text:p>0</text:p>
          </table:table-cell>
          <table:table-cell table:number-columns-repeated="3" office:value-type="float" office:value="0">
            <text:p>0</text:p>
          </table:table-cell>
          <table:table-cell table:number-columns-repeated="1019"/>
        </table:table-row>
        <table:table-row table:style-name="ro1">
          <table:table-cell office:value-type="float" office:value="1985">
            <text:p>1985</text:p>
          </table:table-cell>
          <table:table-cell table:formula="of:=SUM([.C30:.E30])" office:value-type="float" office:value="0">
            <text:p>0</text:p>
          </table:table-cell>
          <table:table-cell table:number-columns-repeated="3" office:value-type="float" office:value="0">
            <text:p>0</text:p>
          </table:table-cell>
          <table:table-cell table:number-columns-repeated="1019"/>
        </table:table-row>
        <table:table-row table:style-name="ro1">
          <table:table-cell table:number-columns-repeated="1024"/>
        </table:table-row>
        <table:table-row table:style-name="ro1">
          <table:table-cell/>
          <table:table-cell office:value-type="string">
            <text:p>total</text:p>
          </table:table-cell>
          <table:table-cell office:value-type="string">
            <text:p>5yr change</text:p>
          </table:table-cell>
          <table:table-cell table:number-columns-repeated="1021"/>
        </table:table-row>
        <table:table-row table:style-name="ro1">
          <table:table-cell office:value-type="string">
            <text:p>2006-2010</text:p>
          </table:table-cell>
          <table:table-cell table:formula="of:=SUM([.B5:.B9])" office:value-type="float" office:value="109">
            <text:p>109</text:p>
          </table:table-cell>
          <table:table-cell table:style-name="ce4" table:formula="of:=([.B33]-[.B34])/[.B34]" office:value-type="percentage" office:value="-0.00909090909090909">
            <text:p>-1%</text:p>
          </table:table-cell>
          <table:table-cell table:number-columns-repeated="1021"/>
        </table:table-row>
        <table:table-row table:style-name="ro1">
          <table:table-cell office:value-type="string">
            <text:p>2001-2005</text:p>
          </table:table-cell>
          <table:table-cell table:formula="of:=SUM([.B10:.B14])" office:value-type="float" office:value="110">
            <text:p>110</text:p>
          </table:table-cell>
          <table:table-cell table:style-name="ce4" table:formula="of:=([.B34]-[.B35])/[.B35]" office:value-type="percentage" office:value="-0.414893617021277">
            <text:p>-41%</text:p>
          </table:table-cell>
          <table:table-cell table:number-columns-repeated="1021"/>
        </table:table-row>
        <table:table-row table:style-name="ro1">
          <table:table-cell office:value-type="string">
            <text:p>1996-2000</text:p>
          </table:table-cell>
          <table:table-cell table:formula="of:=SUM([.B15:.B19])" office:value-type="float" office:value="188">
            <text:p>188</text:p>
          </table:table-cell>
          <table:table-cell table:style-name="ce4" table:formula="of:=([.B35]-[.B36])/[.B36]" office:value-type="percentage" office:value="-0.505263157894737">
            <text:p>-51%</text:p>
          </table:table-cell>
          <table:table-cell table:number-columns-repeated="1021"/>
        </table:table-row>
        <table:table-row table:style-name="ro1">
          <table:table-cell office:value-type="string">
            <text:p>1991-1995</text:p>
          </table:table-cell>
          <table:table-cell table:formula="of:=SUM([.B20:.B24])" office:value-type="float" office:value="380">
            <text:p>380</text:p>
          </table:table-cell>
          <table:table-cell table:style-name="ce4" table:formula="of:=([.B36]-[.B37])/[.B37]" office:value-type="percentage" office:value="7.63636363636364">
            <text:p>764%</text:p>
          </table:table-cell>
          <table:table-cell table:number-columns-repeated="1021"/>
        </table:table-row>
        <table:table-row table:style-name="ro1">
          <table:table-cell office:value-type="string">
            <text:p>1986-1990</text:p>
          </table:table-cell>
          <table:table-cell table:formula="of:=SUM([.B25:.B29])" office:value-type="float" office:value="44">
            <text:p>44</text:p>
          </table:table-cell>
          <table:table-cell table:number-columns-repeated="1022"/>
        </table:table-row>
        <table:table-row table:style-name="ro1">
          <table:table-cell table:number-columns-repeated="1024"/>
        </table:table-row>
        <table:table-row table:style-name="ro1">
          <table:table-cell office:value-type="string">
            <text:p>1985-2011</text:p>
          </table:table-cell>
          <table:table-cell table:formula="of:=SUM([.B4:.B30])" office:value-type="float" office:value="850">
            <text:p>850</text:p>
          </table:table-cell>
          <table:table-cell table:number-columns-repeated="1022"/>
        </table:table-row>
        <table:table-row table:style-name="ro1">
          <table:table-cell office:value-type="string">
            <text:p>1988-1997</text:p>
          </table:table-cell>
          <table:table-cell table:formula="of:=SUM([.B18:.B27])" office:value-type="float" office:value="513">
            <text:p>513</text:p>
          </table:table-cell>
          <table:table-cell table:number-columns-repeated="1022"/>
        </table:table-row>
        <table:table-row table:style-name="ro1" table:number-rows-repeated="2">
          <table:table-cell table:number-columns-repeated="1024"/>
        </table:table-row>
        <table:table-row table:style-name="ro1">
          <table:table-cell/>
          <table:table-cell table:style-name="ce4"/>
          <table:table-cell table:number-columns-repeated="1022"/>
        </table:table-row>
        <table:table-row table:style-name="ro1">
          <table:table-cell/>
          <table:table-cell office:value-type="string">
            <text:p>total</text:p>
          </table:table-cell>
          <table:table-cell office:value-type="string">
            <text:p>leading</text:p>
          </table:table-cell>
          <table:table-cell office:value-type="string">
            <text:p>largest</text:p>
          </table:table-cell>
          <table:table-cell office:value-type="string">
            <text:p>greatest</text:p>
          </table:table-cell>
          <table:table-cell table:number-columns-repeated="1019"/>
        </table:table-row>
        <table:table-row table:style-name="ro1">
          <table:table-cell office:value-type="float" office:value="2011">
            <text:p>2011</text:p>
          </table:table-cell>
          <table:table-cell table:formula="of:=SUM([.C45:.E45])" office:value-type="float" office:value="24">
            <text:p>24</text:p>
          </table:table-cell>
          <table:table-cell office:value-type="float" office:value="23">
            <text:p>23</text:p>
          </table:table-cell>
          <table:table-cell office:value-type="float" office:value="0">
            <text:p>0</text:p>
          </table:table-cell>
          <table:table-cell office:value-type="float" office:value="1">
            <text:p>1</text:p>
          </table:table-cell>
          <table:table-cell/>
          <table:table-cell office:value-type="string">
            <text:p>article counts before screening review for relevancy and eliminating per-publication/date duplicates</text:p>
          </table:table-cell>
          <table:table-cell table:number-columns-repeated="1017"/>
        </table:table-row>
        <table:table-row table:style-name="ro1">
          <table:table-cell office:value-type="float" office:value="2010">
            <text:p>2010</text:p>
          </table:table-cell>
          <table:table-cell table:formula="of:=SUM([.C46:.E46])" office:value-type="float" office:value="32">
            <text:p>32</text:p>
          </table:table-cell>
          <table:table-cell office:value-type="float" office:value="30">
            <text:p>30</text:p>
          </table:table-cell>
          <table:table-cell office:value-type="float" office:value="0">
            <text:p>0</text:p>
          </table:table-cell>
          <table:table-cell office:value-type="float" office:value="2">
            <text:p>2</text:p>
          </table:table-cell>
          <table:table-cell table:number-columns-repeated="1019"/>
        </table:table-row>
        <table:table-row table:style-name="ro1">
          <table:table-cell office:value-type="float" office:value="2009">
            <text:p>2009</text:p>
          </table:table-cell>
          <table:table-cell table:formula="of:=SUM([.C47:.E47])" office:value-type="float" office:value="25">
            <text:p>25</text:p>
          </table:table-cell>
          <table:table-cell office:value-type="float" office:value="21">
            <text:p>21</text:p>
          </table:table-cell>
          <table:table-cell table:number-columns-repeated="2" office:value-type="float" office:value="2">
            <text:p>2</text:p>
          </table:table-cell>
          <table:table-cell/>
          <table:table-cell office:value-type="string">
            <text:p>Source: Westlaw ALLNEWS, limited to newspapers, journals, magazines, and newsletters; only U.S. publications</text:p>
          </table:table-cell>
          <table:table-cell table:number-columns-repeated="1017"/>
        </table:table-row>
        <table:table-row table:style-name="ro1">
          <table:table-cell office:value-type="float" office:value="2008">
            <text:p>2008</text:p>
          </table:table-cell>
          <table:table-cell table:formula="of:=SUM([.C48:.E48])" office:value-type="float" office:value="47">
            <text:p>47</text:p>
          </table:table-cell>
          <table:table-cell office:value-type="float" office:value="40">
            <text:p>40</text:p>
          </table:table-cell>
          <table:table-cell office:value-type="float" office:value="7">
            <text:p>7</text:p>
          </table:table-cell>
          <table:table-cell office:value-type="float" office:value="0">
            <text:p>0</text:p>
          </table:table-cell>
          <table:table-cell/>
          <table:table-cell office:value-type="string">
            <text:p>Search strings:</text:p>
          </table:table-cell>
          <table:table-cell table:number-columns-repeated="1017"/>
        </table:table-row>
        <table:table-row table:style-name="ro1">
          <table:table-cell office:value-type="float" office:value="2007">
            <text:p>2007</text:p>
          </table:table-cell>
          <table:table-cell table:formula="of:=SUM([.C49:.E49])" office:value-type="float" office:value="49">
            <text:p>49</text:p>
          </table:table-cell>
          <table:table-cell office:value-type="float" office:value="48">
            <text:p>48</text:p>
          </table:table-cell>
          <table:table-cell office:value-type="float" office:value="1">
            <text:p>1</text:p>
          </table:table-cell>
          <table:table-cell office:value-type="float" office:value="0">
            <text:p>0</text:p>
          </table:table-cell>
          <table:table-cell/>
          <table:table-cell office:value-type="string">
            <text:p>leading /s cause /s injury /s women</text:p>
          </table:table-cell>
          <table:table-cell table:number-columns-repeated="1017"/>
        </table:table-row>
        <table:table-row table:style-name="ro1">
          <table:table-cell office:value-type="float" office:value="2006">
            <text:p>2006</text:p>
          </table:table-cell>
          <table:table-cell table:formula="of:=SUM([.C50:.E50])" office:value-type="float" office:value="49">
            <text:p>49</text:p>
          </table:table-cell>
          <table:table-cell office:value-type="float" office:value="42">
            <text:p>42</text:p>
          </table:table-cell>
          <table:table-cell office:value-type="float" office:value="3">
            <text:p>3</text:p>
          </table:table-cell>
          <table:table-cell office:value-type="float" office:value="4">
            <text:p>4</text:p>
          </table:table-cell>
          <table:table-cell/>
          <table:table-cell office:value-type="string">
            <text:p>largest /s cause /s injury /s women</text:p>
          </table:table-cell>
          <table:table-cell table:number-columns-repeated="1017"/>
        </table:table-row>
        <table:table-row table:style-name="ro1">
          <table:table-cell office:value-type="float" office:value="2005">
            <text:p>2005</text:p>
          </table:table-cell>
          <table:table-cell table:formula="of:=SUM([.C51:.E51])" office:value-type="float" office:value="38">
            <text:p>38</text:p>
          </table:table-cell>
          <table:table-cell office:value-type="float" office:value="34">
            <text:p>34</text:p>
          </table:table-cell>
          <table:table-cell office:value-type="float" office:value="4">
            <text:p>4</text:p>
          </table:table-cell>
          <table:table-cell office:value-type="float" office:value="0">
            <text:p>0</text:p>
          </table:table-cell>
          <table:table-cell/>
          <table:table-cell office:value-type="string">
            <text:p>greatest /s cause /s injury /s women</text:p>
          </table:table-cell>
          <table:table-cell table:number-columns-repeated="1017"/>
        </table:table-row>
        <table:table-row table:style-name="ro1">
          <table:table-cell office:value-type="float" office:value="2004">
            <text:p>2004</text:p>
          </table:table-cell>
          <table:table-cell table:formula="of:=SUM([.C52:.E52])" office:value-type="float" office:value="29">
            <text:p>29</text:p>
          </table:table-cell>
          <table:table-cell office:value-type="float" office:value="21">
            <text:p>21</text:p>
          </table:table-cell>
          <table:table-cell office:value-type="float" office:value="6">
            <text:p>6</text:p>
          </table:table-cell>
          <table:table-cell office:value-type="float" office:value="2">
            <text:p>2</text:p>
          </table:table-cell>
          <table:table-cell table:number-columns-repeated="1019"/>
        </table:table-row>
        <table:table-row table:style-name="ro1">
          <table:table-cell office:value-type="float" office:value="2003">
            <text:p>2003</text:p>
          </table:table-cell>
          <table:table-cell table:formula="of:=SUM([.C53:.E53])" office:value-type="float" office:value="19">
            <text:p>19</text:p>
          </table:table-cell>
          <table:table-cell office:value-type="float" office:value="13">
            <text:p>13</text:p>
          </table:table-cell>
          <table:table-cell office:value-type="float" office:value="6">
            <text:p>6</text:p>
          </table:table-cell>
          <table:table-cell office:value-type="float" office:value="0">
            <text:p>0</text:p>
          </table:table-cell>
          <table:table-cell table:number-columns-repeated="1019"/>
        </table:table-row>
        <table:table-row table:style-name="ro1">
          <table:table-cell office:value-type="float" office:value="2002">
            <text:p>2002</text:p>
          </table:table-cell>
          <table:table-cell table:formula="of:=SUM([.C54:.E54])" office:value-type="float" office:value="25">
            <text:p>25</text:p>
          </table:table-cell>
          <table:table-cell office:value-type="float" office:value="23">
            <text:p>23</text:p>
          </table:table-cell>
          <table:table-cell office:value-type="float" office:value="2">
            <text:p>2</text:p>
          </table:table-cell>
          <table:table-cell office:value-type="float" office:value="0">
            <text:p>0</text:p>
          </table:table-cell>
          <table:table-cell table:number-columns-repeated="1019"/>
        </table:table-row>
        <table:table-row table:style-name="ro1">
          <table:table-cell office:value-type="float" office:value="2001">
            <text:p>2001</text:p>
          </table:table-cell>
          <table:table-cell table:formula="of:=SUM([.C55:.E55])" office:value-type="float" office:value="29">
            <text:p>29</text:p>
          </table:table-cell>
          <table:table-cell office:value-type="float" office:value="22">
            <text:p>22</text:p>
          </table:table-cell>
          <table:table-cell office:value-type="float" office:value="1">
            <text:p>1</text:p>
          </table:table-cell>
          <table:table-cell office:value-type="float" office:value="6">
            <text:p>6</text:p>
          </table:table-cell>
          <table:table-cell table:number-columns-repeated="1019"/>
        </table:table-row>
        <table:table-row table:style-name="ro1">
          <table:table-cell office:value-type="float" office:value="2000">
            <text:p>2000</text:p>
          </table:table-cell>
          <table:table-cell table:formula="of:=SUM([.C56:.E56])" office:value-type="float" office:value="37">
            <text:p>37</text:p>
          </table:table-cell>
          <table:table-cell office:value-type="float" office:value="31">
            <text:p>31</text:p>
          </table:table-cell>
          <table:table-cell table:number-columns-repeated="2" office:value-type="float" office:value="3">
            <text:p>3</text:p>
          </table:table-cell>
          <table:table-cell table:number-columns-repeated="1019"/>
        </table:table-row>
        <table:table-row table:style-name="ro1">
          <table:table-cell office:value-type="float" office:value="1999">
            <text:p>1999</text:p>
          </table:table-cell>
          <table:table-cell table:formula="of:=SUM([.C57:.E57])" office:value-type="float" office:value="40">
            <text:p>40</text:p>
          </table:table-cell>
          <table:table-cell office:value-type="float" office:value="35">
            <text:p>35</text:p>
          </table:table-cell>
          <table:table-cell office:value-type="float" office:value="3">
            <text:p>3</text:p>
          </table:table-cell>
          <table:table-cell office:value-type="float" office:value="2">
            <text:p>2</text:p>
          </table:table-cell>
          <table:table-cell table:number-columns-repeated="1019"/>
        </table:table-row>
        <table:table-row table:style-name="ro1">
          <table:table-cell office:value-type="float" office:value="1998">
            <text:p>1998</text:p>
          </table:table-cell>
          <table:table-cell table:formula="of:=SUM([.C58:.E58])" office:value-type="float" office:value="33">
            <text:p>33</text:p>
          </table:table-cell>
          <table:table-cell office:value-type="float" office:value="24">
            <text:p>24</text:p>
          </table:table-cell>
          <table:table-cell office:value-type="float" office:value="8">
            <text:p>8</text:p>
          </table:table-cell>
          <table:table-cell office:value-type="float" office:value="1">
            <text:p>1</text:p>
          </table:table-cell>
          <table:table-cell table:number-columns-repeated="1019"/>
        </table:table-row>
        <table:table-row table:style-name="ro1">
          <table:table-cell office:value-type="float" office:value="1997">
            <text:p>1997</text:p>
          </table:table-cell>
          <table:table-cell table:formula="of:=SUM([.C59:.E59])" office:value-type="float" office:value="40">
            <text:p>40</text:p>
          </table:table-cell>
          <table:table-cell office:value-type="float" office:value="31">
            <text:p>31</text:p>
          </table:table-cell>
          <table:table-cell office:value-type="float" office:value="5">
            <text:p>5</text:p>
          </table:table-cell>
          <table:table-cell office:value-type="float" office:value="4">
            <text:p>4</text:p>
          </table:table-cell>
          <table:table-cell table:number-columns-repeated="1019"/>
        </table:table-row>
        <table:table-row table:style-name="ro1">
          <table:table-cell office:value-type="float" office:value="1996">
            <text:p>1996</text:p>
          </table:table-cell>
          <table:table-cell table:formula="of:=SUM([.C60:.E60])" office:value-type="float" office:value="63">
            <text:p>63</text:p>
          </table:table-cell>
          <table:table-cell office:value-type="float" office:value="51">
            <text:p>51</text:p>
          </table:table-cell>
          <table:table-cell office:value-type="float" office:value="12">
            <text:p>12</text:p>
          </table:table-cell>
          <table:table-cell office:value-type="float" office:value="0">
            <text:p>0</text:p>
          </table:table-cell>
          <table:table-cell table:number-columns-repeated="1019"/>
        </table:table-row>
        <table:table-row table:style-name="ro1">
          <table:table-cell office:value-type="float" office:value="1995">
            <text:p>1995</text:p>
          </table:table-cell>
          <table:table-cell table:formula="of:=SUM([.C61:.E61])" office:value-type="float" office:value="67">
            <text:p>67</text:p>
          </table:table-cell>
          <table:table-cell office:value-type="float" office:value="53">
            <text:p>53</text:p>
          </table:table-cell>
          <table:table-cell office:value-type="float" office:value="6">
            <text:p>6</text:p>
          </table:table-cell>
          <table:table-cell office:value-type="float" office:value="8">
            <text:p>8</text:p>
          </table:table-cell>
          <table:table-cell table:number-columns-repeated="1019"/>
        </table:table-row>
        <table:table-row table:style-name="ro1">
          <table:table-cell office:value-type="float" office:value="1994">
            <text:p>1994</text:p>
          </table:table-cell>
          <table:table-cell table:formula="of:=SUM([.C62:.E62])" office:value-type="float" office:value="133">
            <text:p>133</text:p>
          </table:table-cell>
          <table:table-cell office:value-type="float" office:value="117">
            <text:p>117</text:p>
          </table:table-cell>
          <table:table-cell office:value-type="float" office:value="13">
            <text:p>13</text:p>
          </table:table-cell>
          <table:table-cell office:value-type="float" office:value="3">
            <text:p>3</text:p>
          </table:table-cell>
          <table:table-cell table:number-columns-repeated="1019"/>
        </table:table-row>
        <table:table-row table:style-name="ro1">
          <table:table-cell office:value-type="float" office:value="1993">
            <text:p>1993</text:p>
          </table:table-cell>
          <table:table-cell table:formula="of:=SUM([.C63:.E63])" office:value-type="float" office:value="107">
            <text:p>107</text:p>
          </table:table-cell>
          <table:table-cell office:value-type="float" office:value="82">
            <text:p>82</text:p>
          </table:table-cell>
          <table:table-cell office:value-type="float" office:value="10">
            <text:p>10</text:p>
          </table:table-cell>
          <table:table-cell office:value-type="float" office:value="15">
            <text:p>15</text:p>
          </table:table-cell>
          <table:table-cell table:number-columns-repeated="1019"/>
        </table:table-row>
        <table:table-row table:style-name="ro1">
          <table:table-cell office:value-type="float" office:value="1992">
            <text:p>1992</text:p>
          </table:table-cell>
          <table:table-cell table:formula="of:=SUM([.C64:.E64])" office:value-type="float" office:value="72">
            <text:p>72</text:p>
          </table:table-cell>
          <table:table-cell office:value-type="float" office:value="61">
            <text:p>61</text:p>
          </table:table-cell>
          <table:table-cell office:value-type="float" office:value="7">
            <text:p>7</text:p>
          </table:table-cell>
          <table:table-cell office:value-type="float" office:value="4">
            <text:p>4</text:p>
          </table:table-cell>
          <table:table-cell table:number-columns-repeated="1019"/>
        </table:table-row>
        <table:table-row table:style-name="ro1">
          <table:table-cell office:value-type="float" office:value="1991">
            <text:p>1991</text:p>
          </table:table-cell>
          <table:table-cell table:formula="of:=SUM([.C65:.E65])" office:value-type="float" office:value="63">
            <text:p>63</text:p>
          </table:table-cell>
          <table:table-cell office:value-type="float" office:value="28">
            <text:p>28</text:p>
          </table:table-cell>
          <table:table-cell office:value-type="float" office:value="34">
            <text:p>34</text:p>
          </table:table-cell>
          <table:table-cell office:value-type="float" office:value="1">
            <text:p>1</text:p>
          </table:table-cell>
          <table:table-cell table:number-columns-repeated="1019"/>
        </table:table-row>
        <table:table-row table:style-name="ro1">
          <table:table-cell office:value-type="float" office:value="1990">
            <text:p>1990</text:p>
          </table:table-cell>
          <table:table-cell table:formula="of:=SUM([.C66:.E66])" office:value-type="float" office:value="62">
            <text:p>62</text:p>
          </table:table-cell>
          <table:table-cell office:value-type="float" office:value="47">
            <text:p>47</text:p>
          </table:table-cell>
          <table:table-cell office:value-type="float" office:value="12">
            <text:p>12</text:p>
          </table:table-cell>
          <table:table-cell office:value-type="float" office:value="3">
            <text:p>3</text:p>
          </table:table-cell>
          <table:table-cell table:number-columns-repeated="1019"/>
        </table:table-row>
        <table:table-row table:style-name="ro1">
          <table:table-cell office:value-type="float" office:value="1989">
            <text:p>1989</text:p>
          </table:table-cell>
          <table:table-cell table:formula="of:=SUM([.C67:.E67])" office:value-type="float" office:value="11">
            <text:p>11</text:p>
          </table:table-cell>
          <table:table-cell office:value-type="float" office:value="3">
            <text:p>3</text:p>
          </table:table-cell>
          <table:table-cell office:value-type="float" office:value="6">
            <text:p>6</text:p>
          </table:table-cell>
          <table:table-cell office:value-type="float" office:value="2">
            <text:p>2</text:p>
          </table:table-cell>
          <table:table-cell table:number-columns-repeated="1019"/>
        </table:table-row>
        <table:table-row table:style-name="ro1">
          <table:table-cell office:value-type="float" office:value="1988">
            <text:p>1988</text:p>
          </table:table-cell>
          <table:table-cell table:formula="of:=SUM([.C68:.E68])"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1019"/>
        </table:table-row>
        <table:table-row table:style-name="ro1">
          <table:table-cell office:value-type="float" office:value="1987">
            <text:p>1987</text:p>
          </table:table-cell>
          <table:table-cell table:formula="of:=SUM([.C69:.E69])" office:value-type="float" office:value="3">
            <text:p>3</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1019"/>
        </table:table-row>
        <table:table-row table:style-name="ro1">
          <table:table-cell office:value-type="float" office:value="1986">
            <text:p>1986</text:p>
          </table:table-cell>
          <table:table-cell table:formula="of:=SUM([.C70:.E70])" office:value-type="float" office:value="0">
            <text:p>0</text:p>
          </table:table-cell>
          <table:table-cell table:number-columns-repeated="3" office:value-type="float" office:value="0">
            <text:p>0</text:p>
          </table:table-cell>
          <table:table-cell table:number-columns-repeated="1019"/>
        </table:table-row>
        <table:table-row table:style-name="ro1">
          <table:table-cell office:value-type="float" office:value="1985">
            <text:p>1985</text:p>
          </table:table-cell>
          <table:table-cell table:formula="of:=SUM([.C71:.E71])" office:value-type="float" office:value="0">
            <text:p>0</text:p>
          </table:table-cell>
          <table:table-cell table:number-columns-repeated="3" office:value-type="float" office:value="0">
            <text:p>0</text:p>
          </table:table-cell>
          <table:table-cell table:number-columns-repeated="1019"/>
        </table:table-row>
        <table:table-row table:style-name="ro1" table:number-rows-repeated="1048504">
          <table:table-cell table:number-columns-repeated="1024"/>
        </table:table-row>
        <table:table-row table:style-name="ro1">
          <table:table-cell table:number-columns-repeated="1024"/>
        </table:table-row>
      </table:table>
      <table:table table:name="law journals summary" table:style-name="ta3" table:print="false">
        <table:table-column table:style-name="co2" table:number-columns-repeated="6" table:default-cell-style-name="ce2"/>
        <table:table-column table:style-name="co3" table:default-cell-style-name="ce2"/>
        <table:table-column table:style-name="co8" table:default-cell-style-name="ce2"/>
        <table:table-column table:style-name="co2" table:number-columns-repeated="1016" table:default-cell-style-name="ce2"/>
        <table:table-row table:style-name="ro1">
          <table:table-cell table:style-name="ce1" office:value-type="string" table:number-columns-spanned="5" table:number-rows-spanned="1">
            <text:p>Summary of domestic violence claims in law journals</text:p>
          </table:table-cell>
          <table:covered-table-cell table:number-columns-repeated="4" table:style-name="ce3"/>
          <table:table-cell table:number-columns-repeated="2"/>
          <table:table-cell office:value-type="string">
            <text:p>Repository:</text:p>
          </table:table-cell>
          <table:table-cell table:number-columns-repeated="1016"/>
        </table:table-row>
        <table:table-row table:style-name="ro1">
          <table:table-cell table:number-columns-repeated="7"/>
          <table:table-cell office:value-type="string">
            <text:p>http://acrosswalls.org/datasets/</text:p>
          </table:table-cell>
          <table:table-cell table:number-columns-repeated="1016"/>
        </table:table-row>
        <table:table-row table:style-name="ro1">
          <table:table-cell table:number-columns-repeated="7"/>
          <table:table-cell office:value-type="string">
            <text:p>Version: 1.0</text:p>
          </table:table-cell>
          <table:table-cell table:number-columns-repeated="1016"/>
        </table:table-row>
        <table:table-row table:style-name="ro1">
          <table:table-cell office:value-type="string">
            <text:p>year</text:p>
          </table:table-cell>
          <table:table-cell office:value-type="string">
            <text:p>all</text:p>
          </table:table-cell>
          <table:table-cell office:value-type="string">
            <text:p>leading</text:p>
          </table:table-cell>
          <table:table-cell office:value-type="string">
            <text:p>largest</text:p>
          </table:table-cell>
          <table:table-cell office:value-type="string">
            <text:p>greatest</text:p>
          </table:table-cell>
          <table:table-cell office:value-type="string">
            <text:p>others</text:p>
          </table:table-cell>
          <table:table-cell/>
          <table:table-cell office:value-type="string">
            <text:p>sources and notes</text:p>
          </table:table-cell>
          <table:table-cell table:number-columns-repeated="1016"/>
        </table:table-row>
        <table:table-row table:style-name="ro1">
          <table:table-cell office:value-type="float" office:value="2011">
            <text:p>2011</text:p>
          </table:table-cell>
          <table:table-cell table:number-columns-repeated="4"/>
          <table:table-cell table:formula="of:=[.B5]-SUM([.C5:.E5])" office:value-type="float" office:value="0">
            <text:p>0</text:p>
          </table:table-cell>
          <table:table-cell/>
          <table:table-cell office:value-type="string">
            <text:p>tabulated from sheet:law journals</text:p>
          </table:table-cell>
          <table:table-cell table:number-columns-repeated="1016"/>
        </table:table-row>
        <table:table-row table:style-name="ro1">
          <table:table-cell office:value-type="float" office:value="2010">
            <text:p>2010</text:p>
          </table:table-cell>
          <table:table-cell table:number-columns-repeated="2" office:value-type="float" office:value="1">
            <text:p>1</text:p>
          </table:table-cell>
          <table:table-cell table:number-columns-repeated="2"/>
          <table:table-cell table:formula="of:=[.B6]-SUM([.C6:.E6])" office:value-type="float" office:value="0">
            <text:p>0</text:p>
          </table:table-cell>
          <table:table-cell/>
          <table:table-cell office:value-type="string">
            <text:p>the total all includes some variants in addition to leading, largest, greatest</text:p>
          </table:table-cell>
          <table:table-cell table:number-columns-repeated="1016"/>
        </table:table-row>
        <table:table-row table:style-name="ro1">
          <table:table-cell office:value-type="float" office:value="2009">
            <text:p>2009</text:p>
          </table:table-cell>
          <table:table-cell table:number-columns-repeated="2" office:value-type="float" office:value="6">
            <text:p>6</text:p>
          </table:table-cell>
          <table:table-cell table:number-columns-repeated="2"/>
          <table:table-cell table:formula="of:=[.B7]-SUM([.C7:.E7])" office:value-type="float" office:value="0">
            <text:p>0</text:p>
          </table:table-cell>
          <table:table-cell table:number-columns-repeated="1018"/>
        </table:table-row>
        <table:table-row table:style-name="ro1">
          <table:table-cell office:value-type="float" office:value="2008">
            <text:p>2008</text:p>
          </table:table-cell>
          <table:table-cell office:value-type="float" office:value="4">
            <text:p>4</text:p>
          </table:table-cell>
          <table:table-cell table:number-columns-repeated="2" office:value-type="float" office:value="2">
            <text:p>2</text:p>
          </table:table-cell>
          <table:table-cell/>
          <table:table-cell table:formula="of:=[.B8]-SUM([.C8:.E8])" office:value-type="float" office:value="0">
            <text:p>0</text:p>
          </table:table-cell>
          <table:table-cell/>
          <table:table-cell office:value-type="string">
            <text:p>documents asserting variants of statement: {domestic violence) against women is the {leading} cause of injury to women</text:p>
          </table:table-cell>
          <table:table-cell table:number-columns-repeated="1016"/>
        </table:table-row>
        <table:table-row table:style-name="ro1">
          <table:table-cell office:value-type="float" office:value="2007">
            <text:p>2007</text:p>
          </table:table-cell>
          <table:table-cell office:value-type="float" office:value="16">
            <text:p>16</text:p>
          </table:table-cell>
          <table:table-cell office:value-type="float" office:value="12">
            <text:p>12</text:p>
          </table:table-cell>
          <table:table-cell office:value-type="float" office:value="3">
            <text:p>3</text:p>
          </table:table-cell>
          <table:table-cell office:value-type="float" office:value="1">
            <text:p>1</text:p>
          </table:table-cell>
          <table:table-cell table:formula="of:=[.B9]-SUM([.C9:.E9])" office:value-type="float" office:value="0">
            <text:p>0</text:p>
          </table:table-cell>
          <table:table-cell/>
          <table:table-cell office:value-type="string">
            <text:p>{domestic violence} variants: domestic violence, violence, intimate partner violence, spouse abuse, battering</text:p>
          </table:table-cell>
          <table:table-cell table:number-columns-repeated="1016"/>
        </table:table-row>
        <table:table-row table:style-name="ro1">
          <table:table-cell office:value-type="float" office:value="2006">
            <text:p>2006</text:p>
          </table:table-cell>
          <table:table-cell office:value-type="float" office:value="13">
            <text:p>13</text:p>
          </table:table-cell>
          <table:table-cell office:value-type="float" office:value="10">
            <text:p>10</text:p>
          </table:table-cell>
          <table:table-cell office:value-type="float" office:value="2">
            <text:p>2</text:p>
          </table:table-cell>
          <table:table-cell office:value-type="float" office:value="1">
            <text:p>1</text:p>
          </table:table-cell>
          <table:table-cell table:formula="of:=[.B10]-SUM([.C10:.E10])" office:value-type="float" office:value="0">
            <text:p>0</text:p>
          </table:table-cell>
          <table:table-cell/>
          <table:table-cell office:value-type="string">
            <text:p>{leading} variants: leading, largest, greatest</text:p>
          </table:table-cell>
          <table:table-cell table:number-columns-repeated="1016"/>
        </table:table-row>
        <table:table-row table:style-name="ro1">
          <table:table-cell office:value-type="float" office:value="2005">
            <text:p>2005</text:p>
          </table:table-cell>
          <table:table-cell office:value-type="float" office:value="7">
            <text:p>7</text:p>
          </table:table-cell>
          <table:table-cell office:value-type="float" office:value="5">
            <text:p>5</text:p>
          </table:table-cell>
          <table:table-cell office:value-type="float" office:value="2">
            <text:p>2</text:p>
          </table:table-cell>
          <table:table-cell/>
          <table:table-cell table:formula="of:=[.B11]-SUM([.C11:.E11])" office:value-type="float" office:value="0">
            <text:p>0</text:p>
          </table:table-cell>
          <table:table-cell table:number-columns-repeated="1018"/>
        </table:table-row>
        <table:table-row table:style-name="ro1">
          <table:table-cell office:value-type="float" office:value="2004">
            <text:p>2004</text:p>
          </table:table-cell>
          <table:table-cell office:value-type="float" office:value="9">
            <text:p>9</text:p>
          </table:table-cell>
          <table:table-cell office:value-type="float" office:value="4">
            <text:p>4</text:p>
          </table:table-cell>
          <table:table-cell office:value-type="float" office:value="3">
            <text:p>3</text:p>
          </table:table-cell>
          <table:table-cell office:value-type="float" office:value="2">
            <text:p>2</text:p>
          </table:table-cell>
          <table:table-cell table:formula="of:=[.B12]-SUM([.C12:.E12])" office:value-type="float" office:value="0">
            <text:p>0</text:p>
          </table:table-cell>
          <table:table-cell table:number-columns-repeated="1018"/>
        </table:table-row>
        <table:table-row table:style-name="ro1">
          <table:table-cell office:value-type="float" office:value="2003">
            <text:p>2003</text:p>
          </table:table-cell>
          <table:table-cell office:value-type="float" office:value="20">
            <text:p>20</text:p>
          </table:table-cell>
          <table:table-cell office:value-type="float" office:value="10">
            <text:p>10</text:p>
          </table:table-cell>
          <table:table-cell office:value-type="float" office:value="8">
            <text:p>8</text:p>
          </table:table-cell>
          <table:table-cell office:value-type="float" office:value="2">
            <text:p>2</text:p>
          </table:table-cell>
          <table:table-cell table:formula="of:=[.B13]-SUM([.C13:.E13])" office:value-type="float" office:value="0">
            <text:p>0</text:p>
          </table:table-cell>
          <table:table-cell table:number-columns-repeated="1018"/>
        </table:table-row>
        <table:table-row table:style-name="ro1">
          <table:table-cell office:value-type="float" office:value="2002">
            <text:p>2002</text:p>
          </table:table-cell>
          <table:table-cell office:value-type="float" office:value="5">
            <text:p>5</text:p>
          </table:table-cell>
          <table:table-cell office:value-type="float" office:value="4">
            <text:p>4</text:p>
          </table:table-cell>
          <table:table-cell office:value-type="float" office:value="1">
            <text:p>1</text:p>
          </table:table-cell>
          <table:table-cell/>
          <table:table-cell table:formula="of:=[.B14]-SUM([.C14:.E14])" office:value-type="float" office:value="0">
            <text:p>0</text:p>
          </table:table-cell>
          <table:table-cell table:number-columns-repeated="1018"/>
        </table:table-row>
        <table:table-row table:style-name="ro1">
          <table:table-cell office:value-type="float" office:value="2001">
            <text:p>2001</text:p>
          </table:table-cell>
          <table:table-cell office:value-type="float" office:value="34">
            <text:p>34</text:p>
          </table:table-cell>
          <table:table-cell office:value-type="float" office:value="26">
            <text:p>26</text:p>
          </table:table-cell>
          <table:table-cell office:value-type="float" office:value="6">
            <text:p>6</text:p>
          </table:table-cell>
          <table:table-cell office:value-type="float" office:value="1">
            <text:p>1</text:p>
          </table:table-cell>
          <table:table-cell table:formula="of:=[.B15]-SUM([.C15:.E15])" office:value-type="float" office:value="1">
            <text:p>1</text:p>
          </table:table-cell>
          <table:table-cell table:number-columns-repeated="1018"/>
        </table:table-row>
        <table:table-row table:style-name="ro1">
          <table:table-cell office:value-type="float" office:value="2000">
            <text:p>2000</text:p>
          </table:table-cell>
          <table:table-cell office:value-type="float" office:value="21">
            <text:p>21</text:p>
          </table:table-cell>
          <table:table-cell office:value-type="float" office:value="15">
            <text:p>15</text:p>
          </table:table-cell>
          <table:table-cell table:number-columns-repeated="2" office:value-type="float" office:value="2">
            <text:p>2</text:p>
          </table:table-cell>
          <table:table-cell table:formula="of:=[.B16]-SUM([.C16:.E16])" office:value-type="float" office:value="2">
            <text:p>2</text:p>
          </table:table-cell>
          <table:table-cell table:number-columns-repeated="1018"/>
        </table:table-row>
        <table:table-row table:style-name="ro1">
          <table:table-cell office:value-type="float" office:value="1999">
            <text:p>1999</text:p>
          </table:table-cell>
          <table:table-cell office:value-type="float" office:value="26">
            <text:p>26</text:p>
          </table:table-cell>
          <table:table-cell office:value-type="float" office:value="18">
            <text:p>18</text:p>
          </table:table-cell>
          <table:table-cell office:value-type="float" office:value="5">
            <text:p>5</text:p>
          </table:table-cell>
          <table:table-cell office:value-type="float" office:value="2">
            <text:p>2</text:p>
          </table:table-cell>
          <table:table-cell table:formula="of:=[.B17]-SUM([.C17:.E17])" office:value-type="float" office:value="1">
            <text:p>1</text:p>
          </table:table-cell>
          <table:table-cell table:number-columns-repeated="1018"/>
        </table:table-row>
        <table:table-row table:style-name="ro1">
          <table:table-cell office:value-type="float" office:value="1998">
            <text:p>1998</text:p>
          </table:table-cell>
          <table:table-cell office:value-type="float" office:value="26">
            <text:p>26</text:p>
          </table:table-cell>
          <table:table-cell office:value-type="float" office:value="20">
            <text:p>20</text:p>
          </table:table-cell>
          <table:table-cell office:value-type="float" office:value="5">
            <text:p>5</text:p>
          </table:table-cell>
          <table:table-cell office:value-type="float" office:value="1">
            <text:p>1</text:p>
          </table:table-cell>
          <table:table-cell table:formula="of:=[.B18]-SUM([.C18:.E18])" office:value-type="float" office:value="0">
            <text:p>0</text:p>
          </table:table-cell>
          <table:table-cell table:number-columns-repeated="1018"/>
        </table:table-row>
        <table:table-row table:style-name="ro1">
          <table:table-cell office:value-type="float" office:value="1997">
            <text:p>1997</text:p>
          </table:table-cell>
          <table:table-cell office:value-type="float" office:value="34">
            <text:p>34</text:p>
          </table:table-cell>
          <table:table-cell office:value-type="float" office:value="24">
            <text:p>24</text:p>
          </table:table-cell>
          <table:table-cell office:value-type="float" office:value="5">
            <text:p>5</text:p>
          </table:table-cell>
          <table:table-cell office:value-type="float" office:value="2">
            <text:p>2</text:p>
          </table:table-cell>
          <table:table-cell table:formula="of:=[.B19]-SUM([.C19:.E19])" office:value-type="float" office:value="3">
            <text:p>3</text:p>
          </table:table-cell>
          <table:table-cell table:number-columns-repeated="1018"/>
        </table:table-row>
        <table:table-row table:style-name="ro1">
          <table:table-cell office:value-type="float" office:value="1996">
            <text:p>1996</text:p>
          </table:table-cell>
          <table:table-cell office:value-type="float" office:value="22">
            <text:p>22</text:p>
          </table:table-cell>
          <table:table-cell office:value-type="float" office:value="13">
            <text:p>13</text:p>
          </table:table-cell>
          <table:table-cell office:value-type="float" office:value="6">
            <text:p>6</text:p>
          </table:table-cell>
          <table:table-cell/>
          <table:table-cell table:formula="of:=[.B20]-SUM([.C20:.E20])" office:value-type="float" office:value="3">
            <text:p>3</text:p>
          </table:table-cell>
          <table:table-cell table:number-columns-repeated="1018"/>
        </table:table-row>
        <table:table-row table:style-name="ro1">
          <table:table-cell office:value-type="float" office:value="1995">
            <text:p>1995</text:p>
          </table:table-cell>
          <table:table-cell office:value-type="float" office:value="32">
            <text:p>32</text:p>
          </table:table-cell>
          <table:table-cell office:value-type="float" office:value="21">
            <text:p>21</text:p>
          </table:table-cell>
          <table:table-cell office:value-type="float" office:value="6">
            <text:p>6</text:p>
          </table:table-cell>
          <table:table-cell office:value-type="float" office:value="4">
            <text:p>4</text:p>
          </table:table-cell>
          <table:table-cell table:formula="of:=[.B21]-SUM([.C21:.E21])" office:value-type="float" office:value="1">
            <text:p>1</text:p>
          </table:table-cell>
          <table:table-cell table:number-columns-repeated="1018"/>
        </table:table-row>
        <table:table-row table:style-name="ro1">
          <table:table-cell office:value-type="float" office:value="1994">
            <text:p>1994</text:p>
          </table:table-cell>
          <table:table-cell office:value-type="float" office:value="36">
            <text:p>36</text:p>
          </table:table-cell>
          <table:table-cell office:value-type="float" office:value="20">
            <text:p>20</text:p>
          </table:table-cell>
          <table:table-cell office:value-type="float" office:value="10">
            <text:p>10</text:p>
          </table:table-cell>
          <table:table-cell office:value-type="float" office:value="6">
            <text:p>6</text:p>
          </table:table-cell>
          <table:table-cell table:formula="of:=[.B22]-SUM([.C22:.E22])" office:value-type="float" office:value="0">
            <text:p>0</text:p>
          </table:table-cell>
          <table:table-cell table:number-columns-repeated="1018"/>
        </table:table-row>
        <table:table-row table:style-name="ro1">
          <table:table-cell office:value-type="float" office:value="1993">
            <text:p>1993</text:p>
          </table:table-cell>
          <table:table-cell office:value-type="float" office:value="18">
            <text:p>18</text:p>
          </table:table-cell>
          <table:table-cell office:value-type="float" office:value="12">
            <text:p>12</text:p>
          </table:table-cell>
          <table:table-cell office:value-type="float" office:value="5">
            <text:p>5</text:p>
          </table:table-cell>
          <table:table-cell/>
          <table:table-cell table:formula="of:=[.B23]-SUM([.C23:.E23])" office:value-type="float" office:value="1">
            <text:p>1</text:p>
          </table:table-cell>
          <table:table-cell table:number-columns-repeated="1018"/>
        </table:table-row>
        <table:table-row table:style-name="ro1">
          <table:table-cell office:value-type="float" office:value="1992">
            <text:p>1992</text:p>
          </table:table-cell>
          <table:table-cell office:value-type="float" office:value="7">
            <text:p>7</text:p>
          </table:table-cell>
          <table:table-cell office:value-type="float" office:value="2">
            <text:p>2</text:p>
          </table:table-cell>
          <table:table-cell office:value-type="float" office:value="4">
            <text:p>4</text:p>
          </table:table-cell>
          <table:table-cell office:value-type="float" office:value="1">
            <text:p>1</text:p>
          </table:table-cell>
          <table:table-cell table:formula="of:=[.B24]-SUM([.C24:.E24])" office:value-type="float" office:value="0">
            <text:p>0</text:p>
          </table:table-cell>
          <table:table-cell table:number-columns-repeated="1018"/>
        </table:table-row>
        <table:table-row table:style-name="ro1">
          <table:table-cell office:value-type="float" office:value="1991">
            <text:p>1991</text:p>
          </table:table-cell>
          <table:table-cell office:value-type="float" office:value="3">
            <text:p>3</text:p>
          </table:table-cell>
          <table:table-cell office:value-type="float" office:value="2">
            <text:p>2</text:p>
          </table:table-cell>
          <table:table-cell office:value-type="float" office:value="1">
            <text:p>1</text:p>
          </table:table-cell>
          <table:table-cell/>
          <table:table-cell table:formula="of:=[.B25]-SUM([.C25:.E25])" office:value-type="float" office:value="0">
            <text:p>0</text:p>
          </table:table-cell>
          <table:table-cell table:number-columns-repeated="1018"/>
        </table:table-row>
        <table:table-row table:style-name="ro1">
          <table:table-cell office:value-type="float" office:value="1990">
            <text:p>1990</text:p>
          </table:table-cell>
          <table:table-cell table:number-columns-repeated="4"/>
          <table:table-cell table:formula="of:=[.B26]-SUM([.C26:.E26])" office:value-type="float" office:value="0">
            <text:p>0</text:p>
          </table:table-cell>
          <table:table-cell table:number-columns-repeated="1018"/>
        </table:table-row>
        <table:table-row table:style-name="ro1">
          <table:table-cell office:value-type="float" office:value="1989">
            <text:p>1989</text:p>
          </table:table-cell>
          <table:table-cell office:value-type="float" office:value="1">
            <text:p>1</text:p>
          </table:table-cell>
          <table:table-cell table:number-columns-repeated="2"/>
          <table:table-cell office:value-type="float" office:value="1">
            <text:p>1</text:p>
          </table:table-cell>
          <table:table-cell table:formula="of:=[.B27]-SUM([.C27:.E27])" office:value-type="float" office:value="0">
            <text:p>0</text:p>
          </table:table-cell>
          <table:table-cell table:number-columns-repeated="1018"/>
        </table:table-row>
        <table:table-row table:style-name="ro1">
          <table:table-cell office:value-type="float" office:value="1988">
            <text:p>1988</text:p>
          </table:table-cell>
          <table:table-cell table:number-columns-repeated="4"/>
          <table:table-cell table:formula="of:=[.B28]-SUM([.C28:.E28])" office:value-type="float" office:value="0">
            <text:p>0</text:p>
          </table:table-cell>
          <table:table-cell table:number-columns-repeated="1018"/>
        </table:table-row>
        <table:table-row table:style-name="ro1">
          <table:table-cell office:value-type="float" office:value="1987">
            <text:p>1987</text:p>
          </table:table-cell>
          <table:table-cell table:number-columns-repeated="4"/>
          <table:table-cell table:formula="of:=[.B29]-SUM([.C29:.E29])" office:value-type="float" office:value="0">
            <text:p>0</text:p>
          </table:table-cell>
          <table:table-cell table:number-columns-repeated="1018"/>
        </table:table-row>
        <table:table-row table:style-name="ro1">
          <table:table-cell office:value-type="float" office:value="1986">
            <text:p>1986</text:p>
          </table:table-cell>
          <table:table-cell table:number-columns-repeated="4"/>
          <table:table-cell table:formula="of:=[.B30]-SUM([.C30:.E30])" office:value-type="float" office:value="0">
            <text:p>0</text:p>
          </table:table-cell>
          <table:table-cell table:number-columns-repeated="1018"/>
        </table:table-row>
        <table:table-row table:style-name="ro1">
          <table:table-cell office:value-type="float" office:value="1985">
            <text:p>1985</text:p>
          </table:table-cell>
          <table:table-cell table:number-columns-repeated="4"/>
          <table:table-cell table:formula="of:=[.B31]-SUM([.C31:.E31])" office:value-type="float" office:value="0">
            <text:p>0</text:p>
          </table:table-cell>
          <table:table-cell table:number-columns-repeated="1018"/>
        </table:table-row>
        <table:table-row table:style-name="ro1">
          <table:table-cell table:number-columns-repeated="1024"/>
        </table:table-row>
        <table:table-row table:style-name="ro1">
          <table:table-cell/>
          <table:table-cell office:value-type="string">
            <text:p>total</text:p>
          </table:table-cell>
          <table:table-cell office:value-type="string">
            <text:p>5yr change</text:p>
          </table:table-cell>
          <table:table-cell table:number-columns-repeated="1021"/>
        </table:table-row>
        <table:table-row table:style-name="ro1">
          <table:table-cell office:value-type="string">
            <text:p>2006-2010</text:p>
          </table:table-cell>
          <table:table-cell table:formula="of:=SUM([.B6:.B10])" office:value-type="float" office:value="40">
            <text:p>40</text:p>
          </table:table-cell>
          <table:table-cell table:style-name="ce4" table:formula="of:=([.B34]-[.B35])/[.B35]" office:value-type="percentage" office:value="-0.466666666666667">
            <text:p>-47%</text:p>
          </table:table-cell>
          <table:table-cell table:number-columns-repeated="1021"/>
        </table:table-row>
        <table:table-row table:style-name="ro1">
          <table:table-cell office:value-type="string">
            <text:p>2001-2005</text:p>
          </table:table-cell>
          <table:table-cell table:formula="of:=SUM([.B11:.B15])" office:value-type="float" office:value="75">
            <text:p>75</text:p>
          </table:table-cell>
          <table:table-cell table:style-name="ce4" table:formula="of:=([.B35]-[.B36])/[.B36]" office:value-type="percentage" office:value="-0.418604651162791">
            <text:p>-42%</text:p>
          </table:table-cell>
          <table:table-cell table:number-columns-repeated="1021"/>
        </table:table-row>
        <table:table-row table:style-name="ro1">
          <table:table-cell office:value-type="string">
            <text:p>1996-2000</text:p>
          </table:table-cell>
          <table:table-cell table:formula="of:=SUM([.B16:.B20])" office:value-type="float" office:value="129">
            <text:p>129</text:p>
          </table:table-cell>
          <table:table-cell table:style-name="ce4" table:formula="of:=([.B36]-[.B37])/[.B37]" office:value-type="percentage" office:value="0.34375">
            <text:p>34%</text:p>
          </table:table-cell>
          <table:table-cell table:number-columns-repeated="1021"/>
        </table:table-row>
        <table:table-row table:style-name="ro1">
          <table:table-cell office:value-type="string">
            <text:p>1991-1995</text:p>
          </table:table-cell>
          <table:table-cell table:formula="of:=SUM([.B21:.B25])" office:value-type="float" office:value="96">
            <text:p>96</text:p>
          </table:table-cell>
          <table:table-cell table:style-name="ce4" table:formula="of:=([.B37]-[.B38])/[.B38]" office:value-type="percentage" office:value="95">
            <text:p>9500%</text:p>
          </table:table-cell>
          <table:table-cell table:number-columns-repeated="1021"/>
        </table:table-row>
        <table:table-row table:style-name="ro1">
          <table:table-cell office:value-type="string">
            <text:p>1986-1990</text:p>
          </table:table-cell>
          <table:table-cell table:formula="of:=SUM([.B26:.B30])" office:value-type="float" office:value="1">
            <text:p>1</text:p>
          </table:table-cell>
          <table:table-cell table:number-columns-repeated="1022"/>
        </table:table-row>
        <table:table-row table:style-name="ro1">
          <table:table-cell table:number-columns-repeated="1024"/>
        </table:table-row>
        <table:table-row table:style-name="ro1">
          <table:table-cell office:value-type="string">
            <text:p>1985-2011</text:p>
          </table:table-cell>
          <table:table-cell table:formula="of:=SUM([.B5:.B31])" office:value-type="float" office:value="341">
            <text:p>341</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Congress summary" table:style-name="ta4" table:print="false">
        <table:table-column table:style-name="co9" table:default-cell-style-name="ce2"/>
        <table:table-column table:style-name="co2" table:number-columns-repeated="5" table:default-cell-style-name="ce2"/>
        <table:table-column table:style-name="co3" table:default-cell-style-name="ce2"/>
        <table:table-column table:style-name="co10" table:default-cell-style-name="ce2"/>
        <table:table-column table:style-name="co2" table:number-columns-repeated="1016" table:default-cell-style-name="ce2"/>
        <table:table-row table:style-name="ro1">
          <table:table-cell table:style-name="ce1" office:value-type="string" table:number-columns-spanned="6" table:number-rows-spanned="1">
            <text:p>Summary of domestic violence claims in Congressional documents</text:p>
          </table:table-cell>
          <table:covered-table-cell table:number-columns-repeated="5" table:style-name="ce3"/>
          <table:table-cell/>
          <table:table-cell office:value-type="string">
            <text:p>Repository:</text:p>
          </table:table-cell>
          <table:table-cell table:number-columns-repeated="1016"/>
        </table:table-row>
        <table:table-row table:style-name="ro1">
          <table:table-cell table:number-columns-repeated="7"/>
          <table:table-cell office:value-type="string">
            <text:p>http://acrosswalls.org/datasets/</text:p>
          </table:table-cell>
          <table:table-cell table:number-columns-repeated="1016"/>
        </table:table-row>
        <table:table-row table:style-name="ro1">
          <table:table-cell table:number-columns-repeated="7"/>
          <table:table-cell office:value-type="string">
            <text:p>Version: 1.0</text:p>
          </table:table-cell>
          <table:table-cell table:number-columns-repeated="1016"/>
        </table:table-row>
        <table:table-row table:style-name="ro1">
          <table:table-cell table:style-name="ce5" office:value-type="string">
            <text:p>year</text:p>
          </table:table-cell>
          <table:table-cell table:style-name="ce5" office:value-type="string">
            <text:p>all</text:p>
          </table:table-cell>
          <table:table-cell table:style-name="ce5" office:value-type="string">
            <text:p>leading</text:p>
          </table:table-cell>
          <table:table-cell table:style-name="ce5" office:value-type="string">
            <text:p>largest</text:p>
          </table:table-cell>
          <table:table-cell table:style-name="ce5" office:value-type="string">
            <text:p>greatest</text:p>
          </table:table-cell>
          <table:table-cell table:style-name="ce5" office:value-type="string">
            <text:p>other</text:p>
          </table:table-cell>
          <table:table-cell table:number-columns-repeated="1018"/>
        </table:table-row>
        <table:table-row table:style-name="ro1">
          <table:table-cell table:style-name="ce5" office:value-type="float" office:value="2011">
            <text:p>2011</text:p>
          </table:table-cell>
          <table:table-cell table:style-name="ce5" table:formula="of:=SUM([.C5:.E5])" office:value-type="float" office:value="1">
            <text:p>1</text:p>
          </table:table-cell>
          <table:table-cell table:style-name="ce5" office:value-type="float" office:value="1">
            <text:p>1</text:p>
          </table:table-cell>
          <table:table-cell table:number-columns-repeated="2" table:style-name="ce5"/>
          <table:table-cell table:style-name="ce5"/>
          <table:table-cell/>
          <table:table-cell office:value-type="string">
            <text:p>documents asserting variants of statement: {domestic violence) against women is the {leading} cause of injury to women</text:p>
          </table:table-cell>
          <table:table-cell table:number-columns-repeated="1016"/>
        </table:table-row>
        <table:table-row table:style-name="ro1">
          <table:table-cell table:style-name="ce5" office:value-type="float" office:value="2010">
            <text:p>2010</text:p>
          </table:table-cell>
          <table:table-cell table:style-name="ce5" table:formula="of:=SUM([.C6:.E6])" office:value-type="float" office:value="0">
            <text:p>0</text:p>
          </table:table-cell>
          <table:table-cell table:number-columns-repeated="3" table:style-name="ce5"/>
          <table:table-cell table:style-name="ce5"/>
          <table:table-cell/>
          <table:table-cell office:value-type="string">
            <text:p>{domestic violence} variants: domestic violence, violence, intimate partner violence, spouse abuse, battering</text:p>
          </table:table-cell>
          <table:table-cell table:number-columns-repeated="1016"/>
        </table:table-row>
        <table:table-row table:style-name="ro1">
          <table:table-cell table:style-name="ce5" office:value-type="float" office:value="2009">
            <text:p>2009</text:p>
          </table:table-cell>
          <table:table-cell table:style-name="ce5" table:formula="of:=SUM([.C7:.E7])" office:value-type="float" office:value="1">
            <text:p>1</text:p>
          </table:table-cell>
          <table:table-cell table:style-name="ce5" office:value-type="float" office:value="1">
            <text:p>1</text:p>
          </table:table-cell>
          <table:table-cell table:number-columns-repeated="2" table:style-name="ce5"/>
          <table:table-cell table:style-name="ce5"/>
          <table:table-cell/>
          <table:table-cell office:value-type="string">
            <text:p>{leading} variants: leading, largest, greatest</text:p>
          </table:table-cell>
          <table:table-cell table:number-columns-repeated="1016"/>
        </table:table-row>
        <table:table-row table:style-name="ro1">
          <table:table-cell table:style-name="ce5" office:value-type="float" office:value="2008">
            <text:p>2008</text:p>
          </table:table-cell>
          <table:table-cell table:style-name="ce5" table:formula="of:=SUM([.C8:.E8])" office:value-type="float" office:value="0">
            <text:p>0</text:p>
          </table:table-cell>
          <table:table-cell table:number-columns-repeated="3" table:style-name="ce5"/>
          <table:table-cell table:style-name="ce5"/>
          <table:table-cell table:number-columns-repeated="1018"/>
        </table:table-row>
        <table:table-row table:style-name="ro1">
          <table:table-cell table:style-name="ce5" office:value-type="float" office:value="2007">
            <text:p>2007</text:p>
          </table:table-cell>
          <table:table-cell table:style-name="ce5" table:formula="of:=SUM([.C9:.E9])" office:value-type="float" office:value="0">
            <text:p>0</text:p>
          </table:table-cell>
          <table:table-cell table:number-columns-repeated="3" table:style-name="ce5"/>
          <table:table-cell table:style-name="ce5"/>
          <table:table-cell table:number-columns-repeated="1018"/>
        </table:table-row>
        <table:table-row table:style-name="ro1">
          <table:table-cell table:style-name="ce5" office:value-type="float" office:value="2006">
            <text:p>2006</text:p>
          </table:table-cell>
          <table:table-cell table:style-name="ce5" table:formula="of:=SUM([.C10:.E10])" office:value-type="float" office:value="0">
            <text:p>0</text:p>
          </table:table-cell>
          <table:table-cell table:number-columns-repeated="3" table:style-name="ce5"/>
          <table:table-cell table:style-name="ce5"/>
          <table:table-cell table:number-columns-repeated="1018"/>
        </table:table-row>
        <table:table-row table:style-name="ro1">
          <table:table-cell table:style-name="ce5" office:value-type="float" office:value="2005">
            <text:p>2005</text:p>
          </table:table-cell>
          <table:table-cell table:style-name="ce5" table:formula="of:=SUM([.C11:.E11])" office:value-type="float" office:value="6">
            <text:p>6</text:p>
          </table:table-cell>
          <table:table-cell table:style-name="ce5" office:value-type="float" office:value="5">
            <text:p>5</text:p>
          </table:table-cell>
          <table:table-cell table:style-name="ce5" office:value-type="float" office:value="1">
            <text:p>1</text:p>
          </table:table-cell>
          <table:table-cell table:style-name="ce5"/>
          <table:table-cell table:style-name="ce5"/>
          <table:table-cell table:number-columns-repeated="1018"/>
        </table:table-row>
        <table:table-row table:style-name="ro1">
          <table:table-cell table:style-name="ce5" office:value-type="float" office:value="2004">
            <text:p>2004</text:p>
          </table:table-cell>
          <table:table-cell table:style-name="ce5" table:formula="of:=SUM([.C12:.E12])" office:value-type="float" office:value="7">
            <text:p>7</text:p>
          </table:table-cell>
          <table:table-cell table:style-name="ce5" office:value-type="float" office:value="6">
            <text:p>6</text:p>
          </table:table-cell>
          <table:table-cell table:style-name="ce5"/>
          <table:table-cell table:style-name="ce5" office:value-type="float" office:value="1">
            <text:p>1</text:p>
          </table:table-cell>
          <table:table-cell table:style-name="ce5"/>
          <table:table-cell table:number-columns-repeated="1018"/>
        </table:table-row>
        <table:table-row table:style-name="ro1">
          <table:table-cell table:style-name="ce5" office:value-type="float" office:value="2003">
            <text:p>2003</text:p>
          </table:table-cell>
          <table:table-cell table:style-name="ce5" table:formula="of:=SUM([.C13:.E13])" office:value-type="float" office:value="5">
            <text:p>5</text:p>
          </table:table-cell>
          <table:table-cell table:style-name="ce5" office:value-type="float" office:value="4">
            <text:p>4</text:p>
          </table:table-cell>
          <table:table-cell table:style-name="ce5" office:value-type="float" office:value="1">
            <text:p>1</text:p>
          </table:table-cell>
          <table:table-cell table:style-name="ce5"/>
          <table:table-cell table:style-name="ce5"/>
          <table:table-cell table:number-columns-repeated="1018"/>
        </table:table-row>
        <table:table-row table:style-name="ro1">
          <table:table-cell table:style-name="ce5" office:value-type="float" office:value="2002">
            <text:p>2002</text:p>
          </table:table-cell>
          <table:table-cell table:style-name="ce5" table:formula="of:=SUM([.C14:.E14])" office:value-type="float" office:value="3">
            <text:p>3</text:p>
          </table:table-cell>
          <table:table-cell table:style-name="ce5" office:value-type="float" office:value="3">
            <text:p>3</text:p>
          </table:table-cell>
          <table:table-cell table:number-columns-repeated="2" table:style-name="ce5"/>
          <table:table-cell table:style-name="ce5"/>
          <table:table-cell table:number-columns-repeated="1018"/>
        </table:table-row>
        <table:table-row table:style-name="ro1">
          <table:table-cell table:style-name="ce5" office:value-type="float" office:value="2001">
            <text:p>2001</text:p>
          </table:table-cell>
          <table:table-cell table:style-name="ce5" table:formula="of:=SUM([.C15:.E15])" office:value-type="float" office:value="3">
            <text:p>3</text:p>
          </table:table-cell>
          <table:table-cell table:style-name="ce5" office:value-type="float" office:value="2">
            <text:p>2</text:p>
          </table:table-cell>
          <table:table-cell table:style-name="ce5"/>
          <table:table-cell table:style-name="ce5" office:value-type="float" office:value="1">
            <text:p>1</text:p>
          </table:table-cell>
          <table:table-cell table:style-name="ce5"/>
          <table:table-cell table:number-columns-repeated="1018"/>
        </table:table-row>
        <table:table-row table:style-name="ro1">
          <table:table-cell table:style-name="ce5" office:value-type="float" office:value="2000">
            <text:p>2000</text:p>
          </table:table-cell>
          <table:table-cell table:style-name="ce5" table:formula="of:=SUM([.C16:.E16])" office:value-type="float" office:value="6">
            <text:p>6</text:p>
          </table:table-cell>
          <table:table-cell table:style-name="ce5" office:value-type="float" office:value="6">
            <text:p>6</text:p>
          </table:table-cell>
          <table:table-cell table:number-columns-repeated="2" table:style-name="ce5"/>
          <table:table-cell table:style-name="ce5"/>
          <table:table-cell table:number-columns-repeated="1018"/>
        </table:table-row>
        <table:table-row table:style-name="ro1">
          <table:table-cell table:style-name="ce5" office:value-type="float" office:value="1999">
            <text:p>1999</text:p>
          </table:table-cell>
          <table:table-cell table:style-name="ce5" table:formula="of:=SUM([.C17:.E17])" office:value-type="float" office:value="4">
            <text:p>4</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table:table-cell table:number-columns-repeated="1018"/>
        </table:table-row>
        <table:table-row table:style-name="ro1">
          <table:table-cell table:style-name="ce5" office:value-type="float" office:value="1998">
            <text:p>1998</text:p>
          </table:table-cell>
          <table:table-cell table:style-name="ce5" table:formula="of:=SUM([.C18:.E18])" office:value-type="float" office:value="2">
            <text:p>2</text:p>
          </table:table-cell>
          <table:table-cell table:style-name="ce5" office:value-type="float" office:value="1">
            <text:p>1</text:p>
          </table:table-cell>
          <table:table-cell table:style-name="ce5"/>
          <table:table-cell table:style-name="ce5" office:value-type="float" office:value="1">
            <text:p>1</text:p>
          </table:table-cell>
          <table:table-cell table:style-name="ce5"/>
          <table:table-cell table:number-columns-repeated="1018"/>
        </table:table-row>
        <table:table-row table:style-name="ro1">
          <table:table-cell table:style-name="ce5" office:value-type="float" office:value="1997">
            <text:p>1997</text:p>
          </table:table-cell>
          <table:table-cell table:style-name="ce5" table:formula="of:=SUM([.C19:.E19])" office:value-type="float" office:value="18">
            <text:p>18</text:p>
          </table:table-cell>
          <table:table-cell table:style-name="ce5" office:value-type="float" office:value="17">
            <text:p>17</text:p>
          </table:table-cell>
          <table:table-cell table:style-name="ce5"/>
          <table:table-cell table:style-name="ce5" office:value-type="float" office:value="1">
            <text:p>1</text:p>
          </table:table-cell>
          <table:table-cell table:style-name="ce5"/>
          <table:table-cell table:number-columns-repeated="1018"/>
        </table:table-row>
        <table:table-row table:style-name="ro1">
          <table:table-cell table:style-name="ce5" office:value-type="float" office:value="1996">
            <text:p>1996</text:p>
          </table:table-cell>
          <table:table-cell table:style-name="ce5" table:formula="of:=SUM([.C20:.E20])" office:value-type="float" office:value="16">
            <text:p>16</text:p>
          </table:table-cell>
          <table:table-cell table:style-name="ce5" office:value-type="float" office:value="14">
            <text:p>14</text:p>
          </table:table-cell>
          <table:table-cell table:number-columns-repeated="2" table:style-name="ce5" office:value-type="float" office:value="1">
            <text:p>1</text:p>
          </table:table-cell>
          <table:table-cell table:style-name="ce5"/>
          <table:table-cell table:number-columns-repeated="1018"/>
        </table:table-row>
        <table:table-row table:style-name="ro1">
          <table:table-cell table:style-name="ce5" office:value-type="float" office:value="1995">
            <text:p>1995</text:p>
          </table:table-cell>
          <table:table-cell table:style-name="ce5" table:formula="of:=SUM([.C21:.E21])" office:value-type="float" office:value="9">
            <text:p>9</text:p>
          </table:table-cell>
          <table:table-cell table:style-name="ce5" office:value-type="float" office:value="4">
            <text:p>4</text:p>
          </table:table-cell>
          <table:table-cell table:style-name="ce5" office:value-type="float" office:value="2">
            <text:p>2</text:p>
          </table:table-cell>
          <table:table-cell table:style-name="ce5" office:value-type="float" office:value="3">
            <text:p>3</text:p>
          </table:table-cell>
          <table:table-cell table:style-name="ce5"/>
          <table:table-cell table:number-columns-repeated="1018"/>
        </table:table-row>
        <table:table-row table:style-name="ro1">
          <table:table-cell table:style-name="ce5" office:value-type="float" office:value="1994">
            <text:p>1994</text:p>
          </table:table-cell>
          <table:table-cell table:style-name="ce5" table:formula="of:=SUM([.C22:.E22])" office:value-type="float" office:value="26">
            <text:p>26</text:p>
          </table:table-cell>
          <table:table-cell table:style-name="ce5" office:value-type="float" office:value="22">
            <text:p>22</text:p>
          </table:table-cell>
          <table:table-cell table:style-name="ce5" office:value-type="float" office:value="4">
            <text:p>4</text:p>
          </table:table-cell>
          <table:table-cell table:style-name="ce5"/>
          <table:table-cell table:style-name="ce5"/>
          <table:table-cell table:number-columns-repeated="1018"/>
        </table:table-row>
        <table:table-row table:style-name="ro1">
          <table:table-cell table:style-name="ce5" office:value-type="float" office:value="1993">
            <text:p>1993</text:p>
          </table:table-cell>
          <table:table-cell table:style-name="ce5" table:formula="of:=SUM([.C23:.E23])" office:value-type="float" office:value="29">
            <text:p>29</text:p>
          </table:table-cell>
          <table:table-cell table:style-name="ce5" office:value-type="float" office:value="20">
            <text:p>20</text:p>
          </table:table-cell>
          <table:table-cell table:style-name="ce5" office:value-type="float" office:value="9">
            <text:p>9</text:p>
          </table:table-cell>
          <table:table-cell table:style-name="ce5"/>
          <table:table-cell table:style-name="ce5"/>
          <table:table-cell table:number-columns-repeated="1018"/>
        </table:table-row>
        <table:table-row table:style-name="ro1">
          <table:table-cell table:style-name="ce5" office:value-type="float" office:value="1992">
            <text:p>1992</text:p>
          </table:table-cell>
          <table:table-cell table:style-name="ce5" table:formula="of:=SUM([.C24:.E24])" office:value-type="float" office:value="12">
            <text:p>12</text:p>
          </table:table-cell>
          <table:table-cell table:style-name="ce5" office:value-type="float" office:value="5">
            <text:p>5</text:p>
          </table:table-cell>
          <table:table-cell table:style-name="ce5" office:value-type="float" office:value="7">
            <text:p>7</text:p>
          </table:table-cell>
          <table:table-cell table:style-name="ce5"/>
          <table:table-cell table:style-name="ce5"/>
          <table:table-cell table:number-columns-repeated="1018"/>
        </table:table-row>
        <table:table-row table:style-name="ro1">
          <table:table-cell table:style-name="ce5" office:value-type="float" office:value="1991">
            <text:p>1991</text:p>
          </table:table-cell>
          <table:table-cell table:style-name="ce5" office:value-type="float" office:value="11">
            <text:p>11</text:p>
          </table:table-cell>
          <table:table-cell table:style-name="ce5"/>
          <table:table-cell table:style-name="ce5" office:value-type="float" office:value="10">
            <text:p>10</text:p>
          </table:table-cell>
          <table:table-cell table:style-name="ce5"/>
          <table:table-cell table:style-name="ce5" office:value-type="float" office:value="1">
            <text:p>1</text:p>
          </table:table-cell>
          <table:table-cell table:number-columns-repeated="1018"/>
        </table:table-row>
        <table:table-row table:style-name="ro1">
          <table:table-cell table:style-name="ce5" office:value-type="float" office:value="1990">
            <text:p>1990</text:p>
          </table:table-cell>
          <table:table-cell table:style-name="ce5" table:formula="of:=SUM([.C26:.E26])" office:value-type="float" office:value="6">
            <text:p>6</text:p>
          </table:table-cell>
          <table:table-cell table:style-name="ce5"/>
          <table:table-cell table:style-name="ce5" office:value-type="float" office:value="6">
            <text:p>6</text:p>
          </table:table-cell>
          <table:table-cell table:style-name="ce5"/>
          <table:table-cell table:style-name="ce5"/>
          <table:table-cell table:number-columns-repeated="1018"/>
        </table:table-row>
        <table:table-row table:style-name="ro1">
          <table:table-cell table:style-name="ce5" office:value-type="float" office:value="1989">
            <text:p>1989</text:p>
          </table:table-cell>
          <table:table-cell table:style-name="ce5" table:formula="of:=SUM([.C27:.E27])" office:value-type="float" office:value="5">
            <text:p>5</text:p>
          </table:table-cell>
          <table:table-cell table:style-name="ce5"/>
          <table:table-cell table:style-name="ce5" office:value-type="float" office:value="5">
            <text:p>5</text:p>
          </table:table-cell>
          <table:table-cell table:style-name="ce5"/>
          <table:table-cell table:style-name="ce5"/>
          <table:table-cell table:number-columns-repeated="1018"/>
        </table:table-row>
        <table:table-row table:style-name="ro1">
          <table:table-cell table:style-name="ce5" office:value-type="float" office:value="1988">
            <text:p>1988</text:p>
          </table:table-cell>
          <table:table-cell table:style-name="ce5" table:formula="of:=SUM([.C28:.E28])" office:value-type="float" office:value="2">
            <text:p>2</text:p>
          </table:table-cell>
          <table:table-cell table:style-name="ce5"/>
          <table:table-cell table:style-name="ce5" office:value-type="float" office:value="2">
            <text:p>2</text:p>
          </table:table-cell>
          <table:table-cell table:style-name="ce5"/>
          <table:table-cell table:style-name="ce5"/>
          <table:table-cell table:number-columns-repeated="1018"/>
        </table:table-row>
        <table:table-row table:style-name="ro1">
          <table:table-cell table:style-name="ce5" office:value-type="float" office:value="1987">
            <text:p>1987</text:p>
          </table:table-cell>
          <table:table-cell table:style-name="ce5" table:formula="of:=SUM([.C29:.E29])" office:value-type="float" office:value="0">
            <text:p>0</text:p>
          </table:table-cell>
          <table:table-cell table:number-columns-repeated="3" table:style-name="ce5"/>
          <table:table-cell table:style-name="ce5"/>
          <table:table-cell table:number-columns-repeated="1018"/>
        </table:table-row>
        <table:table-row table:style-name="ro1">
          <table:table-cell table:style-name="ce5" office:value-type="float" office:value="1986">
            <text:p>1986</text:p>
          </table:table-cell>
          <table:table-cell table:style-name="ce5" table:formula="of:=SUM([.C30:.E30])" office:value-type="float" office:value="0">
            <text:p>0</text:p>
          </table:table-cell>
          <table:table-cell table:number-columns-repeated="3" table:style-name="ce5"/>
          <table:table-cell table:style-name="ce5"/>
          <table:table-cell table:number-columns-repeated="1018"/>
        </table:table-row>
        <table:table-row table:style-name="ro1">
          <table:table-cell table:style-name="ce5" office:value-type="float" office:value="1985">
            <text:p>1985</text:p>
          </table:table-cell>
          <table:table-cell table:style-name="ce5" table:formula="of:=SUM([.C31:.E31])" office:value-type="float" office:value="0">
            <text:p>0</text:p>
          </table:table-cell>
          <table:table-cell table:number-columns-repeated="3" table:style-name="ce5"/>
          <table:table-cell table:style-name="ce5"/>
          <table:table-cell table:number-columns-repeated="1018"/>
        </table:table-row>
        <table:table-row table:style-name="ro1">
          <table:table-cell table:style-name="ce5" table:number-columns-repeated="6"/>
          <table:table-cell table:number-columns-repeated="1018"/>
        </table:table-row>
        <table:table-row table:style-name="ro1">
          <table:table-cell table:style-name="ce5"/>
          <table:table-cell table:style-name="ce5" office:value-type="string">
            <text:p>total</text:p>
          </table:table-cell>
          <table:table-cell table:style-name="ce5" office:value-type="string">
            <text:p>5yr change</text:p>
          </table:table-cell>
          <table:table-cell table:style-name="ce5" table:number-columns-repeated="3"/>
          <table:table-cell table:number-columns-repeated="1018"/>
        </table:table-row>
        <table:table-row table:style-name="ro1">
          <table:table-cell table:style-name="ce5" office:value-type="string">
            <text:p>2006-2010</text:p>
          </table:table-cell>
          <table:table-cell table:style-name="ce5" table:formula="of:=SUM([.B6:.B10])" office:value-type="float" office:value="1">
            <text:p>1</text:p>
          </table:table-cell>
          <table:table-cell table:style-name="ce6" table:formula="of:=([.B34]-[.B35])/[.B35]" office:value-type="percentage" office:value="-0.958333333333333">
            <text:p>-96%</text:p>
          </table:table-cell>
          <table:table-cell table:style-name="ce5" table:number-columns-repeated="3"/>
          <table:table-cell table:number-columns-repeated="1018"/>
        </table:table-row>
        <table:table-row table:style-name="ro1">
          <table:table-cell table:style-name="ce5" office:value-type="string">
            <text:p>2001-2005</text:p>
          </table:table-cell>
          <table:table-cell table:style-name="ce5" table:formula="of:=SUM([.B11:.B15])" office:value-type="float" office:value="24">
            <text:p>24</text:p>
          </table:table-cell>
          <table:table-cell table:style-name="ce6" table:formula="of:=([.B35]-[.B36])/[.B36]" office:value-type="percentage" office:value="-0.478260869565217">
            <text:p>-48%</text:p>
          </table:table-cell>
          <table:table-cell table:style-name="ce5" table:number-columns-repeated="3"/>
          <table:table-cell table:number-columns-repeated="1018"/>
        </table:table-row>
        <table:table-row table:style-name="ro1">
          <table:table-cell table:style-name="ce5" office:value-type="string">
            <text:p>1996-2000</text:p>
          </table:table-cell>
          <table:table-cell table:style-name="ce5" table:formula="of:=SUM([.B16:.B20])" office:value-type="float" office:value="46">
            <text:p>46</text:p>
          </table:table-cell>
          <table:table-cell table:style-name="ce6" table:formula="of:=([.B36]-[.B37])/[.B37]" office:value-type="percentage" office:value="-0.471264367816092">
            <text:p>-47%</text:p>
          </table:table-cell>
          <table:table-cell table:style-name="ce5" table:number-columns-repeated="3"/>
          <table:table-cell table:number-columns-repeated="1018"/>
        </table:table-row>
        <table:table-row table:style-name="ro1">
          <table:table-cell table:style-name="ce5" office:value-type="string">
            <text:p>1991-1995</text:p>
          </table:table-cell>
          <table:table-cell table:style-name="ce5" table:formula="of:=SUM([.B21:.B25])" office:value-type="float" office:value="87">
            <text:p>87</text:p>
          </table:table-cell>
          <table:table-cell table:style-name="ce6" table:formula="of:=([.B37]-[.B38])/[.B38]" office:value-type="percentage" office:value="5.69230769230769">
            <text:p>569%</text:p>
          </table:table-cell>
          <table:table-cell table:style-name="ce5" table:number-columns-repeated="3"/>
          <table:table-cell table:number-columns-repeated="1018"/>
        </table:table-row>
        <table:table-row table:style-name="ro1">
          <table:table-cell table:style-name="ce5" office:value-type="string">
            <text:p>1986-1990</text:p>
          </table:table-cell>
          <table:table-cell table:style-name="ce5" table:formula="of:=SUM([.B26:.B30])" office:value-type="float" office:value="13">
            <text:p>13</text:p>
          </table:table-cell>
          <table:table-cell table:style-name="ce5" table:number-columns-repeated="4"/>
          <table:table-cell table:number-columns-repeated="1018"/>
        </table:table-row>
        <table:table-row table:style-name="ro1">
          <table:table-cell table:style-name="ce5" table:number-columns-repeated="6"/>
          <table:table-cell table:number-columns-repeated="1018"/>
        </table:table-row>
        <table:table-row table:style-name="ro1">
          <table:table-cell table:style-name="ce5" office:value-type="string">
            <text:p>1985-2011</text:p>
          </table:table-cell>
          <table:table-cell table:style-name="ce5" table:formula="of:=SUM([.B5:.B31])" office:value-type="float" office:value="172">
            <text:p>172</text:p>
          </table:table-cell>
          <table:table-cell table:style-name="ce5" table:number-columns-repeated="4"/>
          <table:table-cell table:number-columns-repeated="1018"/>
        </table:table-row>
        <table:table-row table:style-name="ro1" table:number-rows-repeated="1048535">
          <table:table-cell table:number-columns-repeated="1024"/>
        </table:table-row>
        <table:table-row table:style-name="ro1">
          <table:table-cell table:number-columns-repeated="1024"/>
        </table:table-row>
      </table:table>
      <table:table table:name="courts summary" table:style-name="ta5" table:print="false">
        <table:table-column table:style-name="co2" table:number-columns-repeated="5" table:default-cell-style-name="ce2"/>
        <table:table-column table:style-name="co3" table:default-cell-style-name="ce2"/>
        <table:table-column table:style-name="co11" table:default-cell-style-name="ce2"/>
        <table:table-column table:style-name="co2" table:number-columns-repeated="1017" table:default-cell-style-name="ce2"/>
        <table:table-row table:style-name="ro1">
          <table:table-cell table:style-name="ce1" office:value-type="string" table:number-columns-spanned="6" table:number-rows-spanned="1">
            <text:p>Summary of domestic violence claims in judicial opinions</text:p>
          </table:table-cell>
          <table:covered-table-cell table:number-columns-repeated="5" table:style-name="ce3"/>
          <table:table-cell office:value-type="string">
            <text:p>Repository:</text:p>
          </table:table-cell>
          <table:table-cell table:number-columns-repeated="1017"/>
        </table:table-row>
        <table:table-row table:style-name="ro1">
          <table:table-cell table:number-columns-repeated="6"/>
          <table:table-cell office:value-type="string">
            <text:p>http://acrosswalls.org/datasets/</text:p>
          </table:table-cell>
          <table:table-cell table:number-columns-repeated="1017"/>
        </table:table-row>
        <table:table-row table:style-name="ro1">
          <table:table-cell table:number-columns-repeated="6"/>
          <table:table-cell office:value-type="string">
            <text:p>Version: 1.0</text:p>
          </table:table-cell>
          <table:table-cell table:number-columns-repeated="1017"/>
        </table:table-row>
        <table:table-row table:style-name="ro1">
          <table:table-cell office:value-type="string">
            <text:p>year</text:p>
          </table:table-cell>
          <table:table-cell office:value-type="string">
            <text:p>total</text:p>
          </table:table-cell>
          <table:table-cell office:value-type="string">
            <text:p>leading</text:p>
          </table:table-cell>
          <table:table-cell office:value-type="string">
            <text:p>largest</text:p>
          </table:table-cell>
          <table:table-cell office:value-type="string">
            <text:p>greatest</text:p>
          </table:table-cell>
          <table:table-cell table:number-columns-repeated="1019"/>
        </table:table-row>
        <table:table-row table:style-name="ro1">
          <table:table-cell office:value-type="float" office:value="2011">
            <text:p>2011</text:p>
          </table:table-cell>
          <table:table-cell table:formula="of:=SUM([.C5:.E5])" office:value-type="float" office:value="0">
            <text:p>0</text:p>
          </table:table-cell>
          <table:table-cell table:number-columns-repeated="4"/>
          <table:table-cell office:value-type="string">
            <text:p>Includes only published judicial opinions in major public databases.</text:p>
          </table:table-cell>
          <table:table-cell table:number-columns-repeated="1017"/>
        </table:table-row>
        <table:table-row table:style-name="ro1">
          <table:table-cell office:value-type="float" office:value="2010">
            <text:p>2010</text:p>
          </table:table-cell>
          <table:table-cell table:formula="of:=SUM([.C6:.E6])" office:value-type="float" office:value="0">
            <text:p>0</text:p>
          </table:table-cell>
          <table:table-cell table:number-columns-repeated="4"/>
          <table:table-cell office:value-type="string">
            <text:p>documents asserting variants of statement: {domestic violence) against women is the {leading} cause of injury to women</text:p>
          </table:table-cell>
          <table:table-cell table:number-columns-repeated="1017"/>
        </table:table-row>
        <table:table-row table:style-name="ro1">
          <table:table-cell office:value-type="float" office:value="2009">
            <text:p>2009</text:p>
          </table:table-cell>
          <table:table-cell table:formula="of:=SUM([.C7:.E7])" office:value-type="float" office:value="0">
            <text:p>0</text:p>
          </table:table-cell>
          <table:table-cell table:number-columns-repeated="4"/>
          <table:table-cell office:value-type="string">
            <text:p>{domestic violence} variants: domestic violence, violence, intimate partner violence, spouse abuse, battering</text:p>
          </table:table-cell>
          <table:table-cell table:number-columns-repeated="1017"/>
        </table:table-row>
        <table:table-row table:style-name="ro1">
          <table:table-cell office:value-type="float" office:value="2008">
            <text:p>2008</text:p>
          </table:table-cell>
          <table:table-cell table:formula="of:=SUM([.C8:.E8])" office:value-type="float" office:value="1">
            <text:p>1</text:p>
          </table:table-cell>
          <table:table-cell office:value-type="float" office:value="1">
            <text:p>1</text:p>
          </table:table-cell>
          <table:table-cell table:number-columns-repeated="3"/>
          <table:table-cell office:value-type="string">
            <text:p>{leading} variants: leading, largest, greatest</text:p>
          </table:table-cell>
          <table:table-cell table:number-columns-repeated="1017"/>
        </table:table-row>
        <table:table-row table:style-name="ro1">
          <table:table-cell office:value-type="float" office:value="2007">
            <text:p>2007</text:p>
          </table:table-cell>
          <table:table-cell table:formula="of:=SUM([.C9:.E9])" office:value-type="float" office:value="0">
            <text:p>0</text:p>
          </table:table-cell>
          <table:table-cell table:number-columns-repeated="1022"/>
        </table:table-row>
        <table:table-row table:style-name="ro1">
          <table:table-cell office:value-type="float" office:value="2006">
            <text:p>2006</text:p>
          </table:table-cell>
          <table:table-cell table:formula="of:=SUM([.C10:.E10])" office:value-type="float" office:value="1">
            <text:p>1</text:p>
          </table:table-cell>
          <table:table-cell office:value-type="float" office:value="1">
            <text:p>1</text:p>
          </table:table-cell>
          <table:table-cell table:number-columns-repeated="1021"/>
        </table:table-row>
        <table:table-row table:style-name="ro1">
          <table:table-cell office:value-type="float" office:value="2005">
            <text:p>2005</text:p>
          </table:table-cell>
          <table:table-cell table:formula="of:=SUM([.C11:.E11])" office:value-type="float" office:value="0">
            <text:p>0</text:p>
          </table:table-cell>
          <table:table-cell table:number-columns-repeated="1022"/>
        </table:table-row>
        <table:table-row table:style-name="ro1">
          <table:table-cell office:value-type="float" office:value="2004">
            <text:p>2004</text:p>
          </table:table-cell>
          <table:table-cell table:formula="of:=SUM([.C12:.E12])" office:value-type="float" office:value="1">
            <text:p>1</text:p>
          </table:table-cell>
          <table:table-cell office:value-type="float" office:value="1">
            <text:p>1</text:p>
          </table:table-cell>
          <table:table-cell table:number-columns-repeated="1021"/>
        </table:table-row>
        <table:table-row table:style-name="ro1">
          <table:table-cell office:value-type="float" office:value="2003">
            <text:p>2003</text:p>
          </table:table-cell>
          <table:table-cell table:formula="of:=SUM([.C13:.E13])" office:value-type="float" office:value="0">
            <text:p>0</text:p>
          </table:table-cell>
          <table:table-cell table:number-columns-repeated="1022"/>
        </table:table-row>
        <table:table-row table:style-name="ro1">
          <table:table-cell office:value-type="float" office:value="2002">
            <text:p>2002</text:p>
          </table:table-cell>
          <table:table-cell table:formula="of:=SUM([.C14:.E14])" office:value-type="float" office:value="1">
            <text:p>1</text:p>
          </table:table-cell>
          <table:table-cell office:value-type="float" office:value="1">
            <text:p>1</text:p>
          </table:table-cell>
          <table:table-cell table:number-columns-repeated="1021"/>
        </table:table-row>
        <table:table-row table:style-name="ro1">
          <table:table-cell office:value-type="float" office:value="2001">
            <text:p>2001</text:p>
          </table:table-cell>
          <table:table-cell table:formula="of:=SUM([.C15:.E15])" office:value-type="float" office:value="0">
            <text:p>0</text:p>
          </table:table-cell>
          <table:table-cell table:number-columns-repeated="1022"/>
        </table:table-row>
        <table:table-row table:style-name="ro1">
          <table:table-cell office:value-type="float" office:value="2000">
            <text:p>2000</text:p>
          </table:table-cell>
          <table:table-cell table:formula="of:=SUM([.C16:.E16])" office:value-type="float" office:value="3">
            <text:p>3</text:p>
          </table:table-cell>
          <table:table-cell office:value-type="float" office:value="2">
            <text:p>2</text:p>
          </table:table-cell>
          <table:table-cell office:value-type="float" office:value="1">
            <text:p>1</text:p>
          </table:table-cell>
          <table:table-cell table:number-columns-repeated="1020"/>
        </table:table-row>
        <table:table-row table:style-name="ro1">
          <table:table-cell office:value-type="float" office:value="1999">
            <text:p>1999</text:p>
          </table:table-cell>
          <table:table-cell table:formula="of:=SUM([.C17:.E17])" office:value-type="float" office:value="4">
            <text:p>4</text:p>
          </table:table-cell>
          <table:table-cell office:value-type="float" office:value="4">
            <text:p>4</text:p>
          </table:table-cell>
          <table:table-cell table:number-columns-repeated="1021"/>
        </table:table-row>
        <table:table-row table:style-name="ro1">
          <table:table-cell office:value-type="float" office:value="1998">
            <text:p>1998</text:p>
          </table:table-cell>
          <table:table-cell table:formula="of:=SUM([.C18:.E18])" office:value-type="float" office:value="2">
            <text:p>2</text:p>
          </table:table-cell>
          <table:table-cell office:value-type="float" office:value="2">
            <text:p>2</text:p>
          </table:table-cell>
          <table:table-cell table:number-columns-repeated="1021"/>
        </table:table-row>
        <table:table-row table:style-name="ro1">
          <table:table-cell office:value-type="float" office:value="1997">
            <text:p>1997</text:p>
          </table:table-cell>
          <table:table-cell table:formula="of:=SUM([.C19:.E19])" office:value-type="float" office:value="6">
            <text:p>6</text:p>
          </table:table-cell>
          <table:table-cell office:value-type="float" office:value="5">
            <text:p>5</text:p>
          </table:table-cell>
          <table:table-cell/>
          <table:table-cell office:value-type="float" office:value="1">
            <text:p>1</text:p>
          </table:table-cell>
          <table:table-cell table:number-columns-repeated="1019"/>
        </table:table-row>
        <table:table-row table:style-name="ro1">
          <table:table-cell office:value-type="float" office:value="1996">
            <text:p>1996</text:p>
          </table:table-cell>
          <table:table-cell table:formula="of:=SUM([.C20:.E20])" office:value-type="float" office:value="2">
            <text:p>2</text:p>
          </table:table-cell>
          <table:table-cell office:value-type="float" office:value="2">
            <text:p>2</text:p>
          </table:table-cell>
          <table:table-cell table:number-columns-repeated="1021"/>
        </table:table-row>
        <table:table-row table:style-name="ro1">
          <table:table-cell office:value-type="float" office:value="1995">
            <text:p>1995</text:p>
          </table:table-cell>
          <table:table-cell table:formula="of:=SUM([.C21:.E21])" office:value-type="float" office:value="1">
            <text:p>1</text:p>
          </table:table-cell>
          <table:table-cell office:value-type="float" office:value="1">
            <text:p>1</text:p>
          </table:table-cell>
          <table:table-cell table:number-columns-repeated="1021"/>
        </table:table-row>
        <table:table-row table:style-name="ro1">
          <table:table-cell office:value-type="float" office:value="1994">
            <text:p>1994</text:p>
          </table:table-cell>
          <table:table-cell table:formula="of:=SUM([.C22:.E22])" office:value-type="float" office:value="0">
            <text:p>0</text:p>
          </table:table-cell>
          <table:table-cell table:number-columns-repeated="1022"/>
        </table:table-row>
        <table:table-row table:style-name="ro1">
          <table:table-cell office:value-type="float" office:value="1993">
            <text:p>1993</text:p>
          </table:table-cell>
          <table:table-cell table:formula="of:=SUM([.C23:.E23])" office:value-type="float" office:value="1">
            <text:p>1</text:p>
          </table:table-cell>
          <table:table-cell/>
          <table:table-cell office:value-type="float" office:value="1">
            <text:p>1</text:p>
          </table:table-cell>
          <table:table-cell table:number-columns-repeated="1020"/>
        </table:table-row>
        <table:table-row table:style-name="ro1">
          <table:table-cell office:value-type="float" office:value="1992">
            <text:p>1992</text:p>
          </table:table-cell>
          <table:table-cell table:formula="of:=SUM([.C24:.E24])" office:value-type="float" office:value="0">
            <text:p>0</text:p>
          </table:table-cell>
          <table:table-cell table:number-columns-repeated="1022"/>
        </table:table-row>
        <table:table-row table:style-name="ro1">
          <table:table-cell office:value-type="float" office:value="1991">
            <text:p>1991</text:p>
          </table:table-cell>
          <table:table-cell table:formula="of:=SUM([.C25:.E25])" office:value-type="float" office:value="0">
            <text:p>0</text:p>
          </table:table-cell>
          <table:table-cell table:number-columns-repeated="1022"/>
        </table:table-row>
        <table:table-row table:style-name="ro1">
          <table:table-cell office:value-type="float" office:value="1990">
            <text:p>1990</text:p>
          </table:table-cell>
          <table:table-cell table:formula="of:=SUM([.C26:.E26])" office:value-type="float" office:value="0">
            <text:p>0</text:p>
          </table:table-cell>
          <table:table-cell table:number-columns-repeated="1022"/>
        </table:table-row>
        <table:table-row table:style-name="ro1">
          <table:table-cell office:value-type="float" office:value="1989">
            <text:p>1989</text:p>
          </table:table-cell>
          <table:table-cell table:formula="of:=SUM([.C27:.E27])" office:value-type="float" office:value="0">
            <text:p>0</text:p>
          </table:table-cell>
          <table:table-cell table:number-columns-repeated="1022"/>
        </table:table-row>
        <table:table-row table:style-name="ro1">
          <table:table-cell office:value-type="float" office:value="1988">
            <text:p>1988</text:p>
          </table:table-cell>
          <table:table-cell table:formula="of:=SUM([.C28:.E28])" office:value-type="float" office:value="0">
            <text:p>0</text:p>
          </table:table-cell>
          <table:table-cell table:number-columns-repeated="1022"/>
        </table:table-row>
        <table:table-row table:style-name="ro1">
          <table:table-cell office:value-type="float" office:value="1987">
            <text:p>1987</text:p>
          </table:table-cell>
          <table:table-cell table:formula="of:=SUM([.C29:.E29])" office:value-type="float" office:value="0">
            <text:p>0</text:p>
          </table:table-cell>
          <table:table-cell table:number-columns-repeated="1022"/>
        </table:table-row>
        <table:table-row table:style-name="ro1">
          <table:table-cell office:value-type="float" office:value="1986">
            <text:p>1986</text:p>
          </table:table-cell>
          <table:table-cell table:formula="of:=SUM([.C30:.E30])" office:value-type="float" office:value="0">
            <text:p>0</text:p>
          </table:table-cell>
          <table:table-cell table:number-columns-repeated="1022"/>
        </table:table-row>
        <table:table-row table:style-name="ro1">
          <table:table-cell office:value-type="float" office:value="1985">
            <text:p>1985</text:p>
          </table:table-cell>
          <table:table-cell table:formula="of:=SUM([.C31:.E31])" office:value-type="float" office:value="0">
            <text:p>0</text:p>
          </table:table-cell>
          <table:table-cell table:number-columns-repeated="1022"/>
        </table:table-row>
        <table:table-row table:style-name="ro1">
          <table:table-cell table:number-columns-repeated="1024"/>
        </table:table-row>
        <table:table-row table:style-name="ro1">
          <table:table-cell/>
          <table:table-cell office:value-type="string">
            <text:p>total</text:p>
          </table:table-cell>
          <table:table-cell office:value-type="string">
            <text:p>5yr change</text:p>
          </table:table-cell>
          <table:table-cell table:number-columns-repeated="1021"/>
        </table:table-row>
        <table:table-row table:style-name="ro1">
          <table:table-cell office:value-type="string">
            <text:p>2006-2010</text:p>
          </table:table-cell>
          <table:table-cell table:formula="of:=SUM([.B6:.B10])" office:value-type="float" office:value="2">
            <text:p>2</text:p>
          </table:table-cell>
          <table:table-cell table:style-name="ce4" table:formula="of:=([.B34]-[.B35])/[.B35]" office:value-type="percentage" office:value="0">
            <text:p>0%</text:p>
          </table:table-cell>
          <table:table-cell table:number-columns-repeated="1021"/>
        </table:table-row>
        <table:table-row table:style-name="ro1">
          <table:table-cell office:value-type="string">
            <text:p>2001-2005</text:p>
          </table:table-cell>
          <table:table-cell table:formula="of:=SUM([.B11:.B15])" office:value-type="float" office:value="2">
            <text:p>2</text:p>
          </table:table-cell>
          <table:table-cell table:style-name="ce4" table:formula="of:=([.B35]-[.B36])/[.B36]" office:value-type="percentage" office:value="-0.882352941176471">
            <text:p>-88%</text:p>
          </table:table-cell>
          <table:table-cell table:number-columns-repeated="1021"/>
        </table:table-row>
        <table:table-row table:style-name="ro1">
          <table:table-cell office:value-type="string">
            <text:p>1996-2000</text:p>
          </table:table-cell>
          <table:table-cell table:formula="of:=SUM([.B16:.B20])" office:value-type="float" office:value="17">
            <text:p>17</text:p>
          </table:table-cell>
          <table:table-cell table:style-name="ce4" table:formula="of:=([.B36]-[.B37])/[.B37]" office:value-type="percentage" office:value="7.5">
            <text:p>750%</text:p>
          </table:table-cell>
          <table:table-cell table:number-columns-repeated="1021"/>
        </table:table-row>
        <table:table-row table:style-name="ro1">
          <table:table-cell office:value-type="string">
            <text:p>1991-1995</text:p>
          </table:table-cell>
          <table:table-cell table:formula="of:=SUM([.B21:.B25])" office:value-type="float" office:value="2">
            <text:p>2</text:p>
          </table:table-cell>
          <table:table-cell table:style-name="ce4"/>
          <table:table-cell table:number-columns-repeated="1021"/>
        </table:table-row>
        <table:table-row table:style-name="ro1">
          <table:table-cell office:value-type="string">
            <text:p>1986-1990</text:p>
          </table:table-cell>
          <table:table-cell table:formula="of:=SUM([.B26:.B30])" office:value-type="float" office:value="0">
            <text:p>0</text:p>
          </table:table-cell>
          <table:table-cell table:number-columns-repeated="1022"/>
        </table:table-row>
        <table:table-row table:style-name="ro1">
          <table:table-cell table:number-columns-repeated="1024"/>
        </table:table-row>
        <table:table-row table:style-name="ro1">
          <table:table-cell office:value-type="string">
            <text:p>1985-2011</text:p>
          </table:table-cell>
          <table:table-cell table:formula="of:=SUM([.B5:.B31])" office:value-type="float" office:value="23">
            <text:p>23</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news 1996-2005" table:style-name="ta6" table:print="false">
        <table:table-column table:style-name="co12" table:number-columns-repeated="2" table:default-cell-style-name="ce7"/>
        <table:table-column table:style-name="co13" table:default-cell-style-name="ce7"/>
        <table:table-column table:style-name="co14" table:default-cell-style-name="ce8"/>
        <table:table-column table:style-name="co15" table:default-cell-style-name="ce7"/>
        <table:table-column table:style-name="co2" table:default-cell-style-name="ce2"/>
        <table:table-column table:style-name="co16" table:default-cell-style-name="ce7"/>
        <table:table-column table:style-name="co17" table:default-cell-style-name="ce7"/>
        <table:table-column table:style-name="co18" table:default-cell-style-name="ce7"/>
        <table:table-column table:style-name="co12" table:default-cell-style-name="ce7"/>
        <table:table-column table:style-name="co19" table:default-cell-style-name="ce7"/>
        <table:table-column table:style-name="co20" table:default-cell-style-name="ce7"/>
        <table:table-column table:style-name="co6" table:default-cell-style-name="ce7"/>
        <table:table-column table:style-name="co20" table:number-columns-repeated="1011" table:default-cell-style-name="ce7"/>
        <table:table-row table:style-name="ro1">
          <table:table-cell office:value-type="string">
            <text:p>cfield</text:p>
          </table:table-cell>
          <table:table-cell office:value-type="string">
            <text:p>cfrn</text:p>
          </table:table-cell>
          <table:table-cell office:value-type="string">
            <text:p>year</text:p>
          </table:table-cell>
          <table:table-cell office:value-type="string">
            <text:p>date</text:p>
          </table:table-cell>
          <table:table-cell office:value-type="string">
            <text:p>journal (news publication)</text:p>
          </table:table-cell>
          <table:table-cell table:style-name="ce7" office:value-type="string">
            <text:p>state</text:p>
          </table:table-cell>
          <table:table-cell office:value-type="string">
            <text:p>title</text:p>
          </table:table-cell>
          <table:table-cell office:value-type="string">
            <text:p>author</text:p>
          </table:table-cell>
          <table:table-cell office:value-type="string">
            <text:p>debunk</text:p>
          </table:table-cell>
          <table:table-cell office:value-type="string">
            <text:p>comparators</text:p>
          </table:table-cell>
          <table:table-cell office:value-type="string">
            <text:p>ages</text:p>
          </table:table-cell>
          <table:table-cell office:value-type="string">
            <text:p>statement</text:p>
          </table:table-cell>
          <table:table-cell/>
          <table:table-cell office:value-type="string">
            <text:p>sources and notes</text:p>
          </table:table-cell>
          <table:table-cell table:number-columns-repeated="1010"/>
        </table:table-row>
        <table:table-row table:style-name="ro1">
          <table:table-cell office:value-type="string">
            <text:p>news</text:p>
          </table:table-cell>
          <table:table-cell office:value-type="float" office:value="1">
            <text:p>1</text:p>
          </table:table-cell>
          <table:table-cell office:value-type="float" office:value="1996">
            <text:p>1996</text:p>
          </table:table-cell>
          <table:table-cell office:value-type="date" office:date-value="1996-02-06">
            <text:p>2/6/1996</text:p>
          </table:table-cell>
          <table:table-cell office:value-type="string">
            <text:p>Chicago Tribune</text:p>
          </table:table-cell>
          <table:table-cell table:style-name="ce7" office:value-type="string">
            <text:p>IL</text:p>
          </table:table-cell>
          <table:table-cell office:value-type="string">
            <text:p>Lake County Violence Rises Abuse, Delinquency Cases Soar, Health Report Finds</text:p>
          </table:table-cell>
          <table:table-cell office:value-type="string">
            <text:p>Santana, Rosa Maria</text:p>
          </table:table-cell>
          <table:table-cell table:number-columns-repeated="2"/>
          <table:table-cell office:value-type="string">
            <text:p>women</text:p>
          </table:table-cell>
          <table:table-cell office:value-type="string">
            <text:p>The report, called "A Framework for Action: Creating a Peaceful Lake County One Person At a Time," will be presented to the Lake County Board on Feb. 13, said Audrey Nixon of the Law and Judicial Committee. The report, which was crafted by officials from the county's Health Department, is meant to heighten awareness on cases of abuse and neglect in the county. Study highlights include: ... The report also states that "battery is the leading cause of injury for women and accounts for nearly one-third of all emergency room visits by women." The study shows that Lake County averages about 235 domestic violence cases a month. </text:p>
          </table:table-cell>
          <table:table-cell/>
          <table:table-cell office:value-type="string">
            <text:p>Instances of V: ({leading} or {largest} or {greatest}) and {cause} and {injury} and {women}</text:p>
          </table:table-cell>
          <table:table-cell table:number-columns-repeated="1010"/>
        </table:table-row>
        <table:table-row table:style-name="ro1">
          <table:table-cell office:value-type="string">
            <text:p>news</text:p>
          </table:table-cell>
          <table:table-cell office:value-type="float" office:value="4">
            <text:p>4</text:p>
          </table:table-cell>
          <table:table-cell office:value-type="float" office:value="1996">
            <text:p>1996</text:p>
          </table:table-cell>
          <table:table-cell office:value-type="date" office:date-value="1996-06-07">
            <text:p>6/7/1996</text:p>
          </table:table-cell>
          <table:table-cell office:value-type="string">
            <text:p>San Francisco Chronicle </text:p>
          </table:table-cell>
          <table:table-cell table:style-name="ce7" office:value-type="string">
            <text:p>CA</text:p>
          </table:table-cell>
          <table:table-cell office:value-type="string">
            <text:p>A Public Housing Preference Ends Battered Women In S.F. No Longer Put At Top Of Wait List</text:p>
          </table:table-cell>
          <table:table-cell office:value-type="string">
            <text:p>Catherine Bowman, Chronicle Staff Writer</text:p>
          </table:table-cell>
          <table:table-cell table:number-columns-repeated="2"/>
          <table:table-cell office:value-type="string">
            <text:p>women</text:p>
          </table:table-cell>
          <table:table-cell office:value-type="string">
            <text:p>Experts say domestic violence is the leading cause of injury to women -- and too often results in death. </text:p>
          </table:table-cell>
          <table:table-cell/>
          <table:table-cell office:value-type="string">
            <text:p>If two distinct variants of V occur in the same article, they are recorded in separate records in this table</text:p>
          </table:table-cell>
          <table:table-cell table:number-columns-repeated="1010"/>
        </table:table-row>
        <table:table-row table:style-name="ro1">
          <table:table-cell office:value-type="string">
            <text:p>news</text:p>
          </table:table-cell>
          <table:table-cell office:value-type="float" office:value="5">
            <text:p>5</text:p>
          </table:table-cell>
          <table:table-cell office:value-type="float" office:value="1996">
            <text:p>1996</text:p>
          </table:table-cell>
          <table:table-cell office:value-type="date" office:date-value="1996-08-21">
            <text:p>8/21/1996</text:p>
          </table:table-cell>
          <table:table-cell office:value-type="string">
            <text:p>Wall Street Journal</text:p>
          </table:table-cell>
          <table:table-cell table:style-name="ce7" office:value-type="string">
            <text:p>NY</text:p>
          </table:table-cell>
          <table:table-cell office:value-type="string">
            <text:p>Rule of law: Crime, the constitution and the 'weaker sex'</text:p>
          </table:table-cell>
          <table:table-cell office:value-type="string">
            <text:p>Cathy Young</text:p>
          </table:table-cell>
          <table:table-cell office:value-type="float" office:value="1">
            <text:p>1</text:p>
          </table:table-cell>
          <table:table-cell/>
          <table:table-cell office:value-type="string">
            <text:p>15-44</text:p>
          </table:table-cell>
          <table:table-cell office:value-type="string">
            <text:p>Take the findings' assertion that "violence is the leading cause of injury to women ages 15-44, more common than automobile accidents, muggings, and cancer deaths combined." The 15 to 44 figure is from a study of emergency room patients in a high-crime inner-city area -- hardly representative of the population at large. The comparison to auto accidents, muggings and cancer deaths, as Newhouse News Service reporter Joe Hallinan demonstrated in a 1994 story, was made up out of thin air by feminist "advocacy researchers." ... Another factoid from the congressional findings -- "About 35% of women visiting hospital emergency rooms are [there] due to injuries sustained as a result of domestic violence" -- also belongs in the Phony Statistics Hall of Fame. A 1995 Denver study found that of 648 women surveyed in emergency departments, 11 -- fewer than 2% -- were seeking treatment for a beating by a male partner.</text:p>
          </table:table-cell>
          <table:table-cell/>
          <table:table-cell office:value-type="string">
            <text:p>cfrn: record number within cfield</text:p>
          </table:table-cell>
          <table:table-cell table:number-columns-repeated="1010"/>
        </table:table-row>
        <table:table-row table:style-name="ro1">
          <table:table-cell office:value-type="string">
            <text:p>news</text:p>
          </table:table-cell>
          <table:table-cell office:value-type="float" office:value="9">
            <text:p>9</text:p>
          </table:table-cell>
          <table:table-cell office:value-type="float" office:value="1996">
            <text:p>1996</text:p>
          </table:table-cell>
          <table:table-cell office:value-type="date" office:date-value="1996-09-15">
            <text:p>9/15/1996</text:p>
          </table:table-cell>
          <table:table-cell office:value-type="string">
            <text:p>Miami Herald </text:p>
          </table:table-cell>
          <table:table-cell table:style-name="ce7" office:value-type="string">
            <text:p>FL</text:p>
          </table:table-cell>
          <table:table-cell office:value-type="string">
            <text:p>Threatened Women May Get Cell Phones Miami Chamber Seeking Donations</text:p>
          </table:table-cell>
          <table:table-cell office:value-type="string">
            <text:p>Damarys Ocana Herald Staff Writer </text:p>
          </table:table-cell>
          <table:table-cell table:number-columns-repeated="2"/>
          <table:table-cell office:value-type="string">
            <text:p>women</text:p>
          </table:table-cell>
          <table:table-cell table:style-name="ce9" office:value-type="string">
            <text:p>As domestic violence in Dade reaches the workplace, the Greater Miami Chamber of Commerce is asking businesses to give women a "lifeline." <text:s/>The organization is asking for tax-deductible donations of new or used cellular phones and their working batteries, adapters and chargers to fight what police say has become one of the leading causes of injury to women on the job.</text:p>
          </table:table-cell>
          <table:table-cell/>
          <table:table-cell office:value-type="string">
            <text:p>debunk=1 if a claim that V is not true is made</text:p>
          </table:table-cell>
          <table:table-cell table:number-columns-repeated="1010"/>
        </table:table-row>
        <table:table-row table:style-name="ro1">
          <table:table-cell office:value-type="string">
            <text:p>news</text:p>
          </table:table-cell>
          <table:table-cell office:value-type="float" office:value="18">
            <text:p>18</text:p>
          </table:table-cell>
          <table:table-cell office:value-type="float" office:value="1997">
            <text:p>1997</text:p>
          </table:table-cell>
          <table:table-cell office:value-type="date" office:date-value="1997-09-04">
            <text:p>9/4/1997</text:p>
          </table:table-cell>
          <table:table-cell office:value-type="string">
            <text:p>Kansas City Star </text:p>
          </table:table-cell>
          <table:table-cell table:style-name="ce7" office:value-type="string">
            <text:p>MO</text:p>
          </table:table-cell>
          <table:table-cell office:value-type="string">
            <text:p>Reports Of Domestic Violence Exaggerated</text:p>
          </table:table-cell>
          <table:table-cell office:value-type="string">
            <text:p>Kathleen Parker </text:p>
          </table:table-cell>
          <table:table-cell table:number-columns-repeated="2" office:value-type="float" office:value="1">
            <text:p>1</text:p>
          </table:table-cell>
          <table:table-cell office:value-type="string">
            <text:p>women</text:p>
          </table:table-cell>
          <table:table-cell table:style-name="ce9" office:value-type="string">
            <text:p>Some popular statistics routinely consumed and regurgitated by the media: Of all women who visit emergency rooms, 20 percent to 35 percent come for domestic violence-related injuries; Battering is the leading cause of injury to American women; Domestic abuse causes more injuries to women than rape, muggings and automobile accidents combined. All false. <text:s/></text:p>
          </table:table-cell>
          <table:table-cell/>
          <table:table-cell office:value-type="string">
            <text:p>comparators=1 if frightening comparators, i.e. greater than muggings and auto accidents, is added t oV</text:p>
          </table:table-cell>
          <table:table-cell table:number-columns-repeated="1010"/>
        </table:table-row>
        <table:table-row table:style-name="ro1">
          <table:table-cell office:value-type="string">
            <text:p>news</text:p>
          </table:table-cell>
          <table:table-cell office:value-type="float" office:value="19">
            <text:p>19</text:p>
          </table:table-cell>
          <table:table-cell office:value-type="float" office:value="1997">
            <text:p>1997</text:p>
          </table:table-cell>
          <table:table-cell office:value-type="date" office:date-value="1997-09-05">
            <text:p>9/5/1997</text:p>
          </table:table-cell>
          <table:table-cell office:value-type="string">
            <text:p>Denver Post </text:p>
          </table:table-cell>
          <table:table-cell table:style-name="ce7" office:value-type="string">
            <text:p>CO</text:p>
          </table:table-cell>
          <table:table-cell office:value-type="string">
            <text:p>Reports Of Domestic Violence Exaggerated</text:p>
          </table:table-cell>
          <table:table-cell office:value-type="string">
            <text:p>Kathleen Parker</text:p>
          </table:table-cell>
          <table:table-cell table:number-columns-repeated="2" office:value-type="float" office:value="1">
            <text:p>1</text:p>
          </table:table-cell>
          <table:table-cell office:value-type="string">
            <text:p>women</text:p>
          </table:table-cell>
          <table:table-cell table:style-name="ce9" office:value-type="string">
            <text:p>Some popular statistics routinely consumed and regurgitated by the media: Of all women who visit emergency rooms, 20 percent to 35 percent come for domestic violence-related injuries; Battering is the leading cause of injury to American women; Domestic abuse causes more injuries to women than rape, muggings and automobile accidents combined. All false. <text:s/>// <text:s/>Meanwhile, another study released last March by the Centers for Disease Control and Prevention - "National Hospital Ambulatory Medical Care Survey: 1992 Emergency Department Summary" - showed the leading cause of injury to women (as well as men) is not domestic violence but accidental falls, followed by motor vehicle accidents.</text:p>
          </table:table-cell>
          <table:table-cell/>
          <table:table-cell office:value-type="string">
            <text:p>ages: age qualification for V</text:p>
          </table:table-cell>
          <table:table-cell table:number-columns-repeated="1010"/>
        </table:table-row>
        <table:table-row table:style-name="ro1">
          <table:table-cell office:value-type="string">
            <text:p>news</text:p>
          </table:table-cell>
          <table:table-cell office:value-type="float" office:value="20">
            <text:p>20</text:p>
          </table:table-cell>
          <table:table-cell office:value-type="float" office:value="1997">
            <text:p>1997</text:p>
          </table:table-cell>
          <table:table-cell office:value-type="date" office:date-value="1997-09-21">
            <text:p>9/21/1997</text:p>
          </table:table-cell>
          <table:table-cell office:value-type="string">
            <text:p>Pittsburgh Post-Gazette </text:p>
          </table:table-cell>
          <table:table-cell table:style-name="ce7" office:value-type="string">
            <text:p>PA</text:p>
          </table:table-cell>
          <table:table-cell office:value-type="string">
            <text:p>Truth Takes A Beating Domestic Violence Is Bad, But Its Prevalence Has Been Exaggerated</text:p>
          </table:table-cell>
          <table:table-cell office:value-type="string">
            <text:p>Kathleen Parker </text:p>
          </table:table-cell>
          <table:table-cell table:number-columns-repeated="2" office:value-type="float" office:value="1">
            <text:p>1</text:p>
          </table:table-cell>
          <table:table-cell office:value-type="string">
            <text:p>women</text:p>
          </table:table-cell>
          <table:table-cell table:style-name="ce9" office:value-type="string">
            <text:p>Some popular statistics routinely consumed and regurgitated by the media: Of all women who visit emergency rooms, 20 percent to 35 percent come for domestic violence-related injuries; Battering is the leading cause of injury to American women; Domestic abuse causes more injuries to women than rape, muggings and automobile accidents combined. All false. <text:s/>// <text:s/>Meanwhile, another study released last March by the Centers for Disease Control and Prevention - "National Hospital Ambulatory Medical Care Survey: 1992 Emergency Department Summary" - showed the leading cause of injury to women (as well as men) is not domestic violence but accidental falls, followed by motor vehicle accidents.</text:p>
          </table:table-cell>
          <table:table-cell/>
          <table:table-cell office:value-type="string">
            <text:p>sex of author: among listed authors; where multiple authors, based on first listed name (interpreted as random sample, with random coding errors)</text:p>
          </table:table-cell>
          <table:table-cell table:number-columns-repeated="1010"/>
        </table:table-row>
        <table:table-row table:style-name="ro1">
          <table:table-cell office:value-type="string">
            <text:p>news</text:p>
          </table:table-cell>
          <table:table-cell office:value-type="float" office:value="22">
            <text:p>22</text:p>
          </table:table-cell>
          <table:table-cell office:value-type="float" office:value="1997">
            <text:p>1997</text:p>
          </table:table-cell>
          <table:table-cell office:value-type="date" office:date-value="1997-10-26">
            <text:p>10/26/1997</text:p>
          </table:table-cell>
          <table:table-cell office:value-type="string">
            <text:p>Boston Globe </text:p>
          </table:table-cell>
          <table:table-cell table:style-name="ce7" office:value-type="string">
            <text:p>MA</text:p>
          </table:table-cell>
          <table:table-cell office:value-type="string">
            <text:p>Violence And Silence They Don'T Tell, But We Should Ask</text:p>
          </table:table-cell>
          <table:table-cell office:value-type="string">
            <text:p>Anita Diamant</text:p>
          </table:table-cell>
          <table:table-cell table:number-columns-repeated="2"/>
          <table:table-cell office:value-type="string">
            <text:p>women</text:p>
          </table:table-cell>
          <table:table-cell office:value-type="string">
            <text:p>But in a nation where spousal violence is the leading cause of injury to women, blaming the victim is an act of cowardice. </text:p>
          </table:table-cell>
          <table:table-cell table:number-columns-repeated="1012"/>
        </table:table-row>
        <table:table-row table:style-name="ro1">
          <table:table-cell office:value-type="string">
            <text:p>news</text:p>
          </table:table-cell>
          <table:table-cell office:value-type="float" office:value="23">
            <text:p>23</text:p>
          </table:table-cell>
          <table:table-cell office:value-type="float" office:value="1997">
            <text:p>1997</text:p>
          </table:table-cell>
          <table:table-cell office:value-type="date" office:date-value="1997-10-26">
            <text:p>10/26/1997</text:p>
          </table:table-cell>
          <table:table-cell office:value-type="string">
            <text:p>New York Times </text:p>
          </table:table-cell>
          <table:table-cell table:style-name="ce7" office:value-type="string">
            <text:p>NY</text:p>
          </table:table-cell>
          <table:table-cell office:value-type="string">
            <text:p>Westchester Briefs</text:p>
          </table:table-cell>
          <table:table-cell office:value-type="string">
            <text:p>Elsa Brenner</text:p>
          </table:table-cell>
          <table:table-cell table:number-columns-repeated="2"/>
          <table:table-cell office:value-type="string">
            <text:p>women</text:p>
          </table:table-cell>
          <table:table-cell office:value-type="string">
            <text:p>Domestic violence is the leading cause of injury to women, the United States Surgeon General's office has said.</text:p>
          </table:table-cell>
          <table:table-cell table:number-columns-repeated="1012"/>
        </table:table-row>
        <table:table-row table:style-name="ro1">
          <table:table-cell office:value-type="string">
            <text:p>news</text:p>
          </table:table-cell>
          <table:table-cell office:value-type="float" office:value="24">
            <text:p>24</text:p>
          </table:table-cell>
          <table:table-cell office:value-type="float" office:value="1997">
            <text:p>1997</text:p>
          </table:table-cell>
          <table:table-cell office:value-type="date" office:date-value="1997-11-02">
            <text:p>11/2/1997</text:p>
          </table:table-cell>
          <table:table-cell office:value-type="string">
            <text:p>Boston Globe </text:p>
          </table:table-cell>
          <table:table-cell table:style-name="ce7" office:value-type="string">
            <text:p>MA</text:p>
          </table:table-cell>
          <table:table-cell office:value-type="string">
            <text:p>Wanted: Men In The Bid To End Violence</text:p>
          </table:table-cell>
          <table:table-cell office:value-type="string">
            <text:p>Anne Driscoll</text:p>
          </table:table-cell>
          <table:table-cell table:number-columns-repeated="2"/>
          <table:table-cell office:value-type="string">
            <text:p>women</text:p>
          </table:table-cell>
          <table:table-cell office:value-type="string">
            <text:p>The key to changing the incidence of violence against women -- the single leading cause of injury to women in the United States -- is changing the culture that tolerates it. </text:p>
          </table:table-cell>
          <table:table-cell/>
          <table:table-cell office:value-type="string">
            <text:p>Compiled from online databases of news articles</text:p>
          </table:table-cell>
          <table:table-cell table:number-columns-repeated="1010"/>
        </table:table-row>
        <table:table-row table:style-name="ro1">
          <table:table-cell office:value-type="string">
            <text:p>news</text:p>
          </table:table-cell>
          <table:table-cell office:value-type="float" office:value="25">
            <text:p>25</text:p>
          </table:table-cell>
          <table:table-cell office:value-type="float" office:value="1997">
            <text:p>1997</text:p>
          </table:table-cell>
          <table:table-cell office:value-type="date" office:date-value="1997-11-05">
            <text:p>11/5/1997</text:p>
          </table:table-cell>
          <table:table-cell office:value-type="string">
            <text:p>Bangor Daily News </text:p>
          </table:table-cell>
          <table:table-cell table:style-name="ce7" office:value-type="string">
            <text:p>ME</text:p>
          </table:table-cell>
          <table:table-cell office:value-type="string">
            <text:p>Help For Battered Women</text:p>
          </table:table-cell>
          <table:table-cell office:value-type="string">
            <text:p>Mazie Hough And Sharon Jackiw</text:p>
          </table:table-cell>
          <table:table-cell table:number-columns-repeated="2"/>
          <table:table-cell office:value-type="string">
            <text:p>women</text:p>
          </table:table-cell>
          <table:table-cell office:value-type="string">
            <text:p>We now know that domestic violence is a great evil, the leading cause of injury to women, and the source of continuing harm to their children. </text:p>
          </table:table-cell>
          <table:table-cell/>
          <table:table-cell office:value-type="string">
            <text:p>The scope of coverage in the universe of U.S. newspapers isn't clear, but far from complete.</text:p>
          </table:table-cell>
          <table:table-cell table:number-columns-repeated="1010"/>
        </table:table-row>
        <table:table-row table:style-name="ro1">
          <table:table-cell office:value-type="string">
            <text:p>news</text:p>
          </table:table-cell>
          <table:table-cell office:value-type="float" office:value="26">
            <text:p>26</text:p>
          </table:table-cell>
          <table:table-cell office:value-type="float" office:value="1997">
            <text:p>1997</text:p>
          </table:table-cell>
          <table:table-cell office:value-type="date" office:date-value="1997-12-11">
            <text:p>12/11/1997</text:p>
          </table:table-cell>
          <table:table-cell office:value-type="string">
            <text:p>Washington Times </text:p>
          </table:table-cell>
          <table:table-cell table:style-name="ce7" office:value-type="string">
            <text:p>DC</text:p>
          </table:table-cell>
          <table:table-cell office:value-type="string">
            <text:p>Hillary Chides U.N. On Rights Issues</text:p>
          </table:table-cell>
          <table:table-cell office:value-type="string">
            <text:p>Betsy Pisik - The Washington Times</text:p>
          </table:table-cell>
          <table:table-cell table:number-columns-repeated="2"/>
          <table:table-cell office:value-type="string">
            <text:p>women</text:p>
          </table:table-cell>
          <table:table-cell office:value-type="string">
            <text:p>Domestic and sexual violence remains the most serious, underreported and widespread human rights violation in the world. In almost every nation of the world, she said, "domestic violence is one of the leading causes of injury to women. </text:p>
          </table:table-cell>
          <table:table-cell/>
          <table:table-cell office:value-type="string">
            <text:p>Nonetheless, the sample of newspapers is relatively consistent from 1996 to 2005</text:p>
          </table:table-cell>
          <table:table-cell table:number-columns-repeated="1010"/>
        </table:table-row>
        <table:table-row table:style-name="ro1">
          <table:table-cell office:value-type="string">
            <text:p>news</text:p>
          </table:table-cell>
          <table:table-cell office:value-type="float" office:value="27">
            <text:p>27</text:p>
          </table:table-cell>
          <table:table-cell office:value-type="float" office:value="1997">
            <text:p>1997</text:p>
          </table:table-cell>
          <table:table-cell office:value-type="date" office:date-value="1997-12-19">
            <text:p>12/19/1997</text:p>
          </table:table-cell>
          <table:table-cell office:value-type="string">
            <text:p>Palm Beach Post </text:p>
          </table:table-cell>
          <table:table-cell table:style-name="ce7" office:value-type="string">
            <text:p>FL</text:p>
          </table:table-cell>
          <table:table-cell office:value-type="string">
            <text:p>The Little Committee That Could</text:p>
          </table:table-cell>
          <table:table-cell office:value-type="string">
            <text:p>Candy Hatcher</text:p>
          </table:table-cell>
          <table:table-cell table:number-columns-repeated="2"/>
          <table:table-cell office:value-type="string">
            <text:p>women</text:p>
          </table:table-cell>
          <table:table-cell office:value-type="string">
            <text:p>Domestic violence is the leading cause of injury to women in America, accounting for one-third of all emergency-room visits for trauma. </text:p>
          </table:table-cell>
          <table:table-cell table:number-columns-repeated="1012"/>
        </table:table-row>
        <table:table-row table:style-name="ro1">
          <table:table-cell office:value-type="string">
            <text:p>news</text:p>
          </table:table-cell>
          <table:table-cell office:value-type="float" office:value="29">
            <text:p>29</text:p>
          </table:table-cell>
          <table:table-cell office:value-type="float" office:value="1998">
            <text:p>1998</text:p>
          </table:table-cell>
          <table:table-cell office:value-type="date" office:date-value="1998-01-26">
            <text:p>1/26/1998</text:p>
          </table:table-cell>
          <table:table-cell office:value-type="string">
            <text:p>Memphis Commercial Appeal </text:p>
          </table:table-cell>
          <table:table-cell table:style-name="ce7" office:value-type="string">
            <text:p>TN</text:p>
          </table:table-cell>
          <table:table-cell office:value-type="string">
            <text:p>Domestic-Violence Deaths Decline</text:p>
          </table:table-cell>
          <table:table-cell office:value-type="string">
            <text:p>Shirley Downing, The Commercial Appeal</text:p>
          </table:table-cell>
          <table:table-cell table:number-columns-repeated="2"/>
          <table:table-cell office:value-type="string">
            <text:p>women</text:p>
          </table:table-cell>
          <table:table-cell table:style-name="ce9" office:value-type="string">
            <text:p>The five-year drop in violent, family-related deaths is attributed to increased community awareness of the problem and stepped-up legal efforts to prosecute abusers, according to Michael Hughes, an assistant district attorney general and chairman of the Shelby County Domestic Violence Council.Hughes, in the council's semiannual report, said domestic violence is the leading cause of injury to women, and it is a problem that has lasting impact.</text:p>
          </table:table-cell>
          <table:table-cell table:number-columns-repeated="1012"/>
        </table:table-row>
        <table:table-row table:style-name="ro1">
          <table:table-cell office:value-type="string">
            <text:p>news</text:p>
          </table:table-cell>
          <table:table-cell office:value-type="float" office:value="30">
            <text:p>30</text:p>
          </table:table-cell>
          <table:table-cell office:value-type="float" office:value="1998">
            <text:p>1998</text:p>
          </table:table-cell>
          <table:table-cell office:value-type="date" office:date-value="1998-02-01">
            <text:p>2/1/1998</text:p>
          </table:table-cell>
          <table:table-cell office:value-type="string">
            <text:p>Reason</text:p>
          </table:table-cell>
          <table:table-cell table:style-name="ce7" office:value-type="string">
            <text:p>USA</text:p>
          </table:table-cell>
          <table:table-cell office:value-type="string">
            <text:p>Domestic Violations</text:p>
          </table:table-cell>
          <table:table-cell table:style-name="ce2" office:value-type="string">
            <text:p>Cathy Young</text:p>
          </table:table-cell>
          <table:table-cell table:number-columns-repeated="2" office:value-type="float" office:value="1">
            <text:p>1</text:p>
          </table:table-cell>
          <table:table-cell office:value-type="string">
            <text:p>women</text:p>
          </table:table-cell>
          <table:table-cell table:style-name="ce9" office:value-type="string">
            <text:p>Such thinking is responsible for such widely circulated factoids as "domestic violence is the leading cause of injury to American women," "battering causes more injuries to women than car accidents, rapes, and muggings combined," or "25 to 35 percent of women in emergency rooms are there for injuries from domestic violence." </text:p>
          </table:table-cell>
          <table:table-cell table:number-columns-repeated="1012"/>
        </table:table-row>
        <table:table-row table:style-name="ro1">
          <table:table-cell office:value-type="string">
            <text:p>news</text:p>
          </table:table-cell>
          <table:table-cell office:value-type="float" office:value="31">
            <text:p>31</text:p>
          </table:table-cell>
          <table:table-cell office:value-type="float" office:value="1998">
            <text:p>1998</text:p>
          </table:table-cell>
          <table:table-cell office:value-type="date" office:date-value="1998-02-24">
            <text:p>2/24/1998</text:p>
          </table:table-cell>
          <table:table-cell office:value-type="string">
            <text:p>Baltimore Sun </text:p>
          </table:table-cell>
          <table:table-cell table:style-name="ce7" office:value-type="string">
            <text:p>MD</text:p>
          </table:table-cell>
          <table:table-cell office:value-type="string">
            <text:p>Assembly Bill To Speed Divorce After Abuse Will Save Many Lives, Bring Needed Reform</text:p>
          </table:table-cell>
          <table:table-cell office:value-type="string">
            <text:p>Jane C. Murphy</text:p>
          </table:table-cell>
          <table:table-cell table:number-columns-repeated="2"/>
          <table:table-cell office:value-type="string">
            <text:p>women</text:p>
          </table:table-cell>
          <table:table-cell office:value-type="string">
            <text:p>In fact, battering by a spouse or intimate partner is the leading cause of injuries to women in the United States. </text:p>
          </table:table-cell>
          <table:table-cell table:number-columns-repeated="1012"/>
        </table:table-row>
        <table:table-row table:style-name="ro1">
          <table:table-cell office:value-type="string">
            <text:p>news</text:p>
          </table:table-cell>
          <table:table-cell office:value-type="float" office:value="38">
            <text:p>38</text:p>
          </table:table-cell>
          <table:table-cell office:value-type="float" office:value="1998">
            <text:p>1998</text:p>
          </table:table-cell>
          <table:table-cell office:value-type="date" office:date-value="1998-09-27">
            <text:p>9/27/1998</text:p>
          </table:table-cell>
          <table:table-cell office:value-type="string">
            <text:p>New York Times </text:p>
          </table:table-cell>
          <table:table-cell table:style-name="ce7" office:value-type="string">
            <text:p>NY</text:p>
          </table:table-cell>
          <table:table-cell office:value-type="string">
            <text:p>A Killing Refocuses War On Abuse</text:p>
          </table:table-cell>
          <table:table-cell office:value-type="string">
            <text:p>Elsa Brenner</text:p>
          </table:table-cell>
          <table:table-cell table:number-columns-repeated="2"/>
          <table:table-cell office:value-type="string">
            <text:p>women</text:p>
          </table:table-cell>
          <table:table-cell office:value-type="string">
            <text:p>Despite efforts to thwart such crimes, domestic violence remains the leading cause of injury to women, according to the United States Surgeon General's office.</text:p>
          </table:table-cell>
          <table:table-cell table:number-columns-repeated="1012"/>
        </table:table-row>
        <table:table-row table:style-name="ro1">
          <table:table-cell office:value-type="string">
            <text:p>news</text:p>
          </table:table-cell>
          <table:table-cell office:value-type="float" office:value="40">
            <text:p>40</text:p>
          </table:table-cell>
          <table:table-cell office:value-type="float" office:value="1998">
            <text:p>1998</text:p>
          </table:table-cell>
          <table:table-cell office:value-type="date" office:date-value="1998-10-08">
            <text:p>10/8/1998</text:p>
          </table:table-cell>
          <table:table-cell office:value-type="string">
            <text:p>Lexington Herald-Leader </text:p>
          </table:table-cell>
          <table:table-cell table:style-name="ce7" office:value-type="string">
            <text:p>KY</text:p>
          </table:table-cell>
          <table:table-cell office:value-type="string">
            <text:p>Take Back The Stereotypes That'S What Rally Chairwoman Had To Do</text:p>
          </table:table-cell>
          <table:table-cell office:value-type="string">
            <text:p>Betty Lee Mastin, Herald-Leader Staff Writer</text:p>
          </table:table-cell>
          <table:table-cell table:number-columns-repeated="2"/>
          <table:table-cell office:value-type="string">
            <text:p>15-44</text:p>
          </table:table-cell>
          <table:table-cell office:value-type="string">
            <text:p>About 95 percent of abuse victims are women, and domestic violence is the leading cause of injury for women ages 14 to 44 in the United States.</text:p>
          </table:table-cell>
          <table:table-cell table:number-columns-repeated="1012"/>
        </table:table-row>
        <table:table-row table:style-name="ro1">
          <table:table-cell office:value-type="string">
            <text:p>news</text:p>
          </table:table-cell>
          <table:table-cell office:value-type="float" office:value="43">
            <text:p>43</text:p>
          </table:table-cell>
          <table:table-cell office:value-type="float" office:value="1999">
            <text:p>1999</text:p>
          </table:table-cell>
          <table:table-cell office:value-type="date" office:date-value="1999-05-05">
            <text:p>5/5/1999</text:p>
          </table:table-cell>
          <table:table-cell office:value-type="string">
            <text:p>Miami Herald </text:p>
          </table:table-cell>
          <table:table-cell table:style-name="ce7" office:value-type="string">
            <text:p>FL</text:p>
          </table:table-cell>
          <table:table-cell office:value-type="string">
            <text:p>Sad Secrets We Must Expose</text:p>
          </table:table-cell>
          <table:table-cell office:value-type="string">
            <text:p>Sue Reisinger, Herald Columnist </text:p>
          </table:table-cell>
          <table:table-cell table:number-columns-repeated="2"/>
          <table:table-cell office:value-type="string">
            <text:p>women</text:p>
          </table:table-cell>
          <table:table-cell office:value-type="string">
            <text:p>In this country, domestic violence is the leading cause of injury to women. </text:p>
          </table:table-cell>
          <table:table-cell table:number-columns-repeated="1012"/>
        </table:table-row>
        <table:table-row table:style-name="ro1">
          <table:table-cell office:value-type="string">
            <text:p>news</text:p>
          </table:table-cell>
          <table:table-cell office:value-type="float" office:value="44">
            <text:p>44</text:p>
          </table:table-cell>
          <table:table-cell office:value-type="float" office:value="1999">
            <text:p>1999</text:p>
          </table:table-cell>
          <table:table-cell office:value-type="date" office:date-value="1999-05-09">
            <text:p>5/9/1999</text:p>
          </table:table-cell>
          <table:table-cell office:value-type="string">
            <text:p>St Petersburg Times</text:p>
          </table:table-cell>
          <table:table-cell table:style-name="ce7" office:value-type="string">
            <text:p>FL</text:p>
          </table:table-cell>
          <table:table-cell office:value-type="string">
            <text:p>Throwing Off The Yoke Of The Feminist Oppressors</text:p>
          </table:table-cell>
          <table:table-cell office:value-type="string">
            <text:p>Robyn E. Blumner</text:p>
          </table:table-cell>
          <table:table-cell office:value-type="float" office:value="1">
            <text:p>1</text:p>
          </table:table-cell>
          <table:table-cell/>
          <table:table-cell office:value-type="string">
            <text:p>women</text:p>
          </table:table-cell>
          <table:table-cell office:value-type="string">
            <text:p>Abuse by men is not the leading cause of injury to American women; the courts do not treat violence toward women more leniently than violence toward men. </text:p>
          </table:table-cell>
          <table:table-cell table:number-columns-repeated="1012"/>
        </table:table-row>
        <table:table-row table:style-name="ro1">
          <table:table-cell office:value-type="string">
            <text:p>news</text:p>
          </table:table-cell>
          <table:table-cell office:value-type="float" office:value="45">
            <text:p>45</text:p>
          </table:table-cell>
          <table:table-cell office:value-type="float" office:value="1999">
            <text:p>1999</text:p>
          </table:table-cell>
          <table:table-cell office:value-type="date" office:date-value="1999-06-16">
            <text:p>6/16/1999</text:p>
          </table:table-cell>
          <table:table-cell office:value-type="string">
            <text:p>Chicago Tribune</text:p>
          </table:table-cell>
          <table:table-cell table:style-name="ce7" office:value-type="string">
            <text:p>IL</text:p>
          </table:table-cell>
          <table:table-cell office:value-type="string">
            <text:p>The Gender War Is Finally Over--Really</text:p>
          </table:table-cell>
          <table:table-cell office:value-type="string">
            <text:p>Kathleen Parker</text:p>
          </table:table-cell>
          <table:table-cell table:number-columns-repeated="2"/>
          <table:table-cell office:value-type="string">
            <text:p>women</text:p>
          </table:table-cell>
          <table:table-cell office:value-type="string">
            <text:p><text:s/>We're just people, she says, as she neatly disproves the myths that have defined feminism in the '90s. In fact, she says:- Girls are not ignored in classrooms;- Medicine has not neglected women's health; - Abuse by men is not the leading cause of injury to women. </text:p>
          </table:table-cell>
          <table:table-cell table:number-columns-repeated="1012"/>
        </table:table-row>
        <table:table-row table:style-name="ro1">
          <table:table-cell office:value-type="string">
            <text:p>news</text:p>
          </table:table-cell>
          <table:table-cell office:value-type="float" office:value="46">
            <text:p>46</text:p>
          </table:table-cell>
          <table:table-cell office:value-type="float" office:value="1999">
            <text:p>1999</text:p>
          </table:table-cell>
          <table:table-cell office:value-type="date" office:date-value="1999-09-21">
            <text:p>9/21/1999</text:p>
          </table:table-cell>
          <table:table-cell office:value-type="string">
            <text:p>Macon Telegraph </text:p>
          </table:table-cell>
          <table:table-cell table:style-name="ce7" office:value-type="string">
            <text:p>GA</text:p>
          </table:table-cell>
          <table:table-cell office:value-type="string">
            <text:p>Panel Reviews Domestic Violence Georgia Commission On Family Violence To Hold Conference In Macon About Role Of Judical System</text:p>
          </table:table-cell>
          <table:table-cell office:value-type="string">
            <text:p>Yolanda Johnny Taylor, The Macon Telegraph, </text:p>
          </table:table-cell>
          <table:table-cell/>
          <table:table-cell office:value-type="float" office:value="1">
            <text:p>1</text:p>
          </table:table-cell>
          <table:table-cell office:value-type="string">
            <text:p>women</text:p>
          </table:table-cell>
          <table:table-cell office:value-type="string">
            <text:p>Battering is the leading cause of injury to women in the United States. More women are victims of domestic violence than of rape, mugging and auto accidents combined, according to statistics from the Georgia Department of Human Resources.</text:p>
          </table:table-cell>
          <table:table-cell table:number-columns-repeated="1012"/>
        </table:table-row>
        <table:table-row table:style-name="ro1">
          <table:table-cell office:value-type="string">
            <text:p>news</text:p>
          </table:table-cell>
          <table:table-cell office:value-type="float" office:value="50">
            <text:p>50</text:p>
          </table:table-cell>
          <table:table-cell office:value-type="float" office:value="1999">
            <text:p>1999</text:p>
          </table:table-cell>
          <table:table-cell office:value-type="date" office:date-value="1999-10-16">
            <text:p>10/16/1999</text:p>
          </table:table-cell>
          <table:table-cell office:value-type="string">
            <text:p>Albuquerque Tribune </text:p>
          </table:table-cell>
          <table:table-cell table:style-name="ce7" office:value-type="string">
            <text:p>NM</text:p>
          </table:table-cell>
          <table:table-cell office:value-type="string">
            <text:p>Ywca Works Toward A Week Of No Violence In Our Lives</text:p>
          </table:table-cell>
          <table:table-cell office:value-type="string">
            <text:p>J.M. Barol </text:p>
          </table:table-cell>
          <table:table-cell table:number-columns-repeated="2"/>
          <table:table-cell office:value-type="string">
            <text:p>women</text:p>
          </table:table-cell>
          <table:table-cell office:value-type="string">
            <text:p>Domestic violence is now the leading cause of injury to women in the United States.</text:p>
          </table:table-cell>
          <table:table-cell table:number-columns-repeated="1012"/>
        </table:table-row>
        <table:table-row table:style-name="ro1">
          <table:table-cell office:value-type="string">
            <text:p>news</text:p>
          </table:table-cell>
          <table:table-cell office:value-type="float" office:value="53">
            <text:p>53</text:p>
          </table:table-cell>
          <table:table-cell office:value-type="float" office:value="1999">
            <text:p>1999</text:p>
          </table:table-cell>
          <table:table-cell office:value-type="date" office:date-value="1999-12-02">
            <text:p>12/2/1999</text:p>
          </table:table-cell>
          <table:table-cell office:value-type="string">
            <text:p>Atlanta Journal And Constitution </text:p>
          </table:table-cell>
          <table:table-cell table:style-name="ce7" office:value-type="string">
            <text:p>GA</text:p>
          </table:table-cell>
          <table:table-cell office:value-type="string">
            <text:p>Letters: Tragic Numbers</text:p>
          </table:table-cell>
          <table:table-cell office:value-type="string">
            <text:p>Sharon Stearns</text:p>
          </table:table-cell>
          <table:table-cell/>
          <table:table-cell office:value-type="float" office:value="1">
            <text:p>1</text:p>
          </table:table-cell>
          <table:table-cell office:value-type="string">
            <text:p>15-44</text:p>
          </table:table-cell>
          <table:table-cell office:value-type="string">
            <text:p>Indeed, we are "baffled," despite the U.S. surgeon general's report indicating that domestic violence is the leading cause of injuries to women between 15 and 44 --- more than car accidents, muggings and cancer deaths combined. </text:p>
          </table:table-cell>
          <table:table-cell table:number-columns-repeated="1012"/>
        </table:table-row>
        <table:table-row table:style-name="ro1">
          <table:table-cell office:value-type="string">
            <text:p>news</text:p>
          </table:table-cell>
          <table:table-cell office:value-type="float" office:value="55">
            <text:p>55</text:p>
          </table:table-cell>
          <table:table-cell office:value-type="float" office:value="2000">
            <text:p>2000</text:p>
          </table:table-cell>
          <table:table-cell office:value-type="date" office:date-value="2000-04-02">
            <text:p>4/2/2000</text:p>
          </table:table-cell>
          <table:table-cell office:value-type="string">
            <text:p>Albuquerque Journal </text:p>
          </table:table-cell>
          <table:table-cell table:style-name="ce7" office:value-type="string">
            <text:p>NM</text:p>
          </table:table-cell>
          <table:table-cell office:value-type="string">
            <text:p>New Statistics Paint Scary Picture In N.M.</text:p>
          </table:table-cell>
          <table:table-cell office:value-type="string">
            <text:p>Susan Stiger</text:p>
          </table:table-cell>
          <table:table-cell table:number-columns-repeated="2"/>
          <table:table-cell office:value-type="string">
            <text:p>15-44</text:p>
          </table:table-cell>
          <table:table-cell office:value-type="string">
            <text:p>According to the U.S. Surgeon General, domestic violence is the leading cause of injury to women between the ages of 15 and 44.</text:p>
          </table:table-cell>
          <table:table-cell table:number-columns-repeated="1012"/>
        </table:table-row>
        <table:table-row table:style-name="ro1">
          <table:table-cell office:value-type="string">
            <text:p>news</text:p>
          </table:table-cell>
          <table:table-cell office:value-type="float" office:value="56">
            <text:p>56</text:p>
          </table:table-cell>
          <table:table-cell office:value-type="float" office:value="2000">
            <text:p>2000</text:p>
          </table:table-cell>
          <table:table-cell office:value-type="date" office:date-value="2000-05-19">
            <text:p>5/19/2000</text:p>
          </table:table-cell>
          <table:table-cell office:value-type="string">
            <text:p>Wall Street Journal</text:p>
          </table:table-cell>
          <table:table-cell table:style-name="ce7" office:value-type="string">
            <text:p>NY</text:p>
          </table:table-cell>
          <table:table-cell office:value-type="string">
            <text:p>High Court Ruling Is Not a `Setback' for Women</text:p>
          </table:table-cell>
          <table:table-cell office:value-type="string">
            <text:p>Cathy Young</text:p>
          </table:table-cell>
          <table:table-cell office:value-type="float" office:value="1">
            <text:p>1</text:p>
          </table:table-cell>
          <table:table-cell/>
          <table:table-cell office:value-type="string">
            <text:p>women</text:p>
          </table:table-cell>
          <table:table-cell office:value-type="string">
            <text:p>Take the claim that "battering is the single largest cause of injury to women in the U.S." According to the Centers for Disease Control, all violence, domestic or not, is the fifth leadng cause of injury for both women and men, after falls, car crashes, and accidental collisions and cuts. Auto accidents cause nearly three times as many injuries to women as all violent crime, and nearly 10 times as many as domestic violence.</text:p>
          </table:table-cell>
          <table:table-cell table:number-columns-repeated="1012"/>
        </table:table-row>
        <table:table-row table:style-name="ro1">
          <table:table-cell office:value-type="string">
            <text:p>news</text:p>
          </table:table-cell>
          <table:table-cell office:value-type="float" office:value="58">
            <text:p>58</text:p>
          </table:table-cell>
          <table:table-cell office:value-type="float" office:value="2000">
            <text:p>2000</text:p>
          </table:table-cell>
          <table:table-cell office:value-type="date" office:date-value="2000-08-03">
            <text:p>8/3/2000</text:p>
          </table:table-cell>
          <table:table-cell office:value-type="string">
            <text:p>Boston Globe </text:p>
          </table:table-cell>
          <table:table-cell table:style-name="ce7" office:value-type="string">
            <text:p>MA</text:p>
          </table:table-cell>
          <table:table-cell office:value-type="string">
            <text:p>Raunchy Lyrics Require Real Conversations</text:p>
          </table:table-cell>
          <table:table-cell office:value-type="string">
            <text:p>Barbara F. Meltz, Globe Staff </text:p>
          </table:table-cell>
          <table:table-cell table:number-columns-repeated="2"/>
          <table:table-cell office:value-type="string">
            <text:p>15-44</text:p>
          </table:table-cell>
          <table:table-cell office:value-type="string">
            <text:p>The leading cause of injury in the United States to women age 15 to 44 is men hitting them, according to the National Coalition against Domestic Violence.</text:p>
          </table:table-cell>
          <table:table-cell table:number-columns-repeated="1012"/>
        </table:table-row>
        <table:table-row table:style-name="ro1">
          <table:table-cell office:value-type="string">
            <text:p>news</text:p>
          </table:table-cell>
          <table:table-cell office:value-type="float" office:value="59">
            <text:p>59</text:p>
          </table:table-cell>
          <table:table-cell office:value-type="float" office:value="2000">
            <text:p>2000</text:p>
          </table:table-cell>
          <table:table-cell office:value-type="date" office:date-value="2000-08-12">
            <text:p>8/12/2000</text:p>
          </table:table-cell>
          <table:table-cell office:value-type="string">
            <text:p>Tampa Tribune </text:p>
          </table:table-cell>
          <table:table-cell table:style-name="ce7" office:value-type="string">
            <text:p>FL</text:p>
          </table:table-cell>
          <table:table-cell office:value-type="string">
            <text:p>Neighbors</text:p>
          </table:table-cell>
          <table:table-cell office:value-type="string">
            <text:p>Ruth Epsky</text:p>
          </table:table-cell>
          <table:table-cell table:number-columns-repeated="2"/>
          <table:table-cell office:value-type="string">
            <text:p>women</text:p>
          </table:table-cell>
          <table:table-cell office:value-type="string">
            <text:p>The Spring is a shelter for victims of domestic violence, the leading cause of injury to women in this country. </text:p>
          </table:table-cell>
          <table:table-cell table:number-columns-repeated="1012"/>
        </table:table-row>
        <table:table-row table:style-name="ro1">
          <table:table-cell office:value-type="string">
            <text:p>news</text:p>
          </table:table-cell>
          <table:table-cell office:value-type="float" office:value="68">
            <text:p>68</text:p>
          </table:table-cell>
          <table:table-cell office:value-type="float" office:value="2000">
            <text:p>2000</text:p>
          </table:table-cell>
          <table:table-cell office:value-type="date" office:date-value="2000-10-12">
            <text:p>10/12/2000</text:p>
          </table:table-cell>
          <table:table-cell office:value-type="string">
            <text:p>Miami Herald </text:p>
          </table:table-cell>
          <table:table-cell table:style-name="ce7" office:value-type="string">
            <text:p>FL</text:p>
          </table:table-cell>
          <table:table-cell office:value-type="string">
            <text:p>Clinton Likely To Ok Bill On Women'S Issues</text:p>
          </table:table-cell>
          <table:table-cell office:value-type="string">
            <text:p>Jackie Koszczuk And Tracy Van Slyke, Herald Washington Bureau </text:p>
          </table:table-cell>
          <table:table-cell table:number-columns-repeated="2"/>
          <table:table-cell office:value-type="string">
            <text:p>15-44</text:p>
          </table:table-cell>
          <table:table-cell office:value-type="string">
            <text:p>Domestic violence is the leading cause of injury for women and girls ages 15 to 44.</text:p>
          </table:table-cell>
          <table:table-cell table:number-columns-repeated="1012"/>
        </table:table-row>
        <table:table-row table:style-name="ro1">
          <table:table-cell office:value-type="string">
            <text:p>news</text:p>
          </table:table-cell>
          <table:table-cell office:value-type="float" office:value="72">
            <text:p>72</text:p>
          </table:table-cell>
          <table:table-cell office:value-type="float" office:value="2001">
            <text:p>2001</text:p>
          </table:table-cell>
          <table:table-cell office:value-type="date" office:date-value="2001-07-11">
            <text:p>7/11/2001</text:p>
          </table:table-cell>
          <table:table-cell office:value-type="string">
            <text:p>Boston Herald </text:p>
          </table:table-cell>
          <table:table-cell table:style-name="ce7" office:value-type="string">
            <text:p>MA</text:p>
          </table:table-cell>
          <table:table-cell office:value-type="string">
            <text:p>Op-Ed; One Small Step To Help Women Flee Violence</text:p>
          </table:table-cell>
          <table:table-cell office:value-type="string">
            <text:p>Linda J. Melconian</text:p>
          </table:table-cell>
          <table:table-cell/>
          <table:table-cell office:value-type="float" office:value="1">
            <text:p>1</text:p>
          </table:table-cell>
          <table:table-cell office:value-type="string">
            <text:p>women</text:p>
          </table:table-cell>
          <table:table-cell office:value-type="string">
            <text:p>Domestic violence is the single leading cause of injury to U.S. women today, injuring more women than auto accidents, muggings and rapes combined. </text:p>
          </table:table-cell>
          <table:table-cell table:number-columns-repeated="1012"/>
        </table:table-row>
        <table:table-row table:style-name="ro1">
          <table:table-cell office:value-type="string">
            <text:p>news</text:p>
          </table:table-cell>
          <table:table-cell office:value-type="float" office:value="73">
            <text:p>73</text:p>
          </table:table-cell>
          <table:table-cell office:value-type="float" office:value="2001">
            <text:p>2001</text:p>
          </table:table-cell>
          <table:table-cell office:value-type="date" office:date-value="2001-08-27">
            <text:p>8/27/2001</text:p>
          </table:table-cell>
          <table:table-cell office:value-type="string">
            <text:p>Journal - Gazette </text:p>
          </table:table-cell>
          <table:table-cell table:style-name="ce7" office:value-type="string">
            <text:p>IN</text:p>
          </table:table-cell>
          <table:table-cell office:value-type="string">
            <text:p>Playing It Safe Women Return To College Armed With Safety Tips</text:p>
          </table:table-cell>
          <table:table-cell office:value-type="string">
            <text:p>Vivanco, Liz</text:p>
          </table:table-cell>
          <table:table-cell table:number-columns-repeated="2"/>
          <table:table-cell office:value-type="string">
            <text:p>15-44</text:p>
          </table:table-cell>
          <table:table-cell office:value-type="string">
            <text:p>Violence against women has become a growing public health issue and is a leading cause of injury for American women between the ages of 15 and 44, according to the National Women's Health Information Center's Web site.</text:p>
          </table:table-cell>
          <table:table-cell table:number-columns-repeated="1012"/>
        </table:table-row>
        <table:table-row table:style-name="ro1">
          <table:table-cell office:value-type="string">
            <text:p>news</text:p>
          </table:table-cell>
          <table:table-cell office:value-type="float" office:value="75">
            <text:p>75</text:p>
          </table:table-cell>
          <table:table-cell office:value-type="float" office:value="2001">
            <text:p>2001</text:p>
          </table:table-cell>
          <table:table-cell office:value-type="date" office:date-value="2001-09-30">
            <text:p>9/30/2001</text:p>
          </table:table-cell>
          <table:table-cell office:value-type="string">
            <text:p>Boulder Daily Camera </text:p>
          </table:table-cell>
          <table:table-cell table:style-name="ce7" office:value-type="string">
            <text:p>CO</text:p>
          </table:table-cell>
          <table:table-cell office:value-type="string">
            <text:p>Ending Terror In Our Homes Safehouse Sponsors Educational, Arts Events During Domestic Violence Awareness Month</text:p>
          </table:table-cell>
          <table:table-cell office:value-type="string">
            <text:p>Cassandra Reich</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ages 15 and 44 in the United States -- more than auto accidents, muggings and rapes combined (Uniform Crime Reports, FBI, 1991). </text:p>
          </table:table-cell>
          <table:table-cell table:number-columns-repeated="1012"/>
        </table:table-row>
        <table:table-row table:style-name="ro1">
          <table:table-cell office:value-type="string">
            <text:p>news</text:p>
          </table:table-cell>
          <table:table-cell office:value-type="float" office:value="77">
            <text:p>77</text:p>
          </table:table-cell>
          <table:table-cell office:value-type="float" office:value="2001">
            <text:p>2001</text:p>
          </table:table-cell>
          <table:table-cell office:value-type="date" office:date-value="2001-10-21">
            <text:p>10/21/2001</text:p>
          </table:table-cell>
          <table:table-cell office:value-type="string">
            <text:p>Grand Rapids Press, The</text:p>
          </table:table-cell>
          <table:table-cell table:style-name="ce7" office:value-type="string">
            <text:p>MI</text:p>
          </table:table-cell>
          <table:table-cell office:value-type="string">
            <text:p>When In Doubt, Check Him Out</text:p>
          </table:table-cell>
          <table:table-cell office:value-type="string">
            <text:p>Rene A. Guzman / The San Antonio Express-News</text:p>
          </table:table-cell>
          <table:table-cell/>
          <table:table-cell office:value-type="float" office:value="1">
            <text:p>1</text:p>
          </table:table-cell>
          <table:table-cell office:value-type="string">
            <text:p>15-44</text:p>
          </table:table-cell>
          <table:table-cell office:value-type="string">
            <text:p>According to Culligan's book, government statistics show that violence is the leading cause of injuries to women aged 15 to 44 (more common than automobile accidents, muggings and cancer deaths combined). </text:p>
          </table:table-cell>
          <table:table-cell table:number-columns-repeated="1012"/>
        </table:table-row>
        <table:table-row table:style-name="ro1">
          <table:table-cell office:value-type="string">
            <text:p>news</text:p>
          </table:table-cell>
          <table:table-cell office:value-type="float" office:value="81">
            <text:p>81</text:p>
          </table:table-cell>
          <table:table-cell office:value-type="float" office:value="2002">
            <text:p>2002</text:p>
          </table:table-cell>
          <table:table-cell office:value-type="date" office:date-value="2002-01-31">
            <text:p>1/31/2002</text:p>
          </table:table-cell>
          <table:table-cell office:value-type="string">
            <text:p>Myrtle Beach Sun News </text:p>
          </table:table-cell>
          <table:table-cell table:style-name="ce7" office:value-type="string">
            <text:p>SC</text:p>
          </table:table-cell>
          <table:table-cell office:value-type="string">
            <text:p>Help Break The Chain Of Violence</text:p>
          </table:table-cell>
          <table:table-cell office:value-type="string">
            <text:p>Peggy Mishoe/For The Sun News</text:p>
          </table:table-cell>
          <table:table-cell table:number-columns-repeated="2"/>
          <table:table-cell office:value-type="string">
            <text:p>15-44</text:p>
          </table:table-cell>
          <table:table-cell office:value-type="string">
            <text:p>According to the National Domestic Violence Hotline, studies show that child abuse occurs in 30 to 60 percent of domestic-violence cases involving families with children, and domestic violence is the leading cause of injury to women ages 15 to 44.</text:p>
          </table:table-cell>
          <table:table-cell table:number-columns-repeated="1012"/>
        </table:table-row>
        <table:table-row table:style-name="ro1">
          <table:table-cell office:value-type="string">
            <text:p>news</text:p>
          </table:table-cell>
          <table:table-cell office:value-type="float" office:value="82">
            <text:p>82</text:p>
          </table:table-cell>
          <table:table-cell office:value-type="float" office:value="2002">
            <text:p>2002</text:p>
          </table:table-cell>
          <table:table-cell office:value-type="date" office:date-value="2002-02-16">
            <text:p>2/16/2002</text:p>
          </table:table-cell>
          <table:table-cell office:value-type="string">
            <text:p>Arizona Daily Star </text:p>
          </table:table-cell>
          <table:table-cell table:style-name="ce7" office:value-type="string">
            <text:p>AZ</text:p>
          </table:table-cell>
          <table:table-cell office:value-type="string">
            <text:p>Tucsonan Who Killed Wife Gets At Least 28 Years</text:p>
          </table:table-cell>
          <table:table-cell office:value-type="string">
            <text:p>Machelor, Patty</text:p>
          </table:table-cell>
          <table:table-cell table:number-columns-repeated="2"/>
          <table:table-cell office:value-type="string">
            <text:p>15-44</text:p>
          </table:table-cell>
          <table:table-cell office:value-type="string">
            <text:p>Domestic violence is the leading cause of injury to women between 15 and 44.</text:p>
          </table:table-cell>
          <table:table-cell table:number-columns-repeated="1012"/>
        </table:table-row>
        <table:table-row table:style-name="ro1">
          <table:table-cell office:value-type="string">
            <text:p>news</text:p>
          </table:table-cell>
          <table:table-cell office:value-type="float" office:value="83">
            <text:p>83</text:p>
          </table:table-cell>
          <table:table-cell office:value-type="float" office:value="2002">
            <text:p>2002</text:p>
          </table:table-cell>
          <table:table-cell office:value-type="date" office:date-value="2002-02-18">
            <text:p>2/18/2002</text:p>
          </table:table-cell>
          <table:table-cell office:value-type="string">
            <text:p>Boston Globe </text:p>
          </table:table-cell>
          <table:table-cell table:style-name="ce7" office:value-type="string">
            <text:p>MA</text:p>
          </table:table-cell>
          <table:table-cell office:value-type="string">
            <text:p>It's Valentine's Day, Not Victim's Day</text:p>
          </table:table-cell>
          <table:table-cell office:value-type="string">
            <text:p>Cathy Young </text:p>
          </table:table-cell>
          <table:table-cell office:value-type="float" office:value="1">
            <text:p>1</text:p>
          </table:table-cell>
          <table:table-cell/>
          <table:table-cell office:value-type="string">
            <text:p>15-44</text:p>
          </table:table-cell>
          <table:table-cell table:style-name="ce9" office:value-type="string">
            <text:p>One factoid cited on the V-Day Web site is that "battering is the leading cause of injury to women aged 15 to 44 in the United States." But this claim has been repeatedly exposed as inaccurate: The study on which it is based relied on one sample of patients in an emergency room in a high-crime urban area and included injuries not only from domestic violence but from street crime (of which the primary victims are men).</text:p>
          </table:table-cell>
          <table:table-cell table:number-columns-repeated="1012"/>
        </table:table-row>
        <table:table-row table:style-name="ro1">
          <table:table-cell office:value-type="string">
            <text:p>news</text:p>
          </table:table-cell>
          <table:table-cell office:value-type="float" office:value="84">
            <text:p>84</text:p>
          </table:table-cell>
          <table:table-cell office:value-type="float" office:value="2002">
            <text:p>2002</text:p>
          </table:table-cell>
          <table:table-cell office:value-type="date" office:date-value="2002-03-31">
            <text:p>3/31/2002</text:p>
          </table:table-cell>
          <table:table-cell office:value-type="string">
            <text:p>Chicago Tribune</text:p>
          </table:table-cell>
          <table:table-cell table:style-name="ce7" office:value-type="string">
            <text:p>IL</text:p>
          </table:table-cell>
          <table:table-cell office:value-type="string">
            <text:p>Get to know the challenges facing teen</text:p>
          </table:table-cell>
          <table:table-cell office:value-type="string">
            <text:p>Susan DeBow Special to the Tribune</text:p>
          </table:table-cell>
          <table:table-cell table:number-columns-repeated="2"/>
          <table:table-cell office:value-type="string">
            <text:p>15-44</text:p>
          </table:table-cell>
          <table:table-cell office:value-type="string">
            <text:p>The site offers some sobering facts: 95 percent of dating domestic violence reported to police is committed by men against women. One out of every three women murdered is killed by a current or ex-husband or boyfriend. And domestic violence is the leading cause of injury to women between the ages of 15 and 44 in the U.S. </text:p>
          </table:table-cell>
          <table:table-cell table:number-columns-repeated="1012"/>
        </table:table-row>
        <table:table-row table:style-name="ro1">
          <table:table-cell office:value-type="string">
            <text:p>news</text:p>
          </table:table-cell>
          <table:table-cell office:value-type="float" office:value="87">
            <text:p>87</text:p>
          </table:table-cell>
          <table:table-cell office:value-type="float" office:value="2002">
            <text:p>2002</text:p>
          </table:table-cell>
          <table:table-cell office:value-type="date" office:date-value="2002-10-20">
            <text:p>10/20/2002</text:p>
          </table:table-cell>
          <table:table-cell office:value-type="string">
            <text:p>Richmond Times Dispatch </text:p>
          </table:table-cell>
          <table:table-cell table:style-name="ce7" office:value-type="string">
            <text:p>VA</text:p>
          </table:table-cell>
          <table:table-cell office:value-type="string">
            <text:p>Domestic Violence Destroys Families</text:p>
          </table:table-cell>
          <table:table-cell office:value-type="string">
            <text:p>Kimberly O'Donnell: Kimberly O'Donnell, A Sitting Judge On Richmond's Juvenile And Domestic Relations Court, Is A 2002 Commentary Columnist.</text:p>
          </table:table-cell>
          <table:table-cell table:number-columns-repeated="2"/>
          <table:table-cell office:value-type="string">
            <text:p>women</text:p>
          </table:table-cell>
          <table:table-cell office:value-type="string">
            <text:p>Between 3 and 4 million women are battered each year in a country where domestic violence is the leading cause of injury to women.</text:p>
          </table:table-cell>
          <table:table-cell table:number-columns-repeated="1012"/>
        </table:table-row>
        <table:table-row table:style-name="ro1">
          <table:table-cell office:value-type="string">
            <text:p>news</text:p>
          </table:table-cell>
          <table:table-cell office:value-type="float" office:value="89">
            <text:p>89</text:p>
          </table:table-cell>
          <table:table-cell office:value-type="float" office:value="2003">
            <text:p>2003</text:p>
          </table:table-cell>
          <table:table-cell office:value-type="date" office:date-value="2003-02-01">
            <text:p>2/1/2003</text:p>
          </table:table-cell>
          <table:table-cell office:value-type="string">
            <text:p>Reason </text:p>
          </table:table-cell>
          <table:table-cell table:style-name="ce7" office:value-type="string">
            <text:p>USA</text:p>
          </table:table-cell>
          <table:table-cell office:value-type="string">
            <text:p>Consciousness Raising 101: Inside The Gender Studies Classroom. </text:p>
          </table:table-cell>
          <table:table-cell office:value-type="string">
            <text:p>Cathy Young</text:p>
          </table:table-cell>
          <table:table-cell office:value-type="float" office:value="1">
            <text:p>1</text:p>
          </table:table-cell>
          <table:table-cell/>
          <table:table-cell office:value-type="string">
            <text:p>women</text:p>
          </table:table-cell>
          <table:table-cell table:style-name="ce9" office:value-type="string">
            <text:p>One of my most amusing moments came this year, after I assigned four readings for the discussion of domestic violence: two representative feminist pieces purporting to document a domestic violence epidemic caused by sexism and tacitly abetted by society, and two critiques explaining the dubious origin of such claims as "battering is the leading cause of injury to American women." </text:p>
          </table:table-cell>
          <table:table-cell table:number-columns-repeated="1012"/>
        </table:table-row>
        <table:table-row table:style-name="ro1">
          <table:table-cell office:value-type="string">
            <text:p>news</text:p>
          </table:table-cell>
          <table:table-cell office:value-type="float" office:value="90">
            <text:p>90</text:p>
          </table:table-cell>
          <table:table-cell office:value-type="float" office:value="2003">
            <text:p>2003</text:p>
          </table:table-cell>
          <table:table-cell office:value-type="date" office:date-value="2003-02-20">
            <text:p>2/20/2003</text:p>
          </table:table-cell>
          <table:table-cell office:value-type="string">
            <text:p>Journal - Gazette</text:p>
          </table:table-cell>
          <table:table-cell table:style-name="ce7" office:value-type="string">
            <text:p>IN</text:p>
          </table:table-cell>
          <table:table-cell office:value-type="string">
            <text:p>Oped: 'Monologues' Helps Combat Violence Against Women [Final Edition]</text:p>
          </table:table-cell>
          <table:table-cell office:value-type="string">
            <text:p>Greenberg, Ronnie</text:p>
          </table:table-cell>
          <table:table-cell table:number-columns-repeated="2"/>
          <table:table-cell office:value-type="string">
            <text:p>15-44</text:p>
          </table:table-cell>
          <table:table-cell office:value-type="string">
            <text:p>Did you know that in the United States, the leading cause of injury to women ages 15 to 44 is battering by a partner? </text:p>
          </table:table-cell>
          <table:table-cell table:number-columns-repeated="1012"/>
        </table:table-row>
        <table:table-row table:style-name="ro1">
          <table:table-cell office:value-type="string">
            <text:p>news</text:p>
          </table:table-cell>
          <table:table-cell office:value-type="float" office:value="91">
            <text:p>91</text:p>
          </table:table-cell>
          <table:table-cell office:value-type="float" office:value="2003">
            <text:p>2003</text:p>
          </table:table-cell>
          <table:table-cell office:value-type="date" office:date-value="2003-03-25">
            <text:p>3/25/2003</text:p>
          </table:table-cell>
          <table:table-cell office:value-type="string">
            <text:p>Wall Street Journal</text:p>
          </table:table-cell>
          <table:table-cell table:style-name="ce7" office:value-type="string">
            <text:p>NY</text:p>
          </table:table-cell>
          <table:table-cell office:value-type="string">
            <text:p>Ms.information</text:p>
          </table:table-cell>
          <table:table-cell office:value-type="string">
            <text:p>Christina Hoff Sommers</text:p>
          </table:table-cell>
          <table:table-cell office:value-type="float" office:value="1">
            <text:p>1</text:p>
          </table:table-cell>
          <table:table-cell/>
          <table:table-cell office:value-type="string">
            <text:p>women</text:p>
          </table:table-cell>
          <table:table-cell office:value-type="string">
            <text:p>Gender feminists continually spread fraudulent statistics, claiming, for example, that 80% of girls are sexually harassed at school and that "battery is the leading cause of injury to women in the United States." This is just a small sample of the false and inflammatory news -- call it Ms.information -- that women's groups routinely disseminate and the media happily repeat. </text:p>
          </table:table-cell>
          <table:table-cell table:number-columns-repeated="1012"/>
        </table:table-row>
        <table:table-row table:style-name="ro1">
          <table:table-cell office:value-type="string">
            <text:p>news</text:p>
          </table:table-cell>
          <table:table-cell office:value-type="float" office:value="92">
            <text:p>92</text:p>
          </table:table-cell>
          <table:table-cell office:value-type="float" office:value="2003">
            <text:p>2003</text:p>
          </table:table-cell>
          <table:table-cell office:value-type="date" office:date-value="2003-06-16">
            <text:p>6/16/2003</text:p>
          </table:table-cell>
          <table:table-cell office:value-type="string">
            <text:p>Boston Globe </text:p>
          </table:table-cell>
          <table:table-cell table:style-name="ce7" office:value-type="string">
            <text:p>MA</text:p>
          </table:table-cell>
          <table:table-cell office:value-type="string">
            <text:p>In Abuse, Men Are Victims, Too</text:p>
          </table:table-cell>
          <table:table-cell office:value-type="string">
            <text:p>Cathy Young </text:p>
          </table:table-cell>
          <table:table-cell office:value-type="float" office:value="1">
            <text:p>1</text:p>
          </table:table-cell>
          <table:table-cell/>
          <table:table-cell office:value-type="string">
            <text:p>women</text:p>
          </table:table-cell>
          <table:table-cell table:style-name="ce9" office:value-type="string">
            <text:p>(Their statement complained about "sensationalist materials, often based on misleading statistics, myths, and nonscientific research" - which is rather ironic, since domestic violence groups have relied widely on sensationalism, shoddy research, and bogus statistics such as "battering is the leading cause of injury to women.")</text:p>
          </table:table-cell>
          <table:table-cell table:number-columns-repeated="1012"/>
        </table:table-row>
        <table:table-row table:style-name="ro1">
          <table:table-cell office:value-type="string">
            <text:p>news</text:p>
          </table:table-cell>
          <table:table-cell office:value-type="float" office:value="94">
            <text:p>94</text:p>
          </table:table-cell>
          <table:table-cell office:value-type="float" office:value="2003">
            <text:p>2003</text:p>
          </table:table-cell>
          <table:table-cell office:value-type="date" office:date-value="2003-10-05">
            <text:p>10/5/2003</text:p>
          </table:table-cell>
          <table:table-cell office:value-type="string">
            <text:p>Boston Herald </text:p>
          </table:table-cell>
          <table:table-cell table:style-name="ce7" office:value-type="string">
            <text:p>MA</text:p>
          </table:table-cell>
          <table:table-cell office:value-type="string">
            <text:p>Op-Ed; As You Were Saying . . . Stopping Domestic Violence Requires Action In Every Home</text:p>
          </table:table-cell>
          <table:table-cell office:value-type="string">
            <text:p>Catherine M. Greene</text:p>
          </table:table-cell>
          <table:table-cell table:number-columns-repeated="2"/>
          <table:table-cell office:value-type="string">
            <text:p>women</text:p>
          </table:table-cell>
          <table:table-cell office:value-type="string">
            <text:p>We know that hospital emergency rooms report domestic violence among the leading causes of injury to women. </text:p>
          </table:table-cell>
          <table:table-cell table:number-columns-repeated="1012"/>
        </table:table-row>
        <table:table-row table:style-name="ro1">
          <table:table-cell office:value-type="string">
            <text:p>news</text:p>
          </table:table-cell>
          <table:table-cell office:value-type="float" office:value="97">
            <text:p>97</text:p>
          </table:table-cell>
          <table:table-cell office:value-type="float" office:value="2003">
            <text:p>2003</text:p>
          </table:table-cell>
          <table:table-cell office:value-type="date" office:date-value="2003-12-05">
            <text:p>12/5/2003</text:p>
          </table:table-cell>
          <table:table-cell office:value-type="string">
            <text:p>St. Paul Pioneer Press </text:p>
          </table:table-cell>
          <table:table-cell table:style-name="ce7" office:value-type="string">
            <text:p>MN</text:p>
          </table:table-cell>
          <table:table-cell office:value-type="string">
            <text:p>Minnesota Has Solid Network To Help Women Escape Domestic Violence</text:p>
          </table:table-cell>
          <table:table-cell office:value-type="string">
            <text:p>Glenda Holste</text:p>
          </table:table-cell>
          <table:table-cell table:number-columns-repeated="2"/>
          <table:table-cell office:value-type="string">
            <text:p>women</text:p>
          </table:table-cell>
          <table:table-cell office:value-type="string">
            <text:p>The reminder jolts us: Domestic violence is the leading cause of injury and death from injuries of American women. </text:p>
          </table:table-cell>
          <table:table-cell table:number-columns-repeated="1012"/>
        </table:table-row>
        <table:table-row table:style-name="ro1">
          <table:table-cell office:value-type="string">
            <text:p>news</text:p>
          </table:table-cell>
          <table:table-cell office:value-type="float" office:value="99">
            <text:p>99</text:p>
          </table:table-cell>
          <table:table-cell office:value-type="float" office:value="2004">
            <text:p>2004</text:p>
          </table:table-cell>
          <table:table-cell office:value-type="date" office:date-value="2004-03-31">
            <text:p>3/31/2004</text:p>
          </table:table-cell>
          <table:table-cell office:value-type="string">
            <text:p>Christian Science Monitor </text:p>
          </table:table-cell>
          <table:table-cell table:style-name="ce7" office:value-type="string">
            <text:p>USA</text:p>
          </table:table-cell>
          <table:table-cell office:value-type="string">
            <text:p>Bashing Boys Is, Like, Not Ok</text:p>
          </table:table-cell>
          <table:table-cell office:value-type="string">
            <text:p>Danna Harman, Staff Writer Of The Christian Science Monitor</text:p>
          </table:table-cell>
          <table:table-cell office:value-type="float" office:value="1">
            <text:p>1</text:p>
          </table:table-cell>
          <table:table-cell/>
          <table:table-cell office:value-type="string">
            <text:p>women</text:p>
          </table:table-cell>
          <table:table-cell office:value-type="string">
            <text:p>It's not true that domestic violence is the leading cause of injury to adult women. "Preposterous.... Absurd," he charges.</text:p>
          </table:table-cell>
          <table:table-cell table:number-columns-repeated="1012"/>
        </table:table-row>
        <table:table-row table:style-name="ro1">
          <table:table-cell office:value-type="string">
            <text:p>news</text:p>
          </table:table-cell>
          <table:table-cell office:value-type="float" office:value="103">
            <text:p>103</text:p>
          </table:table-cell>
          <table:table-cell office:value-type="float" office:value="2004">
            <text:p>2004</text:p>
          </table:table-cell>
          <table:table-cell office:value-type="date" office:date-value="2004-07-24">
            <text:p>7/24/2004</text:p>
          </table:table-cell>
          <table:table-cell office:value-type="string">
            <text:p>Palm Beach Post </text:p>
          </table:table-cell>
          <table:table-cell table:style-name="ce7" office:value-type="string">
            <text:p>FL</text:p>
          </table:table-cell>
          <table:table-cell office:value-type="string">
            <text:p>Abuse Takes Increasing Toll On Women</text:p>
          </table:table-cell>
          <table:table-cell office:value-type="string">
            <text:p>Carolyn Susman Palm Beach Post Staff Writer</text:p>
          </table:table-cell>
          <table:table-cell table:number-columns-repeated="2"/>
          <table:table-cell office:value-type="string">
            <text:p>women</text:p>
          </table:table-cell>
          <table:table-cell office:value-type="string">
            <text:p>Domestic violence has escalated to the point that it is the leading cause of physical injury to women in the United States. </text:p>
          </table:table-cell>
          <table:table-cell table:number-columns-repeated="1012"/>
        </table:table-row>
        <table:table-row table:style-name="ro1">
          <table:table-cell office:value-type="string">
            <text:p>news</text:p>
          </table:table-cell>
          <table:table-cell office:value-type="float" office:value="108">
            <text:p>108</text:p>
          </table:table-cell>
          <table:table-cell office:value-type="float" office:value="2004">
            <text:p>2004</text:p>
          </table:table-cell>
          <table:table-cell office:value-type="date" office:date-value="2004-10-02">
            <text:p>10/2/2004</text:p>
          </table:table-cell>
          <table:table-cell office:value-type="string">
            <text:p>New Orleans Times Picayune </text:p>
          </table:table-cell>
          <table:table-cell table:style-name="ce7" office:value-type="string">
            <text:p>LA</text:p>
          </table:table-cell>
          <table:table-cell office:value-type="string">
            <text:p>Violence And Its Cure Start Young</text:p>
          </table:table-cell>
          <table:table-cell office:value-type="string">
            <text:p>Therese Marchese</text:p>
          </table:table-cell>
          <table:table-cell/>
          <table:table-cell office:value-type="float" office:value="1">
            <text:p>1</text:p>
          </table:table-cell>
          <table:table-cell office:value-type="string">
            <text:p>15-44</text:p>
          </table:table-cell>
          <table:table-cell office:value-type="string">
            <text:p>Nationally, domestic violence is the single largest cause of serious injury to women between the ages of 15 and 44 -- more than car accidents, muggings and rapes combined.</text:p>
          </table:table-cell>
          <table:table-cell table:number-columns-repeated="1012"/>
        </table:table-row>
        <table:table-row table:style-name="ro1">
          <table:table-cell office:value-type="string">
            <text:p>news</text:p>
          </table:table-cell>
          <table:table-cell office:value-type="float" office:value="109">
            <text:p>109</text:p>
          </table:table-cell>
          <table:table-cell office:value-type="float" office:value="2004">
            <text:p>2004</text:p>
          </table:table-cell>
          <table:table-cell office:value-type="date" office:date-value="2004-10-13">
            <text:p>10/13/2004</text:p>
          </table:table-cell>
          <table:table-cell office:value-type="string">
            <text:p>Atlanta Journal And Constitution </text:p>
          </table:table-cell>
          <table:table-cell table:style-name="ce7" office:value-type="string">
            <text:p>GA</text:p>
          </table:table-cell>
          <table:table-cell office:value-type="string">
            <text:p>End The Silence And Shame, End Domestic Abuse</text:p>
          </table:table-cell>
          <table:table-cell office:value-type="string">
            <text:p>Gracie Bonds Staples</text:p>
          </table:table-cell>
          <table:table-cell table:number-columns-repeated="2"/>
          <table:table-cell office:value-type="string">
            <text:p>women</text:p>
          </table:table-cell>
          <table:table-cell office:value-type="string">
            <text:p>Domestic violence is the leading cause of injury to women. Not just African-Americans like Griggs. All women.</text:p>
          </table:table-cell>
          <table:table-cell table:number-columns-repeated="1012"/>
        </table:table-row>
        <table:table-row table:style-name="ro1">
          <table:table-cell office:value-type="string">
            <text:p>news</text:p>
          </table:table-cell>
          <table:table-cell office:value-type="float" office:value="110">
            <text:p>110</text:p>
          </table:table-cell>
          <table:table-cell office:value-type="float" office:value="2005">
            <text:p>2005</text:p>
          </table:table-cell>
          <table:table-cell office:value-type="date" office:date-value="2005-02-08">
            <text:p>2/8/2005</text:p>
          </table:table-cell>
          <table:table-cell office:value-type="string">
            <text:p>Palm Beach Post </text:p>
          </table:table-cell>
          <table:table-cell table:style-name="ce7" office:value-type="string">
            <text:p>FL</text:p>
          </table:table-cell>
          <table:table-cell office:value-type="string">
            <text:p>Catalfumo Trial Grabs Spotlight, But Issue Affects Little Names, Too</text:p>
          </table:table-cell>
          <table:table-cell office:value-type="string">
            <text:p>Emily J. Minor</text:p>
          </table:table-cell>
          <table:table-cell table:number-columns-repeated="2"/>
          <table:table-cell office:value-type="string">
            <text:p>women</text:p>
          </table:table-cell>
          <table:table-cell office:value-type="string">
            <text:p>If not for the names, it would be a case like all the others - the kind of case that advocates say makes domestic violence a leading cause of physical injury to American women.</text:p>
          </table:table-cell>
          <table:table-cell table:number-columns-repeated="1012"/>
        </table:table-row>
        <table:table-row table:style-name="ro3">
          <table:table-cell office:value-type="string">
            <text:p>news</text:p>
          </table:table-cell>
          <table:table-cell office:value-type="float" office:value="111">
            <text:p>111</text:p>
          </table:table-cell>
          <table:table-cell office:value-type="float" office:value="2005">
            <text:p>2005</text:p>
          </table:table-cell>
          <table:table-cell office:value-type="date" office:date-value="2005-03-07">
            <text:p>3/7/2005</text:p>
          </table:table-cell>
          <table:table-cell office:value-type="string">
            <text:p>Baltimore Sun </text:p>
          </table:table-cell>
          <table:table-cell table:style-name="ce7" office:value-type="string">
            <text:p>MD</text:p>
          </table:table-cell>
          <table:table-cell office:value-type="string">
            <text:p>Salons Recruited To Stop Violence Program Capitalizes On Stylist-Client Bond To Get Help For Abuse Victims</text:p>
          </table:table-cell>
          <table:table-cell office:value-type="string">
            <text:p>Sun Staff Stephanie Desmon</text:p>
          </table:table-cell>
          <table:table-cell table:number-columns-repeated="2"/>
          <table:table-cell office:value-type="string">
            <text:p>women</text:p>
          </table:table-cell>
          <table:table-cell table:style-name="ce9" office:value-type="string">
            <text:p>In the fiscal year that ended in July, 67 people in Maryland were killed in incidents of domestic violence, Quattrocki said, and 89 were killed the year before. It is the largest cause of injury to women in the nation, she said.</text:p>
            <text:p>"It is called a silent epidemic," she said. "I think it's huge."In the fiscal year that ended in July, 67 people in Maryland were killed in incidents of domestic violence, Quattrocki said, and 89 were killed the year before. It is the largest cause of injury to women in the nation, she said.</text:p>
            <text:p>"It is called a silent epidemic," she said. "I think it's huge."In the fiscal year that ended in July, 67 people in Maryland were killed in incidents of domestic violence, Quattrocki said, and 89 were killed the year before. It is the largest cause of injury to women in the nation, she said.</text:p>
            <text:p>"It is called a silent epidemic," she said. "I think it's huge."In the fiscal year that ended in July, 67 people in Maryland were killed in incidents of domestic violence, Quattrocki said, and 89 were killed the year before. It is the largest cause of injury to women in the nation, she said.</text:p>
            <text:p>"It is called a silent epidemic," she said. "I think it's huge."In the fiscal year that ended in July, 67 people in Maryland were killed in incidents of domestic violence, Quattrocki said, and 89 were killed the year before. It is the largest cause of injury to women in the nation, she said.</text:p>
            <text:p>"It is called a silent epidemic," she said. "I think it's huge."In the fiscal year that ended in July, 67 people in Maryland were killed in incidents of domestic violence, Quattrocki said, and 89 were killed the year before. It is the largest cause of injury to women in the nation, she said.</text:p>
            <text:p>"It is called a silent epidemic," she said. "I think it's huge."</text:p>
          </table:table-cell>
          <table:table-cell table:number-columns-repeated="1012"/>
        </table:table-row>
        <table:table-row table:style-name="ro1">
          <table:table-cell office:value-type="string">
            <text:p>news</text:p>
          </table:table-cell>
          <table:table-cell office:value-type="float" office:value="112">
            <text:p>112</text:p>
          </table:table-cell>
          <table:table-cell office:value-type="float" office:value="2005">
            <text:p>2005</text:p>
          </table:table-cell>
          <table:table-cell office:value-type="date" office:date-value="2005-03-15">
            <text:p>3/15/2005</text:p>
          </table:table-cell>
          <table:table-cell office:value-type="string">
            <text:p>Grand Rapids Press </text:p>
          </table:table-cell>
          <table:table-cell table:style-name="ce7" office:value-type="string">
            <text:p>MI</text:p>
          </table:table-cell>
          <table:table-cell office:value-type="string">
            <text:p>'Reach For The Stars' Event Benefits Center For Women In Transition</text:p>
          </table:table-cell>
          <table:table-cell office:value-type="string">
            <text:p>Kym Reinstadler / The Grand Rapids Press</text:p>
          </table:table-cell>
          <table:table-cell table:number-columns-repeated="2"/>
          <table:table-cell office:value-type="string">
            <text:p>15-44</text:p>
          </table:table-cell>
          <table:table-cell office:value-type="string">
            <text:p>Domestic violence is the leading cause of injury among women between the ages of 15 and 44, Hofmeyer said. </text:p>
          </table:table-cell>
          <table:table-cell table:number-columns-repeated="1012"/>
        </table:table-row>
        <table:table-row table:style-name="ro1">
          <table:table-cell office:value-type="string">
            <text:p>news</text:p>
          </table:table-cell>
          <table:table-cell office:value-type="float" office:value="117">
            <text:p>117</text:p>
          </table:table-cell>
          <table:table-cell office:value-type="float" office:value="2005">
            <text:p>2005</text:p>
          </table:table-cell>
          <table:table-cell office:value-type="date" office:date-value="2005-05-06">
            <text:p>5/6/2005</text:p>
          </table:table-cell>
          <table:table-cell office:value-type="string">
            <text:p>Fresno Bee, The </text:p>
          </table:table-cell>
          <table:table-cell table:style-name="ce7" office:value-type="string">
            <text:p>CA</text:p>
          </table:table-cell>
          <table:table-cell office:value-type="string">
            <text:p>Tradespeople Join Domestic Violence Fight</text:p>
          </table:table-cell>
          <table:table-cell office:value-type="string">
            <text:p>Pamela Kallsen, Marjaree Mason Center</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the ages of 15 and 44. That's more than car accidents, muggings and rapes combined.</text:p>
          </table:table-cell>
          <table:table-cell table:number-columns-repeated="1012"/>
        </table:table-row>
        <table:table-row table:style-name="ro1">
          <table:table-cell office:value-type="string">
            <text:p>news</text:p>
          </table:table-cell>
          <table:table-cell office:value-type="float" office:value="118">
            <text:p>118</text:p>
          </table:table-cell>
          <table:table-cell office:value-type="float" office:value="2005">
            <text:p>2005</text:p>
          </table:table-cell>
          <table:table-cell office:value-type="date" office:date-value="2005-06-06">
            <text:p>6/6/2005</text:p>
          </table:table-cell>
          <table:table-cell office:value-type="string">
            <text:p>Kansas City Star </text:p>
          </table:table-cell>
          <table:table-cell table:style-name="ce7" office:value-type="string">
            <text:p>MO</text:p>
          </table:table-cell>
          <table:table-cell office:value-type="string">
            <text:p>Ever-Present Dangers Of Domestic Violence</text:p>
          </table:table-cell>
          <table:table-cell office:value-type="string">
            <text:p>Leslie Caplan</text:p>
          </table:table-cell>
          <table:table-cell table:number-columns-repeated="2"/>
          <table:table-cell office:value-type="string">
            <text:p>women</text:p>
          </table:table-cell>
          <table:table-cell office:value-type="string">
            <text:p>Domestic violence is the single largest cause of injury to women in the United States. </text:p>
          </table:table-cell>
          <table:table-cell table:number-columns-repeated="1012"/>
        </table:table-row>
        <table:table-row table:style-name="ro1">
          <table:table-cell office:value-type="string">
            <text:p>news</text:p>
          </table:table-cell>
          <table:table-cell office:value-type="float" office:value="119">
            <text:p>119</text:p>
          </table:table-cell>
          <table:table-cell office:value-type="float" office:value="2005">
            <text:p>2005</text:p>
          </table:table-cell>
          <table:table-cell office:value-type="date" office:date-value="2005-06-20">
            <text:p>6/20/2005</text:p>
          </table:table-cell>
          <table:table-cell office:value-type="string">
            <text:p>The Morning Call</text:p>
          </table:table-cell>
          <table:table-cell table:style-name="ce7" office:value-type="string">
            <text:p>PA</text:p>
          </table:table-cell>
          <table:table-cell office:value-type="string">
            <text:p>We Must Call Domestic Violence By Its Right Name</text:p>
          </table:table-cell>
          <table:table-cell office:value-type="string">
            <text:p>Pam Russell</text:p>
          </table:table-cell>
          <table:table-cell table:number-columns-repeated="2"/>
          <table:table-cell office:value-type="string">
            <text:p>15-44</text:p>
          </table:table-cell>
          <table:table-cell office:value-type="string">
            <text:p>According to FBI statistics, a woman is battered every nine seconds in the United States and domestic violence is the leading cause of injury to women ages 15 to 44 in this country.</text:p>
          </table:table-cell>
          <table:table-cell table:number-columns-repeated="1012"/>
        </table:table-row>
        <table:table-row table:style-name="ro1">
          <table:table-cell office:value-type="string">
            <text:p>news</text:p>
          </table:table-cell>
          <table:table-cell office:value-type="float" office:value="120">
            <text:p>120</text:p>
          </table:table-cell>
          <table:table-cell office:value-type="float" office:value="2005">
            <text:p>2005</text:p>
          </table:table-cell>
          <table:table-cell office:value-type="date" office:date-value="2005-07-06">
            <text:p>7/6/2005</text:p>
          </table:table-cell>
          <table:table-cell office:value-type="string">
            <text:p>Centre Daily Times, State College </text:p>
          </table:table-cell>
          <table:table-cell table:style-name="ce7" office:value-type="string">
            <text:p>PA</text:p>
          </table:table-cell>
          <table:table-cell office:value-type="string">
            <text:p>Helping Hands Centre County Agency Helps Abused Women</text:p>
          </table:table-cell>
          <table:table-cell office:value-type="string">
            <text:p>Dawn Mckee</text:p>
          </table:table-cell>
          <table:table-cell/>
          <table:table-cell office:value-type="float" office:value="1">
            <text:p>1</text:p>
          </table:table-cell>
          <table:table-cell office:value-type="string">
            <text:p>women</text:p>
          </table:table-cell>
          <table:table-cell office:value-type="string">
            <text:p>Domestic violence is the single leading cause of injury to women in the United States, the American Medical Association has reported. It causes more injuries than auto accidents, rapes and muggings combined.</text:p>
          </table:table-cell>
          <table:table-cell table:number-columns-repeated="1012"/>
        </table:table-row>
        <table:table-row table:style-name="ro1">
          <table:table-cell office:value-type="string">
            <text:p>news</text:p>
          </table:table-cell>
          <table:table-cell office:value-type="float" office:value="122">
            <text:p>122</text:p>
          </table:table-cell>
          <table:table-cell office:value-type="float" office:value="2005">
            <text:p>2005</text:p>
          </table:table-cell>
          <table:table-cell office:value-type="date" office:date-value="2005-07-25">
            <text:p>7/25/2005</text:p>
          </table:table-cell>
          <table:table-cell office:value-type="string">
            <text:p>Boston Globe </text:p>
          </table:table-cell>
          <table:table-cell table:style-name="ce7" office:value-type="string">
            <text:p>MA</text:p>
          </table:table-cell>
          <table:table-cell office:value-type="string">
            <text:p>Ending Bias In Domestic Assault Law</text:p>
          </table:table-cell>
          <table:table-cell office:value-type="string">
            <text:p>Cathy Young</text:p>
          </table:table-cell>
          <table:table-cell office:value-type="float" office:value="1">
            <text:p>1</text:p>
          </table:table-cell>
          <table:table-cell/>
          <table:table-cell office:value-type="string">
            <text:p>women</text:p>
          </table:table-cell>
          <table:table-cell office:value-type="string">
            <text:p>Despite its ideological origins and its reliance on inflated statistics (such as the long-debunked claim that "battering is the single largest cause of injury to women in the US"), the act has undoubtedly done some good. </text:p>
          </table:table-cell>
          <table:table-cell table:number-columns-repeated="1012"/>
        </table:table-row>
        <table:table-row table:style-name="ro1">
          <table:table-cell office:value-type="string">
            <text:p>news</text:p>
          </table:table-cell>
          <table:table-cell office:value-type="float" office:value="123">
            <text:p>123</text:p>
          </table:table-cell>
          <table:table-cell office:value-type="float" office:value="2005">
            <text:p>2005</text:p>
          </table:table-cell>
          <table:table-cell office:value-type="date" office:date-value="2005-09-06">
            <text:p>9/6/2005</text:p>
          </table:table-cell>
          <table:table-cell office:value-type="string">
            <text:p>Star-News, Wilmington</text:p>
          </table:table-cell>
          <table:table-cell table:style-name="ce7" office:value-type="string">
            <text:p>NC</text:p>
          </table:table-cell>
          <table:table-cell office:value-type="string">
            <text:p>Women Empowering Women Domestic Violence Topic Of Jailhouse Class</text:p>
          </table:table-cell>
          <table:table-cell office:value-type="string">
            <text:p>Majsan Bostrom, Staff Writer</text:p>
          </table:table-cell>
          <table:table-cell/>
          <table:table-cell office:value-type="float" office:value="1">
            <text:p>1</text:p>
          </table:table-cell>
          <table:table-cell office:value-type="string">
            <text:p>women</text:p>
          </table:table-cell>
          <table:table-cell office:value-type="string">
            <text:p>Domestic violence is the leading cause of injury to women in the U.S., more common that automobile accidents, muggings and cancer deaths combined.</text:p>
          </table:table-cell>
          <table:table-cell table:number-columns-repeated="1012"/>
        </table:table-row>
        <table:table-row table:style-name="ro1">
          <table:table-cell office:value-type="string">
            <text:p>news</text:p>
          </table:table-cell>
          <table:table-cell office:value-type="float" office:value="2">
            <text:p>2</text:p>
          </table:table-cell>
          <table:table-cell office:value-type="float" office:value="1996">
            <text:p>1996</text:p>
          </table:table-cell>
          <table:table-cell office:value-type="date" office:date-value="1996-04-03">
            <text:p>4/3/1996</text:p>
          </table:table-cell>
          <table:table-cell office:value-type="string">
            <text:p>Boston Globe </text:p>
          </table:table-cell>
          <table:table-cell table:style-name="ce7" office:value-type="string">
            <text:p>MA</text:p>
          </table:table-cell>
          <table:table-cell office:value-type="string">
            <text:p>Weld's Dangerous Rule</text:p>
          </table:table-cell>
          <table:table-cell office:value-type="string">
            <text:p>Derrick Z. Jackson, Globe Staff</text:p>
          </table:table-cell>
          <table:table-cell table:number-columns-repeated="2"/>
          <table:table-cell office:value-type="string">
            <text:p>15-44</text:p>
          </table:table-cell>
          <table:table-cell office:value-type="string">
            <text:p>Four years ago, the US surgeon general declared domestic violence to be the leading cause of injuries to women aged 15-44. </text:p>
          </table:table-cell>
          <table:table-cell table:number-columns-repeated="1012"/>
        </table:table-row>
        <table:table-row table:style-name="ro1">
          <table:table-cell office:value-type="string">
            <text:p>news</text:p>
          </table:table-cell>
          <table:table-cell office:value-type="float" office:value="3">
            <text:p>3</text:p>
          </table:table-cell>
          <table:table-cell office:value-type="float" office:value="1996">
            <text:p>1996</text:p>
          </table:table-cell>
          <table:table-cell office:value-type="date" office:date-value="1996-04-27">
            <text:p>4/27/1996</text:p>
          </table:table-cell>
          <table:table-cell office:value-type="string">
            <text:p>Richmond Times Dispatch </text:p>
          </table:table-cell>
          <table:table-cell table:style-name="ce7" office:value-type="string">
            <text:p>VA</text:p>
          </table:table-cell>
          <table:table-cell office:value-type="string">
            <text:p>Justice Department, Now Back Suit Against Tech Football Players</text:p>
          </table:table-cell>
          <table:table-cell office:value-type="string">
            <text:p>John Hoke, Times-Dispatch Staff Writer </text:p>
          </table:table-cell>
          <table:table-cell/>
          <table:table-cell office:value-type="float" office:value="1">
            <text:p>1</text:p>
          </table:table-cell>
          <table:table-cell office:value-type="string">
            <text:p>15-44</text:p>
          </table:table-cell>
          <table:table-cell office:value-type="string">
            <text:p>``Violence is the leading cause of injury to women ages 14-44 -- more than car accident injuries, injuries caused by muggings and deaths caused by cancer combined.''</text:p>
          </table:table-cell>
          <table:table-cell table:number-columns-repeated="1012"/>
        </table:table-row>
        <table:table-row table:style-name="ro1">
          <table:table-cell office:value-type="string">
            <text:p>news</text:p>
          </table:table-cell>
          <table:table-cell office:value-type="float" office:value="12">
            <text:p>12</text:p>
          </table:table-cell>
          <table:table-cell office:value-type="float" office:value="1996">
            <text:p>1996</text:p>
          </table:table-cell>
          <table:table-cell office:value-type="date" office:date-value="1996-10-11">
            <text:p>10/11/1996</text:p>
          </table:table-cell>
          <table:table-cell office:value-type="string">
            <text:p>Portland Press Herald </text:p>
          </table:table-cell>
          <table:table-cell table:style-name="ce7" office:value-type="string">
            <text:p>ME</text:p>
          </table:table-cell>
          <table:table-cell office:value-type="string">
            <text:p>Internist's Book Offers Easy Medical Tips To Go `The Pocket Doctor,' Written By A Bridgton Physician, Boils Down Common Concerns Into 500 Snippets.</text:p>
          </table:table-cell>
          <table:table-cell office:value-type="string">
            <text:p>Ray Routhier Staff Writer</text:p>
          </table:table-cell>
          <table:table-cell table:number-columns-repeated="2"/>
          <table:table-cell office:value-type="string">
            <text:p>15-44</text:p>
          </table:table-cell>
          <table:table-cell office:value-type="string">
            <text:p>Battering is the leading cause of injury to women ages 15 to 44 years. </text:p>
          </table:table-cell>
          <table:table-cell table:number-columns-repeated="1012"/>
        </table:table-row>
        <table:table-row table:style-name="ro1">
          <table:table-cell office:value-type="string">
            <text:p>news</text:p>
          </table:table-cell>
          <table:table-cell office:value-type="float" office:value="13">
            <text:p>13</text:p>
          </table:table-cell>
          <table:table-cell office:value-type="float" office:value="1996">
            <text:p>1996</text:p>
          </table:table-cell>
          <table:table-cell office:value-type="date" office:date-value="1996-11-21">
            <text:p>11/21/1996</text:p>
          </table:table-cell>
          <table:table-cell office:value-type="string">
            <text:p>Atlanta Journal And Constitution </text:p>
          </table:table-cell>
          <table:table-cell table:style-name="ce7" office:value-type="string">
            <text:p>GA</text:p>
          </table:table-cell>
          <table:table-cell office:value-type="string">
            <text:p>Focus On Domestic Violence Siler City, N.C. Might Seem Idyllic To Most Americans, A Small Town Far Removed From Urban Troubles. But Domestic Violence ...</text:p>
          </table:table-cell>
          <table:table-cell office:value-type="string">
            <text:p>Chris Burritt, Staff Writer</text:p>
          </table:table-cell>
          <table:table-cell table:number-columns-repeated="2"/>
          <table:table-cell office:value-type="string">
            <text:p>15-44</text:p>
          </table:table-cell>
          <table:table-cell office:value-type="string">
            <text:p>Domestic violence is the leading cause of injury to women between ages 15 and 44. </text:p>
          </table:table-cell>
          <table:table-cell table:number-columns-repeated="1012"/>
        </table:table-row>
        <table:table-row table:style-name="ro1">
          <table:table-cell office:value-type="string">
            <text:p>news</text:p>
          </table:table-cell>
          <table:table-cell office:value-type="float" office:value="17">
            <text:p>17</text:p>
          </table:table-cell>
          <table:table-cell office:value-type="float" office:value="1997">
            <text:p>1997</text:p>
          </table:table-cell>
          <table:table-cell office:value-type="date" office:date-value="1997-07-13">
            <text:p>7/13/1997</text:p>
          </table:table-cell>
          <table:table-cell office:value-type="string">
            <text:p>Washington Post</text:p>
          </table:table-cell>
          <table:table-cell table:style-name="ce7" office:value-type="string">
            <text:p>DC</text:p>
          </table:table-cell>
          <table:table-cell office:value-type="string">
            <text:p>Welfare-to-Work for Battered Women</text:p>
          </table:table-cell>
          <table:table-cell office:value-type="string">
            <text:p>Martin G. Madden</text:p>
          </table:table-cell>
          <table:table-cell table:number-columns-repeated="2"/>
          <table:table-cell office:value-type="string">
            <text:p>women</text:p>
          </table:table-cell>
          <table:table-cell office:value-type="string">
            <text:p>A 1993 Commonwealth Fund study found that abuse by husbands and boyfriends is the single largest cause of physical injury to women. In Maryland, police get 20,000 domestic violence calls each year, and that represents just the tip of the iceberg, say experts, who explain that fear and shame keep many victims from reporting and seeking protection.</text:p>
          </table:table-cell>
          <table:table-cell table:number-columns-repeated="1012"/>
        </table:table-row>
        <table:table-row table:style-name="ro1">
          <table:table-cell office:value-type="string">
            <text:p>news</text:p>
          </table:table-cell>
          <table:table-cell office:value-type="float" office:value="21">
            <text:p>21</text:p>
          </table:table-cell>
          <table:table-cell office:value-type="float" office:value="1997">
            <text:p>1997</text:p>
          </table:table-cell>
          <table:table-cell office:value-type="date" office:date-value="1997-10-01">
            <text:p>10/1/1997</text:p>
          </table:table-cell>
          <table:table-cell office:value-type="string">
            <text:p>Sarasota Herald Tribune </text:p>
          </table:table-cell>
          <table:table-cell table:style-name="ce7" office:value-type="string">
            <text:p>FL</text:p>
          </table:table-cell>
          <table:table-cell office:value-type="string">
            <text:p>Area Events Promote Awareness Of Domestic Violence Problem</text:p>
          </table:table-cell>
          <table:table-cell office:value-type="string">
            <text:p>Jose Luis Jimenez Staff Writer</text:p>
          </table:table-cell>
          <table:table-cell table:number-columns-repeated="2"/>
          <table:table-cell office:value-type="string">
            <text:p>women</text:p>
          </table:table-cell>
          <table:table-cell office:value-type="string">
            <text:p>Crime statistics show domestic violence is the leading cause of injury to women. Half of the victims, who are both male and female, are killed by their mates.</text:p>
          </table:table-cell>
          <table:table-cell table:number-columns-repeated="1012"/>
        </table:table-row>
        <table:table-row table:style-name="ro1">
          <table:table-cell office:value-type="string">
            <text:p>news</text:p>
          </table:table-cell>
          <table:table-cell office:value-type="float" office:value="28">
            <text:p>28</text:p>
          </table:table-cell>
          <table:table-cell office:value-type="float" office:value="1998">
            <text:p>1998</text:p>
          </table:table-cell>
          <table:table-cell office:value-type="date" office:date-value="1998-01-18">
            <text:p>1/18/1998</text:p>
          </table:table-cell>
          <table:table-cell office:value-type="string">
            <text:p>Palm Beach Post </text:p>
          </table:table-cell>
          <table:table-cell table:style-name="ce7" office:value-type="string">
            <text:p>FL</text:p>
          </table:table-cell>
          <table:table-cell office:value-type="string">
            <text:p>Domestic Violence Court Can Break Brutal Cycle</text:p>
          </table:table-cell>
          <table:table-cell office:value-type="string">
            <text:p>Barry Krischer</text:p>
          </table:table-cell>
          <table:table-cell table:number-columns-repeated="2"/>
          <table:table-cell office:value-type="string">
            <text:p>women</text:p>
          </table:table-cell>
          <table:table-cell office:value-type="string">
            <text:p>Domestic violence is the leading cause of injury to women in America. </text:p>
          </table:table-cell>
          <table:table-cell table:number-columns-repeated="1012"/>
        </table:table-row>
        <table:table-row table:style-name="ro1">
          <table:table-cell office:value-type="string">
            <text:p>news</text:p>
          </table:table-cell>
          <table:table-cell office:value-type="float" office:value="36">
            <text:p>36</text:p>
          </table:table-cell>
          <table:table-cell office:value-type="float" office:value="1998">
            <text:p>1998</text:p>
          </table:table-cell>
          <table:table-cell office:value-type="date" office:date-value="1998-09-20">
            <text:p>9/20/1998</text:p>
          </table:table-cell>
          <table:table-cell office:value-type="string">
            <text:p>Palm Beach Post </text:p>
          </table:table-cell>
          <table:table-cell table:style-name="ce7" office:value-type="string">
            <text:p>FL</text:p>
          </table:table-cell>
          <table:table-cell office:value-type="string">
            <text:p>Women'S Shelter Helps Abuse Victims</text:p>
          </table:table-cell>
          <table:table-cell office:value-type="string">
            <text:p>Bruce Greenstein Special To The Palm Beach Post</text:p>
          </table:table-cell>
          <table:table-cell table:number-columns-repeated="2"/>
          <table:table-cell office:value-type="string">
            <text:p>women</text:p>
          </table:table-cell>
          <table:table-cell office:value-type="string">
            <text:p>Domestic violence is the leading cause of injury to women.</text:p>
          </table:table-cell>
          <table:table-cell table:number-columns-repeated="1012"/>
        </table:table-row>
        <table:table-row table:style-name="ro1">
          <table:table-cell office:value-type="string">
            <text:p>news</text:p>
          </table:table-cell>
          <table:table-cell office:value-type="float" office:value="37">
            <text:p>37</text:p>
          </table:table-cell>
          <table:table-cell office:value-type="float" office:value="1998">
            <text:p>1998</text:p>
          </table:table-cell>
          <table:table-cell office:value-type="date" office:date-value="1998-09-24">
            <text:p>9/24/1998</text:p>
          </table:table-cell>
          <table:table-cell office:value-type="string">
            <text:p>Palm Beach Post </text:p>
          </table:table-cell>
          <table:table-cell table:style-name="ce7" office:value-type="string">
            <text:p>FL</text:p>
          </table:table-cell>
          <table:table-cell office:value-type="string">
            <text:p>Get Neighbor To Call Abused Women Shelter</text:p>
          </table:table-cell>
          <table:table-cell office:value-type="string">
            <text:p>Bruce Greenstein Special To The Palm Beach Post</text:p>
          </table:table-cell>
          <table:table-cell table:number-columns-repeated="2"/>
          <table:table-cell office:value-type="string">
            <text:p>women</text:p>
          </table:table-cell>
          <table:table-cell office:value-type="string">
            <text:p>Domestic violence is the leading cause of injury to women.</text:p>
          </table:table-cell>
          <table:table-cell table:number-columns-repeated="1012"/>
        </table:table-row>
        <table:table-row table:style-name="ro1">
          <table:table-cell office:value-type="string">
            <text:p>news</text:p>
          </table:table-cell>
          <table:table-cell office:value-type="float" office:value="39">
            <text:p>39</text:p>
          </table:table-cell>
          <table:table-cell office:value-type="float" office:value="1998">
            <text:p>1998</text:p>
          </table:table-cell>
          <table:table-cell office:value-type="date" office:date-value="1998-10-02">
            <text:p>10/2/1998</text:p>
          </table:table-cell>
          <table:table-cell office:value-type="string">
            <text:p>San Francisco Chronicle </text:p>
          </table:table-cell>
          <table:table-cell table:style-name="ce7" office:value-type="string">
            <text:p>CA</text:p>
          </table:table-cell>
          <table:table-cell office:value-type="string">
            <text:p>Domestic Abuse Focus Of Ad Blitz Purpose Of Media Campaign Is To Get Victims To Speak Out</text:p>
          </table:table-cell>
          <table:table-cell office:value-type="string">
            <text:p>Charlie Goodyear, Chronicle Staff Writer</text:p>
          </table:table-cell>
          <table:table-cell table:number-columns-repeated="2"/>
          <table:table-cell office:value-type="string">
            <text:p>15-44</text:p>
          </table:table-cell>
          <table:table-cell office:value-type="string">
            <text:p>The U.S. surgeon general's office indicates that domestic violence is the leading cause of injury to women ages 15 to 44. </text:p>
          </table:table-cell>
          <table:table-cell table:number-columns-repeated="1012"/>
        </table:table-row>
        <table:table-row table:style-name="ro1">
          <table:table-cell office:value-type="string">
            <text:p>news</text:p>
          </table:table-cell>
          <table:table-cell office:value-type="float" office:value="42">
            <text:p>42</text:p>
          </table:table-cell>
          <table:table-cell office:value-type="float" office:value="1999">
            <text:p>1999</text:p>
          </table:table-cell>
          <table:table-cell office:value-type="date" office:date-value="1999-02-23">
            <text:p>2/23/1999</text:p>
          </table:table-cell>
          <table:table-cell office:value-type="string">
            <text:p>San Francisco Examiner </text:p>
          </table:table-cell>
          <table:table-cell table:style-name="ce7" office:value-type="string">
            <text:p>CA</text:p>
          </table:table-cell>
          <table:table-cell office:value-type="string">
            <text:p>Oakland-Based Legal Clinic In Financial Crisis Sliding Scale Fee System Failing Under Drain From Low-Income Clients</text:p>
          </table:table-cell>
          <table:table-cell office:value-type="string">
            <text:p>Robert Selna Special To The Examiner</text:p>
          </table:table-cell>
          <table:table-cell table:number-columns-repeated="2"/>
          <table:table-cell office:value-type="string">
            <text:p>women</text:p>
          </table:table-cell>
          <table:table-cell office:value-type="string">
            <text:p>Domestic violence is the leading cause of injury to women in the United States, where 4 million are battered each year, according to statistics from the California Alliance for Domestic Violence.</text:p>
          </table:table-cell>
          <table:table-cell table:number-columns-repeated="1012"/>
        </table:table-row>
        <table:table-row table:style-name="ro1">
          <table:table-cell office:value-type="string">
            <text:p>news</text:p>
          </table:table-cell>
          <table:table-cell office:value-type="float" office:value="49">
            <text:p>49</text:p>
          </table:table-cell>
          <table:table-cell office:value-type="float" office:value="1999">
            <text:p>1999</text:p>
          </table:table-cell>
          <table:table-cell office:value-type="date" office:date-value="1999-10-15">
            <text:p>10/15/1999</text:p>
          </table:table-cell>
          <table:table-cell office:value-type="string">
            <text:p>Chicago Tribune</text:p>
          </table:table-cell>
          <table:table-cell table:style-name="ce7" office:value-type="string">
            <text:p>IL</text:p>
          </table:table-cell>
          <table:table-cell office:value-type="string">
            <text:p>Joliet Rally Urges End To Domestic Violence Hundreds Offer Support To Female Victims Of Crime</text:p>
          </table:table-cell>
          <table:table-cell office:value-type="string">
            <text:p>Ken O'Brien Special to the Tribune</text:p>
          </table:table-cell>
          <table:table-cell table:number-columns-repeated="2"/>
          <table:table-cell office:value-type="string">
            <text:p>women</text:p>
          </table:table-cell>
          <table:table-cell office:value-type="string">
            <text:p>From August 1998 to last August, the Will County state's attorney's office filed charges in 920 cases related to domestic violence. In the United States, a woman is beaten every 15 seconds and a woman is assaulted every six minutes, making domestic violence the leading cause of injury to women, according to the state's attorney's office. </text:p>
          </table:table-cell>
          <table:table-cell table:number-columns-repeated="1012"/>
        </table:table-row>
        <table:table-row table:style-name="ro1">
          <table:table-cell office:value-type="string">
            <text:p>news</text:p>
          </table:table-cell>
          <table:table-cell office:value-type="float" office:value="52">
            <text:p>52</text:p>
          </table:table-cell>
          <table:table-cell office:value-type="float" office:value="1999">
            <text:p>1999</text:p>
          </table:table-cell>
          <table:table-cell office:value-type="date" office:date-value="1999-11-30">
            <text:p>11/30/1999</text:p>
          </table:table-cell>
          <table:table-cell office:value-type="string">
            <text:p>Fresno Bee</text:p>
          </table:table-cell>
          <table:table-cell table:style-name="ce7" office:value-type="string">
            <text:p>CA</text:p>
          </table:table-cell>
          <table:table-cell office:value-type="string">
            <text:p>Safe At Home Offers Support For Victims Of Domestic Violence</text:p>
          </table:table-cell>
          <table:table-cell office:value-type="string">
            <text:p>Bill Jones</text:p>
          </table:table-cell>
          <table:table-cell table:number-columns-repeated="2"/>
          <table:table-cell office:value-type="string">
            <text:p>women</text:p>
          </table:table-cell>
          <table:table-cell office:value-type="string">
            <text:p>Domestic violence is the single leading cause of injury to women in America. </text:p>
          </table:table-cell>
          <table:table-cell table:number-columns-repeated="1012"/>
        </table:table-row>
        <table:table-row table:style-name="ro1">
          <table:table-cell office:value-type="string">
            <text:p>news</text:p>
          </table:table-cell>
          <table:table-cell office:value-type="float" office:value="57">
            <text:p>57</text:p>
          </table:table-cell>
          <table:table-cell office:value-type="float" office:value="2000">
            <text:p>2000</text:p>
          </table:table-cell>
          <table:table-cell office:value-type="date" office:date-value="2000-05-21">
            <text:p>5/21/2000</text:p>
          </table:table-cell>
          <table:table-cell office:value-type="string">
            <text:p>Roanoke Times </text:p>
          </table:table-cell>
          <table:table-cell table:style-name="ce7" office:value-type="string">
            <text:p>VA</text:p>
          </table:table-cell>
          <table:table-cell office:value-type="string">
            <text:p>The Faces Of Domestic Violence Justice Neither Swift Nor Sure</text:p>
          </table:table-cell>
          <table:table-cell office:value-type="string">
            <text:p>Laurence Hammack The Roanoke Times</text:p>
          </table:table-cell>
          <table:table-cell/>
          <table:table-cell office:value-type="float" office:value="1">
            <text:p>1</text:p>
          </table:table-cell>
          <table:table-cell office:value-type="string">
            <text:p>15-44</text:p>
          </table:table-cell>
          <table:table-cell office:value-type="string">
            <text:p>The U.S. surgeon general has said that domestic violence is the leading cause of injury to women between the ages of 15 and 44, accounting for more trauma than car accidents, muggings and rapes combined.</text:p>
          </table:table-cell>
          <table:table-cell table:number-columns-repeated="1012"/>
        </table:table-row>
        <table:table-row table:style-name="ro1">
          <table:table-cell office:value-type="string">
            <text:p>news</text:p>
          </table:table-cell>
          <table:table-cell office:value-type="float" office:value="64">
            <text:p>64</text:p>
          </table:table-cell>
          <table:table-cell office:value-type="float" office:value="2000">
            <text:p>2000</text:p>
          </table:table-cell>
          <table:table-cell office:value-type="date" office:date-value="2000-10-02">
            <text:p>10/2/2000</text:p>
          </table:table-cell>
          <table:table-cell office:value-type="string">
            <text:p>St. Louis Post-Dispatch </text:p>
          </table:table-cell>
          <table:table-cell table:style-name="ce7" office:value-type="string">
            <text:p>MO</text:p>
          </table:table-cell>
          <table:table-cell office:value-type="string">
            <text:p>Domestic Violence, In All Forms, Is The Leading Cause Of Injury For Women Ages 15-44</text:p>
          </table:table-cell>
          <table:table-cell office:value-type="string">
            <text:p>Dr. Hank Clever</text:p>
          </table:table-cell>
          <table:table-cell/>
          <table:table-cell office:value-type="float" office:value="1">
            <text:p>1</text:p>
          </table:table-cell>
          <table:table-cell office:value-type="string">
            <text:p>15-44</text:p>
          </table:table-cell>
          <table:table-cell office:value-type="string">
            <text:p>The U.S. surgeon general says domestic violence is the leading cause of injury to women ages 15-44. Domestic violence is more common than rapes, muggings and auto accidents combined.</text:p>
          </table:table-cell>
          <table:table-cell table:number-columns-repeated="1012"/>
        </table:table-row>
        <table:table-row table:style-name="ro1">
          <table:table-cell office:value-type="string">
            <text:p>news</text:p>
          </table:table-cell>
          <table:table-cell office:value-type="float" office:value="65">
            <text:p>65</text:p>
          </table:table-cell>
          <table:table-cell office:value-type="float" office:value="2000">
            <text:p>2000</text:p>
          </table:table-cell>
          <table:table-cell office:value-type="date" office:date-value="2000-10-05">
            <text:p>10/5/2000</text:p>
          </table:table-cell>
          <table:table-cell office:value-type="string">
            <text:p>Macon Telegraph </text:p>
          </table:table-cell>
          <table:table-cell table:style-name="ce7" office:value-type="string">
            <text:p>GA</text:p>
          </table:table-cell>
          <table:table-cell office:value-type="string">
            <text:p><text:s/>Jury Gives Women $1.75 Million In Harassment Suit</text:p>
          </table:table-cell>
          <table:table-cell office:value-type="string">
            <text:p>Thomas W. Krause, The Macon Telegraph</text:p>
          </table:table-cell>
          <table:table-cell/>
          <table:table-cell office:value-type="float" office:value="1">
            <text:p>1</text:p>
          </table:table-cell>
          <table:table-cell office:value-type="string">
            <text:p>women</text:p>
          </table:table-cell>
          <table:table-cell office:value-type="string">
            <text:p>Battering is one of the leading causes of injury to women in the United States, affecting more women than auto accidents, mugging and rape combined. </text:p>
          </table:table-cell>
          <table:table-cell table:number-columns-repeated="1012"/>
        </table:table-row>
        <table:table-row table:style-name="ro1">
          <table:table-cell office:value-type="string">
            <text:p>news</text:p>
          </table:table-cell>
          <table:table-cell office:value-type="float" office:value="66">
            <text:p>66</text:p>
          </table:table-cell>
          <table:table-cell office:value-type="float" office:value="2000">
            <text:p>2000</text:p>
          </table:table-cell>
          <table:table-cell office:value-type="date" office:date-value="2000-10-09">
            <text:p>10/9/2000</text:p>
          </table:table-cell>
          <table:table-cell office:value-type="string">
            <text:p>Chicago Tribune</text:p>
          </table:table-cell>
          <table:table-cell table:style-name="ce7" office:value-type="string">
            <text:p>IL</text:p>
          </table:table-cell>
          <table:table-cell office:value-type="string">
            <text:p>Aiding Young Victims Of Domestic Violence Will County Program Counsels Kids Who Must Cope With Family Problems</text:p>
          </table:table-cell>
          <table:table-cell office:value-type="string">
            <text:p>Ken O'Brien Special to the Tribune</text:p>
          </table:table-cell>
          <table:table-cell table:number-columns-repeated="2"/>
          <table:table-cell office:value-type="string">
            <text:p>women</text:p>
          </table:table-cell>
          <table:table-cell office:value-type="string">
            <text:p><text:s/>"We have an epidemic problem that we have to address quickly," said Will County State's Atty. James Glasgow. <text:s/>Nationally, a woman is beaten every five seconds and is assaulted every three minutes, making domestic violence the leading cause of injury to women, according to Glasgow. </text:p>
          </table:table-cell>
          <table:table-cell table:number-columns-repeated="1012"/>
        </table:table-row>
        <table:table-row table:style-name="ro1">
          <table:table-cell office:value-type="string">
            <text:p>news</text:p>
          </table:table-cell>
          <table:table-cell office:value-type="float" office:value="69">
            <text:p>69</text:p>
          </table:table-cell>
          <table:table-cell office:value-type="float" office:value="2000">
            <text:p>2000</text:p>
          </table:table-cell>
          <table:table-cell office:value-type="date" office:date-value="2000-11-07">
            <text:p>11/7/2000</text:p>
          </table:table-cell>
          <table:table-cell office:value-type="string">
            <text:p>Philadelphia Inquirer </text:p>
          </table:table-cell>
          <table:table-cell table:style-name="ce7" office:value-type="string">
            <text:p>PA</text:p>
          </table:table-cell>
          <table:table-cell office:value-type="string">
            <text:p>Clergy Will Offer Training On Helping Victims Of Abuse Prayer Doesn'T Stop The Abuser, One Counselor Said. A Workshop Will Teach How To Do And Say The Right Things.</text:p>
          </table:table-cell>
          <table:table-cell office:value-type="string">
            <text:p>David O'Reilly, Inquirer Staff Writer</text:p>
          </table:table-cell>
          <table:table-cell table:number-columns-repeated="2"/>
          <table:table-cell office:value-type="string">
            <text:p>15-44</text:p>
          </table:table-cell>
          <table:table-cell table:style-name="ce9" office:value-type="string">
            <text:p>Domestic violence is the leading cause of injury among women ages 15 to 44, according to Smullens, who said 1,500 women were murdered annually in the United States by spouses or boyfriends. It's a very complicated problem (for clergy) to confront, said Smullens, who in 1995 helped start the area's Sabbath for Domestic Peace program. "Many don't want to see this in their own community."</text:p>
          </table:table-cell>
          <table:table-cell table:number-columns-repeated="1012"/>
        </table:table-row>
        <table:table-row table:style-name="ro1">
          <table:table-cell office:value-type="string">
            <text:p>news</text:p>
          </table:table-cell>
          <table:table-cell office:value-type="float" office:value="71">
            <text:p>71</text:p>
          </table:table-cell>
          <table:table-cell office:value-type="float" office:value="2001">
            <text:p>2001</text:p>
          </table:table-cell>
          <table:table-cell office:value-type="date" office:date-value="2001-05-13">
            <text:p>5/13/2001</text:p>
          </table:table-cell>
          <table:table-cell office:value-type="string">
            <text:p>Seattle Post-Intelligencer </text:p>
          </table:table-cell>
          <table:table-cell table:style-name="ce7" office:value-type="string">
            <text:p>WA</text:p>
          </table:table-cell>
          <table:table-cell office:value-type="string">
            <text:p>The Price Women Pay For "Boys Being Boys"</text:p>
          </table:table-cell>
          <table:table-cell office:value-type="string">
            <text:p>Jackson Katz </text:p>
          </table:table-cell>
          <table:table-cell table:number-columns-repeated="2"/>
          <table:table-cell office:value-type="string">
            <text:p>women</text:p>
          </table:table-cell>
          <table:table-cell office:value-type="string">
            <text:p>According to the U.S. surgeon general, battering is the leading cause of injury to women. </text:p>
          </table:table-cell>
          <table:table-cell table:number-columns-repeated="1012"/>
        </table:table-row>
        <table:table-row table:style-name="ro1">
          <table:table-cell office:value-type="string">
            <text:p>news</text:p>
          </table:table-cell>
          <table:table-cell office:value-type="float" office:value="74">
            <text:p>74</text:p>
          </table:table-cell>
          <table:table-cell office:value-type="float" office:value="2001">
            <text:p>2001</text:p>
          </table:table-cell>
          <table:table-cell office:value-type="date" office:date-value="2001-09-27">
            <text:p>9/27/2001</text:p>
          </table:table-cell>
          <table:table-cell office:value-type="string">
            <text:p>Chicago Tribune</text:p>
          </table:table-cell>
          <table:table-cell table:style-name="ce7" office:value-type="string">
            <text:p>IL</text:p>
          </table:table-cell>
          <table:table-cell office:value-type="string">
            <text:p>Area chamber issues economic call to arm</text:p>
          </table:table-cell>
          <table:table-cell office:value-type="string">
            <text:p>Stanley Ziemba, Tribune staff reporter Freelance reporter Ken O'Brien contributed to this report</text:p>
          </table:table-cell>
          <table:table-cell table:number-columns-repeated="2"/>
          <table:table-cell office:value-type="string">
            <text:p>women</text:p>
          </table:table-cell>
          <table:table-cell office:value-type="string">
            <text:p>Nationally, a woman is beaten every 15 seconds and four women are killed by a husband or a partner each day, May said. Domestic violence is the leading cause of injury to women, May said. </text:p>
          </table:table-cell>
          <table:table-cell table:number-columns-repeated="1012"/>
        </table:table-row>
        <table:table-row table:style-name="ro1">
          <table:table-cell office:value-type="string">
            <text:p>news</text:p>
          </table:table-cell>
          <table:table-cell office:value-type="float" office:value="86">
            <text:p>86</text:p>
          </table:table-cell>
          <table:table-cell office:value-type="float" office:value="2002">
            <text:p>2002</text:p>
          </table:table-cell>
          <table:table-cell office:value-type="date" office:date-value="2002-10-18">
            <text:p>10/18/2002</text:p>
          </table:table-cell>
          <table:table-cell office:value-type="string">
            <text:p>Columbus Ledger-Enquirer</text:p>
          </table:table-cell>
          <table:table-cell table:style-name="ce7" office:value-type="string">
            <text:p>GA</text:p>
          </table:table-cell>
          <table:table-cell office:value-type="string">
            <text:p>Breaking The Cycle Wife Survives Violent Attack To Find Help And Hope</text:p>
          </table:table-cell>
          <table:table-cell office:value-type="string">
            <text:p>Larry Gierer, Staff Writer</text:p>
          </table:table-cell>
          <table:table-cell table:number-columns-repeated="2"/>
          <table:table-cell office:value-type="string">
            <text:p>women</text:p>
          </table:table-cell>
          <table:table-cell office:value-type="string">
            <text:p>Battering is the leading cause of injury to women in the United States.</text:p>
          </table:table-cell>
          <table:table-cell table:number-columns-repeated="1012"/>
        </table:table-row>
        <table:table-row table:style-name="ro1">
          <table:table-cell office:value-type="string">
            <text:p>news</text:p>
          </table:table-cell>
          <table:table-cell office:value-type="float" office:value="93">
            <text:p>93</text:p>
          </table:table-cell>
          <table:table-cell office:value-type="float" office:value="2003">
            <text:p>2003</text:p>
          </table:table-cell>
          <table:table-cell office:value-type="date" office:date-value="2003-07-20">
            <text:p>7/20/2003</text:p>
          </table:table-cell>
          <table:table-cell office:value-type="string">
            <text:p>Chicago Tribune</text:p>
          </table:table-cell>
          <table:table-cell table:style-name="ce7" office:value-type="string">
            <text:p>IL</text:p>
          </table:table-cell>
          <table:table-cell office:value-type="string">
            <text:p>Lakers' star now a statistic ; Athletes' violence against women highly visible</text:p>
          </table:table-cell>
          <table:table-cell office:value-type="string">
            <text:p>Fernas, Rob</text:p>
          </table:table-cell>
          <table:table-cell table:number-columns-repeated="2"/>
          <table:table-cell office:value-type="string">
            <text:p>18-49</text:p>
          </table:table-cell>
          <table:table-cell office:value-type="string">
            <text:p>On a typical day in the United States, 8,200 women are battered, 2,345 are raped and four are murdered. According to statistics compiled by law-enforcement agencies, domestic violence is the leading cause of serious injury to women from 18 to 49, and murder is the leading cause of death for pregnant women in this country. </text:p>
          </table:table-cell>
          <table:table-cell table:number-columns-repeated="1012"/>
        </table:table-row>
        <table:table-row table:style-name="ro1">
          <table:table-cell office:value-type="string">
            <text:p>news</text:p>
          </table:table-cell>
          <table:table-cell office:value-type="float" office:value="96">
            <text:p>96</text:p>
          </table:table-cell>
          <table:table-cell office:value-type="float" office:value="2003">
            <text:p>2003</text:p>
          </table:table-cell>
          <table:table-cell office:value-type="date" office:date-value="2003-11-13">
            <text:p>11/13/2003</text:p>
          </table:table-cell>
          <table:table-cell office:value-type="string">
            <text:p>Dayton Daily News </text:p>
          </table:table-cell>
          <table:table-cell table:style-name="ce7" office:value-type="string">
            <text:p>OH</text:p>
          </table:table-cell>
          <table:table-cell office:value-type="string">
            <text:p>Rewind Domestic Violence A Common, Deadly Crime In North Valley</text:p>
          </table:table-cell>
          <table:table-cell office:value-type="string">
            <text:p>Steve Baker</text:p>
          </table:table-cell>
          <table:table-cell table:number-columns-repeated="2"/>
          <table:table-cell office:value-type="string">
            <text:p>18-55</text:p>
          </table:table-cell>
          <table:table-cell office:value-type="string">
            <text:p>Domestic violence is the leading cause of injury to women between the ages of 18 and 55 in the United States.</text:p>
          </table:table-cell>
          <table:table-cell table:number-columns-repeated="1012"/>
        </table:table-row>
        <table:table-row table:style-name="ro1">
          <table:table-cell office:value-type="string">
            <text:p>news</text:p>
          </table:table-cell>
          <table:table-cell office:value-type="float" office:value="106">
            <text:p>106</text:p>
          </table:table-cell>
          <table:table-cell office:value-type="float" office:value="2004">
            <text:p>2004</text:p>
          </table:table-cell>
          <table:table-cell office:value-type="date" office:date-value="2004-09-13">
            <text:p>9/13/2004</text:p>
          </table:table-cell>
          <table:table-cell office:value-type="string">
            <text:p>San Jose Mercury News </text:p>
          </table:table-cell>
          <table:table-cell table:style-name="ce7" office:value-type="string">
            <text:p>CA</text:p>
          </table:table-cell>
          <table:table-cell office:value-type="string">
            <text:p>Girl Talk' Redefined Hairdressers Recruited To Fight Domestic Violence</text:p>
          </table:table-cell>
          <table:table-cell office:value-type="string">
            <text:p>Truong Phuoc Khanh, Mercury News</text:p>
          </table:table-cell>
          <table:table-cell table:number-columns-repeated="2"/>
          <table:table-cell office:value-type="string">
            <text:p>women</text:p>
          </table:table-cell>
          <table:table-cell office:value-type="string">
            <text:p>Battering is the single largest cause of injury to women in the United States, according to a national violence against women survey.</text:p>
          </table:table-cell>
          <table:table-cell table:number-columns-repeated="1012"/>
        </table:table-row>
        <table:table-row table:style-name="ro1">
          <table:table-cell office:value-type="string">
            <text:p>news</text:p>
          </table:table-cell>
          <table:table-cell office:value-type="float" office:value="114">
            <text:p>114</text:p>
          </table:table-cell>
          <table:table-cell office:value-type="float" office:value="2005">
            <text:p>2005</text:p>
          </table:table-cell>
          <table:table-cell office:value-type="date" office:date-value="2005-04-03">
            <text:p>4/3/2005</text:p>
          </table:table-cell>
          <table:table-cell office:value-type="string">
            <text:p>Post Standard, Syracuse </text:p>
          </table:table-cell>
          <table:table-cell table:style-name="ce7" office:value-type="string">
            <text:p>NY</text:p>
          </table:table-cell>
          <table:table-cell office:value-type="string">
            <text:p>Ribbons Speak: Stop The Abuse</text:p>
          </table:table-cell>
          <table:table-cell office:value-type="string">
            <text:p>Barry L. Wells Vera House Foundation</text:p>
          </table:table-cell>
          <table:table-cell/>
          <table:table-cell office:value-type="float" office:value="1">
            <text:p>1</text:p>
          </table:table-cell>
          <table:table-cell office:value-type="string">
            <text:p>women</text:p>
          </table:table-cell>
          <table:table-cell office:value-type="string">
            <text:p>Domestic violence is the leading cause of injury to women in the United States, affecting one in every four women: a staggering statistic that annually equals all muggings, car accidents and rapes combined.</text:p>
          </table:table-cell>
          <table:table-cell table:number-columns-repeated="1012"/>
        </table:table-row>
        <table:table-row table:style-name="ro1">
          <table:table-cell office:value-type="string">
            <text:p>news</text:p>
          </table:table-cell>
          <table:table-cell office:value-type="float" office:value="125">
            <text:p>125</text:p>
          </table:table-cell>
          <table:table-cell office:value-type="float" office:value="2005">
            <text:p>2005</text:p>
          </table:table-cell>
          <table:table-cell office:value-type="date" office:date-value="2005-09-21">
            <text:p>9/21/2005</text:p>
          </table:table-cell>
          <table:table-cell office:value-type="string">
            <text:p>Omaha World-Herald </text:p>
          </table:table-cell>
          <table:table-cell table:style-name="ce7" office:value-type="string">
            <text:p>NE</text:p>
          </table:table-cell>
          <table:table-cell office:value-type="string">
            <text:p>Abuse Victims Need Support In Workplace</text:p>
          </table:table-cell>
          <table:table-cell office:value-type="string">
            <text:p>Marty Conboy</text:p>
          </table:table-cell>
          <table:table-cell table:number-columns-repeated="2"/>
          <table:table-cell office:value-type="string">
            <text:p>15-44</text:p>
          </table:table-cell>
          <table:table-cell office:value-type="string">
            <text:p>Domestic violence is the leading cause of injury for women in the 15-44 age group. </text:p>
          </table:table-cell>
          <table:table-cell table:number-columns-repeated="1012"/>
        </table:table-row>
        <table:table-row table:style-name="ro1">
          <table:table-cell office:value-type="string">
            <text:p>news</text:p>
          </table:table-cell>
          <table:table-cell office:value-type="float" office:value="126">
            <text:p>126</text:p>
          </table:table-cell>
          <table:table-cell office:value-type="float" office:value="2005">
            <text:p>2005</text:p>
          </table:table-cell>
          <table:table-cell office:value-type="date" office:date-value="2005-10-20">
            <text:p>10/20/2005</text:p>
          </table:table-cell>
          <table:table-cell office:value-type="string">
            <text:p>Newsday </text:p>
          </table:table-cell>
          <table:table-cell table:style-name="ce7" office:value-type="string">
            <text:p>USA</text:p>
          </table:table-cell>
          <table:table-cell office:value-type="string">
            <text:p>Datelines</text:p>
          </table:table-cell>
          <table:table-cell office:value-type="string">
            <text:p>Zachary R. Dowdy, Robin Topping, Bill Mason,</text:p>
          </table:table-cell>
          <table:table-cell table:number-columns-repeated="2"/>
          <table:table-cell office:value-type="string">
            <text:p>women</text:p>
          </table:table-cell>
          <table:table-cell table:style-name="ce9" office:value-type="string">
            <text:p>The county legislature earlier this year passed a resolution to establish an annual Domestic Violence Awareness Day in Suffolk. County officials have said federal statistics indicate domestic violence is the leading cause of injury to women in the United States.</text:p>
          </table:table-cell>
          <table:table-cell table:number-columns-repeated="1012"/>
        </table:table-row>
        <table:table-row table:style-name="ro1">
          <table:table-cell office:value-type="string">
            <text:p>news</text:p>
          </table:table-cell>
          <table:table-cell office:value-type="float" office:value="6">
            <text:p>6</text:p>
          </table:table-cell>
          <table:table-cell office:value-type="float" office:value="1996">
            <text:p>1996</text:p>
          </table:table-cell>
          <table:table-cell office:value-type="date" office:date-value="1996-08-27">
            <text:p>8/27/1996</text:p>
          </table:table-cell>
          <table:table-cell office:value-type="string">
            <text:p>Cincinnati Post </text:p>
          </table:table-cell>
          <table:table-cell table:style-name="ce7" office:value-type="string">
            <text:p>KY </text:p>
          </table:table-cell>
          <table:table-cell office:value-type="string">
            <text:p>Goal: Break Cycle Of Domestic Violence Crisis Center Wants To Reach Children</text:p>
          </table:table-cell>
          <table:table-cell table:number-columns-repeated="3"/>
          <table:table-cell office:value-type="string">
            <text:p>15-44</text:p>
          </table:table-cell>
          <table:table-cell office:value-type="string">
            <text:p>In the United States, domestic violence is the leading cause of injury to women between the ages of 15 and 44.</text:p>
          </table:table-cell>
          <table:table-cell table:number-columns-repeated="1012"/>
        </table:table-row>
        <table:table-row table:style-name="ro1">
          <table:table-cell office:value-type="string">
            <text:p>news</text:p>
          </table:table-cell>
          <table:table-cell office:value-type="float" office:value="7">
            <text:p>7</text:p>
          </table:table-cell>
          <table:table-cell office:value-type="float" office:value="1996">
            <text:p>1996</text:p>
          </table:table-cell>
          <table:table-cell office:value-type="date" office:date-value="1996-08-28">
            <text:p>8/28/1996</text:p>
          </table:table-cell>
          <table:table-cell office:value-type="string">
            <text:p>Chicago Tribune</text:p>
          </table:table-cell>
          <table:table-cell table:style-name="ce7" office:value-type="string">
            <text:p>IL</text:p>
          </table:table-cell>
          <table:table-cell office:value-type="string">
            <text:p>Hands That Shouldn'T Hold Guns</text:p>
          </table:table-cell>
          <table:table-cell table:number-columns-repeated="2"/>
          <table:table-cell office:value-type="float" office:value="1">
            <text:p>1</text:p>
          </table:table-cell>
          <table:table-cell office:value-type="string">
            <text:p>15-44</text:p>
          </table:table-cell>
          <table:table-cell office:value-type="string">
            <text:p>That's particularly chilling, since violence is the leading cause of death and injury to women between the ages of 15 and 44--surpassing car accidents and cancer combined--and more than one-fourth of murdered women are killed by their spouses.</text:p>
          </table:table-cell>
          <table:table-cell table:number-columns-repeated="1012"/>
        </table:table-row>
        <table:table-row table:style-name="ro1">
          <table:table-cell office:value-type="string">
            <text:p>news</text:p>
          </table:table-cell>
          <table:table-cell office:value-type="float" office:value="8">
            <text:p>8</text:p>
          </table:table-cell>
          <table:table-cell office:value-type="float" office:value="1996">
            <text:p>1996</text:p>
          </table:table-cell>
          <table:table-cell office:value-type="date" office:date-value="1996-09-12">
            <text:p>9/12/1996</text:p>
          </table:table-cell>
          <table:table-cell office:value-type="string">
            <text:p>Miami Herald </text:p>
          </table:table-cell>
          <table:table-cell table:style-name="ce7" office:value-type="string">
            <text:p>FL</text:p>
          </table:table-cell>
          <table:table-cell office:value-type="string">
            <text:p>Women Of Influence Award Deadline Nears</text:p>
          </table:table-cell>
          <table:table-cell office:value-type="string">
            <text:p>Herald Staff </text:p>
          </table:table-cell>
          <table:table-cell table:number-columns-repeated="2"/>
          <table:table-cell office:value-type="string">
            <text:p>women</text:p>
          </table:table-cell>
          <table:table-cell office:value-type="string">
            <text:p>The Greater Miami Chamber of Commerce has established a Domestic Violence Committee to address the leading cause of injuries or death for women in the workplace.</text:p>
          </table:table-cell>
          <table:table-cell table:number-columns-repeated="1012"/>
        </table:table-row>
        <table:table-row table:style-name="ro1">
          <table:table-cell office:value-type="string">
            <text:p>news</text:p>
          </table:table-cell>
          <table:table-cell office:value-type="float" office:value="10">
            <text:p>10</text:p>
          </table:table-cell>
          <table:table-cell office:value-type="float" office:value="1996">
            <text:p>1996</text:p>
          </table:table-cell>
          <table:table-cell office:value-type="date" office:date-value="1996-09-27">
            <text:p>9/27/1996</text:p>
          </table:table-cell>
          <table:table-cell office:value-type="string">
            <text:p>New Jersey Record </text:p>
          </table:table-cell>
          <table:table-cell table:style-name="ce7" office:value-type="string">
            <text:p>NJ</text:p>
          </table:table-cell>
          <table:table-cell office:value-type="string">
            <text:p>Caving In To The Gun Lobby Big Loophole In Protection For Abused Women</text:p>
          </table:table-cell>
          <table:table-cell office:value-type="string">
            <text:p>The Record</text:p>
          </table:table-cell>
          <table:table-cell table:number-columns-repeated="2"/>
          <table:table-cell office:value-type="string">
            <text:p>15-44</text:p>
          </table:table-cell>
          <table:table-cell table:style-name="ce9" office:value-type="string">
            <text:p>Considering that domestic violence is the leading cause of injury to American women ages 15 to 44 - and that guns are by far the leading cause of domesticviolence homicides - it only makes sense to do everything possible to keep guns out of the hands of those who abuse their spouses or children. </text:p>
          </table:table-cell>
          <table:table-cell table:number-columns-repeated="1012"/>
        </table:table-row>
        <table:table-row table:style-name="ro1">
          <table:table-cell office:value-type="string">
            <text:p>news</text:p>
          </table:table-cell>
          <table:table-cell office:value-type="float" office:value="11">
            <text:p>11</text:p>
          </table:table-cell>
          <table:table-cell office:value-type="float" office:value="1996">
            <text:p>1996</text:p>
          </table:table-cell>
          <table:table-cell office:value-type="date" office:date-value="1996-09-28">
            <text:p>9/28/1996</text:p>
          </table:table-cell>
          <table:table-cell office:value-type="string">
            <text:p>St. Louis Post-Dispatch </text:p>
          </table:table-cell>
          <table:table-cell table:style-name="ce7" office:value-type="string">
            <text:p>MO</text:p>
          </table:table-cell>
          <table:table-cell office:value-type="string">
            <text:p>Violence Message</text:p>
          </table:table-cell>
          <table:table-cell table:number-columns-repeated="3"/>
          <table:table-cell office:value-type="string">
            <text:p>15-44</text:p>
          </table:table-cell>
          <table:table-cell office:value-type="string">
            <text:p>Findings by then-Surgeon General C. Everett Koop revealed that domestic violence is the leading cause of injury to women between the ages of 15 and 44. </text:p>
          </table:table-cell>
          <table:table-cell table:number-columns-repeated="1012"/>
        </table:table-row>
        <table:table-row table:style-name="ro1">
          <table:table-cell office:value-type="string">
            <text:p>news</text:p>
          </table:table-cell>
          <table:table-cell office:value-type="float" office:value="14">
            <text:p>14</text:p>
          </table:table-cell>
          <table:table-cell office:value-type="float" office:value="1996">
            <text:p>1996</text:p>
          </table:table-cell>
          <table:table-cell office:value-type="date" office:date-value="1996-12-06">
            <text:p>12/6/1996</text:p>
          </table:table-cell>
          <table:table-cell office:value-type="string">
            <text:p>San Francisco Chronicle </text:p>
          </table:table-cell>
          <table:table-cell table:style-name="ce7" office:value-type="string">
            <text:p>CA</text:p>
          </table:table-cell>
          <table:table-cell office:value-type="string">
            <text:p>Berkeley Responds To Battering</text:p>
          </table:table-cell>
          <table:table-cell table:number-columns-repeated="3"/>
          <table:table-cell office:value-type="string">
            <text:p>15-44</text:p>
          </table:table-cell>
          <table:table-cell table:style-name="ce9" office:value-type="string">
            <text:p>Chief Dash Butler announced this week that his department is the first on the West Coast to offer to a limited number of women who are at high risk for domestic violence an alarm that can bring a police response in as few as 30 seconds. … With domestic violence ranked as the leading cause of injury to women between the ages of 15 and 44 in this country, such innovative attempts at curbing its horrible toll are exceedingly welcome.</text:p>
          </table:table-cell>
          <table:table-cell table:number-columns-repeated="1012"/>
        </table:table-row>
        <table:table-row table:style-name="ro1">
          <table:table-cell office:value-type="string">
            <text:p>news</text:p>
          </table:table-cell>
          <table:table-cell office:value-type="float" office:value="15">
            <text:p>15</text:p>
          </table:table-cell>
          <table:table-cell office:value-type="float" office:value="1997">
            <text:p>1997</text:p>
          </table:table-cell>
          <table:table-cell office:value-type="date" office:date-value="1997-02-21">
            <text:p>2/21/1997</text:p>
          </table:table-cell>
          <table:table-cell office:value-type="string">
            <text:p>Bangor Daily News </text:p>
          </table:table-cell>
          <table:table-cell table:style-name="ce7" office:value-type="string">
            <text:p>ME</text:p>
          </table:table-cell>
          <table:table-cell office:value-type="string">
            <text:p>Setting Bail</text:p>
          </table:table-cell>
          <table:table-cell table:number-columns-repeated="3"/>
          <table:table-cell office:value-type="string">
            <text:p>women</text:p>
          </table:table-cell>
          <table:table-cell office:value-type="string">
            <text:p>Domestic violence is the leading cause of injury to women and protection from abuse orders are only occasionally effective. </text:p>
          </table:table-cell>
          <table:table-cell table:number-columns-repeated="1012"/>
        </table:table-row>
        <table:table-row table:style-name="ro1">
          <table:table-cell office:value-type="string">
            <text:p>news</text:p>
          </table:table-cell>
          <table:table-cell office:value-type="float" office:value="16">
            <text:p>16</text:p>
          </table:table-cell>
          <table:table-cell office:value-type="float" office:value="1997">
            <text:p>1997</text:p>
          </table:table-cell>
          <table:table-cell office:value-type="date" office:date-value="1997-04-01">
            <text:p>4/1/1997</text:p>
          </table:table-cell>
          <table:table-cell office:value-type="string">
            <text:p>Fort Worth Star Telegram </text:p>
          </table:table-cell>
          <table:table-cell table:style-name="ce7" office:value-type="string">
            <text:p>TX </text:p>
          </table:table-cell>
          <table:table-cell office:value-type="string">
            <text:p>`Witnesses' To Raise Violence Awareness</text:p>
          </table:table-cell>
          <table:table-cell table:number-columns-repeated="3"/>
          <table:table-cell office:value-type="string">
            <text:p>women</text:p>
          </table:table-cell>
          <table:table-cell office:value-type="string">
            <text:p>"Domestic violence is one of the leading causes of injury to women," said Linda Heckathorn, community development director for the Women's Shelter in Arlington.</text:p>
          </table:table-cell>
          <table:table-cell table:number-columns-repeated="1012"/>
        </table:table-row>
        <table:table-row table:style-name="ro1">
          <table:table-cell office:value-type="string">
            <text:p>news</text:p>
          </table:table-cell>
          <table:table-cell office:value-type="float" office:value="32">
            <text:p>32</text:p>
          </table:table-cell>
          <table:table-cell office:value-type="float" office:value="1998">
            <text:p>1998</text:p>
          </table:table-cell>
          <table:table-cell office:value-type="date" office:date-value="1998-04-01">
            <text:p>4/1/1998</text:p>
          </table:table-cell>
          <table:table-cell office:value-type="string">
            <text:p>Reason</text:p>
          </table:table-cell>
          <table:table-cell table:style-name="ce7" office:value-type="string">
            <text:p>USA</text:p>
          </table:table-cell>
          <table:table-cell office:value-type="string">
            <text:p>Speaking Of Sex: The Denial Of Gender Inequality. (Book Reviews)</text:p>
          </table:table-cell>
          <table:table-cell table:number-columns-repeated="3"/>
          <table:table-cell office:value-type="string">
            <text:p>women</text:p>
          </table:table-cell>
          <table:table-cell office:value-type="string">
            <text:p>Chastising "skeptics" (including me) who charge that feminist propagandists have exaggerated women's abuse by men, she revives the canard that "(d)omestic violence is the leading cause of injury to women." (See "Domestic Violations," February.)</text:p>
          </table:table-cell>
          <table:table-cell table:number-columns-repeated="1012"/>
        </table:table-row>
        <table:table-row table:style-name="ro1">
          <table:table-cell office:value-type="string">
            <text:p>news</text:p>
          </table:table-cell>
          <table:table-cell office:value-type="float" office:value="33">
            <text:p>33</text:p>
          </table:table-cell>
          <table:table-cell office:value-type="float" office:value="1998">
            <text:p>1998</text:p>
          </table:table-cell>
          <table:table-cell office:value-type="date" office:date-value="1998-04-13">
            <text:p>4/13/1998</text:p>
          </table:table-cell>
          <table:table-cell office:value-type="string">
            <text:p>Morning Call, Allentown</text:p>
          </table:table-cell>
          <table:table-cell table:style-name="ce7" office:value-type="string">
            <text:p>PA</text:p>
          </table:table-cell>
          <table:table-cell office:value-type="string">
            <text:p>Applause For Dent's Proposal</text:p>
          </table:table-cell>
          <table:table-cell office:value-type="string">
            <text:p>The Morning Call </text:p>
          </table:table-cell>
          <table:table-cell table:number-columns-repeated="2"/>
          <table:table-cell office:value-type="string">
            <text:p>15-44</text:p>
          </table:table-cell>
          <table:table-cell table:style-name="ce9" office:value-type="string">
            <text:p>I applaud state Rep. Charles W. Dent for his sensible proposal that places a simple statement on a marriage license application reminding people that spousal and child abuse is a criminal offense in Pennsylvania. What's wrong with this proposal? Absolutely nothing, but The Morning Call just didn't get it. ...It is clear The Morning Call writers and editors don't know one of the leading causes of injury to women between the ages of 15 to 44 is domestic violence; or that four other states already have laws similar to the legislation proposed by Rep. Dent.</text:p>
          </table:table-cell>
          <table:table-cell table:number-columns-repeated="1012"/>
        </table:table-row>
        <table:table-row table:style-name="ro1">
          <table:table-cell office:value-type="string">
            <text:p>news</text:p>
          </table:table-cell>
          <table:table-cell office:value-type="float" office:value="34">
            <text:p>34</text:p>
          </table:table-cell>
          <table:table-cell office:value-type="float" office:value="1998">
            <text:p>1998</text:p>
          </table:table-cell>
          <table:table-cell office:value-type="date" office:date-value="1998-07-06">
            <text:p>7/6/1998</text:p>
          </table:table-cell>
          <table:table-cell office:value-type="string">
            <text:p>Long Beach Press-Telegram </text:p>
          </table:table-cell>
          <table:table-cell table:style-name="ce7" office:value-type="string">
            <text:p>CA </text:p>
          </table:table-cell>
          <table:table-cell office:value-type="string">
            <text:p>Reports Grim For Abuse Crimes; County: A Long Beach Zip Code Ranks Third For Domestic Violence.</text:p>
          </table:table-cell>
          <table:table-cell table:number-columns-repeated="2"/>
          <table:table-cell office:value-type="float" office:value="1">
            <text:p>1</text:p>
          </table:table-cell>
          <table:table-cell office:value-type="string">
            <text:p>women</text:p>
          </table:table-cell>
          <table:table-cell office:value-type="string">
            <text:p>Domestic violence is the leading cause of injury to women in the United States, exceeding the numbers of rapes, muggings and auto accidents combined, officials say.</text:p>
          </table:table-cell>
          <table:table-cell table:number-columns-repeated="1012"/>
        </table:table-row>
        <table:table-row table:style-name="ro1">
          <table:table-cell office:value-type="string">
            <text:p>news</text:p>
          </table:table-cell>
          <table:table-cell office:value-type="float" office:value="35">
            <text:p>35</text:p>
          </table:table-cell>
          <table:table-cell office:value-type="float" office:value="1998">
            <text:p>1998</text:p>
          </table:table-cell>
          <table:table-cell office:value-type="date" office:date-value="1998-07-06">
            <text:p>7/6/1998</text:p>
          </table:table-cell>
          <table:table-cell office:value-type="string">
            <text:p>St. Louis Post-Dispatch </text:p>
          </table:table-cell>
          <table:table-cell table:style-name="ce7" office:value-type="string">
            <text:p>MO</text:p>
          </table:table-cell>
          <table:table-cell office:value-type="string">
            <text:p>Friend Fears Lesbian Bond Includes Abuse</text:p>
          </table:table-cell>
          <table:table-cell table:number-columns-repeated="2"/>
          <table:table-cell office:value-type="float" office:value="1">
            <text:p>1</text:p>
          </table:table-cell>
          <table:table-cell office:value-type="string">
            <text:p>women</text:p>
          </table:table-cell>
          <table:table-cell office:value-type="string">
            <text:p>Battering is now the leading cause of injury to American women, more common than car accidents and muggings combined. </text:p>
          </table:table-cell>
          <table:table-cell table:number-columns-repeated="1012"/>
        </table:table-row>
        <table:table-row table:style-name="ro1">
          <table:table-cell office:value-type="string">
            <text:p>news</text:p>
          </table:table-cell>
          <table:table-cell office:value-type="float" office:value="41">
            <text:p>41</text:p>
          </table:table-cell>
          <table:table-cell office:value-type="float" office:value="1998">
            <text:p>1998</text:p>
          </table:table-cell>
          <table:table-cell office:value-type="date" office:date-value="1998-10-16">
            <text:p>10/16/1998</text:p>
          </table:table-cell>
          <table:table-cell office:value-type="string">
            <text:p>Chicago Tribune</text:p>
          </table:table-cell>
          <table:table-cell table:style-name="ce7" office:value-type="string">
            <text:p>IL</text:p>
          </table:table-cell>
          <table:table-cell office:value-type="string">
            <text:p>Evening. Health</text:p>
          </table:table-cell>
          <table:table-cell table:number-columns-repeated="2"/>
          <table:table-cell office:value-type="float" office:value="1">
            <text:p>1</text:p>
          </table:table-cell>
          <table:table-cell office:value-type="string">
            <text:p>women</text:p>
          </table:table-cell>
          <table:table-cell office:value-type="string">
            <text:p>DOMESTIC VIOLENCE: The leading cause of injury to women in the U.S.is domestic violence, the single most common reason women go to hospital emergency rooms. More women are injured or killed in the U.S. by being beaten than in car accidents, muggings and rapes combined, according to crime statistics. </text:p>
          </table:table-cell>
          <table:table-cell table:number-columns-repeated="1012"/>
        </table:table-row>
        <table:table-row table:style-name="ro1">
          <table:table-cell office:value-type="string">
            <text:p>news</text:p>
          </table:table-cell>
          <table:table-cell office:value-type="float" office:value="47">
            <text:p>47</text:p>
          </table:table-cell>
          <table:table-cell office:value-type="float" office:value="1999">
            <text:p>1999</text:p>
          </table:table-cell>
          <table:table-cell office:value-type="date" office:date-value="1999-10-08">
            <text:p>10/8/1999</text:p>
          </table:table-cell>
          <table:table-cell office:value-type="string">
            <text:p>Bangor Daily News</text:p>
          </table:table-cell>
          <table:table-cell table:style-name="ce7" office:value-type="string">
            <text:p>ME</text:p>
          </table:table-cell>
          <table:table-cell office:value-type="string">
            <text:p>An Early Warning System</text:p>
          </table:table-cell>
          <table:table-cell table:number-columns-repeated="2"/>
          <table:table-cell office:value-type="float" office:value="1">
            <text:p>1</text:p>
          </table:table-cell>
          <table:table-cell office:value-type="string">
            <text:p>women</text:p>
          </table:table-cell>
          <table:table-cell office:value-type="string">
            <text:p>Battering is the leading cause of injury for women, more than the number injured by automobile accidents, muggings and rapes combined. </text:p>
          </table:table-cell>
          <table:table-cell table:number-columns-repeated="1012"/>
        </table:table-row>
        <table:table-row table:style-name="ro1">
          <table:table-cell office:value-type="string">
            <text:p>news</text:p>
          </table:table-cell>
          <table:table-cell office:value-type="float" office:value="48">
            <text:p>48</text:p>
          </table:table-cell>
          <table:table-cell office:value-type="float" office:value="1999">
            <text:p>1999</text:p>
          </table:table-cell>
          <table:table-cell office:value-type="date" office:date-value="1999-10-08">
            <text:p>10/8/1999</text:p>
          </table:table-cell>
          <table:table-cell office:value-type="string">
            <text:p>Tampa Tribune </text:p>
          </table:table-cell>
          <table:table-cell table:style-name="ce7" office:value-type="string">
            <text:p>FL </text:p>
          </table:table-cell>
          <table:table-cell office:value-type="string">
            <text:p>Forum To Address Issue Of Same-Sex Domestic Violence</text:p>
          </table:table-cell>
          <table:table-cell table:number-columns-repeated="3"/>
          <table:table-cell office:value-type="string">
            <text:p>women</text:p>
          </table:table-cell>
          <table:table-cell office:value-type="string">
            <text:p>Domestic violence affects as many as 6 million people in the United States each year and is a leading cause of injury to women, according to the National Coalition Against Domestic Violence.</text:p>
          </table:table-cell>
          <table:table-cell table:number-columns-repeated="1012"/>
        </table:table-row>
        <table:table-row table:style-name="ro1">
          <table:table-cell office:value-type="string">
            <text:p>news</text:p>
          </table:table-cell>
          <table:table-cell office:value-type="float" office:value="51">
            <text:p>51</text:p>
          </table:table-cell>
          <table:table-cell office:value-type="float" office:value="1999">
            <text:p>1999</text:p>
          </table:table-cell>
          <table:table-cell office:value-type="date" office:date-value="1999-10-16">
            <text:p>10/16/1999</text:p>
          </table:table-cell>
          <table:table-cell office:value-type="string">
            <text:p>Tampa Tribune </text:p>
          </table:table-cell>
          <table:table-cell table:style-name="ce7" office:value-type="string">
            <text:p>FL</text:p>
          </table:table-cell>
          <table:table-cell office:value-type="string">
            <text:p>Culbreath Isles</text:p>
          </table:table-cell>
          <table:table-cell table:number-columns-repeated="3"/>
          <table:table-cell office:value-type="string">
            <text:p>women</text:p>
          </table:table-cell>
          <table:table-cell office:value-type="string">
            <text:p>Domestic violence is the leading cause of injury to women in the country. </text:p>
          </table:table-cell>
          <table:table-cell table:number-columns-repeated="1012"/>
        </table:table-row>
        <table:table-row table:style-name="ro1">
          <table:table-cell office:value-type="string">
            <text:p>news</text:p>
          </table:table-cell>
          <table:table-cell office:value-type="float" office:value="54">
            <text:p>54</text:p>
          </table:table-cell>
          <table:table-cell office:value-type="float" office:value="2000">
            <text:p>2000</text:p>
          </table:table-cell>
          <table:table-cell office:value-type="date" office:date-value="2000-01-25">
            <text:p>1/25/2000</text:p>
          </table:table-cell>
          <table:table-cell office:value-type="string">
            <text:p>Atlanta Journal And Constitution </text:p>
          </table:table-cell>
          <table:table-cell table:style-name="ce7" office:value-type="string">
            <text:p>GA</text:p>
          </table:table-cell>
          <table:table-cell office:value-type="string">
            <text:p>Editorials: Domestic Violence Cure Elusive</text:p>
          </table:table-cell>
          <table:table-cell office:value-type="string">
            <text:p>Staff</text:p>
          </table:table-cell>
          <table:table-cell table:number-columns-repeated="2"/>
          <table:table-cell office:value-type="string">
            <text:p>15-44</text:p>
          </table:table-cell>
          <table:table-cell office:value-type="string">
            <text:p>The U.S. surgeon general ranks domestic violence as the leading cause of injuries to women ages 15 to 44.</text:p>
          </table:table-cell>
          <table:table-cell table:number-columns-repeated="1012"/>
        </table:table-row>
        <table:table-row table:style-name="ro1">
          <table:table-cell office:value-type="string">
            <text:p>news</text:p>
          </table:table-cell>
          <table:table-cell office:value-type="float" office:value="60">
            <text:p>60</text:p>
          </table:table-cell>
          <table:table-cell office:value-type="float" office:value="2000">
            <text:p>2000</text:p>
          </table:table-cell>
          <table:table-cell office:value-type="date" office:date-value="2000-08-21">
            <text:p>8/21/2000</text:p>
          </table:table-cell>
          <table:table-cell office:value-type="string">
            <text:p>Augusta Chronicle </text:p>
          </table:table-cell>
          <table:table-cell table:style-name="ce7" office:value-type="string">
            <text:p>GA</text:p>
          </table:table-cell>
          <table:table-cell office:value-type="string">
            <text:p>Domestic Violence</text:p>
          </table:table-cell>
          <table:table-cell table:number-columns-repeated="2"/>
          <table:table-cell office:value-type="float" office:value="1">
            <text:p>1</text:p>
          </table:table-cell>
          <table:table-cell office:value-type="string">
            <text:p>women</text:p>
          </table:table-cell>
          <table:table-cell office:value-type="string">
            <text:p>Battering is the leading cause of injury to women in the United States, more than rape, mugging and auto accidents combined.</text:p>
          </table:table-cell>
          <table:table-cell table:number-columns-repeated="1012"/>
        </table:table-row>
        <table:table-row table:style-name="ro1">
          <table:table-cell office:value-type="string">
            <text:p>news</text:p>
          </table:table-cell>
          <table:table-cell office:value-type="float" office:value="61">
            <text:p>61</text:p>
          </table:table-cell>
          <table:table-cell office:value-type="float" office:value="2000">
            <text:p>2000</text:p>
          </table:table-cell>
          <table:table-cell office:value-type="date" office:date-value="2000-08-31">
            <text:p>8/31/2000</text:p>
          </table:table-cell>
          <table:table-cell office:value-type="string">
            <text:p>American Enterprise</text:p>
          </table:table-cell>
          <table:table-cell table:style-name="ce7" office:value-type="string">
            <text:p>USA</text:p>
          </table:table-cell>
          <table:table-cell office:value-type="string">
            <text:p>Hillary Rodham Clinton As Feminist Heroine</text:p>
          </table:table-cell>
          <table:table-cell office:value-type="string">
            <text:p>Anonymous</text:p>
          </table:table-cell>
          <table:table-cell office:value-type="float" office:value="1">
            <text:p>1</text:p>
          </table:table-cell>
          <table:table-cell/>
          <table:table-cell office:value-type="string">
            <text:p>women</text:p>
          </table:table-cell>
          <table:table-cell table:style-name="ce9" office:value-type="string">
            <text:p>A second example comes from a 1997 speech Mrs. Clinton delivered at the United Nations: "Domestic and sexual violence remains the most serious, underreported, and widespread human rights violation in the world. In almost every nation of the world, domestic violence is one of the leading causes of injury to women. In my country, 30 percent of female murder victims are killed by current or former partners."</text:p>
          </table:table-cell>
          <table:table-cell table:number-columns-repeated="1012"/>
        </table:table-row>
        <table:table-row table:style-name="ro1">
          <table:table-cell office:value-type="string">
            <text:p>news</text:p>
          </table:table-cell>
          <table:table-cell office:value-type="float" office:value="62">
            <text:p>62</text:p>
          </table:table-cell>
          <table:table-cell office:value-type="float" office:value="2000">
            <text:p>2000</text:p>
          </table:table-cell>
          <table:table-cell office:value-type="date" office:date-value="2000-09-06">
            <text:p>9/6/2000</text:p>
          </table:table-cell>
          <table:table-cell office:value-type="string">
            <text:p>Providence Journal Bulletin </text:p>
          </table:table-cell>
          <table:table-cell table:style-name="ce7" office:value-type="string">
            <text:p>RI</text:p>
          </table:table-cell>
          <table:table-cell office:value-type="string">
            <text:p>Grant To Aid Victims Of Domestic Violence</text:p>
          </table:table-cell>
          <table:table-cell table:number-columns-repeated="2"/>
          <table:table-cell office:value-type="float" office:value="1">
            <text:p>1</text:p>
          </table:table-cell>
          <table:table-cell office:value-type="string">
            <text:p>15-44</text:p>
          </table:table-cell>
          <table:table-cell table:style-name="ce9" office:value-type="string">
            <text:p>Despite greater public awareness, domestic violence is still the leading cause of injury to women ages 15 to 44 more than accidents, muggings and rapes combined, Chafee said. Chafee said the grant is made possible under the Violence Against Women Act that he co-sponsored.</text:p>
          </table:table-cell>
          <table:table-cell table:number-columns-repeated="1012"/>
        </table:table-row>
        <table:table-row table:style-name="ro1">
          <table:table-cell office:value-type="string">
            <text:p>news</text:p>
          </table:table-cell>
          <table:table-cell office:value-type="float" office:value="63">
            <text:p>63</text:p>
          </table:table-cell>
          <table:table-cell office:value-type="float" office:value="2000">
            <text:p>2000</text:p>
          </table:table-cell>
          <table:table-cell office:value-type="date" office:date-value="2000-09-09">
            <text:p>9/9/2000</text:p>
          </table:table-cell>
          <table:table-cell office:value-type="string">
            <text:p>Tampa Tribune </text:p>
          </table:table-cell>
          <table:table-cell table:style-name="ce7" office:value-type="string">
            <text:p>FL</text:p>
          </table:table-cell>
          <table:table-cell office:value-type="string">
            <text:p>Neighbors</text:p>
          </table:table-cell>
          <table:table-cell table:number-columns-repeated="3"/>
          <table:table-cell office:value-type="string">
            <text:p>women</text:p>
          </table:table-cell>
          <table:table-cell office:value-type="string">
            <text:p>Domestic violence is the leading cause of injury to women in the country.</text:p>
          </table:table-cell>
          <table:table-cell table:number-columns-repeated="1012"/>
        </table:table-row>
        <table:table-row table:style-name="ro1">
          <table:table-cell office:value-type="string">
            <text:p>news</text:p>
          </table:table-cell>
          <table:table-cell office:value-type="float" office:value="67">
            <text:p>67</text:p>
          </table:table-cell>
          <table:table-cell office:value-type="float" office:value="2000">
            <text:p>2000</text:p>
          </table:table-cell>
          <table:table-cell office:value-type="date" office:date-value="2000-10-09">
            <text:p>10/9/2000</text:p>
          </table:table-cell>
          <table:table-cell office:value-type="string">
            <text:p>St. Louis Post-Dispatch </text:p>
          </table:table-cell>
          <table:table-cell table:style-name="ce7" office:value-type="string">
            <text:p>MO</text:p>
          </table:table-cell>
          <table:table-cell office:value-type="string">
            <text:p>Free Program On Targeting Domestic Abuse Is Planned</text:p>
          </table:table-cell>
          <table:table-cell office:value-type="string">
            <text:p>Robin Seaton Jefferson</text:p>
          </table:table-cell>
          <table:table-cell/>
          <table:table-cell office:value-type="float" office:value="1">
            <text:p>1</text:p>
          </table:table-cell>
          <table:table-cell office:value-type="string">
            <text:p>15-44</text:p>
          </table:table-cell>
          <table:table-cell office:value-type="string">
            <text:p>The U.S. surgeon general reports that domestic violence is the leading cause of injury to women between the ages of 15 and 44 - more common than rape, muggings and auto accidents combined.</text:p>
          </table:table-cell>
          <table:table-cell table:number-columns-repeated="1012"/>
        </table:table-row>
        <table:table-row table:style-name="ro1">
          <table:table-cell office:value-type="string">
            <text:p>news</text:p>
          </table:table-cell>
          <table:table-cell office:value-type="float" office:value="70">
            <text:p>70</text:p>
          </table:table-cell>
          <table:table-cell office:value-type="float" office:value="2000">
            <text:p>2000</text:p>
          </table:table-cell>
          <table:table-cell office:value-type="date" office:date-value="2000-12-13">
            <text:p>12/13/2000</text:p>
          </table:table-cell>
          <table:table-cell office:value-type="string">
            <text:p>Chicago Sun Times </text:p>
          </table:table-cell>
          <table:table-cell table:style-name="ce7" office:value-type="string">
            <text:p>IL</text:p>
          </table:table-cell>
          <table:table-cell office:value-type="string">
            <text:p>Real Flesh, Real Blood</text:p>
          </table:table-cell>
          <table:table-cell office:value-type="string">
            <text:p>Letters</text:p>
          </table:table-cell>
          <table:table-cell table:number-columns-repeated="2"/>
          <table:table-cell office:value-type="string">
            <text:p>women</text:p>
          </table:table-cell>
          <table:table-cell office:value-type="string">
            <text:p>Domestic violence is one of the leading causes of injury to women in the United States, and in Chicago, the police average 566 domestic violence calls a day.</text:p>
          </table:table-cell>
          <table:table-cell table:number-columns-repeated="1012"/>
        </table:table-row>
        <table:table-row table:style-name="ro1">
          <table:table-cell office:value-type="string">
            <text:p>news</text:p>
          </table:table-cell>
          <table:table-cell office:value-type="float" office:value="76">
            <text:p>76</text:p>
          </table:table-cell>
          <table:table-cell office:value-type="float" office:value="2001">
            <text:p>2001</text:p>
          </table:table-cell>
          <table:table-cell office:value-type="date" office:date-value="2001-10-01">
            <text:p>10/1/2001</text:p>
          </table:table-cell>
          <table:table-cell office:value-type="string">
            <text:p>Progressive </text:p>
          </table:table-cell>
          <table:table-cell table:style-name="ce7" office:value-type="string">
            <text:p>USA</text:p>
          </table:table-cell>
          <table:table-cell office:value-type="string">
            <text:p>Why The Washington Post Op-Ed Is So Dull.</text:p>
          </table:table-cell>
          <table:table-cell office:value-type="string">
            <text:p>Editorial Page</text:p>
          </table:table-cell>
          <table:table-cell table:number-columns-repeated="2"/>
          <table:table-cell office:value-type="string">
            <text:p>women</text:p>
          </table:table-cell>
          <table:table-cell office:value-type="string">
            <text:p>Nothing on domestic violence, the leading cause of injury among American women. </text:p>
          </table:table-cell>
          <table:table-cell table:number-columns-repeated="1012"/>
        </table:table-row>
        <table:table-row table:style-name="ro1">
          <table:table-cell office:value-type="string">
            <text:p>news</text:p>
          </table:table-cell>
          <table:table-cell office:value-type="float" office:value="78">
            <text:p>78</text:p>
          </table:table-cell>
          <table:table-cell office:value-type="float" office:value="2001">
            <text:p>2001</text:p>
          </table:table-cell>
          <table:table-cell office:value-type="date" office:date-value="2001-10-29">
            <text:p>10/29/2001</text:p>
          </table:table-cell>
          <table:table-cell office:value-type="string">
            <text:p>New Republic</text:p>
          </table:table-cell>
          <table:table-cell table:style-name="ce7" office:value-type="string">
            <text:p>USA</text:p>
          </table:table-cell>
          <table:table-cell office:value-type="string">
            <text:p>Correspondence.</text:p>
          </table:table-cell>
          <table:table-cell table:number-columns-repeated="3"/>
          <table:table-cell office:value-type="string">
            <text:p>15-44</text:p>
          </table:table-cell>
          <table:table-cell table:style-name="ce9" office:value-type="string">
            <text:p>In the United States, according to the Centers for Disease Control and Prevention and the National Institute of Justice, approximately 1.5 million women are raped and/or physically assaulted by their current or former husbands, partners, or boyfriends each year, making domestic violence a leading cause of injury to women ages 15 to 44. </text:p>
          </table:table-cell>
          <table:table-cell table:number-columns-repeated="1012"/>
        </table:table-row>
        <table:table-row table:style-name="ro1">
          <table:table-cell office:value-type="string">
            <text:p>news</text:p>
          </table:table-cell>
          <table:table-cell office:value-type="float" office:value="79">
            <text:p>79</text:p>
          </table:table-cell>
          <table:table-cell office:value-type="float" office:value="2001">
            <text:p>2001</text:p>
          </table:table-cell>
          <table:table-cell office:value-type="date" office:date-value="2001-11-01">
            <text:p>11/1/2001</text:p>
          </table:table-cell>
          <table:table-cell office:value-type="string">
            <text:p>Birmingham Weekly</text:p>
          </table:table-cell>
          <table:table-cell table:style-name="ce7" office:value-type="string">
            <text:p>AL</text:p>
          </table:table-cell>
          <table:table-cell office:value-type="string">
            <text:p>Breaking The Cycle: Ending Domestic Violence Means Understanding That It'S Not About Poor Anger-Management Skills Or Losing Control - It'S About The W...</text:p>
          </table:table-cell>
          <table:table-cell office:value-type="string">
            <text:p>Anonymous</text:p>
          </table:table-cell>
          <table:table-cell table:number-columns-repeated="2"/>
          <table:table-cell office:value-type="string">
            <text:p>women</text:p>
          </table:table-cell>
          <table:table-cell office:value-type="string">
            <text:p>Domestic violence is the leading cause of injury to women in the United States. </text:p>
          </table:table-cell>
          <table:table-cell table:number-columns-repeated="1012"/>
        </table:table-row>
        <table:table-row table:style-name="ro1">
          <table:table-cell office:value-type="string">
            <text:p>news</text:p>
          </table:table-cell>
          <table:table-cell office:value-type="float" office:value="80">
            <text:p>80</text:p>
          </table:table-cell>
          <table:table-cell office:value-type="float" office:value="2001">
            <text:p>2001</text:p>
          </table:table-cell>
          <table:table-cell office:value-type="date" office:date-value="2001-11-01">
            <text:p>11/1/2001</text:p>
          </table:table-cell>
          <table:table-cell office:value-type="string">
            <text:p>Miami Herald </text:p>
          </table:table-cell>
          <table:table-cell table:style-name="ce7" office:value-type="string">
            <text:p>FL</text:p>
          </table:table-cell>
          <table:table-cell office:value-type="string">
            <text:p>Police Hope Walk Ends Domestic Violence</text:p>
          </table:table-cell>
          <table:table-cell office:value-type="string">
            <text:p>Special To The Herald </text:p>
          </table:table-cell>
          <table:table-cell table:number-columns-repeated="2"/>
          <table:table-cell office:value-type="string">
            <text:p>women</text:p>
          </table:table-cell>
          <table:table-cell office:value-type="string">
            <text:p>Domestic violence is the leading cause of injury to women.</text:p>
          </table:table-cell>
          <table:table-cell table:number-columns-repeated="1012"/>
        </table:table-row>
        <table:table-row table:style-name="ro1">
          <table:table-cell office:value-type="string">
            <text:p>news</text:p>
          </table:table-cell>
          <table:table-cell office:value-type="float" office:value="85">
            <text:p>85</text:p>
          </table:table-cell>
          <table:table-cell office:value-type="float" office:value="2002">
            <text:p>2002</text:p>
          </table:table-cell>
          <table:table-cell office:value-type="date" office:date-value="2002-09-21">
            <text:p>9/21/2002</text:p>
          </table:table-cell>
          <table:table-cell office:value-type="string">
            <text:p>Tampa Tribune </text:p>
          </table:table-cell>
          <table:table-cell table:style-name="ce7" office:value-type="string">
            <text:p>FL </text:p>
          </table:table-cell>
          <table:table-cell office:value-type="string">
            <text:p>Spring Blooms</text:p>
          </table:table-cell>
          <table:table-cell table:number-columns-repeated="2"/>
          <table:table-cell office:value-type="float" office:value="1">
            <text:p>1</text:p>
          </table:table-cell>
          <table:table-cell office:value-type="string">
            <text:p>women</text:p>
          </table:table-cell>
          <table:table-cell office:value-type="string">
            <text:p>According to the Bureau of Justice Statistics, domestic violence is the leading cause of injury to women in the United States. It is more common than auto accident injuries, muggings and rapes combined, the statistics show.</text:p>
          </table:table-cell>
          <table:table-cell table:number-columns-repeated="1012"/>
        </table:table-row>
        <table:table-row table:style-name="ro1">
          <table:table-cell office:value-type="string">
            <text:p>news</text:p>
          </table:table-cell>
          <table:table-cell office:value-type="float" office:value="88">
            <text:p>88</text:p>
          </table:table-cell>
          <table:table-cell office:value-type="float" office:value="2002">
            <text:p>2002</text:p>
          </table:table-cell>
          <table:table-cell office:value-type="date" office:date-value="2002-11-01">
            <text:p>11/1/2002</text:p>
          </table:table-cell>
          <table:table-cell office:value-type="string">
            <text:p>Essence </text:p>
          </table:table-cell>
          <table:table-cell table:style-name="ce7" office:value-type="string">
            <text:p>USA</text:p>
          </table:table-cell>
          <table:table-cell office:value-type="string">
            <text:p>Breaking The Cycle: An Advocate For Battered Women Calls For An End To The Silence About Domestic Abuse In Our Communities. (Back Talk).</text:p>
          </table:table-cell>
          <table:table-cell table:number-columns-repeated="3"/>
          <table:table-cell office:value-type="string">
            <text:p>15-44</text:p>
          </table:table-cell>
          <table:table-cell office:value-type="string">
            <text:p>And yet such abuse is the leading cause of injury among Black women ages 15 to 44, and Black women from all socioeconomic backgrounds are 35 percent more likely to experience battering than their White counterparts.</text:p>
          </table:table-cell>
          <table:table-cell table:number-columns-repeated="1012"/>
        </table:table-row>
        <table:table-row table:style-name="ro1">
          <table:table-cell office:value-type="string">
            <text:p>news</text:p>
          </table:table-cell>
          <table:table-cell office:value-type="float" office:value="95">
            <text:p>95</text:p>
          </table:table-cell>
          <table:table-cell office:value-type="float" office:value="2003">
            <text:p>2003</text:p>
          </table:table-cell>
          <table:table-cell office:value-type="date" office:date-value="2003-11-04">
            <text:p>11/4/2003</text:p>
          </table:table-cell>
          <table:table-cell office:value-type="string">
            <text:p>Cincinnati Post </text:p>
          </table:table-cell>
          <table:table-cell table:style-name="ce7" office:value-type="string">
            <text:p>OH</text:p>
          </table:table-cell>
          <table:table-cell office:value-type="string">
            <text:p>Wife Accuses Husband, Posts Bail [Final Edition]</text:p>
          </table:table-cell>
          <table:table-cell office:value-type="string">
            <text:p>Perry</text:p>
          </table:table-cell>
          <table:table-cell table:number-columns-repeated="2"/>
          <table:table-cell office:value-type="string">
            <text:p>women</text:p>
          </table:table-cell>
          <table:table-cell office:value-type="string">
            <text:p>* Domestic violence is the top cause of emergency room visits by women and the largest single cause of injuries to women.</text:p>
          </table:table-cell>
          <table:table-cell table:number-columns-repeated="1012"/>
        </table:table-row>
        <table:table-row table:style-name="ro1">
          <table:table-cell office:value-type="string">
            <text:p>news</text:p>
          </table:table-cell>
          <table:table-cell office:value-type="float" office:value="98">
            <text:p>98</text:p>
          </table:table-cell>
          <table:table-cell office:value-type="float" office:value="2004">
            <text:p>2004</text:p>
          </table:table-cell>
          <table:table-cell office:value-type="date" office:date-value="2004-03-26">
            <text:p>3/26/2004</text:p>
          </table:table-cell>
          <table:table-cell office:value-type="string">
            <text:p>Bucks County Courier Times</text:p>
          </table:table-cell>
          <table:table-cell table:style-name="ce7" office:value-type="string">
            <text:p>PA</text:p>
          </table:table-cell>
          <table:table-cell office:value-type="string">
            <text:p>A New Horizon For All Women?</text:p>
          </table:table-cell>
          <table:table-cell table:number-columns-repeated="3"/>
          <table:table-cell office:value-type="string">
            <text:p>women</text:p>
          </table:table-cell>
          <table:table-cell table:style-name="ce9" office:value-type="string">
            <text:p>For instance, medicine has long ignored female-specific diseases, some schools still shortchange girls, there is a lack of ownership of land and property among women, domestic violence is the leading cause of injury to women, and statistically about 70 percent of working women are sexually harassed at work.</text:p>
          </table:table-cell>
          <table:table-cell table:number-columns-repeated="1012"/>
        </table:table-row>
        <table:table-row table:style-name="ro1">
          <table:table-cell office:value-type="string">
            <text:p>news</text:p>
          </table:table-cell>
          <table:table-cell office:value-type="float" office:value="100">
            <text:p>100</text:p>
          </table:table-cell>
          <table:table-cell office:value-type="float" office:value="2004">
            <text:p>2004</text:p>
          </table:table-cell>
          <table:table-cell office:value-type="date" office:date-value="2004-05-06">
            <text:p>5/6/2004</text:p>
          </table:table-cell>
          <table:table-cell office:value-type="string">
            <text:p>Arizona Daily Star </text:p>
          </table:table-cell>
          <table:table-cell table:style-name="ce7" office:value-type="string">
            <text:p>AZ </text:p>
          </table:table-cell>
          <table:table-cell office:value-type="string">
            <text:p>Countering Domestic Violence</text:p>
          </table:table-cell>
          <table:table-cell table:number-columns-repeated="3"/>
          <table:table-cell office:value-type="string">
            <text:p>15-44</text:p>
          </table:table-cell>
          <table:table-cell table:style-name="ce9" office:value-type="string">
            <text:p>Domestic violence affects one in three women and is the leading cause of injury for women age 15 to 44, and in 2003, the Tucson Police Department and Pima County Sheriff's Department took reports on more than 12,000 domestic violence incidents, according to the Administration of Resources and Choices.</text:p>
          </table:table-cell>
          <table:table-cell table:number-columns-repeated="1012"/>
        </table:table-row>
        <table:table-row table:style-name="ro1">
          <table:table-cell office:value-type="string">
            <text:p>news</text:p>
          </table:table-cell>
          <table:table-cell office:value-type="float" office:value="101">
            <text:p>101</text:p>
          </table:table-cell>
          <table:table-cell office:value-type="float" office:value="2004">
            <text:p>2004</text:p>
          </table:table-cell>
          <table:table-cell office:value-type="date" office:date-value="2004-06-17">
            <text:p>6/17/2004</text:p>
          </table:table-cell>
          <table:table-cell office:value-type="string">
            <text:p>Charleston Gazette </text:p>
          </table:table-cell>
          <table:table-cell table:style-name="ce7" office:value-type="string">
            <text:p>WV</text:p>
          </table:table-cell>
          <table:table-cell office:value-type="string">
            <text:p>Cellphone Drive In Progress</text:p>
          </table:table-cell>
          <table:table-cell table:number-columns-repeated="2"/>
          <table:table-cell office:value-type="float" office:value="1">
            <text:p>1</text:p>
          </table:table-cell>
          <table:table-cell office:value-type="string">
            <text:p>women</text:p>
          </table:table-cell>
          <table:table-cell table:style-name="ce9" office:value-type="string">
            <text:p>Domestic violence is the single largest cause of injury to women in the United States, over mugging, automotive accidents and rape combined, according to the program group. According to the National Institute of Justice, approximately 1.5 million women are physically abused annually in the United States. The Save A Life/Give A Phone Program gets emergency 911 access cellphones in the hands of those that need them.</text:p>
          </table:table-cell>
          <table:table-cell table:number-columns-repeated="1012"/>
        </table:table-row>
        <table:table-row table:style-name="ro1">
          <table:table-cell office:value-type="string">
            <text:p>news</text:p>
          </table:table-cell>
          <table:table-cell office:value-type="float" office:value="102">
            <text:p>102</text:p>
          </table:table-cell>
          <table:table-cell office:value-type="float" office:value="2004">
            <text:p>2004</text:p>
          </table:table-cell>
          <table:table-cell office:value-type="date" office:date-value="2004-07-24">
            <text:p>7/24/2004</text:p>
          </table:table-cell>
          <table:table-cell office:value-type="string">
            <text:p>Palm Beach Post </text:p>
          </table:table-cell>
          <table:table-cell table:style-name="ce7" office:value-type="string">
            <text:p>FL</text:p>
          </table:table-cell>
          <table:table-cell office:value-type="string">
            <text:p>Don'T Wind Up A Statistic. If You Think Your New Beau Could Be Packing Emotional Baggage, Trust Your Instincts.</text:p>
          </table:table-cell>
          <table:table-cell table:number-columns-repeated="3"/>
          <table:table-cell office:value-type="string">
            <text:p>women</text:p>
          </table:table-cell>
          <table:table-cell office:value-type="string">
            <text:p>Domestic violence has escalated to the point that it is the leading cause of physical injury to women in the United States. </text:p>
          </table:table-cell>
          <table:table-cell table:number-columns-repeated="1012"/>
        </table:table-row>
        <table:table-row table:style-name="ro1">
          <table:table-cell office:value-type="string">
            <text:p>news</text:p>
          </table:table-cell>
          <table:table-cell office:value-type="float" office:value="104">
            <text:p>104</text:p>
          </table:table-cell>
          <table:table-cell office:value-type="float" office:value="2004">
            <text:p>2004</text:p>
          </table:table-cell>
          <table:table-cell office:value-type="date" office:date-value="2004-08-12">
            <text:p>8/12/2004</text:p>
          </table:table-cell>
          <table:table-cell office:value-type="string">
            <text:p>Charleston Gazette </text:p>
          </table:table-cell>
          <table:table-cell table:style-name="ce7" office:value-type="string">
            <text:p>WV</text:p>
          </table:table-cell>
          <table:table-cell office:value-type="string">
            <text:p>Cell Phone Drive In Progress</text:p>
          </table:table-cell>
          <table:table-cell table:number-columns-repeated="2"/>
          <table:table-cell office:value-type="float" office:value="1">
            <text:p>1</text:p>
          </table:table-cell>
          <table:table-cell office:value-type="string">
            <text:p>women</text:p>
          </table:table-cell>
          <table:table-cell table:style-name="ce9" office:value-type="string">
            <text:p>Domestic violence is the single largest cause of injury to women in the United States, over mugging, automotive accidents and rape combined, according to the program group. According to the National Institute of Justice, approximately 1.5 million women are physically abused annually in the United States. Area residents are asked to take unused cellphones to the Save A Life/Give A Phone official dropoff point in South Charleston at Mountain Cad, 339 Sixth Ave.</text:p>
          </table:table-cell>
          <table:table-cell table:number-columns-repeated="1012"/>
        </table:table-row>
        <table:table-row table:style-name="ro1">
          <table:table-cell office:value-type="string">
            <text:p>news</text:p>
          </table:table-cell>
          <table:table-cell office:value-type="float" office:value="105">
            <text:p>105</text:p>
          </table:table-cell>
          <table:table-cell office:value-type="float" office:value="2004">
            <text:p>2004</text:p>
          </table:table-cell>
          <table:table-cell office:value-type="date" office:date-value="2004-08-26">
            <text:p>8/26/2004</text:p>
          </table:table-cell>
          <table:table-cell office:value-type="string">
            <text:p>Charleston Gazette </text:p>
          </table:table-cell>
          <table:table-cell table:style-name="ce7" office:value-type="string">
            <text:p>WV</text:p>
          </table:table-cell>
          <table:table-cell office:value-type="string">
            <text:p>Cell Phone Drive In Progress</text:p>
          </table:table-cell>
          <table:table-cell table:number-columns-repeated="2"/>
          <table:table-cell office:value-type="float" office:value="1">
            <text:p>1</text:p>
          </table:table-cell>
          <table:table-cell office:value-type="string">
            <text:p>women</text:p>
          </table:table-cell>
          <table:table-cell table:style-name="ce9" office:value-type="string">
            <text:p>Domestic violence is the single largest cause of injury to women in the United States, over mugging, automotive accidents and rape combined, according to the program group. Area residents are asked to take unused cell phones to the Save A Life/Give A Phone official dropoff point in South Charleston at Mountain Cad, 339 Sixth Ave.</text:p>
          </table:table-cell>
          <table:table-cell table:number-columns-repeated="1012"/>
        </table:table-row>
        <table:table-row table:style-name="ro1">
          <table:table-cell office:value-type="string">
            <text:p>news</text:p>
          </table:table-cell>
          <table:table-cell office:value-type="float" office:value="107">
            <text:p>107</text:p>
          </table:table-cell>
          <table:table-cell office:value-type="float" office:value="2004">
            <text:p>2004</text:p>
          </table:table-cell>
          <table:table-cell office:value-type="date" office:date-value="2004-10-01">
            <text:p>10/1/2004</text:p>
          </table:table-cell>
          <table:table-cell office:value-type="string">
            <text:p>Oklahoma Woman </text:p>
          </table:table-cell>
          <table:table-cell table:style-name="ce7" office:value-type="string">
            <text:p>OK</text:p>
          </table:table-cell>
          <table:table-cell table:number-columns-repeated="4"/>
          <table:table-cell office:value-type="string">
            <text:p>women</text:p>
          </table:table-cell>
          <table:table-cell office:value-type="string">
            <text:p>Domestic violence is the single greatest cause of injury to women in the United States. </text:p>
          </table:table-cell>
          <table:table-cell table:number-columns-repeated="1012"/>
        </table:table-row>
        <table:table-row table:style-name="ro1">
          <table:table-cell office:value-type="string">
            <text:p>news</text:p>
          </table:table-cell>
          <table:table-cell office:value-type="float" office:value="113">
            <text:p>113</text:p>
          </table:table-cell>
          <table:table-cell office:value-type="float" office:value="2005">
            <text:p>2005</text:p>
          </table:table-cell>
          <table:table-cell office:value-type="date" office:date-value="2005-04-01">
            <text:p>4/1/2005</text:p>
          </table:table-cell>
          <table:table-cell office:value-type="string">
            <text:p>Lexington Herald-Leader </text:p>
          </table:table-cell>
          <table:table-cell table:style-name="ce7" office:value-type="string">
            <text:p>KY</text:p>
          </table:table-cell>
          <table:table-cell office:value-type="string">
            <text:p>You Can Help Abused Women, Kids</text:p>
          </table:table-cell>
          <table:table-cell office:value-type="string">
            <text:p>Contributing Columnist</text:p>
          </table:table-cell>
          <table:table-cell/>
          <table:table-cell office:value-type="float" office:value="1">
            <text:p>1</text:p>
          </table:table-cell>
          <table:table-cell office:value-type="string">
            <text:p>15-44</text:p>
          </table:table-cell>
          <table:table-cell office:value-type="string">
            <text:p>Studies by the U.S. Surgeon General's office reveal that domestic violence is the leading cause of injury to women between the ages of 15 and 44, more common than automobile accidents, muggings and cancer deaths combined.</text:p>
          </table:table-cell>
          <table:table-cell table:number-columns-repeated="1012"/>
        </table:table-row>
        <table:table-row table:style-name="ro1">
          <table:table-cell office:value-type="string">
            <text:p>news</text:p>
          </table:table-cell>
          <table:table-cell office:value-type="float" office:value="115">
            <text:p>115</text:p>
          </table:table-cell>
          <table:table-cell office:value-type="float" office:value="2005">
            <text:p>2005</text:p>
          </table:table-cell>
          <table:table-cell office:value-type="date" office:date-value="2005-04-06">
            <text:p>4/6/2005</text:p>
          </table:table-cell>
          <table:table-cell office:value-type="string">
            <text:p>Post Standard, Syracuse </text:p>
          </table:table-cell>
          <table:table-cell table:style-name="ce7" office:value-type="string">
            <text:p>NY</text:p>
          </table:table-cell>
          <table:table-cell office:value-type="string">
            <text:p>Consider This</text:p>
          </table:table-cell>
          <table:table-cell table:number-columns-repeated="3"/>
          <table:table-cell office:value-type="string">
            <text:p>women</text:p>
          </table:table-cell>
          <table:table-cell office:value-type="string">
            <text:p>Hidden, but harmful: Domestic violence is the leading cause of injury to women in the United States; one-third of teens say they were victims of violence on a "date"; 1.5 million women are assaulted by a partner each year. </text:p>
          </table:table-cell>
          <table:table-cell table:number-columns-repeated="1012"/>
        </table:table-row>
        <table:table-row table:style-name="ro1">
          <table:table-cell office:value-type="string">
            <text:p>news</text:p>
          </table:table-cell>
          <table:table-cell office:value-type="float" office:value="116">
            <text:p>116</text:p>
          </table:table-cell>
          <table:table-cell office:value-type="float" office:value="2005">
            <text:p>2005</text:p>
          </table:table-cell>
          <table:table-cell office:value-type="date" office:date-value="2005-04-09">
            <text:p>4/9/2005</text:p>
          </table:table-cell>
          <table:table-cell office:value-type="string">
            <text:p>Wichita Eagle </text:p>
          </table:table-cell>
          <table:table-cell table:style-name="ce7" office:value-type="string">
            <text:p>KS</text:p>
          </table:table-cell>
          <table:table-cell office:value-type="string">
            <text:p>Idol? Don't Excuse Violence</text:p>
          </table:table-cell>
          <table:table-cell table:number-columns-repeated="3"/>
          <table:table-cell office:value-type="string">
            <text:p>15-44</text:p>
          </table:table-cell>
          <table:table-cell office:value-type="string">
            <text:p>That's why it shouldn't be ignored that their latest move sent the wrong message about domestic violence - the leading cause of injury to women ages 15 to 44 in the United States.</text:p>
          </table:table-cell>
          <table:table-cell table:number-columns-repeated="1012"/>
        </table:table-row>
        <table:table-row table:style-name="ro1">
          <table:table-cell office:value-type="string">
            <text:p>news</text:p>
          </table:table-cell>
          <table:table-cell office:value-type="float" office:value="121">
            <text:p>121</text:p>
          </table:table-cell>
          <table:table-cell office:value-type="float" office:value="2005">
            <text:p>2005</text:p>
          </table:table-cell>
          <table:table-cell office:value-type="date" office:date-value="2005-07-06">
            <text:p>7/6/2005</text:p>
          </table:table-cell>
          <table:table-cell office:value-type="string">
            <text:p>Intelligencer </text:p>
          </table:table-cell>
          <table:table-cell table:style-name="ce7" office:value-type="string">
            <text:p>PA</text:p>
          </table:table-cell>
          <table:table-cell office:value-type="string">
            <text:p>No Attempt</text:p>
          </table:table-cell>
          <table:table-cell table:number-columns-repeated="3"/>
          <table:table-cell office:value-type="string">
            <text:p>women</text:p>
          </table:table-cell>
          <table:table-cell office:value-type="string">
            <text:p>Domestic abuse is the single largest cause of injury to women.</text:p>
          </table:table-cell>
          <table:table-cell table:number-columns-repeated="1012"/>
        </table:table-row>
        <table:table-row table:style-name="ro1">
          <table:table-cell office:value-type="string">
            <text:p>news</text:p>
          </table:table-cell>
          <table:table-cell office:value-type="float" office:value="124">
            <text:p>124</text:p>
          </table:table-cell>
          <table:table-cell office:value-type="float" office:value="2005">
            <text:p>2005</text:p>
          </table:table-cell>
          <table:table-cell office:value-type="date" office:date-value="2005-09-09">
            <text:p>9/9/2005</text:p>
          </table:table-cell>
          <table:table-cell office:value-type="string">
            <text:p>Atlanta Journal And Constitution </text:p>
          </table:table-cell>
          <table:table-cell table:style-name="ce7" office:value-type="string">
            <text:p>GA</text:p>
          </table:table-cell>
          <table:table-cell office:value-type="string">
            <text:p>Our Opinions: Fund Initiative To Protect Women</text:p>
          </table:table-cell>
          <table:table-cell table:number-columns-repeated="3"/>
          <table:table-cell office:value-type="string">
            <text:p>15-44</text:p>
          </table:table-cell>
          <table:table-cell office:value-type="string">
            <text:p>Domestic violence and sexual assault remain the leading causes of injuries for girls and women between the ages of 15 and 44 in the state.</text:p>
          </table:table-cell>
          <table:table-cell table:number-columns-repeated="1012"/>
        </table:table-row>
        <table:table-row table:style-name="ro1">
          <table:table-cell office:value-type="string">
            <text:p>news</text:p>
          </table:table-cell>
          <table:table-cell office:value-type="float" office:value="127">
            <text:p>127</text:p>
          </table:table-cell>
          <table:table-cell office:value-type="float" office:value="2005">
            <text:p>2005</text:p>
          </table:table-cell>
          <table:table-cell office:value-type="date" office:date-value="2005-10-31">
            <text:p>10/31/2005</text:p>
          </table:table-cell>
          <table:table-cell office:value-type="string">
            <text:p>Long Beach Press-Telegram </text:p>
          </table:table-cell>
          <table:table-cell table:style-name="ce7" office:value-type="string">
            <text:p>CA</text:p>
          </table:table-cell>
          <table:table-cell office:value-type="string">
            <text:p>`Casino' Will Raise Money For Women</text:p>
          </table:table-cell>
          <table:table-cell office:value-type="string">
            <text:p>From Staff Reports</text:p>
          </table:table-cell>
          <table:table-cell table:number-columns-repeated="2"/>
          <table:table-cell office:value-type="string">
            <text:p>women</text:p>
          </table:table-cell>
          <table:table-cell table:style-name="ce9" office:value-type="string">
            <text:p>Every year at this time we hold this event, not only to raise necessary funds but also to help raise awareness in our community about domestic violence, which continues to be a leading cause of injury and death among women in the United States, said TuLynn Smylie, WomenShelter of Long Beach executive director.</text:p>
          </table:table-cell>
          <table:table-cell table:number-columns-repeated="1012"/>
        </table:table-row>
        <table:table-row table:style-name="ro1">
          <table:table-cell office:value-type="string">
            <text:p>news</text:p>
          </table:table-cell>
          <table:table-cell office:value-type="float" office:value="128">
            <text:p>128</text:p>
          </table:table-cell>
          <table:table-cell office:value-type="float" office:value="2005">
            <text:p>2005</text:p>
          </table:table-cell>
          <table:table-cell office:value-type="date" office:date-value="2005-11-02">
            <text:p>11/2/2005</text:p>
          </table:table-cell>
          <table:table-cell office:value-type="string">
            <text:p>Albuquerque Journal </text:p>
          </table:table-cell>
          <table:table-cell table:style-name="ce7" office:value-type="string">
            <text:p>NM</text:p>
          </table:table-cell>
          <table:table-cell office:value-type="string">
            <text:p>Community Briefs</text:p>
          </table:table-cell>
          <table:table-cell table:number-columns-repeated="3"/>
          <table:table-cell office:value-type="string">
            <text:p>women</text:p>
          </table:table-cell>
          <table:table-cell office:value-type="string">
            <text:p>The American Institute on Domestic Violence says domestic violence is the leading cause of injury to women in the United States with 5.3 million women abused each year. </text:p>
          </table:table-cell>
          <table:table-cell table:number-columns-repeated="1012"/>
        </table:table-row>
        <table:table-row table:style-name="ro1" table:number-rows-repeated="1048446">
          <table:table-cell table:number-columns-repeated="1024"/>
        </table:table-row>
        <table:table-row table:style-name="ro1">
          <table:table-cell table:number-columns-repeated="1024"/>
        </table:table-row>
      </table:table>
      <table:table table:name="law journals" table:style-name="ta7" table:print="false">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2" table:default-cell-style-name="ce7"/>
        <table:table-column table:style-name="co25" table:default-cell-style-name="ce7"/>
        <table:table-column table:style-name="co2" table:default-cell-style-name="ce7"/>
        <table:table-column table:style-name="co26" table:default-cell-style-name="ce7"/>
        <table:table-column table:style-name="co2" table:number-columns-repeated="2" table:default-cell-style-name="ce7"/>
        <table:table-column table:style-name="co27" table:default-cell-style-name="ce7"/>
        <table:table-column table:style-name="co28" table:default-cell-style-name="ce7"/>
        <table:table-column table:style-name="co6" table:default-cell-style-name="ce7"/>
        <table:table-column table:style-name="co29" table:default-cell-style-name="ce7"/>
        <table:table-column table:style-name="co2" table:number-columns-repeated="1010" table:default-cell-style-name="ce7"/>
        <table:table-row table:style-name="ro1">
          <table:table-cell office:value-type="string">
            <text:p>cfield</text:p>
          </table:table-cell>
          <table:table-cell office:value-type="string">
            <text:p>cfrn</text:p>
          </table:table-cell>
          <table:table-cell office:value-type="string">
            <text:p>year</text:p>
          </table:table-cell>
          <table:table-cell office:value-type="string">
            <text:p>journal</text:p>
          </table:table-cell>
          <table:table-cell office:value-type="string">
            <text:p>title</text:p>
          </table:table-cell>
          <table:table-cell office:value-type="string">
            <text:p>author</text:p>
          </table:table-cell>
          <table:table-cell office:value-type="string">
            <text:p>citation</text:p>
          </table:table-cell>
          <table:table-cell office:value-type="string">
            <text:p>debunk</text:p>
          </table:table-cell>
          <table:table-cell office:value-type="string">
            <text:p>comparators</text:p>
          </table:table-cell>
          <table:table-cell office:value-type="string">
            <text:p>ages</text:p>
          </table:table-cell>
          <table:table-cell office:value-type="string">
            <text:p>statement</text:p>
          </table:table-cell>
          <table:table-cell office:value-type="string">
            <text:p>context</text:p>
          </table:table-cell>
          <table:table-cell/>
          <table:table-cell office:value-type="string">
            <text:p>sources and notes</text:p>
          </table:table-cell>
          <table:table-cell table:number-columns-repeated="1010"/>
        </table:table-row>
        <table:table-row table:style-name="ro1">
          <table:table-cell office:value-type="string">
            <text:p>law journals</text:p>
          </table:table-cell>
          <table:table-cell office:value-type="float" office:value="1">
            <text:p>1</text:p>
          </table:table-cell>
          <table:table-cell office:value-type="float" office:value="1989">
            <text:p>1989</text:p>
          </table:table-cell>
          <table:table-cell office:value-type="string">
            <text:p>Suffolk University Law Review</text:p>
          </table:table-cell>
          <table:table-cell office:value-type="string">
            <text:p>History Of Abuse: Societal, Judicial, And Legislative Responses To The Problem Of Wife Beating</text:p>
          </table:table-cell>
          <table:table-cell office:value-type="string">
            <text:p>Bernadette Dunn Sewell</text:p>
          </table:table-cell>
          <table:table-cell office:value-type="string">
            <text:p>23 Suffolk U. L. Rev. 983</text:p>
          </table:table-cell>
          <table:table-cell table:number-columns-repeated="3"/>
          <table:table-cell office:value-type="string">
            <text:p>Domestic violence is one of the most underestimated and underreported crimes in the United States today. <text:s/>It represents the single greatest cause of injury to women, and affects more than two million women each year.</text:p>
          </table:table-cell>
          <table:table-cell/>
          <table:table-cell office:value-type="string">
            <text:p>|</text:p>
          </table:table-cell>
          <table:table-cell office:value-type="string">
            <text:p>Instances of variants of <text:s/>V: ({leading} or {largest} or {greatest}) and {cause} and {injury} and {women}</text:p>
          </table:table-cell>
          <table:table-cell table:number-columns-repeated="1010"/>
        </table:table-row>
        <table:table-row table:style-name="ro1">
          <table:table-cell office:value-type="string">
            <text:p>law journals</text:p>
          </table:table-cell>
          <table:table-cell office:value-type="float" office:value="2">
            <text:p>2</text:p>
          </table:table-cell>
          <table:table-cell office:value-type="float" office:value="1991">
            <text:p>1991</text:p>
          </table:table-cell>
          <table:table-cell office:value-type="string">
            <text:p>Case Western Reserve Law Review</text:p>
          </table:table-cell>
          <table:table-cell office:value-type="string">
            <text:p>Domestic Violence Victims V. Municipalities: Who Pays When The Police Will Not Respond?</text:p>
          </table:table-cell>
          <table:table-cell office:value-type="string">
            <text:p>Lauren L. McFarlane</text:p>
          </table:table-cell>
          <table:table-cell office:value-type="string">
            <text:p>41 Case W. Res. L. Rev. 929</text:p>
          </table:table-cell>
          <table:table-cell table:number-columns-repeated="3"/>
          <table:table-cell office:value-type="string">
            <text:p><text:s/>Because domestic violence is the leading cause of injury to women in the United States, <text:s/>enforcement of domestic violence laws against batterers may be the single most effective method of reducing injury to local citizens.</text:p>
          </table:table-cell>
          <table:table-cell/>
          <table:table-cell office:value-type="string">
            <text:p>|</text:p>
          </table:table-cell>
          <table:table-cell office:value-type="string">
            <text:p>If two distinct variants of V occur in the same article, they are recorded in separate records in this table</text:p>
          </table:table-cell>
          <table:table-cell table:number-columns-repeated="1010"/>
        </table:table-row>
        <table:table-row table:style-name="ro1">
          <table:table-cell office:value-type="string">
            <text:p>law journals</text:p>
          </table:table-cell>
          <table:table-cell office:value-type="float" office:value="3">
            <text:p>3</text:p>
          </table:table-cell>
          <table:table-cell office:value-type="float" office:value="1991">
            <text:p>1991</text:p>
          </table:table-cell>
          <table:table-cell office:value-type="string">
            <text:p>Connecticut Law Review</text:p>
          </table:table-cell>
          <table:table-cell office:value-type="string">
            <text:p>The Violence Of Privacy</text:p>
          </table:table-cell>
          <table:table-cell office:value-type="string">
            <text:p>Elizabeth M. Schneider</text:p>
          </table:table-cell>
          <table:table-cell office:value-type="string">
            <text:p>23 Conn. L. Rev. 973</text:p>
          </table:table-cell>
          <table:table-cell table:number-columns-repeated="3"/>
          <table:table-cell table:style-name="ce9" office:value-type="string">
            <text:p>Domestic violence is the leading cause of injury to women in the United States. <text:s/>According to FBI statistics, one woman in the United States is beaten every 18 seconds. <text:s/>Between 2000 and 4000 women die every year from abuse. <text:s/>Thirty percent of all women killed every year are slain by their partners. <text:s/>Battering of women by their husbands or men with whom they are in an intimate relationship cuts across racial, class, ethnic and economic lines. <text:s/>Police involvement, nationally, in cases of domestic violence exceeds involvement in murder, rape and all forms of aggravated assault.</text:p>
          </table:table-cell>
          <table:table-cell/>
          <table:table-cell office:value-type="string">
            <text:p>|</text:p>
          </table:table-cell>
          <table:table-cell office:value-type="string">
            <text:p>cfrn: record number within cfield</text:p>
          </table:table-cell>
          <table:table-cell table:number-columns-repeated="1010"/>
        </table:table-row>
        <table:table-row table:style-name="ro1">
          <table:table-cell office:value-type="string">
            <text:p>law journals</text:p>
          </table:table-cell>
          <table:table-cell office:value-type="float" office:value="4">
            <text:p>4</text:p>
          </table:table-cell>
          <table:table-cell office:value-type="float" office:value="1991">
            <text:p>1991</text:p>
          </table:table-cell>
          <table:table-cell office:value-type="string">
            <text:p>Law &amp; Inequality: A Journal of Theory and Practice</text:p>
          </table:table-cell>
          <table:table-cell office:value-type="string">
            <text:p>From Dollars To Sense: A Critique Of Government Funding For The Battered Women'S Shelter Movement</text:p>
          </table:table-cell>
          <table:table-cell office:value-type="string">
            <text:p>Merle H. Weiner</text:p>
          </table:table-cell>
          <table:table-cell office:value-type="string">
            <text:p>9 Law &amp; Ineq. 185</text:p>
          </table:table-cell>
          <table:table-cell table:number-columns-repeated="3"/>
          <table:table-cell table:style-name="ce9" office:value-type="string">
            <text:p>rampant battering still occurs. “Between three and four million women are battered each year. More than one million of them seek medical care, making battery the single largest cause of injury to women in the U.S.” <text:s/>Some estimate that the numbers are even greater. <text:s/>Woman battering may even be increasing.</text:p>
          </table:table-cell>
          <table:table-cell/>
          <table:table-cell office:value-type="string">
            <text:p>|</text:p>
          </table:table-cell>
          <table:table-cell office:value-type="string">
            <text:p>only records for years 1996-2005 consistently coded for debunk, comparators, ages</text:p>
          </table:table-cell>
          <table:table-cell table:number-columns-repeated="1010"/>
        </table:table-row>
        <table:table-row table:style-name="ro1">
          <table:table-cell office:value-type="string">
            <text:p>law journals</text:p>
          </table:table-cell>
          <table:table-cell office:value-type="float" office:value="5">
            <text:p>5</text:p>
          </table:table-cell>
          <table:table-cell office:value-type="float" office:value="1992">
            <text:p>1992</text:p>
          </table:table-cell>
          <table:table-cell office:value-type="string">
            <text:p>American Criminal Law Review</text:p>
          </table:table-cell>
          <table:table-cell office:value-type="string">
            <text:p>Moral Reasoning And The Criminal Law: The Example Of Selfdefense</text:p>
          </table:table-cell>
          <table:table-cell office:value-type="string">
            <text:p>David McCord and Sandra K. Lyons</text:p>
          </table:table-cell>
          <table:table-cell office:value-type="string">
            <text:p>30 Am. Crim. L. Rev. 97</text:p>
          </table:table-cell>
          <table:table-cell/>
          <table:table-cell office:value-type="float" office:value="1">
            <text:p>1</text:p>
          </table:table-cell>
          <table:table-cell/>
          <table:table-cell table:style-name="ce9" office:value-type="string">
            <text:p>Further, domestic violence represents the single greatest cause of injury to women and probably affects more than two million women each year. P.A. Langan &amp; C.A. Innes, U.S. Dep't of Justice, Special Report: Preventing Domestic Violence Against Women 3 (Aug. 1986). Battering is the single major cause of injury to women, exceeding rapes, muggings, and auto accidents. Domestic Violence Council, County of Los Angeles, Domestic Violence Fact Sheet (Oct. 1987).</text:p>
          </table:table-cell>
          <table:table-cell/>
          <table:table-cell office:value-type="string">
            <text:p>|</text:p>
          </table:table-cell>
          <table:table-cell office:value-type="string">
            <text:p>debunk=1 if a claim that V is not true is made</text:p>
          </table:table-cell>
          <table:table-cell table:number-columns-repeated="1010"/>
        </table:table-row>
        <table:table-row table:style-name="ro1">
          <table:table-cell office:value-type="string">
            <text:p>law journals</text:p>
          </table:table-cell>
          <table:table-cell office:value-type="float" office:value="6">
            <text:p>6</text:p>
          </table:table-cell>
          <table:table-cell office:value-type="float" office:value="1992">
            <text:p>1992</text:p>
          </table:table-cell>
          <table:table-cell office:value-type="string">
            <text:p>Journal of Criminal Law and Criminology</text:p>
          </table:table-cell>
          <table:table-cell office:value-type="string">
            <text:p>The Criminal Law Of Misdemeanor Domestic Violence, 1970-1990</text:p>
          </table:table-cell>
          <table:table-cell office:value-type="string">
            <text:p>Joan Zorza</text:p>
          </table:table-cell>
          <table:table-cell office:value-type="string">
            <text:p>83 J. Crim. L. &amp; Criminology 46</text:p>
          </table:table-cell>
          <table:table-cell table:number-columns-repeated="3"/>
          <table:table-cell table:style-name="ce9" office:value-type="string">
            <text:p>Half of all married women will be beaten at least once by their husbands. <text:s/>Many of these women are beaten as frequently as once a month, once a week, or even daily. <text:s/>The U.S. Surgeon General found that battering of women by husbands, ex-husbands or lovers “is the single largest cause of injury to women in the United States,” accounting for one-fifth of all hospital emergency room cases. <text:s/>The injuries women sustain in these attacks are at least as serious as those suffered in violent felony crimes.</text:p>
          </table:table-cell>
          <table:table-cell/>
          <table:table-cell office:value-type="string">
            <text:p>|</text:p>
          </table:table-cell>
          <table:table-cell office:value-type="string">
            <text:p>comparators=1 if frightening comparators, i.e. greater than muggings and auto accidents, is added t oV</text:p>
          </table:table-cell>
          <table:table-cell table:number-columns-repeated="1010"/>
        </table:table-row>
        <table:table-row table:style-name="ro1">
          <table:table-cell office:value-type="string">
            <text:p>law journals</text:p>
          </table:table-cell>
          <table:table-cell office:value-type="float" office:value="7">
            <text:p>7</text:p>
          </table:table-cell>
          <table:table-cell office:value-type="float" office:value="1992">
            <text:p>1992</text:p>
          </table:table-cell>
          <table:table-cell office:value-type="string">
            <text:p>Law &amp; Inequality: A Journal of Theory and Practice</text:p>
          </table:table-cell>
          <table:table-cell office:value-type="string">
            <text:p>Civil Rights For Battered Women: Axiomatic &amp; Ignored</text:p>
          </table:table-cell>
          <table:table-cell office:value-type="string">
            <text:p>Andrea Brenneke</text:p>
          </table:table-cell>
          <table:table-cell office:value-type="string">
            <text:p>11 Law &amp; Ineq. 1</text:p>
          </table:table-cell>
          <table:table-cell table:number-columns-repeated="3"/>
          <table:table-cell table:style-name="ce9" office:value-type="string">
            <text:p>Violent attacks by men now top the list of public health dangers to American women. <text:s/>The Surgeon General indicates that battering is “the single largest cause of injury to women in the United States.” <text:s/>Estimates are that between 12% <text:s/>and 50% <text:s/>of American women experience domestic violence in their lifetimes.</text:p>
          </table:table-cell>
          <table:table-cell/>
          <table:table-cell office:value-type="string">
            <text:p>|</text:p>
          </table:table-cell>
          <table:table-cell office:value-type="string">
            <text:p>ages: age qualification for V</text:p>
          </table:table-cell>
          <table:table-cell table:number-columns-repeated="1010"/>
        </table:table-row>
        <table:table-row table:style-name="ro1">
          <table:table-cell office:value-type="string">
            <text:p>law journals</text:p>
          </table:table-cell>
          <table:table-cell office:value-type="float" office:value="8">
            <text:p>8</text:p>
          </table:table-cell>
          <table:table-cell office:value-type="float" office:value="1992">
            <text:p>1992</text:p>
          </table:table-cell>
          <table:table-cell office:value-type="string">
            <text:p>Loyola of Los Angeles Law Review</text:p>
          </table:table-cell>
          <table:table-cell office:value-type="string">
            <text:p>The Battered Women And Tort Law: A New Approach To Fighting Domestic Violence</text:p>
          </table:table-cell>
          <table:table-cell office:value-type="string">
            <text:p>Rhonda L. Kohler</text:p>
          </table:table-cell>
          <table:table-cell office:value-type="string">
            <text:p>25 Loy. L.A. L. Rev. 1025</text:p>
          </table:table-cell>
          <table:table-cell table:number-columns-repeated="3"/>
          <table:table-cell table:style-name="ce9" office:value-type="string">
            <text:p>Battery <text:s/>is the single largest cause of injury to women in the United States. <text:s text:c="2"/>... Domestic violence statistics are staggering and are grossly underreported. <text:s/>If battery is the single largest cause of injury to women, as the Surgeon General has stated, by deterring domestic violence we can not only protect women, but save enormous economic costs.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9">
            <text:p>9</text:p>
          </table:table-cell>
          <table:table-cell office:value-type="float" office:value="1992">
            <text:p>1992</text:p>
          </table:table-cell>
          <table:table-cell office:value-type="string">
            <text:p>Loyola of Los Angeles Law Review</text:p>
          </table:table-cell>
          <table:table-cell office:value-type="string">
            <text:p>The Battered Women And Tort Law: A New Approach To Fighting Domestic Violence</text:p>
          </table:table-cell>
          <table:table-cell office:value-type="string">
            <text:p>Rhonda L. Kohler</text:p>
          </table:table-cell>
          <table:table-cell office:value-type="string">
            <text:p>25 Loy. L.A. L. Rev. 1025</text:p>
          </table:table-cell>
          <table:table-cell table:number-columns-repeated="3"/>
          <table:table-cell table:style-name="ce9" office:value-type="string">
            <text:p>According to a March of Dimes study, domestic violence is the “leading cause of birth defects, more than all other medical causes combined.” <text:s/>More than two million women are reported battered every year in the United States. <text:s/>This statistic is believed to be grossly understated. </text:p>
          </table:table-cell>
          <table:table-cell/>
          <table:table-cell office:value-type="string">
            <text:p>|</text:p>
          </table:table-cell>
          <table:table-cell office:value-type="string">
            <text:p>universe of U.S. law journals, including some non-academic, professional legal journals</text:p>
          </table:table-cell>
          <table:table-cell table:number-columns-repeated="1010"/>
        </table:table-row>
        <table:table-row table:style-name="ro1">
          <table:table-cell office:value-type="string">
            <text:p>law journals</text:p>
          </table:table-cell>
          <table:table-cell office:value-type="float" office:value="10">
            <text:p>10</text:p>
          </table:table-cell>
          <table:table-cell office:value-type="float" office:value="1992">
            <text:p>1992</text:p>
          </table:table-cell>
          <table:table-cell office:value-type="string">
            <text:p>New York University Law Review</text:p>
          </table:table-cell>
          <table:table-cell office:value-type="string">
            <text:p>Particularity And Generality: Challenges Of Feminist Theory And Practice In Work On Woman-Abuse</text:p>
          </table:table-cell>
          <table:table-cell office:value-type="string">
            <text:p>Elizabeth M. Schneider</text:p>
          </table:table-cell>
          <table:table-cell office:value-type="string">
            <text:p>67 N.Y.U. L. Rev. 520</text:p>
          </table:table-cell>
          <table:table-cell table:number-columns-repeated="3"/>
          <table:table-cell table:style-name="ce9" office:value-type="string">
            <text:p>abuse of women by male partners is the leading cause of injury to women in the United States. <text:s/>One woman in the United States is beaten every 18 seconds, <text:s/>and between two and four thousand women die every year from abuse. <text:s/>Police involvement in domestic violence cases nationally exceeds police involvement in murder, rape, and all forms of aggravated assault.</text:p>
          </table:table-cell>
          <table:table-cell/>
          <table:table-cell office:value-type="string">
            <text:p>|</text:p>
          </table:table-cell>
          <table:table-cell office:value-type="string">
            <text:p>for records from 1996 to 2005, context contains cited source for statement of V (not fully coded)</text:p>
          </table:table-cell>
          <table:table-cell table:number-columns-repeated="1010"/>
        </table:table-row>
        <table:table-row table:style-name="ro1">
          <table:table-cell office:value-type="string">
            <text:p>law journals</text:p>
          </table:table-cell>
          <table:table-cell office:value-type="float" office:value="11">
            <text:p>11</text:p>
          </table:table-cell>
          <table:table-cell office:value-type="float" office:value="1992">
            <text:p>1992</text:p>
          </table:table-cell>
          <table:table-cell office:value-type="string">
            <text:p>North Dakota Law Review</text:p>
          </table:table-cell>
          <table:table-cell office:value-type="string">
            <text:p>Defending Battered Women: Everything She Says May Be Used Against Them</text:p>
          </table:table-cell>
          <table:table-cell office:value-type="string">
            <text:p>Irvin B. Nodland</text:p>
          </table:table-cell>
          <table:table-cell office:value-type="string">
            <text:p>68 N.D. L. Rev. 131</text:p>
          </table:table-cell>
          <table:table-cell/>
          <table:table-cell office:value-type="float" office:value="1">
            <text:p>1</text:p>
          </table:table-cell>
          <table:table-cell/>
          <table:table-cell table:style-name="ce9" office:value-type="string">
            <text:p>Not every lawyer will defend a battered woman during her legal career. Not doing so, however, is more apt to be by choice than from lack of opportunity. Domestic violence is the single largest cause of injury to women in the United States today. <text:s/>It contributes more injury to women than all of the automobile accidents, muggings and rapes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2">
            <text:p>12</text:p>
          </table:table-cell>
          <table:table-cell office:value-type="float" office:value="1993">
            <text:p>1993</text:p>
          </table:table-cell>
          <table:table-cell office:value-type="string">
            <text:p>Asian American Pacific Islands Law Journal</text:p>
          </table:table-cell>
          <table:table-cell office:value-type="string">
            <text:p>The Marriage Fraud Act Revised: The Continuing Subordination Of Asian &amp; Pacific Islander Women</text:p>
          </table:table-cell>
          <table:table-cell office:value-type="string">
            <text:p>Anna Y. Park</text:p>
          </table:table-cell>
          <table:table-cell office:value-type="string">
            <text:p>1 Asian Am. Pac. Is. L.J. 29</text:p>
          </table:table-cell>
          <table:table-cell table:number-columns-repeated="3"/>
          <table:table-cell table:style-name="ce9" office:value-type="string">
            <text:p>In the United States, battery is the leading cause of injury to adult women. In 1983, the Federal Bureau of Investigation reported that a woman was battered every 15 seconds. … A 1992 U.S. Surgeon General report attributes the leading cause of death among women to domestic violence.</text:p>
          </table:table-cell>
          <table:table-cell/>
          <table:table-cell office:value-type="string">
            <text:p>|</text:p>
          </table:table-cell>
          <table:table-cell office:value-type="string">
            <text:p>instances beyond 2010 are not from a systematic search of law journals</text:p>
          </table:table-cell>
          <table:table-cell table:number-columns-repeated="1010"/>
        </table:table-row>
        <table:table-row table:style-name="ro1">
          <table:table-cell office:value-type="string">
            <text:p>law journals</text:p>
          </table:table-cell>
          <table:table-cell office:value-type="float" office:value="13">
            <text:p>13</text:p>
          </table:table-cell>
          <table:table-cell office:value-type="float" office:value="1993">
            <text:p>1993</text:p>
          </table:table-cell>
          <table:table-cell office:value-type="string">
            <text:p>Cardozo Law Review</text:p>
          </table:table-cell>
          <table:table-cell office:value-type="string">
            <text:p><text:s/>Living Under Siege: Do Stalking Laws Protect Domestic Violence Victims?</text:p>
          </table:table-cell>
          <table:table-cell office:value-type="string">
            <text:p>Susan E. Bernstein</text:p>
          </table:table-cell>
          <table:table-cell office:value-type="string">
            <text:p>15 Cardozo L. Rev. 525</text:p>
          </table:table-cell>
          <table:table-cell table:number-columns-repeated="3"/>
          <table:table-cell office:value-type="string">
            <text:p>It is estimated that the leading cause of injury to women in the United States is abuse inflicted by intimates. Nancy Gibbs, 'Til Death Do Us Part, Time, Jan. 18, 1993, at 41.</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4">
            <text:p>14</text:p>
          </table:table-cell>
          <table:table-cell office:value-type="float" office:value="1993">
            <text:p>1993</text:p>
          </table:table-cell>
          <table:table-cell office:value-type="string">
            <text:p>Harvard International Law Journal</text:p>
          </table:table-cell>
          <table:table-cell office:value-type="string">
            <text:p>Finding A Mechanism To Enforce Women'S Right To State Protection From Domestic Violence In The Americas</text:p>
          </table:table-cell>
          <table:table-cell office:value-type="string">
            <text:p>Katherine M. Culliton</text:p>
          </table:table-cell>
          <table:table-cell office:value-type="string">
            <text:p>34 Harv. Int'l L.J. 507</text:p>
          </table:table-cell>
          <table:table-cell table:number-columns-repeated="3"/>
          <table:table-cell office:value-type="string">
            <text:p>Domestic violence is the leading cause of injury to women in the United States.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5">
            <text:p>15</text:p>
          </table:table-cell>
          <table:table-cell office:value-type="float" office:value="1993">
            <text:p>1993</text:p>
          </table:table-cell>
          <table:table-cell office:value-type="string">
            <text:p>Harvard Law Review</text:p>
          </table:table-cell>
          <table:table-cell office:value-type="string">
            <text:p>Iii. New State And Federal Responses To Domestic Violence</text:p>
          </table:table-cell>
          <table:table-cell/>
          <table:table-cell office:value-type="string">
            <text:p>106 Harv. L. Rev. 1528</text:p>
          </table:table-cell>
          <table:table-cell table:number-columns-repeated="3"/>
          <table:table-cell table:style-name="ce9" office:value-type="string">
            <text:p>When violence against women is seen in its true light as the leading cause of injury to American women, <text:s/>this reluctance to involve the federal courts appears to be a thinly-veiled excuse for society's continued refusal to treat violent crime against women with the seriousness it deserve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6">
            <text:p>16</text:p>
          </table:table-cell>
          <table:table-cell office:value-type="float" office:value="1993">
            <text:p>1993</text:p>
          </table:table-cell>
          <table:table-cell office:value-type="string">
            <text:p>Harvard Law Review</text:p>
          </table:table-cell>
          <table:table-cell office:value-type="string">
            <text:p>Developments In The Law: Legal Responses To Domestic Violence</text:p>
          </table:table-cell>
          <table:table-cell/>
          <table:table-cell office:value-type="string">
            <text:p>106 Harv. L. Rev. 1501</text:p>
          </table:table-cell>
          <table:table-cell/>
          <table:table-cell office:value-type="float" office:value="1">
            <text:p>1</text:p>
          </table:table-cell>
          <table:table-cell/>
          <table:table-cell table:style-name="ce9" office:value-type="string">
            <text:p>Federal Bureau of Investigation statistics indicate that a woman is beaten every eighteen seconds, <text:s/>and according to the Surgeon General, abuse inflicted by intimates constitutes one of the leading causes of injury to women in the United States. <text:s/>... Antonia C. Novello, From the Surgeon General, U.S. Public Health Service, 267 JAMA 3132, 3132 (1992) (noting that a recent study found violence to be the “leading cause of injuries to women ages 15 through 44 years”); Nancy Gibbs, 'Til Death Do Us Part, Time, Jan. 18, 1993, at 38, 41 (“More American women - rich and poor alike - are injured by the men in their life than by car accidents, muggings and rape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7">
            <text:p>17</text:p>
          </table:table-cell>
          <table:table-cell office:value-type="float" office:value="1993">
            <text:p>1993</text:p>
          </table:table-cell>
          <table:table-cell office:value-type="string">
            <text:p>Hofstra Law Review</text:p>
          </table:table-cell>
          <table:table-cell office:value-type="string">
            <text:p>Providing Legal Protection For Battered Women: An Analysis Of State Statutes And Case Law</text:p>
          </table:table-cell>
          <table:table-cell office:value-type="string">
            <text:p>Catherine F. Klein, Leslye E. Orloff</text:p>
          </table:table-cell>
          <table:table-cell office:value-type="string">
            <text:p>21 Hofstra L. Rev. 801</text:p>
          </table:table-cell>
          <table:table-cell/>
          <table:table-cell office:value-type="float" office:value="1">
            <text:p>1</text:p>
          </table:table-cell>
          <table:table-cell/>
          <table:table-cell table:style-name="ce9" office:value-type="string">
            <text:p>Domestic violence is the single largest cause of injury to women in the United States-more significant than auto accidents, rapes, and muggings combined. <text:s/>Spousal abuse, specifically wife battering, may exceed even alcoholism in its magnitude as a health problem.</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8">
            <text:p>18</text:p>
          </table:table-cell>
          <table:table-cell office:value-type="float" office:value="1993">
            <text:p>1993</text:p>
          </table:table-cell>
          <table:table-cell office:value-type="string">
            <text:p>Hofstra Law Review</text:p>
          </table:table-cell>
          <table:table-cell office:value-type="string">
            <text:p>Lawyering For Social Change: The Power Of The Narrative In Domestic Violence Law Reform</text:p>
          </table:table-cell>
          <table:table-cell office:value-type="string">
            <text:p>Jane C. Murphy</text:p>
          </table:table-cell>
          <table:table-cell office:value-type="string">
            <text:p>21 Hofstra L. Rev. 1243</text:p>
          </table:table-cell>
          <table:table-cell table:number-columns-repeated="3"/>
          <table:table-cell office:value-type="string">
            <text:p>Battering by a spouse or intimate partner is the single largest cause of injury to women in the United States. <text:s/>Each year over one million women seek medical treatment for injuries inflicted by their husbands, ex-husbands, or boyfriends.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9">
            <text:p>19</text:p>
          </table:table-cell>
          <table:table-cell office:value-type="float" office:value="1993">
            <text:p>1993</text:p>
          </table:table-cell>
          <table:table-cell office:value-type="string">
            <text:p>Indiana Law Journal</text:p>
          </table:table-cell>
          <table:table-cell office:value-type="string">
            <text:p>The Violence Against Women Act: Civil Rights For Sexual Assault Victims</text:p>
          </table:table-cell>
          <table:table-cell office:value-type="string">
            <text:p>W. H. Hallock</text:p>
          </table:table-cell>
          <table:table-cell office:value-type="string">
            <text:p>68 Ind. L.J. 577</text:p>
          </table:table-cell>
          <table:table-cell/>
          <table:table-cell office:value-type="float" office:value="1">
            <text:p>1</text:p>
          </table:table-cell>
          <table:table-cell/>
          <table:table-cell table:style-name="ce9" office:value-type="string">
            <text:p>S. Rep. No. 197, supra note 11, at 36 n.10; cf. Hearings Part II, supra note 4, at 93 (testimony of Charlotte Fedders, author of Shattered Dreams, 1987) (“Battering is the single [largest] cause of injury to women-- exceeding rape, mugging and auto accidents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0">
            <text:p>20</text:p>
          </table:table-cell>
          <table:table-cell office:value-type="float" office:value="1993">
            <text:p>1993</text:p>
          </table:table-cell>
          <table:table-cell office:value-type="string">
            <text:p>Kansas Journal of Law &amp; Public Policy</text:p>
          </table:table-cell>
          <table:table-cell office:value-type="string">
            <text:p>Women'S Health Care: Limited Access Despite Majority Status</text:p>
          </table:table-cell>
          <table:table-cell office:value-type="string">
            <text:p>Lillian Gonzalez-Pardo, M.D.</text:p>
          </table:table-cell>
          <table:table-cell office:value-type="string">
            <text:p>3-FALL Kan. J.L. &amp; Pub. Pol'y 57</text:p>
          </table:table-cell>
          <table:table-cell table:number-columns-repeated="3"/>
          <table:table-cell table:style-name="ce9" office:value-type="string">
            <text:p>Domestic violence is a serious health threat to women. Battery is the single largest cause of injury to women. Between 21% and 30% of all women have been attacked by a partner at some point in their lives. One in three women admitted to an emergency room has been seriously abused, as have almost one quarter of all pregnant women seeking prenatal care.</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1">
            <text:p>21</text:p>
          </table:table-cell>
          <table:table-cell office:value-type="float" office:value="1993">
            <text:p>1993</text:p>
          </table:table-cell>
          <table:table-cell office:value-type="string">
            <text:p>Michigan Journal of Gender &amp; Law</text:p>
          </table:table-cell>
          <table:table-cell office:value-type="string">
            <text:p>An Analysis Of Individual, Institutional, And Cultural Pimping</text:p>
          </table:table-cell>
          <table:table-cell office:value-type="string">
            <text:p>Evelina Giobbe</text:p>
          </table:table-cell>
          <table:table-cell office:value-type="string">
            <text:p>1 Mich. J. Gender &amp; L. 33</text:p>
          </table:table-cell>
          <table:table-cell table:number-columns-repeated="3"/>
          <table:table-cell office:value-type="string">
            <text:p>Battering is the leading cause of injury to women, yet two-thirds of women fleeing abusive relationships are turned away from battered women's shelters due to lack of space.</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2">
            <text:p>22</text:p>
          </table:table-cell>
          <table:table-cell office:value-type="float" office:value="1993">
            <text:p>1993</text:p>
          </table:table-cell>
          <table:table-cell office:value-type="string">
            <text:p>New England Law Review</text:p>
          </table:table-cell>
          <table:table-cell office:value-type="string">
            <text:p>Abuse That Dare Not Speak Its Name: Assisting Victims Of Lesbians And Gay Domestic Violence In Massachusetts</text:p>
          </table:table-cell>
          <table:table-cell office:value-type="string">
            <text:p>Sandra E. Lundy</text:p>
          </table:table-cell>
          <table:table-cell office:value-type="string">
            <text:p>28 New Eng. L. Rev. 273</text:p>
          </table:table-cell>
          <table:table-cell table:number-columns-repeated="3"/>
          <table:table-cell table:style-name="ce9" office:value-type="string">
            <text:p>The Surgeon General has determined that battering constitutes one of the leading causes of injury to women in the United States. … Surgeon General Antonia C. Novello, From the Surgeon General, US Public Health Service, 267 Jama 3132 (1992). “One study found violence to be the second leading cause of injuries to women, and the leading cause of injuries to women age 15 through 44 years.” Id. (citation omitt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3">
            <text:p>23</text:p>
          </table:table-cell>
          <table:table-cell office:value-type="float" office:value="1993">
            <text:p>1993</text:p>
          </table:table-cell>
          <table:table-cell office:value-type="string">
            <text:p>New York Law School Law Review</text:p>
          </table:table-cell>
          <table:table-cell office:value-type="string">
            <text:p>Being A Feminist Means You Are Against Sexism, Not Against Sex</text:p>
          </table:table-cell>
          <table:table-cell office:value-type="string">
            <text:p>Karen Decrow</text:p>
          </table:table-cell>
          <table:table-cell office:value-type="string">
            <text:p>38 N.Y.L. Sch. L. Rev. 359</text:p>
          </table:table-cell>
          <table:table-cell table:number-columns-repeated="3"/>
          <table:table-cell office:value-type="string">
            <text:p>See generally Domestic Violence: The Cost to Business, WORKING WOMAN, Apr. 1994, at 17 (noting that domestic violence is the leading cause of injury among women between the ages of 15 and 44);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4">
            <text:p>24</text:p>
          </table:table-cell>
          <table:table-cell office:value-type="float" office:value="1993">
            <text:p>1993</text:p>
          </table:table-cell>
          <table:table-cell office:value-type="string">
            <text:p>Saint John's Law Review</text:p>
          </table:table-cell>
          <table:table-cell office:value-type="string">
            <text:p>Stopping Stalkers: A Critical Examination Of Anti-Stalking Statutes</text:p>
          </table:table-cell>
          <table:table-cell office:value-type="string">
            <text:p>Richard A. Lingg</text:p>
          </table:table-cell>
          <table:table-cell office:value-type="string">
            <text:p>67 St. John's L. Rev. 347</text:p>
          </table:table-cell>
          <table:table-cell table:number-columns-repeated="3"/>
          <table:table-cell office:value-type="string">
            <text:p>Domestic beating is the leading cause of injury among American women.</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5">
            <text:p>25</text:p>
          </table:table-cell>
          <table:table-cell office:value-type="float" office:value="1993">
            <text:p>1993</text:p>
          </table:table-cell>
          <table:table-cell office:value-type="string">
            <text:p>Seton Hall Legislative Journal</text:p>
          </table:table-cell>
          <table:table-cell office:value-type="string">
            <text:p>Home Sweet Home?: New Jersey'S Prevention Of Domestic Violence Act Of 1991</text:p>
          </table:table-cell>
          <table:table-cell office:value-type="string">
            <text:p>Maura Beth Johnson</text:p>
          </table:table-cell>
          <table:table-cell office:value-type="string">
            <text:p>17 Seton Hall Legis. J. 234</text:p>
          </table:table-cell>
          <table:table-cell/>
          <table:table-cell office:value-type="float" office:value="1">
            <text:p>1</text:p>
          </table:table-cell>
          <table:table-cell/>
          <table:table-cell table:style-name="ce9" office:value-type="string">
            <text:p>REP.COUNS.SCI.AFF., supra note 3, at 2. This report notes that at an American Medical Association National Leadership Conference, Surgeon General Antonia Novello, MD, reported “that violence by intimate partners is the leading cause of injury for women, ‘responsible for more injuries than car crashes, rape and muggings combined ... [b]ut sadly the medical community has yet to consistently identify these women as victims ...’ ” I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6">
            <text:p>26</text:p>
          </table:table-cell>
          <table:table-cell office:value-type="float" office:value="1993">
            <text:p>1993</text:p>
          </table:table-cell>
          <table:table-cell office:value-type="string">
            <text:p>Stanford Law Review</text:p>
          </table:table-cell>
          <table:table-cell office:value-type="string">
            <text:p>Denying The Secret Of Joy: A Critique Of Posner'S Theory Of Sexuality</text:p>
          </table:table-cell>
          <table:table-cell office:value-type="string">
            <text:p>Martha Ertman</text:p>
          </table:table-cell>
          <table:table-cell office:value-type="string">
            <text:p>45 Stan. L. Rev. 1485</text:p>
          </table:table-cell>
          <table:table-cell/>
          <table:table-cell office:value-type="float" office:value="1">
            <text:p>1</text:p>
          </table:table-cell>
          <table:table-cell/>
          <table:table-cell table:style-name="ce9" office:value-type="string">
            <text:p>Moreover, domestic violence is the single largest cause of injury to women in the United States-injuring more women than mugging, motor accidents, or rape. The FBI estimates that fully 50% of American women will be assaulted at least once by an intimate adult partner. Human Services Roundtable, Domestic Violence: A Community Responds 5 (Fall 1992) (on file with the Stanford Law Review).</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7">
            <text:p>27</text:p>
          </table:table-cell>
          <table:table-cell office:value-type="float" office:value="1993">
            <text:p>1993</text:p>
          </table:table-cell>
          <table:table-cell office:value-type="string">
            <text:p>Suffolk University Law Review</text:p>
          </table:table-cell>
          <table:table-cell office:value-type="string">
            <text:p>A National Survey Of Stalking Laws: A Legislative Trend Comes To The Aid Of Domestic Violence Victims And Others</text:p>
          </table:table-cell>
          <table:table-cell office:value-type="string">
            <text:p>Laurie Salame</text:p>
          </table:table-cell>
          <table:table-cell office:value-type="string">
            <text:p>27 Suffolk U. L. Rev. 67</text:p>
          </table:table-cell>
          <table:table-cell/>
          <table:table-cell office:value-type="float" office:value="1">
            <text:p>1</text:p>
          </table:table-cell>
          <table:table-cell/>
          <table:table-cell table:style-name="ce9" office:value-type="string">
            <text:p>Violence by intimate partners against women is the leading cause of injury for women, outnumbering injuries resulting from rape, muggings, and auto accidents combined. Id.; Matthew Litsky, Note, Explaining the Legal System's Inadequate Response to the Abuse of Women: A Lack of Coordination, 8 N.Y.L. Sch. J. Hum. Rts. 149, 149 (1990)</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8">
            <text:p>28</text:p>
          </table:table-cell>
          <table:table-cell office:value-type="float" office:value="1993">
            <text:p>1993</text:p>
          </table:table-cell>
          <table:table-cell office:value-type="string">
            <text:p>Suffolk University Law Review</text:p>
          </table:table-cell>
          <table:table-cell office:value-type="string">
            <text:p>A National Survey Of Stalking Laws: A Legislative Trend Comes To The Aid Of Domestic Violence Victims And Others</text:p>
          </table:table-cell>
          <table:table-cell office:value-type="string">
            <text:p>Laurie Salame</text:p>
          </table:table-cell>
          <table:table-cell office:value-type="string">
            <text:p>27 Suffolk U. L. Rev. 67</text:p>
          </table:table-cell>
          <table:table-cell table:number-columns-repeated="3"/>
          <table:table-cell office:value-type="string">
            <text:p>Ellen Simon, Legal Aids, Student Lawyer, May 1992, at 41. In the United States, domestic violence is the single largest cause of injuries to women. Simon, supra, at 41.</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9">
            <text:p>29</text:p>
          </table:table-cell>
          <table:table-cell office:value-type="float" office:value="1993">
            <text:p>1993</text:p>
          </table:table-cell>
          <table:table-cell office:value-type="string">
            <text:p>Washington University Law Quarterly</text:p>
          </table:table-cell>
          <table:table-cell office:value-type="string">
            <text:p>Stalking Laws: Are They Solutions For More Problems?</text:p>
          </table:table-cell>
          <table:table-cell office:value-type="string">
            <text:p>Dawn A. Morville</text:p>
          </table:table-cell>
          <table:table-cell office:value-type="string">
            <text:p>71 Wash. U. L.Q. 921</text:p>
          </table:table-cell>
          <table:table-cell table:number-columns-repeated="3"/>
          <table:table-cell office:value-type="string">
            <text:p>Some experts go so far as to say unequivocally that the “leading cause of injury among American women is being beaten at home by a man.” Colman McCarthy, Better Protection For Women In Danger, WASH. POST, June 13, 1992, at A21.</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0">
            <text:p>30</text:p>
          </table:table-cell>
          <table:table-cell office:value-type="float" office:value="1994">
            <text:p>1994</text:p>
          </table:table-cell>
          <table:table-cell office:value-type="string">
            <text:p>American University Journal of Gender &amp; the Law</text:p>
          </table:table-cell>
          <table:table-cell office:value-type="string">
            <text:p>A Feminist Critique Of Mandatory Arrest: An Anallysis Of Race And Gender In Domestic Violence Policy</text:p>
          </table:table-cell>
          <table:table-cell office:value-type="string">
            <text:p>Miriam H. Ruttenberg</text:p>
          </table:table-cell>
          <table:table-cell office:value-type="string">
            <text:p>2 Am. U. J. Gender &amp; L. 171</text:p>
          </table:table-cell>
          <table:table-cell table:number-columns-repeated="3"/>
          <table:table-cell office:value-type="string">
            <text:p>Elizabeth Schneider points out that “[a]buse of women by male partners is the leading cause of injury to women in the United States.”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1">
            <text:p>31</text:p>
          </table:table-cell>
          <table:table-cell office:value-type="float" office:value="1994">
            <text:p>1994</text:p>
          </table:table-cell>
          <table:table-cell office:value-type="string">
            <text:p>Boston College Law Review</text:p>
          </table:table-cell>
          <table:table-cell office:value-type="string">
            <text:p>The Cultural Defense: Undermining The Policies Against Domestic Violence</text:p>
          </table:table-cell>
          <table:table-cell office:value-type="string">
            <text:p>Alice J. Gallin</text:p>
          </table:table-cell>
          <table:table-cell office:value-type="string">
            <text:p>35 B.C. L. Rev. 723</text:p>
          </table:table-cell>
          <table:table-cell table:number-columns-repeated="3"/>
          <table:table-cell office:value-type="string">
            <text:p>In 1992, the Surgeon General of the United States identified domestic abuse as the nation's single largest cause of injury to women.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2">
            <text:p>32</text:p>
          </table:table-cell>
          <table:table-cell office:value-type="float" office:value="1994">
            <text:p>1994</text:p>
          </table:table-cell>
          <table:table-cell office:value-type="string">
            <text:p>Boston College Third World Law Journal</text:p>
          </table:table-cell>
          <table:table-cell office:value-type="string">
            <text:p>Domestic Violence Against Latinas By Latino Males: An Analysis Of Race, National Origin, And Gender Differentials</text:p>
          </table:table-cell>
          <table:table-cell office:value-type="string">
            <text:p>Jenny Rivera</text:p>
          </table:table-cell>
          <table:table-cell office:value-type="string">
            <text:p>14 B.C. Third World L.J. 231</text:p>
          </table:table-cell>
          <table:table-cell table:number-columns-repeated="3"/>
          <table:table-cell table:style-name="ce9" office:value-type="string">
            <text:p>In 1991, the United States Surgeon General announced that domestic violence was the single greatest cause of injury to young women. <text:s/>… Violence against women is so prevalent and widespread that in 1992 the American Medical Association (AMA) released guidelines suggesting that doctors screen women for signs of domestic violence. <text:s/>The guidelines define domestic violence as a pattern of coercion that “could include repeated battering and injury, psychological abuse, sexual assault, progressive social isolation, deprivation and intimidation.” <text:s/>These guidelines further recognize that the violence “cuts across all racial, ethnic, religious, educational and socio-economic line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3">
            <text:p>33</text:p>
          </table:table-cell>
          <table:table-cell office:value-type="float" office:value="1994">
            <text:p>1994</text:p>
          </table:table-cell>
          <table:table-cell office:value-type="string">
            <text:p>Boston University Law Review</text:p>
          </table:table-cell>
          <table:table-cell office:value-type="string">
            <text:p>The Quincy District Court Domestic Violence Prevention Program: A Model Legal Framework For Domestic Violence Intervention</text:p>
          </table:table-cell>
          <table:table-cell office:value-type="string">
            <text:p>Elena Salzman</text:p>
          </table:table-cell>
          <table:table-cell office:value-type="string">
            <text:p>74 B.U. L. Rev. 329</text:p>
          </table:table-cell>
          <table:table-cell table:number-columns-repeated="3"/>
          <table:table-cell table:style-name="ce9" office:value-type="string">
            <text:p>Program Announcement No. OCS 93-08, 58 Fed. Reg. 35,740, 35,741 (1993) (citing a Surgeon General report, which indicates that “battering is the single largest cause of injury to women in the United States”); Donna Shalala, Secretary of Health and Human Services, Keynote Address before the National Abortion Rights Action League, Mayflower Hotel, Washington, D.C. (Jan. 7, 1994) (stating that domestic violence is “the single largest cause of injury to women each year”), available in LEXIS, News Library, Fednew File.</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4">
            <text:p>34</text:p>
          </table:table-cell>
          <table:table-cell office:value-type="float" office:value="1994">
            <text:p>1994</text:p>
          </table:table-cell>
          <table:table-cell office:value-type="string">
            <text:p>Boston University Law Review</text:p>
          </table:table-cell>
          <table:table-cell office:value-type="string">
            <text:p>The Quincy District Court Domestic Violence Prevention Program: A Model Legal Framework For Domestic Violence Intervention</text:p>
          </table:table-cell>
          <table:table-cell office:value-type="string">
            <text:p>Elena Salzman</text:p>
          </table:table-cell>
          <table:table-cell office:value-type="string">
            <text:p>74 B.U. L. Rev. 329</text:p>
          </table:table-cell>
          <table:table-cell/>
          <table:table-cell office:value-type="float" office:value="1">
            <text:p>1</text:p>
          </table:table-cell>
          <table:table-cell/>
          <table:table-cell table:style-name="ce9" office:value-type="string">
            <text:p>Domestic violence is the leading cause of injury to women in the United States. <text:s/>.. See Antonia C. Novello, The Domestic Violence Issue: Hear Our Voices, Am. Med. News , Mar. 23/30, 1992, at 25 (“Domestic violence is the leading cause of injury to women ages 15-44. More common than automobile accidents, muggings and rapes combined.”);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5">
            <text:p>35</text:p>
          </table:table-cell>
          <table:table-cell office:value-type="float" office:value="1994">
            <text:p>1994</text:p>
          </table:table-cell>
          <table:table-cell office:value-type="string">
            <text:p>Boston University Law Review</text:p>
          </table:table-cell>
          <table:table-cell office:value-type="string">
            <text:p>The Quincy District Court Domestic Violence Prevention Program: A Model Legal Framework For Domestic Violence Intervention</text:p>
          </table:table-cell>
          <table:table-cell office:value-type="string">
            <text:p>Elena Salzman</text:p>
          </table:table-cell>
          <table:table-cell office:value-type="string">
            <text:p>74 B.U. L. Rev. 329</text:p>
          </table:table-cell>
          <table:table-cell/>
          <table:table-cell office:value-type="float" office:value="1">
            <text:p>1</text:p>
          </table:table-cell>
          <table:table-cell/>
          <table:table-cell table:style-name="ce9" office:value-type="string">
            <text:p>Program Announcement No. OCS 93-08, 58 Fed. Reg. 35,740, 35,741 (1993) (citing a Surgeon General report, which indicates that “battering is the single largest cause of injury to women in the United States”); Donna Shalala, Secretary of Health and Human Services, Keynote Address before the National Abortion Rights Action League, Mayflower Hotel, Washington, D.C. (Jan. 7, 1994) (stating that domestic violence is “the single largest cause of injury to women each year”), available in LEXIS, News Library, Fednew File.</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6">
            <text:p>36</text:p>
          </table:table-cell>
          <table:table-cell office:value-type="float" office:value="1994">
            <text:p>1994</text:p>
          </table:table-cell>
          <table:table-cell office:value-type="string">
            <text:p>California Regulatory Law Reporter</text:p>
          </table:table-cell>
          <table:table-cell office:value-type="string">
            <text:p>Senate Office Of Research</text:p>
          </table:table-cell>
          <table:table-cell/>
          <table:table-cell office:value-type="string">
            <text:p>14-FALL Cal. Reg. L. Rep. 27</text:p>
          </table:table-cell>
          <table:table-cell table:number-columns-repeated="3"/>
          <table:table-cell office:value-type="string">
            <text:p>The victims of domestic violence are overwhelmingly female; in 1992, the U.S. Surgeon General ranked physical abuse by husbands and boyfriends as the leading cause of injuries to women aged 15-44.</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7">
            <text:p>37</text:p>
          </table:table-cell>
          <table:table-cell office:value-type="float" office:value="1994">
            <text:p>1994</text:p>
          </table:table-cell>
          <table:table-cell office:value-type="string">
            <text:p>Case Western Reserve Journal of International Law</text:p>
          </table:table-cell>
          <table:table-cell office:value-type="string">
            <text:p>Legal Remedies For Domestic Violence In Chile And The United States: Cultural Relativism, Myths, And Realities</text:p>
          </table:table-cell>
          <table:table-cell office:value-type="string">
            <text:p>Katherine M. Culliton</text:p>
          </table:table-cell>
          <table:table-cell office:value-type="string">
            <text:p>26 Case W. Res. J. Int'l L. 183</text:p>
          </table:table-cell>
          <table:table-cell table:number-columns-repeated="3"/>
          <table:table-cell office:value-type="string">
            <text:p>Domestic violence is the leading cause of injury among women in the United States, as about one-third of the women treated in emergency rooms are treated for injuries resulting from domestic violence.</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8">
            <text:p>38</text:p>
          </table:table-cell>
          <table:table-cell office:value-type="float" office:value="1994">
            <text:p>1994</text:p>
          </table:table-cell>
          <table:table-cell office:value-type="string">
            <text:p>Case Western Reserve Journal of International Law</text:p>
          </table:table-cell>
          <table:table-cell office:value-type="string">
            <text:p>Legal Remedies For Domestic Violence In Chile And The United States: Cultural Relativism, Myths, And Realities</text:p>
          </table:table-cell>
          <table:table-cell office:value-type="string">
            <text:p>Katherine M. Culliton</text:p>
          </table:table-cell>
          <table:table-cell office:value-type="string">
            <text:p>26 Case W. Res. J. Int'l L. 183</text:p>
          </table:table-cell>
          <table:table-cell table:number-columns-repeated="3"/>
          <table:table-cell office:value-type="string">
            <text:p>See also Violence Against Women Act of 1991, S. Rep. No. 197, 102d Cong., 1st Sess. 36 n.10 (1991) (quoting former Surgeon General Everett C. Koop's 1989 statement that battering is “the single largest cause of injury to women in the United State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9">
            <text:p>39</text:p>
          </table:table-cell>
          <table:table-cell office:value-type="float" office:value="1994">
            <text:p>1994</text:p>
          </table:table-cell>
          <table:table-cell office:value-type="string">
            <text:p>Colorado Lawyer</text:p>
          </table:table-cell>
          <table:table-cell office:value-type="string">
            <text:p>1994 Legislature Strengthens Domestic Violence Protective Orders</text:p>
          </table:table-cell>
          <table:table-cell office:value-type="string">
            <text:p>Melody K. Fuller and Janet L. Stansberry</text:p>
          </table:table-cell>
          <table:table-cell office:value-type="string">
            <text:p>23 Colo. Law. 2327</text:p>
          </table:table-cell>
          <table:table-cell/>
          <table:table-cell office:value-type="float" office:value="1">
            <text:p>1</text:p>
          </table:table-cell>
          <table:table-cell/>
          <table:table-cell office:value-type="string">
            <text:p>Domestic violence is the single largest cause of injury to women in the United States, more common than auto accidents, muggings and rapes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40">
            <text:p>40</text:p>
          </table:table-cell>
          <table:table-cell office:value-type="float" office:value="1994">
            <text:p>1994</text:p>
          </table:table-cell>
          <table:table-cell office:value-type="string">
            <text:p>DePaul Law Review</text:p>
          </table:table-cell>
          <table:table-cell office:value-type="string">
            <text:p><text:s/>Mandatory Arrest Of Domestic Abusers: Panacea Or Perpetuation Of The Problem Of Abuse?</text:p>
          </table:table-cell>
          <table:table-cell office:value-type="string">
            <text:p>Donna M. Welch</text:p>
          </table:table-cell>
          <table:table-cell office:value-type="string">
            <text:p>43 DePaul L. Rev. 1133</text:p>
          </table:table-cell>
          <table:table-cell/>
          <table:table-cell office:value-type="float" office:value="1">
            <text:p>1</text:p>
          </table:table-cell>
          <table:table-cell/>
          <table:table-cell table:style-name="ce9" office:value-type="string">
            <text:p>Domestic violence remains a leading cause of death and injury among women. <text:s/>In 1992, for example, injuries from domestic violence exceeded the combined number of injuries to women caused by auto accidents, rapes, and muggings during the year. <text:s/>Current estimates suggest that as many as six million women are the victims of domestic violence each year. .. In light of the fact that domestic violence poses a greater threat to women than any other violent crime, and in consideration of the fact that this crime is the leading cause of injury among women, this trade-off regarding jail space should be mandat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41">
            <text:p>41</text:p>
          </table:table-cell>
          <table:table-cell office:value-type="float" office:value="1994">
            <text:p>1994</text:p>
          </table:table-cell>
          <table:table-cell office:value-type="string">
            <text:p>Family Law Quarterly</text:p>
          </table:table-cell>
          <table:table-cell office:value-type="string">
            <text:p>Beyond The Normal Ebb And Flow...Infliction Of Emotional Distress In Domestic Violence Cases</text:p>
          </table:table-cell>
          <table:table-cell office:value-type="string">
            <text:p>Leonard Karp and Cheryl L. Karp</text:p>
          </table:table-cell>
          <table:table-cell office:value-type="string">
            <text:p>28 Fam. L.Q. 389</text:p>
          </table:table-cell>
          <table:table-cell table:number-columns-repeated="3"/>
          <table:table-cell table:style-name="ce9" office:value-type="string">
            <text:p>In 1992 domestic violence was the leading cause of injuries to women aged fifteen to forty-four. <text:s/>According to the National Coalition Against Domestic Violence, 3 to 4 million women are battered every year in this country, which amounts to one every fifteen seconds. The true incidence of spousal abuse may be higher than reported since many people are reluctant to reveal violence in their families to researchers and since most of the interviewees were in intact familie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42">
            <text:p>42</text:p>
          </table:table-cell>
          <table:table-cell office:value-type="float" office:value="1994">
            <text:p>1994</text:p>
          </table:table-cell>
          <table:table-cell office:value-type="string">
            <text:p>Fordham Law Review</text:p>
          </table:table-cell>
          <table:table-cell office:value-type="string">
            <text:p>No-Drop Policies In The Prosecution Of Domestic Violence Cases: Guarantee To Action Or Dangerous Solution?</text:p>
          </table:table-cell>
          <table:table-cell office:value-type="string">
            <text:p>Angela Corsilles</text:p>
          </table:table-cell>
          <table:table-cell office:value-type="string">
            <text:p>63 Fordham L. Rev. 853</text:p>
          </table:table-cell>
          <table:table-cell/>
          <table:table-cell office:value-type="float" office:value="1">
            <text:p>1</text:p>
          </table:table-cell>
          <table:table-cell/>
          <table:table-cell table:style-name="ce9" office:value-type="string">
            <text:p>Woman battering is the leading cause of injury to women ages 15 to 44, Antonia C. Novello, From the Surgeon General, U.S. Public Health Service, 267 JAMA 3132, 3132 (1992), and accounts for more injury episodes than auto accidents, muggings, and rape combined, Evan Stark and Anne H. Flitcraft, Spouse Abuse, in Violence in America: A Public Health Approach 123, 139 (Mark L. Rosenberg &amp; Mary Ann Fenley eds., 1991).</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43">
            <text:p>43</text:p>
          </table:table-cell>
          <table:table-cell office:value-type="float" office:value="1994">
            <text:p>1994</text:p>
          </table:table-cell>
          <table:table-cell office:value-type="string">
            <text:p>Golden Gate University Law Review</text:p>
          </table:table-cell>
          <table:table-cell office:value-type="string">
            <text:p>Reforms To Criminal Defense Instructions: New Patterned Jury Instructions Which Account For The Experience Of The Battered Woman Who Kills Her Battering Mate</text:p>
          </table:table-cell>
          <table:table-cell office:value-type="string">
            <text:p>Deborrah Ann Klis</text:p>
          </table:table-cell>
          <table:table-cell office:value-type="string">
            <text:p>24 Golden Gate U. L. Rev. 131</text:p>
          </table:table-cell>
          <table:table-cell/>
          <table:table-cell office:value-type="float" office:value="1">
            <text:p>1</text:p>
          </table:table-cell>
          <table:table-cell/>
          <table:table-cell table:style-name="ce9" office:value-type="string">
            <text:p>The Surgeon General indicates that domestic violence is one of the leading causes of injury to women. <text:s/>In fact, recent commentary suggests that more American women, whether rich or poor, are injured by the men in their lives than by car accidents, muggings and rape combined. <text:s/>Most women do not strike back. ... From the Surgeon General, U.S. Public Health Service, 267 JAMA 3132, 3132 (1992) (noting that “a recent study found violence to be the ‘leading cause of injuries to women ages 15 through 44 years'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44">
            <text:p>44</text:p>
          </table:table-cell>
          <table:table-cell office:value-type="float" office:value="1994">
            <text:p>1994</text:p>
          </table:table-cell>
          <table:table-cell office:value-type="string">
            <text:p>Hamline Journal of Public Law and Policy</text:p>
          </table:table-cell>
          <table:table-cell office:value-type="string">
            <text:p>Impressions Of A Public Policy Initiative</text:p>
          </table:table-cell>
          <table:table-cell office:value-type="string">
            <text:p>Evelina Giobbe and Sue Gibel</text:p>
          </table:table-cell>
          <table:table-cell office:value-type="string">
            <text:p>16 Hamline J. Pub. L. &amp; Pol'y 1</text:p>
          </table:table-cell>
          <table:table-cell table:number-columns-repeated="3"/>
          <table:table-cell office:value-type="string">
            <text:p>Although battering is the leading cause of injury to women, <text:s/>twothirds of women fleeing abusive relationships are turned away from battered women's shelters due to lack of space.</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45">
            <text:p>45</text:p>
          </table:table-cell>
          <table:table-cell office:value-type="float" office:value="1994">
            <text:p>1994</text:p>
          </table:table-cell>
          <table:table-cell office:value-type="string">
            <text:p>Hamline Law Review</text:p>
          </table:table-cell>
          <table:table-cell office:value-type="string">
            <text:p><text:s/>Broken Promises: A Call For Witness Tampering Sanctions In Cases Of Child And Domestic Abuse</text:p>
          </table:table-cell>
          <table:table-cell office:value-type="string">
            <text:p>Victor I. Vieth</text:p>
          </table:table-cell>
          <table:table-cell office:value-type="string">
            <text:p>18 Hamline L. Rev. 181</text:p>
          </table:table-cell>
          <table:table-cell table:number-columns-repeated="3"/>
          <table:table-cell office:value-type="string">
            <text:p>The United States Surgeon General cites domestic violence as the leading cause of bodily injury to American women.</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46">
            <text:p>46</text:p>
          </table:table-cell>
          <table:table-cell office:value-type="float" office:value="1994">
            <text:p>1994</text:p>
          </table:table-cell>
          <table:table-cell office:value-type="string">
            <text:p>Harvard Law Review</text:p>
          </table:table-cell>
          <table:table-cell office:value-type="string">
            <text:p>Feminism And The State</text:p>
          </table:table-cell>
          <table:table-cell office:value-type="string">
            <text:p>Deborah L. Rhode</text:p>
          </table:table-cell>
          <table:table-cell office:value-type="string">
            <text:p>107 Harv. L. Rev. 1181</text:p>
          </table:table-cell>
          <table:table-cell table:number-columns-repeated="3"/>
          <table:table-cell table:style-name="ce9" office:value-type="string">
            <text:p><text:s/>Recent surveys estimate that as many as four million women are victims of domestic violence each year and that three quarters of all women will suffer some violent incident in their lifetime. <text:s/>Brutality by a spouse or a partner is the greatest cause of injury to women, and cuts across lines of race, ethnicity, class, and sexual orientation.</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47">
            <text:p>47</text:p>
          </table:table-cell>
          <table:table-cell office:value-type="float" office:value="1994">
            <text:p>1994</text:p>
          </table:table-cell>
          <table:table-cell office:value-type="string">
            <text:p>Harvard Law Review</text:p>
          </table:table-cell>
          <table:table-cell office:value-type="string">
            <text:p>Feminism And The State</text:p>
          </table:table-cell>
          <table:table-cell office:value-type="string">
            <text:p>Deborah L. Rhode</text:p>
          </table:table-cell>
          <table:table-cell office:value-type="string">
            <text:p>107 Harv. L. Rev. 1181</text:p>
          </table:table-cell>
          <table:table-cell table:number-columns-repeated="3"/>
          <table:table-cell office:value-type="string">
            <text:p>Antonio C. Novello, A Medical Response to Domestic Violence, 267 JAMA 3132, 3132 (1992) (noting that battering is the leading cause of injury to women ages 15-44).</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48">
            <text:p>48</text:p>
          </table:table-cell>
          <table:table-cell office:value-type="float" office:value="1994">
            <text:p>1994</text:p>
          </table:table-cell>
          <table:table-cell office:value-type="string">
            <text:p>Journal of Health Politics, Policy &amp; Law</text:p>
          </table:table-cell>
          <table:table-cell office:value-type="string">
            <text:p>A Gender Analysis Of Policy Formation: The Case Of Fetal Abuse</text:p>
          </table:table-cell>
          <table:table-cell office:value-type="string">
            <text:p>Jean Reith Schroedel and Paul Peretz</text:p>
          </table:table-cell>
          <table:table-cell office:value-type="string">
            <text:p>19 J. Health Pol. Pol'y &amp; L. 335</text:p>
          </table:table-cell>
          <table:table-cell table:number-columns-repeated="3"/>
          <table:table-cell table:style-name="ce9" office:value-type="string">
            <text:p>A report from the surgeon general indicated that 2 to 4 million women are physically abused by their partners every year and that domestic violence is the leading cause of injury to women between fifteen and forty-four years of age (Novello et al. 1992: 3132.)</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49">
            <text:p>49</text:p>
          </table:table-cell>
          <table:table-cell office:value-type="float" office:value="1994">
            <text:p>1994</text:p>
          </table:table-cell>
          <table:table-cell office:value-type="string">
            <text:p>Journal of Law &amp; Policy</text:p>
          </table:table-cell>
          <table:table-cell office:value-type="string">
            <text:p>The Battered Woman And Homelessness</text:p>
          </table:table-cell>
          <table:table-cell office:value-type="string">
            <text:p>Gretchen P. Mullins</text:p>
          </table:table-cell>
          <table:table-cell office:value-type="string">
            <text:p>3 J.L. &amp; Pol'y 237</text:p>
          </table:table-cell>
          <table:table-cell table:number-columns-repeated="3"/>
          <table:table-cell office:value-type="string">
            <text:p>The Surgeon General has determined that battering constitutes one of the leading causes of injury to women in the United State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50">
            <text:p>50</text:p>
          </table:table-cell>
          <table:table-cell office:value-type="float" office:value="1994">
            <text:p>1994</text:p>
          </table:table-cell>
          <table:table-cell office:value-type="string">
            <text:p>Journal of Law &amp; Policy</text:p>
          </table:table-cell>
          <table:table-cell office:value-type="string">
            <text:p><text:s/>Discretionary Justice: A Legal And Policy Analysis Of A Governor'S Use Of The Clemency Power In The Cases Of Incarcerated Battered Women</text:p>
          </table:table-cell>
          <table:table-cell office:value-type="string">
            <text:p>Linda L. Ammons</text:p>
          </table:table-cell>
          <table:table-cell office:value-type="string">
            <text:p>3 J.L. &amp; Pol'y 1</text:p>
          </table:table-cell>
          <table:table-cell table:number-columns-repeated="3"/>
          <table:table-cell table:style-name="ce9" office:value-type="string">
            <text:p>The June 17, 1991 edition of the Journal of the American Medical Association (“ JAMA”) included several articles devoted to the topic of domestic violence. <text:s/>JAMA's studies stated that the leading cause of injury for women, ages fifteen to forty-four is domestic violence.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51">
            <text:p>51</text:p>
          </table:table-cell>
          <table:table-cell office:value-type="float" office:value="1994">
            <text:p>1994</text:p>
          </table:table-cell>
          <table:table-cell office:value-type="string">
            <text:p>Journal of the American Academy of Matrimonial Lawyers</text:p>
          </table:table-cell>
          <table:table-cell office:value-type="string">
            <text:p>Remedies For Domestic Violence: A Continuing Challenge</text:p>
          </table:table-cell>
          <table:table-cell office:value-type="string">
            <text:p>Edward S. Snyder</text:p>
          </table:table-cell>
          <table:table-cell office:value-type="string">
            <text:p>12 J. Am. Acad. Matrim. Law. 335</text:p>
          </table:table-cell>
          <table:table-cell table:number-columns-repeated="3"/>
          <table:table-cell table:style-name="ce9" office:value-type="string">
            <text:p>Indeed, the statistics are staggering. Spousal abuse ranks as the single greatest cause of violent injury to women in the United States. <text:s/>Annually, two to four million women are battered by male partners, <text:s/>yet even this disturbing figure probably does not reveal the true extent of the problem, as domestic violence is commonly recognized as one of the most under-reported crimes in the nation.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52">
            <text:p>52</text:p>
          </table:table-cell>
          <table:table-cell office:value-type="float" office:value="1994">
            <text:p>1994</text:p>
          </table:table-cell>
          <table:table-cell office:value-type="string">
            <text:p>Journal of the American Academy of Matrimonial Lawyers</text:p>
          </table:table-cell>
          <table:table-cell office:value-type="string">
            <text:p>Spousal Infliction Of Emotional Distress . . . Beyond The Normal Ebb And Flow Of Married Life</text:p>
          </table:table-cell>
          <table:table-cell office:value-type="string">
            <text:p>Leonard Karp</text:p>
          </table:table-cell>
          <table:table-cell office:value-type="string">
            <text:p>12 J. Am. Acad. Matrim. Law. 309</text:p>
          </table:table-cell>
          <table:table-cell/>
          <table:table-cell office:value-type="float" office:value="1">
            <text:p>1</text:p>
          </table:table-cell>
          <table:table-cell/>
          <table:table-cell table:style-name="ce9" office:value-type="string">
            <text:p>Domestic violence is the leading cause of injuries to women aged 15 - 44. <text:s/>Spouse abuse is more common than automobile accidents, muggings, and cancer deaths combined. <text:s/>As alarming as this may seem, the true incidence of spousal abuse may be substantially greater than the reported statistics show, since many people are reluctant to reveal violence in their families to researcher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53">
            <text:p>53</text:p>
          </table:table-cell>
          <table:table-cell office:value-type="float" office:value="1994">
            <text:p>1994</text:p>
          </table:table-cell>
          <table:table-cell office:value-type="string">
            <text:p>Marquette Law Review</text:p>
          </table:table-cell>
          <table:table-cell office:value-type="string">
            <text:p>Domestic Violence And The State: Responses To And Rationales For Spousal Battering, Marital Rape &amp; Stalking</text:p>
          </table:table-cell>
          <table:table-cell office:value-type="string">
            <text:p>Katherine M. Schelong</text:p>
          </table:table-cell>
          <table:table-cell office:value-type="string">
            <text:p>78 Marq. L. Rev. 79</text:p>
          </table:table-cell>
          <table:table-cell/>
          <table:table-cell office:value-type="float" office:value="1">
            <text:p>1</text:p>
          </table:table-cell>
          <table:table-cell/>
          <table:table-cell table:style-name="ce9" office:value-type="string">
            <text:p>Domestic violence is the single greatest cause of injury to women each year. <text:s/>“More women are admitted to emergency rooms after being battered by their partners than are treated for muggings, car accidents and rapes combined.” <text:s/>In addition, the severity of injuries inflicted upon victims of spousal assault is significantly greater than the injuries sustained by victims of assaults by stranger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54">
            <text:p>54</text:p>
          </table:table-cell>
          <table:table-cell office:value-type="float" office:value="1994">
            <text:p>1994</text:p>
          </table:table-cell>
          <table:table-cell office:value-type="string">
            <text:p>Michigan Bar Journal</text:p>
          </table:table-cell>
          <table:table-cell office:value-type="string">
            <text:p>Judges And Domestic Violence: We Can Save Lives</text:p>
          </table:table-cell>
          <table:table-cell office:value-type="string">
            <text:p>Hon. Edward Sosnick</text:p>
          </table:table-cell>
          <table:table-cell office:value-type="string">
            <text:p>73 Mich. B.J. 918</text:p>
          </table:table-cell>
          <table:table-cell/>
          <table:table-cell office:value-type="float" office:value="1">
            <text:p>1</text:p>
          </table:table-cell>
          <table:table-cell/>
          <table:table-cell table:style-name="ce9" office:value-type="string">
            <text:p>Annually in the United States, three to four million women are victims of domestic violence. Battering is the single greatest cause of injury to women in the United States, including more than car accidents, muggings and rapes combined. Battering accounts for 20% of all medical visits by women and 30% of all emergency room visit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55">
            <text:p>55</text:p>
          </table:table-cell>
          <table:table-cell office:value-type="float" office:value="1994">
            <text:p>1994</text:p>
          </table:table-cell>
          <table:table-cell office:value-type="string">
            <text:p>Michigan Bar Journal</text:p>
          </table:table-cell>
          <table:table-cell office:value-type="string">
            <text:p>Lawyers And Domestic Violence</text:p>
          </table:table-cell>
          <table:table-cell office:value-type="string">
            <text:p>Dawn Van Hoek</text:p>
          </table:table-cell>
          <table:table-cell office:value-type="string">
            <text:p>73 Mich. B.J. 895</text:p>
          </table:table-cell>
          <table:table-cell table:number-columns-repeated="3"/>
          <table:table-cell office:value-type="string">
            <text:p>For American women, beatings are the leading cause of injury.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56">
            <text:p>56</text:p>
          </table:table-cell>
          <table:table-cell office:value-type="float" office:value="1994">
            <text:p>1994</text:p>
          </table:table-cell>
          <table:table-cell office:value-type="string">
            <text:p>Nevada Lawyer</text:p>
          </table:table-cell>
          <table:table-cell office:value-type="string">
            <text:p>Women Lawyers: Breaking In And Breaking Ground</text:p>
          </table:table-cell>
          <table:table-cell office:value-type="string">
            <text:p>Christine Cendagorta</text:p>
          </table:table-cell>
          <table:table-cell office:value-type="string">
            <text:p>2-JUL Nev. Law. 13</text:p>
          </table:table-cell>
          <table:table-cell table:number-columns-repeated="3"/>
          <table:table-cell table:style-name="ce9" office:value-type="string">
            <text:p>The City Attorney's office vigorously prosecutes domestic violence cases and has a victim advocate on staff who helps prepare victims for the case “Domestic violence is the leading cause of death and injury to women,” she says, and her program's goal is to break the cycle of violence.</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57">
            <text:p>57</text:p>
          </table:table-cell>
          <table:table-cell office:value-type="float" office:value="1994">
            <text:p>1994</text:p>
          </table:table-cell>
          <table:table-cell office:value-type="string">
            <text:p>New England Law Review</text:p>
          </table:table-cell>
          <table:table-cell office:value-type="string">
            <text:p>Must We Stop Arresting Batterers?: Analysis And Policy Implications Of New Police Domestic Violence Studies</text:p>
          </table:table-cell>
          <table:table-cell office:value-type="string">
            <text:p>Joan Zorza</text:p>
          </table:table-cell>
          <table:table-cell office:value-type="string">
            <text:p>28 New Eng. L. Rev. 929</text:p>
          </table:table-cell>
          <table:table-cell table:number-columns-repeated="3"/>
          <table:table-cell office:value-type="string">
            <text:p>The United States Surgeon General reports that battering is the single largest cause of injury to women, accounting for one-fifth of all hospital emergency room case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58">
            <text:p>58</text:p>
          </table:table-cell>
          <table:table-cell office:value-type="float" office:value="1994">
            <text:p>1994</text:p>
          </table:table-cell>
          <table:table-cell office:value-type="string">
            <text:p>New England Law Review</text:p>
          </table:table-cell>
          <table:table-cell office:value-type="string">
            <text:p><text:s/>Battered Women Who Act Under Duress</text:p>
          </table:table-cell>
          <table:table-cell office:value-type="string">
            <text:p>Beth I.Z. Boland</text:p>
          </table:table-cell>
          <table:table-cell office:value-type="string">
            <text:p>28 New Eng. L. Rev. 603</text:p>
          </table:table-cell>
          <table:table-cell/>
          <table:table-cell office:value-type="float" office:value="1">
            <text:p>1</text:p>
          </table:table-cell>
          <table:table-cell/>
          <table:table-cell table:style-name="ce9" office:value-type="string">
            <text:p>Some estimates indicate that as many as four million women are battered every year. <text:s/>Violence is the leading cause of injuries to women ages fifteen to forty-four years; <text:s/>more American women are injured by their male partners than by car accidents, muggings, and rape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59">
            <text:p>59</text:p>
          </table:table-cell>
          <table:table-cell office:value-type="float" office:value="1994">
            <text:p>1994</text:p>
          </table:table-cell>
          <table:table-cell office:value-type="string">
            <text:p>Pacific Law Journal</text:p>
          </table:table-cell>
          <table:table-cell office:value-type="string">
            <text:p>Borelli V. Brusseau: Must A Spouse Also Be A Registered Nurse? A Feminist Critique</text:p>
          </table:table-cell>
          <table:table-cell office:value-type="string">
            <text:p>Wendy L. Hillger</text:p>
          </table:table-cell>
          <table:table-cell office:value-type="string">
            <text:p>25 Pac. L.J. 1387</text:p>
          </table:table-cell>
          <table:table-cell table:number-columns-repeated="3"/>
          <table:table-cell table:style-name="ce9" office:value-type="string">
            <text:p>Though domestic violence is not condoned explicitly by the law today, domestic violence is still prevalent. Ross, supra note 6, at 154. In the United States, domestic violence is the greatest cause of injury to women, with 20% of emergency room visits by women the result of injuries caused by battering, and 31% of all female homicide victims in 1988 killed by their husbands or boyfriends. Id.; see Diana Griego Erwin, Bobbitt Case an Expose of Domestic Abuse, Sacramento Bee, Jan. 25, 1994, at A2 (noting that in California in 1992, police responded to 248,828 domestic violence calls, and that more than one million American women a year are forcibly raped by their husband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60">
            <text:p>60</text:p>
          </table:table-cell>
          <table:table-cell office:value-type="float" office:value="1994">
            <text:p>1994</text:p>
          </table:table-cell>
          <table:table-cell office:value-type="string">
            <text:p>Southern California Review of Law and Women's Studies</text:p>
          </table:table-cell>
          <table:table-cell office:value-type="string">
            <text:p>Abused Women Abused By The Law: The Plight Of Battered Women In California And A Proposal For Revising The California Self-Defense Law</text:p>
          </table:table-cell>
          <table:table-cell office:value-type="string">
            <text:p>Kym C. Miller</text:p>
          </table:table-cell>
          <table:table-cell office:value-type="string">
            <text:p>3 S. Cal. Rev. L. &amp; Women's Stud. 303</text:p>
          </table:table-cell>
          <table:table-cell/>
          <table:table-cell office:value-type="float" office:value="1">
            <text:p>1</text:p>
          </table:table-cell>
          <table:table-cell/>
          <table:table-cell table:style-name="ce9" office:value-type="string">
            <text:p>Battering is the single largest cause of serious injury to women in America; physical attacks on women by their partners result in more injuries requiring medical treatment than rapes, muggings, and auto accidents combined. <text:s/>Over 50% of the female population will be battered at some time in their lives, and more than a third will be repeatedly abused every year. <text:s/>Although the figures on domestic violence are shocking, they may seriously underestimate the problem since many women do not report incidents involving physical abuse by their male partners to the authoritie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61">
            <text:p>61</text:p>
          </table:table-cell>
          <table:table-cell office:value-type="float" office:value="1994">
            <text:p>1994</text:p>
          </table:table-cell>
          <table:table-cell office:value-type="string">
            <text:p>Texas Law Review</text:p>
          </table:table-cell>
          <table:table-cell office:value-type="string">
            <text:p>Unwed Fathers And Adoption: A Theoretical Analysis In Context</text:p>
          </table:table-cell>
          <table:table-cell office:value-type="string">
            <text:p>Deborah L. Forman</text:p>
          </table:table-cell>
          <table:table-cell office:value-type="string">
            <text:p>72 Tex.L.Rev. 967</text:p>
          </table:table-cell>
          <table:table-cell table:number-columns-repeated="3"/>
          <table:table-cell table:style-name="ce9" office:value-type="string">
            <text:p>Domestic violence, like rape, has been identified as a form of sexual terrorism, see supra note 367, that causes tremendous physical and psychological harm. See Joan Zorza, The Criminal Law of Misdemeanor Domestic Violence, 1970-1990, 83 J. CRIM. L. &amp; CRIMINOLOGY 46, 46 (1992) (“The U.S. Surgeon General found that battering of women by husbands, ex-husbands or lovers ‘is the single largest cause of injury to women in the United States,’ accounting for one-fifth of all hospital emergency room case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62">
            <text:p>62</text:p>
          </table:table-cell>
          <table:table-cell office:value-type="float" office:value="1994">
            <text:p>1994</text:p>
          </table:table-cell>
          <table:table-cell office:value-type="string">
            <text:p>Vermont Law Review</text:p>
          </table:table-cell>
          <table:table-cell office:value-type="string">
            <text:p>Closing The Loophole: Vermont'S Legislative Response To Stalking</text:p>
          </table:table-cell>
          <table:table-cell office:value-type="string">
            <text:p>Lisa Nolen Birmingham</text:p>
          </table:table-cell>
          <table:table-cell office:value-type="string">
            <text:p>18 Vt. L. Rev. 477</text:p>
          </table:table-cell>
          <table:table-cell/>
          <table:table-cell office:value-type="float" office:value="1">
            <text:p>1</text:p>
          </table:table-cell>
          <table:table-cell/>
          <table:table-cell table:style-name="ce9" office:value-type="string">
            <text:p>Intimate abuse results in more injuries that require medical treatment than rape, automobile accidents, and muggings combined. <text:s/>Intimate violence is the second most common cause of injury to women overall, and the leading cause of injury to women ages fifteen to forty-four. <text:s/>An estimated three to four million American women are abused every year.</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63">
            <text:p>63</text:p>
          </table:table-cell>
          <table:table-cell office:value-type="float" office:value="1994">
            <text:p>1994</text:p>
          </table:table-cell>
          <table:table-cell office:value-type="string">
            <text:p>West Virginia Law Review</text:p>
          </table:table-cell>
          <table:table-cell office:value-type="string">
            <text:p>Batterers Beware: West Virginia Responds To Domestic Violence With The Probable Cause Warrantless Arrest Statute</text:p>
          </table:table-cell>
          <table:table-cell office:value-type="string">
            <text:p>Toni L. Harvey</text:p>
          </table:table-cell>
          <table:table-cell office:value-type="string">
            <text:p>97 W. Va. L. Rev. 181</text:p>
          </table:table-cell>
          <table:table-cell table:number-columns-repeated="3"/>
          <table:table-cell office:value-type="string">
            <text:p>See also W. VA. COALITION AGAINST DOMESTIC VIOLENCE, DOMESTIC VIOLENCE IN THE NATION AND IN THE STATE OF WEST VlRGINIA 1 (n.d.) (“battering is the single largest cause of injury to women in the United State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64">
            <text:p>64</text:p>
          </table:table-cell>
          <table:table-cell office:value-type="float" office:value="1994">
            <text:p>1994</text:p>
          </table:table-cell>
          <table:table-cell office:value-type="string">
            <text:p>William &amp; Mary Journal of Women and the Law</text:p>
          </table:table-cell>
          <table:table-cell office:value-type="string">
            <text:p>Abortion And Violence</text:p>
          </table:table-cell>
          <table:table-cell office:value-type="string">
            <text:p>Ruth Colker</text:p>
          </table:table-cell>
          <table:table-cell office:value-type="string">
            <text:p>1 Wm. &amp; Mary J. Women &amp; L. 93</text:p>
          </table:table-cell>
          <table:table-cell/>
          <table:table-cell office:value-type="float" office:value="1">
            <text:p>1</text:p>
          </table:table-cell>
          <table:table-cell/>
          <table:table-cell table:style-name="ce9" office:value-type="string">
            <text:p>[Domestic violence] is the single largest cause of injury to women in the United States - more common than automobile accidents, muggings, and rapes combined. <text:s/>… Violence against women presents a serious health threat to women. “It is the single largest cause of injury to women in the United States,” affecting up to one-fourth of all families.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65">
            <text:p>65</text:p>
          </table:table-cell>
          <table:table-cell office:value-type="float" office:value="1994">
            <text:p>1994</text:p>
          </table:table-cell>
          <table:table-cell office:value-type="string">
            <text:p>William &amp; Mary Journal of Women and the Law</text:p>
          </table:table-cell>
          <table:table-cell office:value-type="string">
            <text:p>A Search For Solutions: Evaluating The Latest Anti-Stalking Developments And The National Institute Of Justice Model Stalking Code</text:p>
          </table:table-cell>
          <table:table-cell office:value-type="string">
            <text:p>Kimberly A. Tolhurst</text:p>
          </table:table-cell>
          <table:table-cell office:value-type="string">
            <text:p>1 Wm. &amp; Mary J. Women &amp; L. 269</text:p>
          </table:table-cell>
          <table:table-cell table:number-columns-repeated="3"/>
          <table:table-cell office:value-type="string">
            <text:p>Beatings by men are the leading cause of injury for American women.</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66">
            <text:p>66</text:p>
          </table:table-cell>
          <table:table-cell office:value-type="float" office:value="1995">
            <text:p>1995</text:p>
          </table:table-cell>
          <table:table-cell office:value-type="string">
            <text:p>Albany Law Review</text:p>
          </table:table-cell>
          <table:table-cell office:value-type="string">
            <text:p>Domestic Violence And Health Care: An Ongoing Dilemma</text:p>
          </table:table-cell>
          <table:table-cell office:value-type="string">
            <text:p>Jennifer Robertson</text:p>
          </table:table-cell>
          <table:table-cell office:value-type="string">
            <text:p>58 Alb. L. Rev. 1193</text:p>
          </table:table-cell>
          <table:table-cell table:number-columns-repeated="3"/>
          <table:table-cell table:style-name="ce9" office:value-type="string">
            <text:p>In 1988, the Surgeon General indicated that the leading cause of injury to adult women was violence against women. In 1992, violence against women was still the leading cause of injury to women between the ages of 15 and 44. Staff of Senate Comm. on the Judiciary, 102d Cong., 2d Sess., Violence Against Women 3 (Comm. Print 1992).</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67">
            <text:p>67</text:p>
          </table:table-cell>
          <table:table-cell office:value-type="float" office:value="1995">
            <text:p>1995</text:p>
          </table:table-cell>
          <table:table-cell office:value-type="string">
            <text:p>Arkansas Lawyer</text:p>
          </table:table-cell>
          <table:table-cell office:value-type="string">
            <text:p>Letting An Old “Family Secret” Out Of The Closet</text:p>
          </table:table-cell>
          <table:table-cell office:value-type="string">
            <text:p>Sandy Moll</text:p>
          </table:table-cell>
          <table:table-cell office:value-type="string">
            <text:p>29-SUM Ark. Law. 20</text:p>
          </table:table-cell>
          <table:table-cell/>
          <table:table-cell office:value-type="float" office:value="1">
            <text:p>1</text:p>
          </table:table-cell>
          <table:table-cell/>
          <table:table-cell office:value-type="string">
            <text:p>Domestic violence is the leading cause of injury to women in the United States. … Research findings suggest that domestic violence results in more injuries that required medical treatment than rape, auto accidents, and muggings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68">
            <text:p>68</text:p>
          </table:table-cell>
          <table:table-cell office:value-type="float" office:value="1995">
            <text:p>1995</text:p>
          </table:table-cell>
          <table:table-cell office:value-type="string">
            <text:p>Columbia Journal of Gender and Law</text:p>
          </table:table-cell>
          <table:table-cell office:value-type="string">
            <text:p>Puerto Rico'S Domestic Violence Prevention And Intervention Law And The United States Violence Against Women Act Of 1994: The Limitations Of Legislative Responses</text:p>
          </table:table-cell>
          <table:table-cell office:value-type="string">
            <text:p>Penny Rivera</text:p>
          </table:table-cell>
          <table:table-cell office:value-type="string">
            <text:p>5 Colum. J. Gender &amp; L. 78</text:p>
          </table:table-cell>
          <table:table-cell table:number-columns-repeated="3"/>
          <table:table-cell office:value-type="string">
            <text:p>Indeed, in 1991, the United States Surgeon General announced that domestic violence is the second leading cause of injury to women.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69">
            <text:p>69</text:p>
          </table:table-cell>
          <table:table-cell office:value-type="float" office:value="1995">
            <text:p>1995</text:p>
          </table:table-cell>
          <table:table-cell office:value-type="string">
            <text:p>Criminal Justice</text:p>
          </table:table-cell>
          <table:table-cell office:value-type="string">
            <text:p>Mandatory Arrest For Domestic Violence Why It May Prove The Best First Step In Curbing Repeat Abuse</text:p>
          </table:table-cell>
          <table:table-cell office:value-type="string">
            <text:p>Joan Zorza</text:p>
          </table:table-cell>
          <table:table-cell office:value-type="string">
            <text:p>10-FALL Crim. Just. 2</text:p>
          </table:table-cell>
          <table:table-cell table:number-columns-repeated="3"/>
          <table:table-cell table:style-name="ce9" office:value-type="string">
            <text:p>In the United States, 3.9 million women are battered every year, often severely and repeatedly, by current and former husbands and lovers. In fact, the U.S. Surgeon General has found this type of battering to be the single greatest cause of injury to women, accounting for more than one-fifth of all hospital emergency room visit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70">
            <text:p>70</text:p>
          </table:table-cell>
          <table:table-cell office:value-type="float" office:value="1995">
            <text:p>1995</text:p>
          </table:table-cell>
          <table:table-cell office:value-type="string">
            <text:p>Emory Law Journal</text:p>
          </table:table-cell>
          <table:table-cell office:value-type="string">
            <text:p>Neither Equal Nor Protected: The Invisible Law Of Equal Protection, The Legal Invisibility Of Its Gender-Based Victims</text:p>
          </table:table-cell>
          <table:table-cell office:value-type="string">
            <text:p>George P. Choundas</text:p>
          </table:table-cell>
          <table:table-cell office:value-type="string">
            <text:p>44 Emory L.J. 1069</text:p>
          </table:table-cell>
          <table:table-cell/>
          <table:table-cell office:value-type="float" office:value="1">
            <text:p>1</text:p>
          </table:table-cell>
          <table:table-cell/>
          <table:table-cell table:style-name="ce9" office:value-type="string">
            <text:p>See Women and Violence: Hearings on Legislation to Reduce the Growing Problem of Violent Crime Against Women Before the Senate Committee on the Judiciary (Part II), 101st Cong., 2d Sess. 93 (1990) [hereinafter 1990 Hearing (Part II)] (statement of Charlotte Fedders) (“Battering is the single [largest] cause of injury to women—exceeding rape, mugging and auto accidents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71">
            <text:p>71</text:p>
          </table:table-cell>
          <table:table-cell office:value-type="float" office:value="1995">
            <text:p>1995</text:p>
          </table:table-cell>
          <table:table-cell office:value-type="string">
            <text:p>Emory Law Journal</text:p>
          </table:table-cell>
          <table:table-cell office:value-type="string">
            <text:p>Neither Equal Nor Protected: The Invisible Law Of Equal Protection, The Legal Invisibility Of Its Gender-Based Victims</text:p>
          </table:table-cell>
          <table:table-cell office:value-type="string">
            <text:p>George P. Choundas</text:p>
          </table:table-cell>
          <table:table-cell office:value-type="string">
            <text:p>44 Emory L.J. 1069</text:p>
          </table:table-cell>
          <table:table-cell/>
          <table:table-cell office:value-type="float" office:value="1">
            <text:p>1</text:p>
          </table:table-cell>
          <table:table-cell/>
          <table:table-cell table:style-name="ce9" office:value-type="string">
            <text:p>Violence is the leading cause of injuries to women ages 15 to 44, more common than automobile accidents, muggings, and cancer deaths combined. As many as 4 million women a year are the victims of domestic violence. Three out of four women will be the victim of a violent crime sometime during their life.</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72">
            <text:p>72</text:p>
          </table:table-cell>
          <table:table-cell office:value-type="float" office:value="1995">
            <text:p>1995</text:p>
          </table:table-cell>
          <table:table-cell office:value-type="string">
            <text:p>Family Advocate</text:p>
          </table:table-cell>
          <table:table-cell office:value-type="string">
            <text:p>Civil Relief For Victims Of “Uncivilized Behavior”</text:p>
          </table:table-cell>
          <table:table-cell office:value-type="string">
            <text:p>Leonard Karp</text:p>
          </table:table-cell>
          <table:table-cell office:value-type="string">
            <text:p>17-WTR Fam. Advoc. 77</text:p>
          </table:table-cell>
          <table:table-cell/>
          <table:table-cell office:value-type="float" office:value="1">
            <text:p>1</text:p>
          </table:table-cell>
          <table:table-cell/>
          <table:table-cell table:style-name="ce9" office:value-type="string">
            <text:p>Today, domestic violence is the leading cause of injuries to women ages 15-44. Spouse abuse is more common than automobile accidents, muggings, and cancer deaths combined. According to the National Coalition Against Domestic Violence, 3 to 4 million women are battered every year in this country, that's one every 15 second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73">
            <text:p>73</text:p>
          </table:table-cell>
          <table:table-cell office:value-type="float" office:value="1995">
            <text:p>1995</text:p>
          </table:table-cell>
          <table:table-cell office:value-type="string">
            <text:p>Florida State University Law Review</text:p>
          </table:table-cell>
          <table:table-cell office:value-type="string">
            <text:p>Family Mediation: Screening For Domestic Abuse</text:p>
          </table:table-cell>
          <table:table-cell office:value-type="string">
            <text:p>Alison E. Gerencser</text:p>
          </table:table-cell>
          <table:table-cell office:value-type="string">
            <text:p>23 Fla. St. U. L. Rev. 43</text:p>
          </table:table-cell>
          <table:table-cell table:number-columns-repeated="3"/>
          <table:table-cell office:value-type="string">
            <text:p>Domestic violence is the leading cause of injury among women aged 15 to 44.</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74">
            <text:p>74</text:p>
          </table:table-cell>
          <table:table-cell office:value-type="float" office:value="1995">
            <text:p>1995</text:p>
          </table:table-cell>
          <table:table-cell office:value-type="string">
            <text:p>Fordham Law Review</text:p>
          </table:table-cell>
          <table:table-cell office:value-type="string">
            <text:p>Battered Woman Syndrome: A Tool For Batterers?</text:p>
          </table:table-cell>
          <table:table-cell office:value-type="string">
            <text:p>Melanie Frager Griffith</text:p>
          </table:table-cell>
          <table:table-cell office:value-type="string">
            <text:p>64 Fordham L. Rev. 141 </text:p>
          </table:table-cell>
          <table:table-cell/>
          <table:table-cell office:value-type="float" office:value="1">
            <text:p>1</text:p>
          </table:table-cell>
          <table:table-cell/>
          <table:table-cell table:style-name="ce9" office:value-type="string">
            <text:p>According to a study by the Federal Bureau of Investigation, a woman is beaten every eighteen seconds. <text:s/>The Surgeon General maintains that domestic violence is the leading cause of injury to women within certain age brackets. <text:s/>Many commentators suggest that more women in the United States are injured by their husbands or boyfriends than are injured by rape, muggings, and car accidents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75">
            <text:p>75</text:p>
          </table:table-cell>
          <table:table-cell office:value-type="float" office:value="1995">
            <text:p>1995</text:p>
          </table:table-cell>
          <table:table-cell office:value-type="string">
            <text:p>George Washington Law Review</text:p>
          </table:table-cell>
          <table:table-cell office:value-type="string">
            <text:p>Representation Of Domestic Violence Survivors As A New Paradigm Of Poverty Law: In Search Of Access, Connection, And Voice</text:p>
          </table:table-cell>
          <table:table-cell office:value-type="string">
            <text:p>Peter Margulies</text:p>
          </table:table-cell>
          <table:table-cell office:value-type="string">
            <text:p>63 Geo. Wash. L. Rev. 1071</text:p>
          </table:table-cell>
          <table:table-cell table:number-columns-repeated="3"/>
          <table:table-cell office:value-type="string">
            <text:p>Domestic violence is the leading cause of injury to women in the United States. <text:s/>Statistics show that two to four million women are abused every year, which translates into one incident of abuse every twelve seconds.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76">
            <text:p>76</text:p>
          </table:table-cell>
          <table:table-cell office:value-type="float" office:value="1995">
            <text:p>1995</text:p>
          </table:table-cell>
          <table:table-cell office:value-type="string">
            <text:p>Georgetown Immigration Law Journal</text:p>
          </table:table-cell>
          <table:table-cell office:value-type="string">
            <text:p>Restoring Hope Or Tolerating Abuse? Responses To Domestic Violence Against Immigrant Women</text:p>
          </table:table-cell>
          <table:table-cell office:value-type="string">
            <text:p>Susan Girardo Roy</text:p>
          </table:table-cell>
          <table:table-cell office:value-type="string">
            <text:p>9 Geo. Immigr. L.J. 263</text:p>
          </table:table-cell>
          <table:table-cell/>
          <table:table-cell office:value-type="float" office:value="1">
            <text:p>1</text:p>
          </table:table-cell>
          <table:table-cell/>
          <table:table-cell office:value-type="string">
            <text:p>Battering is the greatest cause of injury for women in the United States: domestic violence produces more emergency room visits than car accidents, mugging, and rape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77">
            <text:p>77</text:p>
          </table:table-cell>
          <table:table-cell office:value-type="float" office:value="1995">
            <text:p>1995</text:p>
          </table:table-cell>
          <table:table-cell office:value-type="string">
            <text:p>Hastings Women's Law Journal</text:p>
          </table:table-cell>
          <table:table-cell office:value-type="string">
            <text:p>Orenthal James Simpson And Gender, Class, And Race: In That Order</text:p>
          </table:table-cell>
          <table:table-cell office:value-type="string">
            <text:p>Crystal H. Weston</text:p>
          </table:table-cell>
          <table:table-cell office:value-type="string">
            <text:p>6 Hastings Women's L.J. 223</text:p>
          </table:table-cell>
          <table:table-cell/>
          <table:table-cell office:value-type="float" office:value="1">
            <text:p>1</text:p>
          </table:table-cell>
          <table:table-cell/>
          <table:table-cell table:style-name="ce9" office:value-type="string">
            <text:p>a woman is physically abused every nine seconds; <text:s/>almost four million women are beaten by their male partners every year; <text:s/>misogynist violence that stems from an intimate relationship is the leading cause of injury to women between the ages of 15 and 44, injuring more women than car accidents, muggings, and rapes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78">
            <text:p>78</text:p>
          </table:table-cell>
          <table:table-cell office:value-type="float" office:value="1995">
            <text:p>1995</text:p>
          </table:table-cell>
          <table:table-cell office:value-type="string">
            <text:p>Hastings Women's Law Journal</text:p>
          </table:table-cell>
          <table:table-cell office:value-type="string">
            <text:p>Seeing The Elephant</text:p>
          </table:table-cell>
          <table:table-cell office:value-type="string">
            <text:p>C. Keith Wingate</text:p>
          </table:table-cell>
          <table:table-cell office:value-type="string">
            <text:p>6 Hastings Women's L.J. 121</text:p>
          </table:table-cell>
          <table:table-cell table:number-columns-repeated="3"/>
          <table:table-cell office:value-type="string">
            <text:p>The surgeon general has named battering the largest single cause of injury to women in this country. <text:s/>Perhaps because it is so common place, judges tend not to think of it as a serious offense;</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79">
            <text:p>79</text:p>
          </table:table-cell>
          <table:table-cell office:value-type="float" office:value="1995">
            <text:p>1995</text:p>
          </table:table-cell>
          <table:table-cell office:value-type="string">
            <text:p>Howard Law Journal</text:p>
          </table:table-cell>
          <table:table-cell office:value-type="string">
            <text:p>Battered Woman Syndrome: Selling The Shadow To Support The Substance</text:p>
          </table:table-cell>
          <table:table-cell office:value-type="string">
            <text:p>Shelby A.D. Moore</text:p>
          </table:table-cell>
          <table:table-cell office:value-type="string">
            <text:p>6 Hastings Women's L.J. 67</text:p>
          </table:table-cell>
          <table:table-cell/>
          <table:table-cell office:value-type="float" office:value="1">
            <text:p>1</text:p>
          </table:table-cell>
          <table:table-cell/>
          <table:table-cell table:style-name="ce9" office:value-type="string">
            <text:p>Brody states, “American women have more to fear from men they know and once loved than from any stranger. Domestic violence is the leading cause of injury and death to American women, causing more harm than vehicular accidents, rapes and muggings combined.”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80">
            <text:p>80</text:p>
          </table:table-cell>
          <table:table-cell office:value-type="float" office:value="1995">
            <text:p>1995</text:p>
          </table:table-cell>
          <table:table-cell office:value-type="string">
            <text:p>Howard Law Journal</text:p>
          </table:table-cell>
          <table:table-cell office:value-type="string">
            <text:p>Battered Woman Syndrome: Selling The Shadow To Support The Substance</text:p>
          </table:table-cell>
          <table:table-cell office:value-type="string">
            <text:p>Shelby A.D. Moore </text:p>
          </table:table-cell>
          <table:table-cell office:value-type="string">
            <text:p>38 How. L.J. 297</text:p>
          </table:table-cell>
          <table:table-cell/>
          <table:table-cell office:value-type="float" office:value="1">
            <text:p>1</text:p>
          </table:table-cell>
          <table:table-cell/>
          <table:table-cell office:value-type="string">
            <text:p>Domestic violence is the leading cause of injury and death to American women, causing more harm than vehicular accidents, rapes and muggings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81">
            <text:p>81</text:p>
          </table:table-cell>
          <table:table-cell office:value-type="float" office:value="1995">
            <text:p>1995</text:p>
          </table:table-cell>
          <table:table-cell office:value-type="string">
            <text:p>Howard Law Journal</text:p>
          </table:table-cell>
          <table:table-cell office:value-type="string">
            <text:p>Battered Woman Syndrome: Selling The Shadow To Support The Substance</text:p>
          </table:table-cell>
          <table:table-cell office:value-type="string">
            <text:p>Shelby A.D. Moore</text:p>
          </table:table-cell>
          <table:table-cell office:value-type="string">
            <text:p>38 How. L.J. 297</text:p>
          </table:table-cell>
          <table:table-cell table:number-columns-repeated="3"/>
          <table:table-cell office:value-type="string">
            <text:p>Domestic violence, the single largest cause of injury to women in the United States, <text:s/>presents a perilous situation for women. Domestic violence results in more injury to women than all automobile accidents, robberies, and rapes combined.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82">
            <text:p>82</text:p>
          </table:table-cell>
          <table:table-cell office:value-type="float" office:value="1995">
            <text:p>1995</text:p>
          </table:table-cell>
          <table:table-cell office:value-type="string">
            <text:p>Law &amp; Inequality: A Journal of Theory and Practice</text:p>
          </table:table-cell>
          <table:table-cell office:value-type="string">
            <text:p>Family Violence And Family Property: A Proposal For Reform</text:p>
          </table:table-cell>
          <table:table-cell office:value-type="string">
            <text:p>Robin L. Preble</text:p>
          </table:table-cell>
          <table:table-cell office:value-type="string">
            <text:p>13 Law &amp; Ineq. 401</text:p>
          </table:table-cell>
          <table:table-cell table:number-columns-repeated="3"/>
          <table:table-cell office:value-type="string">
            <text:p>by some estimates family violence is the leading cause of injury to women.</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83">
            <text:p>83</text:p>
          </table:table-cell>
          <table:table-cell office:value-type="float" office:value="1995">
            <text:p>1995</text:p>
          </table:table-cell>
          <table:table-cell office:value-type="string">
            <text:p>Maryland Journal of Contemporary Legal Issues</text:p>
          </table:table-cell>
          <table:table-cell office:value-type="string">
            <text:p>The Legal Issues Confronting Conditional Resident Aliens Who Are Victims Of Domestic Violence: Past, Present, And Future Perspectives</text:p>
          </table:table-cell>
          <table:table-cell office:value-type="string">
            <text:p>Sandra D. Pressman</text:p>
          </table:table-cell>
          <table:table-cell office:value-type="string">
            <text:p>6 Md. J. Contemp. Legal Issues 129</text:p>
          </table:table-cell>
          <table:table-cell table:number-columns-repeated="3"/>
          <table:table-cell office:value-type="string">
            <text:p>A woman is battered every fifteen seconds in the United States. <text:s/>In ninety-six percent of reported cases, she is battered by her husband or boyfriend. <text:s/>Domestic violence is the single largest cause of injury to women in the country.</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84">
            <text:p>84</text:p>
          </table:table-cell>
          <table:table-cell office:value-type="float" office:value="1995">
            <text:p>1995</text:p>
          </table:table-cell>
          <table:table-cell office:value-type="string">
            <text:p>Maryland Law Review</text:p>
          </table:table-cell>
          <table:table-cell office:value-type="string">
            <text:p>Recent Decisions The Maryland Court Of Appeals: Sentencing And The Clouded Waters Of Eighth Amendment Proportionality.</text:p>
          </table:table-cell>
          <table:table-cell office:value-type="string">
            <text:p>Matthew G. Hjortsberg</text:p>
          </table:table-cell>
          <table:table-cell office:value-type="string">
            <text:p>54 Md. L. Rev. 748</text:p>
          </table:table-cell>
          <table:table-cell table:number-columns-repeated="3"/>
          <table:table-cell office:value-type="string">
            <text:p>Currently, domestic violence is the leading cause of injury for women in the United State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85">
            <text:p>85</text:p>
          </table:table-cell>
          <table:table-cell office:value-type="float" office:value="1995">
            <text:p>1995</text:p>
          </table:table-cell>
          <table:table-cell office:value-type="string">
            <text:p>New York Law School Journal of International and Comparative Law</text:p>
          </table:table-cell>
          <table:table-cell office:value-type="string">
            <text:p>Family Violence In The United States And Abroad</text:p>
          </table:table-cell>
          <table:table-cell office:value-type="string">
            <text:p>Karen S. Burstein</text:p>
          </table:table-cell>
          <table:table-cell office:value-type="string">
            <text:p>15 N.Y.L. Sch. J. Int'l &amp; Comp. L. 217</text:p>
          </table:table-cell>
          <table:table-cell table:number-columns-repeated="3"/>
          <table:table-cell office:value-type="string">
            <text:p>In fact, domestic violence is the leading cause of injury to women between the ages of fifteen and forty-four.</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86">
            <text:p>86</text:p>
          </table:table-cell>
          <table:table-cell office:value-type="float" office:value="1995">
            <text:p>1995</text:p>
          </table:table-cell>
          <table:table-cell office:value-type="string">
            <text:p>Ohio State Law Journal</text:p>
          </table:table-cell>
          <table:table-cell office:value-type="string">
            <text:p>Empowering The Battered Woman: The Use Of Criminal Contempt Sanctions To Enforce Civil Protection Orders</text:p>
          </table:table-cell>
          <table:table-cell office:value-type="string">
            <text:p>David M. Zlotnick</text:p>
          </table:table-cell>
          <table:table-cell office:value-type="string">
            <text:p>56 Ohio St. L. J. 1153</text:p>
          </table:table-cell>
          <table:table-cell table:number-columns-repeated="3"/>
          <table:table-cell table:style-name="ce9" office:value-type="string">
            <text:p>The U.S. Surgeon General has found that the battering of women is the “single largest cause of injury to women in the United States.” Joan Zorza, The Criminal Law of Misdemeanor Domestic Violence, 1970-1990, 83 J.CRIM.L. &amp; CRIMINOLOGY 46, 46 (1992) (quoting Nikki R. Van Hightower &amp; Susan A. McManus, Limits of State Constitutional Guarantees: Lessons from Efforts to Implement Domestic Violence Policies, 49 PUB.ADMIN.REV. 269 (1989)).</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87">
            <text:p>87</text:p>
          </table:table-cell>
          <table:table-cell office:value-type="float" office:value="1995">
            <text:p>1995</text:p>
          </table:table-cell>
          <table:table-cell office:value-type="string">
            <text:p>Ohio State Law Journal</text:p>
          </table:table-cell>
          <table:table-cell office:value-type="string">
            <text:p>Downward Adjustment And The Slippery Slope: The Use Of Duress In Defense Of Battered Offenders</text:p>
          </table:table-cell>
          <table:table-cell office:value-type="string">
            <text:p>Laurie Kratky Dore</text:p>
          </table:table-cell>
          <table:table-cell office:value-type="string">
            <text:p>56 Ohio St. L.J. 665</text:p>
          </table:table-cell>
          <table:table-cell table:number-columns-repeated="3"/>
          <table:table-cell office:value-type="string">
            <text:p>Domestic abuse constitutes the leading cause of injury to women in this country.</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88">
            <text:p>88</text:p>
          </table:table-cell>
          <table:table-cell office:value-type="float" office:value="1995">
            <text:p>1995</text:p>
          </table:table-cell>
          <table:table-cell office:value-type="string">
            <text:p>Ohio State Law Journal</text:p>
          </table:table-cell>
          <table:table-cell office:value-type="string">
            <text:p>Empowering The Battered Woman: The Use Of Criminal Contempt Sanctions To Enforce Civil Protection Orders</text:p>
          </table:table-cell>
          <table:table-cell office:value-type="string">
            <text:p>David M. Zlotnick</text:p>
          </table:table-cell>
          <table:table-cell office:value-type="string">
            <text:p>56 Ohio St. L. J. 1153</text:p>
          </table:table-cell>
          <table:table-cell/>
          <table:table-cell office:value-type="float" office:value="1">
            <text:p>1</text:p>
          </table:table-cell>
          <table:table-cell/>
          <table:table-cell table:style-name="ce9" office:value-type="string">
            <text:p>Despite these concentrated efforts, domestic violence remains the greatest cause of serious injury to American women, accounting for more injurious episodes than rape, auto accidents, and mugging combined. <text:s/>Other statistics are just as chilling. A woman is beaten every twelve seconds.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89">
            <text:p>89</text:p>
          </table:table-cell>
          <table:table-cell office:value-type="float" office:value="1995">
            <text:p>1995</text:p>
          </table:table-cell>
          <table:table-cell office:value-type="string">
            <text:p>Pace Law Review</text:p>
          </table:table-cell>
          <table:table-cell office:value-type="string">
            <text:p>Representing Clients In Family Offense Proceedings</text:p>
          </table:table-cell>
          <table:table-cell office:value-type="string">
            <text:p>Ronald J. Bavero</text:p>
          </table:table-cell>
          <table:table-cell office:value-type="string">
            <text:p>16 Pace L. Rev. 49</text:p>
          </table:table-cell>
          <table:table-cell/>
          <table:table-cell office:value-type="float" office:value="1">
            <text:p>1</text:p>
          </table:table-cell>
          <table:table-cell/>
          <table:table-cell table:style-name="ce9" office:value-type="string">
            <text:p>An estimated six million women are beaten by their husbands or intimate partners each year. In addition, the National Institute of Mental Health has identified battering as the leading cause of injury to women - more than automobile accidents, rapes and muggings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90">
            <text:p>90</text:p>
          </table:table-cell>
          <table:table-cell office:value-type="float" office:value="1995">
            <text:p>1995</text:p>
          </table:table-cell>
          <table:table-cell office:value-type="string">
            <text:p>Rhode Island Bar Journal</text:p>
          </table:table-cell>
          <table:table-cell office:value-type="string">
            <text:p>The Law Of Domestic Violence In Rhode Island</text:p>
          </table:table-cell>
          <table:table-cell office:value-type="string">
            <text:p>Robert H. Humphrey</text:p>
          </table:table-cell>
          <table:table-cell office:value-type="string">
            <text:p>44-DEC R.I. B.J. 13 </text:p>
          </table:table-cell>
          <table:table-cell/>
          <table:table-cell office:value-type="float" office:value="1">
            <text:p>1</text:p>
          </table:table-cell>
          <table:table-cell/>
          <table:table-cell table:style-name="ce9" office:value-type="string">
            <text:p>“Domestic violence is the leading cause of injuries to women 15-44. Wife beating results in more injuries requiring medical treatment than rape, auto accidents and muggings combined.” Domestic Violence Training Seminar, November 14, 1994, co-sponsored by the Rhode Island Department of the Attorney General and the Rhode Island Supreme Court, Sarah M. Buel, lecturer.</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91">
            <text:p>91</text:p>
          </table:table-cell>
          <table:table-cell office:value-type="float" office:value="1995">
            <text:p>1995</text:p>
          </table:table-cell>
          <table:table-cell office:value-type="string">
            <text:p>Saint Mary's Law Journal</text:p>
          </table:table-cell>
          <table:table-cell office:value-type="string">
            <text:p>The Subjection Of Women . . . Still: Unfulfilled Promises Of Protection For Women Victims Of Domestic Violence</text:p>
          </table:table-cell>
          <table:table-cell office:value-type="string">
            <text:p>James Martin Truss</text:p>
          </table:table-cell>
          <table:table-cell office:value-type="string">
            <text:p>26 St. Mary's L.J. 1149</text:p>
          </table:table-cell>
          <table:table-cell table:number-columns-repeated="3"/>
          <table:table-cell office:value-type="string">
            <text:p>Current estimates indicate that as many as four million women per year become victims of domestic violence; <text:s/>domestic violence is a leading cause of injury to women.</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92">
            <text:p>92</text:p>
          </table:table-cell>
          <table:table-cell office:value-type="float" office:value="1995">
            <text:p>1995</text:p>
          </table:table-cell>
          <table:table-cell office:value-type="string">
            <text:p>Santa Clara Law Review</text:p>
          </table:table-cell>
          <table:table-cell office:value-type="string">
            <text:p>Stalking Stuffers: A Revolutionary Law To Keep Predators Behind Bars</text:p>
          </table:table-cell>
          <table:table-cell office:value-type="string">
            <text:p>Heather M. Stearns</text:p>
          </table:table-cell>
          <table:table-cell office:value-type="string">
            <text:p>35 Santa Clara L. Rev. 1027</text:p>
          </table:table-cell>
          <table:table-cell table:number-columns-repeated="3"/>
          <table:table-cell office:value-type="string">
            <text:p>Domestic violence is the leading cause of injury and death to women, aged 15 - 44.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93">
            <text:p>93</text:p>
          </table:table-cell>
          <table:table-cell office:value-type="float" office:value="1995">
            <text:p>1995</text:p>
          </table:table-cell>
          <table:table-cell office:value-type="string">
            <text:p>UCLA Women's Law Journal</text:p>
          </table:table-cell>
          <table:table-cell office:value-type="string">
            <text:p>A Review Of Fighting Women: Anger And Aggression In Aboriginal:Australia By Victoria Katherine Burbank Berkeley, California: University Of California Press, 1994.</text:p>
          </table:table-cell>
          <table:table-cell office:value-type="string">
            <text:p>Jennifer Cretcher Mccoy</text:p>
          </table:table-cell>
          <table:table-cell office:value-type="string">
            <text:p>5 UCLA Women's L.J. 597</text:p>
          </table:table-cell>
          <table:table-cell table:number-columns-repeated="3"/>
          <table:table-cell office:value-type="string">
            <text:p>The current spotlight on domestic violence has led to inquiries into the causes of violence in the family and ways to protect women from what former Surgeon General Joycelyn Elders has identified as the nation's single largest cause of injury to women.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94">
            <text:p>94</text:p>
          </table:table-cell>
          <table:table-cell office:value-type="float" office:value="1995">
            <text:p>1995</text:p>
          </table:table-cell>
          <table:table-cell office:value-type="string">
            <text:p>University of Hawaii Law Review</text:p>
          </table:table-cell>
          <table:table-cell office:value-type="string">
            <text:p>Empowering Battereed Women: Changes In Domestic Violence Laws In Hawaii</text:p>
          </table:table-cell>
          <table:table-cell office:value-type="string">
            <text:p>Renee M. Yoshimura </text:p>
          </table:table-cell>
          <table:table-cell office:value-type="string">
            <text:p>17 U. Haw. L. Rev. 575 </text:p>
          </table:table-cell>
          <table:table-cell table:number-columns-repeated="3"/>
          <table:table-cell table:style-name="ce9" office:value-type="string">
            <text:p>Domestic Violence <text:s/>is the leading cause of injury to women in the United States between the ages of 15 and 44. <text:s/>Every fifteen seconds, somewhere in the United States, a woman is beaten by her husband, ex-husband or boyfriend. <text:s/>Half of all married women will be beaten at least once by their spouses. <text:s/>Women are in nine times more danger of a violent attack in their own home than on the streets.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95">
            <text:p>95</text:p>
          </table:table-cell>
          <table:table-cell office:value-type="float" office:value="1995">
            <text:p>1995</text:p>
          </table:table-cell>
          <table:table-cell office:value-type="string">
            <text:p>University of New Brunswick Law Journal</text:p>
          </table:table-cell>
          <table:table-cell office:value-type="string">
            <text:p>He Human Rights Revolution And Counter-Revolution: Dance Of The Dialectic</text:p>
          </table:table-cell>
          <table:table-cell office:value-type="string">
            <text:p>Irwin Cotler</text:p>
          </table:table-cell>
          <table:table-cell office:value-type="string">
            <text:p>44 U.N.B. L.J. 357</text:p>
          </table:table-cell>
          <table:table-cell table:number-columns-repeated="3"/>
          <table:table-cell office:value-type="string">
            <text:p>in Europe and North America, wife abuse is reported to be the leading cause of injury among women ages fifteen to forty; … In the United States battery is the leading cause of injury to adult women, and a rape is committed every six minute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96">
            <text:p>96</text:p>
          </table:table-cell>
          <table:table-cell office:value-type="float" office:value="1995">
            <text:p>1995</text:p>
          </table:table-cell>
          <table:table-cell office:value-type="string">
            <text:p>William &amp; Mary Journal of Women and the Law</text:p>
          </table:table-cell>
          <table:table-cell office:value-type="string">
            <text:p>Feminist Legal Scholarship On Rape: A Maturing Look At One Form Of Violence Against Women</text:p>
          </table:table-cell>
          <table:table-cell office:value-type="string">
            <text:p>Morrison Torrey</text:p>
          </table:table-cell>
          <table:table-cell office:value-type="string">
            <text:p>2 Wm. &amp; Mary J. Women &amp; L. 35</text:p>
          </table:table-cell>
          <table:table-cell/>
          <table:table-cell office:value-type="float" office:value="1">
            <text:p>1</text:p>
          </table:table-cell>
          <table:table-cell/>
          <table:table-cell table:style-name="ce9" office:value-type="string">
            <text:p>Whereas it is probably true that most, if not all, women fear being raped on a daily basis (or at least think about preventive measures every day), <text:s/>the reality is that beatings by lovers are the greatest single cause of injury to women in the United States — more than car accidents, rapes and muggings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97">
            <text:p>97</text:p>
          </table:table-cell>
          <table:table-cell office:value-type="float" office:value="1995">
            <text:p>1995</text:p>
          </table:table-cell>
          <table:table-cell office:value-type="string">
            <text:p>Women's Rights Law Reporter</text:p>
          </table:table-cell>
          <table:table-cell office:value-type="string">
            <text:p>Legislative Responses To Discrimination In Women'S Health Care: A Report Prepared For The Commission To Study Sex Discrimination In The Statutes</text:p>
          </table:table-cell>
          <table:table-cell office:value-type="string">
            <text:p>Caroline W. Jacobus</text:p>
          </table:table-cell>
          <table:table-cell office:value-type="string">
            <text:p>16 Women's Rts. L. Rep. 153</text:p>
          </table:table-cell>
          <table:table-cell/>
          <table:table-cell office:value-type="float" office:value="1">
            <text:p>1</text:p>
          </table:table-cell>
          <table:table-cell/>
          <table:table-cell table:style-name="ce9" office:value-type="string">
            <text:p>Battering is the single largest cause of injury to women, accounting for more emergency room visits than auto accidents, muggings and rape combined. One in three women admitted to an emergency room has been seriously abused as have one in twelve of all pregnant women seeking prenatal care, <text:s/>almost half of all women with alcohol problems and almost half of all female psychiatric in-patients.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98">
            <text:p>98</text:p>
          </table:table-cell>
          <table:table-cell office:value-type="float" office:value="1996">
            <text:p>1996</text:p>
          </table:table-cell>
          <table:table-cell office:value-type="string">
            <text:p>Arizona Journal of International and Comparative</text:p>
          </table:table-cell>
          <table:table-cell office:value-type="string">
            <text:p>VIOLENCE AGAINST WOMEN IN THE UNITED STATES: AN INTERNATIONAL SOLUTION </text:p>
          </table:table-cell>
          <table:table-cell office:value-type="string">
            <text:p>Elizabeth Dietz</text:p>
          </table:table-cell>
          <table:table-cell office:value-type="string">
            <text:p>13 Ariz. J. Int'l &amp; Comp. L. 551</text:p>
          </table:table-cell>
          <table:table-cell table:number-columns-repeated="2"/>
          <table:table-cell office:value-type="string">
            <text:p>15-44</text:p>
          </table:table-cell>
          <table:table-cell office:value-type="string">
            <text:p>In 1992, Surgeon General Antonio Novello found that "violence is the leading cause of injuries to women ages fifteen to forty-four." </text:p>
          </table:table-cell>
          <table:table-cell office:value-type="string">
            <text:p>See S. Rep. No. 138, supra note 2, at 38 (citing Surgeon General Antonio Novello, U.S. Public Health Services, 267 JAMA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99">
            <text:p>99</text:p>
          </table:table-cell>
          <table:table-cell office:value-type="float" office:value="1996">
            <text:p>1996</text:p>
          </table:table-cell>
          <table:table-cell office:value-type="string">
            <text:p>Boston University Law Review</text:p>
          </table:table-cell>
          <table:table-cell office:value-type="string">
            <text:p>Note TREATING MALE VIOLENCE AGAINST WOMENAS A BIAS CRIME </text:p>
          </table:table-cell>
          <table:table-cell office:value-type="string">
            <text:p>Kristin L. Taylor</text:p>
          </table:table-cell>
          <table:table-cell office:value-type="string">
            <text:p>76 B.U. L. Rev. 575</text:p>
          </table:table-cell>
          <table:table-cell/>
          <table:table-cell office:value-type="float" office:value="1">
            <text:p>1</text:p>
          </table:table-cell>
          <table:table-cell office:value-type="string">
            <text:p>women</text:p>
          </table:table-cell>
          <table:table-cell office:value-type="string">
            <text:p>Male violence is the leading cause of injury to women in this country. // The Centers for Disease Control has estimated that battering accounts for "more serious injuries [to women] than auto accidents, household accidents, mugging and rapes combined."</text:p>
          </table:table-cell>
          <table:table-cell table:style-name="ce9" office:value-type="string">
            <text:p>Elizabeth M. Schneider, Particularity and Generality: Challenges of Feminist Theory and Practice, 67 N.Y.U. L. Rev. 520, 523 (1992) (citing statistical evidence of the dramatically high incidence of male violence against women to highlight the urgent need for legal reform in this area). The Centers for Disease Control has estimated that battering accounts for "more serious injuries [to women] than auto accidents, household accidents, mugging and rapes combined."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00">
            <text:p>100</text:p>
          </table:table-cell>
          <table:table-cell office:value-type="float" office:value="1996">
            <text:p>1996</text:p>
          </table:table-cell>
          <table:table-cell office:value-type="string">
            <text:p>Cleveland State Law Review</text:p>
          </table:table-cell>
          <table:table-cell office:value-type="string">
            <text:p>Note THE VIOLENCE AGAINST WOMEN ACT AFTER UNITED STATES v. LOPEZ: WILL DOMESTIC VIOLENCE JURISDICTION BE RETURNED TO THE STATES? </text:p>
          </table:table-cell>
          <table:table-cell office:value-type="string">
            <text:p>Stacey L. McKinley</text:p>
          </table:table-cell>
          <table:table-cell office:value-type="string">
            <text:p>44 Clev. St. L. Rev. 345</text:p>
          </table:table-cell>
          <table:table-cell table:number-columns-repeated="2"/>
          <table:table-cell office:value-type="string">
            <text:p>women</text:p>
          </table:table-cell>
          <table:table-cell office:value-type="string">
            <text:p>Domestic violence has been called the "leading cause of injury to American women," <text:s/>resulting in approximately 1,400 deaths per year. </text:p>
          </table:table-cell>
          <table:table-cell office:value-type="string">
            <text:p>See New State and Federal Responses to Domestic Violence, 106 HARV. L. REV. 1528, 1546 (1993) (citing Antonia C. Novello, From the Surgeon General, U.S. Public Health Service, 267 JAMA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01">
            <text:p>101</text:p>
          </table:table-cell>
          <table:table-cell office:value-type="float" office:value="1996">
            <text:p>1996</text:p>
          </table:table-cell>
          <table:table-cell office:value-type="string">
            <text:p>Columbia Law Review</text:p>
          </table:table-cell>
          <table:table-cell office:value-type="string">
            <text:p>Note GENDER-MOTIVATED VIOLENCE AND THE COMMERCE CLAUSE: THE CIVIL RIGHTS PROVISION OF THE VIOLENCE AGAINST WOMEN ACT AFTER LOPEZ </text:p>
          </table:table-cell>
          <table:table-cell office:value-type="string">
            <text:p>Kerrie E. Maloney</text:p>
          </table:table-cell>
          <table:table-cell office:value-type="string">
            <text:p>96 Colum. L. Rev. 1876</text:p>
          </table:table-cell>
          <table:table-cell table:number-columns-repeated="2"/>
          <table:table-cell office:value-type="string">
            <text:p>women</text:p>
          </table:table-cell>
          <table:table-cell office:value-type="string">
            <text:p>(relating that according to two former surgeon generals, violence at home is leading cause of injury to adult women)</text:p>
          </table:table-cell>
          <table:table-cell office:value-type="string">
            <text:p>See Joseph R. Biden, Jr., Q: Does the Violence Against Women Act Discriminate Against Men?; No: Laws to Fight Family Violence Benefit Males and Females Alike, Insight, May 27, 1996, at 25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02">
            <text:p>102</text:p>
          </table:table-cell>
          <table:table-cell office:value-type="float" office:value="1996">
            <text:p>1996</text:p>
          </table:table-cell>
          <table:table-cell office:value-type="string">
            <text:p>Florida Bar Journal</text:p>
          </table:table-cell>
          <table:table-cell office:value-type="string">
            <text:p>Column SCREENING FAMILY MEDIATION FOR DOMESTIC VIOLENCE </text:p>
          </table:table-cell>
          <table:table-cell office:value-type="string">
            <text:p>Judge Chester B. Chance, Alison E. Gerencser</text:p>
          </table:table-cell>
          <table:table-cell office:value-type="string">
            <text:p>70-APR Fla. B.J. 54</text:p>
          </table:table-cell>
          <table:table-cell/>
          <table:table-cell office:value-type="float" office:value="1">
            <text:p>1</text:p>
          </table:table-cell>
          <table:table-cell office:value-type="string">
            <text:p>women</text:p>
          </table:table-cell>
          <table:table-cell office:value-type="string">
            <text:p>Battering is the single major cause of injury to women, more frequent than auto accidents, muggings, and rapes combined. </text:p>
          </table:table-cell>
          <table:table-cell office:value-type="string">
            <text:p>William Oscar Johnson, A National Scourge, SPORTS ILLUSTRATED at 92 (June 27, 1994).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03">
            <text:p>103</text:p>
          </table:table-cell>
          <table:table-cell office:value-type="float" office:value="1996">
            <text:p>1996</text:p>
          </table:table-cell>
          <table:table-cell office:value-type="string">
            <text:p>Florida Bar Journal</text:p>
          </table:table-cell>
          <table:table-cell office:value-type="string">
            <text:p>Column SCREENING FAMILY MEDIATION FOR DOMESTIC VIOLENCE </text:p>
          </table:table-cell>
          <table:table-cell office:value-type="string">
            <text:p>Judge Chester B. Chance, Alison E. Gerencser</text:p>
          </table:table-cell>
          <table:table-cell office:value-type="string">
            <text:p>70-APR Fla. B.J. 54</text:p>
          </table:table-cell>
          <table:table-cell table:number-columns-repeated="2"/>
          <table:table-cell office:value-type="string">
            <text:p>15-44</text:p>
          </table:table-cell>
          <table:table-cell office:value-type="string">
            <text:p>Domestic violence is the leading cause of injury among women aged 15 to 44.</text:p>
          </table:table-cell>
          <table:table-cell office:value-type="string">
            <text:p>William Oscar Johnson, A National Scourge, SPORTS ILLUSTRATED at 92 (June 27, 1994).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04">
            <text:p>104</text:p>
          </table:table-cell>
          <table:table-cell office:value-type="float" office:value="1996">
            <text:p>1996</text:p>
          </table:table-cell>
          <table:table-cell office:value-type="string">
            <text:p>Florida Law Review</text:p>
          </table:table-cell>
          <table:table-cell office:value-type="string">
            <text:p>Faculty Essay Issue RETHINKING FATHERHOOD </text:p>
          </table:table-cell>
          <table:table-cell office:value-type="string">
            <text:p>Nancy E. Dowd</text:p>
          </table:table-cell>
          <table:table-cell office:value-type="string">
            <text:p>48 Fla. L. Rev. 523</text:p>
          </table:table-cell>
          <table:table-cell table:number-columns-repeated="2"/>
          <table:table-cell office:value-type="string">
            <text:p>15-44</text:p>
          </table:table-cell>
          <table:table-cell office:value-type="string">
            <text:p>Domestic violence is the leading cause of injuries to women ages 15 to 44; as many as four million women are victims each year.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05">
            <text:p>105</text:p>
          </table:table-cell>
          <table:table-cell office:value-type="float" office:value="1996">
            <text:p>1996</text:p>
          </table:table-cell>
          <table:table-cell office:value-type="string">
            <text:p>Harvard Law Review</text:p>
          </table:table-cell>
          <table:table-cell office:value-type="string">
            <text:p>Note OUT OF BOUNDS: PROFESSIONAL SPORTS LEAGUES AND DOMESTIC VIOLENCE</text:p>
          </table:table-cell>
          <table:table-cell/>
          <table:table-cell office:value-type="string">
            <text:p>109 Harv. L. Rev. 1048</text:p>
          </table:table-cell>
          <table:table-cell table:number-columns-repeated="2"/>
          <table:table-cell office:value-type="string">
            <text:p>15-44</text:p>
          </table:table-cell>
          <table:table-cell office:value-type="string">
            <text:p>Every year, eight to twelve million women in the United States are assaulted by their partners, and domestic violence is the leading cause of injury to American women between the ages of 15 and 44. </text:p>
          </table:table-cell>
          <table:table-cell office:value-type="string">
            <text:p>William Nack &amp; Lester Munson, Sports' Dirty Secret, Sports Illustrated, July 31, 1995, [at 68].</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06">
            <text:p>106</text:p>
          </table:table-cell>
          <table:table-cell office:value-type="float" office:value="1996">
            <text:p>1996</text:p>
          </table:table-cell>
          <table:table-cell office:value-type="string">
            <text:p>Hawaii Bar Journal </text:p>
          </table:table-cell>
          <table:table-cell office:value-type="string">
            <text:p>THE COMPLEXITY OF DOMESTIC VIOLENCE </text:p>
          </table:table-cell>
          <table:table-cell office:value-type="string">
            <text:p>Laurie Arial Tochiki, Irene Vasey</text:p>
          </table:table-cell>
          <table:table-cell office:value-type="string">
            <text:p>1996-OCT Haw. B.J. 6</text:p>
          </table:table-cell>
          <table:table-cell/>
          <table:table-cell office:value-type="float" office:value="1">
            <text:p>1</text:p>
          </table:table-cell>
          <table:table-cell office:value-type="string">
            <text:p>women</text:p>
          </table:table-cell>
          <table:table-cell office:value-type="string">
            <text:p>Domestic violence is the largest single cause of injury among women seen at hospital emergency rooms, more common than auto accidents, muggings, and rapes combined. </text:p>
          </table:table-cell>
          <table:table-cell office:value-type="string">
            <text:p>. Stark, E. and A. Flitcraft, Spouse Abuse in Surgeon General, Source Book, (1985).</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07">
            <text:p>107</text:p>
          </table:table-cell>
          <table:table-cell office:value-type="float" office:value="1996">
            <text:p>1996</text:p>
          </table:table-cell>
          <table:table-cell office:value-type="string">
            <text:p>Kentucky Law Journal </text:p>
          </table:table-cell>
          <table:table-cell office:value-type="string">
            <text:p>The Sesquicentennial of the 1848 Seneca Falls Women's Rights Convention: American Women's Unfinished Quest for Legal, Economic, Political, and Social Equality FIGHTING FOR THEIR LIVES: WOMEN, POVERTY, AND THE HISTORICAL ROLE OF UNITED STATES LAW IN SHAPIN</text:p>
          </table:table-cell>
          <table:table-cell office:value-type="string">
            <text:p>Susan L. Waysdorf </text:p>
          </table:table-cell>
          <table:table-cell office:value-type="string">
            <text:p>43. 84 Ky. L.J. 745</text:p>
          </table:table-cell>
          <table:table-cell table:number-columns-repeated="2"/>
          <table:table-cell office:value-type="string">
            <text:p>women</text:p>
          </table:table-cell>
          <table:table-cell office:value-type="string">
            <text:p>Battery is the single largest cause of injury to women. . . . Yet, many women fall through the cracks because of inadequate care or a lack of money. </text:p>
          </table:table-cell>
          <table:table-cell office:value-type="string">
            <text:p>See Lillian Gonzalez-Pardo, M.D., Women's Health Care: Limited Access Despite Majority Status, 3 Kan. J.L. &amp; Pub. Pol'y 57, 57 (1993).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08">
            <text:p>108</text:p>
          </table:table-cell>
          <table:table-cell office:value-type="float" office:value="1996">
            <text:p>1996</text:p>
          </table:table-cell>
          <table:table-cell office:value-type="string">
            <text:p>Michigan Journal of Gender &amp; Law</text:p>
          </table:table-cell>
          <table:table-cell office:value-type="string">
            <text:p>POLITICAL LAWYERING, ONE PERSON AT A TIME: THE CHALLENGE OF LEGAL WORK AGAINST DOMESTIC VIOLENCE FOR THE IMPACT LITIGATION/CLIENT SERVICE DEBATE </text:p>
          </table:table-cell>
          <table:table-cell office:value-type="string">
            <text:p>Peter Margulies</text:p>
          </table:table-cell>
          <table:table-cell office:value-type="string">
            <text:p>3 Mich. J. Gender &amp; L. 493</text:p>
          </table:table-cell>
          <table:table-cell table:number-columns-repeated="2"/>
          <table:table-cell office:value-type="string">
            <text:p>women</text:p>
          </table:table-cell>
          <table:table-cell office:value-type="string">
            <text:p>"Domestic violence is the leading cause of injury to women in the United States." </text:p>
          </table:table-cell>
          <table:table-cell office:value-type="string">
            <text:p>Elena Salzman, Note, The Quincy District Court Domestic Violence Prevention Program: A Model Legal Framework for Domestic Violence Intervention, 74 B.U. L. REV. 329, 329 (1994).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09">
            <text:p>109</text:p>
          </table:table-cell>
          <table:table-cell office:value-type="float" office:value="1996">
            <text:p>1996</text:p>
          </table:table-cell>
          <table:table-cell office:value-type="string">
            <text:p>Naval Law Review </text:p>
          </table:table-cell>
          <table:table-cell office:value-type="string">
            <text:p>SPOUSAL BATTERING AS AGGRAVATED ASSAULT: A PROPOSAL TO MODIFY THE UCMJ </text:p>
          </table:table-cell>
          <table:table-cell office:value-type="string">
            <text:p>Lieutenant Commander Peter A. Dutton, JAGC, USN </text:p>
          </table:table-cell>
          <table:table-cell office:value-type="string">
            <text:p>43 Naval L. Rev. 111</text:p>
          </table:table-cell>
          <table:table-cell table:number-columns-repeated="2"/>
          <table:table-cell office:value-type="string">
            <text:p>women</text:p>
          </table:table-cell>
          <table:table-cell office:value-type="string">
            <text:p>Battering is reported by the Surgeon General to be the single largest cause of injury to women, accounting for one out of every five hospital emergency room cases. <text:s/></text:p>
          </table:table-cell>
          <table:table-cell office:value-type="string">
            <text:p>. Zorza, supra note 11, at 929 (citing McManus &amp; Hightower, Limits of State Constitutional Guarantees: Lessons from Efforts to Implement Domestic Violence Policies, 49 PUB. ADMIN. REV. 269 (May/June 1989)).</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10">
            <text:p>110</text:p>
          </table:table-cell>
          <table:table-cell office:value-type="float" office:value="1996">
            <text:p>1996</text:p>
          </table:table-cell>
          <table:table-cell office:value-type="string">
            <text:p>North Dakota Law Review</text:p>
          </table:table-cell>
          <table:table-cell office:value-type="string">
            <text:p>Justice Beryl J. Levine: A Tribute DOMESTIC VIOLENCE AND THE NORTH DAKOTA BEST INTERESTS STATUTE </text:p>
          </table:table-cell>
          <table:table-cell office:value-type="string">
            <text:p>Ruth Jenny, Kelly Gaines Stoner</text:p>
          </table:table-cell>
          <table:table-cell office:value-type="string">
            <text:p>72 N.D. L. Rev. 1011</text:p>
          </table:table-cell>
          <table:table-cell/>
          <table:table-cell office:value-type="float" office:value="1">
            <text:p>1</text:p>
          </table:table-cell>
          <table:table-cell office:value-type="string">
            <text:p>15-44</text:p>
          </table:table-cell>
          <table:table-cell office:value-type="string">
            <text:p>In 1992, violence was "the leading cause of injury to women ages 15-44, more common than automobile accidents, mugging, and cancer deaths combined." </text:p>
          </table:table-cell>
          <table:table-cell office:value-type="string">
            <text:p>Majority Staff of Senate Comm. on the Judiciary, 102s Cong., Violence Against Women: A Week in the Life of America 3 (Comm. Print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11">
            <text:p>111</text:p>
          </table:table-cell>
          <table:table-cell office:value-type="float" office:value="1996">
            <text:p>1996</text:p>
          </table:table-cell>
          <table:table-cell office:value-type="string">
            <text:p>North Dakota Law Review</text:p>
          </table:table-cell>
          <table:table-cell office:value-type="string">
            <text:p>Justice Beryl J. Levine: A Tribute DOMESTIC VIOLENCE AND THE NORTH DAKOTA BEST INTERESTS STATUTE </text:p>
          </table:table-cell>
          <table:table-cell office:value-type="string">
            <text:p>Ruth Jenny, Kelly Gaines Stoner</text:p>
          </table:table-cell>
          <table:table-cell office:value-type="string">
            <text:p>72 N.D. L. Rev. 1011</text:p>
          </table:table-cell>
          <table:table-cell table:number-columns-repeated="2"/>
          <table:table-cell office:value-type="string">
            <text:p>women</text:p>
          </table:table-cell>
          <table:table-cell office:value-type="string">
            <text:p>In 1988, the Surgeon General of the United States found domestic violence to be the number one public health risk to adult women in the United States.</text:p>
          </table:table-cell>
          <table:table-cell office:value-type="string">
            <text:p>Majority Staff of Senate Comm. on the Judiciary, 102s Cong., Violence Against Women: A Week in the Life of America 3 (Comm. Print 1992).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12">
            <text:p>112</text:p>
          </table:table-cell>
          <table:table-cell office:value-type="float" office:value="1996">
            <text:p>1996</text:p>
          </table:table-cell>
          <table:table-cell office:value-type="string">
            <text:p>Northwestern University Law Review</text:p>
          </table:table-cell>
          <table:table-cell office:value-type="string">
            <text:p>ISN'T IT A CRIME: FEMINIST PERSPECTIVES ON SPOUSAL IMMUNITY AND SPOUSAL VIOLENCE </text:p>
          </table:table-cell>
          <table:table-cell office:value-type="string">
            <text:p>Malinda L. Seymore</text:p>
          </table:table-cell>
          <table:table-cell office:value-type="string">
            <text:p>90 Nw. U. L. Rev. 1032</text:p>
          </table:table-cell>
          <table:table-cell table:number-columns-repeated="2"/>
          <table:table-cell office:value-type="string">
            <text:p>15-44</text:p>
          </table:table-cell>
          <table:table-cell office:value-type="string">
            <text:p>Intimate violence is the leading cause of injuries to women ages fifteen through forty-four years, and one of the leading causes of injuries to all women. </text:p>
          </table:table-cell>
          <table:table-cell office:value-type="string">
            <text:p>Antonio R. Novello et al., From the Surgeon General, U.S. Public Health Service, 267 JAMA 3132,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13">
            <text:p>113</text:p>
          </table:table-cell>
          <table:table-cell office:value-type="float" office:value="1996">
            <text:p>1996</text:p>
          </table:table-cell>
          <table:table-cell office:value-type="string">
            <text:p>University of Cincinnati Law Review </text:p>
          </table:table-cell>
          <table:table-cell office:value-type="string">
            <text:p>Comment MANDATORY ARREST FOR DOMESTIC VIOLENCE: THE CITY OF CINCINNATI'S SIMPLE SOLUTION TO A COMPLEX PROBLEM </text:p>
          </table:table-cell>
          <table:table-cell office:value-type="string">
            <text:p>Pamela Blass Bracher </text:p>
          </table:table-cell>
          <table:table-cell office:value-type="string">
            <text:p>65 U. Cin. L. Rev. 155</text:p>
          </table:table-cell>
          <table:table-cell table:number-columns-repeated="2"/>
          <table:table-cell office:value-type="string">
            <text:p>women</text:p>
          </table:table-cell>
          <table:table-cell office:value-type="string">
            <text:p>Domestic violence has been described as the number one health issue facing women. <text:s/>It is the leading cause of death and injury among women. <text:s/></text:p>
          </table:table-cell>
          <table:table-cell table:style-name="ce9" office:value-type="string">
            <text:p>. See Donna M. Welch, Comment, Mandatory Arrest of Domestic Abusers: Panacea or Perpetuation of the Problem of Abuse?, 43 DePaul L. Rev. 1133, 1133 (1994). This Comment focuses on women as victims. Ninety-five percent of all reported domestic violence incidents involve men who batter women. See Janice C. Humphreys &amp; William O. Humphreys, Mandatory Arrest: A Means of Primary and Secondary Prevention of Abuse of Female Partners, 10 Victimology 267, 268 (1985). The author recognizes that there are documented instances where women batter men, but a detailed discussion is outside the scope of this Comment.</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14">
            <text:p>114</text:p>
          </table:table-cell>
          <table:table-cell office:value-type="float" office:value="1996">
            <text:p>1996</text:p>
          </table:table-cell>
          <table:table-cell office:value-type="string">
            <text:p>University of Cincinnati Law Review </text:p>
          </table:table-cell>
          <table:table-cell office:value-type="string">
            <text:p>Comment MANDATORY ARREST FOR DOMESTIC VIOLENCE: THE CITY OF CINCINNATI'S SIMPLE SOLUTION TO A COMPLEX PROBLEM </text:p>
          </table:table-cell>
          <table:table-cell office:value-type="string">
            <text:p>Pamela Blass Bracher </text:p>
          </table:table-cell>
          <table:table-cell office:value-type="string">
            <text:p>65 U. Cin. L. Rev. 155</text:p>
          </table:table-cell>
          <table:table-cell/>
          <table:table-cell office:value-type="float" office:value="1">
            <text:p>1</text:p>
          </table:table-cell>
          <table:table-cell office:value-type="string">
            <text:p>women</text:p>
          </table:table-cell>
          <table:table-cell office:value-type="string">
            <text:p>("C. Everett Koop, the former Surgeon General, has identified domestic violence as the number one health problem for American Women, causing more injuries than automobile accidents, muggings, and rapes combined.") </text:p>
          </table:table-cell>
          <table:table-cell office:value-type="string">
            <text:p>(citing Jan Hoffman, When Men Hit Women, N.Y. Times, Feb. 16, 1992, &lt;sect&gt;6 (Magazine), at 23, 25).</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15">
            <text:p>115</text:p>
          </table:table-cell>
          <table:table-cell office:value-type="float" office:value="1996">
            <text:p>1996</text:p>
          </table:table-cell>
          <table:table-cell office:value-type="string">
            <text:p>University of Illinois Law Review</text:p>
          </table:table-cell>
          <table:table-cell office:value-type="string">
            <text:p>Note MANDATORY ARREST: A STEP TOWARD ERADICATING DOMESTIC VIOLENCE, BUT IS IT ENOUGH? </text:p>
          </table:table-cell>
          <table:table-cell office:value-type="string">
            <text:p>Marion Wanless</text:p>
          </table:table-cell>
          <table:table-cell office:value-type="string">
            <text:p>1996 U. Ill.L.Rev. 533</text:p>
          </table:table-cell>
          <table:table-cell/>
          <table:table-cell office:value-type="float" office:value="1">
            <text:p>1</text:p>
          </table:table-cell>
          <table:table-cell office:value-type="string">
            <text:p>women</text:p>
          </table:table-cell>
          <table:table-cell office:value-type="string">
            <text:p>Domestic violence is the leading cause of injury to women, surpassing auto accidents, muggings, and rapes combined. </text:p>
          </table:table-cell>
          <table:table-cell table:style-name="ce9" office:value-type="string">
            <text:p>Not Just a "Family Matter": Hearings on Domestic Violence Before the Subcomm. on Criminal Justice of the House Judiciary Comm., 103d Cong., 2d Sess. 9 (1994) [hereinafter Hearings on Domestic Violence] (testimony of Vicki Coffey, Executive Director, Chicago Abused Women Coalition).</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16">
            <text:p>116</text:p>
          </table:table-cell>
          <table:table-cell office:value-type="float" office:value="1996">
            <text:p>1996</text:p>
          </table:table-cell>
          <table:table-cell office:value-type="string">
            <text:p>West Virginia Law Review </text:p>
          </table:table-cell>
          <table:table-cell office:value-type="string">
            <text:p>Student Work FOR BETTER OR WORSE: THE FEDERALIZATION OF DOMESTIC VIOLENCE </text:p>
          </table:table-cell>
          <table:table-cell office:value-type="string">
            <text:p>Michelle W. Easterling</text:p>
          </table:table-cell>
          <table:table-cell office:value-type="string">
            <text:p>98 W. Va. L. Rev. 933</text:p>
          </table:table-cell>
          <table:table-cell table:number-columns-repeated="2"/>
          <table:table-cell office:value-type="string">
            <text:p>women</text:p>
          </table:table-cell>
          <table:table-cell office:value-type="string">
            <text:p>The Surgeon General says that battering "is the single largest cause of injury to women in the United States." </text:p>
          </table:table-cell>
          <table:table-cell office:value-type="string">
            <text:p>139 Cong. Rec. H10,363 (daily ed. Nov. 20, 1993) (statement of Sally Goldfarb) (citations omitted).</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17">
            <text:p>117</text:p>
          </table:table-cell>
          <table:table-cell office:value-type="float" office:value="1996">
            <text:p>1996</text:p>
          </table:table-cell>
          <table:table-cell office:value-type="string">
            <text:p>Women's Rights Law Reporter</text:p>
          </table:table-cell>
          <table:table-cell office:value-type="string">
            <text:p>Note FEMALE GENITAL MUTILATION IN THE UNITED STATES: CHILD ABUSE OR CONSTITUTIONAL FREEDOM? </text:p>
          </table:table-cell>
          <table:table-cell office:value-type="string">
            <text:p>Lori Ann Larson</text:p>
          </table:table-cell>
          <table:table-cell office:value-type="string">
            <text:p>17 Women's Rts. L. Rep. 237</text:p>
          </table:table-cell>
          <table:table-cell table:number-columns-repeated="2"/>
          <table:table-cell office:value-type="string">
            <text:p>women</text:p>
          </table:table-cell>
          <table:table-cell table:style-name="ce9" office:value-type="string">
            <text:p>For example: in the United States, a rape is committed every six minutes, in 1991 the number of reported rapes in this country exceeded 100,000 for the first time in history, and battery is the leading cause of injury to adult women in the U.S.; in Bangladesh, Canada, Kenya and Thailand, fifty percent of female homicides are committed by family members; in India, eight out of ten wives are victims of domestic battery or dowry-related abuses; amniocentesis used for sex selection leads to the abortion of more female than male fetuses, as high as ninety-nine percent in Bombay; during childhood, girls around the world are fed less, breast-fed for shorter periods of time, brought to doctors less often and suffer from malnutrition more often than boys; and in adulthood untold numbers of women suffer severe health complications from illegal abortions. </text:p>
          </table:table-cell>
          <table:table-cell office:value-type="string">
            <text:p>Ruth Rosen, Women's Rights are the Same as Human Rights; We Must Stop Trivializing Sexual Crimes by Calling Them Customs, Los Angeles Times, April 8, 1991, at 5.</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18">
            <text:p>118</text:p>
          </table:table-cell>
          <table:table-cell office:value-type="float" office:value="1996">
            <text:p>1996</text:p>
          </table:table-cell>
          <table:table-cell office:value-type="string">
            <text:p>Yale Law Journal </text:p>
          </table:table-cell>
          <table:table-cell office:value-type="string">
            <text:p>"THE RULE OF LOVE": WIFE BEATING AS PREROGATIVE AND PRIVACY </text:p>
          </table:table-cell>
          <table:table-cell office:value-type="string">
            <text:p>Reva B. Siegel </text:p>
          </table:table-cell>
          <table:table-cell office:value-type="string">
            <text:p>105 Yale L.J. 2117</text:p>
          </table:table-cell>
          <table:table-cell table:number-columns-repeated="2"/>
          <table:table-cell office:value-type="string">
            <text:p>women</text:p>
          </table:table-cell>
          <table:table-cell office:value-type="string">
            <text:p>Yet, as this Article opens by observing, battering of women by husbands, ex-husbands, and lovers remains the single largest cause of injury to women in the United States today. </text:p>
          </table:table-cell>
          <table:table-cell table:style-name="ce9" office:value-type="string">
            <text:p>. Joan Zorza, The Criminal Law of Misdemeanor Domestic Violence, 1970-1990, 83 J. Crim. L. &amp; Criminology 46, 46 (1992) (quoting Nikki R. Van Hightower &amp; Susan A. McManus, Limits of State Constitutional Guarantees: Lessons from Efforts to Implement Domestic Violence Policies, 49 Pub. Admin. Rev. 269, 269 (1989)).</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19">
            <text:p>119</text:p>
          </table:table-cell>
          <table:table-cell office:value-type="float" office:value="1996">
            <text:p>1996</text:p>
          </table:table-cell>
          <table:table-cell office:value-type="string">
            <text:p>Yale Law Journal </text:p>
          </table:table-cell>
          <table:table-cell office:value-type="string">
            <text:p>"THE RULE OF LOVE": WIFE BEATING AS PREROGATIVE AND PRIVACY </text:p>
          </table:table-cell>
          <table:table-cell office:value-type="string">
            <text:p>Reva B. Siegel </text:p>
          </table:table-cell>
          <table:table-cell office:value-type="string">
            <text:p>105 Yale L.J. 2117</text:p>
          </table:table-cell>
          <table:table-cell table:number-columns-repeated="2"/>
          <table:table-cell office:value-type="string">
            <text:p>women</text:p>
          </table:table-cell>
          <table:table-cell office:value-type="string">
            <text:p>The U.S. Surgeon General recently found that "battering of women by husbands, ex-husbands or lovers '[is] the single largest cause of injury to women in the United States."' <text:s/></text:p>
          </table:table-cell>
          <table:table-cell table:style-name="ce9" office:value-type="string">
            <text:p>. Joan Zorza, The Criminal Law of Misdemeanor Domestic Violence, 1970-1990, 83 J. Crim. L. &amp; Criminology 46, 46 (1992) (quoting Nikki R. Van Hightower &amp; Susan A. McManus, Limits of State Constitutional Guarantees: Lessons from Efforts to Implement Domestic Violence Policies, 49 Pub. Admin. Rev. 269, 269 (1989)).</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20">
            <text:p>120</text:p>
          </table:table-cell>
          <table:table-cell office:value-type="float" office:value="1997">
            <text:p>1997</text:p>
          </table:table-cell>
          <table:table-cell office:value-type="string">
            <text:p>Albany Law Review</text:p>
          </table:table-cell>
          <table:table-cell office:value-type="string">
            <text:p>Comment PROTECTING NEW YORK'S CHILDREN: AN ARGUMENT FOR THE CREATION OF A REBUTTABLE PRESUMPTION AGAINST AWARDING A SPOUSE ABUSER CUSTODY OF A CHILD </text:p>
          </table:table-cell>
          <table:table-cell office:value-type="string">
            <text:p>Lynne R. Kurtz</text:p>
          </table:table-cell>
          <table:table-cell office:value-type="string">
            <text:p>60 Alb. L. Rev. 1345</text:p>
          </table:table-cell>
          <table:table-cell/>
          <table:table-cell office:value-type="float" office:value="1">
            <text:p>1</text:p>
          </table:table-cell>
          <table:table-cell office:value-type="string">
            <text:p>women</text:p>
          </table:table-cell>
          <table:table-cell office:value-type="string">
            <text:p>"More women are hurt from being beaten than are injured in auto accidents, muggings and rapes combined."</text:p>
          </table:table-cell>
          <table:table-cell table:style-name="ce9" office:value-type="string">
            <text:p>See Doris S. Hoffman, Legal Services Corporation Deserves Support of Bar, N.Y. L.J., May 1, 1995, at S6; see also Family Protection and Domestic Violence Intervention Act of 1994, ch. 222, 1994 N.Y. Laws 2704, 2705 ("More women are hurt from being beaten than are injured in auto accidents, muggings and rapes combined.").</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21">
            <text:p>121</text:p>
          </table:table-cell>
          <table:table-cell office:value-type="float" office:value="1997">
            <text:p>1997</text:p>
          </table:table-cell>
          <table:table-cell office:value-type="string">
            <text:p>Albany Law Review</text:p>
          </table:table-cell>
          <table:table-cell office:value-type="string">
            <text:p>Comment PROTECTING NEW YORK'S CHILDREN: AN ARGUMENT FOR THE CREATION OF A REBUTTABLE PRESUMPTION AGAINST AWARDING A SPOUSE ABUSER CUSTODY OF A CHILD </text:p>
          </table:table-cell>
          <table:table-cell office:value-type="string">
            <text:p>Lynne R. Kurtz</text:p>
          </table:table-cell>
          <table:table-cell office:value-type="string">
            <text:p>60 Alb. L. Rev. 1345</text:p>
          </table:table-cell>
          <table:table-cell table:number-columns-repeated="2"/>
          <table:table-cell office:value-type="string">
            <text:p>19-44</text:p>
          </table:table-cell>
          <table:table-cell office:value-type="string">
            <text:p>Domestic violence is the leading cause of injury to women between the ages of nineteen and forty-four. </text:p>
          </table:table-cell>
          <table:table-cell table:style-name="ce9" office:value-type="string">
            <text:p>See Doris S. Hoffman, Legal Services Corporation Deserves Support of Bar, N.Y. L.J., May 1, 1995, at S6; see also Family Protection and Domestic Violence Intervention Act of 1994, ch. 222, 1994 N.Y. Laws 2704, 2705 ("More women are hurt from being beaten than are injured in auto accidents, muggings and rapes combined.").</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22">
            <text:p>122</text:p>
          </table:table-cell>
          <table:table-cell office:value-type="float" office:value="1997">
            <text:p>1997</text:p>
          </table:table-cell>
          <table:table-cell office:value-type="string">
            <text:p>Berkeley Women's Law Journal</text:p>
          </table:table-cell>
          <table:table-cell office:value-type="string">
            <text:p>Recent Development THE VIOLENCE AGAINST WOMEN ACT AFTER UNITED STATES v. LOPEZ: DEFENDING THE ACT FROM CONSTITUTIONAL CHALLENGE </text:p>
          </table:table-cell>
          <table:table-cell office:value-type="string">
            <text:p>Megan Weinstein</text:p>
          </table:table-cell>
          <table:table-cell office:value-type="string">
            <text:p>12 Berkeley Women's L.J. 119</text:p>
          </table:table-cell>
          <table:table-cell/>
          <table:table-cell office:value-type="float" office:value="1">
            <text:p>1</text:p>
          </table:table-cell>
          <table:table-cell office:value-type="string">
            <text:p>15-44</text:p>
          </table:table-cell>
          <table:table-cell table:style-name="ce9" office:value-type="string">
            <text:p>After conducting hearings on violence against women and its impact on interstate commerce, the Senate Judiciary Committee found that "[v]iolence is the leading cause of injury to women ages 15-44, more common than automobile accidents, muggings, and cancer deaths combined." </text:p>
          </table:table-cell>
          <table:table-cell office:value-type="string">
            <text:p>S. Rep. No. 103-138, at 38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23">
            <text:p>123</text:p>
          </table:table-cell>
          <table:table-cell office:value-type="float" office:value="1997">
            <text:p>1997</text:p>
          </table:table-cell>
          <table:table-cell office:value-type="string">
            <text:p>Boston University Public Interest Law Journal </text:p>
          </table:table-cell>
          <table:table-cell office:value-type="string">
            <text:p>Note TRAPPED IN DOMESTIC VIOLENCE: THE IMPACT OF UNITED STATES IMMIGRATION LAWS ON BATTERED IMMIGRANT WOMEN</text:p>
          </table:table-cell>
          <table:table-cell/>
          <table:table-cell office:value-type="string">
            <text:p>6 B.U. Pub. Int. L.J. 589</text:p>
          </table:table-cell>
          <table:table-cell table:number-columns-repeated="2"/>
          <table:table-cell office:value-type="string">
            <text:p>women</text:p>
          </table:table-cell>
          <table:table-cell office:value-type="string">
            <text:p>Domestic violence is the single largest cause of injury to women in the United States. </text:p>
          </table:table-cell>
          <table:table-cell office:value-type="string">
            <text:p>See Barbara J. Hart, State Codes on Domestic Violence: Analysis, Commentary and Recommendations, 43 (4) Juv. &amp; Fam. Ct. J. 58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24">
            <text:p>124</text:p>
          </table:table-cell>
          <table:table-cell office:value-type="float" office:value="1997">
            <text:p>1997</text:p>
          </table:table-cell>
          <table:table-cell office:value-type="string">
            <text:p>Brooklyn Law Review</text:p>
          </table:table-cell>
          <table:table-cell office:value-type="string">
            <text:p>Symposium BRZONKALA v. VIRGINIA POLYTECHNIC AND STATE UNIVERSITY : THE CONSTITUTIONALITY OF THE VIOLENCE AGAINST WOMEN ACT --RECOGNIZING THAT VIOLENCE TARGETED AT WOMEN AFFECTS INTERSTATE COMMER</text:p>
          </table:table-cell>
          <table:table-cell office:value-type="string">
            <text:p>Peter J. Liuzzo</text:p>
          </table:table-cell>
          <table:table-cell office:value-type="string">
            <text:p>63 Brook. L. Rev. 367</text:p>
          </table:table-cell>
          <table:table-cell/>
          <table:table-cell office:value-type="float" office:value="1">
            <text:p>1</text:p>
          </table:table-cell>
          <table:table-cell office:value-type="string">
            <text:p>15-44</text:p>
          </table:table-cell>
          <table:table-cell office:value-type="string">
            <text:p>Violence is the leading cause of injuries to women ages 15 to 44, more common than automobile accidents, muggings, and cancer deaths combined. </text:p>
          </table:table-cell>
          <table:table-cell office:value-type="string">
            <text:p>S. Rep. No. 103-138, at 37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25">
            <text:p>125</text:p>
          </table:table-cell>
          <table:table-cell office:value-type="float" office:value="1997">
            <text:p>1997</text:p>
          </table:table-cell>
          <table:table-cell office:value-type="string">
            <text:p>California Law Review</text:p>
          </table:table-cell>
          <table:table-cell office:value-type="string">
            <text:p>Comment DOMESTIC VIOLENCE AS A CRIME AGAINST THE STATE: THE NEED FOR MANDATORY ARREST IN CALIFORNIA </text:p>
          </table:table-cell>
          <table:table-cell office:value-type="string">
            <text:p>Machaela M. Hoctor</text:p>
          </table:table-cell>
          <table:table-cell office:value-type="string">
            <text:p>85 Cal. L. Rev. 643</text:p>
          </table:table-cell>
          <table:table-cell table:number-columns-repeated="2"/>
          <table:table-cell office:value-type="string">
            <text:p>women</text:p>
          </table:table-cell>
          <table:table-cell office:value-type="string">
            <text:p>Domestic violence is the leading cause of injury to women in the United States.</text:p>
          </table:table-cell>
          <table:table-cell office:value-type="string">
            <text:p>See Susan A. MacManus &amp; Nikki R. Van Hightower, Limits of State Constitutional Guarantees: Lessons From Efforts to Implement Domestic Violence Policies, 49 PUB. ADMIN. REV. 269, 269 (1989).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26">
            <text:p>126</text:p>
          </table:table-cell>
          <table:table-cell office:value-type="float" office:value="1997">
            <text:p>1997</text:p>
          </table:table-cell>
          <table:table-cell office:value-type="string">
            <text:p>Catholic University Law Review</text:p>
          </table:table-cell>
          <table:table-cell office:value-type="string">
            <text:p>Note AMERICA'S DARK LITTLE SECRET: CHALLENGING THE CONSTITUTIONALITY OF THE CIVIL RIGHTS PROVISION OF THE 1994 VIOLENCE AGAINST WOMEN ACT </text:p>
          </table:table-cell>
          <table:table-cell office:value-type="string">
            <text:p>Jennifer Lynn Crawford</text:p>
          </table:table-cell>
          <table:table-cell office:value-type="string">
            <text:p>47 Cath. U. L. Rev. 189</text:p>
          </table:table-cell>
          <table:table-cell/>
          <table:table-cell office:value-type="float" office:value="1">
            <text:p>1</text:p>
          </table:table-cell>
          <table:table-cell office:value-type="string">
            <text:p>15-44</text:p>
          </table:table-cell>
          <table:table-cell table:style-name="ce9" office:value-type="string">
            <text:p>National Task Force on Violence Against Women (NOW Legal Defense &amp; Educ. Fund, Washington, D.C.), July 24, 1996, at 5 (noting that "violence is the leading cause of injury to women aged 15-44"); // Violence is the leading cause of injuries to women ages 15 to 44, more common than automobile accidents, muggings, and cancer deaths combined. S. Rep. No. 103-138, at 37 (1993).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27">
            <text:p>127</text:p>
          </table:table-cell>
          <table:table-cell office:value-type="float" office:value="1997">
            <text:p>1997</text:p>
          </table:table-cell>
          <table:table-cell office:value-type="string">
            <text:p>Colorado Lawyer </text:p>
          </table:table-cell>
          <table:table-cell office:value-type="string">
            <text:p>Feature THE CBA ADDRESSES FAMILY VIOLENCE ISSUES </text:p>
          </table:table-cell>
          <table:table-cell office:value-type="string">
            <text:p>Dale R. Harris</text:p>
          </table:table-cell>
          <table:table-cell office:value-type="string">
            <text:p>26-JUL Colo. Law. 27</text:p>
          </table:table-cell>
          <table:table-cell table:number-columns-repeated="2"/>
          <table:table-cell office:value-type="string">
            <text:p>women</text:p>
          </table:table-cell>
          <table:table-cell office:value-type="string">
            <text:p>Battering is the single largest cause of injury to women in the United States.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28">
            <text:p>128</text:p>
          </table:table-cell>
          <table:table-cell office:value-type="float" office:value="1997">
            <text:p>1997</text:p>
          </table:table-cell>
          <table:table-cell office:value-type="string">
            <text:p>Creighton Law Review</text:p>
          </table:table-cell>
          <table:table-cell office:value-type="string">
            <text:p>Final Report &amp; Recommendations of the Eighth Circuit Gender Fairness Task Force FINAL REPORT &amp; RECOMMENDATIONS OF THE EIGHTH CIRCUIT GENDER FAIRNESS TASK FORCE September, 1997</text:p>
          </table:table-cell>
          <table:table-cell/>
          <table:table-cell office:value-type="string">
            <text:p>31 Creighton L. Rev. 9</text:p>
          </table:table-cell>
          <table:table-cell/>
          <table:table-cell office:value-type="float" office:value="1">
            <text:p>1</text:p>
          </table:table-cell>
          <table:table-cell office:value-type="string">
            <text:p>15-44</text:p>
          </table:table-cell>
          <table:table-cell table:style-name="ce9" office:value-type="string">
            <text:p>The Senate Judiciary Committee, after reviewing a wide array of studies on violence against women in the United States, reported that "violence is the leading cause of injuries to women ages 15 to 44, more common than automobile accidents, muggings, and cancer deaths, combined." </text:p>
          </table:table-cell>
          <table:table-cell office:value-type="string">
            <text:p>S. Rep. No. 103-38, at 38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29">
            <text:p>129</text:p>
          </table:table-cell>
          <table:table-cell office:value-type="float" office:value="1997">
            <text:p>1997</text:p>
          </table:table-cell>
          <table:table-cell office:value-type="string">
            <text:p>Family Law Quarterly</text:p>
          </table:table-cell>
          <table:table-cell office:value-type="string">
            <text:p>ANNUAL SURVEY OF PERIODICAL LITERATURE </text:p>
          </table:table-cell>
          <table:table-cell office:value-type="string">
            <text:p>Paul M. Kurtz</text:p>
          </table:table-cell>
          <table:table-cell office:value-type="string">
            <text:p>30 Fam. L.Q. 949</text:p>
          </table:table-cell>
          <table:table-cell table:number-columns-repeated="2"/>
          <table:table-cell office:value-type="string">
            <text:p>15-44</text:p>
          </table:table-cell>
          <table:table-cell office:value-type="string">
            <text:p>Points out that, according to recent data, "domestic violence is the leading cause of injury to women in the United States between the ages of 15 and 44."</text:p>
          </table:table-cell>
          <table:table-cell office:value-type="string">
            <text:p>Renee M. Yoshimura, Recent Development, Empowering Battered Women: Changes in Domestic Violence Laws in Hawaii, 17 U. HAW. L. REV. 575 (1995).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30">
            <text:p>130</text:p>
          </table:table-cell>
          <table:table-cell office:value-type="float" office:value="1997">
            <text:p>1997</text:p>
          </table:table-cell>
          <table:table-cell office:value-type="string">
            <text:p>Georgia Law Review</text:p>
          </table:table-cell>
          <table:table-cell office:value-type="string">
            <text:p>Note CAN FEDERALISM SAVE THE VIOLENCE AGAINST WOMEN ACT? </text:p>
          </table:table-cell>
          <table:table-cell office:value-type="string">
            <text:p>Melanie L. Winskie</text:p>
          </table:table-cell>
          <table:table-cell office:value-type="string">
            <text:p>100. 31 Ga. L. Rev. 985</text:p>
          </table:table-cell>
          <table:table-cell/>
          <table:table-cell office:value-type="float" office:value="1">
            <text:p>1</text:p>
          </table:table-cell>
          <table:table-cell office:value-type="string">
            <text:p>15-44</text:p>
          </table:table-cell>
          <table:table-cell office:value-type="string">
            <text:p>stating that "(v)iolence is the leading cause of injuries to women ages 15 to 44, more common than automobile accidents, muggings, and cancer deaths combined"</text:p>
          </table:table-cell>
          <table:table-cell office:value-type="string">
            <text:p>S. Rep. No. 102-197 (1991); see also S. Rep. No. 103-138, at 38 (1993) (stating that "(v)iolence is the leading cause of injuries to women ages 15 to 44, more common than automobile accidents, muggings, and cancer deaths combined").</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31">
            <text:p>131</text:p>
          </table:table-cell>
          <table:table-cell office:value-type="float" office:value="1997">
            <text:p>1997</text:p>
          </table:table-cell>
          <table:table-cell office:value-type="string">
            <text:p>Georgia Law Review</text:p>
          </table:table-cell>
          <table:table-cell office:value-type="string">
            <text:p>Note CAN FEDERALISM SAVE THE VIOLENCE AGAINST WOMEN ACT? </text:p>
          </table:table-cell>
          <table:table-cell office:value-type="string">
            <text:p>Melanie L. Winskie</text:p>
          </table:table-cell>
          <table:table-cell office:value-type="string">
            <text:p>100. 31 Ga. L. Rev. 985</text:p>
          </table:table-cell>
          <table:table-cell/>
          <table:table-cell office:value-type="float" office:value="1">
            <text:p>1</text:p>
          </table:table-cell>
          <table:table-cell office:value-type="string">
            <text:p>women</text:p>
          </table:table-cell>
          <table:table-cell table:style-name="ce9" office:value-type="string">
            <text:p>In a 1991 report, for example, the Senate concluded as follows: Violent attacks by men now tops the list of dangers to an American woman's health….Drunk driving, heart attacks, and cancer--not violent attacks by men--are commonly perceived to be the most serious public health threats to women. Yet the figures clearly demonstrate that violence puts women at greater risk. </text:p>
          </table:table-cell>
          <table:table-cell office:value-type="string">
            <text:p>S. Rep. No. 102-197 (1991); see also S. Rep. No. 103-138, at 38 (1993) (stating that "(v)iolence is the leading cause of injuries to women ages 15 to 44, more common than automobile accidents, muggings, and cancer deaths combined").</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32">
            <text:p>132</text:p>
          </table:table-cell>
          <table:table-cell office:value-type="float" office:value="1997">
            <text:p>1997</text:p>
          </table:table-cell>
          <table:table-cell office:value-type="string">
            <text:p>Georgia State University Law Review </text:p>
          </table:table-cell>
          <table:table-cell office:value-type="string">
            <text:p>Comment THE HIDDEN GENDER BIAS BEHIND "THE BEST INTEREST OF THE CHILD" STANDARD IN CUSTODY DECISIONS </text:p>
          </table:table-cell>
          <table:table-cell office:value-type="string">
            <text:p>Susan Beth Jacobs</text:p>
          </table:table-cell>
          <table:table-cell office:value-type="string">
            <text:p>13 Ga. St. U. L. Rev. 845</text:p>
          </table:table-cell>
          <table:table-cell table:number-columns-repeated="2"/>
          <table:table-cell office:value-type="string">
            <text:p>women</text:p>
          </table:table-cell>
          <table:table-cell office:value-type="string">
            <text:p>Domestic violence is the single leading cause of violent injury to women today, and more than four thousand women are killed by their male partners each year. </text:p>
          </table:table-cell>
          <table:table-cell office:value-type="string">
            <text:p>. Cahn, supra note 375, at 1046-47. [Naomi R. Cahn, Civil Images of Battered Women: The Impact of Domestic Violence on Child Custody Decisions, 44 Vand. L. Rev. 1041, 1072-78 (1991).]</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33">
            <text:p>133</text:p>
          </table:table-cell>
          <table:table-cell office:value-type="float" office:value="1997">
            <text:p>1997</text:p>
          </table:table-cell>
          <table:table-cell office:value-type="string">
            <text:p>Harvard Civil Rights-Civil Liberties Law Review</text:p>
          </table:table-cell>
          <table:table-cell office:value-type="string">
            <text:p>THE CONSTRUCTION OF O.J. SIMPSON AS A RACIAL VICTIM </text:p>
          </table:table-cell>
          <table:table-cell office:value-type="string">
            <text:p>Devon W. Carbado</text:p>
          </table:table-cell>
          <table:table-cell office:value-type="string">
            <text:p>32 Harv. C.R.-C.L. L. Rev. 49</text:p>
          </table:table-cell>
          <table:table-cell office:value-type="float" office:value="1">
            <text:p>1</text:p>
          </table:table-cell>
          <table:table-cell/>
          <table:table-cell office:value-type="string">
            <text:p>15-44</text:p>
          </table:table-cell>
          <table:table-cell table:style-name="ce9" office:value-type="string">
            <text:p>The Simpson case resulted in various interest groups, including NOW, invoking statistics concerning the pervasiveness of domestic abuse. One of the common statistics cited is that, "domestic violence is the leading cause of injury to women [between the ages of] 15 to 44." </text:p>
          </table:table-cell>
          <table:table-cell table:style-name="ce9" office:value-type="string">
            <text:p>Joe Hallinan, Facts Get Tangled in Grapevine, STAR TRIB., July 8, 1994, at 4A.This statistic is based on research conducted by Linda Saltzman and her associates. One of the interesting things about Saltzman's project, which was rarely ever mentioned in the press, was that "the subjects were almost entirely poor, inner-city black women and that separate research has shown black women are far more likely to be abused than white women." Id.</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34">
            <text:p>134</text:p>
          </table:table-cell>
          <table:table-cell office:value-type="float" office:value="1997">
            <text:p>1997</text:p>
          </table:table-cell>
          <table:table-cell office:value-type="string">
            <text:p>Hastings Women's Law Journal</text:p>
          </table:table-cell>
          <table:table-cell office:value-type="string">
            <text:p>WHY PACKING A PISTOL PERPETUATES PATRIARCHY </text:p>
          </table:table-cell>
          <table:table-cell office:value-type="string">
            <text:p>Alana Bassin</text:p>
          </table:table-cell>
          <table:table-cell office:value-type="string">
            <text:p>8 Hastings Women's L.J. 351</text:p>
          </table:table-cell>
          <table:table-cell table:number-columns-repeated="2"/>
          <table:table-cell office:value-type="string">
            <text:p>15-44</text:p>
          </table:table-cell>
          <table:table-cell office:value-type="string">
            <text:p>In the United States, domestic violence is the leading cause of injury for women between the ages of 15-44. </text:p>
          </table:table-cell>
          <table:table-cell office:value-type="string">
            <text:p>HANDGUN CONTROL INC., GUNS AND DOMESTIC VIOLENCE: QUESTIONS AND ANSWERS (on file with author).</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35">
            <text:p>135</text:p>
          </table:table-cell>
          <table:table-cell office:value-type="float" office:value="1997">
            <text:p>1997</text:p>
          </table:table-cell>
          <table:table-cell office:value-type="string">
            <text:p>Law and Inequality: A Journal of Theory &amp; Practice </text:p>
          </table:table-cell>
          <table:table-cell office:value-type="string">
            <text:p>HOUSING AND DOMESTIC ABUSE VICTIMS: THREE PROPOSALS FOR REFORM IN MINNESOTA </text:p>
          </table:table-cell>
          <table:table-cell office:value-type="string">
            <text:p>Ethan Breneman Lauer </text:p>
          </table:table-cell>
          <table:table-cell office:value-type="string">
            <text:p>15 Law &amp; Ineq. 471</text:p>
          </table:table-cell>
          <table:table-cell table:number-columns-repeated="2"/>
          <table:table-cell office:value-type="string">
            <text:p>women</text:p>
          </table:table-cell>
          <table:table-cell office:value-type="string">
            <text:p>Battering is the largest cause of injury to women, <text:s/>and more than half of all American women are victimized at some time in their lives. <text:s/></text:p>
          </table:table-cell>
          <table:table-cell office:value-type="string">
            <text:p>See Edward S. Snyder, Remedies for Domestic Violence: A Continuing Challenge, J. Am. Acad. Matrim. L. 335 (1994);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36">
            <text:p>136</text:p>
          </table:table-cell>
          <table:table-cell office:value-type="float" office:value="1997">
            <text:p>1997</text:p>
          </table:table-cell>
          <table:table-cell office:value-type="string">
            <text:p>Minnesota Law Review</text:p>
          </table:table-cell>
          <table:table-cell office:value-type="string">
            <text:p>Comment BRZONKALA v. VIRGINIA POLYTECHNIC AND STATE UNIVERSITY: VIOLENCE AGAINST WOMEN, COMMERCE, AND THE FOURTEENTH AMENDMENT--DEFINING CONSTITUTIONAL LIMITS </text:p>
          </table:table-cell>
          <table:table-cell office:value-type="string">
            <text:p>Chris A. Rauschl</text:p>
          </table:table-cell>
          <table:table-cell office:value-type="string">
            <text:p>81 Minn. L. Rev. 1601</text:p>
          </table:table-cell>
          <table:table-cell table:number-columns-repeated="2"/>
          <table:table-cell office:value-type="string">
            <text:p>15-44</text:p>
          </table:table-cell>
          <table:table-cell office:value-type="string">
            <text:p>Violence against women is the leading cause of injury to women ages 15 to 44. </text:p>
          </table:table-cell>
          <table:table-cell office:value-type="string">
            <text:p>S. Rep. No. 103-138, at 38 (1993).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37">
            <text:p>137</text:p>
          </table:table-cell>
          <table:table-cell office:value-type="float" office:value="1997">
            <text:p>1997</text:p>
          </table:table-cell>
          <table:table-cell office:value-type="string">
            <text:p>New Mexico Law Review </text:p>
          </table:table-cell>
          <table:table-cell office:value-type="string">
            <text:p>THE CULTURAL DEFENSE AND THE PROBLEM OF CULTURAL PREEMPTION: A FRAMEWORK FOR ANALYSIS </text:p>
          </table:table-cell>
          <table:table-cell office:value-type="string">
            <text:p>Nancy S. Kim </text:p>
          </table:table-cell>
          <table:table-cell office:value-type="string">
            <text:p>27 N. M. L. Rev. 101</text:p>
          </table:table-cell>
          <table:table-cell table:number-columns-repeated="2"/>
          <table:table-cell office:value-type="string">
            <text:p>women</text:p>
          </table:table-cell>
          <table:table-cell table:style-name="ce9" office:value-type="string">
            <text:p>An expert for the defense testifies that, although illegal in the defendant's home country, domestic violence is the single greatest cause of injury to young women and batterers are often not punished. <text:s/>The expert, of course, is testifying on behalf of an "American." <text:s/></text:p>
          </table:table-cell>
          <table:table-cell table:style-name="ce9" office:value-type="string">
            <text:p>. See Sarah M. Buel, Mandatory Arrest for Domestic Violence, 11 HARV. WOMEN'S L.J. 213 (1988); Lisa R. Beck, Note, Protecting Battered Women: A Proposal for Comprehensive Domestic Violence Legislation in New York, 15 FORDHAM URBAN L.J. 999 (1987); Rivera, supra note 85, at 249.</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38">
            <text:p>138</text:p>
          </table:table-cell>
          <table:table-cell office:value-type="float" office:value="1997">
            <text:p>1997</text:p>
          </table:table-cell>
          <table:table-cell office:value-type="string">
            <text:p>Pacific Law Journal</text:p>
          </table:table-cell>
          <table:table-cell office:value-type="string">
            <text:p>California Legislation FIGHTING THE DOMESTIC VIOLENCE BATTLE </text:p>
          </table:table-cell>
          <table:table-cell office:value-type="string">
            <text:p>Julie Momjian</text:p>
          </table:table-cell>
          <table:table-cell office:value-type="string">
            <text:p>28 Pac. L.J. 847</text:p>
          </table:table-cell>
          <table:table-cell/>
          <table:table-cell office:value-type="float" office:value="1">
            <text:p>1</text:p>
          </table:table-cell>
          <table:table-cell office:value-type="string">
            <text:p>women</text:p>
          </table:table-cell>
          <table:table-cell office:value-type="string">
            <text:p>Reports consistently show that domestic violence is the leading cause of injury to women, more than car accidents, muggings, and rapes combined. </text:p>
          </table:table-cell>
          <table:table-cell table:style-name="ce9" office:value-type="string">
            <text:p>Melody K. Fuller &amp; Janet L. Stansberry, 1994 Legislature Strengthens Domestic Violence Protective Orders, 23 COLO. LAW. 2327, 2372 (1994); see Burton, supra note 1, at A21 (asserting that the U.S. Surgeon General has found that battering accounts for more than one-fifth of all hospital emergency room visits); id. (stating that domestic violence is also a cause of homelessness, which is demonstrated by the reports that reveal the following facts: for every two women admitted into a women's shelter, five must be turned away, and for every two children admitted, eight must be turned away).</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39">
            <text:p>139</text:p>
          </table:table-cell>
          <table:table-cell office:value-type="float" office:value="1997">
            <text:p>1997</text:p>
          </table:table-cell>
          <table:table-cell office:value-type="string">
            <text:p>Saint Mary's Law Journal</text:p>
          </table:table-cell>
          <table:table-cell office:value-type="string">
            <text:p>Comment TITLE III OF THE VIOLENCE AGAINST WOMEN ACT: THE ANSWER TO DOMESTIC VIOLENCE OR A CONSTITUTIONAL TIME-BOMB? </text:p>
          </table:table-cell>
          <table:table-cell office:value-type="string">
            <text:p>Yvette J. Mabbun</text:p>
          </table:table-cell>
          <table:table-cell office:value-type="string">
            <text:p>29 St. Mary's L.J. 207</text:p>
          </table:table-cell>
          <table:table-cell table:number-columns-repeated="2"/>
          <table:table-cell office:value-type="string">
            <text:p>women</text:p>
          </table:table-cell>
          <table:table-cell office:value-type="string">
            <text:p>Congressional committees assigned to study this epidemic found that violent attacks by men topped the list of dangers to an American woman's health. </text:p>
          </table:table-cell>
          <table:table-cell table:style-name="ce9" office:value-type="string">
            <text:p>See S. Rep. No. 102-197, at 37-38 (1991) (examining prevalence of violent crimes committed against women); Elizabeth M. Schneider, Particularity and Generality: Challenges of Feminist Theory and Practice in Work on Woman-Abuse, 67 N.Y.U. L. Rev. 520, 523 (1992) (identifying domestic violence as leading cause of injury to women). // see also James Martin Truss, Comment, The Subjection of Women ... Still: Unfulfilled Promises of Protection for Women Victims of Domestic Violence, 26 St. Mary's L.J. 1149, 1152-56 (1995) (noting domestic violence as leading cause of injury to women and acknowledging slow legislative response as primary factor for exacerbation of problem).</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40">
            <text:p>140</text:p>
          </table:table-cell>
          <table:table-cell office:value-type="float" office:value="1997">
            <text:p>1997</text:p>
          </table:table-cell>
          <table:table-cell office:value-type="string">
            <text:p>Saint Mary's Law Journal</text:p>
          </table:table-cell>
          <table:table-cell office:value-type="string">
            <text:p>Comment TITLE III OF THE VIOLENCE AGAINST WOMEN ACT: THE ANSWER TO DOMESTIC VIOLENCE OR A CONSTITUTIONAL TIME-BOMB? </text:p>
          </table:table-cell>
          <table:table-cell office:value-type="string">
            <text:p>Yvette J. Mabbun</text:p>
          </table:table-cell>
          <table:table-cell office:value-type="string">
            <text:p>29 St. Mary's L.J. 207</text:p>
          </table:table-cell>
          <table:table-cell table:number-columns-repeated="2"/>
          <table:table-cell office:value-type="string">
            <text:p>women</text:p>
          </table:table-cell>
          <table:table-cell office:value-type="string">
            <text:p>identifying domestic violence as leading cause of injury to women</text:p>
          </table:table-cell>
          <table:table-cell table:style-name="ce9" office:value-type="string">
            <text:p>See S. Rep. No. 102-197, at 37-38 (1991) (examining prevalence of violent crimes committed against women); Elizabeth M. Schneider, Particularity and Generality: Challenges of Feminist Theory and Practice in Work on Woman-Abuse, 67 N.Y.U. L. Rev. 520, 523 (1992) (identifying domestic violence as leading cause of injury to women). // see also James Martin Truss, Comment, The Subjection of Women ... Still: Unfulfilled Promises of Protection for Women Victims of Domestic Violence, 26 St. Mary's L.J. 1149, 1152-56 (1995) (noting domestic violence as leading cause of injury to women and acknowledging slow legislative response as primary factor for exacerbation of problem).</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41">
            <text:p>141</text:p>
          </table:table-cell>
          <table:table-cell office:value-type="float" office:value="1997">
            <text:p>1997</text:p>
          </table:table-cell>
          <table:table-cell office:value-type="string">
            <text:p>Southern California Law Review </text:p>
          </table:table-cell>
          <table:table-cell office:value-type="string">
            <text:p>Note HOMELESS FAMILIES FROM 1980-1996: CASUALTIES OF DECLINING SUPPORT FOR THE WAR ON POVERTY </text:p>
          </table:table-cell>
          <table:table-cell office:value-type="string">
            <text:p>Christina Victoria Tusan </text:p>
          </table:table-cell>
          <table:table-cell office:value-type="string">
            <text:p>70 S. Cal. L. Rev. 1141</text:p>
          </table:table-cell>
          <table:table-cell table:number-columns-repeated="2"/>
          <table:table-cell office:value-type="string">
            <text:p>women</text:p>
          </table:table-cell>
          <table:table-cell office:value-type="string">
            <text:p>Battering was found to be the single largest cause of injury to women in the United States, and many studies have found that it afflicts extremely poor women as well as homeless women. <text:s/></text:p>
          </table:table-cell>
          <table:table-cell office:value-type="string">
            <text:p>. Zorza, supra note 84, at 421 (quoting Division of Policy Studies, U.S. Dep't of Housing &amp; Urban Dev., Report on the 1988 National Survey of Shelters for the Homeless 14 (1988)).</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42">
            <text:p>142</text:p>
          </table:table-cell>
          <table:table-cell office:value-type="float" office:value="1997">
            <text:p>1997</text:p>
          </table:table-cell>
          <table:table-cell office:value-type="string">
            <text:p>The Journal of Gender, Race &amp; Justice</text:p>
          </table:table-cell>
          <table:table-cell office:value-type="string">
            <text:p>Student Recent Development THE VIOLENCE AGAINST WOMEN ACT: STABILIZING COMMERCE THROUGH A CIVIL RIGHTS REMEDY </text:p>
          </table:table-cell>
          <table:table-cell office:value-type="string">
            <text:p>Christine Conover</text:p>
          </table:table-cell>
          <table:table-cell office:value-type="string">
            <text:p>1 J. Gender Race &amp; Just. 269</text:p>
          </table:table-cell>
          <table:table-cell table:number-columns-repeated="2"/>
          <table:table-cell office:value-type="string">
            <text:p>women</text:p>
          </table:table-cell>
          <table:table-cell office:value-type="string">
            <text:p>Gender-motivated violence continues to be the leading cause of injury to women. </text:p>
          </table:table-cell>
          <table:table-cell office:value-type="string">
            <text:p>S. Rep. No. 103-138, at 38 (1993) ("Violence is the leading cause of injury to women ages 15-44, more common than automobile accidents, muggings, and cancer deaths combined.").</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43">
            <text:p>143</text:p>
          </table:table-cell>
          <table:table-cell office:value-type="float" office:value="1997">
            <text:p>1997</text:p>
          </table:table-cell>
          <table:table-cell office:value-type="string">
            <text:p>The Journal of Gender, Race &amp; Justice</text:p>
          </table:table-cell>
          <table:table-cell office:value-type="string">
            <text:p>Student Recent Development THE VIOLENCE AGAINST WOMEN ACT: STABILIZING COMMERCE THROUGH A CIVIL RIGHTS REMEDY </text:p>
          </table:table-cell>
          <table:table-cell office:value-type="string">
            <text:p>Christine Conover</text:p>
          </table:table-cell>
          <table:table-cell office:value-type="string">
            <text:p>1 J. Gender Race &amp; Just. 269</text:p>
          </table:table-cell>
          <table:table-cell/>
          <table:table-cell office:value-type="float" office:value="1">
            <text:p>1</text:p>
          </table:table-cell>
          <table:table-cell office:value-type="string">
            <text:p>15-44</text:p>
          </table:table-cell>
          <table:table-cell office:value-type="string">
            <text:p>"Violence is the leading cause of injury to women ages 15-44, more common than automobile accidents, muggings, and cancer deaths combined."</text:p>
          </table:table-cell>
          <table:table-cell office:value-type="string">
            <text:p>S. Rep. No. 103-138, at 38 (1993) ("Violence is the leading cause of injury to women ages 15-44, more common than automobile accidents, muggings, and cancer deaths combined.").</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44">
            <text:p>144</text:p>
          </table:table-cell>
          <table:table-cell office:value-type="float" office:value="1997">
            <text:p>1997</text:p>
          </table:table-cell>
          <table:table-cell office:value-type="string">
            <text:p>UCLA Women's Law Journal</text:p>
          </table:table-cell>
          <table:table-cell office:value-type="string">
            <text:p>Mandatory Prosecution in Domestic Violence Cases DOMESTIC VIOLENCE: THE CASE FOR AGGRESSIVE PROSECUTION </text:p>
          </table:table-cell>
          <table:table-cell office:value-type="string">
            <text:p>Donna Wills</text:p>
          </table:table-cell>
          <table:table-cell office:value-type="string">
            <text:p>7 UCLA Women's L.J. 173</text:p>
          </table:table-cell>
          <table:table-cell table:number-columns-repeated="2"/>
          <table:table-cell office:value-type="string">
            <text:p>15-44</text:p>
          </table:table-cell>
          <table:table-cell office:value-type="string">
            <text:p>Domestic violence is the leading cause of injuries to women ages 15 to 44.</text:p>
          </table:table-cell>
          <table:table-cell table:style-name="ce9" office:value-type="string">
            <text:p>See Boxall &amp; Muir, supra note 1, at A1 (citing 1992 United States Surgeon General statistics). Domestic violence is the leading cause of injuries to women ages 15 to 44. See Michele Ingrassia &amp; Melinda Beck, Patterns of Abuse, Newsweek, July 4, 1994, at 26, 26-28 (citing 1992 United States Surgeon General statistics).</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45">
            <text:p>145</text:p>
          </table:table-cell>
          <table:table-cell office:value-type="float" office:value="1997">
            <text:p>1997</text:p>
          </table:table-cell>
          <table:table-cell office:value-type="string">
            <text:p>UCLA Women's Law Journal</text:p>
          </table:table-cell>
          <table:table-cell office:value-type="string">
            <text:p>Mandatory Prosecution in Domestic Violence Cases DOMESTIC VIOLENCE: THE CASE FOR AGGRESSIVE PROSECUTION </text:p>
          </table:table-cell>
          <table:table-cell office:value-type="string">
            <text:p>Donna Wills</text:p>
          </table:table-cell>
          <table:table-cell office:value-type="string">
            <text:p>7 UCLA Women's L.J. 173</text:p>
          </table:table-cell>
          <table:table-cell table:number-columns-repeated="2"/>
          <table:table-cell office:value-type="string">
            <text:p>women</text:p>
          </table:table-cell>
          <table:table-cell table:style-name="ce9" office:value-type="string">
            <text:p>Besides being "an unacknowledged epidemic in our society," <text:s/>domestic violence is the leading cause of injury to women, <text:s/>a major factor in female homicide, <text:s/>a contributing factor to female suicide, <text:s/>a major risk for child abuse, <text:s/>and a major precursor for future batterers <text:s/>and violent youth offenders. </text:p>
          </table:table-cell>
          <table:table-cell table:style-name="ce9" office:value-type="string">
            <text:p>See Boxall &amp; Muir, supra note 1, at A1 (citing 1992 United States Surgeon General statistics). Domestic violence is the leading cause of injuries to women ages 15 to 44. See Michele Ingrassia &amp; Melinda Beck, Patterns of Abuse, Newsweek, July 4, 1994, at 26, 26-28 (citing 1992 United States Surgeon General statistics).</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46">
            <text:p>146</text:p>
          </table:table-cell>
          <table:table-cell office:value-type="float" office:value="1997">
            <text:p>1997</text:p>
          </table:table-cell>
          <table:table-cell office:value-type="string">
            <text:p>UMKC Law Review</text:p>
          </table:table-cell>
          <table:table-cell office:value-type="string">
            <text:p>Note PUNISHING THE PASSIVE PARENT:ENDING A CYCLE OF VIOLENCE </text:p>
          </table:table-cell>
          <table:table-cell office:value-type="string">
            <text:p>Jean Peters-Baker</text:p>
          </table:table-cell>
          <table:table-cell office:value-type="string">
            <text:p>65 UMKC L. Rev. 1003</text:p>
          </table:table-cell>
          <table:table-cell/>
          <table:table-cell office:value-type="float" office:value="1">
            <text:p>1</text:p>
          </table:table-cell>
          <table:table-cell office:value-type="string">
            <text:p>15-44</text:p>
          </table:table-cell>
          <table:table-cell office:value-type="string">
            <text:p>The Surgeon General reported domestic violence as the leading cause of injury to women between the ages of 15 to 44, which is more common than automobile accidents, muggings, and cancer deaths combined. </text:p>
          </table:table-cell>
          <table:table-cell office:value-type="string">
            <text:p>Guns and Family Abusers, WASH. POST, June 25, 1994 at A-20; see generally Patrick A. Lanyan &amp; Christopher A. Innes, Bureau of Justice Statistics, Preventing Domestic Violence Against Women, Washington, D.C.:U.S. Dep't of Justice (1986).</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47">
            <text:p>147</text:p>
          </table:table-cell>
          <table:table-cell office:value-type="float" office:value="1997">
            <text:p>1997</text:p>
          </table:table-cell>
          <table:table-cell office:value-type="string">
            <text:p>University of Illinois Law Review</text:p>
          </table:table-cell>
          <table:table-cell office:value-type="string">
            <text:p>Note NO LONGER FOLLOWING THE RULE OF THUMB--WHAT TO DO WITH DOMESTIC TORTS AND DIVORCE CLAIMS </text:p>
          </table:table-cell>
          <table:table-cell office:value-type="string">
            <text:p>Kristyn J. Krohse</text:p>
          </table:table-cell>
          <table:table-cell office:value-type="string">
            <text:p>1997 U. Ill. L. Rev. 923</text:p>
          </table:table-cell>
          <table:table-cell/>
          <table:table-cell office:value-type="float" office:value="1">
            <text:p>1</text:p>
          </table:table-cell>
          <table:table-cell office:value-type="string">
            <text:p>15-44</text:p>
          </table:table-cell>
          <table:table-cell office:value-type="string">
            <text:p>According to recent statistics, domestic violence is the leading cause of injuries to women aged fifteen through forty-four. Spouse abuse is more common than automobile accidents, muggings, and cancer deaths combined.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48">
            <text:p>148</text:p>
          </table:table-cell>
          <table:table-cell office:value-type="float" office:value="1997">
            <text:p>1997</text:p>
          </table:table-cell>
          <table:table-cell office:value-type="string">
            <text:p>Washington University Law Quarterly</text:p>
          </table:table-cell>
          <table:table-cell office:value-type="string">
            <text:p>Recent Development TITLE III OF THE VIOLENCE AGAINST WOMEN ACT: CONSTITUTIONALLY SAFE AND SOUND </text:p>
          </table:table-cell>
          <table:table-cell office:value-type="string">
            <text:p>Carolyn Peri Weiss</text:p>
          </table:table-cell>
          <table:table-cell office:value-type="string">
            <text:p>75 Wash. U. L.Q. 723</text:p>
          </table:table-cell>
          <table:table-cell/>
          <table:table-cell office:value-type="float" office:value="1">
            <text:p>1</text:p>
          </table:table-cell>
          <table:table-cell office:value-type="string">
            <text:p>15-44</text:p>
          </table:table-cell>
          <table:table-cell office:value-type="string">
            <text:p>For example, Congress learned that between 1988 and 1992, violence was the "leading cause of injury to women ages 15 to 44, more common than automobile accidents, muggings, and cancer deaths combined." </text:p>
          </table:table-cell>
          <table:table-cell office:value-type="string">
            <text:p>H.R. Rep. No. 103-395, at 25 (citation omitted).</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49">
            <text:p>149</text:p>
          </table:table-cell>
          <table:table-cell office:value-type="float" office:value="1997">
            <text:p>1997</text:p>
          </table:table-cell>
          <table:table-cell office:value-type="string">
            <text:p>Washington University Law Quarterly </text:p>
          </table:table-cell>
          <table:table-cell office:value-type="string">
            <text:p>Recent Development TITLE III OF THE VIOLENCE AGAINST WOMEN ACT: CONSTITUTIONALLY SAFE AND SOUND </text:p>
          </table:table-cell>
          <table:table-cell office:value-type="string">
            <text:p>Carolyn Peri Weiss</text:p>
          </table:table-cell>
          <table:table-cell office:value-type="string">
            <text:p>75 Wash. U. L.Q. 723</text:p>
          </table:table-cell>
          <table:table-cell table:number-columns-repeated="2"/>
          <table:table-cell office:value-type="string">
            <text:p>women</text:p>
          </table:table-cell>
          <table:table-cell office:value-type="string">
            <text:p>The Surgeon General reported in 1993 that battering was the "single largest cause of injury to women in the United States." </text:p>
          </table:table-cell>
          <table:table-cell office:value-type="string">
            <text:p>Easterling, supra note 9, at 939 (citations omitted).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50">
            <text:p>150</text:p>
          </table:table-cell>
          <table:table-cell office:value-type="float" office:value="1997">
            <text:p>1997</text:p>
          </table:table-cell>
          <table:table-cell office:value-type="string">
            <text:p>Willamette Law Review</text:p>
          </table:table-cell>
          <table:table-cell office:value-type="string">
            <text:p>Domestic Violence Symposium Issue FEDERAL ANTIVIOLENCE AND ABUSE LEGISLATION: TOWARD ELIMINATION OF DISPARATE JUSTICE FOR WOMEN AND CHILDREN </text:p>
          </table:table-cell>
          <table:table-cell office:value-type="string">
            <text:p>George B. Stevenson</text:p>
          </table:table-cell>
          <table:table-cell office:value-type="string">
            <text:p>33 Willamette L. Rev. 847</text:p>
          </table:table-cell>
          <table:table-cell table:number-columns-repeated="2"/>
          <table:table-cell office:value-type="string">
            <text:p>15-44</text:p>
          </table:table-cell>
          <table:table-cell office:value-type="string">
            <text:p>In 1994, Congress acknowledged domestic violence as the leading cause of injuries to women between the ages of fifteen and forty-four. </text:p>
          </table:table-cell>
          <table:table-cell office:value-type="string">
            <text:p>Violent Crime Control and Law Enforcement Act of 1994, H.R. Conf. Rep. No. 103-711, at 391 (1994).</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51">
            <text:p>151</text:p>
          </table:table-cell>
          <table:table-cell office:value-type="float" office:value="1997">
            <text:p>1997</text:p>
          </table:table-cell>
          <table:table-cell office:value-type="string">
            <text:p>Willamette Law Review </text:p>
          </table:table-cell>
          <table:table-cell office:value-type="string">
            <text:p>Domestic Violence Symposium Issue ENDING THE DOMESTIC VIOLENCE CYCLE THROUGH VICTIM EDUCATION IN OREGON'S RESTRAINING ORDER PROCESS </text:p>
          </table:table-cell>
          <table:table-cell office:value-type="string">
            <text:p>Bryan J. Orrio </text:p>
          </table:table-cell>
          <table:table-cell office:value-type="string">
            <text:p>33 Willamette L. Rev. 971</text:p>
          </table:table-cell>
          <table:table-cell table:number-columns-repeated="2"/>
          <table:table-cell office:value-type="string">
            <text:p>women</text:p>
          </table:table-cell>
          <table:table-cell table:style-name="ce9" office:value-type="string">
            <text:p>Moreover, half of all married women will be beaten at least once by their spouses. <text:s/>The United States Surgeon General found spousal battering to be the single greatest cause of injury to women, accounting for more than twenty percent of all hospital emergency room visits. </text:p>
          </table:table-cell>
          <table:table-cell office:value-type="string">
            <text:p>Joan Zorza, Mandatory Arrest for Domestic Violence: Why It May Prove the Best First Step in Curbing Repeat Abuse, Crim. Just., Fall 1995, at 2.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52">
            <text:p>152</text:p>
          </table:table-cell>
          <table:table-cell office:value-type="float" office:value="1997">
            <text:p>1997</text:p>
          </table:table-cell>
          <table:table-cell office:value-type="string">
            <text:p>Women's Rights Law Reporter</text:p>
          </table:table-cell>
          <table:table-cell office:value-type="string">
            <text:p>Note THE VIOLENCE AGAINST WOMEN ACT: CONTINUED CONFUSION OVER THE SCOPE OF THE COMMERCE CLAUSE </text:p>
          </table:table-cell>
          <table:table-cell office:value-type="string">
            <text:p>Karen Tichenor</text:p>
          </table:table-cell>
          <table:table-cell office:value-type="string">
            <text:p>18 Women's Rts. L. Rep. 329</text:p>
          </table:table-cell>
          <table:table-cell table:number-columns-repeated="2" office:value-type="float" office:value="1">
            <text:p>1</text:p>
          </table:table-cell>
          <table:table-cell office:value-type="string">
            <text:p>women</text:p>
          </table:table-cell>
          <table:table-cell office:value-type="string">
            <text:p>Congress discovered that violence is a leading cause of injury to women, more common than car accidents, muggings, and cancer ombined. </text:p>
          </table:table-cell>
          <table:table-cell table:style-name="ce9" office:value-type="string">
            <text:p>See S. Rep. No. 103-138, at 38 (1993); Doe, 929 F. Supp. at 611. <text:s/>// Cathy Young, vice-president of the Women's Freedom Network, claims that congressional findings regarding violence as the leading cause of injury to women ages 15-44, more common than car accidents, muggings, and cancer deaths combined, is fiction because it relies on a study of emergency room patients in a high crime inner city area not the population at large. See id. [Cathy Young, Rule of Law: Crime, the Constitution and the 'Weaker' Sex, Wall St. J., Aug. 21, 1996, at A15.] She claims that the statistic was made up by feminist 'advocacy researchers.' See id. Additionally, she claims that Congress relied on a "phony" statistic that 35% of women who visit emergency rooms are domestic violence victims, citing a 1995 Denver study which found that less than 2% of women visiting emergency rooms were treated from beating by a male partner. See id. She also discredits Congress' claim that violence against women is treated less seriously in state courts, discussing a study by a feminist criminologist who discovered that men who assaulted women were not treated more leniently then men attacking other men.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53">
            <text:p>153</text:p>
          </table:table-cell>
          <table:table-cell office:value-type="float" office:value="1997">
            <text:p>1997</text:p>
          </table:table-cell>
          <table:table-cell office:value-type="string">
            <text:p>Yale Law Journal</text:p>
          </table:table-cell>
          <table:table-cell office:value-type="string">
            <text:p>Note IN DEFENSE OF THE CIVIL RIGHTS REMEDY OF THE VIOLENCE AGAINST WOMEN ACT </text:p>
          </table:table-cell>
          <table:table-cell office:value-type="string">
            <text:p>Johanna R. Shargel</text:p>
          </table:table-cell>
          <table:table-cell office:value-type="string">
            <text:p>106 Yale L.J. 1849</text:p>
          </table:table-cell>
          <table:table-cell/>
          <table:table-cell office:value-type="float" office:value="1">
            <text:p>1</text:p>
          </table:table-cell>
          <table:table-cell office:value-type="string">
            <text:p>15-44</text:p>
          </table:table-cell>
          <table:table-cell table:style-name="ce9" office:value-type="string">
            <text:p>The Senate Judiciary Committee, after reviewing a wide array of studies on violence against women in the United States, reported that "[v] iolence is the leading cause of injuries to women ages 15 to 44, more common than automobile accidents, muggings, and cancer deaths combined." </text:p>
          </table:table-cell>
          <table:table-cell office:value-type="string">
            <text:p>S. Rep. No. 103-138, at 38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54">
            <text:p>154</text:p>
          </table:table-cell>
          <table:table-cell office:value-type="float" office:value="1998">
            <text:p>1998</text:p>
          </table:table-cell>
          <table:table-cell office:value-type="string">
            <text:p>Arizona Attorney</text:p>
          </table:table-cell>
          <table:table-cell office:value-type="string">
            <text:p>Feature POWER &amp; CONTROL-DISPELLING THE MYTHS SURROUNDING DOMESTIC VIOLENCE </text:p>
          </table:table-cell>
          <table:table-cell office:value-type="string">
            <text:p>Linda E. Offner</text:p>
          </table:table-cell>
          <table:table-cell office:value-type="string">
            <text:p>34-APR Ariz. Att'y 16</text:p>
          </table:table-cell>
          <table:table-cell office:value-type="float" office:value="1">
            <text:p>1</text:p>
          </table:table-cell>
          <table:table-cell/>
          <table:table-cell office:value-type="string">
            <text:p>women</text:p>
          </table:table-cell>
          <table:table-cell table:style-name="ce9" office:value-type="string">
            <text:p>While no one would argue that the statistics show that domestic violence is one of the leading causes of injury among women, there is polarization in the field regarding what constitutes domestic violence, its causes, and appropriate treatment to end that violence.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55">
            <text:p>155</text:p>
          </table:table-cell>
          <table:table-cell office:value-type="float" office:value="1998">
            <text:p>1998</text:p>
          </table:table-cell>
          <table:table-cell office:value-type="string">
            <text:p>Columbia Human Rights Law Review</text:p>
          </table:table-cell>
          <table:table-cell office:value-type="string">
            <text:p>WITH ALL DUE DELIBERATE CARE: USING INTERNATIONAL LAW AND THE FEDERAL VIOLENCE AGAINST WOMEN ACT TO LOCATE THE CONTOURS OF STATE RESPONSIBILITY FOR VIOLENCE AGAINST MOTHERS IN THE AGE OF DESHANEY </text:p>
          </table:table-cell>
          <table:table-cell office:value-type="string">
            <text:p>G. Kristian Miccio</text:p>
          </table:table-cell>
          <table:table-cell office:value-type="string">
            <text:p>29 Colum. Hum. Rts. L. Rev. 641</text:p>
          </table:table-cell>
          <table:table-cell/>
          <table:table-cell office:value-type="float" office:value="1">
            <text:p>1</text:p>
          </table:table-cell>
          <table:table-cell office:value-type="string">
            <text:p>women</text:p>
          </table:table-cell>
          <table:table-cell office:value-type="string">
            <text:p>Indeed, in 1992, U.S. Surgeon General Antonia Novello cited intimate violence as the leading cause of injury to women--more than car accidents, muggings, occupational hazards, and cancer deaths combined. </text:p>
          </table:table-cell>
          <table:table-cell office:value-type="string">
            <text:p>Senate Comm. on the Judiciary, Report on the Violence Against Women Act of 1993, S. Rep. No. 103-138, p. 38, 41-4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56">
            <text:p>156</text:p>
          </table:table-cell>
          <table:table-cell office:value-type="float" office:value="1998">
            <text:p>1998</text:p>
          </table:table-cell>
          <table:table-cell office:value-type="string">
            <text:p>Cornell Law Review </text:p>
          </table:table-cell>
          <table:table-cell office:value-type="string">
            <text:p>LEGAL IMAGES OF MOTHERHOOD: CONFLICTING DEFINITIONS FROM WELFARE "REFORM," FAMILY, AND CRIMINAL LAW </text:p>
          </table:table-cell>
          <table:table-cell office:value-type="string">
            <text:p>Jane C. Murphy </text:p>
          </table:table-cell>
          <table:table-cell office:value-type="string">
            <text:p>83 Cornell L. Rev. 688</text:p>
          </table:table-cell>
          <table:table-cell/>
          <table:table-cell office:value-type="float" office:value="1">
            <text:p>1</text:p>
          </table:table-cell>
          <table:table-cell office:value-type="string">
            <text:p>women</text:p>
          </table:table-cell>
          <table:table-cell office:value-type="string">
            <text:p>Abuse by husbands or boyfriends is the single largest cause of physical injury to women in America, more common than burglary, muggings, and other physical crime combined. </text:p>
          </table:table-cell>
          <table:table-cell office:value-type="string">
            <text:p>. See Maryland Attorney General's &amp; Lt. Governor's Fam. Violence Council, Stop the Violence: A Call to Action, Recommendations and Action Plan 1 (1996) [hereinafter Stop the Violence].</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57">
            <text:p>157</text:p>
          </table:table-cell>
          <table:table-cell office:value-type="float" office:value="1998">
            <text:p>1998</text:p>
          </table:table-cell>
          <table:table-cell office:value-type="string">
            <text:p>Cornell Law Review </text:p>
          </table:table-cell>
          <table:table-cell office:value-type="string">
            <text:p>LEGAL IMAGES OF MOTHERHOOD: CONFLICTING DEFINITIONS FROM WELFARE "REFORM," FAMILY, AND CRIMINAL LAW </text:p>
          </table:table-cell>
          <table:table-cell office:value-type="string">
            <text:p>Jane C. Murphy </text:p>
          </table:table-cell>
          <table:table-cell office:value-type="string">
            <text:p>83 Cornell L. Rev. 688</text:p>
          </table:table-cell>
          <table:table-cell table:number-columns-repeated="2"/>
          <table:table-cell office:value-type="string">
            <text:p>women</text:p>
          </table:table-cell>
          <table:table-cell office:value-type="string">
            <text:p>Battering by a spouse or intimate partner is the single largest cause of injury to women in the United States. </text:p>
          </table:table-cell>
          <table:table-cell office:value-type="string">
            <text:p>. See Maryland Attorney General's &amp; Lt. Governor's Fam. Violence Council, Stop the Violence: A Call to Action, Recommendations and Action Plan 1 (1996) [hereinafter Stop the Violence].</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58">
            <text:p>158</text:p>
          </table:table-cell>
          <table:table-cell office:value-type="float" office:value="1998">
            <text:p>1998</text:p>
          </table:table-cell>
          <table:table-cell office:value-type="string">
            <text:p>Emory Law Journal</text:p>
          </table:table-cell>
          <table:table-cell office:value-type="string">
            <text:p>Comments CHOOSING BETWEEN PRINCIPLES OF FEDERAL POWER: THE CIVIL RIGHTS REMEDY OF THE VIOLENCE AGAINST WOMEN ACT </text:p>
          </table:table-cell>
          <table:table-cell office:value-type="string">
            <text:p>Melinda M. Renshaw</text:p>
          </table:table-cell>
          <table:table-cell office:value-type="string">
            <text:p>47 Emory L.J. 819</text:p>
          </table:table-cell>
          <table:table-cell table:number-columns-repeated="2"/>
          <table:table-cell office:value-type="string">
            <text:p>15-44</text:p>
          </table:table-cell>
          <table:table-cell table:style-name="ce9" office:value-type="string">
            <text:p>The need to combat gender-motivated crimes, particularly domestic violence, <text:s/>clearly exists in the United States--the statistics regarding violent crimes against women are staggering. Violence is the leading cause of injury among fifteen to forty-four year old women. </text:p>
          </table:table-cell>
          <table:table-cell office:value-type="string">
            <text:p>Biden, The Violence Against Women Act of 1993, S. Rep. No. 103-138 (1993) at 38.</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59">
            <text:p>159</text:p>
          </table:table-cell>
          <table:table-cell office:value-type="float" office:value="1998">
            <text:p>1998</text:p>
          </table:table-cell>
          <table:table-cell office:value-type="string">
            <text:p>Family and Conciliation Courts Review</text:p>
          </table:table-cell>
          <table:table-cell office:value-type="string">
            <text:p>NEW YORK STATE UNIFIED COURT SYSTEM: FAMILY JUSTICE PROGRAM </text:p>
          </table:table-cell>
          <table:table-cell office:value-type="string">
            <text:p>Hon. Judith S. Kaye, Hon. Jonathan Lippman</text:p>
          </table:table-cell>
          <table:table-cell office:value-type="string">
            <text:p>36 Fam. &amp; Conciliation Courts Rev. 144</text:p>
          </table:table-cell>
          <table:table-cell table:number-columns-repeated="2"/>
          <table:table-cell office:value-type="string">
            <text:p>women</text:p>
          </table:table-cell>
          <table:table-cell office:value-type="string">
            <text:p>Domestic violence is the leading cause of injury to women.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60">
            <text:p>160</text:p>
          </table:table-cell>
          <table:table-cell office:value-type="float" office:value="1998">
            <text:p>1998</text:p>
          </table:table-cell>
          <table:table-cell office:value-type="string">
            <text:p>Georgetown Law Journal</text:p>
          </table:table-cell>
          <table:table-cell office:value-type="string">
            <text:p>Note THE VIOLENCE AGAINST WOMEN ACT: RECOGNIZING A FEDERAL CIVIL RIGHT TO BE FREE FROM VIOLENCE </text:p>
          </table:table-cell>
          <table:table-cell office:value-type="string">
            <text:p>Kelli C. McTaggart</text:p>
          </table:table-cell>
          <table:table-cell office:value-type="string">
            <text:p>86 Geo. L.J. 1123</text:p>
          </table:table-cell>
          <table:table-cell/>
          <table:table-cell office:value-type="float" office:value="1">
            <text:p>1</text:p>
          </table:table-cell>
          <table:table-cell office:value-type="string">
            <text:p>15-44</text:p>
          </table:table-cell>
          <table:table-cell table:style-name="ce9" office:value-type="string">
            <text:p>The congressional findings document the pervasiveness and seriousness of the problem of gender-based violence. The Senate found that "[v]iolence is the leading cause of injuries to women ages fifteen to forty-four, more common than automobile accidents, muggings, and cancer deaths combined." </text:p>
          </table:table-cell>
          <table:table-cell office:value-type="string">
            <text:p>S. Rep. No. 103-38, at 38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61">
            <text:p>161</text:p>
          </table:table-cell>
          <table:table-cell office:value-type="float" office:value="1998">
            <text:p>1998</text:p>
          </table:table-cell>
          <table:table-cell office:value-type="string">
            <text:p>Gonzaga Law Review </text:p>
          </table:table-cell>
          <table:table-cell office:value-type="string">
            <text:p>Symposium PROVIDING EQUAL JUSTICE FOR THE DOMESTIC VIOLENCE VICTIM: DUE PROCESS AND THE VICTIM'S RIGHT TO COUNSEL </text:p>
          </table:table-cell>
          <table:table-cell office:value-type="string">
            <text:p>Lisa E. Martin </text:p>
          </table:table-cell>
          <table:table-cell office:value-type="string">
            <text:p>34 Gonz. L. Rev. 329</text:p>
          </table:table-cell>
          <table:table-cell/>
          <table:table-cell office:value-type="float" office:value="1">
            <text:p>1</text:p>
          </table:table-cell>
          <table:table-cell office:value-type="string">
            <text:p>women</text:p>
          </table:table-cell>
          <table:table-cell office:value-type="string">
            <text:p>In fact, domestic violence is the leading cause of serious injury to women in the United States, surpassing both muggings and car accidents. <text:s/></text:p>
          </table:table-cell>
          <table:table-cell office:value-type="string">
            <text:p>. Domestic Violence Fact Sheet (visited June 9, 1998) &lt;http:// www.scottsman.com/domestic_violence_fact_sheet.htm&gt;.</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62">
            <text:p>162</text:p>
          </table:table-cell>
          <table:table-cell office:value-type="float" office:value="1998">
            <text:p>1998</text:p>
          </table:table-cell>
          <table:table-cell office:value-type="string">
            <text:p>Journal of Gender, Race and Justice</text:p>
          </table:table-cell>
          <table:table-cell office:value-type="string">
            <text:p>DANGER IN THE DIASPORA: LAW, CULTURE AND VIOLENCE AGAINST WOMEN OF AFRICAN DESCENT IN THE UNITED STATES AND SOUTH AFRICA</text:p>
          </table:table-cell>
          <table:table-cell office:value-type="string">
            <text:p>Paula C. Johnson</text:p>
          </table:table-cell>
          <table:table-cell office:value-type="string">
            <text:p>1 J. Gender Race &amp; Just. 471</text:p>
          </table:table-cell>
          <table:table-cell/>
          <table:table-cell office:value-type="float" office:value="1">
            <text:p>1</text:p>
          </table:table-cell>
          <table:table-cell office:value-type="string">
            <text:p>women</text:p>
          </table:table-cell>
          <table:table-cell office:value-type="string">
            <text:p>Male violence against women is the leading cause of injury to women in the United States. // noting that more women are injured from domestic violence than auto accidents, rapes and muggings combined</text:p>
          </table:table-cell>
          <table:table-cell table:style-name="ce9" office:value-type="string">
            <text:p>Catherine F. Klein &amp; Leslye E. Orloff, Providing Legal Protection for Battered Women: An Analysis of State Statutes and Case Law, 21 Hofstra L. Rev. 801, 809 (1993) (noting that more women are injured from domestic violence than auto accidents, rapes and muggings combined) (citing Barbara J. Hart, State Codes on Domestic Violence: Analysis, Commentary and Recommendations, 43 Juv. &amp; Fam. Ct. J. 1, 58 (1992); Evan Stark &amp; Anne Flitcraft, Violence Among Intimates: An Epidemiological View, in Handbook of Family Violence 293, 301 (Van Hassett et al. eds., 1987)).</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63">
            <text:p>163</text:p>
          </table:table-cell>
          <table:table-cell office:value-type="float" office:value="1998">
            <text:p>1998</text:p>
          </table:table-cell>
          <table:table-cell office:value-type="string">
            <text:p>Journal of Law and Health</text:p>
          </table:table-cell>
          <table:table-cell office:value-type="string">
            <text:p>Note BATTERED WOMEN SYNDROME AS A TORT CAUSE OF ACTION </text:p>
          </table:table-cell>
          <table:table-cell office:value-type="string">
            <text:p>Heather Tonsing</text:p>
          </table:table-cell>
          <table:table-cell office:value-type="string">
            <text:p>12 J.L. &amp; Health 407</text:p>
          </table:table-cell>
          <table:table-cell table:number-columns-repeated="2"/>
          <table:table-cell office:value-type="string">
            <text:p>15-44</text:p>
          </table:table-cell>
          <table:table-cell table:style-name="ce9" office:value-type="string">
            <text:p>"In 1992, a congressional report indicated that the most dangerous place in the United States for a woman to be is in her own home." The Journal of the American Medical Association ("JAMA") indicated that domestic violence is the leading cause of injury for women ages fifteen to forty-four. </text:p>
          </table:table-cell>
          <table:table-cell table:style-name="ce9" office:value-type="string">
            <text:p>Linda L. Ammons, Discretionary Justice: A Legal and Policy Analysis of a Governor's Use of the Clemency Power in the Cases of Incarcerated Battered Women, 3 J.L. &amp;POL'Y 1, 5 [hereinafter Ammons, Clemency]. Id. at 6-7 (citing Antonia Novello, From the Surgeon General U.S. Public Health Services, 267 JAMA 3132 (1992) but noting that there is some debate over the accuracy of these statistics.) However, as with the incidents of rape, domestic violence is largely underreported. Ammons, Clemency, supra note 60, at 7 (citations omitted).</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64">
            <text:p>164</text:p>
          </table:table-cell>
          <table:table-cell office:value-type="float" office:value="1998">
            <text:p>1998</text:p>
          </table:table-cell>
          <table:table-cell office:value-type="string">
            <text:p>Law and Inequality: A Journal of Theory &amp; Practice </text:p>
          </table:table-cell>
          <table:table-cell office:value-type="string">
            <text:p>Article ADDRESSING DOMESTIC VIOLENCE IN THE WORKPLACE: AN EMPLOYER'S RESPONSIBILITY </text:p>
          </table:table-cell>
          <table:table-cell office:value-type="string">
            <text:p>Jill C. Robertson </text:p>
          </table:table-cell>
          <table:table-cell office:value-type="string">
            <text:p>16 Law &amp; Ineq. 633</text:p>
          </table:table-cell>
          <table:table-cell table:number-columns-repeated="2"/>
          <table:table-cell office:value-type="string">
            <text:p>women</text:p>
          </table:table-cell>
          <table:table-cell office:value-type="string">
            <text:p>Domestic violence is the largest single cause of injuries to women, generating more than 20% of all hospital emergency room visits. <text:s/></text:p>
          </table:table-cell>
          <table:table-cell office:value-type="string">
            <text:p>. See Joan Zorza, Mandatory Arrest for Domestic Violence, Why It May Prove the Best First Step in Curbing Repeat Abuse, 10 Crim. Just. 2, 2 (1995).</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65">
            <text:p>165</text:p>
          </table:table-cell>
          <table:table-cell office:value-type="float" office:value="1998">
            <text:p>1998</text:p>
          </table:table-cell>
          <table:table-cell office:value-type="string">
            <text:p>Maine Law Review</text:p>
          </table:table-cell>
          <table:table-cell office:value-type="string">
            <text:p>Symposium: Law, Feminism &amp; the Twenty-First Century COMMERCE CLAUSE CHALLENGES SPAWNED BY UNITED STATES V. LOPEZ ARE DOING VIOLENCE TO THE VIOLENCE AGAINST WOMEN ACT (VAWA): A SURVEY OF CASES AND THE ONGOING DEBATE OVER HOW THE VAWA WILL FARE IN THE WAKE </text:p>
          </table:table-cell>
          <table:table-cell office:value-type="string">
            <text:p>Lisanne Newell Leasure</text:p>
          </table:table-cell>
          <table:table-cell office:value-type="string">
            <text:p>50 Me. L. Rev. 410</text:p>
          </table:table-cell>
          <table:table-cell/>
          <table:table-cell office:value-type="float" office:value="1">
            <text:p>1</text:p>
          </table:table-cell>
          <table:table-cell office:value-type="string">
            <text:p>15-44</text:p>
          </table:table-cell>
          <table:table-cell office:value-type="string">
            <text:p>Violence is the leading cause of injury to women ages 15-44, more common than automobile accidents, muggings, and cancer deaths combined. </text:p>
          </table:table-cell>
          <table:table-cell office:value-type="string">
            <text:p>S. Rep. No. 103-138, at 38 (1993) (citing Surgeon General Antonio Novello, From the Surgeon General, U.S. Public Health Services, 267 JAMA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66">
            <text:p>166</text:p>
          </table:table-cell>
          <table:table-cell office:value-type="float" office:value="1998">
            <text:p>1998</text:p>
          </table:table-cell>
          <table:table-cell office:value-type="string">
            <text:p>McGeorge Law Review </text:p>
          </table:table-cell>
          <table:table-cell office:value-type="string">
            <text:p>Insurance ENSURING THAT VICTIMS OF DOMESTIC ABUSE ARE NOT DISCRIMINATED AGAINST IN THE INSURANCE INDUSTRY Code Sections Affected Insurance Code § 10144.3 (new). AB 649 (Napolitano); 1997 Stat. Ch. 176. Insurance Code § 676.9 (new). AB 88 (Figueroa); 1997 </text:p>
          </table:table-cell>
          <table:table-cell office:value-type="string">
            <text:p>Michelle J. Mandel</text:p>
          </table:table-cell>
          <table:table-cell office:value-type="string">
            <text:p>29 McGeorge L. Rev. 677</text:p>
          </table:table-cell>
          <table:table-cell table:number-columns-repeated="2"/>
          <table:table-cell office:value-type="string">
            <text:p>women</text:p>
          </table:table-cell>
          <table:table-cell office:value-type="string">
            <text:p>The United States Surgeon General reported that the greatest cause of injury among women is battering. Id</text:p>
          </table:table-cell>
          <table:table-cell office:value-type="string">
            <text:p>. See Andrea Gerlin, States Adopt Measures to Protect Abuse Victims From Insurers' Bias, WALL ST. J., Feb. 8, 1996, at B11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67">
            <text:p>167</text:p>
          </table:table-cell>
          <table:table-cell office:value-type="float" office:value="1998">
            <text:p>1998</text:p>
          </table:table-cell>
          <table:table-cell office:value-type="string">
            <text:p>New York University Law Review</text:p>
          </table:table-cell>
          <table:table-cell office:value-type="string">
            <text:p>Note BUYING TIME FOR SURVIVORS OF DOMESTIC VIOLENCE: A PROPOSAL FOR IMPLEMENTING AN EXCEPTION TO WELFARE TIME LIMITS </text:p>
          </table:table-cell>
          <table:table-cell office:value-type="string">
            <text:p>Jennifer M. Mason</text:p>
          </table:table-cell>
          <table:table-cell office:value-type="string">
            <text:p>73 N.Y.U. L. Rev. 621</text:p>
          </table:table-cell>
          <table:table-cell/>
          <table:table-cell office:value-type="float" office:value="1">
            <text:p>1</text:p>
          </table:table-cell>
          <table:table-cell office:value-type="string">
            <text:p>women</text:p>
          </table:table-cell>
          <table:table-cell office:value-type="string">
            <text:p>However, despite these efforts, domestic violence remains one of the leading causes of injury to women in this country. // Domestic violence leads to more injuries than those caused by auto accidents, muggings, and rapes combined. </text:p>
          </table:table-cell>
          <table:table-cell table:style-name="ce9" office:value-type="string">
            <text:p>See Joan Zorza, Woman Battering: A Major Cause of Homelessness, 25 Clearinghouse Rev. 420, 423 (1991); Developments in the Law--Legal Responses to Domestic Violence, 106 Harv. L. Rev. 1498, 1501 (1993). // See Evan Stark and Anne Flitcraft, Violence among Intimates: An Epidemiological Review, in Handbook of Family Violence 293, 301 (Vincent B. Van Hasselt et al. eds., 1988).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68">
            <text:p>168</text:p>
          </table:table-cell>
          <table:table-cell office:value-type="float" office:value="1998">
            <text:p>1998</text:p>
          </table:table-cell>
          <table:table-cell office:value-type="string">
            <text:p>Oklahoma City University Law Review</text:p>
          </table:table-cell>
          <table:table-cell office:value-type="string">
            <text:p>Traditional Legal Perspective A COMPARATIVE SURVEY OF THE HISTORIC CIVIL, COMMON, AND AMERICAN INDIAN TRIBAL LAW RESPONSES TO DOMESTIC VIOLENCE </text:p>
          </table:table-cell>
          <table:table-cell office:value-type="string">
            <text:p>Virginia H. Murray</text:p>
          </table:table-cell>
          <table:table-cell office:value-type="string">
            <text:p>23 Okla. City U. L. Rev. 433</text:p>
          </table:table-cell>
          <table:table-cell table:number-columns-repeated="2"/>
          <table:table-cell office:value-type="string">
            <text:p>women</text:p>
          </table:table-cell>
          <table:table-cell table:style-name="ce9" office:value-type="string">
            <text:p>The Federal Bureau of Investigation has released statistics showing that a woman is beaten every eighteen seconds, that domestic violence is a leading cause of injury to women in the United States, <text:s/>and that one-half of all homeless women are refugees from domestic violence.</text:p>
          </table:table-cell>
          <table:table-cell office:value-type="string">
            <text:p>Donna Moore, Editor's Introduction: An Overview of the Problem, in Battered Woman 7-14 (Donna Moore ed., 1979).</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69">
            <text:p>169</text:p>
          </table:table-cell>
          <table:table-cell office:value-type="float" office:value="1998">
            <text:p>1998</text:p>
          </table:table-cell>
          <table:table-cell office:value-type="string">
            <text:p>Seattle University Law Review</text:p>
          </table:table-cell>
          <table:table-cell office:value-type="string">
            <text:p>Comment THE VIOLENCE AGAINST WOMEN ACT OF 1994 : CONNECTING GENDER-MOTIVATED VIOLENCE TO INTERSTATE COMMERCE </text:p>
          </table:table-cell>
          <table:table-cell office:value-type="string">
            <text:p>Judi L. Lemos</text:p>
          </table:table-cell>
          <table:table-cell office:value-type="string">
            <text:p>21 Seattle U. L. Rev. 1251</text:p>
          </table:table-cell>
          <table:table-cell table:number-columns-repeated="2"/>
          <table:table-cell office:value-type="string">
            <text:p>15-44</text:p>
          </table:table-cell>
          <table:table-cell office:value-type="string">
            <text:p>Violence is the leading cause of injury among women ages 15-44. </text:p>
          </table:table-cell>
          <table:table-cell office:value-type="string">
            <text:p>H.R. Rep. No. 103-395; supra note 115, at 25 (citing Surgeon General Antonio Novello, From the Surgeon General, U.S. Public Health Service, 267 JAMA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70">
            <text:p>170</text:p>
          </table:table-cell>
          <table:table-cell office:value-type="float" office:value="1998">
            <text:p>1998</text:p>
          </table:table-cell>
          <table:table-cell office:value-type="string">
            <text:p>Seton Hall Constitutional Law Journal</text:p>
          </table:table-cell>
          <table:table-cell office:value-type="string">
            <text:p>THE ROAD LESS TRAVELED: OBSTACLES IN THE PATH OF THE EFFECTIVE USE OF THE CIVIL RIGHTS PROVISION OF THE VIOLENCE AGAINST WOMEN ACT IN THE EMPLOYMENT CONTEXT</text:p>
          </table:table-cell>
          <table:table-cell office:value-type="string">
            <text:p>Lisa Barré-Quick, Shannon Matthew Kasley</text:p>
          </table:table-cell>
          <table:table-cell office:value-type="string">
            <text:p>8 Seton Hall Const. L.J. 415</text:p>
          </table:table-cell>
          <table:table-cell table:number-columns-repeated="2"/>
          <table:table-cell office:value-type="string">
            <text:p>15-44</text:p>
          </table:table-cell>
          <table:table-cell table:style-name="ce9" office:value-type="string">
            <text:p>In examining the "mountain" of congressional findings in this regard, the Fourth Circuit noted that they were "detailed" and "extensive," and that the "enormity of the problem caused by violence against women" had been "carefully documented," specifically acknowledging that the congressional record reflected violence is the leading cause of injury to women ages 15-44; that three out of four women will be the victims of violent crimes, and that the instance of rape in this country has risen 4.5 times as fast as the total crime rate.</text:p>
          </table:table-cell>
          <table:table-cell office:value-type="string">
            <text:p>Brzonkala, 1997</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71">
            <text:p>171</text:p>
          </table:table-cell>
          <table:table-cell office:value-type="float" office:value="1998">
            <text:p>1998</text:p>
          </table:table-cell>
          <table:table-cell office:value-type="string">
            <text:p>Seton Hall Law Review</text:p>
          </table:table-cell>
          <table:table-cell office:value-type="string">
            <text:p>Note THE DOMESTIC VIOLENCE PENDULUM: HAS IT SWUNG TOO FAR? ARE HARASSMENT CHARGES NOW BEING USED AS A SWORD RATHER THAN A SHIELD? </text:p>
          </table:table-cell>
          <table:table-cell office:value-type="string">
            <text:p>Tricia M. Lawrence</text:p>
          </table:table-cell>
          <table:table-cell office:value-type="string">
            <text:p>29 Seton Hall L. Rev. 342</text:p>
          </table:table-cell>
          <table:table-cell/>
          <table:table-cell office:value-type="float" office:value="1">
            <text:p>1</text:p>
          </table:table-cell>
          <table:table-cell office:value-type="string">
            <text:p>15-44</text:p>
          </table:table-cell>
          <table:table-cell office:value-type="string">
            <text:p>In the United States, "[d]omestic violence is the leading cause of injury to women between [the] ages of 15 and 44...--more than car accidents, muggings, and rapes combined."</text:p>
          </table:table-cell>
          <table:table-cell office:value-type="string">
            <text:p>See Myths and Facts About Domestic Violence (visited April 5, 1998) &lt; http://www.famvi.com/dv_facts.htm&gt;.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72">
            <text:p>172</text:p>
          </table:table-cell>
          <table:table-cell office:value-type="float" office:value="1998">
            <text:p>1998</text:p>
          </table:table-cell>
          <table:table-cell office:value-type="string">
            <text:p>Tennessee Law Review</text:p>
          </table:table-cell>
          <table:table-cell office:value-type="string">
            <text:p>CONCEPTUALIZING THE RIGHT TO HEALTH: A VIOLATIONS APPROACH </text:p>
          </table:table-cell>
          <table:table-cell office:value-type="string">
            <text:p>Audrey R. Chapman</text:p>
          </table:table-cell>
          <table:table-cell office:value-type="string">
            <text:p>65 Tenn. L. Rev. 389</text:p>
          </table:table-cell>
          <table:table-cell table:number-columns-repeated="2"/>
          <table:table-cell office:value-type="string">
            <text:p>15-44</text:p>
          </table:table-cell>
          <table:table-cell office:value-type="string">
            <text:p>"In the United States domestic violence is the leading cause of injury among women of reproductive age." </text:p>
          </table:table-cell>
          <table:table-cell office:value-type="string">
            <text:p>THE WORLD BANK, WORLD DEVELOPMENT REPORT 1993: INVESTING IN HEALTH (1993) at 50.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73">
            <text:p>173</text:p>
          </table:table-cell>
          <table:table-cell office:value-type="float" office:value="1998">
            <text:p>1998</text:p>
          </table:table-cell>
          <table:table-cell office:value-type="string">
            <text:p>Thomas Jefferson Law Review</text:p>
          </table:table-cell>
          <table:table-cell office:value-type="string">
            <text:p>Note KANSAS V. HENDRICKS <text:s/>AS A PARADIGM FOR CIVIL COMMITMENT OF REPEAT DOMESTIC VIOLENCE OFFENDERS</text:p>
          </table:table-cell>
          <table:table-cell office:value-type="string">
            <text:p>David Estes</text:p>
          </table:table-cell>
          <table:table-cell office:value-type="string">
            <text:p>20 T. Jefferson L. Rev. 167</text:p>
          </table:table-cell>
          <table:table-cell/>
          <table:table-cell office:value-type="float" office:value="1">
            <text:p>1</text:p>
          </table:table-cell>
          <table:table-cell office:value-type="string">
            <text:p>15-44</text:p>
          </table:table-cell>
          <table:table-cell table:style-name="ce9" office:value-type="string">
            <text:p>"In fact, the American home is considered more violent than any other national setting other than the military." Violence at the hand of a husband or other partner is the leading cause of injury to women between the ages of fifteen and forty-four, causing more injuries than assaults by strangers, rapes, and traffic accidents combined.</text:p>
          </table:table-cell>
          <table:table-cell office:value-type="string">
            <text:p>DAWN BRADLEY BERRY, DOMESTIC VIOLENCE SOURCEBOOK 6 (1995) at 7</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74">
            <text:p>174</text:p>
          </table:table-cell>
          <table:table-cell office:value-type="float" office:value="1998">
            <text:p>1998</text:p>
          </table:table-cell>
          <table:table-cell office:value-type="string">
            <text:p>UCLA Women's Law Journal</text:p>
          </table:table-cell>
          <table:table-cell office:value-type="string">
            <text:p>SIGNIFICANT BITS AND PIECES: LEARNING FROM FASHION MAGAZINES ABOUT VIOLENCE AGAINST WOMEN </text:p>
          </table:table-cell>
          <table:table-cell office:value-type="string">
            <text:p>Cheryl B. Preston</text:p>
          </table:table-cell>
          <table:table-cell office:value-type="string">
            <text:p>9 UCLA Women's L.J. 1</text:p>
          </table:table-cell>
          <table:table-cell/>
          <table:table-cell office:value-type="float" office:value="1">
            <text:p>1</text:p>
          </table:table-cell>
          <table:table-cell office:value-type="string">
            <text:p>15-44</text:p>
          </table:table-cell>
          <table:table-cell table:style-name="ce9" office:value-type="string">
            <text:p>In Brzonkala v. Virginia Polytechnic Inst., 132 F.3d 949 (4th Cir. 1997), reh'g en banc granted (Feb. 5, 1998), the Fourth Circuit quoted the "detailed and extensive" Congressional findings that "carefully documented the enormity of the problem caused by violence against women": 'Violence is the leading cause of injury to women ages 15-44 ....' S. Rep. No. 103-138, at 38 (1993). '[F]or the past 4 years [prior to 1993], the U.S. Surgeons General have warned that family violence--not heart attacks or cancer or strokes--poses the single largest threat of injury to adult women in this country.' Id. at 41-42 (footnote omitted).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75">
            <text:p>175</text:p>
          </table:table-cell>
          <table:table-cell office:value-type="float" office:value="1998">
            <text:p>1998</text:p>
          </table:table-cell>
          <table:table-cell office:value-type="string">
            <text:p>University of Baltimore Law Review </text:p>
          </table:table-cell>
          <table:table-cell office:value-type="string">
            <text:p>Note EAGAN V. CALHOUN : A CHILD MAY BRING A WRONGFUL DEATH ACTION AGAINST A PARENT FOR THE INTENTIONAL KILLING OF THE OTHER PARENT </text:p>
          </table:table-cell>
          <table:table-cell office:value-type="string">
            <text:p>Dena M. Dietrich</text:p>
          </table:table-cell>
          <table:table-cell office:value-type="string">
            <text:p>28 U. Balt. L. Rev. 235</text:p>
          </table:table-cell>
          <table:table-cell/>
          <table:table-cell office:value-type="float" office:value="1">
            <text:p>1</text:p>
          </table:table-cell>
          <table:table-cell office:value-type="string">
            <text:p>women</text:p>
          </table:table-cell>
          <table:table-cell office:value-type="string">
            <text:p>Abuse by a husband or boyfriend "is the single largest cause of physical injury to women in America, more common than burglary, muggings, and other physical crime [s] combined." <text:s/></text:p>
          </table:table-cell>
          <table:table-cell office:value-type="string">
            <text:p>See The Md Attorney Gen.'s &amp; Lt. Governor's Family Violence Council, Maryland Family Violence Council Report: Stop the Violence: A Call to Action, Recommendations &amp; Action Plan, at 1 (Nov. 1996).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76">
            <text:p>176</text:p>
          </table:table-cell>
          <table:table-cell office:value-type="float" office:value="1998">
            <text:p>1998</text:p>
          </table:table-cell>
          <table:table-cell office:value-type="string">
            <text:p>University of Hawaii Law Review</text:p>
          </table:table-cell>
          <table:table-cell office:value-type="string">
            <text:p>FAMILIAL VIOLENCE AND THE AMERICAN CRIMINAL JUSTICE SYSTEM </text:p>
          </table:table-cell>
          <table:table-cell office:value-type="string">
            <text:p>Christopher Shu-Bin Woo</text:p>
          </table:table-cell>
          <table:table-cell office:value-type="string">
            <text:p>20 U. Haw. L. Rev. 375</text:p>
          </table:table-cell>
          <table:table-cell/>
          <table:table-cell office:value-type="float" office:value="1">
            <text:p>1</text:p>
          </table:table-cell>
          <table:table-cell office:value-type="string">
            <text:p>women</text:p>
          </table:table-cell>
          <table:table-cell table:style-name="ce9" office:value-type="string">
            <text:p>The problem is so widespread that domestic violence is the leading cause of injury among women seeking treatment at hospital emergency rooms, accounting for more injuries than all auto accidents, muggings and rapes combined; <text:s/>familial violence is the reported cause of one-fifth of all medical visits by women and one-third of all emergency room visits by women in the United States each year. </text:p>
          </table:table-cell>
          <table:table-cell office:value-type="string">
            <text:p>See STATE JUSTICE INSTITUTE, CONFERENCE, COURTS AND COMMUNITIES: CONFRONTING VIOLENCE IN THE FAMILY 1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77">
            <text:p>177</text:p>
          </table:table-cell>
          <table:table-cell office:value-type="float" office:value="1998">
            <text:p>1998</text:p>
          </table:table-cell>
          <table:table-cell office:value-type="string">
            <text:p>University of Hawaii Law Review</text:p>
          </table:table-cell>
          <table:table-cell office:value-type="string">
            <text:p>THE SEARCH FOR THE TRUTH: ADMITTING EVIDENCE OF PRIOR ABUSE IN CASES OF DOMESTIC VIOLENCE </text:p>
          </table:table-cell>
          <table:table-cell office:value-type="string">
            <text:p>Sarah J. Lee</text:p>
          </table:table-cell>
          <table:table-cell office:value-type="string">
            <text:p>20 U. Haw. L. Rev. 221</text:p>
          </table:table-cell>
          <table:table-cell table:number-columns-repeated="2"/>
          <table:table-cell office:value-type="string">
            <text:p>women</text:p>
          </table:table-cell>
          <table:table-cell table:style-name="ce9" office:value-type="string">
            <text:p>Accounting for thirty-five percent of all emergency room visits, <text:s/>domestic violence is labeled as the leading cause of injury to women in the United States, <text:s/>claiming a victim every fifteen seconds, <text:s/>and taking the lives of four women every day. </text:p>
          </table:table-cell>
          <table:table-cell table:style-name="ce9" office:value-type="string">
            <text:p>See Elena Salzman, The Quincy District Court Domestic Violence Prevention Program: A Model Legal Framework for Domestic Violence Intervention, 74 B.U. L. REV. 329 (1994). See also Family Violence: an AAFP White Paper, supra note 262 at 1636 ("Women in the United States are more likely to be assaulted, injured, raped or killed by a current or previous male partner than by all other assailants.").</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78">
            <text:p>178</text:p>
          </table:table-cell>
          <table:table-cell office:value-type="float" office:value="1998">
            <text:p>1998</text:p>
          </table:table-cell>
          <table:table-cell office:value-type="string">
            <text:p>University of Pennsylvania Law Review</text:p>
          </table:table-cell>
          <table:table-cell office:value-type="string">
            <text:p>Comment A THIRTEENTH AMENDMENT DEFENSE OF THE VIOLENCE AGAINST WOMEN ACT </text:p>
          </table:table-cell>
          <table:table-cell office:value-type="string">
            <text:p>Marcellene Elizabeth Hearn</text:p>
          </table:table-cell>
          <table:table-cell office:value-type="string">
            <text:p>146 U. Pa. L. Rev. 1097</text:p>
          </table:table-cell>
          <table:table-cell/>
          <table:table-cell office:value-type="float" office:value="1">
            <text:p>1</text:p>
          </table:table-cell>
          <table:table-cell office:value-type="string">
            <text:p>15-44</text:p>
          </table:table-cell>
          <table:table-cell table:style-name="ce9" office:value-type="string">
            <text:p>Hearing testimony revealed, <text:s/>and the Senate Committee Reports concluded, that violence against women is widespread. The Senate found that "[v]iolence is the leading cause of injuries to women ages 15 to 44, more common than automobile accidents, muggings and cancer deaths combined." </text:p>
          </table:table-cell>
          <table:table-cell office:value-type="string">
            <text:p>S. Rep. No. 103-138, at 38 (1993).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79">
            <text:p>179</text:p>
          </table:table-cell>
          <table:table-cell office:value-type="float" office:value="1998">
            <text:p>1998</text:p>
          </table:table-cell>
          <table:table-cell office:value-type="string">
            <text:p>Vermont Law Review </text:p>
          </table:table-cell>
          <table:table-cell office:value-type="string">
            <text:p>Note DOMESTIC VIOLENCE AND GUNS: SEIZING WEAPONS BEFORE THE COURT HAS MADE A FINDING OF ABUSE </text:p>
          </table:table-cell>
          <table:table-cell office:value-type="string">
            <text:p>Maria Kelly </text:p>
          </table:table-cell>
          <table:table-cell office:value-type="string">
            <text:p>23 Vt. L. Rev. 349</text:p>
          </table:table-cell>
          <table:table-cell table:number-columns-repeated="2"/>
          <table:table-cell office:value-type="string">
            <text:p>women</text:p>
          </table:table-cell>
          <table:table-cell office:value-type="string">
            <text:p>Woman-battering by husbands, ex-husbands, and lovers remains the single largest cause of injury to women in the United States today. <text:s/></text:p>
          </table:table-cell>
          <table:table-cell office:value-type="string">
            <text:p>. See Reva B. Siegel, "The Rule of Love": Wife Beating as Prerogative and Privacy, 105 YALE L.J. 2117, 2171-72 (1996).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80">
            <text:p>180</text:p>
          </table:table-cell>
          <table:table-cell office:value-type="float" office:value="1999">
            <text:p>1999</text:p>
          </table:table-cell>
          <table:table-cell office:value-type="string">
            <text:p>Boston University Public Interest Law Journal</text:p>
          </table:table-cell>
          <table:table-cell office:value-type="string">
            <text:p>Current Developments in the Law ERICSON v. SYRACUSE UNIVERSITY, 45 F. SUPP. 2D 344 (S.D.N.Y. 1999). THE UNITED STATES DISTRICT COURT FOR THE SOUTHERN DISTRICT OF NEW YORK HELD THAT SUBTITLE C OF THE VIOLENCE AGAINST WOMEN ACT (VAWA), WHICH ENTITLES ANY PE</text:p>
          </table:table-cell>
          <table:table-cell office:value-type="string">
            <text:p>Danielle R. Axelrad</text:p>
          </table:table-cell>
          <table:table-cell office:value-type="string">
            <text:p>9 B.U. Pub. Int. L.J. 155</text:p>
          </table:table-cell>
          <table:table-cell/>
          <table:table-cell office:value-type="float" office:value="1">
            <text:p>1</text:p>
          </table:table-cell>
          <table:table-cell office:value-type="string">
            <text:p>15-44</text:p>
          </table:table-cell>
          <table:table-cell office:value-type="string">
            <text:p>Violence is the leading cause of injuries to women ages 15 to 44, more common than automobile accidents, muggings, and cancer deaths combined. </text:p>
          </table:table-cell>
          <table:table-cell office:value-type="string">
            <text:p>H. R. Rep. No. 103-395, at 26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81">
            <text:p>181</text:p>
          </table:table-cell>
          <table:table-cell office:value-type="float" office:value="1999">
            <text:p>1999</text:p>
          </table:table-cell>
          <table:table-cell office:value-type="string">
            <text:p>Boston University Public Interest Law Journal</text:p>
          </table:table-cell>
          <table:table-cell office:value-type="string">
            <text:p>Current Developments in the Law CULBERSON v. DOAN, 1999 (S.D. OHIO). ON DEFENDANT'S MOTION TO DISMISS, THE UNITED STATES DISTRICT COURT FOR THE SOUTHERN DISTRICT OF OHIO, WESTERN DIVISION HELD THAT: (1) DEFENDANT'S ACTIONS WERE SUFFICIENT TO ALL</text:p>
          </table:table-cell>
          <table:table-cell office:value-type="string">
            <text:p>Jennifer E. Sherven</text:p>
          </table:table-cell>
          <table:table-cell office:value-type="string">
            <text:p>9 B.U. Pub. Int. L.J. 141</text:p>
          </table:table-cell>
          <table:table-cell table:number-columns-repeated="2"/>
          <table:table-cell office:value-type="string">
            <text:p>15-44</text:p>
          </table:table-cell>
          <table:table-cell table:style-name="ce9" office:value-type="string">
            <text:p>At the conclusion of the hearings Congress found that: (1) violence is the leading cause of injury to women ages 15-44; (2) in 1991, at least 21,000 domestic crimes were reported to police every week and at least 1.1 million reported assaults were committed against women in their homes that year; (3) every week, during 1991, more than 2,000 women were raped and more than 90 women were murdered-9 out of 10 times by men; and (4) an estimated 4 million American women are battered each year by their husbands or partners and approximately 95% of all domestic violence victims are women. </text:p>
          </table:table-cell>
          <table:table-cell office:value-type="string">
            <text:p>Culberson, 1999 (citing S.Rep. 103-138 (1993); H.R.Rep. 95, 103d Cong., 1st Sess., Violence Against Women Act of 1993, No. 103-395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82">
            <text:p>182</text:p>
          </table:table-cell>
          <table:table-cell office:value-type="float" office:value="1999">
            <text:p>1999</text:p>
          </table:table-cell>
          <table:table-cell office:value-type="string">
            <text:p>Boston University Public Interest Law Journal </text:p>
          </table:table-cell>
          <table:table-cell office:value-type="string">
            <text:p>Note STRENGTHENING VICTIMS' RIGHTS IN DOMESTIC VIOLENCE CASES: AN ARGUMENT FOR 30-DAY MANDATORY RESTRAINING ORDERS IN MASSACHUSETTS </text:p>
          </table:table-cell>
          <table:table-cell office:value-type="string">
            <text:p>Jennifer R. Adler</text:p>
          </table:table-cell>
          <table:table-cell office:value-type="string">
            <text:p>8 B.U. Pub. Int. L.J. 303</text:p>
          </table:table-cell>
          <table:table-cell table:number-columns-repeated="2"/>
          <table:table-cell office:value-type="string">
            <text:p>women</text:p>
          </table:table-cell>
          <table:table-cell office:value-type="string">
            <text:p>Domestic abuse is the leading cause of physical injury to women, and resulted in one million crimes of assault, rape, and murder in a single year. </text:p>
          </table:table-cell>
          <table:table-cell office:value-type="string">
            <text:p>See S. Con. Res. 66, 104th Cong. (1996).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83">
            <text:p>183</text:p>
          </table:table-cell>
          <table:table-cell office:value-type="float" office:value="1999">
            <text:p>1999</text:p>
          </table:table-cell>
          <table:table-cell office:value-type="string">
            <text:p>Boston University Public Interest Law Journal </text:p>
          </table:table-cell>
          <table:table-cell office:value-type="string">
            <text:p>Note STRENGTHENING VICTIMS' RIGHTS IN DOMESTIC VIOLENCE CASES: AN ARGUMENT FOR 30-DAY MANDATORY RESTRAINING ORDERS IN MASSACHUSETTS </text:p>
          </table:table-cell>
          <table:table-cell office:value-type="string">
            <text:p>Jennifer R. Adler</text:p>
          </table:table-cell>
          <table:table-cell office:value-type="string">
            <text:p>8 B.U. Pub. Int. L.J. 303</text:p>
          </table:table-cell>
          <table:table-cell/>
          <table:table-cell office:value-type="float" office:value="1">
            <text:p>1</text:p>
          </table:table-cell>
          <table:table-cell office:value-type="string">
            <text:p>women</text:p>
          </table:table-cell>
          <table:table-cell office:value-type="string">
            <text:p>The aim of the legislature was to combat domestic violence directly and forcefully because it "is the single largest cause of injury to women in the United States, more common than auto accidents, muggings and rapes combined." </text:p>
          </table:table-cell>
          <table:table-cell office:value-type="string">
            <text:p>citing Stark &amp; Flitcraft, Women-battering, Child Abuse and Social Heredity, Marital Violence, Sociological Review Monograph #31 (Rutlege &amp; Kegan Paul eds., 1985)).</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84">
            <text:p>184</text:p>
          </table:table-cell>
          <table:table-cell office:value-type="float" office:value="1999">
            <text:p>1999</text:p>
          </table:table-cell>
          <table:table-cell office:value-type="string">
            <text:p>BYU Journal of Public Law </text:p>
          </table:table-cell>
          <table:table-cell office:value-type="string">
            <text:p>Note and Comment CONVICTING DOMESTIC VIOLENCE ABUSERS WHEN THE VICTIM REMAINS SILENT </text:p>
          </table:table-cell>
          <table:table-cell office:value-type="string">
            <text:p>Tonya McCormick</text:p>
          </table:table-cell>
          <table:table-cell office:value-type="string">
            <text:p>13 BYU J. Pub. L. 427</text:p>
          </table:table-cell>
          <table:table-cell/>
          <table:table-cell office:value-type="float" office:value="1">
            <text:p>1</text:p>
          </table:table-cell>
          <table:table-cell office:value-type="string">
            <text:p>women</text:p>
          </table:table-cell>
          <table:table-cell office:value-type="string">
            <text:p>Domestic violence is a significant problem affecting millions of women and families in the United States each year. Battering is the single largest cause of injury to women, causing more injuries than rapes, auto accidents, and muggings combined. <text:s/></text:p>
          </table:table-cell>
          <table:table-cell office:value-type="string">
            <text:p>. See NOW Legal Defense and Education Fund, Domestic Violence Fact Sheet (1995) (citing Patricia Horn, Beating Back the Revolution: Domestic Violence's Economic Toll on Women, Dollars and Sense, Dec.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85">
            <text:p>185</text:p>
          </table:table-cell>
          <table:table-cell office:value-type="float" office:value="1999">
            <text:p>1999</text:p>
          </table:table-cell>
          <table:table-cell office:value-type="string">
            <text:p>Colorado Lawyer</text:p>
          </table:table-cell>
          <table:table-cell office:value-type="string">
            <text:p>Specialty Law Column VAWA: A CIVIL RIGHTS TOOL FOR VICTIMS OF GENDER-MOTIVATED VIOLENCE </text:p>
          </table:table-cell>
          <table:table-cell office:value-type="string">
            <text:p>Darold W. Killmer, Mari Newman</text:p>
          </table:table-cell>
          <table:table-cell table:number-columns-repeated="2"/>
          <table:table-cell office:value-type="float" office:value="1">
            <text:p>1</text:p>
          </table:table-cell>
          <table:table-cell office:value-type="string">
            <text:p>15-44</text:p>
          </table:table-cell>
          <table:table-cell table:style-name="ce9" office:value-type="string">
            <text:p>Gender-motivated violence against women is rampant throughout the United States. See, e.g., S. Rep. No. 103-138, at 38 (1993) ("Violence is the leading cause of injuries to women ages 15 to 44, more common than automobile accidents, muggings, and cancer deaths combined. As many as 4 million women a year are the victims of domestic violence. Three out of four women will be the victim of a violent crime sometime during their life.");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86">
            <text:p>186</text:p>
          </table:table-cell>
          <table:table-cell office:value-type="float" office:value="1999">
            <text:p>1999</text:p>
          </table:table-cell>
          <table:table-cell office:value-type="string">
            <text:p>Connecticut Law Review</text:p>
          </table:table-cell>
          <table:table-cell office:value-type="string">
            <text:p>NOTHING TAKEN, SOMETHING GAINED: STATE ACTION AS AN ALTERNATIVE DEFENSE FOR IOLTA PROGRAMS IN THE AFTERMATH OF PHILLIPS V. WASHINGTON LEGAL FOUNDATION </text:p>
          </table:table-cell>
          <table:table-cell office:value-type="string">
            <text:p>Cecily W. Kerr</text:p>
          </table:table-cell>
          <table:table-cell office:value-type="string">
            <text:p>31 Conn. L. Rev. 1543</text:p>
          </table:table-cell>
          <table:table-cell/>
          <table:table-cell office:value-type="float" office:value="1">
            <text:p>1</text:p>
          </table:table-cell>
          <table:table-cell office:value-type="string">
            <text:p>15-44</text:p>
          </table:table-cell>
          <table:table-cell office:value-type="string">
            <text:p>For example, domestic violence is currently the leading cause of injury to women in this country between the ages of fifteen and forty-four-more than car accidents, muggings, and rapes combined. </text:p>
          </table:table-cell>
          <table:table-cell office:value-type="string">
            <text:p>See Connecticut Coalition Against Domestic Violence, Domestic Violence Fact Sheet; A Connecticut Perspective 2 (1999).</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87">
            <text:p>187</text:p>
          </table:table-cell>
          <table:table-cell office:value-type="float" office:value="1999">
            <text:p>1999</text:p>
          </table:table-cell>
          <table:table-cell office:value-type="string">
            <text:p>Family Law Quarterly </text:p>
          </table:table-cell>
          <table:table-cell office:value-type="string">
            <text:p>Supervising and Administering the Family DOMESTIC VIOLENCE AND THE LAW: AN IMPASSIONED EXPLORATION FOR FAMILY PEACE </text:p>
          </table:table-cell>
          <table:table-cell office:value-type="string">
            <text:p>Sarah M. Buel </text:p>
          </table:table-cell>
          <table:table-cell office:value-type="string">
            <text:p>33 Fam. L.Q. 719</text:p>
          </table:table-cell>
          <table:table-cell/>
          <table:table-cell office:value-type="float" office:value="1">
            <text:p>1</text:p>
          </table:table-cell>
          <table:table-cell office:value-type="string">
            <text:p>women</text:p>
          </table:table-cell>
          <table:table-cell office:value-type="string">
            <text:p>With females now in nine times more danger in their own homes than they are in the street, it is not surprising that domestic violence--perpetrated by a male partner--is the leading cause of serious injury for American women. <text:s/></text:p>
          </table:table-cell>
          <table:table-cell office:value-type="string">
            <text:p>. Evan Stark &amp; Anne Flitcraft, Spouse Abuse, in PUBLIC HEALTH AND PREVENTIVE MEDICINE 1040 (J.M. Last &amp; R.B. Wallace eds.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88">
            <text:p>188</text:p>
          </table:table-cell>
          <table:table-cell office:value-type="float" office:value="1999">
            <text:p>1999</text:p>
          </table:table-cell>
          <table:table-cell office:value-type="string">
            <text:p>George Mason University Civil Rights Law Journal</text:p>
          </table:table-cell>
          <table:table-cell office:value-type="string">
            <text:p>Symposium: Education Reform at the Crossroads MANDATORY REPORTING STATUTES AND THE VIOLENCE AGAINST WOMEN ACT: AN ANALYTICAL COMPARISON </text:p>
          </table:table-cell>
          <table:table-cell office:value-type="string">
            <text:p>Alexi Nicole Vital</text:p>
          </table:table-cell>
          <table:table-cell office:value-type="string">
            <text:p>10 Geo. Mason U. Civ. Rts. L.J. 171</text:p>
          </table:table-cell>
          <table:table-cell/>
          <table:table-cell office:value-type="float" office:value="1">
            <text:p>1</text:p>
          </table:table-cell>
          <table:table-cell office:value-type="string">
            <text:p>15-44</text:p>
          </table:table-cell>
          <table:table-cell office:value-type="string">
            <text:p>Among women ages fifteen to forty-four, gender motivated violence is the leading cause of injury, surpassing the combination of automobile accidents, muggings, and cancer deaths. </text:p>
          </table:table-cell>
          <table:table-cell table:style-name="ce9" office:value-type="string">
            <text:p>See Plaintiffs' Memorandum in Opposition to Defendant Doan's Motion to Dismiss and Plaintiffs' Cross Motion for Partial Summary Judgment Against Defendant Doan on the Violence Against Women Act Claim, Culberson v. Doan, 65 F. Supp.2d 701 (S.D. Ohio 1999) (No. C-1-97-965) [hereinafter Culberson Memo] (citing S. Rep. No. 103-38 at 41-42 (1993)).</text:p>
          </table:table-cell>
          <table:table-cell office:value-type="string">
            <text:p>|</text:p>
          </table:table-cell>
          <table:table-cell table:number-columns-repeated="1011"/>
        </table:table-row>
        <table:table-row table:style-name="ro4">
          <table:table-cell office:value-type="string">
            <text:p>law journals</text:p>
          </table:table-cell>
          <table:table-cell office:value-type="float" office:value="189">
            <text:p>189</text:p>
          </table:table-cell>
          <table:table-cell office:value-type="float" office:value="1999">
            <text:p>1999</text:p>
          </table:table-cell>
          <table:table-cell office:value-type="string">
            <text:p>Harvard Women's Law Journal</text:p>
          </table:table-cell>
          <table:table-cell office:value-type="string">
            <text:p>A REASONABLE BATTERED MOTHER? REDEFINING, RECONSTRUCTING, AND RECREATING THE BATTERED MOTHER IN CHILD PROTECTIVE PROCEEDINGS </text:p>
          </table:table-cell>
          <table:table-cell office:value-type="string">
            <text:p>G. Kristian Miccio</text:p>
          </table:table-cell>
          <table:table-cell office:value-type="string">
            <text:p>22 Harv. Women's L.J. 89</text:p>
          </table:table-cell>
          <table:table-cell/>
          <table:table-cell office:value-type="float" office:value="1">
            <text:p>1</text:p>
          </table:table-cell>
          <table:table-cell office:value-type="string">
            <text:p>women</text:p>
          </table:table-cell>
          <table:table-cell office:value-type="string">
            <text:p>In 1992, the United States Surgeon General Antonia Novello cited intimate violence as the leading cause of injury to women--more than car accidents, muggings, occupational hazards and cancer deaths combined. </text:p>
          </table:table-cell>
          <table:table-cell office:value-type="string">
            <text:p>See VAWA SENATE REPORT at 38, 41-42.</text:p>
            <text:p>See VAWA SENATE REPORT at 38, 41-42.</text:p>
            <text:p>See VAWA SENATE REPORT at 38, 41-42.</text:p>
            <text:p>See VAWA SENATE REPORT at 38, 41-42.</text:p>
            <text:p>See VAWA SENATE REPORT at 38, 41-42.</text:p>
            <text:p>See VAWA SENATE REPORT at 38, 41-42.</text:p>
            <text:p>See VAWA SENATE REPORT at 38, 41-42.</text:p>
            <text:p>See VAWA SENATE REPORT at 38, 41-42.</text:p>
            <text:p>See VAWA SENATE REPORT at 38, 41-42.</text:p>
            <text:p>See VAWA SENATE REPORT at 38, 41-42.</text:p>
            <text:p>See VAWA SENATE REPORT at 38, 41-42.</text:p>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90">
            <text:p>190</text:p>
          </table:table-cell>
          <table:table-cell office:value-type="float" office:value="1999">
            <text:p>1999</text:p>
          </table:table-cell>
          <table:table-cell office:value-type="string">
            <text:p>Hastings Women's Law Journal</text:p>
          </table:table-cell>
          <table:table-cell office:value-type="string">
            <text:p>DUET: PROSTITUTION, RACISM AND FEMINIST DISCOURSE </text:p>
          </table:table-cell>
          <table:table-cell office:value-type="string">
            <text:p>Vednita Carter, Evelina Giobbe</text:p>
          </table:table-cell>
          <table:table-cell office:value-type="string">
            <text:p>10 Hastings Women's L.J. 37</text:p>
          </table:table-cell>
          <table:table-cell table:number-columns-repeated="2"/>
          <table:table-cell office:value-type="string">
            <text:p>women</text:p>
          </table:table-cell>
          <table:table-cell office:value-type="string">
            <text:p>By the late 1980s battering had become the leading cause of injury to women. </text:p>
          </table:table-cell>
          <table:table-cell office:value-type="string">
            <text:p>Susan Faludi, Backlash: The Undeclared War Against American Women (1991) at xiv</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91">
            <text:p>191</text:p>
          </table:table-cell>
          <table:table-cell office:value-type="float" office:value="1999">
            <text:p>1999</text:p>
          </table:table-cell>
          <table:table-cell office:value-type="string">
            <text:p>Journal of Legislation</text:p>
          </table:table-cell>
          <table:table-cell office:value-type="string">
            <text:p>A COST ANALYSIS APPROACH TO DETERMINING THE REASONABLENESS OF USING DOMESTIC VIOLENCE AS AN INSURANCE CLASSIFICATION </text:p>
          </table:table-cell>
          <table:table-cell office:value-type="string">
            <text:p>Sheri A. Mullikin</text:p>
          </table:table-cell>
          <table:table-cell office:value-type="string">
            <text:p>25 J. Legis. 195</text:p>
          </table:table-cell>
          <table:table-cell table:number-columns-repeated="2"/>
          <table:table-cell office:value-type="string">
            <text:p>women</text:p>
          </table:table-cell>
          <table:table-cell office:value-type="string">
            <text:p>Domestic violence is the leading cause of injury to American women. </text:p>
          </table:table-cell>
          <table:table-cell table:style-name="ce9" office:value-type="string">
            <text:p>See Don't Let Insurers Cancel - Some Companies Compound Abuse, DAYTON DAILY NEWS, May 31, 1997, at 10A (suggesting that approximately 1,400 women die each year because of domestic violence); see also DIANE CRAVEN, PH.D., U.S. DEP'T OF JUSTICE, FEMALE VICTIMS OF VIOLENT CRIMES (1996) (stating that in 1994 women were about two-thirds more likely to be victims of violence than men).</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92">
            <text:p>192</text:p>
          </table:table-cell>
          <table:table-cell office:value-type="float" office:value="1999">
            <text:p>1999</text:p>
          </table:table-cell>
          <table:table-cell office:value-type="string">
            <text:p>Journal of the American Academy of Matrimonial Lawyers</text:p>
          </table:table-cell>
          <table:table-cell office:value-type="string">
            <text:p>The Federalization of Family Law FEDERAL LAW AND DOMESTIC VIOLENCE: THE LEGACY OF THE VIOLENCE AGAINST WOMEN ACT </text:p>
          </table:table-cell>
          <table:table-cell office:value-type="string">
            <text:p>Leonard Karp, Laura C. Belleau</text:p>
          </table:table-cell>
          <table:table-cell office:value-type="string">
            <text:p>16 J. Am. Acad. Matrim. Law. 173</text:p>
          </table:table-cell>
          <table:table-cell table:number-columns-repeated="2"/>
          <table:table-cell office:value-type="string">
            <text:p>15-44</text:p>
          </table:table-cell>
          <table:table-cell table:style-name="ce9" office:value-type="string">
            <text:p>Other statistics reporting domestic violence are equally disturbing: half of all marriages in this country have experienced at least one episode of battery; <text:s/>nearly thirty percent of all female homicide victims were killed by their husbands, former husbands or boyfriends; <text:s/>approximately 3.8 million women are assaulted every year; <text:s/>violence is the leading cause of injuries to women ages 14-41 ; seventy-five percent of all women in the United States will be a victim of some type of criminal violence during their lifetime. <text:s/>Indeed, violence tops the list of dangers to the health and well-being of American women.</text:p>
          </table:table-cell>
          <table:table-cell office:value-type="string">
            <text:p>See Cheryl Hanna, The Paradox of Hope: The Crime and Punishment of Domestic Violence, 39 Wm. &amp; Mary L. Rev. 1505, 1517 (citing National Crime Victimazation Surveyors' Statistics from 1992-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93">
            <text:p>193</text:p>
          </table:table-cell>
          <table:table-cell office:value-type="float" office:value="1999">
            <text:p>1999</text:p>
          </table:table-cell>
          <table:table-cell office:value-type="string">
            <text:p>Michigan Journal of Gender and Law </text:p>
          </table:table-cell>
          <table:table-cell office:value-type="string">
            <text:p>Article BE CAREFUL WHAT YOU WISH FOR: AN EXAMINATION OF ARREST AND PROSECUTION PATTERNS OF DOMESTIC VIOLENCE CASES IN TWO CITIES IN MICHIGAN </text:p>
          </table:table-cell>
          <table:table-cell office:value-type="string">
            <text:p>Andrea D. Lyon </text:p>
          </table:table-cell>
          <table:table-cell office:value-type="string">
            <text:p>5 Mich. J. Gender &amp; L. 253</text:p>
          </table:table-cell>
          <table:table-cell table:number-columns-repeated="2"/>
          <table:table-cell office:value-type="string">
            <text:p>women</text:p>
          </table:table-cell>
          <table:table-cell office:value-type="string">
            <text:p>Abuse by intimates may be the single largest cause of severe injury to women. </text:p>
          </table:table-cell>
          <table:table-cell office:value-type="string">
            <text:p>. Margi Laird McCue, Domestic Violence: A Reference Handbook 2 (1995) (citing Laurie Hubbard, Portland, OR: Bureau of Community Development, From Harassment to Homicide: A Report on the Response to Domestic Violence in Multnomah County (1991)).</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94">
            <text:p>194</text:p>
          </table:table-cell>
          <table:table-cell office:value-type="float" office:value="1999">
            <text:p>1999</text:p>
          </table:table-cell>
          <table:table-cell office:value-type="string">
            <text:p>Montana Law Review </text:p>
          </table:table-cell>
          <table:table-cell office:value-type="string">
            <text:p>Comment ATTORNEY FEES AS NECESSARIES OF LIFE: EXPANDING A DOMESTIC VIOLENCE VICTIM'S ACCESS TO SAFETY AND JUSTICE </text:p>
          </table:table-cell>
          <table:table-cell office:value-type="string">
            <text:p>Angela Zielinski</text:p>
          </table:table-cell>
          <table:table-cell office:value-type="string">
            <text:p>60 Mont. L. Rev. 201</text:p>
          </table:table-cell>
          <table:table-cell/>
          <table:table-cell office:value-type="float" office:value="1">
            <text:p>1</text:p>
          </table:table-cell>
          <table:table-cell office:value-type="string">
            <text:p>women</text:p>
          </table:table-cell>
          <table:table-cell office:value-type="string">
            <text:p>In fact, domestic violence is the "single greatest cause of injury to women." <text:s/>Muggings, car accidents, and rapes combined do not victimize the number of women seen in emergency rooms due to domestic violence injuries. </text:p>
          </table:table-cell>
          <table:table-cell table:style-name="ce9" office:value-type="string">
            <text:p>. Sewell, supra note 15, at 983 (citing P.A. Langan &amp; C.A. Innes, U.S. Dep't of Justice, Special Report: Preventing Domestic Violence Against Women 3 (1986)). . See Schelong, supra note 16, at 80 (citing Matthew Litsky, Note, Explaining the Legal System's Inadequate Response to the Abuse of Women: A Lack of Coordination, 8 N.Y.L. Sch. J. Hum. Rts. 149 (1990)).</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95">
            <text:p>195</text:p>
          </table:table-cell>
          <table:table-cell office:value-type="float" office:value="1999">
            <text:p>1999</text:p>
          </table:table-cell>
          <table:table-cell office:value-type="string">
            <text:p>Oregon Law Review</text:p>
          </table:table-cell>
          <table:table-cell office:value-type="string">
            <text:p>Comment OUR VULNERABLE CONSTITUTIONAL RIGHTS: THE SUPREME COURT'S RESTRICTION OF CONGRESS' ENFORCEMENT POWERS IN CITY OF BOERNE V. FLORES</text:p>
          </table:table-cell>
          <table:table-cell office:value-type="string">
            <text:p>Caroline E. Kuerschner</text:p>
          </table:table-cell>
          <table:table-cell office:value-type="string">
            <text:p>78 Or. L. Rev. 551</text:p>
          </table:table-cell>
          <table:table-cell/>
          <table:table-cell office:value-type="float" office:value="1">
            <text:p>1</text:p>
          </table:table-cell>
          <table:table-cell office:value-type="string">
            <text:p>15-44</text:p>
          </table:table-cell>
          <table:table-cell office:value-type="string">
            <text:p>Congress found: 1. Violence is the leading cause of injury to women ages 15-44, more common than automobile accidents, muggings and cancer deaths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96">
            <text:p>196</text:p>
          </table:table-cell>
          <table:table-cell office:value-type="float" office:value="1999">
            <text:p>1999</text:p>
          </table:table-cell>
          <table:table-cell office:value-type="string">
            <text:p>Rutgers Law Journal </text:p>
          </table:table-cell>
          <table:table-cell office:value-type="string">
            <text:p>Note DUTY TO RETREAT FOR COHABITANTS--IN NEW JERSEY A BATTERED SPOUSE'S <text:s/>HOME IS NOT HER <text:s/>CASTLE </text:p>
          </table:table-cell>
          <table:table-cell office:value-type="string">
            <text:p>Melissa Wheatcroft</text:p>
          </table:table-cell>
          <table:table-cell office:value-type="string">
            <text:p>30 Rutgers L.J. 539</text:p>
          </table:table-cell>
          <table:table-cell table:number-columns-repeated="2"/>
          <table:table-cell office:value-type="string">
            <text:p>women</text:p>
          </table:table-cell>
          <table:table-cell office:value-type="string">
            <text:p>Moreover, domestic violence has been cited as the leading "cause of physical injury to women in the United States. </text:p>
          </table:table-cell>
          <table:table-cell office:value-type="string">
            <text:p>Steele &amp; Sigman, supra note 21, at 169 (citing DALLAS MORNING NEWS, July 16, 1990, at C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97">
            <text:p>197</text:p>
          </table:table-cell>
          <table:table-cell office:value-type="float" office:value="1999">
            <text:p>1999</text:p>
          </table:table-cell>
          <table:table-cell office:value-type="string">
            <text:p>Saint John's Journal of Legal Commentary </text:p>
          </table:table-cell>
          <table:table-cell office:value-type="string">
            <text:p>Note GUNS AND INTIMATE VIOLENCE: <text:s/>A CONSTITUTIONAL ANALYSIS OF THE LAUTENBERG AMENDMENT </text:p>
          </table:table-cell>
          <table:table-cell office:value-type="string">
            <text:p>Ashley G. Pressler</text:p>
          </table:table-cell>
          <table:table-cell office:value-type="string">
            <text:p>13 St. John's J. Legal Comment. 705</text:p>
          </table:table-cell>
          <table:table-cell table:number-columns-repeated="2"/>
          <table:table-cell office:value-type="string">
            <text:p>women</text:p>
          </table:table-cell>
          <table:table-cell table:style-name="ce9" office:value-type="string">
            <text:p>(recognizing half of all married women will be beaten by their husbands at least once and U.S. Surgeon General found battering by husbands, ex-husbands or lovers accounts for one-fifth of all hospital emergency room visits for women and is single largest cause of injury to women in United States). </text:p>
          </table:table-cell>
          <table:table-cell office:value-type="string">
            <text:p>See Joan Zorza, The Criminal Law of Misdemeanor Domestic Violence, 1970-1990, 83 J. Crim. L. &amp; Criminology 46, 46 (1992)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98">
            <text:p>198</text:p>
          </table:table-cell>
          <table:table-cell office:value-type="float" office:value="1999">
            <text:p>1999</text:p>
          </table:table-cell>
          <table:table-cell office:value-type="string">
            <text:p>Scholar: St. Mary's Law Review on Minority Issues </text:p>
          </table:table-cell>
          <table:table-cell office:value-type="string">
            <text:p>Comment A MOTHER REMOVED - A CHILD LEFT BEHIND: A BATTERED IMMIGRANT'S NEED FOR A MODIFIED BEST INTEREST STANDARD </text:p>
          </table:table-cell>
          <table:table-cell office:value-type="string">
            <text:p>JULIE LINARES-FIERRO </text:p>
          </table:table-cell>
          <table:table-cell office:value-type="string">
            <text:p>1 SCHOLAR 253</text:p>
          </table:table-cell>
          <table:table-cell table:number-columns-repeated="2"/>
          <table:table-cell office:value-type="string">
            <text:p>women</text:p>
          </table:table-cell>
          <table:table-cell office:value-type="string">
            <text:p>(showing that 2-4 million women suffer violence at the hands of an intimate partner each year making domestic violence the greatest cause of injury to women); </text:p>
          </table:table-cell>
          <table:table-cell office:value-type="string">
            <text:p>See Jill C. Robertson, Addressing Domestic Violence in the Workplace: An Employer's Responsibility, 16 Law &amp; Ineq. J. 633, 636 (1998)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199">
            <text:p>199</text:p>
          </table:table-cell>
          <table:table-cell office:value-type="float" office:value="1999">
            <text:p>1999</text:p>
          </table:table-cell>
          <table:table-cell office:value-type="string">
            <text:p>Southern California Review of Law and Women's Studies</text:p>
          </table:table-cell>
          <table:table-cell office:value-type="string">
            <text:p>THE FAILURE OF UNITED STATES V. LOPEZ: ANALYZING THE VIOLENCE AGAINST WOMEN ACT </text:p>
          </table:table-cell>
          <table:table-cell office:value-type="string">
            <text:p>Sara E. Kropf</text:p>
          </table:table-cell>
          <table:table-cell office:value-type="string">
            <text:p>8 S. Cal. Rev. L. &amp; Women's Stud. 373</text:p>
          </table:table-cell>
          <table:table-cell table:number-columns-repeated="2"/>
          <table:table-cell office:value-type="string">
            <text:p>15-44</text:p>
          </table:table-cell>
          <table:table-cell office:value-type="string">
            <text:p>In its Brief in a Fourth Circuit case, the Government summarized the relevant congressional findings: (1) "Violence is the leading cause of injury to women ages 15 to 44." </text:p>
          </table:table-cell>
          <table:table-cell office:value-type="string">
            <text:p>S. Rep. No. 103-138, at 38.</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00">
            <text:p>200</text:p>
          </table:table-cell>
          <table:table-cell office:value-type="float" office:value="1999">
            <text:p>1999</text:p>
          </table:table-cell>
          <table:table-cell office:value-type="string">
            <text:p>Texas Bar Journal</text:p>
          </table:table-cell>
          <table:table-cell office:value-type="string">
            <text:p>Domestic Violence Feature Section THE LAWYER'S BASIC GUIDE TO DOMESTIC VIOLENCE </text:p>
          </table:table-cell>
          <table:table-cell office:value-type="string">
            <text:p>Jo Ann Merica</text:p>
          </table:table-cell>
          <table:table-cell office:value-type="string">
            <text:p>62 Tex. B.J. 915</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the ages of 15 and 44 in the United States - more than car accidents, muggings, and rapes combined. </text:p>
          </table:table-cell>
          <table:table-cell office:value-type="string">
            <text:p>Uniform Crime Reports, Federal Bureau of Investigation, 1991.</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01">
            <text:p>201</text:p>
          </table:table-cell>
          <table:table-cell office:value-type="float" office:value="1999">
            <text:p>1999</text:p>
          </table:table-cell>
          <table:table-cell office:value-type="string">
            <text:p>Texas Bar Journal</text:p>
          </table:table-cell>
          <table:table-cell office:value-type="string">
            <text:p>Texas Young Lawyers Association (TYLA) President's Opinion: HISTORY HAS BEEN BRUTAL FOR WOMEN</text:p>
          </table:table-cell>
          <table:table-cell office:value-type="string">
            <text:p>Ray Thomas</text:p>
          </table:table-cell>
          <table:table-cell office:value-type="string">
            <text:p>62 Tex. B.J. 903</text:p>
          </table:table-cell>
          <table:table-cell table:number-columns-repeated="2"/>
          <table:table-cell office:value-type="string">
            <text:p>15-44</text:p>
          </table:table-cell>
          <table:table-cell office:value-type="string">
            <text:p>Domestic violence, defined by the American Medical Association as "ongoing, debilitating experience of physical, psychological and/or sexual abuse," is the leading cause of injury to women between the ages of 15 and 44.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02">
            <text:p>202</text:p>
          </table:table-cell>
          <table:table-cell office:value-type="float" office:value="1999">
            <text:p>1999</text:p>
          </table:table-cell>
          <table:table-cell office:value-type="string">
            <text:p>Texas Bar Journal </text:p>
          </table:table-cell>
          <table:table-cell office:value-type="string">
            <text:p>Domestic Violence Feature Section A LAWYER'S UNDERSTANDING OF DOMESTIC VIOLENCE </text:p>
          </table:table-cell>
          <table:table-cell office:value-type="string">
            <text:p>Sarah M. Buel </text:p>
          </table:table-cell>
          <table:table-cell office:value-type="string">
            <text:p>62 Tex. B.J. 936</text:p>
          </table:table-cell>
          <table:table-cell/>
          <table:table-cell office:value-type="float" office:value="1">
            <text:p>1</text:p>
          </table:table-cell>
          <table:table-cell office:value-type="string">
            <text:p>women</text:p>
          </table:table-cell>
          <table:table-cell office:value-type="string">
            <text:p>With females in nine times more danger in their own homes than they are in the street, it is not surprising that domestic violence - perpetrated by a male partner - is the leading cause of serious injury for American women. <text:s/></text:p>
          </table:table-cell>
          <table:table-cell office:value-type="string">
            <text:p>. Evan Stark and Anne Flitcraft, Spouse Abuse, in J.M. Last &amp; R.B. Wallace (eds.) Public Health and Preventive Medicine 1040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03">
            <text:p>203</text:p>
          </table:table-cell>
          <table:table-cell office:value-type="float" office:value="1999">
            <text:p>1999</text:p>
          </table:table-cell>
          <table:table-cell office:value-type="string">
            <text:p>Tulsa Law Journal</text:p>
          </table:table-cell>
          <table:table-cell office:value-type="string">
            <text:p>Comment THE CIVIL RIGHTS PROVISION OF THE VIOLENCE AGAINST WOMEN ACT: ITS LEGACY AND FUTURE </text:p>
          </table:table-cell>
          <table:table-cell office:value-type="string">
            <text:p>Margaret A. Cain</text:p>
          </table:table-cell>
          <table:table-cell office:value-type="string">
            <text:p>34 Tulsa L.J. 367</text:p>
          </table:table-cell>
          <table:table-cell table:number-columns-repeated="2"/>
          <table:table-cell office:value-type="string">
            <text:p>women</text:p>
          </table:table-cell>
          <table:table-cell table:style-name="ce9" office:value-type="string">
            <text:p>In 1988, the "Surgeon General of the United States found domestic violence to be the number one public health risk to adult women in the United States." "Almost ten years later, violence against women still poses the "leading cause of injuries to women . . . . ages 15 through 44 years."</text:p>
          </table:table-cell>
          <table:table-cell table:style-name="ce9" office:value-type="string">
            <text:p>Ruth Jenny &amp; Kelly Gaines Stoner, Domestic Violence and the North Dakota Best Interests Statute, 72 N.D. L. REV 1011, 1014 (1996). // Surgeon General Antonio Novell, "From the Surgeon General, U.S. Public Health Service, Journal of the American Medical Association," 267 JAMA 3132,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04">
            <text:p>204</text:p>
          </table:table-cell>
          <table:table-cell office:value-type="float" office:value="1999">
            <text:p>1999</text:p>
          </table:table-cell>
          <table:table-cell office:value-type="string">
            <text:p>Wisconsin Women's Law Journal</text:p>
          </table:table-cell>
          <table:table-cell office:value-type="string">
            <text:p>STRIVING FOR JUSTICE WITH THE VIOLENCE AGAINST WOMEN ACT AND CIVIL TORT ACTIONS </text:p>
          </table:table-cell>
          <table:table-cell office:value-type="string">
            <text:p>Daniel G. Atkins, Jan R. Jurden, Dr. Susan L. Miller, Elizabeth A. Patten</text:p>
          </table:table-cell>
          <table:table-cell office:value-type="string">
            <text:p>14 Wis. Women's L.J. 69</text:p>
          </table:table-cell>
          <table:table-cell table:number-columns-repeated="2"/>
          <table:table-cell office:value-type="string">
            <text:p>women</text:p>
          </table:table-cell>
          <table:table-cell office:value-type="string">
            <text:p>The incidence of domestic violence in this country has reached epidemic proportions. <text:s/>Violence committed against women by intimate partners or ex-partners is the leading cause of injury to women in the United States. </text:p>
          </table:table-cell>
          <table:table-cell office:value-type="string">
            <text:p>See Susan E. Bernstein, Living Under Siege: Do Stalking Laws Protect Domestic Violence Victims?, 15 Cardozo L. Rev. 525, 525 n.1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05">
            <text:p>205</text:p>
          </table:table-cell>
          <table:table-cell office:value-type="float" office:value="1999">
            <text:p>1999</text:p>
          </table:table-cell>
          <table:table-cell office:value-type="string">
            <text:p>Yale Journal of Law and Feminism </text:p>
          </table:table-cell>
          <table:table-cell office:value-type="string">
            <text:p>Article EFFECTIVE INTERVENTION IN DOMESTIC VIOLENCE CASES: RETHINKING THE ROLES OF PROSECUTORS, JUDGES, AND THE COURT SYSTEM </text:p>
          </table:table-cell>
          <table:table-cell office:value-type="string">
            <text:p>Deborah Epstein </text:p>
          </table:table-cell>
          <table:table-cell office:value-type="string">
            <text:p>11 Yale J.L. &amp; Feminism 3</text:p>
          </table:table-cell>
          <table:table-cell table:number-columns-repeated="2"/>
          <table:table-cell office:value-type="string">
            <text:p>women</text:p>
          </table:table-cell>
          <table:table-cell table:style-name="ce9" office:value-type="string">
            <text:p>But the problem remains one of epidemic proportions. As documented in Part I of this Article, battering by husbands, ex-husbands, or lovers is the single largest cause of injury to women <text:s/>in the United States, <text:s/>and accounts for approximately thirty percent of all murders of women.</text:p>
          </table:table-cell>
          <table:table-cell office:value-type="string">
            <text:p>. See Susan A. MacManus &amp; Nikki R. Van Hightower, Limits of State Constitutional Guarantees: Lessons from Efforts to Implement Domestic Violence Policies, 49 Pub. Admin. Rev. 269, 269 (1989).</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06">
            <text:p>206</text:p>
          </table:table-cell>
          <table:table-cell office:value-type="float" office:value="2000">
            <text:p>2000</text:p>
          </table:table-cell>
          <table:table-cell office:value-type="string">
            <text:p>California Law Review </text:p>
          </table:table-cell>
          <table:table-cell office:value-type="string">
            <text:p>Comment GOOD COP, BAD COP: FEDERAL PROSECUTION OF STATE-LEGALIZED MEDICAL MARIJUANA USE AFTER UNITED STATES V. LOPEZ </text:p>
          </table:table-cell>
          <table:table-cell office:value-type="string">
            <text:p>Alistair E. Newbern </text:p>
          </table:table-cell>
          <table:table-cell office:value-type="string">
            <text:p>88 Cal. L. Rev. 1575</text:p>
          </table:table-cell>
          <table:table-cell table:number-columns-repeated="2"/>
          <table:table-cell office:value-type="string">
            <text:p>women</text:p>
          </table:table-cell>
          <table:table-cell office:value-type="string">
            <text:p>For example, "battering 'is the single largest cause of injury to women in the United States'</text:p>
          </table:table-cell>
          <table:table-cell office:value-type="string">
            <text:p>Morrison, 2000</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07">
            <text:p>207</text:p>
          </table:table-cell>
          <table:table-cell office:value-type="float" office:value="2000">
            <text:p>2000</text:p>
          </table:table-cell>
          <table:table-cell office:value-type="string">
            <text:p>Duke Journal of Gender Law and Policy</text:p>
          </table:table-cell>
          <table:table-cell office:value-type="string">
            <text:p>WOMEN'S RIGHTS AND FETAL PERSONHOOD IN CRIMINAL LAW </text:p>
          </table:table-cell>
          <table:table-cell office:value-type="string">
            <text:p>Jean Reith Schroede, Pamela Fiber, Bruce D. Snyder</text:p>
          </table:table-cell>
          <table:table-cell office:value-type="string">
            <text:p>7 Duke J. Gender L. &amp; Pol'y 89</text:p>
          </table:table-cell>
          <table:table-cell table:number-columns-repeated="2"/>
          <table:table-cell office:value-type="string">
            <text:p>15-44</text:p>
          </table:table-cell>
          <table:table-cell office:value-type="string">
            <text:p>According to a report by the Surgeon General, violence is the leading cause of injury to women between fifteen and forty-four years of age, and some women are more likely to be battered while pregnant. </text:p>
          </table:table-cell>
          <table:table-cell office:value-type="string">
            <text:p>Antonia C. Novello et al., From the Surgeon General, U.S. Public Health Service, 267 JAMA 3132,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08">
            <text:p>208</text:p>
          </table:table-cell>
          <table:table-cell office:value-type="float" office:value="2000">
            <text:p>2000</text:p>
          </table:table-cell>
          <table:table-cell office:value-type="string">
            <text:p>Fordham Urban Law Journal</text:p>
          </table:table-cell>
          <table:table-cell office:value-type="string">
            <text:p>Symposium WOMEN, CHILDREN AND DOMESTIC VIOLENCE: CURRENT TENSIONS AND EMERGING ISSUES</text:p>
          </table:table-cell>
          <table:table-cell office:value-type="string">
            <text:p>Evan Stark</text:p>
          </table:table-cell>
          <table:table-cell office:value-type="string">
            <text:p>27 Fordham Urb. L.J. 567</text:p>
          </table:table-cell>
          <table:table-cell table:number-columns-repeated="2"/>
          <table:table-cell office:value-type="string">
            <text:p>women</text:p>
          </table:table-cell>
          <table:table-cell office:value-type="string">
            <text:p>When we started out our own research, my wife and I, some years ago, and discovered that domestic violence was the leading cause of injury for which women sought medical attention; this was also a tremendous victory.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09">
            <text:p>209</text:p>
          </table:table-cell>
          <table:table-cell office:value-type="float" office:value="2000">
            <text:p>2000</text:p>
          </table:table-cell>
          <table:table-cell office:value-type="string">
            <text:p>Harvard Journal on Legislation</text:p>
          </table:table-cell>
          <table:table-cell office:value-type="string">
            <text:p>Essay THE CIVIL RIGHTS REMEDY OF THE VIOLENCE AGAINST WOMEN ACT: A DEFENSE </text:p>
          </table:table-cell>
          <table:table-cell office:value-type="string">
            <text:p>Senator Joseph R. Biden, Jr.</text:p>
          </table:table-cell>
          <table:table-cell office:value-type="string">
            <text:p>37 Harv. J. on Legis. 1</text:p>
          </table:table-cell>
          <table:table-cell table:number-columns-repeated="2"/>
          <table:table-cell office:value-type="string">
            <text:p>15-44</text:p>
          </table:table-cell>
          <table:table-cell office:value-type="string">
            <text:p>The evidence reflected that violence is the leading cause of injury to women ages fifteen to forty-four. </text:p>
          </table:table-cell>
          <table:table-cell office:value-type="string">
            <text:p>See s. Rep. No. 103-138, at 38 (1993) (citing Antonio C. Novello, From the Surgeon General, U.S. Public Health Service, 267 JAMA 3132, 3132 (1992)).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10">
            <text:p>210</text:p>
          </table:table-cell>
          <table:table-cell office:value-type="float" office:value="2000">
            <text:p>2000</text:p>
          </table:table-cell>
          <table:table-cell office:value-type="string">
            <text:p>Harvard Women's Law Journal</text:p>
          </table:table-cell>
          <table:table-cell office:value-type="string">
            <text:p>NOTES FROM THE UNDERGROUND: BATTERED WOMEN, THE STATE, AND CONCEPTIONS OF ACCOUNTABILITY </text:p>
          </table:table-cell>
          <table:table-cell office:value-type="string">
            <text:p>G. Kristian Miccio</text:p>
          </table:table-cell>
          <table:table-cell office:value-type="string">
            <text:p>23 Harv. Women's L.J. 133</text:p>
          </table:table-cell>
          <table:table-cell table:number-columns-repeated="2"/>
          <table:table-cell office:value-type="string">
            <text:p>15-44</text:p>
          </table:table-cell>
          <table:table-cell table:style-name="ce9" office:value-type="string">
            <text:p>While this case is consistent with police practices in Hartzler and in Benavidez, it is staggering to think that police still ignore the fact that domestic violence is the leading cause of injury to women age 15 to 44 by engaging in conduct that contributes to the harm. </text:p>
          </table:table-cell>
          <table:table-cell office:value-type="string">
            <text:p>See VAWA Senate Report 1993, supra note 124, at 38 (citing Surgeon General Antonio Novello, From the Surgeon General, U.S. Public Health Services, 267 J. AM. MED. ASS'N 3126 (June 17,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11">
            <text:p>211</text:p>
          </table:table-cell>
          <table:table-cell office:value-type="float" office:value="2000">
            <text:p>2000</text:p>
          </table:table-cell>
          <table:table-cell office:value-type="string">
            <text:p>Hastings International and Comparative Law Review</text:p>
          </table:table-cell>
          <table:table-cell office:value-type="string">
            <text:p>APPLICATION OF THE ELEMENTS OF TORTURE AND OTHER FORMS OF ILL-TREATMENT, AS DEFINED BY THE EUROPEAN COURT AND COMMISSION OF HUMAN RIGHTS, TO THE INCIDENTS OF DOMESTIC VIOLENCE </text:p>
          </table:table-cell>
          <table:table-cell office:value-type="string">
            <text:p>Ela Grdinic</text:p>
          </table:table-cell>
          <table:table-cell office:value-type="string">
            <text:p>23 Hastings Int'l &amp; Comp. L. Rev. 217</text:p>
          </table:table-cell>
          <table:table-cell/>
          <table:table-cell office:value-type="float" office:value="1">
            <text:p>1</text:p>
          </table:table-cell>
          <table:table-cell office:value-type="string">
            <text:p>women</text:p>
          </table:table-cell>
          <table:table-cell table:style-name="ce9" office:value-type="string">
            <text:p>Battering is the greatest single cause of injury among US women, accounting for more emergency room visits (over one million per year) than auto accidents, muggings and rape combined. In Papua New Guinea, 67% of rural women and 56% of urban women have been victims of domestic violence. A three-month surveillance survey in Alexandria, Egypt, indicated that domestic violence was the leading cause of injury to women, accounting for 27.9% of all visits by women to trauma units. </text:p>
          </table:table-cell>
          <table:table-cell office:value-type="string">
            <text:p>Julie Mertus, Nancy Flowers &amp; Mallika Dutt, Local Action Global Change 90 (United Nations Development Fund for Women (UNIFEM)) &amp; Center for Women's Global Leadership 1999).</text:p>
          </table:table-cell>
          <table:table-cell office:value-type="string">
            <text:p>|</text:p>
          </table:table-cell>
          <table:table-cell table:number-columns-repeated="1011"/>
        </table:table-row>
        <table:table-row table:style-name="ro5">
          <table:table-cell office:value-type="string">
            <text:p>law journals</text:p>
          </table:table-cell>
          <table:table-cell office:value-type="float" office:value="212">
            <text:p>212</text:p>
          </table:table-cell>
          <table:table-cell office:value-type="float" office:value="2000">
            <text:p>2000</text:p>
          </table:table-cell>
          <table:table-cell office:value-type="string">
            <text:p>Hastings International and Comparative Law Review </text:p>
          </table:table-cell>
          <table:table-cell office:value-type="string">
            <text:p>Article APPLICATION OF THE ELEMENTS OF TORTURE AND OTHER FORMS OF ILL-TREATMENT, AS DEFINED BY THE EUROPEAN COURT AND COMMISSION OF HUMAN RIGHTS, TO THE INCIDENTS OF DOMESTIC VIOLENCE </text:p>
          </table:table-cell>
          <table:table-cell office:value-type="string">
            <text:p>Ela Grdinic</text:p>
          </table:table-cell>
          <table:table-cell office:value-type="string">
            <text:p>23 Hastings Int'l &amp; Comp. L. Rev. 217</text:p>
          </table:table-cell>
          <table:table-cell/>
          <table:table-cell office:value-type="float" office:value="1">
            <text:p>1</text:p>
          </table:table-cell>
          <table:table-cell office:value-type="string">
            <text:p>women</text:p>
          </table:table-cell>
          <table:table-cell office:value-type="string">
            <text:p>According to Julie Mertus, Nancy Flowers and Mallika Dutt: </text:p>
            <text:p>Battering is the greatest single cause of injury among US women, accounting for more emergency room visits (over one million per year) than auto accidents, muggings and rape combined. According to Julie Mertus, Nancy Flowers and Mallika Dutt: </text:p>
            <text:p>Battering is the greatest single cause of injury among US women, accounting for more emergency room visits (over one million per year) than auto accidents, muggings and rape combined. According to Julie Mertus, Nancy Flowers and Mallika Dutt: </text:p>
            <text:p>Battering is the greatest single cause of injury among US women, accounting for more emergency room visits (over one million per year) than auto accidents, muggings and rape combined. According to Julie Mertus, Nancy Flowers and Mallika Dutt: </text:p>
            <text:p>Battering is the greatest single cause of injury among US women, accounting for more emergency room visits (over one million per year) than auto accidents, muggings and rape combined. According to Julie Mertus, Nancy Flowers and Mallika Dutt: </text:p>
            <text:p>Battering is the greatest single cause of injury among US women, accounting for more emergency room visits (over one million per year) than auto accidents, muggings and rape combined. According to Julie Mertus, Nancy Flowers and Mallika Dutt: </text:p>
            <text:p>Battering is the greatest single cause of injury among US women, accounting for more emergency room visits (over one million per year) than auto accidents, muggings and rape combined. According to Julie Mertus, Nancy Flowers and Mallika Dutt: </text:p>
            <text:p>Battering is the greatest single cause of injury among US women, accounting for more emergency room visits (over one million per year) than auto accidents, muggings and rape combined. According to Julie Mertus, Nancy Flowers and Mallika Dutt: </text:p>
            <text:p>Battering is the greatest single cause of injury among US women, accounting for more emergency room visits (over one million per year) than auto accidents, muggings and rape combined. According to Julie Mertus, Nancy Flowers and Mallika Dutt: </text:p>
            <text:p>Battering is the greatest single cause of injury among US women, accounting for more emergency room visits (over one million per year) than auto accidents, muggings and rape combined. </text:p>
          </table:table-cell>
          <table:table-cell office:value-type="string">
            <text:p>Julie Mertus, Nancy Flowers &amp; Mallika Dutt, Local Action Global Change 90 (United Nations Development Fund for Women (UNIFEM)) &amp; Center for Women's Global Leadership 1999).</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13">
            <text:p>213</text:p>
          </table:table-cell>
          <table:table-cell office:value-type="float" office:value="2000">
            <text:p>2000</text:p>
          </table:table-cell>
          <table:table-cell office:value-type="string">
            <text:p>Loyola University Chicago Law Journal</text:p>
          </table:table-cell>
          <table:table-cell office:value-type="string">
            <text:p>Note UNITED STATES V. MORRISON: FEDERALISM AGAINST THE WILL OF THE STATES </text:p>
          </table:table-cell>
          <table:table-cell office:value-type="string">
            <text:p>Jil L. Martin</text:p>
          </table:table-cell>
          <table:table-cell office:value-type="string">
            <text:p>32 Loy. U. Chi. L.J. 243</text:p>
          </table:table-cell>
          <table:table-cell/>
          <table:table-cell office:value-type="float" office:value="1">
            <text:p>1</text:p>
          </table:table-cell>
          <table:table-cell office:value-type="string">
            <text:p>15-44</text:p>
          </table:table-cell>
          <table:table-cell table:style-name="ce9" office:value-type="string">
            <text:p>These experts testified that violence in the form of rape and domestic abuse is the leading cause of injury to American women between the ages of fifteen and forty-four. // This makes injury due to such violence more prevalent than automotive accidents, cancer deaths, and muggings combined.</text:p>
          </table:table-cell>
          <table:table-cell table:style-name="ce9" office:value-type="string">
            <text:p>See Morrison, 120 S. Ct. at 1761 (Souter, J., dissenting) (citing S. Rep. No. 103-138, at 38 (1993)). This makes injury due to such violence more prevalent than automotive accidents, cancer deaths, and muggings combined. See S. Rep. No. 103-138, at 38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14">
            <text:p>214</text:p>
          </table:table-cell>
          <table:table-cell office:value-type="float" office:value="2000">
            <text:p>2000</text:p>
          </table:table-cell>
          <table:table-cell office:value-type="string">
            <text:p>McGeorge Law Review</text:p>
          </table:table-cell>
          <table:table-cell office:value-type="string">
            <text:p>Criminal Procedure TRIGGERED: TARGETING DOMESTIC VIOLENCE OFFENDERS IN CALIFORNIA </text:p>
          </table:table-cell>
          <table:table-cell office:value-type="string">
            <text:p>Cynthia D. Cook</text:p>
          </table:table-cell>
          <table:table-cell office:value-type="string">
            <text:p>31 McGeorge L. Rev. 328</text:p>
          </table:table-cell>
          <table:table-cell table:number-columns-repeated="2"/>
          <table:table-cell office:value-type="string">
            <text:p>women</text:p>
          </table:table-cell>
          <table:table-cell office:value-type="string">
            <text:p>(expressing that "[d]omestic violence is the second leading cause of injury to women of all ages[;] ... SB 218 seeks to help protect women from the unnecessary and inexcusable injury and death produced by domestic violence").</text:p>
          </table:table-cell>
          <table:table-cell office:value-type="string">
            <text:p>ASSEMBLY COMMITTEE ON PUBLIC SAFETY, COMMITTEE ANALYSIS OF SB 218, at 5 (July 13, 1999)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15">
            <text:p>215</text:p>
          </table:table-cell>
          <table:table-cell office:value-type="float" office:value="2000">
            <text:p>2000</text:p>
          </table:table-cell>
          <table:table-cell office:value-type="string">
            <text:p>Ohio State Law Journal </text:p>
          </table:table-cell>
          <table:table-cell office:value-type="string">
            <text:p>Articles VIOLENCE AGAINST WOMEN AND THE PERSISTENCE OF PRIVACY </text:p>
          </table:table-cell>
          <table:table-cell office:value-type="string">
            <text:p>Sally F. Goldfarb </text:p>
          </table:table-cell>
          <table:table-cell office:value-type="string">
            <text:p>61 Ohio St. L.J. 1</text:p>
          </table:table-cell>
          <table:table-cell table:number-columns-repeated="2"/>
          <table:table-cell office:value-type="string">
            <text:p>women</text:p>
          </table:table-cell>
          <table:table-cell office:value-type="string">
            <text:p>According to the Surgeon General, domestic violence is the single largest cause of injury to women in the United States. <text:s/></text:p>
          </table:table-cell>
          <table:table-cell office:value-type="string">
            <text:p>S. Rep. No. 101-545, at 30 (1990)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16">
            <text:p>216</text:p>
          </table:table-cell>
          <table:table-cell office:value-type="float" office:value="2000">
            <text:p>2000</text:p>
          </table:table-cell>
          <table:table-cell office:value-type="string">
            <text:p>Oklahoma City University Law Review</text:p>
          </table:table-cell>
          <table:table-cell office:value-type="string">
            <text:p>Symposium: Federalism and the Supreme Court: the 1999 Term RIGHT RESULT, WRONG REASONS: RENO V. CONDON </text:p>
          </table:table-cell>
          <table:table-cell office:value-type="string">
            <text:p>Erwin Chemerinsky</text:p>
          </table:table-cell>
          <table:table-cell office:value-type="string">
            <text:p>25 Okla. City U. L. Rev. 823</text:p>
          </table:table-cell>
          <table:table-cell table:number-columns-repeated="2"/>
          <table:table-cell office:value-type="string">
            <text:p>15-44</text:p>
          </table:table-cell>
          <table:table-cell office:value-type="string">
            <text:p>In 1994, Congress found that domestic violence is the leading cause of injuries to women between the ages of fifteen and forty-four. </text:p>
          </table:table-cell>
          <table:table-cell office:value-type="string">
            <text:p>See H.R. Conf. Rep. No. 103-711, at 391 (1994), reprinted in 1994 U.S.C.C.A.N. 1839, 1859.</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17">
            <text:p>217</text:p>
          </table:table-cell>
          <table:table-cell office:value-type="float" office:value="2000">
            <text:p>2000</text:p>
          </table:table-cell>
          <table:table-cell office:value-type="string">
            <text:p>Seattle University Law Review</text:p>
          </table:table-cell>
          <table:table-cell office:value-type="string">
            <text:p>Comments IS LEAVING WORK TO OBTAIN SAFETY "GOOD CAUSE" TO LEAVE EMPLOYMENT?-- PROVIDING UNEMPLOYMENT INSURANCE TO VICTIMS OF DOMESTIC VIOLENCE IN WASHINGTON STATE </text:p>
          </table:table-cell>
          <table:table-cell office:value-type="string">
            <text:p>L'Nayim A. Shuman-Austin</text:p>
          </table:table-cell>
          <table:table-cell office:value-type="string">
            <text:p>23 Seattle U. L. Rev. 797</text:p>
          </table:table-cell>
          <table:table-cell table:number-columns-repeated="2"/>
          <table:table-cell office:value-type="string">
            <text:p>women</text:p>
          </table:table-cell>
          <table:table-cell table:style-name="ce9" office:value-type="string">
            <text:p>The drafters found that violence against women is the leading cause of injury to women. <text:s/>A woman in the United States is more likely to be assaulted, injured, raped, or killed by a male partner than by any other type of assailant. <text:s/>In fact, some reports used by the drafters of H.R. 851 estimated that ninety-five percent of victims of domestic violence are women. <text:s/>These statistics established that domestic violence against women by male partners is an issue of enormous magnitude in the United States; it is the leading cause of injury to women.</text:p>
          </table:table-cell>
          <table:table-cell office:value-type="string">
            <text:p>Department of Justice Report, 1996, in Congressional Findings of Proposed House Bill, H.R. 851, supra note 130. The Department of Justice report estimated that intimate partners commit more than one million violent crimes against women every year.</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18">
            <text:p>218</text:p>
          </table:table-cell>
          <table:table-cell office:value-type="float" office:value="2000">
            <text:p>2000</text:p>
          </table:table-cell>
          <table:table-cell office:value-type="string">
            <text:p>Seattle University Law Review</text:p>
          </table:table-cell>
          <table:table-cell office:value-type="string">
            <text:p>Comments IS LEAVING WORK TO OBTAIN SAFETY "GOOD CAUSE" TO LEAVE EMPLOYMENT?-- PROVIDING UNEMPLOYMENT INSURANCE TO VICTIMS OF DOMESTIC VIOLENCE IN WASHINGTON STATE </text:p>
          </table:table-cell>
          <table:table-cell office:value-type="string">
            <text:p>L'Nayim A. Shuman-Austin</text:p>
          </table:table-cell>
          <table:table-cell office:value-type="string">
            <text:p>23 Seattle U. L. Rev. 797</text:p>
          </table:table-cell>
          <table:table-cell table:number-columns-repeated="2"/>
          <table:table-cell office:value-type="string">
            <text:p>women</text:p>
          </table:table-cell>
          <table:table-cell office:value-type="string">
            <text:p>These statistics established that domestic violence against women by male partners is an issue of enormous magnitude in the United States; it is the leading cause of injury to women.</text:p>
          </table:table-cell>
          <table:table-cell office:value-type="string">
            <text:p>Department of Justice Report, 1996, in Congressional Findings of Proposed House Bill, H.R. 851, supra note 130. The Department of Justice report estimated that intimate partners commit more than one million violent crimes against women every year.</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19">
            <text:p>219</text:p>
          </table:table-cell>
          <table:table-cell office:value-type="float" office:value="2000">
            <text:p>2000</text:p>
          </table:table-cell>
          <table:table-cell office:value-type="string">
            <text:p>Texas Tech Law Review </text:p>
          </table:table-cell>
          <table:table-cell office:value-type="string">
            <text:p>EMPLOYER LIABILITY FOR DOMESTIC VIOLENCE IN THE WORKPLACE: ARE EMPLOYERS WALKING A TIGHTROPE WITHOUT A SAFETY NET? </text:p>
          </table:table-cell>
          <table:table-cell/>
          <table:table-cell office:value-type="string">
            <text:p>31 Tex. Tech L. Rev. 139</text:p>
          </table:table-cell>
          <table:table-cell table:number-columns-repeated="2"/>
          <table:table-cell office:value-type="string">
            <text:p>women</text:p>
          </table:table-cell>
          <table:table-cell table:style-name="ce9" office:value-type="string">
            <text:p>In 1997, Congress made the following findings concerning domestic violence and the workplace: 1. violence against women is the leading cause of physical injury to women, and the Department of Justice estimates that intimate partners commit more than 1,000,000 violent crimes against women every year; </text:p>
          </table:table-cell>
          <table:table-cell office:value-type="string">
            <text:p>See 143 Cong. Rec. S1659-03, S1678 (daily ed. Feb. 26, 1997).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20">
            <text:p>220</text:p>
          </table:table-cell>
          <table:table-cell office:value-type="float" office:value="2000">
            <text:p>2000</text:p>
          </table:table-cell>
          <table:table-cell office:value-type="string">
            <text:p>University of Richmond Law Review</text:p>
          </table:table-cell>
          <table:table-cell office:value-type="string">
            <text:p>Casenote COMMERCE CLAUSE, ENFORCEMENT CLAUSE, OR NEITHER? THE CONSTITUTIONALITY OF THE VIOLENCE AGAINST WOMEN ACT IN BRZONKALA V. MORRISON </text:p>
          </table:table-cell>
          <table:table-cell office:value-type="string">
            <text:p>Christine M. Devey</text:p>
          </table:table-cell>
          <table:table-cell office:value-type="string">
            <text:p>34 U. Rich. L. Rev. 567</text:p>
          </table:table-cell>
          <table:table-cell/>
          <table:table-cell office:value-type="float" office:value="1">
            <text:p>1</text:p>
          </table:table-cell>
          <table:table-cell office:value-type="string">
            <text:p>15-44</text:p>
          </table:table-cell>
          <table:table-cell table:style-name="ce9" office:value-type="string">
            <text:p>Violence is the leading cause of injury to women ages 15-44, <text:s/>and "for the past 4 years, the U.S. Surgeons General have warned that family violence--not heart attacks or cancer or strokes--poses the single largest threat of injury to adult women in this country." </text:p>
          </table:table-cell>
          <table:table-cell office:value-type="string">
            <text:p>S. Rep. No. 103-138, at 38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21">
            <text:p>221</text:p>
          </table:table-cell>
          <table:table-cell office:value-type="float" office:value="2000">
            <text:p>2000</text:p>
          </table:table-cell>
          <table:table-cell office:value-type="string">
            <text:p>University of Richmond Law Review </text:p>
          </table:table-cell>
          <table:table-cell office:value-type="string">
            <text:p>Casenote COMMERCE CLAUSE, ENFORCEMENT CLAUSE, OR NEITHER? THE CONSTITUTIONALITY OF THE VIOLENCE AGAINST WOMEN ACT IN BRZONKALA V. MORRISON </text:p>
          </table:table-cell>
          <table:table-cell office:value-type="string">
            <text:p>Christine M. Devey</text:p>
          </table:table-cell>
          <table:table-cell office:value-type="string">
            <text:p>34 U. Rich. L. Rev. 567</text:p>
          </table:table-cell>
          <table:table-cell/>
          <table:table-cell office:value-type="float" office:value="1">
            <text:p>1</text:p>
          </table:table-cell>
          <table:table-cell office:value-type="string">
            <text:p>women</text:p>
          </table:table-cell>
          <table:table-cell office:value-type="string">
            <text:p>"for the past 4 years, the U.S. Surgeons General have warned that family violence--not heart attacks or cancer or strokes--poses the single largest threat of injury to adult women in this country." <text:s/></text:p>
          </table:table-cell>
          <table:table-cell office:value-type="string">
            <text:p>. [S. Rep. No. 103-138] at 41-4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22">
            <text:p>222</text:p>
          </table:table-cell>
          <table:table-cell office:value-type="float" office:value="2000">
            <text:p>2000</text:p>
          </table:table-cell>
          <table:table-cell office:value-type="string">
            <text:p>Vanderbilt Law Review</text:p>
          </table:table-cell>
          <table:table-cell office:value-type="string">
            <text:p>THE RIGHT RESULTS FOR ALL THE WRONG REASONS: AN HISTORICAL AND FUNCTIONAL ANALYSIS OF THE COMMERCE CLAUSE </text:p>
          </table:table-cell>
          <table:table-cell office:value-type="string">
            <text:p>Anna Johnson Cramer</text:p>
          </table:table-cell>
          <table:table-cell office:value-type="string">
            <text:p>53 Vand. L. Rev. 271</text:p>
          </table:table-cell>
          <table:table-cell/>
          <table:table-cell office:value-type="float" office:value="1">
            <text:p>1</text:p>
          </table:table-cell>
          <table:table-cell office:value-type="string">
            <text:p>15-44</text:p>
          </table:table-cell>
          <table:table-cell table:style-name="ce9" office:value-type="string">
            <text:p>For example, violence is the leading cause of injury to women ages 15-44, more common than automobile accidents, muggings, and cancer deaths combined. // (estimating that the social costs of domestic violence are 5 to 10 billion dollars per year and finding that "violence is the leading cause of injury to women ages 15-44," and family violence is the largest threat of injury to adult women in the United States); </text:p>
          </table:table-cell>
          <table:table-cell office:value-type="string">
            <text:p>See s. Rep. No. 103-138, at 38 (1993) (citing Surgeon General Antonia Novello, From the Surgeon General, U.S. Public Health Services, 267 JAMA 3132, 3132 (1992)).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23">
            <text:p>223</text:p>
          </table:table-cell>
          <table:table-cell office:value-type="float" office:value="2000">
            <text:p>2000</text:p>
          </table:table-cell>
          <table:table-cell office:value-type="string">
            <text:p>Vanderbilt Law Review</text:p>
          </table:table-cell>
          <table:table-cell office:value-type="string">
            <text:p>THE RIGHT RESULTS FOR ALL THE WRONG REASONS: AN HISTORICAL AND FUNCTIONAL ANALYSIS OF THE COMMERCE CLAUSE </text:p>
          </table:table-cell>
          <table:table-cell office:value-type="string">
            <text:p>Anna Johnson Cramer</text:p>
          </table:table-cell>
          <table:table-cell office:value-type="string">
            <text:p>53 Vand. L. Rev. 271</text:p>
          </table:table-cell>
          <table:table-cell table:number-columns-repeated="2"/>
          <table:table-cell office:value-type="string">
            <text:p>women</text:p>
          </table:table-cell>
          <table:table-cell office:value-type="string">
            <text:p>family violence is the largest threat of injury to adult women in the United States</text:p>
          </table:table-cell>
          <table:table-cell office:value-type="string">
            <text:p>See s. Rep. No. 103-138, at 38 (1993) (citing Surgeon General Antonia Novello, From the Surgeon General, U.S. Public Health Services, 267 JAMA 3132, 3132 (1992)).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24">
            <text:p>224</text:p>
          </table:table-cell>
          <table:table-cell office:value-type="float" office:value="2000">
            <text:p>2000</text:p>
          </table:table-cell>
          <table:table-cell office:value-type="string">
            <text:p>Vanderbilt Law Review </text:p>
          </table:table-cell>
          <table:table-cell office:value-type="string">
            <text:p>Note THE RIGHT RESULTS FOR ALL THE WRONG REASONS: AN HISTORICAL AND FUNCTIONAL ANALYSIS OF THE COMMERCE CLAUSE </text:p>
          </table:table-cell>
          <table:table-cell office:value-type="string">
            <text:p>Anna Johnson Cramer </text:p>
          </table:table-cell>
          <table:table-cell office:value-type="string">
            <text:p>53 Vand. L. Rev. 271</text:p>
          </table:table-cell>
          <table:table-cell table:number-columns-repeated="2"/>
          <table:table-cell office:value-type="string">
            <text:p>women</text:p>
          </table:table-cell>
          <table:table-cell office:value-type="string">
            <text:p>" and family violence is the largest threat of injury to adult women in the United States); </text:p>
          </table:table-cell>
          <table:table-cell office:value-type="string">
            <text:p>h.R. Conf. Rep. No. 103-711, at 385 (1994)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25">
            <text:p>225</text:p>
          </table:table-cell>
          <table:table-cell office:value-type="float" office:value="2000">
            <text:p>2000</text:p>
          </table:table-cell>
          <table:table-cell office:value-type="string">
            <text:p>William &amp; Mary Journal of Women and the Law</text:p>
          </table:table-cell>
          <table:table-cell office:value-type="string">
            <text:p>Note ENUMERATED LIMITS, NORMATIVE PRINCIPLES, AND CONGRESSIONAL OVERSTEPPING: WHY THE CIVIL RIGHTS PROVISION OF THE VIOLENCE AGAINST WOMEN ACT IS UNCONSTITUTIONAL </text:p>
          </table:table-cell>
          <table:table-cell office:value-type="string">
            <text:p>Troy Robert Rackham</text:p>
          </table:table-cell>
          <table:table-cell office:value-type="string">
            <text:p>6 Wm. &amp; Mary J. Women &amp; L. 447</text:p>
          </table:table-cell>
          <table:table-cell/>
          <table:table-cell office:value-type="float" office:value="1">
            <text:p>1</text:p>
          </table:table-cell>
          <table:table-cell office:value-type="string">
            <text:p>15-44</text:p>
          </table:table-cell>
          <table:table-cell table:style-name="ce9" office:value-type="string">
            <text:p>If these statistics are not staggering enough, consider also that "[t]hree out of four [U.S.] women will be the victim of a violent crime sometime during their life," <text:s/>and "[v]iolence is the leading cause of injuries to women ages 15 to 44, more common than automobile accidents, muggings, and cancer deaths combined." </text:p>
          </table:table-cell>
          <table:table-cell office:value-type="string">
            <text:p>S. Rep. No. 103-138, at 38 (citing Surgeon General Antonio Novello, From the Surgeon General, U.S. Public Health Services: A Medical Response _ to Domestic Violence, 267 JAMA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26">
            <text:p>226</text:p>
          </table:table-cell>
          <table:table-cell office:value-type="float" office:value="2000">
            <text:p>2000</text:p>
          </table:table-cell>
          <table:table-cell office:value-type="string">
            <text:p>Yale Law Journal</text:p>
          </table:table-cell>
          <table:table-cell office:value-type="string">
            <text:p>Note A NINETEENTH AMENDMENT DEFENSE OF THE VIOLENCE AGAINST WOMEN ACT </text:p>
          </table:table-cell>
          <table:table-cell office:value-type="string">
            <text:p>Sarah B. Lawsky</text:p>
          </table:table-cell>
          <table:table-cell office:value-type="string">
            <text:p>109 Yale L.J. 783</text:p>
          </table:table-cell>
          <table:table-cell/>
          <table:table-cell office:value-type="float" office:value="1">
            <text:p>1</text:p>
          </table:table-cell>
          <table:table-cell office:value-type="string">
            <text:p>15-44</text:p>
          </table:table-cell>
          <table:table-cell office:value-type="string">
            <text:p>Violence is the leading cause of injuries to American women ages fifteen to forty-four, more common than car accidents, muggings, and cancer deaths combined. </text:p>
          </table:table-cell>
          <table:table-cell office:value-type="string">
            <text:p>See S. Rep. No. 103-138, at 38.</text:p>
          </table:table-cell>
          <table:table-cell office:value-type="string">
            <text:p>|</text:p>
          </table:table-cell>
          <table:table-cell table:number-columns-repeated="1011"/>
        </table:table-row>
        <table:table-row table:style-name="ro6">
          <table:table-cell office:value-type="string">
            <text:p>law journals</text:p>
          </table:table-cell>
          <table:table-cell office:value-type="float" office:value="227">
            <text:p>227</text:p>
          </table:table-cell>
          <table:table-cell office:value-type="float" office:value="2001">
            <text:p>2001</text:p>
          </table:table-cell>
          <table:table-cell office:value-type="string">
            <text:p>Akron Law Review</text:p>
          </table:table-cell>
          <table:table-cell office:value-type="string">
            <text:p>Comment HATE CRIMES AND THE NEED FOR STRONGER FEDERAL LEGISLATION </text:p>
          </table:table-cell>
          <table:table-cell office:value-type="string">
            <text:p>Troy A. Scotting</text:p>
          </table:table-cell>
          <table:table-cell office:value-type="string">
            <text:p>34 Akron L. Rev. 853</text:p>
          </table:table-cell>
          <table:table-cell/>
          <table:table-cell office:value-type="float" office:value="1">
            <text:p>1</text:p>
          </table:table-cell>
          <table:table-cell office:value-type="string">
            <text:p>15-44</text:p>
          </table:table-cell>
          <table:table-cell table:style-name="ce9" office:value-type="string">
            <text:p>Studies reveal that the leading cause of injury to women is male violence, <text:s/>with one woman beaten every 18 seconds, and up to 4,000 dying each year. // <text:s/>Other commentators have noted the disturbing trend of violence against women. See Weisburd &amp; Levin, supra note 36, at 29 (citing an FBI estimate that a woman is forcibly raped every five minutes); Taylor, supra note 40, at 588 (citing FBI statistics that 2,880 married women are beaten every day); <text:s/>S. Rep. No . 103-138, at 38 (stating that, for women between the ages of 15 and 44, violence is the leading cause of injuries--more common than accidents, muggings, and cancer deaths combined. The Senate also noted that more than two thousand women are raped per week, and that three out of four women will be the victims of a violent crime at some point during their life).</text:p>
            <text:p>Studies reveal that the leading cause of injury to women is male violence, <text:s/>with one woman beaten every 18 seconds, and up to 4,000 dying each year. // <text:s/>Other commentators have noted the disturbing trend of violence against women. See Weisburd &amp; Levin, supra note 36, at 29 (citing an FBI estimate that a woman is forcibly raped every five minutes); Taylor, supra note 40, at 588 (citing FBI statistics that 2,880 married women are beaten every day); <text:s/>S. Rep. No . 103-138, at 38 (stating that, for women between the ages of 15 and 44, violence is the leading cause of injuries--more common than accidents, muggings, and cancer deaths combined. The Senate also noted that more than two thousand women are raped per week, and that three out of four women will be the victims of a violent crime at some point during their life).</text:p>
            <text:p>Studies reveal that the leading cause of injury to women is male violence, <text:s/>with one woman beaten every 18 seconds, and up to 4,000 dying each year. // <text:s/>Other commentators have noted the disturbing trend of violence against women. See Weisburd &amp; Levin, supra note 36, at 29 (citing an FBI estimate that a woman is forcibly raped every five minutes); Taylor, supra note 40, at 588 (citing FBI statistics that 2,880 married women are beaten every day); <text:s/>S. Rep. No . 103-138, at 38 (stating that, for women between the ages of 15 and 44, violence is the leading cause of injuries--more common than accidents, muggings, and cancer deaths combined. The Senate also noted that more than two thousand women are raped per week, and that three out of four women will be the victims of a violent crime at some point during their life).</text:p>
            <text:p>Studies reveal that the leading cause of injury to women is male violence, <text:s/>with one woman beaten every 18 seconds, and up to 4,000 dying each year. // <text:s/>Other commentators have noted the disturbing trend of violence against women. See Weisburd &amp; Levin, supra note 36, at 29 (citing an FBI estimate that a woman is forcibly raped every five minutes); Taylor, supra note 40, at 588 (citing FBI statistics that 2,880 married women are beaten every day); <text:s/>S. Rep. No . 103-138, at 38 (stating that, for women between the ages of 15 and 44, violence is the leading cause of injuries--more common than accidents, muggings, and cancer deaths combined. The Senate also noted that more than two thousand women are raped per week, and that three out of four women will be the victims of a violent crime at some point during their life).</text:p>
            <text:p>Studies reveal that the leading cause of injury to women is male violence, <text:s/>with one woman beaten every 18 seconds, and up to 4,000 dying each year. // <text:s/>Other commentators have noted the disturbing trend of violence against women. See Weisburd &amp; Levin, supra note 36, at 29 (citing an FBI estimate that a woman is forcibly raped every five minutes); Taylor, supra note 40, at 588 (citing FBI statistics that 2,880 married women are beaten every day); <text:s/>S. Rep. No . 103-138, at 38 (stating that, for women between the ages of 15 and 44, violence is the leading cause of injuries--more common than accidents, muggings, and cancer deaths combined. The Senate also noted that more than two thousand women are raped per week, and that three out of four women will be the victims of a violent crime at some point during their life).</text:p>
            <text:p>Studies reveal that the leading cause of injury to women is male violence, <text:s/>with one woman beaten every 18 seconds, and up to 4,000 dying each year. // <text:s/>Other commentators have noted the disturbing trend of violence against women. See Weisburd &amp; Levin, supra note 36, at 29 (citing an FBI estimate that a woman is forcibly raped every five minutes); Taylor, supra note 40, at 588 (citing FBI statistics that 2,880 married women are beaten every day); <text:s/>S. Rep. No . 103-138, at 38 (stating that, for women between the ages of 15 and 44, violence is the leading cause of injuries--more common than accidents, muggings, and cancer deaths combined. The Senate also noted that more than two thousand women are raped per week, and that three out of four women will be the victims of a violent crime at some point during their life).</text:p>
            <text:p>Studies reveal that the leading cause of injury to women is male violence, <text:s/>with one woman beaten every 18 seconds, and up to 4,000 dying each year. // <text:s/>Other commentators have noted the disturbing trend of violence against women. See Weisburd &amp; Levin, supra note 36, at 29 (citing an FBI estimate that a woman is forcibly raped every five minutes); Taylor, supra note 40, at 588 (citing FBI statistics that 2,880 married women are beaten every day); <text:s/>S. Rep. No . 103-138, at 38 (stating that, for women between the ages of 15 and 44, violence is the leading cause of injuries--more common than accidents, muggings, and cancer deaths combined. The Senate also noted that more than two thousand women are raped per week, and that three out of four women will be the victims of a violent crime at some point during their life).</text:p>
            <text:p>Studies reveal that the leading cause of injury to women is male violence, <text:s/>with one woman beaten every 18 seconds, and up to 4,000 dying each year. // <text:s/>Other commentators have noted the disturbing trend of violence against women. See Weisburd &amp; Levin, supra note 36, at 29 (citing an FBI estimate that a woman is forcibly raped every five minutes); Taylor, supra note 40, at 588 (citing FBI statistics that 2,880 married women are beaten every day); <text:s/>S. Rep. No . 103-138, at 38 (stating that, for women between the ages of 15 and 44, violence is the leading cause of injuries--more common than accidents, muggings, and cancer deaths combined. The Senate also noted that more than two thousand women are raped per week, and that three out of four women will be the victims of a violent crime at some point during their life).</text:p>
            <text:p/>
          </table:table-cell>
          <table:table-cell office:value-type="string">
            <text:p>Elizabeth M. Schneider, Particularity and Generality: Challenges of Feminist Theory and Practice, 67 N.Y.U. L. Rev . 520, 523 (1992). (first sentence)</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28">
            <text:p>228</text:p>
          </table:table-cell>
          <table:table-cell office:value-type="float" office:value="2001">
            <text:p>2001</text:p>
          </table:table-cell>
          <table:table-cell office:value-type="string">
            <text:p>Akron Law Review</text:p>
          </table:table-cell>
          <table:table-cell office:value-type="string">
            <text:p>Comment HATE CRIMES AND THE NEED FOR STRONGER FEDERAL LEGISLATION </text:p>
          </table:table-cell>
          <table:table-cell office:value-type="string">
            <text:p>Troy A. Scotting</text:p>
          </table:table-cell>
          <table:table-cell office:value-type="string">
            <text:p>34 Akron L. Rev. 853</text:p>
          </table:table-cell>
          <table:table-cell table:number-columns-repeated="2"/>
          <table:table-cell office:value-type="string">
            <text:p>women</text:p>
          </table:table-cell>
          <table:table-cell table:style-name="ce9" office:value-type="string">
            <text:p>Choundas, supra note 143, at 1086 (noting that one-third of the women entering emergency rooms are there because of beatings by their spouses and that battering is the number one cause of injuries to women and citing Women and Violence: Hearings on Legislation to Reduce the Growing Problem of Violent Crime Against Women Before the Senate Comm. on the Judiciary, 101st Cong. 84, 93 (1990));</text:p>
          </table:table-cell>
          <table:table-cell office:value-type="string">
            <text:p>Elizabeth M. Schneider, Particularity and Generality: Challenges of Feminist Theory and Practice, 67 N.Y.U. L. Rev . 520, 523 (1992). (first sentence)</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29">
            <text:p>229</text:p>
          </table:table-cell>
          <table:table-cell office:value-type="float" office:value="2001">
            <text:p>2001</text:p>
          </table:table-cell>
          <table:table-cell office:value-type="string">
            <text:p>California Western Law Review</text:p>
          </table:table-cell>
          <table:table-cell office:value-type="string">
            <text:p>THE GROWING DEBATE ON MEDICAL MARIJUANA: FEDERAL POWER VS. STATES RIGHTS </text:p>
          </table:table-cell>
          <table:table-cell office:value-type="string">
            <text:p>Alreen Hussein</text:p>
          </table:table-cell>
          <table:table-cell office:value-type="string">
            <text:p>37 Cal. W. L. Rev. 369</text:p>
          </table:table-cell>
          <table:table-cell table:number-columns-repeated="2"/>
          <table:table-cell office:value-type="string">
            <text:p>15-44</text:p>
          </table:table-cell>
          <table:table-cell office:value-type="string">
            <text:p>'Violence is the leading cause of injuries to women ages 15 to 44....' </text:p>
          </table:table-cell>
          <table:table-cell office:value-type="string">
            <text:p>S. Rep. No. 103-138, p. 38 (1993) (citing Surgeon General Antonia Novello, From the Surgeon General, U.S. Public Health Services, 267 JAMA 3132 (1992)).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30">
            <text:p>230</text:p>
          </table:table-cell>
          <table:table-cell office:value-type="float" office:value="2001">
            <text:p>2001</text:p>
          </table:table-cell>
          <table:table-cell office:value-type="string">
            <text:p>California Western Law Review </text:p>
          </table:table-cell>
          <table:table-cell office:value-type="string">
            <text:p>Comment THE GROWING DEBATE ON MEDICAL MARIJUANA: FEDERAL POWER VS. STATES RIGHTS </text:p>
          </table:table-cell>
          <table:table-cell office:value-type="string">
            <text:p>Alreen Hussein </text:p>
          </table:table-cell>
          <table:table-cell office:value-type="string">
            <text:p>37 Cal. W. L. Rev. 369</text:p>
          </table:table-cell>
          <table:table-cell table:number-columns-repeated="2"/>
          <table:table-cell office:value-type="string">
            <text:p>women</text:p>
          </table:table-cell>
          <table:table-cell office:value-type="string">
            <text:p>[B]attering 'is the single largest cause of injury to women in the United States.' </text:p>
          </table:table-cell>
          <table:table-cell office:value-type="string">
            <text:p>S. Rep. No. 101-545, at 37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31">
            <text:p>231</text:p>
          </table:table-cell>
          <table:table-cell office:value-type="float" office:value="2001">
            <text:p>2001</text:p>
          </table:table-cell>
          <table:table-cell office:value-type="string">
            <text:p>Cardozo Women's Law Journal</text:p>
          </table:table-cell>
          <table:table-cell office:value-type="string">
            <text:p>Note THE DANGERS OF MEDIATION IN DOMESTIC VIOLENCE CASES </text:p>
          </table:table-cell>
          <table:table-cell office:value-type="string">
            <text:p>Sarah Krieger</text:p>
          </table:table-cell>
          <table:table-cell office:value-type="string">
            <text:p>8 Cardozo Women's L.J. 235</text:p>
          </table:table-cell>
          <table:table-cell/>
          <table:table-cell office:value-type="float" office:value="1">
            <text:p>1</text:p>
          </table:table-cell>
          <table:table-cell office:value-type="string">
            <text:p>15-44</text:p>
          </table:table-cell>
          <table:table-cell office:value-type="string">
            <text:p>Domestic violence is also "the leading cause of injury to women between ages 15 and 44 in the United States--more than car accidents, muggings, and rape combined." </text:p>
          </table:table-cell>
          <table:table-cell office:value-type="string">
            <text:p>Myths and Facts About Domestic Violence, Domestic Violence Myths, at http://www.famvi.com/dv_facts.htm (last visited Nov. 20, 2000).</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32">
            <text:p>232</text:p>
          </table:table-cell>
          <table:table-cell office:value-type="float" office:value="2001">
            <text:p>2001</text:p>
          </table:table-cell>
          <table:table-cell office:value-type="string">
            <text:p>Columbia Journal of Gender and Law</text:p>
          </table:table-cell>
          <table:table-cell office:value-type="string">
            <text:p>LET THE TRUTH BE TOLD: PROPOSED HEARSAY EXCEPTIONS TO ADMIT DOMESTIC VIOLENCE VICTIMS' OUT OF COURT STATEMENTS AS SUBSTANTIVE EVIDENCE </text:p>
          </table:table-cell>
          <table:table-cell office:value-type="string">
            <text:p>Douglas E. Beloof and Joel Shapiro</text:p>
          </table:table-cell>
          <table:table-cell office:value-type="string">
            <text:p>11 Colum. J. Gender &amp; L. 1</text:p>
          </table:table-cell>
          <table:table-cell table:number-columns-repeated="2"/>
          <table:table-cell office:value-type="string">
            <text:p>women</text:p>
          </table:table-cell>
          <table:table-cell office:value-type="string">
            <text:p>The Surgeon General reports that violence against women is the leading cause of injury to American women. </text:p>
          </table:table-cell>
          <table:table-cell office:value-type="string">
            <text:p>See Antonia C. Novello et al., From the Surgeon General, U.S. Public Health Service, JAMA, June 17,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33">
            <text:p>233</text:p>
          </table:table-cell>
          <table:table-cell office:value-type="float" office:value="2001">
            <text:p>2001</text:p>
          </table:table-cell>
          <table:table-cell office:value-type="string">
            <text:p>Columbia Journal of Law and Social Problems </text:p>
          </table:table-cell>
          <table:table-cell office:value-type="string">
            <text:p>DOMESTIC VIOLENCE ADVOCATES' EXPOSURE TO LIABILITY FOR ENGAGING IN THE UNAUTHORIZED PRACTICE OF LAW </text:p>
          </table:table-cell>
          <table:table-cell office:value-type="string">
            <text:p>Margaret F. Brown </text:p>
          </table:table-cell>
          <table:table-cell office:value-type="string">
            <text:p>34 Colum. J.L. &amp; Soc. Probs. 279</text:p>
          </table:table-cell>
          <table:table-cell table:number-columns-repeated="2"/>
          <table:table-cell office:value-type="string">
            <text:p>women</text:p>
          </table:table-cell>
          <table:table-cell office:value-type="string">
            <text:p>Domestic violence is "the single largest cause of injury to women in the United States and accounts for approximately thirty percent of all murders of women." </text:p>
          </table:table-cell>
          <table:table-cell office:value-type="string">
            <text:p>. See Deborah Epstein, Effective Intervention in Domestic Violence Cases: Rethinking the Roles of Prosecutors, Judges, and the Court System, 11 Yale J.L. &amp; Feminism 3, 3 (1999).</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34">
            <text:p>234</text:p>
          </table:table-cell>
          <table:table-cell office:value-type="float" office:value="2001">
            <text:p>2001</text:p>
          </table:table-cell>
          <table:table-cell office:value-type="string">
            <text:p>Denver University Law Review</text:p>
          </table:table-cell>
          <table:table-cell office:value-type="string">
            <text:p>PROTECTION ORDERS: A PROCEDURAL PACIFIER OR A VIGOROUSLY ENFORCED PROTECTION TOOL? A DISCUSSION OF THE TENTH CIRCUIT'S DECISION IN GONZALES V. CASTLE ROCK </text:p>
          </table:table-cell>
          <table:table-cell office:value-type="string">
            <text:p>Michael Mattis</text:p>
          </table:table-cell>
          <table:table-cell office:value-type="string">
            <text:p>82 Denv. U. L. Rev. 519</text:p>
          </table:table-cell>
          <table:table-cell table:number-columns-repeated="2"/>
          <table:table-cell office:value-type="string">
            <text:p>women</text:p>
          </table:table-cell>
          <table:table-cell office:value-type="string">
            <text:p>"Domestic violence is the leading cause of injury to women in America." </text:p>
          </table:table-cell>
          <table:table-cell office:value-type="string">
            <text:p>Sean D. Thueson, Civil Domestic Violence Protection Orders in Wyoming: Do They Protect Victims of Domestic Violence?, 4 Wyo. L. Rev. 271, 275 (2004). at 271</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35">
            <text:p>235</text:p>
          </table:table-cell>
          <table:table-cell office:value-type="float" office:value="2001">
            <text:p>2001</text:p>
          </table:table-cell>
          <table:table-cell office:value-type="string">
            <text:p>DePaul Law Review</text:p>
          </table:table-cell>
          <table:table-cell office:value-type="string">
            <text:p>Symposium: Statutory Rape Realities: Scholarship and Practice CAN WE LOSE THE BATTLE AND STILL WIN THE WAR?: THE FIGHT AGAINST DOMESTIC VIOLENCE AFTER THE DEATH OF TITLE III OF THE VIOLENCE AGAINST WOMEN ACT </text:p>
          </table:table-cell>
          <table:table-cell office:value-type="string">
            <text:p>Jennifer R. Hagan</text:p>
          </table:table-cell>
          <table:table-cell office:value-type="string">
            <text:p>50 DePaul L. Rev. 919</text:p>
          </table:table-cell>
          <table:table-cell/>
          <table:table-cell office:value-type="float" office:value="1">
            <text:p>1</text:p>
          </table:table-cell>
          <table:table-cell office:value-type="string">
            <text:p>15-44</text:p>
          </table:table-cell>
          <table:table-cell office:value-type="string">
            <text:p>For example, violence is the leading cause of injuries to women ages fifteen to forty-four, and affects more women than automobile accidents, muggings, and cancer deaths combined. </text:p>
          </table:table-cell>
          <table:table-cell office:value-type="string">
            <text:p>See S. Rep. No. 103-138, at 38 (1993) (citing United States Surgeon General Antonio Novello, From the Surgeon General, U.S. Public Health Services, 267 JAMA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36">
            <text:p>236</text:p>
          </table:table-cell>
          <table:table-cell office:value-type="float" office:value="2001">
            <text:p>2001</text:p>
          </table:table-cell>
          <table:table-cell office:value-type="string">
            <text:p>DePaul Law Review </text:p>
          </table:table-cell>
          <table:table-cell office:value-type="string">
            <text:p>Symposium: Statutory Rape Realities: Scholarship and Practice CAN WE LOSE THE BATTLE AND STILL WIN THE WAR?: THE FIGHT AGAINST DOMESTIC VIOLENCE AFTER THE DEATH OF TITLE III OF THE VIOLENCE AGAINST WOMEN ACT </text:p>
          </table:table-cell>
          <table:table-cell office:value-type="string">
            <text:p>Jennifer R. Hagan</text:p>
          </table:table-cell>
          <table:table-cell office:value-type="string">
            <text:p>50 DePaul L. Rev. 919</text:p>
          </table:table-cell>
          <table:table-cell table:number-columns-repeated="2"/>
          <table:table-cell office:value-type="string">
            <text:p>women</text:p>
          </table:table-cell>
          <table:table-cell office:value-type="string">
            <text:p>Statistics show that domestic violence is the single largest cause of injury to women in the United States, and that it accounts for thirty percent of all murders of women. </text:p>
          </table:table-cell>
          <table:table-cell office:value-type="string">
            <text:p>Bureau of Justice Statistics, Violence by Intimates v (1998).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37">
            <text:p>237</text:p>
          </table:table-cell>
          <table:table-cell office:value-type="float" office:value="2001">
            <text:p>2001</text:p>
          </table:table-cell>
          <table:table-cell office:value-type="string">
            <text:p>George Washington Law Review</text:p>
          </table:table-cell>
          <table:table-cell office:value-type="string">
            <text:p>FORTY YEAS AND FIVE NAYS--THE NAYS HAVE IT: MORRISON'S BLURRED POLITICAL ACCOUNTABILITY AND THE DEFEAT OF THE CIVIL RIGHTS PROVISION OF THE VIOLENCE AGAINST WOMEN ACT </text:p>
          </table:table-cell>
          <table:table-cell office:value-type="string">
            <text:p>Alberto B. Lopez</text:p>
          </table:table-cell>
          <table:table-cell office:value-type="string">
            <text:p>69 Geo. Wash. L. Rev. 251</text:p>
          </table:table-cell>
          <table:table-cell/>
          <table:table-cell office:value-type="float" office:value="1">
            <text:p>1</text:p>
          </table:table-cell>
          <table:table-cell office:value-type="string">
            <text:p>15-44</text:p>
          </table:table-cell>
          <table:table-cell office:value-type="string">
            <text:p>Recently, the Senate Judiciary Committee concluded that "violence is the leading cause of injuries to women ages 15 to 44, more common than automobile accidents, muggings, and cancer deaths combined." </text:p>
          </table:table-cell>
          <table:table-cell office:value-type="string">
            <text:p>S. Rep. No. 103-138, at 38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38">
            <text:p>238</text:p>
          </table:table-cell>
          <table:table-cell office:value-type="float" office:value="2001">
            <text:p>2001</text:p>
          </table:table-cell>
          <table:table-cell office:value-type="string">
            <text:p>Journal of Contemporary Legal Issues </text:p>
          </table:table-cell>
          <table:table-cell office:value-type="string">
            <text:p>Article LAW AND EMOTION, LOVE AND HATE </text:p>
          </table:table-cell>
          <table:table-cell office:value-type="string">
            <text:p>Rachel F. Moran </text:p>
          </table:table-cell>
          <table:table-cell office:value-type="string">
            <text:p>11 J. Contemp. Legal Issues 747</text:p>
          </table:table-cell>
          <table:table-cell table:number-columns-repeated="2"/>
          <table:table-cell office:value-type="string">
            <text:p>women</text:p>
          </table:table-cell>
          <table:table-cell table:style-name="ce9" office:value-type="string">
            <text:p>They cited statistics showing that "half of all American women have experienced violence in their intimate relationships with men," <text:s/>that "domestic violence is the single largest cause of injury to women in the United States," <text:s/>and that "one sixth of all women in this country. . . have been the victim of an attempted or completed rape at some time during their lives." </text:p>
          </table:table-cell>
          <table:table-cell office:value-type="string">
            <text:p>. Sally F. Goldfarb, Violence Against Women and the Persistence of Privacy, 61 Ohio St. L.J. 1, 12 (2000).</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39">
            <text:p>239</text:p>
          </table:table-cell>
          <table:table-cell office:value-type="float" office:value="2001">
            <text:p>2001</text:p>
          </table:table-cell>
          <table:table-cell office:value-type="string">
            <text:p>Journal of Gender, Race and Justice</text:p>
          </table:table-cell>
          <table:table-cell office:value-type="string">
            <text:p>THE MYTHICAL, MAGICAL "UNDERCLASS": CONSTRUCTING POVERTY IN RACE AND GENDER, MAKING THE PUBLIC PRIVATE AND THE PRIVATE PUBLIC </text:p>
          </table:table-cell>
          <table:table-cell office:value-type="string">
            <text:p>Lisa A. Crooms</text:p>
          </table:table-cell>
          <table:table-cell office:value-type="string">
            <text:p>5 J. Gender Race &amp; Just. 87</text:p>
          </table:table-cell>
          <table:table-cell table:number-columns-repeated="2"/>
          <table:table-cell office:value-type="string">
            <text:p>women</text:p>
          </table:table-cell>
          <table:table-cell office:value-type="string">
            <text:p>Domestic violence is the leading cause of injury to women in the United States, and most abused women are abused by men. </text:p>
          </table:table-cell>
          <table:table-cell table:style-name="ce9" office:value-type="string">
            <text:p>As Michael Kimmel observes, "[t]he gender imbalance of intimate violence is staggering." Id. at 254. "More than 2 million women are beaten by their partners every year. Between two thousand and four thousand women a year are murdered by their husbands or boyfriends." Id. at 258-29. Michael S. Kimmel, The Gendered Society (2000)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40">
            <text:p>240</text:p>
          </table:table-cell>
          <table:table-cell office:value-type="float" office:value="2001">
            <text:p>2001</text:p>
          </table:table-cell>
          <table:table-cell office:value-type="string">
            <text:p>Journal of Legislation</text:p>
          </table:table-cell>
          <table:table-cell office:value-type="string">
            <text:p>RESURRECTING A DEAD HORSE: THE CONSTITUTIONAL VIABILITY OF VAWA'S CIVIL RIGHTS REMEDY UNDER THE TREATY POWER </text:p>
          </table:table-cell>
          <table:table-cell office:value-type="string">
            <text:p>Kathaleen S. McCormick</text:p>
          </table:table-cell>
          <table:table-cell office:value-type="string">
            <text:p>30 J. Legis. 143</text:p>
          </table:table-cell>
          <table:table-cell/>
          <table:table-cell office:value-type="float" office:value="1">
            <text:p>1</text:p>
          </table:table-cell>
          <table:table-cell office:value-type="string">
            <text:p>15-44</text:p>
          </table:table-cell>
          <table:table-cell table:style-name="ce9" office:value-type="string">
            <text:p>Beginning in the early nineties, the United States Congress was confronted with staggering statistics evidencing the increase in violence against the nation's women: it "is the leading cause of injuries to women ages 15 to 44, more common than automobile accidents, muggings, and cancer deaths combined. ... [Four] million women a year are the victims of domestic violence. </text:p>
          </table:table-cell>
          <table:table-cell office:value-type="string">
            <text:p>S. Rep. No. 103-138, at 38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41">
            <text:p>241</text:p>
          </table:table-cell>
          <table:table-cell office:value-type="float" office:value="2001">
            <text:p>2001</text:p>
          </table:table-cell>
          <table:table-cell office:value-type="string">
            <text:p>Kentucky Law Journal</text:p>
          </table:table-cell>
          <table:table-cell office:value-type="string">
            <text:p>A JURISDICTIONAL QUANDARY: CHALLENGES FACING TRIBAL GOVERNMENTS IN IMPLEMENTING THE FULL FAITH AND CREDIT PROVISIONS OF THE VIOLENCE AGAINST WOMEN ACTS </text:p>
          </table:table-cell>
          <table:table-cell office:value-type="string">
            <text:p>Melissa L. Tatum</text:p>
          </table:table-cell>
          <table:table-cell office:value-type="string">
            <text:p>90 Ky. L.J. 123</text:p>
          </table:table-cell>
          <table:table-cell/>
          <table:table-cell office:value-type="float" office:value="1">
            <text:p>1</text:p>
          </table:table-cell>
          <table:table-cell office:value-type="string">
            <text:p>women</text:p>
          </table:table-cell>
          <table:table-cell office:value-type="string">
            <text:p>Domestic violence occurs in all ethnic and socioeconomic groups <text:s/>and is the leading cause of injury to women in this country, accounting for more injuries than auto accidents, stranger rapes, and muggings combined. </text:p>
          </table:table-cell>
          <table:table-cell table:style-name="ce9" office:value-type="string">
            <text:p>S. Rep. No. 103-138; S. Rep. No. 102-197. See also Epstein, supra note 6, at 8; David M. Fine, The Violence Against Women Act of 1994: The Proper Federal Role in Policing Domestic Violence, 84 Cornell L. Rev. 252, 256 (1998); Leonard Karp &amp; Laura C. Belleau, Federal Law and Domestic Violence: The Legacy of the Violence Against Women Act, 16 J. Am. Acad. Matrimonial Law. 173, 174 (1999); Woo, supra note 5, at 379-80.</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42">
            <text:p>242</text:p>
          </table:table-cell>
          <table:table-cell office:value-type="float" office:value="2001">
            <text:p>2001</text:p>
          </table:table-cell>
          <table:table-cell office:value-type="string">
            <text:p>Loyola Law Review</text:p>
          </table:table-cell>
          <table:table-cell office:value-type="string">
            <text:p>Symposium on Integrating Responses to Domestic Violence JUSTIFYING INTEGRATION OF DOMESTIC VIOLENCE THROUGHOUT THE LAW SCHOOL CURRICULUM: AN INTRODUCTION TO THE SYMPOSIUM </text:p>
          </table:table-cell>
          <table:table-cell office:value-type="string">
            <text:p>M. Isabel Medina</text:p>
          </table:table-cell>
          <table:table-cell office:value-type="string">
            <text:p>47 Loy. L. Rev. 1</text:p>
          </table:table-cell>
          <table:table-cell table:number-columns-repeated="2"/>
          <table:table-cell office:value-type="string">
            <text:p>15-44</text:p>
          </table:table-cell>
          <table:table-cell office:value-type="string">
            <text:p>Violence is the leading cause of injuries to women ages 15 to 44.</text:p>
          </table:table-cell>
          <table:table-cell office:value-type="string">
            <text:p>Morrison, 529 U.S. at 631 (quoting S. Rep. No. 103-138, at 38 (1993) (citing Surgeon General Antonia Novello, From the Surgeon General, U.S. Public Health Services, 267 JAMA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43">
            <text:p>243</text:p>
          </table:table-cell>
          <table:table-cell office:value-type="float" office:value="2001">
            <text:p>2001</text:p>
          </table:table-cell>
          <table:table-cell office:value-type="string">
            <text:p>Loyola Law Review </text:p>
          </table:table-cell>
          <table:table-cell office:value-type="string">
            <text:p>Symposium on Integrating Responses to Domestic Violence JUSTIFYING INTEGRATION OF DOMESTIC VIOLENCE THROUGHOUT THE LAW SCHOOL CURRICULUM: AN INTRODUCTION TO THE SYMPOSIUM </text:p>
          </table:table-cell>
          <table:table-cell office:value-type="string">
            <text:p>M. Isabel Medina </text:p>
          </table:table-cell>
          <table:table-cell office:value-type="string">
            <text:p>47 Loy. L. Rev. 1</text:p>
          </table:table-cell>
          <table:table-cell table:number-columns-repeated="2"/>
          <table:table-cell office:value-type="string">
            <text:p>women</text:p>
          </table:table-cell>
          <table:table-cell office:value-type="string">
            <text:p>Battering is the single largest cause of injury to women in the United States. <text:s/></text:p>
          </table:table-cell>
          <table:table-cell office:value-type="string">
            <text:p>Morrison, 529 U.S.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44">
            <text:p>244</text:p>
          </table:table-cell>
          <table:table-cell office:value-type="float" office:value="2001">
            <text:p>2001</text:p>
          </table:table-cell>
          <table:table-cell office:value-type="string">
            <text:p>McGeorge Law Review</text:p>
          </table:table-cell>
          <table:table-cell office:value-type="string">
            <text:p>Criminal Procedure EXPANDING THE WARRANTLESS ARREST EXCEPTION TO DATING RELATIONSHIPS </text:p>
          </table:table-cell>
          <table:table-cell office:value-type="string">
            <text:p>Elizabeth Barravecchia</text:p>
          </table:table-cell>
          <table:table-cell office:value-type="string">
            <text:p>32 McGeorge L. Rev. 579</text:p>
          </table:table-cell>
          <table:table-cell/>
          <table:table-cell office:value-type="float" office:value="1">
            <text:p>1</text:p>
          </table:table-cell>
          <table:table-cell office:value-type="string">
            <text:p>15-44</text:p>
          </table:table-cell>
          <table:table-cell office:value-type="string">
            <text:p>Domestic violence has increased: it is the leading cause of injury to women in the United States between the ages of fifteen and forty-four. This number is larger than the number of rapes, muggings, and automobile accidents combined.</text:p>
          </table:table-cell>
          <table:table-cell office:value-type="string">
            <text:p>Memorandum from Kevin Shelley, Majority Leader, Assembly, California Legislature, to the California Senate 1 (June 28, 2000) (on file with the McGeorge Law Review) [hereinafter Shelley Memo].</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45">
            <text:p>245</text:p>
          </table:table-cell>
          <table:table-cell office:value-type="float" office:value="2001">
            <text:p>2001</text:p>
          </table:table-cell>
          <table:table-cell office:value-type="string">
            <text:p>Michigan Journal of Gender and Law</text:p>
          </table:table-cell>
          <table:table-cell office:value-type="string">
            <text:p>COVERING WOMEN AND VIOLENCE: MEDIA TREATMENT OF VAWA'S CIVIL RIGHTS REMEDY </text:p>
          </table:table-cell>
          <table:table-cell office:value-type="string">
            <text:p>Sarah F. Russell</text:p>
          </table:table-cell>
          <table:table-cell office:value-type="string">
            <text:p>9 Mich. J. Gender &amp; L. 327</text:p>
          </table:table-cell>
          <table:table-cell table:number-columns-repeated="2"/>
          <table:table-cell office:value-type="string">
            <text:p>women</text:p>
          </table:table-cell>
          <table:table-cell office:value-type="string">
            <text:p>(according to the Federal Bureau of Investigations, thirty percent of women murdered in the United States are killed by husbands or boyfriends; the United States Surgeon General reports battering as the leading cause of injury to women).</text:p>
          </table:table-cell>
          <table:table-cell office:value-type="string">
            <text:p>See Susan A. MacManus &amp; Nikki R. VanHightower, Limits of State Constitutional Guarantees: Lessons from Efforts to Implement Domestic Violence Policies, 49 Pub. Admin. Rev. 269 (1989)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46">
            <text:p>246</text:p>
          </table:table-cell>
          <table:table-cell office:value-type="float" office:value="2001">
            <text:p>2001</text:p>
          </table:table-cell>
          <table:table-cell office:value-type="string">
            <text:p>Michigan Journal of Gender and Law</text:p>
          </table:table-cell>
          <table:table-cell office:value-type="string">
            <text:p>COVERING WOMEN AND VIOLENCE: MEDIA TREATMENT OF VAWA'S CIVIL RIGHTS REMEDY </text:p>
          </table:table-cell>
          <table:table-cell office:value-type="string">
            <text:p>Sarah F. Russell</text:p>
          </table:table-cell>
          <table:table-cell office:value-type="string">
            <text:p><text:s/>9 Mich. J. Gender &amp; L. 327</text:p>
          </table:table-cell>
          <table:table-cell table:number-columns-repeated="2"/>
          <table:table-cell office:value-type="string">
            <text:p>women</text:p>
          </table:table-cell>
          <table:table-cell office:value-type="string">
            <text:p>(according to the Federal Bureau of Investigations, thirty percent of women murdered in the United States are killed by husbands or boyfriends; the United States Surgeon General reports battering as the leading cause of injury to women).</text:p>
          </table:table-cell>
          <table:table-cell office:value-type="string">
            <text:p>See Susan A. MacManus &amp; Nikki R. VanHightower, Limits of State Constitutional Guarantees: Lessons from Efforts to Implement Domestic Violence Policies, 49 Pub. Admin. Rev. 269 (1989)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47">
            <text:p>247</text:p>
          </table:table-cell>
          <table:table-cell office:value-type="float" office:value="2001">
            <text:p>2001</text:p>
          </table:table-cell>
          <table:table-cell office:value-type="string">
            <text:p>New York University Review of Law and Social Change</text:p>
          </table:table-cell>
          <table:table-cell office:value-type="string">
            <text:p>WHILE DANGERS GATHER: THE BUSH PREEMPTION DOCTRINE, BATTERED WOMEN, IMMINENCE, AND ANTICIPATORY SELF-DEFENSE </text:p>
          </table:table-cell>
          <table:table-cell office:value-type="string">
            <text:p>Jane Campbell Moriarty</text:p>
          </table:table-cell>
          <table:table-cell office:value-type="string">
            <text:p>30 N.Y.U. Rev. L. &amp; Soc. Change 1</text:p>
          </table:table-cell>
          <table:table-cell/>
          <table:table-cell office:value-type="float" office:value="1">
            <text:p>1</text:p>
          </table:table-cell>
          <table:table-cell office:value-type="string">
            <text:p>15-44</text:p>
          </table:table-cell>
          <table:table-cell office:value-type="string">
            <text:p>The leading cause of injury to women between the ages of fifteen and forty-four remains domestic violence. // <text:s/>This cause of injury is more than the combined totals of car accidents, mugging, and rapes. </text:p>
          </table:table-cell>
          <table:table-cell table:style-name="ce9" office:value-type="string">
            <text:p>Judith A. Smith, Battered Non-Wives and Unequal Protection-Order Coverage: A Call for Reform, 23 Yale L. &amp; Pol'y Rev. 93, 94 (2005) (citing 140 Cong. Rec. 27,281 (1994)). This cause of injury is more than the combined totals of car accidents, mugging, and rapes. Id.</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48">
            <text:p>248</text:p>
          </table:table-cell>
          <table:table-cell office:value-type="float" office:value="2001">
            <text:p>2001</text:p>
          </table:table-cell>
          <table:table-cell office:value-type="string">
            <text:p>Rutgers Law Journal </text:p>
          </table:table-cell>
          <table:table-cell office:value-type="string">
            <text:p>Symposium VISITATION FOR NONPARENTS AFTER TROXEL v. GRANVILLE: WHERE SHOULD STATES DRAW THE LINE? </text:p>
          </table:table-cell>
          <table:table-cell office:value-type="string">
            <text:p>Sally F. Goldfarb </text:p>
          </table:table-cell>
          <table:table-cell office:value-type="string">
            <text:p>32 Rutgers L.J. 783</text:p>
          </table:table-cell>
          <table:table-cell table:number-columns-repeated="2"/>
          <table:table-cell office:value-type="string">
            <text:p>women</text:p>
          </table:table-cell>
          <table:table-cell office:value-type="string">
            <text:p>Surgeon General, domestic violence is the single largest cause of injury to women in the United States. <text:s/></text:p>
          </table:table-cell>
          <table:table-cell office:value-type="string">
            <text:p>. S. Rep. No. 101-545, at 37 (1990).</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49">
            <text:p>249</text:p>
          </table:table-cell>
          <table:table-cell office:value-type="float" office:value="2001">
            <text:p>2001</text:p>
          </table:table-cell>
          <table:table-cell office:value-type="string">
            <text:p>Saint Louis University Public Law Review</text:p>
          </table:table-cell>
          <table:table-cell office:value-type="string">
            <text:p>Symposium TRUE TO CHARACTER: HONORING THE INTELLECTUAL FOUNDATIONS OF THE CHARACTER EVIDENCE RULE IN DOMESTIC VIOLENCE PROSECUTIONS </text:p>
          </table:table-cell>
          <table:table-cell office:value-type="string">
            <text:p>Andrew King-Ries</text:p>
          </table:table-cell>
          <table:table-cell office:value-type="string">
            <text:p>23 St. Louis U. Pub. L. Rev. 313</text:p>
          </table:table-cell>
          <table:table-cell table:number-columns-repeated="2"/>
          <table:table-cell office:value-type="string">
            <text:p>women</text:p>
          </table:table-cell>
          <table:table-cell office:value-type="string">
            <text:p>Domestic violence remains the leading cause of injury to women every year. </text:p>
          </table:table-cell>
          <table:table-cell table:style-name="ce9" office:value-type="string">
            <text:p>Benjamin Z. Rice, A Voice from People v. Simpson: Reconsidering the Propensity Rule in Spousal Homicide Cases, 29 Loy. L.A. L. Rev. 939, 939- 40 (1996). "Violence is now leading cause of injuries to women ages 15 through 44 years." Id. (citing Antonio C. Novello, From the Surgeon General, U.S. Public Health Service: A Medical Response to Domestic Violence, 267 JAMA 3132,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50">
            <text:p>250</text:p>
          </table:table-cell>
          <table:table-cell office:value-type="float" office:value="2001">
            <text:p>2001</text:p>
          </table:table-cell>
          <table:table-cell office:value-type="string">
            <text:p>Saint Louis University Public Law Review</text:p>
          </table:table-cell>
          <table:table-cell office:value-type="string">
            <text:p>Symposium TRUE TO CHARACTER: HONORING THE INTELLECTUAL FOUNDATIONS OF THE CHARACTER EVIDENCE RULE IN DOMESTIC VIOLENCE PROSECUTIONS </text:p>
          </table:table-cell>
          <table:table-cell office:value-type="string">
            <text:p>Andrew King-Ries</text:p>
          </table:table-cell>
          <table:table-cell office:value-type="string">
            <text:p>23 St. Louis U. Pub. L. Rev. 313</text:p>
          </table:table-cell>
          <table:table-cell table:number-columns-repeated="2"/>
          <table:table-cell office:value-type="string">
            <text:p>15-44</text:p>
          </table:table-cell>
          <table:table-cell office:value-type="string">
            <text:p>Violence is now leading cause of injuries to women ages 15 through 44 years.</text:p>
          </table:table-cell>
          <table:table-cell table:style-name="ce9" office:value-type="string">
            <text:p>Benjamin Z. Rice, A Voice from People v. Simpson: Reconsidering the Propensity Rule in Spousal Homicide Cases, 29 Loy. L.A. L. Rev. 939, 939- 40 (1996). "Violence is now leading cause of injuries to women ages 15 through 44 years." Id. (citing Antonio C. Novello, From the Surgeon General, U.S. Public Health Service: A Medical Response to Domestic Violence, 267 JAMA 3132,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51">
            <text:p>251</text:p>
          </table:table-cell>
          <table:table-cell office:value-type="float" office:value="2001">
            <text:p>2001</text:p>
          </table:table-cell>
          <table:table-cell office:value-type="string">
            <text:p>Scholar: St. Mary's Law Review on Minority Issues</text:p>
          </table:table-cell>
          <table:table-cell office:value-type="string">
            <text:p>THE PERSISTENT CHALLENGE OF GENDER AND LAW: VIEWS FROM ONE LAW SCHOOL'S STUDENT BODY </text:p>
          </table:table-cell>
          <table:table-cell office:value-type="string">
            <text:p>REYNALDO ANAYA VALENCIA and MIGUEL A. ORTIZ</text:p>
          </table:table-cell>
          <table:table-cell office:value-type="string">
            <text:p>3 SCHOLAR 157</text:p>
          </table:table-cell>
          <table:table-cell/>
          <table:table-cell office:value-type="float" office:value="1">
            <text:p>1</text:p>
          </table:table-cell>
          <table:table-cell office:value-type="string">
            <text:p>15-44</text:p>
          </table:table-cell>
          <table:table-cell table:style-name="ce9" office:value-type="string">
            <text:p>Additionally, the report further noted that four years after the Surgeon General's 1989 determination that violence was the primary public health risk for adult women in the United States, the then-current Surgeon General Antonia Novello had recently determined that violence against women continued to remain the "leading cause of injuries to women ages 15-44, more common than automobile accidents, muggings, and cancer deaths combined." </text:p>
          </table:table-cell>
          <table:table-cell table:style-name="ce9" office:value-type="string">
            <text:p>Staff of Senate Comm. on the Judiciary, 102d Cong., S. Prt. 102-118, Violence Against Women: A Week in the Life of America III (Comm. Print 1992) at 3 (citing Surgeon General Antonia Novello, From the Surgeon General, U.S. Public Health Service, 267 J. Am. Med. Ass'n. 3132 (June 17,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52">
            <text:p>252</text:p>
          </table:table-cell>
          <table:table-cell office:value-type="float" office:value="2001">
            <text:p>2001</text:p>
          </table:table-cell>
          <table:table-cell office:value-type="string">
            <text:p>Southern California Law Review</text:p>
          </table:table-cell>
          <table:table-cell office:value-type="string">
            <text:p>Note GETTING THE GUNS: IMPLEMENTATION AND ENFORCEMENT PROBLEMS WITH CALIFORNIA SENATE BILL 218 </text:p>
          </table:table-cell>
          <table:table-cell office:value-type="string">
            <text:p>Michelle N. Deutchman</text:p>
          </table:table-cell>
          <table:table-cell office:value-type="string">
            <text:p>75 S. Cal. L. Rev. 185</text:p>
          </table:table-cell>
          <table:table-cell table:number-columns-repeated="2"/>
          <table:table-cell office:value-type="string">
            <text:p>women</text:p>
          </table:table-cell>
          <table:table-cell office:value-type="string">
            <text:p>Indeed, domestic violence is the leading cause of injury to women. </text:p>
          </table:table-cell>
          <table:table-cell table:style-name="ce9" office:value-type="string">
            <text:p>Marion Wanless, Mandatory Arrest: A Step Toward Eradicating Domestic Violence, But Is it Enough? 1996 U. Ill. L. Rev. 533, 534. See also Linda J. Melconian, Editorial, One Small Step to Help Women Flee Violence, Boston Herald, July 11, 2001, at 25; Steve Olafson, Shame, Denial Paralyze Victims of Abuse, Houston Chron., Feb. 18, 2001, at A1</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53">
            <text:p>253</text:p>
          </table:table-cell>
          <table:table-cell office:value-type="float" office:value="2001">
            <text:p>2001</text:p>
          </table:table-cell>
          <table:table-cell office:value-type="string">
            <text:p>University of Pittsburgh Law Review</text:p>
          </table:table-cell>
          <table:table-cell office:value-type="string">
            <text:p>Note UNITED STATES V. MORRISON; AN ANALYSIS OF THE DIMINISHED EFFECT OF CONGRESSIONAL FINDINGS IN COMMERCE CLAUSE JURISPRUDENCE AND A CRITICISM OF THE ABANDONMENT OF THE RATIONAL BASIS TEST </text:p>
          </table:table-cell>
          <table:table-cell office:value-type="string">
            <text:p>Melissa Irr</text:p>
          </table:table-cell>
          <table:table-cell office:value-type="string">
            <text:p>62 U. Pitt. L. Rev. 815</text:p>
          </table:table-cell>
          <table:table-cell table:number-columns-repeated="2"/>
          <table:table-cell office:value-type="string">
            <text:p>15-44</text:p>
          </table:table-cell>
          <table:table-cell table:style-name="ce9" office:value-type="string">
            <text:p>This was illustrated by the findings that: "[v]iolence is the leading cause of injuries to women ages 15 to 44," <text:s/>"[e]very week, during 1991, more than 2,000 women were raped, and more than 90 women were murdered-9 out of 10 by men," <text:s/>and "[t]hree out of four American women will be victims of violent crimes sometime during their life." </text:p>
          </table:table-cell>
          <table:table-cell office:value-type="string">
            <text:p>S. Rep. No. 103-138, at 38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54">
            <text:p>254</text:p>
          </table:table-cell>
          <table:table-cell office:value-type="float" office:value="2001">
            <text:p>2001</text:p>
          </table:table-cell>
          <table:table-cell office:value-type="string">
            <text:p>University of the District of Columbia Law Review</text:p>
          </table:table-cell>
          <table:table-cell office:value-type="string">
            <text:p>Comment MANDATORY MINIMUM SENTENCES COUPLED WITH MULTI-FACET INTERVENTIONS: AN EFFECTIVE RESPONSE TO DOMESTIC VIOLENCE </text:p>
          </table:table-cell>
          <table:table-cell office:value-type="string">
            <text:p>Angela M. Killian</text:p>
          </table:table-cell>
          <table:table-cell office:value-type="string">
            <text:p>6 U. D.C. L. Rev. 51</text:p>
          </table:table-cell>
          <table:table-cell table:number-columns-repeated="2"/>
          <table:table-cell office:value-type="string">
            <text:p>women</text:p>
          </table:table-cell>
          <table:table-cell office:value-type="string">
            <text:p>Domestic violence among intimates, is the leading cause of injury to women in the United States. </text:p>
          </table:table-cell>
          <table:table-cell office:value-type="string">
            <text:p>Alyce D. LaViolette &amp; Ola W. Barnett, It Could Happen to Anyone: Why Battered Women Stay 4-5 (Sage Publications, Inc. 2d ed. 2000).</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55">
            <text:p>255</text:p>
          </table:table-cell>
          <table:table-cell office:value-type="float" office:value="2001">
            <text:p>2001</text:p>
          </table:table-cell>
          <table:table-cell office:value-type="string">
            <text:p>Washington University Journal of Law and Policy</text:p>
          </table:table-cell>
          <table:table-cell office:value-type="string">
            <text:p>Note FUNDAMENTALIST FEDERALISM: THE LACK OF A RATIONAL BASIS IN UNITED STATES V. MORRISON </text:p>
          </table:table-cell>
          <table:table-cell office:value-type="string">
            <text:p>Claire L. Huene</text:p>
          </table:table-cell>
          <table:table-cell office:value-type="string">
            <text:p>9 Wash. U. J.L. &amp; Pol'y 353</text:p>
          </table:table-cell>
          <table:table-cell/>
          <table:table-cell office:value-type="float" office:value="1">
            <text:p>1</text:p>
          </table:table-cell>
          <table:table-cell office:value-type="string">
            <text:p>15-44</text:p>
          </table:table-cell>
          <table:table-cell table:style-name="ce9" office:value-type="string">
            <text:p>The statistics that emerged from these studies were staggering: Every week, during 1991, more than 2,000 women were raped, and more than 90 women were murdered-9 out of 10 by men.... [Gender-motivated] violence is the leading cause of injuries to women ages 15 to 44, more common than automobile accidents, muggings and cancer deaths combined. </text:p>
          </table:table-cell>
          <table:table-cell office:value-type="string">
            <text:p>S. Rep. No. 103-138, at 38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56">
            <text:p>256</text:p>
          </table:table-cell>
          <table:table-cell office:value-type="float" office:value="2001">
            <text:p>2001</text:p>
          </table:table-cell>
          <table:table-cell office:value-type="string">
            <text:p>William and Mary Journal of Women and the Law</text:p>
          </table:table-cell>
          <table:table-cell office:value-type="string">
            <text:p>GENDER BIAS IN THE COURTS OF THE COMMONWEALTH FINAL REPORT</text:p>
          </table:table-cell>
          <table:table-cell/>
          <table:table-cell office:value-type="string">
            <text:p>7 Wm. &amp; Mary J. Women &amp; L. 705</text:p>
          </table:table-cell>
          <table:table-cell/>
          <table:table-cell office:value-type="float" office:value="1">
            <text:p>1</text:p>
          </table:table-cell>
          <table:table-cell office:value-type="string">
            <text:p>15-44</text:p>
          </table:table-cell>
          <table:table-cell office:value-type="string">
            <text:p>Well documented throughout the Commonwealth, and indeed the nation, domestic violence is the leading cause of injury to women between the ages of fifteen and forty-four in the United States-more than car accidents, muggings and rapes combined.</text:p>
          </table:table-cell>
          <table:table-cell office:value-type="string">
            <text:p>Current Trends Family and Other Intimate Assaults - Atlanta 1984, MMWR Weekly, at http://cdc.gov/mmwr/preview/mmwrhtml/00001707.htm (Aug. 10, 1990).</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57">
            <text:p>257</text:p>
          </table:table-cell>
          <table:table-cell office:value-type="float" office:value="2001">
            <text:p>2001</text:p>
          </table:table-cell>
          <table:table-cell office:value-type="string">
            <text:p>William Mitchell Law Review</text:p>
          </table:table-cell>
          <table:table-cell office:value-type="string">
            <text:p>Case Notes CRIMINAL LAW--THE RESTRAINT OF COMMON SENSE, NOT VIOLENT ABUSERS: THE MINNESOTA SUPREME COURT'S MISGUIDED ANALYSIS IN STATE V. COLVIN</text:p>
          </table:table-cell>
          <table:table-cell office:value-type="string">
            <text:p>Marc M. Schifalacqua</text:p>
          </table:table-cell>
          <table:table-cell office:value-type="string">
            <text:p>30 Wm. Mitchell L. Rev. 699</text:p>
          </table:table-cell>
          <table:table-cell/>
          <table:table-cell office:value-type="float" office:value="1">
            <text:p>1</text:p>
          </table:table-cell>
          <table:table-cell office:value-type="string">
            <text:p>15-44</text:p>
          </table:table-cell>
          <table:table-cell office:value-type="string">
            <text:p>According to government statistics, domestic violence is the leading cause of injuries to women ages 15 to 44, and is more common than automobile accidents, muggings, and cancer deaths combined. </text:p>
          </table:table-cell>
          <table:table-cell office:value-type="string">
            <text:p>H.R. Rep. No. 103-395, at 26 (1993).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58">
            <text:p>258</text:p>
          </table:table-cell>
          <table:table-cell office:value-type="float" office:value="2001">
            <text:p>2001</text:p>
          </table:table-cell>
          <table:table-cell office:value-type="string">
            <text:p>Women's Rights Law Reporter </text:p>
          </table:table-cell>
          <table:table-cell office:value-type="string">
            <text:p>Note FIGHTING DOMESTIC VIOLENCE WITH MANDATORY ARREST, ARE WE WINNING?: AN ANALYSIS IN NEW JERSEY </text:p>
          </table:table-cell>
          <table:table-cell office:value-type="string">
            <text:p>Vito Nicholas Ciraco </text:p>
          </table:table-cell>
          <table:table-cell office:value-type="string">
            <text:p>22 Women's Rts. L. Rep. 169</text:p>
          </table:table-cell>
          <table:table-cell/>
          <table:table-cell office:value-type="float" office:value="1">
            <text:p>1</text:p>
          </table:table-cell>
          <table:table-cell office:value-type="string">
            <text:p>women</text:p>
          </table:table-cell>
          <table:table-cell table:style-name="ce9" office:value-type="string">
            <text:p>Although non-uniform recording, <text:s/>underreporting, and definitional discrepancies <text:s/>create uncertainty about the precise rate of domestic violence violations, some notable estimates are staggering. One study suggests that spousal abuse is the single greatest cause of injury to women in the United States, more prevalent than automobile accidents, rapes, and muggings combined. <text:s/></text:p>
          </table:table-cell>
          <table:table-cell office:value-type="string">
            <text:p>. Melanie Frager Griffith, Note, Battered Woman Syndrome: A Tool for Batterers?, 64 Fordham L. Rev. 141, 164 (1995)(citing Nancy Gibbs, 'Till Death Do Us Part, Time, Jan. 18, 1993, at 38, 41).</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59">
            <text:p>259</text:p>
          </table:table-cell>
          <table:table-cell office:value-type="float" office:value="2001">
            <text:p>2001</text:p>
          </table:table-cell>
          <table:table-cell office:value-type="string">
            <text:p>Wyoming Law Review</text:p>
          </table:table-cell>
          <table:table-cell office:value-type="string">
            <text:p>General Law Division CIVIL DOMESTIC VIOLENCE PROTECTION ORDERS IN WYOMING: DO THEY PROTECT VICTIMS OF DOMESTIC VIOLENCE? </text:p>
          </table:table-cell>
          <table:table-cell office:value-type="string">
            <text:p>Sean D. Thueson</text:p>
          </table:table-cell>
          <table:table-cell office:value-type="string">
            <text:p>4 Wyo. L. Rev. 271</text:p>
          </table:table-cell>
          <table:table-cell table:number-columns-repeated="2"/>
          <table:table-cell office:value-type="string">
            <text:p>women</text:p>
          </table:table-cell>
          <table:table-cell office:value-type="string">
            <text:p>Domestic violence is the leading cause of injury to women in America. </text:p>
          </table:table-cell>
          <table:table-cell office:value-type="string">
            <text:p>Melissa Tatum, A Jurisdictional Quandary: Challenges Facing Tribal Governments in Implementing the Full Faith and Credit Provisions of the Violence Against Women Acts, 90 Ky. L.J. 123, 126 (2002). at 126-7</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60">
            <text:p>260</text:p>
          </table:table-cell>
          <table:table-cell office:value-type="float" office:value="2001">
            <text:p>2001</text:p>
          </table:table-cell>
          <table:table-cell office:value-type="string">
            <text:p>Yale Journal of Law and Feminism</text:p>
          </table:table-cell>
          <table:table-cell office:value-type="string">
            <text:p>INCLUDING COMPANION ANIMALS IN PROTECTIVE ORDERS: CURTAILING THE REACH OF DOMESTIC VIOLENCE </text:p>
          </table:table-cell>
          <table:table-cell office:value-type="string">
            <text:p>Dianna J. Gentry</text:p>
          </table:table-cell>
          <table:table-cell office:value-type="string">
            <text:p>13 Yale J.L. &amp; Feminism 97</text:p>
          </table:table-cell>
          <table:table-cell table:number-columns-repeated="2"/>
          <table:table-cell office:value-type="string">
            <text:p>women</text:p>
          </table:table-cell>
          <table:table-cell office:value-type="string">
            <text:p>The U.S. Surgeon General cites violence against women as the leading cause of injury to American women - and a national epidemic. </text:p>
          </table:table-cell>
          <table:table-cell office:value-type="string">
            <text:p>Douglas E. Beloof, Victims in Criminal Procedure 76 (1999) (citing the Surgeon General, 264 JAMA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61">
            <text:p>261</text:p>
          </table:table-cell>
          <table:table-cell office:value-type="float" office:value="2002">
            <text:p>2002</text:p>
          </table:table-cell>
          <table:table-cell office:value-type="string">
            <text:p>Boston University Public Interest Law Journal</text:p>
          </table:table-cell>
          <table:table-cell office:value-type="string">
            <text:p>UNITED STATES v. MORRISON: A CRITIQUE OF THE SUPREME COURT'S RESTRICTION OF CONGRESS' FOURTEENTH AMENDMENT POWERS </text:p>
          </table:table-cell>
          <table:table-cell office:value-type="string">
            <text:p>Deena Hausner</text:p>
          </table:table-cell>
          <table:table-cell office:value-type="string">
            <text:p>11 B.U. Pub. Int. L.J. 261</text:p>
          </table:table-cell>
          <table:table-cell table:number-columns-repeated="2"/>
          <table:table-cell office:value-type="string">
            <text:p>15-44</text:p>
          </table:table-cell>
          <table:table-cell office:value-type="string">
            <text:p>Violence is the leading cause of injury to women ages fifteen to forty-four. </text:p>
          </table:table-cell>
          <table:table-cell office:value-type="string">
            <text:p>See S. Rep. No. 103-138, at 38</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62">
            <text:p>262</text:p>
          </table:table-cell>
          <table:table-cell office:value-type="float" office:value="2002">
            <text:p>2002</text:p>
          </table:table-cell>
          <table:table-cell office:value-type="string">
            <text:p>Journal of Gender, Race and Justice</text:p>
          </table:table-cell>
          <table:table-cell office:value-type="string">
            <text:p>MALE VIOLENCE--STATE SILENCE: THESE AND OTHER TRAGEDIES OF THE 20TH CENTURY </text:p>
          </table:table-cell>
          <table:table-cell office:value-type="string">
            <text:p>G. Kristian Miccio</text:p>
          </table:table-cell>
          <table:table-cell office:value-type="string">
            <text:p>5 J. Gender Race &amp; Just. 339</text:p>
          </table:table-cell>
          <table:table-cell table:number-columns-repeated="2"/>
          <table:table-cell office:value-type="string">
            <text:p>women</text:p>
          </table:table-cell>
          <table:table-cell office:value-type="string">
            <text:p>According to the Surgeons General, from Koop to Novello, domestic violence is the leading cause, not a contributing factor, of injuries concerning women.</text:p>
          </table:table-cell>
          <table:table-cell office:value-type="string">
            <text:p>According to the Surgeons General, from Koop to Novello, domestic violence is the leading cause, not a contributing factor, of injuries concerning women. See generally VAWA Senate Report 1993, supra note 4, at pt.3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63">
            <text:p>263</text:p>
          </table:table-cell>
          <table:table-cell office:value-type="float" office:value="2002">
            <text:p>2002</text:p>
          </table:table-cell>
          <table:table-cell office:value-type="string">
            <text:p>Journal of Gender, Race and Justice</text:p>
          </table:table-cell>
          <table:table-cell office:value-type="string">
            <text:p>MALE VIOLENCE--STATE SILENCE: THESE AND OTHER TRAGEDIES OF THE 20TH CENTURY </text:p>
          </table:table-cell>
          <table:table-cell office:value-type="string">
            <text:p>G. Kristian Miccio</text:p>
          </table:table-cell>
          <table:table-cell office:value-type="string">
            <text:p>5 J. Gender Race &amp; Just. 339</text:p>
          </table:table-cell>
          <table:table-cell/>
          <table:table-cell office:value-type="float" office:value="1">
            <text:p>1</text:p>
          </table:table-cell>
          <table:table-cell office:value-type="string">
            <text:p>women</text:p>
          </table:table-cell>
          <table:table-cell office:value-type="string">
            <text:p>Intimate violence is the leading cause of injury to adult American women, not occupational hazards or muggings or stranger to stranger crimes. </text:p>
          </table:table-cell>
          <table:table-cell office:value-type="string">
            <text:p>According to the Surgeons General, from Koop to Novello, domestic violence is the leading cause, not a contributing factor, of injuries concerning women. See generally VAWA Senate Report 1993, supra note 4, at pt.3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64">
            <text:p>264</text:p>
          </table:table-cell>
          <table:table-cell office:value-type="float" office:value="2002">
            <text:p>2002</text:p>
          </table:table-cell>
          <table:table-cell office:value-type="string">
            <text:p>Southern Illinois University Law Journal </text:p>
          </table:table-cell>
          <table:table-cell office:value-type="string">
            <text:p>Comments MANDATORY FAMILY MEDIATION AND DOMESTIC VIOLENCE </text:p>
          </table:table-cell>
          <table:table-cell office:value-type="string">
            <text:p>Laurel Wheeler </text:p>
          </table:table-cell>
          <table:table-cell office:value-type="string">
            <text:p>26 S. Ill. U. L.J. 559</text:p>
          </table:table-cell>
          <table:table-cell/>
          <table:table-cell office:value-type="float" office:value="1">
            <text:p>1</text:p>
          </table:table-cell>
          <table:table-cell office:value-type="string">
            <text:p>women</text:p>
          </table:table-cell>
          <table:table-cell table:style-name="ce9" office:value-type="string">
            <text:p>While mediation has gained popularity in the United States, the rate of domestic violence has increased as well. "With females now in nine times more danger in their own homes than they are in the street, it is not surprising that domestic violence- perpetuated by a male partner-is the leading cause of serious injury for American women." <text:s/></text:p>
          </table:table-cell>
          <table:table-cell office:value-type="string">
            <text:p>. Sarah M. Buel, Domestic Violence and the Law: An Impassioned Exploration for Family Peace, 33 Fam. L.Q. 719, 723 (Fall 1999).</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65">
            <text:p>265</text:p>
          </table:table-cell>
          <table:table-cell office:value-type="float" office:value="2002">
            <text:p>2002</text:p>
          </table:table-cell>
          <table:table-cell office:value-type="string">
            <text:p>William and Mary Law Review </text:p>
          </table:table-cell>
          <table:table-cell office:value-type="string">
            <text:p>Articles PROCEDURAL JUSTICE: TEMPERING THE STATE'S RESPONSE TO DOMESTIC VIOLENCE </text:p>
          </table:table-cell>
          <table:table-cell office:value-type="string">
            <text:p>Deborah Epstein </text:p>
          </table:table-cell>
          <table:table-cell office:value-type="string">
            <text:p>43 Wm. &amp; Mary L. Rev. 1843</text:p>
          </table:table-cell>
          <table:table-cell table:number-columns-repeated="2"/>
          <table:table-cell office:value-type="string">
            <text:p>women</text:p>
          </table:table-cell>
          <table:table-cell office:value-type="string">
            <text:p>Battering by husbands, ex-husbands, or lovers is the single largest cause of injury to women in the United States, <text:s/>and accounts for thirty-one percent of all murders of women. </text:p>
          </table:table-cell>
          <table:table-cell office:value-type="string">
            <text:p>. Susan A. MacManus &amp; Nikki R. Van Hightower, Limits of State Constitutional Guarantees: Lessons From Efforts to Implement Domestic Violence Policies, 49 Pub. Admin. Rev. 269, 269 (1989).</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66">
            <text:p>266</text:p>
          </table:table-cell>
          <table:table-cell office:value-type="float" office:value="2003">
            <text:p>2003</text:p>
          </table:table-cell>
          <table:table-cell office:value-type="string">
            <text:p>Cardozo Women's Law Journal </text:p>
          </table:table-cell>
          <table:table-cell office:value-type="string">
            <text:p>Student Essays THE SILENCING OF A WOMAN'S CHOICE: MANDATORY ARREST AND NO DROP PROSECUTION POLICIES IN DOMESTIC VIOLENCE CASES </text:p>
          </table:table-cell>
          <table:table-cell office:value-type="string">
            <text:p>Jessica Dayton </text:p>
          </table:table-cell>
          <table:table-cell office:value-type="string">
            <text:p>9 Cardozo Women's L.J. 281</text:p>
          </table:table-cell>
          <table:table-cell table:number-columns-repeated="2"/>
          <table:table-cell office:value-type="string">
            <text:p>women</text:p>
          </table:table-cell>
          <table:table-cell office:value-type="string">
            <text:p>Findings by the U.S. Surgeon General that battering of women by husbands, ex-husbands, or lovers is the single largest cause of injury to women in this country, support the importance of arresting batterers. <text:s/></text:p>
          </table:table-cell>
          <table:table-cell office:value-type="string">
            <text:p>. Joan Zorza, The Criminal Law of Misdemeanor Domestic Violence, 1970-1990, 83 J. Crim. L. &amp; Criminology. 46, 63 (1992) (discussing history of mandatory arrest policies).</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67">
            <text:p>267</text:p>
          </table:table-cell>
          <table:table-cell office:value-type="float" office:value="2003">
            <text:p>2003</text:p>
          </table:table-cell>
          <table:table-cell office:value-type="string">
            <text:p>Chicano-Latino Law Review </text:p>
          </table:table-cell>
          <table:table-cell office:value-type="string">
            <text:p>Comments PROTECTING HISPANIC WOMEN: THE INADEQUACY OF DOMESTIC VIOLENCE POLICY </text:p>
          </table:table-cell>
          <table:table-cell office:value-type="string">
            <text:p>Michelle Decasas</text:p>
          </table:table-cell>
          <table:table-cell office:value-type="string">
            <text:p>24 Chicano-Latino L. Rev. 56</text:p>
          </table:table-cell>
          <table:table-cell/>
          <table:table-cell office:value-type="float" office:value="1">
            <text:p>1</text:p>
          </table:table-cell>
          <table:table-cell office:value-type="string">
            <text:p>women</text:p>
          </table:table-cell>
          <table:table-cell table:style-name="ce9" office:value-type="string">
            <text:p>Domestic violence is the single greatest cause of injury to young women. In 1992, domestic violence injuries were greater in number than auto accidents, rapes and muggings combined. <text:s/>Studies indicate that an intimate will perpetrate an act of domestic violence on fifty percent of all women in the United States during their lifetimes. </text:p>
          </table:table-cell>
          <table:table-cell office:value-type="string">
            <text:p>. Donna M. Welch, Symposium: Vital Issues In National Health Care Reform: Comment: Mandatory Arrest of Domestic Abusers: Panacea or Perpetuation of the Problem of Abuse?, 43 DePaul L. Rev. 1133 (1994).</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68">
            <text:p>268</text:p>
          </table:table-cell>
          <table:table-cell office:value-type="float" office:value="2003">
            <text:p>2003</text:p>
          </table:table-cell>
          <table:table-cell office:value-type="string">
            <text:p>Harvard Civil Rights-Civil Liberties Law Review </text:p>
          </table:table-cell>
          <table:table-cell office:value-type="string">
            <text:p>Article CRIMINAL LAW SANCTUARIES </text:p>
          </table:table-cell>
          <table:table-cell office:value-type="string">
            <text:p>Wayne A. Logan </text:p>
          </table:table-cell>
          <table:table-cell office:value-type="string">
            <text:p>38 Harv. C.R.-C.L. L. Rev. 321</text:p>
          </table:table-cell>
          <table:table-cell table:number-columns-repeated="2"/>
          <table:table-cell office:value-type="string">
            <text:p>women</text:p>
          </table:table-cell>
          <table:table-cell office:value-type="string">
            <text:p>According to the U.S. Surgeon General, battering by an intimate is the nation's single greatest cause of injury to women. <text:s/></text:p>
          </table:table-cell>
          <table:table-cell office:value-type="string">
            <text:p>. S. Rep. No. 103-138, pt. 3, at 41-42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69">
            <text:p>269</text:p>
          </table:table-cell>
          <table:table-cell office:value-type="float" office:value="2003">
            <text:p>2003</text:p>
          </table:table-cell>
          <table:table-cell office:value-type="string">
            <text:p>Hastings Law Journal</text:p>
          </table:table-cell>
          <table:table-cell office:value-type="string">
            <text:p>A BETTER WAY TO DISARM BATTERERS </text:p>
          </table:table-cell>
          <table:table-cell office:value-type="string">
            <text:p>Tom Lininger</text:p>
          </table:table-cell>
          <table:table-cell office:value-type="string">
            <text:p>54 Hastings L.J. 525</text:p>
          </table:table-cell>
          <table:table-cell table:number-columns-repeated="2"/>
          <table:table-cell office:value-type="string">
            <text:p>15-44</text:p>
          </table:table-cell>
          <table:table-cell table:style-name="ce9" office:value-type="string">
            <text:p>("Congress finds with respect to this provision [section 922(g)(8)] that domestic violence is the leading cause of injury to women in the United States between the ages of 15 and 44; firearms are used by the abuser in 7% of domestic violence incidents and produces [sic] an adverse effect on interstate commerce; and individuals with a history of domestic abuse should not have easy access to firearms.").</text:p>
          </table:table-cell>
          <table:table-cell office:value-type="string">
            <text:p>see also H.R. Conf. Rep. No. 103-711, at 391 (1994), quoted in United States v. Baker, 197 F.3d 211, 216 (6th Cir. 1999)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70">
            <text:p>270</text:p>
          </table:table-cell>
          <table:table-cell office:value-type="float" office:value="2003">
            <text:p>2003</text:p>
          </table:table-cell>
          <table:table-cell office:value-type="string">
            <text:p>Health Matrix: Journal of Law-Medicine</text:p>
          </table:table-cell>
          <table:table-cell office:value-type="string">
            <text:p>Note CRUEL BUT NOT UNUSUAL PUNISHMENT: THE FAILURE TO PROVIDE ADEQUATE MEDICAL TREATMENT TO FEMALE PRISONERS IN THE UNITED STATES </text:p>
          </table:table-cell>
          <table:table-cell office:value-type="string">
            <text:p>Kendra Weatherhead</text:p>
          </table:table-cell>
          <table:table-cell office:value-type="string">
            <text:p>13 Health Matrix 429</text:p>
          </table:table-cell>
          <table:table-cell table:number-columns-repeated="2"/>
          <table:table-cell office:value-type="string">
            <text:p>15-44</text:p>
          </table:table-cell>
          <table:table-cell office:value-type="string">
            <text:p>In general, physical and/or sexual violence is the leading cause of injuries to women ages 15-44. </text:p>
          </table:table-cell>
          <table:table-cell office:value-type="string">
            <text:p>Johanna R. Shargel, Note, In Defense of the Civil Rights Remedy of the Violence Against Women Act, 106 YALE L.J. 1849 (1997) (citing S. Rep. No. 103-38, at 38 (199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71">
            <text:p>271</text:p>
          </table:table-cell>
          <table:table-cell office:value-type="float" office:value="2003">
            <text:p>2003</text:p>
          </table:table-cell>
          <table:table-cell office:value-type="string">
            <text:p>Hofstra Law Review</text:p>
          </table:table-cell>
          <table:table-cell office:value-type="string">
            <text:p>Conference on Marriage, Families, and Democracy "MAKING MARRIAGE AND DIVORCE SAFE FOR WOMEN" REVISITED </text:p>
          </table:table-cell>
          <table:table-cell office:value-type="string">
            <text:p>Herma Hill Kay</text:p>
          </table:table-cell>
          <table:table-cell office:value-type="string">
            <text:p>32 Hofstra L. Rev. 71</text:p>
          </table:table-cell>
          <table:table-cell table:number-columns-repeated="2"/>
          <table:table-cell office:value-type="string">
            <text:p>15-44</text:p>
          </table:table-cell>
          <table:table-cell table:style-name="ce9" office:value-type="string">
            <text:p>Quoting from the Congressional findings accompanying the Violence Against Women Act, Justice Souter directs attention to statistics indicating that "[t]hree out of four American women will be victims of violent crimes sometime during their life" and that "[v]iolence is the leading cause of injuries to women ages 15 to 44." </text:p>
          </table:table-cell>
          <table:table-cell office:value-type="string">
            <text:p>United States v. Morrison, 529 U.S. 598, 632 (2000) at 631</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72">
            <text:p>272</text:p>
          </table:table-cell>
          <table:table-cell office:value-type="float" office:value="2003">
            <text:p>2003</text:p>
          </table:table-cell>
          <table:table-cell office:value-type="string">
            <text:p>Hofstra Law Review </text:p>
          </table:table-cell>
          <table:table-cell office:value-type="string">
            <text:p>Conference on Marriage, Families, and Democracy "MAKING MARRIAGE AND DIVORCE SAFE FOR WOMEN" REVISITED </text:p>
          </table:table-cell>
          <table:table-cell office:value-type="string">
            <text:p>Herma Hill Kay </text:p>
          </table:table-cell>
          <table:table-cell office:value-type="string">
            <text:p>32 Hofstra L. Rev. 71</text:p>
          </table:table-cell>
          <table:table-cell table:number-columns-repeated="2"/>
          <table:table-cell office:value-type="string">
            <text:p>women</text:p>
          </table:table-cell>
          <table:table-cell table:style-name="ce9" office:value-type="string">
            <text:p>What has come to be known as "woman abuse," however, goes beyond rape and includes all forms of battering, both physical and psychological. <text:s/>Today, it "is the single largest cause of injury to women in the United States." <text:s/>Despite the prevalence of domestic violence, no effective means of controlling and punishing it has emerged. <text:s/></text:p>
          </table:table-cell>
          <table:table-cell office:value-type="string">
            <text:p>. United States v. Morrison, 529 U.S. 598, 632 (2000) (Souter, J., dissenting) (internal quotation marks and citation omitted).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73">
            <text:p>273</text:p>
          </table:table-cell>
          <table:table-cell office:value-type="float" office:value="2003">
            <text:p>2003</text:p>
          </table:table-cell>
          <table:table-cell office:value-type="string">
            <text:p>John Marshall Law Review</text:p>
          </table:table-cell>
          <table:table-cell office:value-type="string">
            <text:p>THE TWENTY-EIGHTH AMENDMENT: WHY THE CONSTITUTION SHOULD BE AMENDED TO GRANT CONGRESS THE POWER TO LEGISLATE IN FURTHERANCE OF THE GENERAL WELFARE </text:p>
          </table:table-cell>
          <table:table-cell office:value-type="string">
            <text:p>Casey L. Westover</text:p>
          </table:table-cell>
          <table:table-cell office:value-type="string">
            <text:p>36 J. Marshall L. Rev. 327</text:p>
          </table:table-cell>
          <table:table-cell table:number-columns-repeated="2"/>
          <table:table-cell office:value-type="string">
            <text:p>15-44</text:p>
          </table:table-cell>
          <table:table-cell office:value-type="string">
            <text:p>When Congress passed VAWA, violence was the leading cause of injury for women ages fifteen to forty-four. </text:p>
          </table:table-cell>
          <table:table-cell office:value-type="string">
            <text:p>Surgeon General Antonio Novello, From the Surgeon General, U.S. Public Health Service, 267 JAMA No. 23,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74">
            <text:p>274</text:p>
          </table:table-cell>
          <table:table-cell office:value-type="float" office:value="2003">
            <text:p>2003</text:p>
          </table:table-cell>
          <table:table-cell office:value-type="string">
            <text:p>Journal of Law in Society</text:p>
          </table:table-cell>
          <table:table-cell office:value-type="string">
            <text:p>DOMESTIC VIOLENCE: THE QUEST FOR ZERO TOLERANCE IN THE UNITED STATES AND CHINA: A COMPARATIVE ANALYSIS OF THE LEGAL AND MEDICAL ASPECTS OF DOMESTIC VIOLENCE IN THE UNITED STATES AND CHINA </text:p>
          </table:table-cell>
          <table:table-cell office:value-type="string">
            <text:p>Sarah M. Teal</text:p>
          </table:table-cell>
          <table:table-cell office:value-type="string">
            <text:p>5 J. L. Society 313</text:p>
          </table:table-cell>
          <table:table-cell table:number-columns-repeated="2"/>
          <table:table-cell office:value-type="string">
            <text:p>women</text:p>
          </table:table-cell>
          <table:table-cell office:value-type="string">
            <text:p>Domestic violence is the leading cause of injury to women. </text:p>
          </table:table-cell>
          <table:table-cell office:value-type="string">
            <text:p><text:s/>Domestic Violence Facts, Dawn (Domestic Abuse Women's Network) at http://www.downonline.org/frame10.html?frame10=dv_facts.html.</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75">
            <text:p>275</text:p>
          </table:table-cell>
          <table:table-cell office:value-type="float" office:value="2003">
            <text:p>2003</text:p>
          </table:table-cell>
          <table:table-cell office:value-type="string">
            <text:p>Journal of Law in Society </text:p>
          </table:table-cell>
          <table:table-cell office:value-type="string">
            <text:p>Article DOMESTIC VIOLENCE: THE QUEST FOR ZERO TOLERANCE IN THE UNITED STATES AND CHINA: A COMPARATIVE ANALYSIS OF THE LEGAL AND MEDICAL ASPECTS OF DOMESTIC VIOLENCE IN THE UNITED STATES AND CHINA </text:p>
          </table:table-cell>
          <table:table-cell office:value-type="string">
            <text:p>Sarah M. Teal </text:p>
          </table:table-cell>
          <table:table-cell office:value-type="string">
            <text:p>5 J. L. Society 313</text:p>
          </table:table-cell>
          <table:table-cell table:number-columns-repeated="2"/>
          <table:table-cell office:value-type="string">
            <text:p>women</text:p>
          </table:table-cell>
          <table:table-cell office:value-type="string">
            <text:p>Battering is the largest cause of injury to women. <text:s/></text:p>
          </table:table-cell>
          <table:table-cell office:value-type="string">
            <text:p>. Human Rights Watch Women's Rights Project, supra note 5, at 341.</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76">
            <text:p>276</text:p>
          </table:table-cell>
          <table:table-cell office:value-type="float" office:value="2003">
            <text:p>2003</text:p>
          </table:table-cell>
          <table:table-cell office:value-type="string">
            <text:p>Law and Inequality: A Journal of Theory and Practice</text:p>
          </table:table-cell>
          <table:table-cell office:value-type="string">
            <text:p>QUESTIONING THE MARRIAGE ASSUMPTIONS: THE JUSTIFICATIONS FOR "OPPOSITE-SEX ONLY" MARRIAGE AS SUPPORT FOR THE ABOLITION OF MARRIAGE </text:p>
          </table:table-cell>
          <table:table-cell office:value-type="string">
            <text:p>Summer L. Nastich</text:p>
          </table:table-cell>
          <table:table-cell office:value-type="string">
            <text:p>21 Law &amp; Ineq. 114</text:p>
          </table:table-cell>
          <table:table-cell table:number-columns-repeated="2"/>
          <table:table-cell office:value-type="string">
            <text:p>women</text:p>
          </table:table-cell>
          <table:table-cell office:value-type="string">
            <text:p>Also, the FBI "reports that a woman is beaten every eighteen seconds, that domestic violence is a leading cause of injury to women in the United States, and that one-half of all homeless women are refugees from domestic violence." </text:p>
          </table:table-cell>
          <table:table-cell office:value-type="string">
            <text:p>Virginia H. Murray, A Comparative Survey of the Historic Civil, Common, and American Indian Tribal Law Responses to Domestic Violence, 23 Okla. City U. L. Rev. 433, 433 (1998)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77">
            <text:p>277</text:p>
          </table:table-cell>
          <table:table-cell office:value-type="float" office:value="2003">
            <text:p>2003</text:p>
          </table:table-cell>
          <table:table-cell office:value-type="string">
            <text:p>Law and Inequality: A Journal of Theory and Practice </text:p>
          </table:table-cell>
          <table:table-cell office:value-type="string">
            <text:p>Article BREAKING THE CYCLE: TITLE VII, DOMESTIC VIOLENCE, AND WORKPLACE DISCRIMINATION </text:p>
          </table:table-cell>
          <table:table-cell office:value-type="string">
            <text:p>Maria Amelia Calaf </text:p>
          </table:table-cell>
          <table:table-cell office:value-type="string">
            <text:p>21 Law &amp; Ineq. 167</text:p>
          </table:table-cell>
          <table:table-cell/>
          <table:table-cell office:value-type="float" office:value="1">
            <text:p>1</text:p>
          </table:table-cell>
          <table:table-cell office:value-type="string">
            <text:p>women</text:p>
          </table:table-cell>
          <table:table-cell office:value-type="string">
            <text:p>The U.S. Surgeon General reported that domestic violence is "the single largest cause of injury to women in the United States," <text:s/>accounting for more injuries than automobile accidents, rape, and muggings combined. </text:p>
          </table:table-cell>
          <table:table-cell table:style-name="ce9" office:value-type="string">
            <text:p>. Joan Zorza, The Criminal Law of Misdemeanor Domestic Violence, 1970-1990, 83 J. Crim. L. &amp; Criminology 46, 46 (1992) (quoting Nikki R. Van Hightower &amp; Susan A. MacManus, Limits of State Constitutional Guarantees: Lessons from Efforts to Implement Domestic Violence Policies, 49 Pub. Admin. Rev. 269, 269 (1989)).</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78">
            <text:p>278</text:p>
          </table:table-cell>
          <table:table-cell office:value-type="float" office:value="2003">
            <text:p>2003</text:p>
          </table:table-cell>
          <table:table-cell office:value-type="string">
            <text:p>Law and Psychology Review </text:p>
          </table:table-cell>
          <table:table-cell office:value-type="string">
            <text:p>Student Article BETWEEN THE HEAT OF PASSION AND COLD BLOOD: BATTERED WOMAN'S SYNDROME AS AN EXCUSE FOR SELF-DEFENSE IN NON-CONFRONTATIONAL HOMICIDES </text:p>
          </table:table-cell>
          <table:table-cell office:value-type="string">
            <text:p>John W. Roberts</text:p>
          </table:table-cell>
          <table:table-cell office:value-type="string">
            <text:p>27 Law &amp; Psychol. Rev. 135</text:p>
          </table:table-cell>
          <table:table-cell table:number-columns-repeated="2"/>
          <table:table-cell office:value-type="string">
            <text:p>women</text:p>
          </table:table-cell>
          <table:table-cell office:value-type="string">
            <text:p>According to the Surgeon General, for at least ten years, battering has been the largest cause of injury to women in the United States. <text:s/></text:p>
          </table:table-cell>
          <table:table-cell office:value-type="string">
            <text:p>. California Coalition for Battered Women in Prison, Battered Woman Syndrome (compiled by the National Clearinghouse in Defense of Battered Women, Washington D.C), at www.consumeralert.org/fumento/batter.htm.</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79">
            <text:p>279</text:p>
          </table:table-cell>
          <table:table-cell office:value-type="float" office:value="2003">
            <text:p>2003</text:p>
          </table:table-cell>
          <table:table-cell office:value-type="string">
            <text:p>Nevada Lawyer </text:p>
          </table:table-cell>
          <table:table-cell office:value-type="string">
            <text:p>Feature WOMEN BAR LEADERS You've Come a Long Way Ladies</text:p>
          </table:table-cell>
          <table:table-cell/>
          <table:table-cell office:value-type="string">
            <text:p>11-MAR Nev. Law. 19</text:p>
          </table:table-cell>
          <table:table-cell table:number-columns-repeated="2"/>
          <table:table-cell office:value-type="string">
            <text:p>women</text:p>
          </table:table-cell>
          <table:table-cell table:style-name="ce9" office:value-type="string">
            <text:p>The City Attorney's office vigorously prosecutes domestic violence cases and has victim advocates on staff who help prepare victims for the case. "Domestic violence is the leading cause of death and injury to women," she says, and her program's goal is to break the cycle of violence.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80">
            <text:p>280</text:p>
          </table:table-cell>
          <table:table-cell office:value-type="float" office:value="2003">
            <text:p>2003</text:p>
          </table:table-cell>
          <table:table-cell office:value-type="string">
            <text:p>Scholar: St. Mary's Law Review on Minority Issues</text:p>
          </table:table-cell>
          <table:table-cell office:value-type="string">
            <text:p>COMMERCIAL TERRORISM FROM THE TRANSATLANTIC SLAVE TRADE TO THE WORLD TRADE CENTER DISASTER: ARE INSURANCE COMPANIES &amp; JUDGES "AIDERS AND ABETTORS" OF TERROR? -- A CRITICAL ANALYSIS OF AMERICAN AND BRITISH COURTS' DECLARATORY AND EQUITABLE ACTIONS, 1654-20</text:p>
          </table:table-cell>
          <table:table-cell office:value-type="string">
            <text:p>Willy E. Rice</text:p>
          </table:table-cell>
          <table:table-cell office:value-type="string">
            <text:p>6 SCHOLAR 1</text:p>
          </table:table-cell>
          <table:table-cell table:number-columns-repeated="2"/>
          <table:table-cell office:value-type="string">
            <text:p>women</text:p>
          </table:table-cell>
          <table:table-cell office:value-type="string">
            <text:p>See Editorial, Don't Let Insurers Cancel--Some Companies Compound Abuse, Dayton Daily News, May 31, 1997, at 10A (stating that "[p]hysical assault by an intimate is the leading cause of injury to American women"); </text:p>
          </table:table-cell>
          <table:table-cell office:value-type="string">
            <text:p>see statement</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81">
            <text:p>281</text:p>
          </table:table-cell>
          <table:table-cell office:value-type="float" office:value="2003">
            <text:p>2003</text:p>
          </table:table-cell>
          <table:table-cell office:value-type="string">
            <text:p>Tulane Law Review</text:p>
          </table:table-cell>
          <table:table-cell office:value-type="string">
            <text:p>BANNING CHILD CORPORAL PUNISHMENT </text:p>
          </table:table-cell>
          <table:table-cell office:value-type="string">
            <text:p>Deana Pollard</text:p>
          </table:table-cell>
          <table:table-cell office:value-type="string">
            <text:p>77 Tul. L. Rev. 575</text:p>
          </table:table-cell>
          <table:table-cell table:number-columns-repeated="2"/>
          <table:table-cell office:value-type="string">
            <text:p>women</text:p>
          </table:table-cell>
          <table:table-cell office:value-type="string">
            <text:p>Interpersonal violence is the leading cause of injury among women. </text:p>
          </table:table-cell>
          <table:table-cell office:value-type="string">
            <text:p>See Callie Marie Rennison, U.S. Dept. of Justice Bureau of Justice Statistics, National Crime Victimization Survey 8 tbl. 4 (2001) (reporting that sixty-six percent of violent crime against women is caused by "nonstrangers").</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82">
            <text:p>282</text:p>
          </table:table-cell>
          <table:table-cell office:value-type="float" office:value="2003">
            <text:p>2003</text:p>
          </table:table-cell>
          <table:table-cell office:value-type="string">
            <text:p>University of Baltimore Law Review </text:p>
          </table:table-cell>
          <table:table-cell office:value-type="string">
            <text:p>Comment KATSENELENBOGEN V. KATSENELENBOGEN: THROUGH THE EYES OF THE VICTIM - MARYLAND'S CIVIL PROTECTION ORDER AND THE ROLE OF THE COURT. </text:p>
          </table:table-cell>
          <table:table-cell office:value-type="string">
            <text:p>Richard A. DuBose III</text:p>
          </table:table-cell>
          <table:table-cell office:value-type="string">
            <text:p>32 U. Balt. L. Rev. 237</text:p>
          </table:table-cell>
          <table:table-cell table:number-columns-repeated="2"/>
          <table:table-cell office:value-type="string">
            <text:p>women</text:p>
          </table:table-cell>
          <table:table-cell table:style-name="ce9" office:value-type="string">
            <text:p>Additionally, the United States Surgeon General found that "the single largest cause of injury to women in the United States" is the result of beatings by their husbands, ex-husbands, or lovers and that these beatings accounted for an astounding one-fifth of all hospital emergency room visits by women in the United States. <text:s/>Notwithstanding these statistics, domestic violence has historically gone unnoticed. </text:p>
          </table:table-cell>
          <table:table-cell table:style-name="ce9" office:value-type="string">
            <text:p>. Joan Zorza, The Criminal Law of Misdemeanor Domestic Violence, 1970-1990, 83 J. Crim. L. &amp; Criminology 46, 46 (1992) (quoting Nikki R. Van Hightower &amp; Susan A. McManus, Limits of State Constitutional Guarantees: Lesson from Efforts to Implement Domestic Violence Policies, 49 Pub. Admin. Rev. 269 (1989)).</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83">
            <text:p>283</text:p>
          </table:table-cell>
          <table:table-cell office:value-type="float" office:value="2003">
            <text:p>2003</text:p>
          </table:table-cell>
          <table:table-cell office:value-type="string">
            <text:p>Western State University Law Review </text:p>
          </table:table-cell>
          <table:table-cell office:value-type="string">
            <text:p>Comment THE EQUAL RIGHTS AMENDMENT: THE MERGING OF JURISPRUDENCE AND SOCIAL ACCEPTANCE </text:p>
          </table:table-cell>
          <table:table-cell office:value-type="string">
            <text:p>Patricia Thompson </text:p>
          </table:table-cell>
          <table:table-cell office:value-type="string">
            <text:p>30 W. St. U. L. Rev. 205</text:p>
          </table:table-cell>
          <table:table-cell table:number-columns-repeated="2"/>
          <table:table-cell office:value-type="string">
            <text:p>women</text:p>
          </table:table-cell>
          <table:table-cell office:value-type="string">
            <text:p>[B]attering is the single largest cause of injury to women in the United States. [Citations omitted]. </text:p>
          </table:table-cell>
          <table:table-cell office:value-type="string">
            <text:p>See Morrison, 529 U.S. at 619.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84">
            <text:p>284</text:p>
          </table:table-cell>
          <table:table-cell office:value-type="float" office:value="2003">
            <text:p>2003</text:p>
          </table:table-cell>
          <table:table-cell office:value-type="string">
            <text:p>Women's Rights Law Reporter</text:p>
          </table:table-cell>
          <table:table-cell office:value-type="string">
            <text:p>SLEEPING WITH THE ENEMY: MEXICO AND DOMESTIC VIOLENCE, OUT FOR A RUDE AWAKENING OR RISING IN TIME?</text:p>
          </table:table-cell>
          <table:table-cell office:value-type="string">
            <text:p>Yvette Lopez</text:p>
          </table:table-cell>
          <table:table-cell office:value-type="string">
            <text:p>25 Women's Rts. L. Rep. 1</text:p>
          </table:table-cell>
          <table:table-cell table:number-columns-repeated="2"/>
          <table:table-cell office:value-type="string">
            <text:p>women</text:p>
          </table:table-cell>
          <table:table-cell office:value-type="string">
            <text:p>Because domestic violence is the leading cause of injury and death for women worldwide, many countries are recognizing the need to address the problem. </text:p>
          </table:table-cell>
          <table:table-cell office:value-type="string">
            <text:p>United Nations, Gender-Based Violence is an Obstacle to Development, at http://www.undp.org/rblac/gender/internationalday.htm (last visited Sept. 5, 2003).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85">
            <text:p>285</text:p>
          </table:table-cell>
          <table:table-cell office:value-type="float" office:value="2003">
            <text:p>2003</text:p>
          </table:table-cell>
          <table:table-cell office:value-type="string">
            <text:p>Yale Law and Policy Review </text:p>
          </table:table-cell>
          <table:table-cell office:value-type="string">
            <text:p>DEVELOPMENTS IN LAW AND POLICY: EMERGING ISSUES IN FAMILY LAW </text:p>
          </table:table-cell>
          <table:table-cell office:value-type="string">
            <text:p>Michael T. Morley, Richard Albert, Jennie L. Kneedler, Chrystiane Pereira</text:p>
          </table:table-cell>
          <table:table-cell office:value-type="string">
            <text:p>21 Yale L. &amp; Pol'y Rev. 169</text:p>
          </table:table-cell>
          <table:table-cell/>
          <table:table-cell office:value-type="float" office:value="1">
            <text:p>1</text:p>
          </table:table-cell>
          <table:table-cell office:value-type="string">
            <text:p>women</text:p>
          </table:table-cell>
          <table:table-cell table:style-name="ce9" office:value-type="string">
            <text:p>In spite of an increasing number of legal reforms, the single largest cause of injury to women in the United States remains battering by husbands, ex-husbands, and lovers, who collectively inflict more injury upon women than car accidents, muggings, and rape combined. <text:s/></text:p>
          </table:table-cell>
          <table:table-cell table:style-name="ce9" office:value-type="string">
            <text:p>. Angela Corsilles, Note, No-Drop Policies in the Prosecution of Domestic Violence Cases: Guarantee to Action or Dangerous Solution?, 63 Fordham L. Rev. 853, 854 (1994). Corsilles estimates that the American business sector annually loses $3.5 billion to absenteeism and $100 million to medical bills due to family violence. Id.</text:p>
          </table:table-cell>
          <table:table-cell office:value-type="string">
            <text:p>|</text:p>
          </table:table-cell>
          <table:table-cell table:number-columns-repeated="1011"/>
        </table:table-row>
        <table:table-row table:style-name="ro7">
          <table:table-cell office:value-type="string">
            <text:p>law journals</text:p>
          </table:table-cell>
          <table:table-cell office:value-type="float" office:value="286">
            <text:p>286</text:p>
          </table:table-cell>
          <table:table-cell office:value-type="float" office:value="2004">
            <text:p>2004</text:p>
          </table:table-cell>
          <table:table-cell office:value-type="string">
            <text:p>Columbia Journal of Gender and Law </text:p>
          </table:table-cell>
          <table:table-cell office:value-type="string">
            <text:p>HERE COMES THE BRIDES' MARCH: CULTURAL APPROPRIATION AND LATINA ACTIVISM </text:p>
          </table:table-cell>
          <table:table-cell office:value-type="string">
            <text:p>Candice Hoyes </text:p>
          </table:table-cell>
          <table:table-cell office:value-type="string">
            <text:p>13 Colum. J. Gender &amp; L. 328</text:p>
            <text:p>13 Colum. J. Gender &amp; L. 328</text:p>
            <text:p>13 Colum. J. Gender &amp; L. 328</text:p>
            <text:p>13 Colum. J. Gender &amp; L. 328</text:p>
            <text:p>13 Colum. J. Gender &amp; L. 328</text:p>
            <text:p/>
          </table:table-cell>
          <table:table-cell table:number-columns-repeated="2"/>
          <table:table-cell office:value-type="string">
            <text:p>women</text:p>
          </table:table-cell>
          <table:table-cell office:value-type="string">
            <text:p>In America, "battering of women by husbands, ex-husbands and lovers [is] the single largest cause of injury to women," and "thirty-one percent of all women murdered are killed by husbands, ex-husbands and lovers." <text:s/></text:p>
          </table:table-cell>
          <table:table-cell table:style-name="ce9" office:value-type="string">
            <text:p>. Joan Zorza, The Criminal Law of Misdemeanor Domestic Violence, 1970-1990, 83 J. Crim. L. &amp; Criminology 46, 46 (1992) (quoting Nikki R. Van Hightower &amp; Susan A. McManus, Limits of State Constitutional Guarantees: Lessons from Efforts to Implement Domestic Violence Policies, 49 Pub. Admin. Rev. 269, 269 (1989));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87">
            <text:p>287</text:p>
          </table:table-cell>
          <table:table-cell office:value-type="float" office:value="2004">
            <text:p>2004</text:p>
          </table:table-cell>
          <table:table-cell office:value-type="string">
            <text:p>Drake Law Review</text:p>
          </table:table-cell>
          <table:table-cell office:value-type="string">
            <text:p>MANDATORY STATE INTERVENTIONS FOR DOMESTIC ABUSE CASES: AN EXAMINATION OF THE EFFECTS ON VICTIM SAFETY AND AUTONOMY </text:p>
          </table:table-cell>
          <table:table-cell office:value-type="string">
            <text:p>Nichole Miras Mordini</text:p>
          </table:table-cell>
          <table:table-cell office:value-type="string">
            <text:p>52 Drake L. Rev. 295</text:p>
          </table:table-cell>
          <table:table-cell table:number-columns-repeated="2"/>
          <table:table-cell office:value-type="string">
            <text:p>women</text:p>
          </table:table-cell>
          <table:table-cell office:value-type="string">
            <text:p>Domestic violence is a leading cause of injury to women in the United States. </text:p>
          </table:table-cell>
          <table:table-cell office:value-type="string">
            <text:p>Sandy Moll, Letting an Old "Family Secret" Out of the Closet, Ark. Law. Summer 1995, at 21.</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88">
            <text:p>288</text:p>
          </table:table-cell>
          <table:table-cell office:value-type="float" office:value="2004">
            <text:p>2004</text:p>
          </table:table-cell>
          <table:table-cell office:value-type="string">
            <text:p>Howard Law Journal</text:p>
          </table:table-cell>
          <table:table-cell office:value-type="string">
            <text:p>IS UNITED STATES V. MORRISON ANTIDEMOCRATIC?: POLITICAL SAFEGUARDS, DEFERENCE, AND THE COUNTERMAJORITARIAN DIFFICULTY </text:p>
          </table:table-cell>
          <table:table-cell office:value-type="string">
            <text:p>Michael Keenan</text:p>
          </table:table-cell>
          <table:table-cell office:value-type="string">
            <text:p>48 How. L.J. 267</text:p>
          </table:table-cell>
          <table:table-cell table:number-columns-repeated="2"/>
          <table:table-cell office:value-type="string">
            <text:p>15-44</text:p>
          </table:table-cell>
          <table:table-cell table:style-name="ce9" office:value-type="string">
            <text:p>Congress made the following findings regarding violence against women: 3 out of 4 American women will be victims of violent crime; violence is the leading cause of injuries to women between age 15 and 44; as many as 50% of homeless women and children are homeless because they are fleeing domestic violence; and the United States spends between $5 and $10 billion on health care, criminal justice, and other social costs of domestic violence; 41% of judges believe juries give less credibility to sexual assault victims than other crime victims; less than 1% of all rape victims ever collect damages; an individual who commits rape has only about a 4% chance of being convicted of the crime; almost 25% of convicted rapists never go to prison; another 25% receive sentences to local jail where punishment averages 11 months; and almost 50% of rape victims lose their jobs or are forced to quit. See id. at 631-35.</text:p>
          </table:table-cell>
          <table:table-cell office:value-type="string">
            <text:p>see statement</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89">
            <text:p>289</text:p>
          </table:table-cell>
          <table:table-cell office:value-type="float" office:value="2004">
            <text:p>2004</text:p>
          </table:table-cell>
          <table:table-cell office:value-type="string">
            <text:p>Saint John's Journal of Legal Commentary </text:p>
          </table:table-cell>
          <table:table-cell office:value-type="string">
            <text:p>Notes PUNISHMENT OR REHABILITATION? THE CASE FOR STATE-MANDATED GUIDELINES FOR BATTERER INTERVENTION PROGRAMS IN DOMESTIC VIOLENCE CASES </text:p>
          </table:table-cell>
          <table:table-cell office:value-type="string">
            <text:p>Amanda Dekki </text:p>
          </table:table-cell>
          <table:table-cell office:value-type="string">
            <text:p>18 St. John's J. Legal Comment. 549</text:p>
          </table:table-cell>
          <table:table-cell table:number-columns-repeated="2"/>
          <table:table-cell office:value-type="string">
            <text:p>18-49</text:p>
          </table:table-cell>
          <table:table-cell office:value-type="string">
            <text:p>see also Rob Fernas, Laker's Star Now a Statistic; Athlete's Violence Against Women Highly Visible, Chi. Trib., July 20, 2003, at 1, Zone C (stating domestic violence is the leading cause of serious injury to women from 18 to 49 in the U.S.); </text:p>
          </table:table-cell>
          <table:table-cell/>
          <table:table-cell office:value-type="string">
            <text:p>|</text:p>
          </table:table-cell>
          <table:table-cell table:number-columns-repeated="1011"/>
        </table:table-row>
        <table:table-row table:style-name="ro8">
          <table:table-cell office:value-type="string">
            <text:p>law journals</text:p>
          </table:table-cell>
          <table:table-cell office:value-type="float" office:value="290">
            <text:p>290</text:p>
          </table:table-cell>
          <table:table-cell office:value-type="float" office:value="2004">
            <text:p>2004</text:p>
          </table:table-cell>
          <table:table-cell office:value-type="string">
            <text:p>Saint Louis University Public Law Review </text:p>
          </table:table-cell>
          <table:table-cell office:value-type="string">
            <text:p>Symposium SO MUCH ACTIVITY, SO LITTLE CHANGE: A REPLY TO THE CRITICS OF BATTERED WOMEN'S SELF-DEFENSE </text:p>
          </table:table-cell>
          <table:table-cell office:value-type="string">
            <text:p>Kit Kinports </text:p>
          </table:table-cell>
          <table:table-cell office:value-type="string">
            <text:p>23 St. Louis U. Pub. L. Rev. 155</text:p>
            <text:p>23 St. Louis U. Pub. L. Rev. 155</text:p>
            <text:p>23 St. Louis U. Pub. L. Rev. 155</text:p>
            <text:p>23 St. Louis U. Pub. L. Rev. 155</text:p>
            <text:p/>
          </table:table-cell>
          <table:table-cell table:number-columns-repeated="2"/>
          <table:table-cell office:value-type="string">
            <text:p>women</text:p>
          </table:table-cell>
          <table:table-cell office:value-type="string">
            <text:p>In 1992, the Surgeon General reported that domestic violence was the "'single largest cause of injury to women in the United States."' <text:s/></text:p>
          </table:table-cell>
          <table:table-cell office:value-type="string">
            <text:p>. S. Rep. No. 101-545, at 36-37 (1990) (quoting Susan MacManus &amp; Nikki Van Hightower, Limits on State Constitutional Guarantees: Lessons from Efforts to Implement Domestic Violence Policies, 49 Pub. Admin. Rev. 269, 269 (1989)).</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91">
            <text:p>291</text:p>
          </table:table-cell>
          <table:table-cell office:value-type="float" office:value="2004">
            <text:p>2004</text:p>
          </table:table-cell>
          <table:table-cell office:value-type="string">
            <text:p>Saint Louis University Public Law Review </text:p>
          </table:table-cell>
          <table:table-cell office:value-type="string">
            <text:p>Symposium TRUE TO CHARACTER: HONORING THE INTELLECTUAL FOUNDATIONS OF THE CHARACTER EVIDENCE RULE IN DOMESTIC VIOLENCE PROSECUTIONS </text:p>
          </table:table-cell>
          <table:table-cell office:value-type="string">
            <text:p>Andrew King-Ries </text:p>
          </table:table-cell>
          <table:table-cell office:value-type="string">
            <text:p>23 St. Louis U. Pub. L. Rev. 313</text:p>
          </table:table-cell>
          <table:table-cell table:number-columns-repeated="2"/>
          <table:table-cell office:value-type="string">
            <text:p>women</text:p>
          </table:table-cell>
          <table:table-cell table:style-name="ce9" office:value-type="string">
            <text:p>According to the United States Department of Justice, the greatest cause of injuries to women in the United States is still domestic violence. <text:s/>...Standing alone, these statistics should give pause. Even more alarming is the fact that these figures have remained essentially unchanged despite legal efforts to overcome domestic violence.</text:p>
          </table:table-cell>
          <table:table-cell table:style-name="ce9" office:value-type="string">
            <text:p>. Benjamin Z. Rice, A Voice from People v. Simpson: Reconsidering the Propensity Rule in Spousal Homicide Cases, 29 Loy. L.A. L. Rev. 939, 939- 40 (1996). "Violence is now leading cause of injuries to women ages 15 through 44 years." Id. (citing Antonio C. Novello, From the Surgeon General, U.S. Public Health Service: A Medical Response to Domestic Violence, 267 JAMA 3132,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92">
            <text:p>292</text:p>
          </table:table-cell>
          <table:table-cell office:value-type="float" office:value="2004">
            <text:p>2004</text:p>
          </table:table-cell>
          <table:table-cell office:value-type="string">
            <text:p>Saint Louis University Public Law Review </text:p>
          </table:table-cell>
          <table:table-cell office:value-type="string">
            <text:p>Symposium TRUE TO CHARACTER: HONORING THE INTELLECTUAL FOUNDATIONS OF THE CHARACTER EVIDENCE RULE IN DOMESTIC VIOLENCE PROSECUTIONS </text:p>
          </table:table-cell>
          <table:table-cell office:value-type="string">
            <text:p>Andrew King-Ries </text:p>
          </table:table-cell>
          <table:table-cell office:value-type="string">
            <text:p>23 St. Louis U. Pub. L. Rev. 313</text:p>
          </table:table-cell>
          <table:table-cell table:number-columns-repeated="2"/>
          <table:table-cell office:value-type="string">
            <text:p>women</text:p>
          </table:table-cell>
          <table:table-cell office:value-type="string">
            <text:p>Even after thirty years of both express sanction against domestic violence and public recognition of domestic violence, domestic violence remains the single greatest cause of injury to women in America. </text:p>
          </table:table-cell>
          <table:table-cell office:value-type="string">
            <text:p>. Wayne A. Logan, Criminal Law Sanctuaries, 38 Harv. C.R.-C.L. L. Rev. 321, 372 (200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93">
            <text:p>293</text:p>
          </table:table-cell>
          <table:table-cell office:value-type="float" office:value="2004">
            <text:p>2004</text:p>
          </table:table-cell>
          <table:table-cell office:value-type="string">
            <text:p>Seattle University Law Review</text:p>
          </table:table-cell>
          <table:table-cell office:value-type="string">
            <text:p>ACCESS DENIED: THE PROBLEM OF ABUSED MEN IN WASHINGTON </text:p>
          </table:table-cell>
          <table:table-cell office:value-type="string">
            <text:p>Melody M. Crick</text:p>
          </table:table-cell>
          <table:table-cell office:value-type="string">
            <text:p>27 Seattle U. L. Rev. 1035</text:p>
          </table:table-cell>
          <table:table-cell table:number-columns-repeated="2"/>
          <table:table-cell office:value-type="string">
            <text:p>women</text:p>
          </table:table-cell>
          <table:table-cell office:value-type="string">
            <text:p>The first sentence of this directive reads, "The legislature finds that domestic violence is the leading cause of injury among women and is linked to numerous health problems . . . ." </text:p>
          </table:table-cell>
          <table:table-cell office:value-type="string">
            <text:p>Wash. Rev. Code § 43.70.610 (2000).</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94">
            <text:p>294</text:p>
          </table:table-cell>
          <table:table-cell office:value-type="float" office:value="2004">
            <text:p>2004</text:p>
          </table:table-cell>
          <table:table-cell office:value-type="string">
            <text:p>University of Chicago Law Review </text:p>
          </table:table-cell>
          <table:table-cell office:value-type="string">
            <text:p>Comment BEYOND IMMINENCE: EVOLVING INTERNATIONAL LAW AND BATTERED WOMEN'S RIGHT TO SELF-DEFENSE </text:p>
          </table:table-cell>
          <table:table-cell office:value-type="string">
            <text:p>Shana Wallace </text:p>
          </table:table-cell>
          <table:table-cell office:value-type="string">
            <text:p>71 U. Chi. L. Rev. 1749</text:p>
          </table:table-cell>
          <table:table-cell table:number-columns-repeated="2"/>
          <table:table-cell office:value-type="string">
            <text:p>women</text:p>
          </table:table-cell>
          <table:table-cell table:style-name="ce9" office:value-type="string">
            <text:p>"(B)attering of women by husbands, ex-husbands, and lovers remains the single largest cause of injury to women in the United States today," and "(f)emale homicide victims (are) more than nine times more likely to have been killed by a husband, ex-husband, or boyfriend than male homicide victims (are) to have been killed by their wife, ex-wife, or girlfriend." </text:p>
          </table:table-cell>
          <table:table-cell office:value-type="string">
            <text:p>Siegel, 105 Yale L J at 2171-72 (cited in note 20) (internal citations omitted).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95">
            <text:p>295</text:p>
          </table:table-cell>
          <table:table-cell office:value-type="float" office:value="2005">
            <text:p>2005</text:p>
          </table:table-cell>
          <table:table-cell office:value-type="string">
            <text:p>Houston Law Review</text:p>
          </table:table-cell>
          <table:table-cell office:value-type="string">
            <text:p>HOUSE DIVIDED: MANDATORY ARREST, DOMESTIC VIOLENCE, AND THE CONSERVATIZATION OF THE BATTERED WOMEN'S MOVEMENT </text:p>
          </table:table-cell>
          <table:table-cell office:value-type="string">
            <text:p>G. Kristian Miccio</text:p>
          </table:table-cell>
          <table:table-cell office:value-type="string">
            <text:p>42 Hous. L. Rev. 237</text:p>
          </table:table-cell>
          <table:table-cell/>
          <table:table-cell office:value-type="float" office:value="1">
            <text:p>1</text:p>
          </table:table-cell>
          <table:table-cell office:value-type="string">
            <text:p>women</text:p>
          </table:table-cell>
          <table:table-cell office:value-type="string">
            <text:p>Indeed, U.S. Surgeons General, regardless of political party, have commented that male intimate violence is the leading cause of injury to women--far exceeding automobile accidents, muggings, and cancer-related deaths combined. </text:p>
          </table:table-cell>
          <table:table-cell table:style-name="ce9" office:value-type="string">
            <text:p>.S. Rep. No. 103-138, at 38 (1993) (stating that violence is the leading cause of injury among women age 15-44 years); see Antonia C. Novello et al., From the Surgeon General, U.S. Public Health Service, 267 JAMA 3132, 3132 (1992) (same); see also Meyer-Emerick, supra note 138, at 1 (citing Novello et al., supra).</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96">
            <text:p>296</text:p>
          </table:table-cell>
          <table:table-cell office:value-type="float" office:value="2005">
            <text:p>2005</text:p>
          </table:table-cell>
          <table:table-cell office:value-type="string">
            <text:p>New England Journal on Criminal and Civil Confinement </text:p>
          </table:table-cell>
          <table:table-cell office:value-type="string">
            <text:p>Symposium THE "OTHER" VICTIMS: CAN WE HOLD PARENTS LIABLE FOR FAILING TO PROTECT THEIR CHILDREN FROM HARMS OF DOMESTIC VIOLENCE? </text:p>
          </table:table-cell>
          <table:table-cell office:value-type="string">
            <text:p>Brooke Kintner</text:p>
          </table:table-cell>
          <table:table-cell office:value-type="string">
            <text:p>31 New Eng. J. on Crim. &amp; Civ. Confinement 271</text:p>
          </table:table-cell>
          <table:table-cell table:number-columns-repeated="2"/>
          <table:table-cell office:value-type="string">
            <text:p>women</text:p>
          </table:table-cell>
          <table:table-cell office:value-type="string">
            <text:p>Battering by husbands, ex-husbands, or lovers is the single largest cause of injury to women in the United States, and accounts for thirty-one percent of all murders of women. <text:s/></text:p>
          </table:table-cell>
          <table:table-cell office:value-type="string">
            <text:p>. Deborah Epstein, Procedural Justice: Tempering the State's Response to Domestic Violence, 43 WM. &amp; MARY L. REV. 1843, 1849 (200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97">
            <text:p>297</text:p>
          </table:table-cell>
          <table:table-cell office:value-type="float" office:value="2005">
            <text:p>2005</text:p>
          </table:table-cell>
          <table:table-cell office:value-type="string">
            <text:p>New York University Review of Law and Social Change </text:p>
          </table:table-cell>
          <table:table-cell office:value-type="string">
            <text:p>Article "WHILE DANGERS GATHER": THE BUSH PREEMPTION DOCTRINE, BATTERED WOMEN, IMMINENCE, AND ANTICIPATORY SELF-DEFENSE </text:p>
          </table:table-cell>
          <table:table-cell office:value-type="string">
            <text:p>Jane Campbell Moriarty </text:p>
          </table:table-cell>
          <table:table-cell office:value-type="string">
            <text:p>30 N.Y.U. Rev. L. &amp; Soc. Change 1</text:p>
          </table:table-cell>
          <table:table-cell table:number-columns-repeated="2"/>
          <table:table-cell office:value-type="string">
            <text:p>women</text:p>
          </table:table-cell>
          <table:table-cell office:value-type="string">
            <text:p>(collecting Congressional statistics about domestic violence and noting that "battering is the single largest cause of injury to women in the United States")</text:p>
          </table:table-cell>
          <table:table-cell office:value-type="string">
            <text:p>See United States v. Morrison, 529 U.S. 598, 631-33 (2000) (Souter, J., dissenting)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98">
            <text:p>298</text:p>
          </table:table-cell>
          <table:table-cell office:value-type="float" office:value="2005">
            <text:p>2005</text:p>
          </table:table-cell>
          <table:table-cell office:value-type="string">
            <text:p>Seattle University Law Review</text:p>
          </table:table-cell>
          <table:table-cell office:value-type="string">
            <text:p>CRAWFORD v. WASHINGTON: THE END OF VICTIMLESS PROSECUTION? </text:p>
          </table:table-cell>
          <table:table-cell office:value-type="string">
            <text:p>Andrew King-Ries</text:p>
          </table:table-cell>
          <table:table-cell office:value-type="string">
            <text:p>28 Seattle U. L. Rev. 301</text:p>
          </table:table-cell>
          <table:table-cell table:number-columns-repeated="2"/>
          <table:table-cell office:value-type="string">
            <text:p>15-44</text:p>
          </table:table-cell>
          <table:table-cell office:value-type="string">
            <text:p>"Violence is now the leading cause of injuries to women ages 15 through 44 years."</text:p>
          </table:table-cell>
          <table:table-cell table:style-name="ce9" office:value-type="string">
            <text:p>Benjamin Z. Rice, A Voice from People v. Simpson: Reconsidering the Propensity Rule in Spousal Homicide Cases, 29 LOY. L.A. L. REV. 939, 939-40 (1996) ("Violence is now the leading cause of injuries to women ages 15 through 44 years.") (citing Antonio C. Novello, From the Surgeon General, U.S. Public Health Service: A Medical Response to Domestic Violence, 267 JAMA 3132,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299">
            <text:p>299</text:p>
          </table:table-cell>
          <table:table-cell office:value-type="float" office:value="2005">
            <text:p>2005</text:p>
          </table:table-cell>
          <table:table-cell office:value-type="string">
            <text:p>Seattle University Law Review</text:p>
          </table:table-cell>
          <table:table-cell office:value-type="string">
            <text:p>CRAWFORD v. WASHINGTON: THE END OF VICTIMLESS PROSECUTION? </text:p>
          </table:table-cell>
          <table:table-cell office:value-type="string">
            <text:p>Andrew King-Ries</text:p>
          </table:table-cell>
          <table:table-cell office:value-type="string">
            <text:p>28 Seattle U. L. Rev. 301</text:p>
          </table:table-cell>
          <table:table-cell table:number-columns-repeated="2"/>
          <table:table-cell office:value-type="string">
            <text:p>women</text:p>
          </table:table-cell>
          <table:table-cell office:value-type="string">
            <text:p>Millions of American women are the victims of domestic violence each year; in fact, domestic violence is the leading cause of injury to women. </text:p>
          </table:table-cell>
          <table:table-cell table:style-name="ce9" office:value-type="string">
            <text:p>Benjamin Z. Rice, A Voice from People v. Simpson: Reconsidering the Propensity Rule in Spousal Homicide Cases, 29 LOY. L.A. L. REV. 939, 939-40 (1996) ("Violence is now the leading cause of injuries to women ages 15 through 44 years.") (citing Antonio C. Novello, From the Surgeon General, U.S. Public Health Service: A Medical Response to Domestic Violence, 267 JAMA 3132,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00">
            <text:p>300</text:p>
          </table:table-cell>
          <table:table-cell office:value-type="float" office:value="2005">
            <text:p>2005</text:p>
          </table:table-cell>
          <table:table-cell office:value-type="string">
            <text:p>Southern California Law Review</text:p>
          </table:table-cell>
          <table:table-cell office:value-type="string">
            <text:p>THE PRICE OF SILENCE: THE PROSECUTION OF DOMESTIC VIOLENCE CASES IN LIGHT OF CRAWFORD V. WASHINGTON</text:p>
          </table:table-cell>
          <table:table-cell office:value-type="string">
            <text:p>Jeanine Percival</text:p>
          </table:table-cell>
          <table:table-cell office:value-type="string">
            <text:p>79 S. Cal. L. Rev. 213</text:p>
          </table:table-cell>
          <table:table-cell table:number-columns-repeated="2"/>
          <table:table-cell office:value-type="string">
            <text:p>women</text:p>
          </table:table-cell>
          <table:table-cell office:value-type="string">
            <text:p>Every year millions of women in the United States are victims of domestic violence; in fact, domestic violence is the leading cause of injury to women.</text:p>
          </table:table-cell>
          <table:table-cell office:value-type="string">
            <text:p>Andrew King-Ries, Crawford v. Washington: The End of Victimless Prosecution?, 28 Seattle U. L. Rev. 301, 321-37 (2005) at 303</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01">
            <text:p>301</text:p>
          </table:table-cell>
          <table:table-cell office:value-type="float" office:value="2005">
            <text:p>2005</text:p>
          </table:table-cell>
          <table:table-cell office:value-type="string">
            <text:p>Yale Law and Policy Review</text:p>
          </table:table-cell>
          <table:table-cell office:value-type="string">
            <text:p>BATTERED NON-WIVES AND UNEQUAL PROTECTION-ORDER COVERAGE: A CALL FOR REFORM </text:p>
          </table:table-cell>
          <table:table-cell office:value-type="string">
            <text:p>Judith A. Smith</text:p>
          </table:table-cell>
          <table:table-cell office:value-type="string">
            <text:p>23 Yale L. &amp; Pol'y Rev. 93</text:p>
          </table:table-cell>
          <table:table-cell/>
          <table:table-cell office:value-type="float" office:value="1">
            <text:p>1</text:p>
          </table:table-cell>
          <table:table-cell office:value-type="string">
            <text:p>15-44</text:p>
          </table:table-cell>
          <table:table-cell office:value-type="string">
            <text:p>Domestic violence is still the leading cause of injury to women between ages fifteen and forty-four in the United States--injuring more women than car accidents, muggings, and rapes combined. </text:p>
          </table:table-cell>
          <table:table-cell office:value-type="string">
            <text:p>140 Cong. Rec. 27,821 (1994) (statement of Rep. Snowe). </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02">
            <text:p>302</text:p>
          </table:table-cell>
          <table:table-cell office:value-type="float" office:value="2006">
            <text:p>2006</text:p>
          </table:table-cell>
          <table:table-cell office:value-type="string">
            <text:p>American Journal of Criminal Law</text:p>
          </table:table-cell>
          <table:table-cell office:value-type="string">
            <text:p>Reconsidering Spousal Privileges After Crawford</text:p>
          </table:table-cell>
          <table:table-cell office:value-type="string">
            <text:p>R. Michael Cassidy</text:p>
          </table:table-cell>
          <table:table-cell office:value-type="string">
            <text:p>33 Am. J. Crim. L. 339</text:p>
          </table:table-cell>
          <table:table-cell table:number-columns-repeated="3"/>
          <table:table-cell table:style-name="ce9" office:value-type="string">
            <text:p>Findings by the U.S. Surgeon General reveal that battery by intimates (spouses or lovers) is the single largest cause of physical injury to women in the United States. <text:s/>The Center for Disease Control and Prevention estimates approximately two million injuries and 1,300 deaths can be attributed to intimate partner violence in the United States each year. <text:s/>Roughly one out of every three women in this country will be victims of domestic violence during their lifetime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03">
            <text:p>303</text:p>
          </table:table-cell>
          <table:table-cell office:value-type="float" office:value="2006">
            <text:p>2006</text:p>
          </table:table-cell>
          <table:table-cell office:value-type="string">
            <text:p>Berkeley Journal of Gender, Law &amp; Justice</text:p>
          </table:table-cell>
          <table:table-cell office:value-type="string">
            <text:p>Forced Through The Cracks: Deprivation Of The Violence Against Women Act'S Immigration Relief In San Francisco Bay Area Immigrant Domestic Violence Survivors' Cases</text:p>
          </table:table-cell>
          <table:table-cell office:value-type="string">
            <text:p>Lauri J. Owen</text:p>
          </table:table-cell>
          <table:table-cell office:value-type="string">
            <text:p>21 Berkeley J. Gender L. &amp; Just. 13</text:p>
          </table:table-cell>
          <table:table-cell table:number-columns-repeated="3"/>
          <table:table-cell table:style-name="ce9" office:value-type="string">
            <text:p>Violence against women in the United States is a problem of staggering proportions. Domestic Violence is the single greatest cause of injury to U.S. women. <text:s/>In 2000, nearly 25% of women and 8% of men reported that a current or former spouse, cohabitating partner, or date had victimized them at some time in their life.</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04">
            <text:p>304</text:p>
          </table:table-cell>
          <table:table-cell office:value-type="float" office:value="2006">
            <text:p>2006</text:p>
          </table:table-cell>
          <table:table-cell office:value-type="string">
            <text:p>Cardozo Journal of Law &amp; Gender</text:p>
          </table:table-cell>
          <table:table-cell office:value-type="string">
            <text:p>The Cultural, Political, And Legal Climate Behind The Fight To Stop Trafficking In Women: William J. Clinton'S Legacy To Women'S Rights</text:p>
          </table:table-cell>
          <table:table-cell office:value-type="string">
            <text:p>Susan Tiefenbrun</text:p>
          </table:table-cell>
          <table:table-cell office:value-type="string">
            <text:p>12 Cardozo J.L. &amp; Gender 855</text:p>
          </table:table-cell>
          <table:table-cell/>
          <table:table-cell office:value-type="float" office:value="1">
            <text:p>1</text:p>
          </table:table-cell>
          <table:table-cell/>
          <table:table-cell table:style-name="ce9" office:value-type="string">
            <text:p>Before passing VAWA, “Congress conducted four years of research regarding the pervasiveness and deleterious effects of violence on women, and made substantial findings about its effect on interstate commerce.” <text:s/>After much investigation, Congress discovered that violence “is a leading cause of injury to women, more common than car accidents, muggings, and cancer combined.”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05">
            <text:p>305</text:p>
          </table:table-cell>
          <table:table-cell office:value-type="float" office:value="2006">
            <text:p>2006</text:p>
          </table:table-cell>
          <table:table-cell office:value-type="string">
            <text:p>Cardozo Journal of Law &amp; Gender</text:p>
          </table:table-cell>
          <table:table-cell office:value-type="string">
            <text:p>What'S The Hold-Up? Making The Case For Lifetime Orders Of Protection In New York State</text:p>
          </table:table-cell>
          <table:table-cell office:value-type="string">
            <text:p>Jennifer Rios</text:p>
          </table:table-cell>
          <table:table-cell office:value-type="string">
            <text:p>12 Cardozo J.L. &amp; Gender 709</text:p>
          </table:table-cell>
          <table:table-cell table:number-columns-repeated="3"/>
          <table:table-cell office:value-type="string">
            <text:p>Domestic violence is the leading cause of serious injury to women. <text:s/>Domestic violence will occur in one out of every five families.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06">
            <text:p>306</text:p>
          </table:table-cell>
          <table:table-cell office:value-type="float" office:value="2006">
            <text:p>2006</text:p>
          </table:table-cell>
          <table:table-cell office:value-type="string">
            <text:p>Georgetown Immigration Law Journal</text:p>
          </table:table-cell>
          <table:table-cell office:value-type="string">
            <text:p>Gender-Based Violence Among Refugee And Internally Displaced Women In Africa</text:p>
          </table:table-cell>
          <table:table-cell office:value-type="string">
            <text:p>Amy G. Lewis</text:p>
          </table:table-cell>
          <table:table-cell office:value-type="string">
            <text:p>20 Geo. Immigr. L.J. 269</text:p>
          </table:table-cell>
          <table:table-cell table:number-columns-repeated="3"/>
          <table:table-cell table:style-name="ce9" office:value-type="string">
            <text:p>Domestic violence is a leading cause of injuries to women worldwide, in all communities. … United Nations Department of Public Information, supra note 2 (“In the United States, a woman is beaten every 18 minutes. Indeed, domestic violence is the leading cause of injury among women of reproductive age in the United States. Between 22 and 35 percent of women who visit emergency rooms are there for that reason .... In Peru, 70 percent of all crimes reported to the police involve women beaten by their husband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07">
            <text:p>307</text:p>
          </table:table-cell>
          <table:table-cell office:value-type="float" office:value="2006">
            <text:p>2006</text:p>
          </table:table-cell>
          <table:table-cell office:value-type="string">
            <text:p>Georgia Journal of International and Comparative Law</text:p>
          </table:table-cell>
          <table:table-cell office:value-type="string">
            <text:p>Women And Law: A Comparative Analysis Of The United States And Indian Supreme Courts' Equality Jurisprudence</text:p>
          </table:table-cell>
          <table:table-cell office:value-type="string">
            <text:p>Eileen Kaufman</text:p>
          </table:table-cell>
          <table:table-cell office:value-type="string">
            <text:p>34 Ga. J. Int'l &amp; Comp. L. 557</text:p>
          </table:table-cell>
          <table:table-cell table:number-columns-repeated="3"/>
          <table:table-cell table:style-name="ce9" office:value-type="string">
            <text:p>Three out of four American women will be victims of violent crimes sometime during their life . . . . Violence is the leading cause of injuries to women ages 15-44 . . . . As many as 50 percent of homeless women and children are fleeing domestic violence . .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08">
            <text:p>308</text:p>
          </table:table-cell>
          <table:table-cell office:value-type="float" office:value="2006">
            <text:p>2006</text:p>
          </table:table-cell>
          <table:table-cell office:value-type="string">
            <text:p>Georgia Journal of International and Comparative Law</text:p>
          </table:table-cell>
          <table:table-cell office:value-type="string">
            <text:p>Women And Law: A Comparative Analysis Of The United States And Indian Supreme Courts' Equality Jurisprudence</text:p>
          </table:table-cell>
          <table:table-cell office:value-type="string">
            <text:p>Eileen Kaufman</text:p>
          </table:table-cell>
          <table:table-cell office:value-type="string">
            <text:p>34 Ga. J. Int'l &amp; Comp. L. 557</text:p>
          </table:table-cell>
          <table:table-cell table:number-columns-repeated="3"/>
          <table:table-cell table:style-name="ce9" office:value-type="string">
            <text:p>The statistics regarding gender violence presented to Congress are truly staggering: Three out of four American women will be victims of violent crimes sometime during their life . . . . Violence is the leading cause of injuries to women ages 15-44 . . . . As many as 50 percent of homeless women and children are fleeing domestic violence . . <text: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09">
            <text:p>309</text:p>
          </table:table-cell>
          <table:table-cell office:value-type="float" office:value="2006">
            <text:p>2006</text:p>
          </table:table-cell>
          <table:table-cell office:value-type="string">
            <text:p>Maine Law Review</text:p>
          </table:table-cell>
          <table:table-cell office:value-type="string">
            <text:p>Calling Crawford: Minnesota Declares A 911 Call Non-Testimonial In State V. Wright</text:p>
          </table:table-cell>
          <table:table-cell office:value-type="string">
            <text:p>Alistair Y. Raymond</text:p>
          </table:table-cell>
          <table:table-cell office:value-type="string">
            <text:p>58 Me. L. Rev. 249</text:p>
          </table:table-cell>
          <table:table-cell table:number-columns-repeated="3"/>
          <table:table-cell office:value-type="string">
            <text:p>Domestic violence is of particular concern for law enforcement. Domestic violence is the leading cause of injury to women and affects millions of women in the United States every year.</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10">
            <text:p>310</text:p>
          </table:table-cell>
          <table:table-cell office:value-type="float" office:value="2006">
            <text:p>2006</text:p>
          </table:table-cell>
          <table:table-cell office:value-type="string">
            <text:p>Scholar: St. Mary's Law Review on Minority Issues</text:p>
          </table:table-cell>
          <table:table-cell office:value-type="string">
            <text:p>Own Of Castle Rock V. Gonzales: A Hindrance In Domestic Violence Policy Reform And Victory For The Institution Of Male Dominance</text:p>
          </table:table-cell>
          <table:table-cell office:value-type="string">
            <text:p>Vi T. Vu</text:p>
          </table:table-cell>
          <table:table-cell office:value-type="string">
            <text:p>9 SCHOLAR 87</text:p>
          </table:table-cell>
          <table:table-cell table:number-columns-repeated="3"/>
          <table:table-cell table:style-name="ce9" office:value-type="string">
            <text:p>Even after decades of domestic violence reform prompted by battered women's advocates, statistics indicate that the legal system's response to domestic violence has remained largely ineffective: domestic violence is still the single largest cause of injury to women in the United States; <text:s/>approximately thirty percent of murdered women were victims of domestic violence; <text:s/>statistics suggest that physical abuse occurs in at least one out of four intimate relationships; <text:s/>domestic violence is still a significant contributing factor to social problems such as alcoholism, drug abuse, mental illness, suicide, and homelessness; <text:s/>and, women in long-term abusive relationships have resorted to self-help methods to escape abuse.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11">
            <text:p>311</text:p>
          </table:table-cell>
          <table:table-cell office:value-type="float" office:value="2006">
            <text:p>2006</text:p>
          </table:table-cell>
          <table:table-cell office:value-type="string">
            <text:p>Utah Law Review</text:p>
          </table:table-cell>
          <table:table-cell office:value-type="string">
            <text:p>The Temporally Extended Family &amp; Self-Control: An Essay For Lee E. Teitelbaum</text:p>
          </table:table-cell>
          <table:table-cell office:value-type="string">
            <text:p>Manuel A. Utset</text:p>
          </table:table-cell>
          <table:table-cell office:value-type="string">
            <text:p>2006 Utah L. Rev. 107</text:p>
          </table:table-cell>
          <table:table-cell table:number-columns-repeated="3"/>
          <table:table-cell office:value-type="string">
            <text:p>Spousal abuse is a leading cause of injury to women.</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12">
            <text:p>312</text:p>
          </table:table-cell>
          <table:table-cell office:value-type="float" office:value="2006">
            <text:p>2006</text:p>
          </table:table-cell>
          <table:table-cell office:value-type="string">
            <text:p>Whittier Journal of Child and Family Advocacy</text:p>
          </table:table-cell>
          <table:table-cell office:value-type="string">
            <text:p>The Parent Trap: Implications Of Surrogacy On Motherhood, Fatherhood, And The Family</text:p>
          </table:table-cell>
          <table:table-cell office:value-type="string">
            <text:p>John Haskell</text:p>
          </table:table-cell>
          <table:table-cell office:value-type="string">
            <text:p>6 Whittier J. Child &amp; Fam. Advoc. 107</text:p>
          </table:table-cell>
          <table:table-cell table:number-columns-repeated="3"/>
          <table:table-cell office:value-type="string">
            <text:p>While not all domestic violence is because of men, the statistics are frightening. Domestic violence is the leading cause of injury to women ages 15 to 44 (roughly 4 million each year).</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13">
            <text:p>313</text:p>
          </table:table-cell>
          <table:table-cell office:value-type="float" office:value="2006">
            <text:p>2006</text:p>
          </table:table-cell>
          <table:table-cell office:value-type="string">
            <text:p>Whittier Journal of Child and Family Advocacy</text:p>
          </table:table-cell>
          <table:table-cell office:value-type="string">
            <text:p>Domestic Violence And The Lawyer As Good Samaritan: What Responsibility To Become Involved?</text:p>
          </table:table-cell>
          <table:table-cell office:value-type="string">
            <text:p>Debra Moss Curtis</text:p>
          </table:table-cell>
          <table:table-cell office:value-type="string">
            <text:p>6 Whittier J. Child &amp; Fam. Advoc. 3</text:p>
          </table:table-cell>
          <table:table-cell table:number-columns-repeated="3"/>
          <table:table-cell table:style-name="ce9" office:value-type="string">
            <text:p>Certainly, a life-threatening situation, such as domestic violence - which has been asserted to be “the leading cause of injury to women in America between the ages of fifteen and forty-four” <text:s/>- fits the bill. Surgeon General statistics and ABA reports have estimated that as many as four million American women are battered and up to 10 million children have witnessed violence.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14">
            <text:p>314</text:p>
          </table:table-cell>
          <table:table-cell office:value-type="float" office:value="2006">
            <text:p>2006</text:p>
          </table:table-cell>
          <table:table-cell office:value-type="string">
            <text:p>Widener Law Journal</text:p>
          </table:table-cell>
          <table:table-cell office:value-type="string">
            <text:p>Another Perspective: The Bankruptcy Code Harms Women And Children</text:p>
          </table:table-cell>
          <table:table-cell office:value-type="string">
            <text:p>Peter C. Alexander</text:p>
          </table:table-cell>
          <table:table-cell office:value-type="string">
            <text:p>15 Widener L.J. 599</text:p>
          </table:table-cell>
          <table:table-cell table:number-columns-repeated="3"/>
          <table:table-cell table:style-name="ce9" office:value-type="string">
            <text:p>Some members of Congress recognize that domestic violence is the leading cause of injury to U.S. women between the ages of fifteen and forty-four. <text:s/>This is a staggering figure and, while there are many factors that are cited as causes of domestic violence, families facing financial difficulty is a common one.</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15">
            <text:p>315</text:p>
          </table:table-cell>
          <table:table-cell office:value-type="float" office:value="2007">
            <text:p>2007</text:p>
          </table:table-cell>
          <table:table-cell office:value-type="string">
            <text:p>American Journal of Criminal Law</text:p>
          </table:table-cell>
          <table:table-cell office:value-type="string">
            <text:p>Creating Sex Offender Registries: The Religious Right And The Failure To Protect Society'S Vulnerable</text:p>
          </table:table-cell>
          <table:table-cell office:value-type="string">
            <text:p>Steven R. Morrison</text:p>
          </table:table-cell>
          <table:table-cell office:value-type="string">
            <text:p>35 Am. J. Crim. L. 23</text:p>
          </table:table-cell>
          <table:table-cell table:number-columns-repeated="3"/>
          <table:table-cell table:style-name="ce9" office:value-type="string">
            <text:p>Outside of the military, the American home was considered this country's most violent setting. <text:s/>“Violence at the hand[s] of a husband or other partner [was] the leading cause of injury to women between the ages of fifteen and forty-four, causing more injuries than assaults by strangers, rapes, and traffic accidents combined.” <text:s/>Children are hurt as well.</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16">
            <text:p>316</text:p>
          </table:table-cell>
          <table:table-cell office:value-type="float" office:value="2007">
            <text:p>2007</text:p>
          </table:table-cell>
          <table:table-cell office:value-type="string">
            <text:p>American Journal of Criminal Law</text:p>
          </table:table-cell>
          <table:table-cell office:value-type="string">
            <text:p>Creating Sex Offender Registries: The Religious Right And The Failure To Protect Society'S Vulnerable</text:p>
          </table:table-cell>
          <table:table-cell office:value-type="string">
            <text:p>Steven R. Morrison</text:p>
          </table:table-cell>
          <table:table-cell office:value-type="string">
            <text:p>35 Am. J. Crim. L. 23</text:p>
          </table:table-cell>
          <table:table-cell table:number-columns-repeated="3"/>
          <table:table-cell office:value-type="string">
            <text:p>In America, from 1978 to 1982, a woman was assaulted by her partner every fifteen seconds. <text:s/>By 1993, this made domestic violence the greatest cause of injury to women each year.</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17">
            <text:p>317</text:p>
          </table:table-cell>
          <table:table-cell office:value-type="float" office:value="2007">
            <text:p>2007</text:p>
          </table:table-cell>
          <table:table-cell office:value-type="string">
            <text:p>Family Court Review</text:p>
          </table:table-cell>
          <table:table-cell office:value-type="string">
            <text:p>The Politics Of Research: The Use, Abuse, And Misuse Of Social Science Data--The Cases Of Intimate Partner Violence</text:p>
          </table:table-cell>
          <table:table-cell office:value-type="string">
            <text:p>Richard J. Gelles</text:p>
          </table:table-cell>
          <table:table-cell office:value-type="string">
            <text:p>45 Fam. Ct. Rev. 42</text:p>
          </table:table-cell>
          <table:table-cell table:number-columns-repeated="2" office:value-type="float" office:value="1">
            <text:p>1</text:p>
          </table:table-cell>
          <table:table-cell/>
          <table:table-cell table:style-name="ce9" office:value-type="string">
            <text:p>Domestic violence is the leading cause of injury to women between the ages of 15 and 44 in the United States--more than car accidents, muggings, and rapes combined. This factoid has been attributed to both former Surgeon General Antonia Novello and the Centers for Disease Control (CDC). The actual primary source of this factoid is research by Evan Stark and Ann Flitcraft (1988). It was Stark and Flitcraft who supplied the fact to CDC, who then included it in material supplied to the Surgeon General. Unfortunately, as good a sound bite as it is, the statement is simply not true. The original source of this statement goes back to two papers by Stark and Flitcraft (Stark, 1984; Stark &amp; Flitcraft, 1981). First, the actual research on which the factoid is based is a rather small survey of one emergency room. Second, in the original articles, they stated that domestic violence may (emphasis added) be a more common cause of emergency room visits than car accidents, muggings, and rapes combined. The late Linda Saltzman from the CDC told all journalists who called to check this factoid that the CDC does not recognize this as either its own fact or a reputable fact.</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18">
            <text:p>318</text:p>
          </table:table-cell>
          <table:table-cell office:value-type="float" office:value="2007">
            <text:p>2007</text:p>
          </table:table-cell>
          <table:table-cell office:value-type="string">
            <text:p>Florida A &amp; M University Law Review</text:p>
          </table:table-cell>
          <table:table-cell office:value-type="string">
            <text:p>Domestic Violence Against Women With Disabilities: A Feminist Legal Theory Analysis</text:p>
          </table:table-cell>
          <table:table-cell office:value-type="string">
            <text:p>Doug Jones</text:p>
          </table:table-cell>
          <table:table-cell office:value-type="string">
            <text:p>2 Fla. A &amp; M U. L. Rev. 207</text:p>
          </table:table-cell>
          <table:table-cell table:number-columns-repeated="3"/>
          <table:table-cell table:style-name="ce9" office:value-type="string">
            <text:p>Some reports conclude that battering by husbands, ex-husbands, or boyfriends is the “single largest cause of injury to women in the United States”. <text:s/>Moreover, some commentators estimate that as many as 50% of all married women will be beaten at least once by their husbands.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19">
            <text:p>319</text:p>
          </table:table-cell>
          <table:table-cell office:value-type="float" office:value="2007">
            <text:p>2007</text:p>
          </table:table-cell>
          <table:table-cell office:value-type="string">
            <text:p>Harvard Journal of Law &amp; Gender</text:p>
          </table:table-cell>
          <table:table-cell office:value-type="string">
            <text:p>Social Research And Social Change: Meeting The Challenge Of Gender Inequality And Sexual Abuse</text:p>
          </table:table-cell>
          <table:table-cell office:value-type="string">
            <text:p>Deborah L. Rhode</text:p>
          </table:table-cell>
          <table:table-cell office:value-type="string">
            <text:p>30 Harv. J. L. &amp; Gender 11</text:p>
          </table:table-cell>
          <table:table-cell table:number-columns-repeated="3"/>
          <table:table-cell office:value-type="string">
            <text:p>Domestic violence is a leading cause of injury to women and costs the nation several billion dollars annually in health care, absenteeism, lost wages, legal expenses, and incarceration.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20">
            <text:p>320</text:p>
          </table:table-cell>
          <table:table-cell office:value-type="float" office:value="2007">
            <text:p>2007</text:p>
          </table:table-cell>
          <table:table-cell office:value-type="string">
            <text:p>Houston Law Review</text:p>
          </table:table-cell>
          <table:table-cell office:value-type="string">
            <text:p>Hyperbolic Criminals And Repeated Time-Inconsistent Misconduct</text:p>
          </table:table-cell>
          <table:table-cell office:value-type="string">
            <text:p>Manuel A. Utset</text:p>
          </table:table-cell>
          <table:table-cell office:value-type="string">
            <text:p>44 Hous. L. Rev. 609</text:p>
          </table:table-cell>
          <table:table-cell table:number-columns-repeated="3"/>
          <table:table-cell office:value-type="string">
            <text:p>Domestic violence is a leading cause of injury to women.</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21">
            <text:p>321</text:p>
          </table:table-cell>
          <table:table-cell office:value-type="float" office:value="2007">
            <text:p>2007</text:p>
          </table:table-cell>
          <table:table-cell office:value-type="string">
            <text:p>Journal of Law and Family Studies</text:p>
          </table:table-cell>
          <table:table-cell office:value-type="string">
            <text:p>Transforming Marriage: The Transformation Of Intimacy And The Democratizing Potential Of Love</text:p>
          </table:table-cell>
          <table:table-cell office:value-type="string">
            <text:p>Tammy R. Pettinato</text:p>
          </table:table-cell>
          <table:table-cell office:value-type="string">
            <text:p>9 J. L. &amp; Fam. Stud. 101</text:p>
          </table:table-cell>
          <table:table-cell table:number-columns-repeated="3"/>
          <table:table-cell office:value-type="string">
            <text:p>Moreover, domestic violence is the leading cause of injury to women and claims an estimated four million victims each year. Between one-third and one-half of all women are assaulted by a spouse or partner at some point during their lifetime.</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22">
            <text:p>322</text:p>
          </table:table-cell>
          <table:table-cell office:value-type="float" office:value="2007">
            <text:p>2007</text:p>
          </table:table-cell>
          <table:table-cell office:value-type="string">
            <text:p>Journal of the Missouri Bar</text:p>
          </table:table-cell>
          <table:table-cell office:value-type="string">
            <text:p>Investigating The Justice System Response To Domestic Violence In Missouri</text:p>
          </table:table-cell>
          <table:table-cell office:value-type="string">
            <text:p>Brandi L. Byrd, M. Meghan Davidson, Mary M. Beck, Niels C. Beck, Gregory F. Petroski</text:p>
          </table:table-cell>
          <table:table-cell office:value-type="string">
            <text:p>63 J. Mo. B. 222</text:p>
          </table:table-cell>
          <table:table-cell table:number-columns-repeated="3"/>
          <table:table-cell table:style-name="ce9" office:value-type="string">
            <text:p>One in four women will experience domestic violence in their lifetimes. <text:s/>Each year, 5.3 million domestic violence assaults occur in the United States alone <text:s/>and domestic violence is the leading cause of injury to women. <text:s/>… The stakes are high. Domestic violence is the leading cause of injuries to American women.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23">
            <text:p>323</text:p>
          </table:table-cell>
          <table:table-cell office:value-type="float" office:value="2007">
            <text:p>2007</text:p>
          </table:table-cell>
          <table:table-cell office:value-type="string">
            <text:p>Law &amp; Inequality: A Journal of Theory and Practice</text:p>
          </table:table-cell>
          <table:table-cell office:value-type="string">
            <text:p>Survival Or Suffocation: Can Minnesota'S New Strangulation Law Overcome Implicit Biases In The Justice System?</text:p>
          </table:table-cell>
          <table:table-cell office:value-type="string">
            <text:p>Archana Nath</text:p>
          </table:table-cell>
          <table:table-cell office:value-type="string">
            <text:p>25 Law &amp; Ineq. 253</text:p>
          </table:table-cell>
          <table:table-cell/>
          <table:table-cell office:value-type="float" office:value="1">
            <text:p>1</text:p>
          </table:table-cell>
          <table:table-cell/>
          <table:table-cell table:style-name="ce9" office:value-type="string">
            <text:p>See Erin L. Han, Mandatory Arrest and No-Drop Policies: Victim Empowerment in Domestic Violence Cases, 23 B.C. Third World L.J. 159, 160 (2003) (“More women seek medical attention for harm suffered at the hands of an intimate partner than for injuries caused by auto accidents, rapes, and muggings combined.”); Michael T. Morley et al., Developments in Law and Policy: Emerging Issues in Family Law, 21 Yale L. &amp; Pol'y Rev. 169, 208 (2003) (“[T]he single largest cause of injury to women in the United States remains battering by husbands, ex-husbands, and lovers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24">
            <text:p>324</text:p>
          </table:table-cell>
          <table:table-cell office:value-type="float" office:value="2007">
            <text:p>2007</text:p>
          </table:table-cell>
          <table:table-cell office:value-type="string">
            <text:p>Loyola University Chicago Law Journal</text:p>
          </table:table-cell>
          <table:table-cell office:value-type="string">
            <text:p>Punishing The Protectors: The Illinois Domestic Violence Act Remedy For Victims Of Domestic Violence Against Police Misconduct</text:p>
          </table:table-cell>
          <table:table-cell office:value-type="string">
            <text:p>Kathryn E. Litchman; Mentored by Judge Jesse G. Reyes</text:p>
          </table:table-cell>
          <table:table-cell office:value-type="string">
            <text:p>38 Loy. U. Chi. L.J. 765</text:p>
          </table:table-cell>
          <table:table-cell/>
          <table:table-cell office:value-type="float" office:value="1">
            <text:p>1</text:p>
          </table:table-cell>
          <table:table-cell/>
          <table:table-cell office:value-type="string">
            <text:p><text:s/>In fact, intimate partner abuse has been credited as the leading cause of serious injury to women. <text:s/>Annually, it accounts for more injuries than rape, car accidents, and muggings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25">
            <text:p>325</text:p>
          </table:table-cell>
          <table:table-cell office:value-type="float" office:value="2007">
            <text:p>2007</text:p>
          </table:table-cell>
          <table:table-cell office:value-type="string">
            <text:p>McGeorge Law Review</text:p>
          </table:table-cell>
          <table:table-cell office:value-type="string">
            <text:p>Chapter 857 Prioritizes Domestic Violence Victim Safety</text:p>
          </table:table-cell>
          <table:table-cell office:value-type="string">
            <text:p>Kara Beth Stein</text:p>
          </table:table-cell>
          <table:table-cell office:value-type="string">
            <text:p>38 McGeorge L. Rev. 175</text:p>
          </table:table-cell>
          <table:table-cell/>
          <table:table-cell office:value-type="float" office:value="1">
            <text:p>1</text:p>
          </table:table-cell>
          <table:table-cell/>
          <table:table-cell table:style-name="ce9" office:value-type="string">
            <text:p>Domestic violence <text:s/>is a national epidemic. It is the “the leading cause of injury to women between 15 and 44 years of age in the U.S.--more than car accidents, muggings, and rapes combined.” <text:s/>In fact, domestic violence “is believed to be the most common yet least reported crime in our nation.”</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26">
            <text:p>326</text:p>
          </table:table-cell>
          <table:table-cell office:value-type="float" office:value="2007">
            <text:p>2007</text:p>
          </table:table-cell>
          <table:table-cell office:value-type="string">
            <text:p>New York International Law Review</text:p>
          </table:table-cell>
          <table:table-cell office:value-type="string">
            <text:p>Violence Against Women And International Law: The Fundamental Right To State Protection From Domestic Violence</text:p>
          </table:table-cell>
          <table:table-cell office:value-type="string">
            <text:p>Rebecca Adams</text:p>
          </table:table-cell>
          <table:table-cell office:value-type="string">
            <text:p>20 N.Y. Int'l L. Rev. 57</text:p>
          </table:table-cell>
          <table:table-cell table:number-columns-repeated="3"/>
          <table:table-cell table:style-name="ce9" office:value-type="string">
            <text:p>see also Amy G. Lewis, Note, Gender-Based Violence Among Refugee and Internally Displaced Women in Africa, 20 Geo. Immigr. L.J. 269, 272 (2006) (emphasizing that domestic violence is the leading cause of injuries to women worldwide); … See Miccio, supra note 44, at 126 (claiming that the leading cause of injury to women between the ages of 15-44 is male intimate violence); ... Yvette Lopez, Sleeping with the Enemy: Mexico and Domestic Violence, Out for a Rude Awakening or Rising in Time?, 25 Women's Rts. L. Rep. 1, 1 (2003) (claiming that domestic violence is the leading cause of injury and death in women); Connecticut Department of Public Health, Looking Toward 2000—State Health Assessment, http://www.dph.state.ct.us/OPPE/sha99/intentional_injuries.htm (last visited Sept. 28, 2006) (concluding that domestic violence is the leading cause of injury to women).</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27">
            <text:p>327</text:p>
          </table:table-cell>
          <table:table-cell office:value-type="float" office:value="2007">
            <text:p>2007</text:p>
          </table:table-cell>
          <table:table-cell office:value-type="string">
            <text:p>Nova Law Review</text:p>
          </table:table-cell>
          <table:table-cell office:value-type="string">
            <text:p>Nowhere To Run: Custody, Relocation, And Domestic Violence In Florida</text:p>
          </table:table-cell>
          <table:table-cell office:value-type="string">
            <text:p>Patricia A. McKenzie</text:p>
          </table:table-cell>
          <table:table-cell office:value-type="string">
            <text:p>31 Nova L. Rev. 355</text:p>
          </table:table-cell>
          <table:table-cell table:number-columns-repeated="3"/>
          <table:table-cell office:value-type="string">
            <text:p>Domestic violence in the United States is the leading cause of injury to women. <text:s/>“In 2001, women accounted for 85 percent of the victims of intimate partner violence.”</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28">
            <text:p>328</text:p>
          </table:table-cell>
          <table:table-cell office:value-type="float" office:value="2007">
            <text:p>2007</text:p>
          </table:table-cell>
          <table:table-cell office:value-type="string">
            <text:p>Pace Law Review</text:p>
          </table:table-cell>
          <table:table-cell office:value-type="string">
            <text:p>An Argument For Original Intent: Restoring Rule 801(D)(1)(A) To Protect Domestic Violence Victims In A Post-Crawford World</text:p>
          </table:table-cell>
          <table:table-cell office:value-type="string">
            <text:p>Andrew King-Ries</text:p>
          </table:table-cell>
          <table:table-cell office:value-type="string">
            <text:p>27 Pace L. Rev. 199</text:p>
          </table:table-cell>
          <table:table-cell table:number-columns-repeated="3"/>
          <table:table-cell table:style-name="ce9" office:value-type="string">
            <text:p>Studies show that twenty percent of American women have been physically assaulted by a domestic partner. <text:s/>The leading cause of injury to American women every year is domestic violence, <text:s/>the leading indicator of child abuse is domestic violence, and the greatest risk factor for children becoming violent adults is the presence of domestic violence in their homes.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29">
            <text:p>329</text:p>
          </table:table-cell>
          <table:table-cell office:value-type="float" office:value="2007">
            <text:p>2007</text:p>
          </table:table-cell>
          <table:table-cell office:value-type="string">
            <text:p>Stetson Law Review</text:p>
          </table:table-cell>
          <table:table-cell office:value-type="string">
            <text:p>Town Of Castle Rock V. Gonzales: The Supreme Court Goes To Great Lengths To Ensure Police Discretion, But At What Cost?</text:p>
          </table:table-cell>
          <table:table-cell office:value-type="string">
            <text:p>Ryan C. Hasanbasic</text:p>
          </table:table-cell>
          <table:table-cell office:value-type="string">
            <text:p>36 Stetson L. Rev. 881</text:p>
          </table:table-cell>
          <table:table-cell/>
          <table:table-cell office:value-type="float" office:value="1">
            <text:p>1</text:p>
          </table:table-cell>
          <table:table-cell/>
          <table:table-cell table:style-name="ce9" office:value-type="string">
            <text:p>Unfortunately, domestic violence is an enormous problem facing the country. In an article published by The Colorado Lawyer during the same year that Colorado passed its domestic violence statutes, one author wrote, “Domestic violence is the single largest cause of injury to women in the United States, more common than auto accidents, muggings and rapes combined.”</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30">
            <text:p>330</text:p>
          </table:table-cell>
          <table:table-cell office:value-type="float" office:value="2007">
            <text:p>2007</text:p>
          </table:table-cell>
          <table:table-cell office:value-type="string">
            <text:p>Vanderbilt Law Review</text:p>
          </table:table-cell>
          <table:table-cell office:value-type="string">
            <text:p>What Is Extreme Cruelty? Judicial Review Of Deportation Cancellation Decisions For Victims Of Domestic Abuse</text:p>
          </table:table-cell>
          <table:table-cell office:value-type="string">
            <text:p>Anna Byrne</text:p>
          </table:table-cell>
          <table:table-cell office:value-type="string">
            <text:p>60 Vand. L. Rev. 1815</text:p>
          </table:table-cell>
          <table:table-cell/>
          <table:table-cell office:value-type="float" office:value="1">
            <text:p>1</text:p>
          </table:table-cell>
          <table:table-cell/>
          <table:table-cell table:style-name="ce9" office:value-type="string">
            <text:p>Violence is the leading cause of injuries to women ages 15 to 44, more common than automobile accidents, muggings, and cancer deaths combined. As many as 4 million women a year are the victims of domestic violence. Three out of four women will be the victim of a violent crime sometime during their life.</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31">
            <text:p>331</text:p>
          </table:table-cell>
          <table:table-cell office:value-type="float" office:value="2008">
            <text:p>2008</text:p>
          </table:table-cell>
          <table:table-cell office:value-type="string">
            <text:p>Arizona State Law Journal</text:p>
          </table:table-cell>
          <table:table-cell office:value-type="string">
            <text:p>Not Everyone Will “Get It” Until We Do It: Advocating For An Indefinite Order Of Protection In Arizona</text:p>
          </table:table-cell>
          <table:table-cell office:value-type="string">
            <text:p>Carolyn V. Williams</text:p>
          </table:table-cell>
          <table:table-cell office:value-type="string">
            <text:p>40 Ariz. St. L.J. 371</text:p>
          </table:table-cell>
          <table:table-cell table:number-columns-repeated="3"/>
          <table:table-cell office:value-type="string">
            <text:p>Domestic violence spreads like an epidemic throughout the nation. <text:s/>It ranks as one of the leading causes of injury to women in the United State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32">
            <text:p>332</text:p>
          </table:table-cell>
          <table:table-cell office:value-type="float" office:value="2008">
            <text:p>2008</text:p>
          </table:table-cell>
          <table:table-cell office:value-type="string">
            <text:p>Cardozo Law Review</text:p>
          </table:table-cell>
          <table:table-cell office:value-type="string">
            <text:p>Reconceiving Civil Protection Orders For Domestic Violence: Can Law Help End The Abuse Without Ending The Relationship?</text:p>
          </table:table-cell>
          <table:table-cell office:value-type="string">
            <text:p>Sally F. Goldfarb</text:p>
          </table:table-cell>
          <table:table-cell office:value-type="string">
            <text:p>29 Cardozo L. Rev. 1487</text:p>
          </table:table-cell>
          <table:table-cell table:number-columns-repeated="3"/>
          <table:table-cell office:value-type="string">
            <text:p>Domestic violence is the single largest cause of injury to women in the United States. <text:s/>Assaults inflicted on women by their partners range from hitting and pushing to kicking, burning, choking, and the use of weapon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33">
            <text:p>333</text:p>
          </table:table-cell>
          <table:table-cell office:value-type="float" office:value="2008">
            <text:p>2008</text:p>
          </table:table-cell>
          <table:table-cell office:value-type="string">
            <text:p>Criminal Law Bulletin</text:p>
          </table:table-cell>
          <table:table-cell office:value-type="string">
            <text:p>Variations In Suggestions For Improving The Justice Systems' Response To Intimate Partner Violence Cases</text:p>
          </table:table-cell>
          <table:table-cell office:value-type="string">
            <text:p>Sofia Peralta, B.S. and Henry F. Fradella, J.D., Ph.D.</text:p>
          </table:table-cell>
          <table:table-cell office:value-type="string">
            <text:p>44 No. 3 Crim. Law Bulletin ART 8</text:p>
          </table:table-cell>
          <table:table-cell table:number-columns-repeated="3"/>
          <table:table-cell office:value-type="string">
            <text:p>One in four women will experience domestic violence in their lifetimes. • Each year, 5.3 million domestic violence assaults occur in the United States alone. • Domestic violence is the leading cause of injury to women.</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34">
            <text:p>334</text:p>
          </table:table-cell>
          <table:table-cell office:value-type="float" office:value="2008">
            <text:p>2008</text:p>
          </table:table-cell>
          <table:table-cell office:value-type="string">
            <text:p>Journal of the Legal Profession</text:p>
          </table:table-cell>
          <table:table-cell office:value-type="string">
            <text:p>Putting Legal Doctrines To The Test: The Inclusion Of Attorneys As Mandatory Reporters Of Child Abuse</text:p>
          </table:table-cell>
          <table:table-cell office:value-type="string">
            <text:p>Katharyn I. Christian</text:p>
          </table:table-cell>
          <table:table-cell office:value-type="string">
            <text:p>32 J. Legal Prof. 215</text:p>
          </table:table-cell>
          <table:table-cell table:number-columns-repeated="3"/>
          <table:table-cell office:value-type="string">
            <text:p>Moreover, battering by a loved one—a husband, ex-husband, or lover—“‘is the single largest cause of injury to women in the United States, and accounts for thirty-one percent of all murders of women.”’</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35">
            <text:p>335</text:p>
          </table:table-cell>
          <table:table-cell office:value-type="float" office:value="2009">
            <text:p>2009</text:p>
          </table:table-cell>
          <table:table-cell office:value-type="string">
            <text:p>Brooklyn Law Review</text:p>
          </table:table-cell>
          <table:table-cell office:value-type="string">
            <text:p>Changing Federal Statutory Proposals To Address Domestic Violence At Work</text:p>
          </table:table-cell>
          <table:table-cell office:value-type="string">
            <text:p>Marcy L. Karin</text:p>
          </table:table-cell>
          <table:table-cell office:value-type="string">
            <text:p>74 Brook. L. Rev. 377</text:p>
          </table:table-cell>
          <table:table-cell table:number-columns-repeated="3"/>
          <table:table-cell office:value-type="string">
            <text:p>Over five million acts of domestic violence are committed every year. <text:s/>The prevalence of these acts makes domestic violence “the leading cause of injury to women.”</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36">
            <text:p>336</text:p>
          </table:table-cell>
          <table:table-cell office:value-type="float" office:value="2009">
            <text:p>2009</text:p>
          </table:table-cell>
          <table:table-cell office:value-type="string">
            <text:p>CBA Record</text:p>
          </table:table-cell>
          <table:table-cell office:value-type="string">
            <text:p>President'S Page: The Crisis Of Domestic Violence In Chicago</text:p>
          </table:table-cell>
          <table:table-cell office:value-type="string">
            <text:p>Anita M. Alvarez</text:p>
          </table:table-cell>
          <table:table-cell office:value-type="string">
            <text:p>23-SEP CBA Rec. 12</text:p>
          </table:table-cell>
          <table:table-cell/>
          <table:table-cell office:value-type="float" office:value="1">
            <text:p>1</text:p>
          </table:table-cell>
          <table:table-cell/>
          <table:table-cell office:value-type="string">
            <text:p>On a national level, the Journal of the American Medical Association reports that domestic violence is the leading cause of injury to women between the ages of 15 and 44, more common than cancer deaths, car accidents and mugging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37">
            <text:p>337</text:p>
          </table:table-cell>
          <table:table-cell office:value-type="float" office:value="2009">
            <text:p>2009</text:p>
          </table:table-cell>
          <table:table-cell office:value-type="string">
            <text:p>Santa Clara Law Review</text:p>
          </table:table-cell>
          <table:table-cell office:value-type="string">
            <text:p>Mandatory Arrest: Past Its Prime</text:p>
          </table:table-cell>
          <table:table-cell office:value-type="string">
            <text:p>Alexandra Pavlidakis</text:p>
          </table:table-cell>
          <table:table-cell office:value-type="string">
            <text:p>49 Santa Clara L. Rev. 1201</text:p>
          </table:table-cell>
          <table:table-cell table:number-columns-repeated="3"/>
          <table:table-cell table:style-name="ce9" office:value-type="string">
            <text:p>One in every four women will be abused by an intimate partner in her lifetime. <text:s/>In 1989, the Bureau of Justice reported that partner abuse was the leading cause of injury to women in the United States <text:s/>and resulted in thirty-one percent of all murders of women.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38">
            <text:p>338</text:p>
          </table:table-cell>
          <table:table-cell office:value-type="float" office:value="2009">
            <text:p>2009</text:p>
          </table:table-cell>
          <table:table-cell office:value-type="string">
            <text:p>Southern California Review of Law &amp; Social Justice</text:p>
          </table:table-cell>
          <table:table-cell office:value-type="string">
            <text:p>Can'T Buy Me Love: Funding Marriage Promotion Versus Listening To Real Needs In Breaking The Cycle Of Poverty</text:p>
          </table:table-cell>
          <table:table-cell office:value-type="string">
            <text:p>Aly Parker</text:p>
          </table:table-cell>
          <table:table-cell office:value-type="string">
            <text:p>18 S. Cal. Rev. L. &amp; Soc. Just. 493</text:p>
          </table:table-cell>
          <table:table-cell table:number-columns-repeated="3"/>
          <table:table-cell office:value-type="string">
            <text:p>Domestic violence, a form of control over women and an enforcement of the antiquated patriarchal belief that men “own” their wives, is the leading cause of injury to women in America. </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39">
            <text:p>339</text:p>
          </table:table-cell>
          <table:table-cell office:value-type="float" office:value="2009">
            <text:p>2009</text:p>
          </table:table-cell>
          <table:table-cell office:value-type="string">
            <text:p>Texas Law Review</text:p>
          </table:table-cell>
          <table:table-cell office:value-type="string">
            <text:p>The Sound Of Silence: Holding Batterers Accountable For Silencing Their Victims</text:p>
          </table:table-cell>
          <table:table-cell office:value-type="string">
            <text:p>Tom Lininger</text:p>
          </table:table-cell>
          <table:table-cell office:value-type="string">
            <text:p>87 Tex. L. Rev. 857</text:p>
          </table:table-cell>
          <table:table-cell table:number-columns-repeated="3"/>
          <table:table-cell office:value-type="string">
            <text:p>Male violence is the leading cause of injury to women in this country.</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40">
            <text:p>340</text:p>
          </table:table-cell>
          <table:table-cell office:value-type="float" office:value="2009">
            <text:p>2009</text:p>
          </table:table-cell>
          <table:table-cell office:value-type="string">
            <text:p>Washington and Lee Journal of Civil Rights and Social Justice</text:p>
          </table:table-cell>
          <table:table-cell office:value-type="string">
            <text:p>If Not Now, When? Individual And Collective Responsibility For Male Intimate Violence</text:p>
          </table:table-cell>
          <table:table-cell office:value-type="string">
            <text:p>G. Kristian Miccio</text:p>
          </table:table-cell>
          <table:table-cell office:value-type="string">
            <text:p>15 Wash. &amp; Lee J. Civil Rts. &amp; Soc. Just. 405</text:p>
          </table:table-cell>
          <table:table-cell table:number-columns-repeated="3"/>
          <table:table-cell table:style-name="ce9" office:value-type="string">
            <text:p>What we do know and what is not subject to unfettered conjecture is the cost of male intimate violence to the family, to the community and to the State. Male intimate violence is the leading cause of injury to women between the ages of fifteen and forty-four, and studies conducted after the 1992 public hearings held by the Judiciary Committee, confirm that male intimate violence is very costly in terms of hospitalization, lost wages, court costs, and incarceration.</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41">
            <text:p>341</text:p>
          </table:table-cell>
          <table:table-cell office:value-type="float" office:value="2010">
            <text:p>2010</text:p>
          </table:table-cell>
          <table:table-cell office:value-type="string">
            <text:p>William and Mary Journal of Women and the Law</text:p>
          </table:table-cell>
          <table:table-cell office:value-type="string">
            <text:p>Privacy And Domestic Violence In Court</text:p>
          </table:table-cell>
          <table:table-cell office:value-type="string">
            <text:p>Rebecca Hulse</text:p>
          </table:table-cell>
          <table:table-cell office:value-type="string">
            <text:p>16 Wm. &amp; Mary J. Women &amp; L. 237</text:p>
          </table:table-cell>
          <table:table-cell table:number-columns-repeated="3"/>
          <table:table-cell table:style-name="ce9" office:value-type="string">
            <text:p>Despite progress made in addressing domestic violence issues in the past several decades, <text:s/>domestic violence remains “the leading cause of injury to women” in the United States. <text:s/>“[A]n estimated 1.3 million women are victims of physical assault by an intimate partner each year” in the United States</text:p>
          </table:table-cell>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42">
            <text:p>342</text:p>
          </table:table-cell>
          <table:table-cell office:value-type="float" office:value="2001">
            <text:p>2001</text:p>
          </table:table-cell>
          <table:table-cell office:value-type="string">
            <text:p>William &amp; Mary Journal of Women and the Law</text:p>
          </table:table-cell>
          <table:table-cell office:value-type="string">
            <text:p>Problems in Domestic Violence: Should Victims Be Forced to Participate in the Prosecution of Their Abusers?</text:p>
          </table:table-cell>
          <table:table-cell office:value-type="string">
            <text:p>Thomas L. Kirsch II</text:p>
          </table:table-cell>
          <table:table-cell office:value-type="string">
            <text:p>7 Wm. &amp; Mary J. Women &amp; L. 388 (2001)</text:p>
          </table:table-cell>
          <table:table-cell table:number-columns-repeated="2"/>
          <table:table-cell office:value-type="string">
            <text:p>15-44</text:p>
          </table:table-cell>
          <table:table-cell table:style-name="ce9" office:value-type="string">
            <text:p>Domestic abuse is the leading cause of injury to women aged fifteen to forty-four.</text:p>
          </table:table-cell>
          <table:table-cell office:value-type="string">
            <text:p>Antonia C. Novello et al.,A Medical Response to Domestic Violence, 267 JAMA 3132, 3132 (1992).</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43">
            <text:p>343</text:p>
          </table:table-cell>
          <table:table-cell office:value-type="float" office:value="2008">
            <text:p>2008</text:p>
          </table:table-cell>
          <table:table-cell office:value-type="string">
            <text:p>Georgetown Journal of Gender and the Law</text:p>
          </table:table-cell>
          <table:table-cell office:value-type="string">
            <text:p>Domestic Violence and the State</text:p>
          </table:table-cell>
          <table:table-cell office:value-type="string">
            <text:p>Diana S. Hickey and Benet Jeanne Kearney, eds.</text:p>
          </table:table-cell>
          <table:table-cell office:value-type="string">
            <text:p>9 Geo. J. Gender &amp; L. 625 2008</text:p>
          </table:table-cell>
          <table:table-cell/>
          <table:table-cell office:value-type="float" office:value="1">
            <text:p>1</text:p>
          </table:table-cell>
          <table:table-cell/>
          <table:table-cell office:value-type="string">
            <text:p>Domestic violence is one of the leading causes of injury to American women, accounting for more injuries to women than car accidents, rapes and muggings combined.</text:p>
          </table:table-cell>
          <table:table-cell office:value-type="string">
            <text:p>William G. Bassler, The Federalization of Domestic Violence: An Exercise in Cooperative Federalism or a Misallocation of Federal Judicial Resources?, 48 RUTGERS L. REV. 1139, 1141 (1996)</text:p>
          </table:table-cell>
          <table:table-cell office:value-type="string">
            <text:p>|</text:p>
          </table:table-cell>
          <table:table-cell table:number-columns-repeated="1011"/>
        </table:table-row>
        <table:table-row table:style-name="ro1">
          <table:table-cell office:value-type="string">
            <text:p>law journals</text:p>
          </table:table-cell>
          <table:table-cell office:value-type="float" office:value="344">
            <text:p>344</text:p>
          </table:table-cell>
          <table:table-cell office:value-type="float" office:value="1996">
            <text:p>1996</text:p>
          </table:table-cell>
          <table:table-cell office:value-type="string">
            <text:p>Rutgers Law Review</text:p>
          </table:table-cell>
          <table:table-cell office:value-type="string">
            <text:p>The Federalization of Domestic Violence: An Exercise in Cooperative Federalism or a Misallocation of Federal Judicial Resources</text:p>
          </table:table-cell>
          <table:table-cell office:value-type="string">
            <text:p>William G. Bassler</text:p>
          </table:table-cell>
          <table:table-cell office:value-type="string">
            <text:p>48 Rutgers L. Rev. 1139 1995-1996</text:p>
          </table:table-cell>
          <table:table-cell/>
          <table:table-cell office:value-type="float" office:value="1">
            <text:p>1</text:p>
          </table:table-cell>
          <table:table-cell/>
          <table:table-cell office:value-type="string">
            <text:p>Since domestic violence accounts for more injuries to women than auto accidents, rapes, and muggings combined, Congress responded to this social problem by enacting the Violence Against Women Act of 1994 ….</text:p>
          </table:table-cell>
          <table:table-cell office:value-type="string">
            <text:p>Jane O'Reilly, Wife Beating: The Silent Crime, TIME, Sept. 5, 1983, at 23.</text:p>
          </table:table-cell>
          <table:table-cell table:number-columns-repeated="1012"/>
        </table:table-row>
        <table:table-row table:style-name="ro1">
          <table:table-cell office:value-type="string">
            <text:p>law journals</text:p>
          </table:table-cell>
          <table:table-cell office:value-type="float" office:value="345">
            <text:p>345</text:p>
          </table:table-cell>
          <table:table-cell office:value-type="float" office:value="2012">
            <text:p>2012</text:p>
          </table:table-cell>
          <table:table-cell office:value-type="string">
            <text:p>Harvard Journal of Law &amp; Gender</text:p>
          </table:table-cell>
          <table:table-cell office:value-type="string">
            <text:p>Book Review: A Critique of Jeannie Suk's Portrayal of Criminal Protection Orders in At Home in the Law</text:p>
          </table:table-cell>
          <table:table-cell office:value-type="string">
            <text:p>Krista Anderson</text:p>
          </table:table-cell>
          <table:table-cell office:value-type="string">
            <text:p>Harv. J. L. &amp; Gender, online student book review, Apr. 9, 2012</text:p>
          </table:table-cell>
          <table:table-cell table:number-columns-repeated="2"/>
          <table:table-cell office:value-type="string">
            <text:p>15-54</text:p>
          </table:table-cell>
          <table:table-cell office:value-type="string">
            <text:p>The leading cause of injury for women ages fifteen to fifty-four is domestic violence.</text:p>
          </table:table-cell>
          <table:table-cell office:value-type="string">
            <text:p>Judith A. Smith, Battered Non-Wives And Unequal Protection-Order Coverage: A Call For Reform, 23 YALE L. &amp; POL'Y REV. (citing 140 CONG. REC. 27,821 (1994) (statement of Rep. Snowe)).</text:p>
          </table:table-cell>
          <table:table-cell table:number-columns-repeated="1012"/>
        </table:table-row>
        <table:table-row table:style-name="ro1">
          <table:table-cell office:value-type="string">
            <text:p>law journals</text:p>
          </table:table-cell>
          <table:table-cell office:value-type="float" office:value="346">
            <text:p>346</text:p>
          </table:table-cell>
          <table:table-cell office:value-type="float" office:value="2012">
            <text:p>2012</text:p>
          </table:table-cell>
          <table:table-cell office:value-type="string">
            <text:p>Harvard Journal of Law &amp; Gender</text:p>
          </table:table-cell>
          <table:table-cell office:value-type="string">
            <text:p>Book Review: A Critique of Jeannie Suk's Portrayal of Criminal Protection Orders in At Home in the Law</text:p>
          </table:table-cell>
          <table:table-cell office:value-type="string">
            <text:p>Krista Anderson</text:p>
          </table:table-cell>
          <table:table-cell office:value-type="string">
            <text:p>Harv. J. L. &amp; Gender, online student book review, Apr. 9, 2012</text:p>
          </table:table-cell>
          <table:table-cell/>
          <table:table-cell office:value-type="float" office:value="1">
            <text:p>1</text:p>
          </table:table-cell>
          <table:table-cell/>
          <table:table-cell office:value-type="string">
            <text:p>Domestic violence injures more women than car accidents, muggings, or rapes.</text:p>
          </table:table-cell>
          <table:table-cell office:value-type="string">
            <text:p>Judith A. Smith, Battered Non-Wives And Unequal Protection-Order Coverage: A Call For Reform, 23 YALE L. &amp; POL'Y REV. (citing 140 CONG. REC. 27,821 (1994) (statement of Rep. Snowe)).</text:p>
          </table:table-cell>
          <table:table-cell table:number-columns-repeated="1012"/>
        </table:table-row>
        <table:table-row table:style-name="ro1">
          <table:table-cell office:value-type="string">
            <text:p>law journals</text:p>
          </table:table-cell>
          <table:table-cell office:value-type="float" office:value="347">
            <text:p>347</text:p>
          </table:table-cell>
          <table:table-cell office:value-type="float" office:value="1997">
            <text:p>1997</text:p>
          </table:table-cell>
          <table:table-cell office:value-type="string">
            <text:p>University of Hawai'I Law Review</text:p>
          </table:table-cell>
          <table:table-cell office:value-type="string">
            <text:p>Essay: When Less is More -- Can Reducing Penalties Reduce Household Violence?</text:p>
          </table:table-cell>
          <table:table-cell office:value-type="string">
            <text:p>Virginia E. Hench</text:p>
          </table:table-cell>
          <table:table-cell office:value-type="string">
            <text:p>19 U. Haw. L. Rev. 37 1997</text:p>
          </table:table-cell>
          <table:table-cell/>
          <table:table-cell office:value-type="float" office:value="1">
            <text:p>1</text:p>
          </table:table-cell>
          <table:table-cell/>
          <table:table-cell office:value-type="string">
            <text:p>Household violence is the number one health risk for women today.[fn] [fn] Former Surgeon General C. Everett Koop identified family violence as the leading health risk to women today, causing more injuries than automobile accidents, muggings and rapes combined.</text:p>
          </table:table-cell>
          <table:table-cell office:value-type="string">
            <text:p>Joan Zorzo, The Criminal Law of Misdemeanor Domestic Violence, 1970-1990, 83 J. CRiM. L. &amp; CRIMINOLOGY 46, 46 (1992).</text:p>
          </table:table-cell>
          <table:table-cell table:number-columns-repeated="1012"/>
        </table:table-row>
        <table:table-row table:style-name="ro1" table:number-rows-repeated="1048227">
          <table:table-cell table:number-columns-repeated="1024"/>
        </table:table-row>
        <table:table-row table:style-name="ro1">
          <table:table-cell table:number-columns-repeated="1024"/>
        </table:table-row>
      </table:table>
      <table:table table:name="Congress" table:style-name="ta8" table:print="false">
        <table:table-column table:style-name="co30" table:default-cell-style-name="ce2"/>
        <table:table-column table:style-name="co31" table:default-cell-style-name="ce2"/>
        <table:table-column table:style-name="co32" table:default-cell-style-name="ce2"/>
        <table:table-column table:style-name="co12" table:default-cell-style-name="ce2"/>
        <table:table-column table:style-name="co33" table:default-cell-style-name="ce11"/>
        <table:table-column table:style-name="co34" table:default-cell-style-name="ce2"/>
        <table:table-column table:style-name="co35" table:default-cell-style-name="ce2"/>
        <table:table-column table:style-name="co2" table:default-cell-style-name="ce2"/>
        <table:table-column table:style-name="co36" table:default-cell-style-name="ce2"/>
        <table:table-column table:style-name="co37" table:default-cell-style-name="ce2"/>
        <table:table-column table:style-name="co6" table:default-cell-style-name="ce2"/>
        <table:table-column table:style-name="co2" table:number-columns-repeated="1013" table:default-cell-style-name="ce2"/>
        <table:table-row table:style-name="ro1">
          <table:table-cell table:style-name="ce10" office:value-type="string">
            <text:p>cfield</text:p>
          </table:table-cell>
          <table:table-cell table:style-name="ce10" office:value-type="string">
            <text:p>cfrn</text:p>
          </table:table-cell>
          <table:table-cell table:style-name="ce10" office:value-type="string">
            <text:p>cgroup (record type)</text:p>
          </table:table-cell>
          <table:table-cell table:style-name="ce10" office:value-type="string">
            <text:p>year</text:p>
          </table:table-cell>
          <table:table-cell office:value-type="string">
            <text:p>date</text:p>
          </table:table-cell>
          <table:table-cell table:style-name="ce10" office:value-type="string">
            <text:p>citation</text:p>
          </table:table-cell>
          <table:table-cell office:value-type="string">
            <text:p>comparators</text:p>
          </table:table-cell>
          <table:table-cell table:style-name="ce10" office:value-type="string">
            <text:p>ages</text:p>
          </table:table-cell>
          <table:table-cell table:style-name="ce10" office:value-type="string">
            <text:p>statement</text:p>
          </table:table-cell>
          <table:table-cell table:style-name="ce10" office:value-type="string">
            <text:p>context (proceeding)</text:p>
          </table:table-cell>
          <table:table-cell/>
          <table:table-cell office:value-type="string">
            <text:p>sources and notes</text:p>
          </table:table-cell>
          <table:table-cell table:number-columns-repeated="1012"/>
        </table:table-row>
        <table:table-row table:style-name="ro1">
          <table:table-cell table:style-name="ce10" office:value-type="string">
            <text:p>Congress</text:p>
          </table:table-cell>
          <table:table-cell table:style-name="ce10" office:value-type="float" office:value="1">
            <text:p>1</text:p>
          </table:table-cell>
          <table:table-cell table:style-name="ce10" office:value-type="string">
            <text:p>Congressional Record</text:p>
          </table:table-cell>
          <table:table-cell table:style-name="ce10" office:value-type="float" office:value="1988">
            <text:p>1988</text:p>
          </table:table-cell>
          <table:table-cell office:value-type="date" office:date-value="1988-08-11">
            <text:p>8/11/1988</text:p>
          </table:table-cell>
          <table:table-cell table:style-name="ce10" office:value-type="string">
            <text:p>134 Cong. Rec. S11634-02</text:p>
          </table:table-cell>
          <table:table-cell/>
          <table:table-cell table:style-name="ce10" office:value-type="string">
            <text:p>women</text:p>
          </table:table-cell>
          <table:table-cell table:style-name="ce10" office:value-type="string">
            <text:p>According to the U.S. Department of Justice, 95 percent of all assaults on spouses or ex-spouses from 1973 to 1977 were committed by males. In 1984, U.S. Surgeon General C. Everett Koop reported that domestic violence is the single largest cause of injury to women in the United States.</text:p>
          </table:table-cell>
          <table:table-cell office:value-type="string">
            <text:p>Senate Thursday, August 11, 1988 STATEMENTS ON INTRODUCED BILLS AND JOINT RESOLUTIONS</text:p>
          </table:table-cell>
          <table:table-cell/>
          <table:table-cell table:style-name="ce7" office:value-type="string">
            <text:p>Instances of V: ({leading} or {largest} or {greatest}) and {cause} and {injury} and {women}</text:p>
          </table:table-cell>
          <table:table-cell table:number-columns-repeated="1012"/>
        </table:table-row>
        <table:table-row table:style-name="ro1">
          <table:table-cell table:style-name="ce10" office:value-type="string">
            <text:p>Congress</text:p>
          </table:table-cell>
          <table:table-cell table:style-name="ce10" office:value-type="float" office:value="2">
            <text:p>2</text:p>
          </table:table-cell>
          <table:table-cell table:style-name="ce10" office:value-type="string">
            <text:p>Congressional Record</text:p>
          </table:table-cell>
          <table:table-cell table:style-name="ce10" office:value-type="float" office:value="1988">
            <text:p>1988</text:p>
          </table:table-cell>
          <table:table-cell office:value-type="date" office:date-value="1988-08-11">
            <text:p>8/11/1988</text:p>
          </table:table-cell>
          <table:table-cell table:style-name="ce10" office:value-type="string">
            <text:p>134 Cong. Rec. S11634-02</text:p>
          </table:table-cell>
          <table:table-cell/>
          <table:table-cell table:style-name="ce10" office:value-type="string">
            <text:p>women</text:p>
          </table:table-cell>
          <table:table-cell table:style-name="ce10" office:value-type="string">
            <text:p>Whereas domestic violence is the single largest cause of injury to women in the United States, affecting 3,000,000 to 4,000,000 women</text:p>
          </table:table-cell>
          <table:table-cell office:value-type="string">
            <text:p>Senate Thursday, August 11, 1988 STATEMENTS ON INTRODUCED BILLS AND JOINT RESOLUTIONS</text:p>
          </table:table-cell>
          <table:table-cell/>
          <table:table-cell table:style-name="ce7" office:value-type="string">
            <text:p>If two distinct variants of V occur in the same article, they are recorded in separate records in this table</text:p>
          </table:table-cell>
          <table:table-cell table:number-columns-repeated="1012"/>
        </table:table-row>
        <table:table-row table:style-name="ro1">
          <table:table-cell table:style-name="ce10" office:value-type="string">
            <text:p>Congress</text:p>
          </table:table-cell>
          <table:table-cell table:style-name="ce10" office:value-type="float" office:value="3">
            <text:p>3</text:p>
          </table:table-cell>
          <table:table-cell table:style-name="ce10" office:value-type="string">
            <text:p>Congressional Record</text:p>
          </table:table-cell>
          <table:table-cell table:style-name="ce10" office:value-type="float" office:value="1989">
            <text:p>1989</text:p>
          </table:table-cell>
          <table:table-cell office:value-type="date" office:date-value="1989-05-16">
            <text:p>5/16/1989</text:p>
          </table:table-cell>
          <table:table-cell table:style-name="ce10" office:value-type="string">
            <text:p>135 Cong. Rec. S5373-02</text:p>
          </table:table-cell>
          <table:table-cell/>
          <table:table-cell table:style-name="ce10" office:value-type="string">
            <text:p>women</text:p>
          </table:table-cell>
          <table:table-cell table:style-name="ce10" office:value-type="string">
            <text:p>According to the U.S. Department of Justice, 95 percent of all assaults on spouses or ex-spouses from 1973 to 1977 were committed by males. In 1984, U.S. Surgeon General C. Everett Koop reported that domestic violence is the single largest cause of injury to women in the United States.</text:p>
          </table:table-cell>
          <table:table-cell office:value-type="string">
            <text:p>Senate Tuesday, May 16, 1989 STATEMENTS ON INTRODUCED BILLS AND JOINT RESOLUTIONS</text:p>
          </table:table-cell>
          <table:table-cell/>
          <table:table-cell table:style-name="ce7" office:value-type="string">
            <text:p>cfrn: record number within cfield</text:p>
          </table:table-cell>
          <table:table-cell table:number-columns-repeated="1012"/>
        </table:table-row>
        <table:table-row table:style-name="ro1">
          <table:table-cell table:style-name="ce10" office:value-type="string">
            <text:p>Congress</text:p>
          </table:table-cell>
          <table:table-cell table:style-name="ce10" office:value-type="float" office:value="4">
            <text:p>4</text:p>
          </table:table-cell>
          <table:table-cell table:style-name="ce10" office:value-type="string">
            <text:p>Congressional Record</text:p>
          </table:table-cell>
          <table:table-cell table:style-name="ce10" office:value-type="float" office:value="1989">
            <text:p>1989</text:p>
          </table:table-cell>
          <table:table-cell office:value-type="date" office:date-value="1989-06-09">
            <text:p>6/9/1989</text:p>
          </table:table-cell>
          <table:table-cell table:style-name="ce10" office:value-type="string">
            <text:p>135 Cong. Rec. S6478-02</text:p>
          </table:table-cell>
          <table:table-cell/>
          <table:table-cell table:style-name="ce10" office:value-type="string">
            <text:p>women</text:p>
          </table:table-cell>
          <table:table-cell table:style-name="ce10" office:value-type="string">
            <text:p>Whereas domestic violence is the single largest cause of injury to women in the United States, affecting three million to four million women;</text:p>
          </table:table-cell>
          <table:table-cell office:value-type="string">
            <text:p>Senate Friday, June 9, 1989 NATIONAL DOMESTIC VIOLENCE AWARENESS MONTH</text:p>
          </table:table-cell>
          <table:table-cell/>
          <table:table-cell table:style-name="ce7" office:value-type="string">
            <text:p>debunk=1 if a claim that V is not true is made</text:p>
          </table:table-cell>
          <table:table-cell table:number-columns-repeated="1012"/>
        </table:table-row>
        <table:table-row table:style-name="ro1">
          <table:table-cell table:style-name="ce10" office:value-type="string">
            <text:p>Congress</text:p>
          </table:table-cell>
          <table:table-cell table:style-name="ce10" office:value-type="float" office:value="5">
            <text:p>5</text:p>
          </table:table-cell>
          <table:table-cell table:style-name="ce10" office:value-type="string">
            <text:p>Congressional Record</text:p>
          </table:table-cell>
          <table:table-cell table:style-name="ce10" office:value-type="float" office:value="1989">
            <text:p>1989</text:p>
          </table:table-cell>
          <table:table-cell office:value-type="date" office:date-value="1989-06-21">
            <text:p>6/21/1989</text:p>
          </table:table-cell>
          <table:table-cell table:style-name="ce10" office:value-type="string">
            <text:p>135 Cong. Rec. H2919-03</text:p>
          </table:table-cell>
          <table:table-cell/>
          <table:table-cell table:style-name="ce10" office:value-type="string">
            <text:p>women</text:p>
          </table:table-cell>
          <table:table-cell table:style-name="ce10" office:value-type="string">
            <text:p>Mr. Speaker, today I am introducing legislation that would designate October 1989 as "National Domestic Violence Awareness Month." Domestic violence is the single largest cause of injury to women in the United States.</text:p>
          </table:table-cell>
          <table:table-cell office:value-type="string">
            <text:p>House of Representatives Wednesday, June 21, 1989 SLAUGHTER INTRODUCES DOMESTIC VIOLENCE LEGISLATION</text:p>
          </table:table-cell>
          <table:table-cell/>
          <table:table-cell table:style-name="ce7" office:value-type="string">
            <text:p>comparators=1 if frightening comparators, i.e. greater than muggings and auto accidents, is added t oV</text:p>
          </table:table-cell>
          <table:table-cell table:number-columns-repeated="1012"/>
        </table:table-row>
        <table:table-row table:style-name="ro1">
          <table:table-cell table:style-name="ce10" office:value-type="string">
            <text:p>Congress</text:p>
          </table:table-cell>
          <table:table-cell table:style-name="ce10" office:value-type="float" office:value="6">
            <text:p>6</text:p>
          </table:table-cell>
          <table:table-cell table:style-name="ce10" office:value-type="string">
            <text:p>Congressional Record</text:p>
          </table:table-cell>
          <table:table-cell table:style-name="ce10" office:value-type="float" office:value="1989">
            <text:p>1989</text:p>
          </table:table-cell>
          <table:table-cell office:value-type="date" office:date-value="1989-08-02">
            <text:p>8/2/1989</text:p>
          </table:table-cell>
          <table:table-cell table:style-name="ce10" office:value-type="string">
            <text:p>135 Cong. Rec. S9754-02</text:p>
          </table:table-cell>
          <table:table-cell/>
          <table:table-cell table:style-name="ce10" office:value-type="string">
            <text:p>women</text:p>
          </table:table-cell>
          <table:table-cell table:style-name="ce10" office:value-type="string">
            <text:p>Mr. President, the scourge of domestic violence is so prevalent in our Nation that in that in 1984 the Surgeon General declared it to be the single largest cause of injury to women in the United States. The enormity of this problem is graphically illustrated by statistics compiled by the Coalition Against Domestic Violence, which estimates that 3 to 4 million women a year are battered so severely that they require police or medical attention. Statistics show that these women are being beaten in their homes by their husbands, ex-husbands, or boyfriends.</text:p>
          </table:table-cell>
          <table:table-cell office:value-type="string">
            <text:p>Senate Wednesday, August 2, 1989 STATEMENTS ON INTRODUCED BILLS AND JOINT RESOLUTIONS</text:p>
          </table:table-cell>
          <table:table-cell/>
          <table:table-cell table:style-name="ce7" office:value-type="string">
            <text:p>ages: age qualification for V</text:p>
          </table:table-cell>
          <table:table-cell table:number-columns-repeated="1012"/>
        </table:table-row>
        <table:table-row table:style-name="ro1">
          <table:table-cell table:style-name="ce10" office:value-type="string">
            <text:p>Congress</text:p>
          </table:table-cell>
          <table:table-cell table:style-name="ce10" office:value-type="float" office:value="7">
            <text:p>7</text:p>
          </table:table-cell>
          <table:table-cell table:style-name="ce10" office:value-type="string">
            <text:p>Congressional Record</text:p>
          </table:table-cell>
          <table:table-cell table:style-name="ce10" office:value-type="float" office:value="1989">
            <text:p>1989</text:p>
          </table:table-cell>
          <table:table-cell office:value-type="date" office:date-value="1989-09-28">
            <text:p>9/28/1989</text:p>
          </table:table-cell>
          <table:table-cell table:style-name="ce10" office:value-type="string">
            <text:p>135 Cong. Rec. H6346-01</text:p>
          </table:table-cell>
          <table:table-cell/>
          <table:table-cell table:style-name="ce10" office:value-type="string">
            <text:p>women</text:p>
          </table:table-cell>
          <table:table-cell table:style-name="ce10" office:value-type="string">
            <text:p>Whereas domestic violence is the single largest cause of injury to women in the United States, affecting three million to four million women;</text:p>
          </table:table-cell>
          <table:table-cell office:value-type="string">
            <text:p>House of Representatives Thursday, September 28, 1989 NATIONAL DOMESTIC VIOLENCE AWARENESS MONTH</text:p>
          </table:table-cell>
          <table:table-cell table:number-columns-repeated="1014"/>
        </table:table-row>
        <table:table-row table:style-name="ro1">
          <table:table-cell table:style-name="ce10" office:value-type="string">
            <text:p>Congress</text:p>
          </table:table-cell>
          <table:table-cell table:style-name="ce10" office:value-type="float" office:value="8">
            <text:p>8</text:p>
          </table:table-cell>
          <table:table-cell table:style-name="ce10" office:value-type="string">
            <text:p>Congressional Record</text:p>
          </table:table-cell>
          <table:table-cell table:style-name="ce10" office:value-type="float" office:value="1990">
            <text:p>1990</text:p>
          </table:table-cell>
          <table:table-cell office:value-type="date" office:date-value="1990-05-24">
            <text:p>5/24/1990</text:p>
          </table:table-cell>
          <table:table-cell table:style-name="ce10" office:value-type="string">
            <text:p>136 Cong. Rec. S7002-02</text:p>
          </table:table-cell>
          <table:table-cell/>
          <table:table-cell table:style-name="ce10" office:value-type="string">
            <text:p>women</text:p>
          </table:table-cell>
          <table:table-cell table:style-name="ce10" office:value-type="string">
            <text:p>In 1984, former U.S. Surgeon General C. Everett Koop reported that domestic violence is the single largest cause of injury to women in the United States.</text:p>
          </table:table-cell>
          <table:table-cell office:value-type="string">
            <text:p>Senate Thursday, May 24, 1990 STATEMENTS ON INTRODUCED BILLS AND JOINT RESOLUTIONS</text:p>
          </table:table-cell>
          <table:table-cell/>
          <table:table-cell table:style-name="ce7"/>
          <table:table-cell table:number-columns-repeated="1012"/>
        </table:table-row>
        <table:table-row table:style-name="ro1">
          <table:table-cell table:style-name="ce10" office:value-type="string">
            <text:p>Congress</text:p>
          </table:table-cell>
          <table:table-cell table:style-name="ce10" office:value-type="float" office:value="9">
            <text:p>9</text:p>
          </table:table-cell>
          <table:table-cell table:style-name="ce10" office:value-type="string">
            <text:p>Congressional Record</text:p>
          </table:table-cell>
          <table:table-cell table:style-name="ce10" office:value-type="float" office:value="1990">
            <text:p>1990</text:p>
          </table:table-cell>
          <table:table-cell office:value-type="date" office:date-value="1990-06-13">
            <text:p>6/13/1990</text:p>
          </table:table-cell>
          <table:table-cell table:style-name="ce10" office:value-type="string">
            <text:p>136 Cong. Rec. H3510-02</text:p>
          </table:table-cell>
          <table:table-cell/>
          <table:table-cell table:style-name="ce10" office:value-type="string">
            <text:p>women</text:p>
          </table:table-cell>
          <table:table-cell table:style-name="ce10" office:value-type="string">
            <text:p>Domestic violence is the single largest cause of injury to women in the United States. </text:p>
          </table:table-cell>
          <table:table-cell office:value-type="string">
            <text:p>House of Representatives Wednesday, June 13, 1990 NATIONAL DOMESTIC VIOLENCE AWARENESS MONTH</text:p>
          </table:table-cell>
          <table:table-cell/>
          <table:table-cell table:style-name="ce7" office:value-type="string">
            <text:p>universe of U.S. congressional testimony and publications in Congressional Record</text:p>
          </table:table-cell>
          <table:table-cell table:number-columns-repeated="1012"/>
        </table:table-row>
        <table:table-row table:style-name="ro1">
          <table:table-cell table:style-name="ce10" office:value-type="string">
            <text:p>Congress</text:p>
          </table:table-cell>
          <table:table-cell table:style-name="ce10" office:value-type="float" office:value="10">
            <text:p>10</text:p>
          </table:table-cell>
          <table:table-cell table:style-name="ce10" office:value-type="string">
            <text:p>Congressional Record</text:p>
          </table:table-cell>
          <table:table-cell table:style-name="ce10" office:value-type="float" office:value="1990">
            <text:p>1990</text:p>
          </table:table-cell>
          <table:table-cell office:value-type="date" office:date-value="1990-10-01">
            <text:p>10/1/1990</text:p>
          </table:table-cell>
          <table:table-cell table:style-name="ce10" office:value-type="string">
            <text:p>136 Cong. Rec. H8581-01</text:p>
          </table:table-cell>
          <table:table-cell/>
          <table:table-cell table:style-name="ce10" office:value-type="string">
            <text:p>women</text:p>
          </table:table-cell>
          <table:table-cell table:style-name="ce10" office:value-type="string">
            <text:p>I am pleased today that the House stands ready, again, to approve a resolution designating October as National Domestic Violence Awareness Month. In this way we can raise awareness of the problem that is the single largest cause of injury to women in the United States. </text:p>
          </table:table-cell>
          <table:table-cell office:value-type="string">
            <text:p>House of Representatives Monday, October 1, 1990 NATIONAL DOMESTIC VIOLENCE AWARENESS MONTH</text:p>
          </table:table-cell>
          <table:table-cell/>
          <table:table-cell table:style-name="ce7" office:value-type="string">
            <text:p>context describes that Congressional proceeding in which the statement occurred</text:p>
          </table:table-cell>
          <table:table-cell table:number-columns-repeated="1012"/>
        </table:table-row>
        <table:table-row table:style-name="ro1">
          <table:table-cell table:style-name="ce10" office:value-type="string">
            <text:p>Congress</text:p>
          </table:table-cell>
          <table:table-cell table:style-name="ce10" office:value-type="float" office:value="11">
            <text:p>11</text:p>
          </table:table-cell>
          <table:table-cell table:style-name="ce10" office:value-type="string">
            <text:p>Congressional Record</text:p>
          </table:table-cell>
          <table:table-cell table:style-name="ce10" office:value-type="float" office:value="1990">
            <text:p>1990</text:p>
          </table:table-cell>
          <table:table-cell office:value-type="date" office:date-value="1990-10-01">
            <text:p>10/1/1990</text:p>
          </table:table-cell>
          <table:table-cell table:style-name="ce10" office:value-type="string">
            <text:p>136 Cong. Rec. H8581-01</text:p>
          </table:table-cell>
          <table:table-cell/>
          <table:table-cell table:style-name="ce10" office:value-type="string">
            <text:p>women</text:p>
          </table:table-cell>
          <table:table-cell table:style-name="ce10" office:value-type="string">
            <text:p>Whereas domestic violence is the single largest cause of injury to women in the United States, affecting 6,000,000 women;</text:p>
          </table:table-cell>
          <table:table-cell office:value-type="string">
            <text:p>House of Representatives Monday, October 1, 1990 NATIONAL DOMESTIC VIOLENCE AWARENESS MONTH</text:p>
          </table:table-cell>
          <table:table-cell/>
          <table:table-cell table:style-name="ce7"/>
          <table:table-cell table:number-columns-repeated="1012"/>
        </table:table-row>
        <table:table-row table:style-name="ro1">
          <table:table-cell table:style-name="ce10" office:value-type="string">
            <text:p>Congress</text:p>
          </table:table-cell>
          <table:table-cell table:style-name="ce10" office:value-type="float" office:value="12">
            <text:p>12</text:p>
          </table:table-cell>
          <table:table-cell table:style-name="ce10" office:value-type="string">
            <text:p>Congressional Record</text:p>
          </table:table-cell>
          <table:table-cell table:style-name="ce10" office:value-type="float" office:value="1990">
            <text:p>1990</text:p>
          </table:table-cell>
          <table:table-cell office:value-type="date" office:date-value="1990-10-05">
            <text:p>10/5/1990</text:p>
          </table:table-cell>
          <table:table-cell table:style-name="ce10" office:value-type="string">
            <text:p>136 Cong. Rec. S14661-01</text:p>
          </table:table-cell>
          <table:table-cell/>
          <table:table-cell table:style-name="ce10" office:value-type="string">
            <text:p>women</text:p>
          </table:table-cell>
          <table:table-cell table:style-name="ce10" office:value-type="string">
            <text:p>Whereas domestic violence is the single largest cause of injury to women in the United States, affecting six million women;</text:p>
          </table:table-cell>
          <table:table-cell office:value-type="string">
            <text:p>Senate Friday, October 5, 1990 NATIONAL DOMESTIC VIOLENCE AWARENESS MONTH</text:p>
          </table:table-cell>
          <table:table-cell table:number-columns-repeated="1014"/>
        </table:table-row>
        <table:table-row table:style-name="ro1">
          <table:table-cell table:style-name="ce10" office:value-type="string">
            <text:p>Congress</text:p>
          </table:table-cell>
          <table:table-cell table:style-name="ce10" office:value-type="float" office:value="13">
            <text:p>13</text:p>
          </table:table-cell>
          <table:table-cell table:style-name="ce10" office:value-type="string">
            <text:p>Congressional report</text:p>
          </table:table-cell>
          <table:table-cell table:style-name="ce10" office:value-type="float" office:value="1990">
            <text:p>1990</text:p>
          </table:table-cell>
          <table:table-cell office:value-type="date" office:date-value="1990-10-19">
            <text:p>10/19/1990</text:p>
          </table:table-cell>
          <table:table-cell table:style-name="ce10" office:value-type="string">
            <text:p>S. REP. 101-545</text:p>
          </table:table-cell>
          <table:table-cell/>
          <table:table-cell table:style-name="ce10" office:value-type="string">
            <text:p>women</text:p>
          </table:table-cell>
          <table:table-cell table:style-name="ce10" office:value-type="string">
            <text:p>The costs of domestic violence must be measured in the lives and health of American women. According to the Surgeon General, battering "is the single largest cause of injury to women in the United States." <text:s/></text:p>
          </table:table-cell>
          <table:table-cell office:value-type="string">
            <text:p>THE VIOLENCE AGAINST WOMEN ACT OF 1990 SENATE REPORT NO. 101-545 October 19, 1990; Van Hightower &amp; McManus, "Limits of State Constitutional Guarantees: Lessons From Efforts to Implement Domestic Violence Policies," 49 Public Administration Review 269, 269 (May/June 1989).</text:p>
          </table:table-cell>
          <table:table-cell table:number-columns-repeated="1014"/>
        </table:table-row>
        <table:table-row table:style-name="ro1">
          <table:table-cell table:style-name="ce10" office:value-type="string">
            <text:p>Congress</text:p>
          </table:table-cell>
          <table:table-cell table:style-name="ce10" office:value-type="float" office:value="14">
            <text:p>14</text:p>
          </table:table-cell>
          <table:table-cell table:style-name="ce10" office:value-type="string">
            <text:p>Congressional Record</text:p>
          </table:table-cell>
          <table:table-cell table:style-name="ce10" office:value-type="float" office:value="1991">
            <text:p>1991</text:p>
          </table:table-cell>
          <table:table-cell office:value-type="date" office:date-value="1991-02-19">
            <text:p>2/19/1991</text:p>
          </table:table-cell>
          <table:table-cell table:style-name="ce10" office:value-type="string">
            <text:p>137 Cong. Rec. S1907-05</text:p>
          </table:table-cell>
          <table:table-cell/>
          <table:table-cell table:style-name="ce10" office:value-type="string">
            <text:p>women</text:p>
          </table:table-cell>
          <table:table-cell table:style-name="ce10" office:value-type="string">
            <text:p>In 1984, U.S. Surgeon General C. Everett Koop reported that domestic violence is the single largest cause of injury to women in the United States.</text:p>
          </table:table-cell>
          <table:table-cell office:value-type="string">
            <text:p>Senate Tuesday, February 19, 1991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15">
            <text:p>15</text:p>
          </table:table-cell>
          <table:table-cell table:style-name="ce10" office:value-type="string">
            <text:p>Congressional Record</text:p>
          </table:table-cell>
          <table:table-cell table:style-name="ce10" office:value-type="float" office:value="1991">
            <text:p>1991</text:p>
          </table:table-cell>
          <table:table-cell office:value-type="date" office:date-value="1991-02-19">
            <text:p>2/19/1991</text:p>
          </table:table-cell>
          <table:table-cell table:style-name="ce10" office:value-type="string">
            <text:p>137 Cong. Rec. S1907-05</text:p>
          </table:table-cell>
          <table:table-cell/>
          <table:table-cell table:style-name="ce10" office:value-type="string">
            <text:p>women</text:p>
          </table:table-cell>
          <table:table-cell table:style-name="ce10" office:value-type="string">
            <text:p>Whereas domestic violence is the single largest cause of injury to women in the United States, affecting six million women;</text:p>
          </table:table-cell>
          <table:table-cell office:value-type="string">
            <text:p>Senate Tuesday, February 19, 1991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16">
            <text:p>16</text:p>
          </table:table-cell>
          <table:table-cell table:style-name="ce10" office:value-type="string">
            <text:p>Congressional Record</text:p>
          </table:table-cell>
          <table:table-cell table:style-name="ce10" office:value-type="float" office:value="1991">
            <text:p>1991</text:p>
          </table:table-cell>
          <table:table-cell office:value-type="date" office:date-value="1991-02-21">
            <text:p>2/21/1991</text:p>
          </table:table-cell>
          <table:table-cell table:style-name="ce10" office:value-type="string">
            <text:p>137 Cong. Rec. S2146-02</text:p>
          </table:table-cell>
          <table:table-cell table:style-name="ce10" office:value-type="float" office:value="1">
            <text:p>1</text:p>
          </table:table-cell>
          <table:table-cell table:style-name="ce10" office:value-type="string">
            <text:p>women</text:p>
          </table:table-cell>
          <table:table-cell table:style-name="ce10" office:value-type="string">
            <text:p>Physical abuse at home is the most common cause of women's injuries: It occurs more often than auto accidents, muggings, and rapes combined. According to the U.S. Surgeon General, battering is the single largest cause of injury to women in the United States.</text:p>
          </table:table-cell>
          <table:table-cell office:value-type="string">
            <text:p>Senate Thursday, February 21, 1991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17">
            <text:p>17</text:p>
          </table:table-cell>
          <table:table-cell table:style-name="ce10" office:value-type="string">
            <text:p>Congressional Record</text:p>
          </table:table-cell>
          <table:table-cell table:style-name="ce10" office:value-type="float" office:value="1991">
            <text:p>1991</text:p>
          </table:table-cell>
          <table:table-cell office:value-type="date" office:date-value="1991-05-01">
            <text:p>5/1/1991</text:p>
          </table:table-cell>
          <table:table-cell table:style-name="ce10" office:value-type="string">
            <text:p>137 Cong. Rec. E1543-03</text:p>
          </table:table-cell>
          <table:table-cell/>
          <table:table-cell table:style-name="ce10" office:value-type="string">
            <text:p>women</text:p>
          </table:table-cell>
          <table:table-cell table:style-name="ce10" office:value-type="string">
            <text:p>Mr. Speaker, the statistics are staggering. Domestic violence is the single largest cause of injury to women.</text:p>
          </table:table-cell>
          <table:table-cell office:value-type="string">
            <text:p>Extension of Remarks In the House of Representatives Wednesday, May 1, 1991 RESOLUTION TO DECLARE OCTOBER 1991 AS NATIONAL DOMESTIC VIOLENCE AWARENESS MONTH</text:p>
          </table:table-cell>
          <table:table-cell table:number-columns-repeated="1014"/>
        </table:table-row>
        <table:table-row table:style-name="ro1">
          <table:table-cell table:style-name="ce10" office:value-type="string">
            <text:p>Congress</text:p>
          </table:table-cell>
          <table:table-cell table:style-name="ce10" office:value-type="float" office:value="18">
            <text:p>18</text:p>
          </table:table-cell>
          <table:table-cell table:style-name="ce10" office:value-type="string">
            <text:p>Congressional Record</text:p>
          </table:table-cell>
          <table:table-cell table:style-name="ce10" office:value-type="float" office:value="1991">
            <text:p>1991</text:p>
          </table:table-cell>
          <table:table-cell office:value-type="date" office:date-value="1991-06-26">
            <text:p>6/26/1991</text:p>
          </table:table-cell>
          <table:table-cell table:style-name="ce10" office:value-type="string">
            <text:p>137 Cong. Rec. S8706-03</text:p>
          </table:table-cell>
          <table:table-cell/>
          <table:table-cell table:style-name="ce10" office:value-type="string">
            <text:p>women</text:p>
          </table:table-cell>
          <table:table-cell table:style-name="ce10" office:value-type="string">
            <text:p>Whereas domestic violence is the single largest cause of injury to women in the United States, affecting six million women;</text:p>
          </table:table-cell>
          <table:table-cell office:value-type="string">
            <text:p>Senate Wednesday, June 26, 1991 COMMITTEE DISCHARGED AND SENATE CONSIDERATION OF CERTAIN MEASURES</text:p>
          </table:table-cell>
          <table:table-cell table:number-columns-repeated="1014"/>
        </table:table-row>
        <table:table-row table:style-name="ro1">
          <table:table-cell table:style-name="ce10" office:value-type="string">
            <text:p>Congress</text:p>
          </table:table-cell>
          <table:table-cell table:style-name="ce10" office:value-type="float" office:value="19">
            <text:p>19</text:p>
          </table:table-cell>
          <table:table-cell table:style-name="ce10" office:value-type="string">
            <text:p>Congressional Record</text:p>
          </table:table-cell>
          <table:table-cell table:style-name="ce10" office:value-type="float" office:value="1991">
            <text:p>1991</text:p>
          </table:table-cell>
          <table:table-cell office:value-type="date" office:date-value="1991-09-24">
            <text:p>9/24/1991</text:p>
          </table:table-cell>
          <table:table-cell table:style-name="ce10" office:value-type="string">
            <text:p>137 Cong. Rec. H6771-02</text:p>
          </table:table-cell>
          <table:table-cell/>
          <table:table-cell table:style-name="ce10" office:value-type="string">
            <text:p>women</text:p>
          </table:table-cell>
          <table:table-cell table:style-name="ce10" office:value-type="string">
            <text:p>Whereas domestic violence is the single largest cause of injury to women in the United States, affecting six million women;</text:p>
          </table:table-cell>
          <table:table-cell office:value-type="string">
            <text:p>House of Representatives Tuesday, September 24, 1991 NATIONAL DOMESTIC VIOLENCE AWARENESS MONTH</text:p>
          </table:table-cell>
          <table:table-cell table:number-columns-repeated="1014"/>
        </table:table-row>
        <table:table-row table:style-name="ro1">
          <table:table-cell table:style-name="ce10" office:value-type="string">
            <text:p>Congress</text:p>
          </table:table-cell>
          <table:table-cell table:style-name="ce10" office:value-type="float" office:value="20">
            <text:p>20</text:p>
          </table:table-cell>
          <table:table-cell table:style-name="ce10" office:value-type="string">
            <text:p>Congressional Record</text:p>
          </table:table-cell>
          <table:table-cell table:style-name="ce10" office:value-type="float" office:value="1991">
            <text:p>1991</text:p>
          </table:table-cell>
          <table:table-cell office:value-type="date" office:date-value="1991-10-03">
            <text:p>10/3/1991</text:p>
          </table:table-cell>
          <table:table-cell table:style-name="ce10" office:value-type="string">
            <text:p>137 Cong. Rec. E3276-02</text:p>
          </table:table-cell>
          <table:table-cell/>
          <table:table-cell table:style-name="ce10" office:value-type="string">
            <text:p>women</text:p>
          </table:table-cell>
          <table:table-cell table:style-name="ce10" office:value-type="string">
            <text:p>According to the Surgeon General, domestic violence is the largest cause of injury to women in the United States. </text:p>
          </table:table-cell>
          <table:table-cell office:value-type="string">
            <text:p>Extension of Remarks In the House of Representatives Thursday, October 3, 1991 DOMESTIC VIOLENCE</text:p>
          </table:table-cell>
          <table:table-cell table:number-columns-repeated="1014"/>
        </table:table-row>
        <table:table-row table:style-name="ro1">
          <table:table-cell table:style-name="ce10" office:value-type="string">
            <text:p>Congress</text:p>
          </table:table-cell>
          <table:table-cell table:style-name="ce10" office:value-type="float" office:value="21">
            <text:p>21</text:p>
          </table:table-cell>
          <table:table-cell table:style-name="ce10" office:value-type="string">
            <text:p>Congressional report</text:p>
          </table:table-cell>
          <table:table-cell table:style-name="ce10" office:value-type="float" office:value="1991">
            <text:p>1991</text:p>
          </table:table-cell>
          <table:table-cell office:value-type="date" office:date-value="1991-10-29">
            <text:p>10/29/1991</text:p>
          </table:table-cell>
          <table:table-cell table:style-name="ce10" office:value-type="string">
            <text:p>S. REP. 102-197</text:p>
          </table:table-cell>
          <table:table-cell table:style-name="ce10" office:value-type="float" office:value="1">
            <text:p>1</text:p>
          </table:table-cell>
          <table:table-cell table:style-name="ce10" office:value-type="string">
            <text:p>women</text:p>
          </table:table-cell>
          <table:table-cell table:style-name="ce10" office:value-type="string">
            <text:p>Violent attacks by men now tops the list of dangers to an American woman's health. Every 15 seconds, a woman is battered and, every 6 minutes, a woman is raped in the United States. <text:s/>Last year, more women were beaten by their husbands than were married. <text:s/>1990 saw a record number of rapes reported to the police. <text:s text:c="2"/>...Drunk driving, heart attacks, and cancer-not violent attacks by men-are commonly perceived to be the most serious public health threats to women. </text:p>
          </table:table-cell>
          <table:table-cell office:value-type="string">
            <text:p>THE VIOLENCE AGAINST WOMEN ACT OF 1991 SENATE REPORT NO. 102-197 October 29, 1991</text:p>
          </table:table-cell>
          <table:table-cell table:number-columns-repeated="1014"/>
        </table:table-row>
        <table:table-row table:style-name="ro1">
          <table:table-cell table:style-name="ce10" office:value-type="string">
            <text:p>Congress</text:p>
          </table:table-cell>
          <table:table-cell table:style-name="ce10" office:value-type="float" office:value="22">
            <text:p>22</text:p>
          </table:table-cell>
          <table:table-cell table:style-name="ce10" office:value-type="string">
            <text:p>Congressional report</text:p>
          </table:table-cell>
          <table:table-cell table:style-name="ce10" office:value-type="float" office:value="1991">
            <text:p>1991</text:p>
          </table:table-cell>
          <table:table-cell office:value-type="date" office:date-value="1991-10-29">
            <text:p>10/29/1991</text:p>
          </table:table-cell>
          <table:table-cell table:style-name="ce10" office:value-type="string">
            <text:p>S. REP. 102-197</text:p>
          </table:table-cell>
          <table:table-cell/>
          <table:table-cell table:style-name="ce10" office:value-type="string">
            <text:p>women</text:p>
          </table:table-cell>
          <table:table-cell table:style-name="ce10" office:value-type="string">
            <text:p>See, e.g., Van Hightower and McManus, "Limits of State Constitutional Guarantees," 49 Public Administration Review 269, 269 (May/June 1989) (quoting Surgeon General's statement that battering is "the single largest cause of injury to women in the United States").</text:p>
          </table:table-cell>
          <table:table-cell office:value-type="string">
            <text:p>P.L. 102-199. THE VIOLENCE AGAINST WOMEN ACT OF 1991 SENATE REPORT NO. 102-197 October 29, 1991</text:p>
          </table:table-cell>
          <table:table-cell table:number-columns-repeated="1014"/>
        </table:table-row>
        <table:table-row table:style-name="ro1">
          <table:table-cell table:style-name="ce10" office:value-type="string">
            <text:p>Congress</text:p>
          </table:table-cell>
          <table:table-cell table:style-name="ce10" office:value-type="float" office:value="23">
            <text:p>23</text:p>
          </table:table-cell>
          <table:table-cell table:style-name="ce10" office:value-type="string">
            <text:p>Congressional Record</text:p>
          </table:table-cell>
          <table:table-cell table:style-name="ce10" office:value-type="float" office:value="1991">
            <text:p>1991</text:p>
          </table:table-cell>
          <table:table-cell office:value-type="date" office:date-value="1991-10-30">
            <text:p>10/30/1991</text:p>
          </table:table-cell>
          <table:table-cell table:style-name="ce10" office:value-type="string">
            <text:p>137 Cong. Rec. H8782-05</text:p>
          </table:table-cell>
          <table:table-cell/>
          <table:table-cell table:style-name="ce10" office:value-type="string">
            <text:p>women</text:p>
          </table:table-cell>
          <table:table-cell table:style-name="ce10" office:value-type="string">
            <text:p>Mr. Speaker, during the month of October, we focus our national attention on one of the most pernicious forms of abuse, domestic violence. The single largest cause of injury to women in this country is abuse by the men they live with and often love. </text:p>
          </table:table-cell>
          <table:table-cell office:value-type="string">
            <text:p>House of Representatives Wednesday, October 30, 1991 DOMESTIC VIOLENCE</text:p>
          </table:table-cell>
          <table:table-cell table:number-columns-repeated="1014"/>
        </table:table-row>
        <table:table-row table:style-name="ro1">
          <table:table-cell table:style-name="ce10" office:value-type="string">
            <text:p>Congress</text:p>
          </table:table-cell>
          <table:table-cell table:style-name="ce10" office:value-type="float" office:value="24">
            <text:p>24</text:p>
          </table:table-cell>
          <table:table-cell table:style-name="ce10" office:value-type="string">
            <text:p>Congressional Record</text:p>
          </table:table-cell>
          <table:table-cell table:style-name="ce10" office:value-type="float" office:value="1991">
            <text:p>1991</text:p>
          </table:table-cell>
          <table:table-cell office:value-type="date" office:date-value="1991-11-07">
            <text:p>11/7/1991</text:p>
          </table:table-cell>
          <table:table-cell table:style-name="ce10" office:value-type="string">
            <text:p>137 Cong. Rec. S16127-02</text:p>
          </table:table-cell>
          <table:table-cell table:style-name="ce10" office:value-type="float" office:value="1">
            <text:p>1</text:p>
          </table:table-cell>
          <table:table-cell table:style-name="ce10" office:value-type="string">
            <text:p>women</text:p>
          </table:table-cell>
          <table:table-cell table:style-name="ce10" office:value-type="string">
            <text:p>Family violence, meanwhile, is the single largest cause of injury to women in the United States; an estimated 3 to 4 million American women are injured each year by their husbands or male partners. Wife beating results in more injuries requiring medical treatment than rape, auto accidents, and muggings combined. </text:p>
          </table:table-cell>
          <table:table-cell office:value-type="string">
            <text:p>Senate Thursday, November 7, 1991 CHILD ABUSE, DOMESTIC VIOLENCE, ADOPTION, AND FAMILY SERVICES ACT OF 1991</text:p>
          </table:table-cell>
          <table:table-cell table:number-columns-repeated="1014"/>
        </table:table-row>
        <table:table-row table:style-name="ro1">
          <table:table-cell table:style-name="ce10" office:value-type="string">
            <text:p>Congress</text:p>
          </table:table-cell>
          <table:table-cell table:style-name="ce10" office:value-type="float" office:value="25">
            <text:p>25</text:p>
          </table:table-cell>
          <table:table-cell table:style-name="ce10" office:value-type="string">
            <text:p>Congressional Record</text:p>
          </table:table-cell>
          <table:table-cell table:style-name="ce10" office:value-type="float" office:value="1992">
            <text:p>1992</text:p>
          </table:table-cell>
          <table:table-cell office:value-type="date" office:date-value="1992-01-27">
            <text:p>1/27/1992</text:p>
          </table:table-cell>
          <table:table-cell table:style-name="ce10" office:value-type="string">
            <text:p>138 Cong. Rec. S438-04</text:p>
          </table:table-cell>
          <table:table-cell/>
          <table:table-cell table:style-name="ce10" office:value-type="string">
            <text:p>women</text:p>
          </table:table-cell>
          <table:table-cell table:style-name="ce10" office:value-type="string">
            <text:p>In 1984, U.S. Surgeon General C. Everett Koop reported that domestic violence is the single largest cause of injury to women in the United States.</text:p>
          </table:table-cell>
          <table:table-cell office:value-type="string">
            <text:p>Senate Monday, January 27, 1992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26">
            <text:p>26</text:p>
          </table:table-cell>
          <table:table-cell table:style-name="ce10" office:value-type="string">
            <text:p>Congressional Record</text:p>
          </table:table-cell>
          <table:table-cell table:style-name="ce10" office:value-type="float" office:value="1992">
            <text:p>1992</text:p>
          </table:table-cell>
          <table:table-cell office:value-type="date" office:date-value="1992-01-27">
            <text:p>1/27/1992</text:p>
          </table:table-cell>
          <table:table-cell table:style-name="ce10" office:value-type="string">
            <text:p>138 Cong. Rec. S438-04</text:p>
          </table:table-cell>
          <table:table-cell/>
          <table:table-cell table:style-name="ce10" office:value-type="string">
            <text:p>women</text:p>
          </table:table-cell>
          <table:table-cell table:style-name="ce10" office:value-type="string">
            <text:p>Whereas domestic violence is the single largest cause of injury to women in the United States, affecting six million women;</text:p>
          </table:table-cell>
          <table:table-cell office:value-type="string">
            <text:p>Senate Monday, January 27, 1992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27">
            <text:p>27</text:p>
          </table:table-cell>
          <table:table-cell table:style-name="ce10" office:value-type="string">
            <text:p>Congressional Record</text:p>
          </table:table-cell>
          <table:table-cell table:style-name="ce10" office:value-type="float" office:value="1992">
            <text:p>1992</text:p>
          </table:table-cell>
          <table:table-cell office:value-type="date" office:date-value="1992-04-09">
            <text:p>4/9/1992</text:p>
          </table:table-cell>
          <table:table-cell table:style-name="ce10" office:value-type="string">
            <text:p>138 Cong. Rec. S5402-01</text:p>
          </table:table-cell>
          <table:table-cell/>
          <table:table-cell table:style-name="ce10" office:value-type="string">
            <text:p>women</text:p>
          </table:table-cell>
          <table:table-cell table:style-name="ce10" office:value-type="string">
            <text:p>Battering is the single largest cause of injury to women in the United States-an estimated 3 to 4 million American women are injured each year by their husbands or male partners. </text:p>
          </table:table-cell>
          <table:table-cell office:value-type="string">
            <text:p>Senate Thursday, April 9, 1992 CHILD ABUSE, DOMESTIC VIOLENCE, ADOPTION AND FAMILY SERVICES ACT</text:p>
          </table:table-cell>
          <table:table-cell table:number-columns-repeated="1014"/>
        </table:table-row>
        <table:table-row table:style-name="ro1">
          <table:table-cell table:style-name="ce10" office:value-type="string">
            <text:p>Congress</text:p>
          </table:table-cell>
          <table:table-cell table:style-name="ce10" office:value-type="float" office:value="28">
            <text:p>28</text:p>
          </table:table-cell>
          <table:table-cell table:style-name="ce10" office:value-type="string">
            <text:p>Congressional Record</text:p>
          </table:table-cell>
          <table:table-cell table:style-name="ce10" office:value-type="float" office:value="1992">
            <text:p>1992</text:p>
          </table:table-cell>
          <table:table-cell office:value-type="date" office:date-value="1992-06-25">
            <text:p>6/25/1992</text:p>
          </table:table-cell>
          <table:table-cell table:style-name="ce10" office:value-type="string">
            <text:p>138 Cong. Rec. H5286-02</text:p>
          </table:table-cell>
          <table:table-cell/>
          <table:table-cell table:style-name="ce10" office:value-type="string">
            <text:p>women</text:p>
          </table:table-cell>
          <table:table-cell table:style-name="ce10" office:value-type="string">
            <text:p>That is why it is so important that today we will, for the fourth year, designate October as National Domestic Violence Awareness Month. In doing so, the House continues its efforts to raise awareness of the single largest cause of injury to women in the United States.</text:p>
          </table:table-cell>
          <table:table-cell office:value-type="string">
            <text:p>House of Representatives Thursday, June 25, 1992 NATIONAL DOMESTIC VIOLENCE AWARENESS MONTH</text:p>
          </table:table-cell>
          <table:table-cell table:number-columns-repeated="1014"/>
        </table:table-row>
        <table:table-row table:style-name="ro1">
          <table:table-cell table:style-name="ce10" office:value-type="string">
            <text:p>Congress</text:p>
          </table:table-cell>
          <table:table-cell table:style-name="ce10" office:value-type="float" office:value="29">
            <text:p>29</text:p>
          </table:table-cell>
          <table:table-cell table:style-name="ce10" office:value-type="string">
            <text:p>Congressional Record</text:p>
          </table:table-cell>
          <table:table-cell table:style-name="ce10" office:value-type="float" office:value="1992">
            <text:p>1992</text:p>
          </table:table-cell>
          <table:table-cell office:value-type="date" office:date-value="1992-06-25">
            <text:p>6/25/1992</text:p>
          </table:table-cell>
          <table:table-cell table:style-name="ce10" office:value-type="string">
            <text:p>138 Cong. Rec. H5286-02</text:p>
          </table:table-cell>
          <table:table-cell/>
          <table:table-cell table:style-name="ce10" office:value-type="string">
            <text:p>women</text:p>
          </table:table-cell>
          <table:table-cell table:style-name="ce10" office:value-type="string">
            <text:p>Whereas domestic violence is the single largest cause of injury to women in the United States, affecting six million women;</text:p>
          </table:table-cell>
          <table:table-cell office:value-type="string">
            <text:p>House of Representatives Thursday, June 25, 1992 NATIONAL DOMESTIC VIOLENCE AWARENESS MONTH</text:p>
          </table:table-cell>
          <table:table-cell table:number-columns-repeated="1014"/>
        </table:table-row>
        <table:table-row table:style-name="ro1">
          <table:table-cell table:style-name="ce10" office:value-type="string">
            <text:p>Congress</text:p>
          </table:table-cell>
          <table:table-cell table:style-name="ce10" office:value-type="float" office:value="30">
            <text:p>30</text:p>
          </table:table-cell>
          <table:table-cell table:style-name="ce10" office:value-type="string">
            <text:p>Congressional Record</text:p>
          </table:table-cell>
          <table:table-cell table:style-name="ce10" office:value-type="float" office:value="1992">
            <text:p>1992</text:p>
          </table:table-cell>
          <table:table-cell office:value-type="date" office:date-value="1992-07-01">
            <text:p>7/1/1992</text:p>
          </table:table-cell>
          <table:table-cell table:style-name="ce10" office:value-type="string">
            <text:p>138 Cong. Rec. S9520-02</text:p>
          </table:table-cell>
          <table:table-cell/>
          <table:table-cell table:style-name="ce10" office:value-type="string">
            <text:p>women</text:p>
          </table:table-cell>
          <table:table-cell table:style-name="ce10" office:value-type="string">
            <text:p>Today, the leading cause of injury among American women is being beaten by a man. Nationally, an estimated 4 million men kill or violently attack women they live with or date.</text:p>
          </table:table-cell>
          <table:table-cell office:value-type="string">
            <text:p>Senate Wednesday, July 1, 1992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31">
            <text:p>31</text:p>
          </table:table-cell>
          <table:table-cell table:style-name="ce10" office:value-type="string">
            <text:p>Congressional Record</text:p>
          </table:table-cell>
          <table:table-cell table:style-name="ce10" office:value-type="float" office:value="1992">
            <text:p>1992</text:p>
          </table:table-cell>
          <table:table-cell office:value-type="date" office:date-value="1992-09-15">
            <text:p>9/15/1992</text:p>
          </table:table-cell>
          <table:table-cell table:style-name="ce10" office:value-type="string">
            <text:p>138 Cong. Rec. S13469-02</text:p>
          </table:table-cell>
          <table:table-cell/>
          <table:table-cell table:style-name="ce10" office:value-type="string">
            <text:p>women</text:p>
          </table:table-cell>
          <table:table-cell table:style-name="ce10" office:value-type="string">
            <text:p>It may come as a shock to my colleagues that today the leading cause of injury among American women is being beaten by a man. </text:p>
          </table:table-cell>
          <table:table-cell office:value-type="string">
            <text:p>Senate Tuesday, September 15, 1992 SUPPLEMENTAL APPROPRIATIONS, TRANSFERS, AND RESCISSIONS ACT, 1992</text:p>
          </table:table-cell>
          <table:table-cell table:number-columns-repeated="1014"/>
        </table:table-row>
        <table:table-row table:style-name="ro1">
          <table:table-cell table:style-name="ce10" office:value-type="string">
            <text:p>Congress</text:p>
          </table:table-cell>
          <table:table-cell table:style-name="ce10" office:value-type="float" office:value="32">
            <text:p>32</text:p>
          </table:table-cell>
          <table:table-cell table:style-name="ce10" office:value-type="string">
            <text:p>Congressional Record</text:p>
          </table:table-cell>
          <table:table-cell table:style-name="ce10" office:value-type="float" office:value="1992">
            <text:p>1992</text:p>
          </table:table-cell>
          <table:table-cell office:value-type="date" office:date-value="1992-09-15">
            <text:p>9/15/1992</text:p>
          </table:table-cell>
          <table:table-cell table:style-name="ce10" office:value-type="string">
            <text:p>138 Cong. Rec. S13469-02</text:p>
          </table:table-cell>
          <table:table-cell/>
          <table:table-cell table:style-name="ce10" office:value-type="string">
            <text:p>women</text:p>
          </table:table-cell>
          <table:table-cell table:style-name="ce10" office:value-type="string">
            <text:p>As I have mentioned, the leading cause of injury among American women is being beaten by a man.</text:p>
          </table:table-cell>
          <table:table-cell office:value-type="string">
            <text:p>Senate Tuesday, September 15, 1992 SUPPLEMENTAL APPROPRIATIONS, TRANSFERS, AND RESCISSIONS ACT, 1992</text:p>
          </table:table-cell>
          <table:table-cell table:number-columns-repeated="1014"/>
        </table:table-row>
        <table:table-row table:style-name="ro1">
          <table:table-cell table:style-name="ce10" office:value-type="string">
            <text:p>Congress</text:p>
          </table:table-cell>
          <table:table-cell table:style-name="ce10" office:value-type="float" office:value="33">
            <text:p>33</text:p>
          </table:table-cell>
          <table:table-cell table:style-name="ce10" office:value-type="string">
            <text:p>Congressional Record</text:p>
          </table:table-cell>
          <table:table-cell table:style-name="ce10" office:value-type="float" office:value="1992">
            <text:p>1992</text:p>
          </table:table-cell>
          <table:table-cell office:value-type="date" office:date-value="1992-09-23">
            <text:p>9/23/1992</text:p>
          </table:table-cell>
          <table:table-cell table:style-name="ce10" office:value-type="string">
            <text:p>138 Cong. Rec. H9134-01</text:p>
          </table:table-cell>
          <table:table-cell/>
          <table:table-cell table:style-name="ce10" office:value-type="string">
            <text:p>women</text:p>
          </table:table-cell>
          <table:table-cell table:style-name="ce10" office:value-type="string">
            <text:p>In the past decade, the incidence of rape has increased more than four times faster than the overall crime rate, according to the FBI. During the same time, domestic violence was the single largest cause of injury to women in our country.</text:p>
          </table:table-cell>
          <table:table-cell office:value-type="string">
            <text:p>House of Representatives Wednesday, September 23, 1992 CONGRESS AND ADMINISTRATION HAVE 2 WEEKS TO DEAL WITH VIOLENCE AGAINST WOMEN</text:p>
          </table:table-cell>
          <table:table-cell table:number-columns-repeated="1014"/>
        </table:table-row>
        <table:table-row table:style-name="ro1">
          <table:table-cell table:style-name="ce10" office:value-type="string">
            <text:p>Congress</text:p>
          </table:table-cell>
          <table:table-cell table:style-name="ce10" office:value-type="float" office:value="34">
            <text:p>34</text:p>
          </table:table-cell>
          <table:table-cell table:style-name="ce10" office:value-type="string">
            <text:p>Congressional Record</text:p>
          </table:table-cell>
          <table:table-cell table:style-name="ce10" office:value-type="float" office:value="1992">
            <text:p>1992</text:p>
          </table:table-cell>
          <table:table-cell office:value-type="date" office:date-value="1992-10-02">
            <text:p>10/2/1992</text:p>
          </table:table-cell>
          <table:table-cell table:style-name="ce10" office:value-type="string">
            <text:p>138 Cong. Rec. E2903-03</text:p>
          </table:table-cell>
          <table:table-cell/>
          <table:table-cell table:style-name="ce10" office:value-type="string">
            <text:p>women</text:p>
          </table:table-cell>
          <table:table-cell table:style-name="ce10" office:value-type="string">
            <text:p>For example, battering is the leading cause of injury to women in America, accounting for nearly one-third of emergency room admissions for women. </text:p>
          </table:table-cell>
          <table:table-cell office:value-type="string">
            <text:p>Extension of Remarks In the House of Representatives Friday, October 2, 1992 VIOLENCE AGAINST WOMEN IS A PUBLIC HEALTH ISSUE</text:p>
          </table:table-cell>
          <table:table-cell table:number-columns-repeated="1014"/>
        </table:table-row>
        <table:table-row table:style-name="ro1">
          <table:table-cell table:style-name="ce10" office:value-type="string">
            <text:p>Congress</text:p>
          </table:table-cell>
          <table:table-cell table:style-name="ce10" office:value-type="float" office:value="35">
            <text:p>35</text:p>
          </table:table-cell>
          <table:table-cell table:style-name="ce10" office:value-type="string">
            <text:p>Congressional Record</text:p>
          </table:table-cell>
          <table:table-cell table:style-name="ce10" office:value-type="float" office:value="1992">
            <text:p>1992</text:p>
          </table:table-cell>
          <table:table-cell office:value-type="date" office:date-value="1992-10-02">
            <text:p>10/2/1992</text:p>
          </table:table-cell>
          <table:table-cell table:style-name="ce10" office:value-type="string">
            <text:p>138 Cong. Rec. E2903-03</text:p>
          </table:table-cell>
          <table:table-cell/>
          <table:table-cell table:style-name="ce10" office:value-type="string">
            <text:p>women</text:p>
          </table:table-cell>
          <table:table-cell table:style-name="ce10" office:value-type="string">
            <text:p>The Congress finds the following:...(6) Battering is the leading cause of injury to women.</text:p>
          </table:table-cell>
          <table:table-cell office:value-type="string">
            <text:p>Extension of Remarks In the House of Representatives Friday, October 2, 1992 VIOLENCE AGAINST WOMEN IS A PUBLIC HEALTH ISSUE</text:p>
          </table:table-cell>
          <table:table-cell table:number-columns-repeated="1014"/>
        </table:table-row>
        <table:table-row table:style-name="ro1">
          <table:table-cell table:style-name="ce10" office:value-type="string">
            <text:p>Congress</text:p>
          </table:table-cell>
          <table:table-cell table:style-name="ce10" office:value-type="float" office:value="36">
            <text:p>36</text:p>
          </table:table-cell>
          <table:table-cell table:style-name="ce10" office:value-type="string">
            <text:p>Congressional Record</text:p>
          </table:table-cell>
          <table:table-cell table:style-name="ce10" office:value-type="float" office:value="1992">
            <text:p>1992</text:p>
          </table:table-cell>
          <table:table-cell office:value-type="date" office:date-value="1992-10-03">
            <text:p>10/3/1992</text:p>
          </table:table-cell>
          <table:table-cell table:style-name="ce10" office:value-type="string">
            <text:p>138 Cong. Rec. S16461-01</text:p>
          </table:table-cell>
          <table:table-cell/>
          <table:table-cell table:style-name="ce10" office:value-type="string">
            <text:p>women</text:p>
          </table:table-cell>
          <table:table-cell table:style-name="ce10" office:value-type="string">
            <text:p>Battering continues to be the single largest cause of injury to women in the United States. </text:p>
          </table:table-cell>
          <table:table-cell office:value-type="string">
            <text:p>Senate Saturday, October 3, 1992 DEPARTMENTS OF LABOR, HEALTH AND HUMAN SERVICES, EDUCATION, AND RELATED AGENCIES APPROPRIATIONS ACT, FISCAL YEAR 1993-CONFERENCE REPORT</text:p>
          </table:table-cell>
          <table:table-cell table:number-columns-repeated="1014"/>
        </table:table-row>
        <table:table-row table:style-name="ro1">
          <table:table-cell table:style-name="ce10" office:value-type="string">
            <text:p>Congress</text:p>
          </table:table-cell>
          <table:table-cell table:style-name="ce10" office:value-type="float" office:value="37">
            <text:p>37</text:p>
          </table:table-cell>
          <table:table-cell table:style-name="ce10" office:value-type="string">
            <text:p>Congressional Record</text:p>
          </table:table-cell>
          <table:table-cell table:style-name="ce10" office:value-type="float" office:value="1993">
            <text:p>1993</text:p>
          </table:table-cell>
          <table:table-cell office:value-type="date" office:date-value="1993-01-21">
            <text:p>1/21/1993</text:p>
          </table:table-cell>
          <table:table-cell table:style-name="ce10" office:value-type="string">
            <text:p>139 Cong. Rec. S195-02</text:p>
          </table:table-cell>
          <table:table-cell/>
          <table:table-cell table:style-name="ce10" office:value-type="string">
            <text:p>women</text:p>
          </table:table-cell>
          <table:table-cell table:style-name="ce10" office:value-type="string">
            <text:p>Domestic violence is now the leading cause of injury to women.It is time to end the terror and the assault on women by passing the Violence Against Women Act. </text:p>
          </table:table-cell>
          <table:table-cell office:value-type="string">
            <text:p>Senate Thursday, January 21, 1993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38">
            <text:p>38</text:p>
          </table:table-cell>
          <table:table-cell table:style-name="ce10" office:value-type="string">
            <text:p>Congressional Record</text:p>
          </table:table-cell>
          <table:table-cell table:style-name="ce10" office:value-type="float" office:value="1993">
            <text:p>1993</text:p>
          </table:table-cell>
          <table:table-cell office:value-type="date" office:date-value="1993-02-24">
            <text:p>2/24/1993</text:p>
          </table:table-cell>
          <table:table-cell table:style-name="ce10" office:value-type="string">
            <text:p>139 Cong. Rec. H804-07</text:p>
          </table:table-cell>
          <table:table-cell/>
          <table:table-cell table:style-name="ce10" office:value-type="string">
            <text:p>women</text:p>
          </table:table-cell>
          <table:table-cell table:style-name="ce10" office:value-type="string">
            <text:p>We have seen domestic violence becoming the leading cause of injury to American women. It is time we stop it.</text:p>
          </table:table-cell>
          <table:table-cell office:value-type="string">
            <text:p>House of Representatives Wednesday, February 24, 1993 COMPREHENSIVE VIOLENCE AGAINST WOMEN ACT</text:p>
          </table:table-cell>
          <table:table-cell table:number-columns-repeated="1014"/>
        </table:table-row>
        <table:table-row table:style-name="ro1">
          <table:table-cell table:style-name="ce10" office:value-type="string">
            <text:p>Congress</text:p>
          </table:table-cell>
          <table:table-cell table:style-name="ce10" office:value-type="float" office:value="39">
            <text:p>39</text:p>
          </table:table-cell>
          <table:table-cell table:style-name="ce10" office:value-type="string">
            <text:p>Congressional Record</text:p>
          </table:table-cell>
          <table:table-cell table:style-name="ce10" office:value-type="float" office:value="1993">
            <text:p>1993</text:p>
          </table:table-cell>
          <table:table-cell office:value-type="date" office:date-value="1993-04-22">
            <text:p>4/22/1993</text:p>
          </table:table-cell>
          <table:table-cell table:style-name="ce10" office:value-type="string">
            <text:p>139 Cong. Rec. H1999-02</text:p>
          </table:table-cell>
          <table:table-cell/>
          <table:table-cell table:style-name="ce10" office:value-type="string">
            <text:p>women</text:p>
          </table:table-cell>
          <table:table-cell table:style-name="ce10" office:value-type="string">
            <text:p>In fact, battering is the leading cause of injury to women.</text:p>
          </table:table-cell>
          <table:table-cell office:value-type="string">
            <text:p>House of Representatives Thursday, April 22, 1993 INTRODUCTION OF THE WOMEN'S VIOLENCE-RELATED INJURY REDUCTION ACT</text:p>
          </table:table-cell>
          <table:table-cell table:number-columns-repeated="1014"/>
        </table:table-row>
        <table:table-row table:style-name="ro1">
          <table:table-cell table:style-name="ce10" office:value-type="string">
            <text:p>Congress</text:p>
          </table:table-cell>
          <table:table-cell table:style-name="ce10" office:value-type="float" office:value="40">
            <text:p>40</text:p>
          </table:table-cell>
          <table:table-cell table:style-name="ce10" office:value-type="string">
            <text:p>Congressional Record</text:p>
          </table:table-cell>
          <table:table-cell table:style-name="ce10" office:value-type="float" office:value="1993">
            <text:p>1993</text:p>
          </table:table-cell>
          <table:table-cell office:value-type="date" office:date-value="1993-04-26">
            <text:p>4/26/1993</text:p>
          </table:table-cell>
          <table:table-cell table:style-name="ce10" office:value-type="string">
            <text:p>139 Cong. Rec. E1024-01</text:p>
          </table:table-cell>
          <table:table-cell table:style-name="ce10" office:value-type="float" office:value="1">
            <text:p>1</text:p>
          </table:table-cell>
          <table:table-cell table:style-name="ce10" office:value-type="string">
            <text:p>women</text:p>
          </table:table-cell>
          <table:table-cell table:style-name="ce10" office:value-type="string">
            <text:p>Battering is the leading cause of injury to women in this country, accounting for nearly one-third of emergency room visits. More women are seriously injured by beatings than by car accidents, muggings, and rapes combined. </text:p>
          </table:table-cell>
          <table:table-cell office:value-type="string">
            <text:p>Extension of Remarks In the House of Representatives Monday, April 26, 1993 THE INTRODUCTION OF THE WOMEN'S VIOLENCE-RELATED INJURY REDUCTION ACT</text:p>
          </table:table-cell>
          <table:table-cell table:number-columns-repeated="1014"/>
        </table:table-row>
        <table:table-row table:style-name="ro1">
          <table:table-cell table:style-name="ce10" office:value-type="string">
            <text:p>Congress</text:p>
          </table:table-cell>
          <table:table-cell table:style-name="ce10" office:value-type="float" office:value="41">
            <text:p>41</text:p>
          </table:table-cell>
          <table:table-cell table:style-name="ce10" office:value-type="string">
            <text:p>Congressional Record</text:p>
          </table:table-cell>
          <table:table-cell table:style-name="ce10" office:value-type="float" office:value="1993">
            <text:p>1993</text:p>
          </table:table-cell>
          <table:table-cell office:value-type="date" office:date-value="1993-05-04">
            <text:p>5/4/1993</text:p>
          </table:table-cell>
          <table:table-cell table:style-name="ce10" office:value-type="string">
            <text:p>139 Cong. Rec. S5394-01</text:p>
          </table:table-cell>
          <table:table-cell/>
          <table:table-cell table:style-name="ce10" office:value-type="string">
            <text:p>women</text:p>
          </table:table-cell>
          <table:table-cell table:style-name="ce10" office:value-type="string">
            <text:p>(6) Battering is the leading cause of injury to women.</text:p>
          </table:table-cell>
          <table:table-cell office:value-type="string">
            <text:p>Senate Tuesday, May 4, 1993 STATEMENTS ON INTRODUCED BILLS AND JOINT RESOLUTIONS; This Act may be cited as the "Violence Reduction Training Act".</text:p>
          </table:table-cell>
          <table:table-cell table:number-columns-repeated="1014"/>
        </table:table-row>
        <table:table-row table:style-name="ro1">
          <table:table-cell table:style-name="ce10" office:value-type="string">
            <text:p>Congress</text:p>
          </table:table-cell>
          <table:table-cell table:style-name="ce10" office:value-type="float" office:value="42">
            <text:p>42</text:p>
          </table:table-cell>
          <table:table-cell table:style-name="ce10" office:value-type="string">
            <text:p>Congressional Record</text:p>
          </table:table-cell>
          <table:table-cell table:style-name="ce10" office:value-type="float" office:value="1993">
            <text:p>1993</text:p>
          </table:table-cell>
          <table:table-cell office:value-type="date" office:date-value="1993-05-11">
            <text:p>5/11/1993</text:p>
          </table:table-cell>
          <table:table-cell table:style-name="ce10" office:value-type="string">
            <text:p>139 Cong. Rec. S5751-04</text:p>
          </table:table-cell>
          <table:table-cell/>
          <table:table-cell table:style-name="ce10" office:value-type="string">
            <text:p>women</text:p>
          </table:table-cell>
          <table:table-cell table:style-name="ce10" office:value-type="string">
            <text:p>In 1984, U.S. Surgeon General C. Everett Koop reported that domestic violence is the single largest cause of injury to women in the United States.</text:p>
          </table:table-cell>
          <table:table-cell office:value-type="string">
            <text:p>Senate Tuesday, May 11, 1993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43">
            <text:p>43</text:p>
          </table:table-cell>
          <table:table-cell table:style-name="ce10" office:value-type="string">
            <text:p>Congressional Record</text:p>
          </table:table-cell>
          <table:table-cell table:style-name="ce10" office:value-type="float" office:value="1993">
            <text:p>1993</text:p>
          </table:table-cell>
          <table:table-cell office:value-type="date" office:date-value="1993-05-11">
            <text:p>5/11/1993</text:p>
          </table:table-cell>
          <table:table-cell table:style-name="ce10" office:value-type="string">
            <text:p>139 Cong. Rec. S5751-04</text:p>
          </table:table-cell>
          <table:table-cell/>
          <table:table-cell table:style-name="ce10" office:value-type="string">
            <text:p>women</text:p>
          </table:table-cell>
          <table:table-cell table:style-name="ce10" office:value-type="string">
            <text:p>Whereas domestic violence is the single largest cause of injury to women in the United States, affecting six million women;</text:p>
          </table:table-cell>
          <table:table-cell office:value-type="string">
            <text:p>Senate Tuesday, May 11, 1993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44">
            <text:p>44</text:p>
          </table:table-cell>
          <table:table-cell table:style-name="ce10" office:value-type="string">
            <text:p>Congressional Record</text:p>
          </table:table-cell>
          <table:table-cell table:style-name="ce10" office:value-type="float" office:value="1993">
            <text:p>1993</text:p>
          </table:table-cell>
          <table:table-cell office:value-type="date" office:date-value="1993-06-14">
            <text:p>6/14/1993</text:p>
          </table:table-cell>
          <table:table-cell table:style-name="ce10" office:value-type="string">
            <text:p>139 Cong. Rec. H3471-02</text:p>
          </table:table-cell>
          <table:table-cell/>
          <table:table-cell table:style-name="ce10" office:value-type="string">
            <text:p>women</text:p>
          </table:table-cell>
          <table:table-cell table:style-name="ce10" office:value-type="string">
            <text:p>For example, battering is the leading cause of injury to women. </text:p>
          </table:table-cell>
          <table:table-cell office:value-type="string">
            <text:p>House of Representatives Monday, June 14, 1993; INJURY PREVENTION AND CONTROL AMENDMENTS OF 1993</text:p>
          </table:table-cell>
          <table:table-cell table:number-columns-repeated="1014"/>
        </table:table-row>
        <table:table-row table:style-name="ro1">
          <table:table-cell table:style-name="ce10" office:value-type="string">
            <text:p>Congress</text:p>
          </table:table-cell>
          <table:table-cell table:style-name="ce10" office:value-type="float" office:value="45">
            <text:p>45</text:p>
          </table:table-cell>
          <table:table-cell table:style-name="ce10" office:value-type="string">
            <text:p>Congressional Record</text:p>
          </table:table-cell>
          <table:table-cell table:style-name="ce10" office:value-type="float" office:value="1993">
            <text:p>1993</text:p>
          </table:table-cell>
          <table:table-cell office:value-type="date" office:date-value="1993-06-14">
            <text:p>6/14/1993</text:p>
          </table:table-cell>
          <table:table-cell table:style-name="ce10" office:value-type="string">
            <text:p>139 Cong. Rec. H3471-02</text:p>
          </table:table-cell>
          <table:table-cell/>
          <table:table-cell table:style-name="ce10" office:value-type="string">
            <text:p>women</text:p>
          </table:table-cell>
          <table:table-cell table:style-name="ce10" office:value-type="string">
            <text:p>Battering is the leading cause of injury to women and is responsible for nearly one-third of all emergency room visits made by women each year. </text:p>
          </table:table-cell>
          <table:table-cell office:value-type="string">
            <text:p>House of Representatives Monday, June 14, 1993; INJURY PREVENTION AND CONTROL AMENDMENTS OF 1993</text:p>
          </table:table-cell>
          <table:table-cell table:number-columns-repeated="1014"/>
        </table:table-row>
        <table:table-row table:style-name="ro1">
          <table:table-cell table:style-name="ce10" office:value-type="string">
            <text:p>Congress</text:p>
          </table:table-cell>
          <table:table-cell table:style-name="ce10" office:value-type="float" office:value="46">
            <text:p>46</text:p>
          </table:table-cell>
          <table:table-cell table:style-name="ce10" office:value-type="string">
            <text:p>Congressional Record</text:p>
          </table:table-cell>
          <table:table-cell table:style-name="ce10" office:value-type="float" office:value="1993">
            <text:p>1993</text:p>
          </table:table-cell>
          <table:table-cell office:value-type="date" office:date-value="1993-08-06">
            <text:p>8/6/1993</text:p>
          </table:table-cell>
          <table:table-cell table:style-name="ce10" office:value-type="string">
            <text:p>139 Cong. Rec. E2041-01</text:p>
          </table:table-cell>
          <table:table-cell/>
          <table:table-cell table:style-name="ce10" office:value-type="string">
            <text:p>women</text:p>
          </table:table-cell>
          <table:table-cell table:style-name="ce10" office:value-type="string">
            <text:p>Domestic violence is the leading cause of injury to women, accounting for nearly a third of their emergency room admissions.</text:p>
          </table:table-cell>
          <table:table-cell office:value-type="string">
            <text:p>Extension of Remarks In the House of Representatives Friday, August 6, 1993 PREVENTIVE SERVICES FOR VICTIMS OF VIOLENCE ACT</text:p>
          </table:table-cell>
          <table:table-cell table:number-columns-repeated="1014"/>
        </table:table-row>
        <table:table-row table:style-name="ro1">
          <table:table-cell table:style-name="ce10" office:value-type="string">
            <text:p>Congress</text:p>
          </table:table-cell>
          <table:table-cell table:style-name="ce10" office:value-type="float" office:value="47">
            <text:p>47</text:p>
          </table:table-cell>
          <table:table-cell table:style-name="ce10" office:value-type="string">
            <text:p>Congressional report</text:p>
          </table:table-cell>
          <table:table-cell table:style-name="ce10" office:value-type="float" office:value="1993">
            <text:p>1993</text:p>
          </table:table-cell>
          <table:table-cell office:value-type="date" office:date-value="1993-09-10">
            <text:p>9/10/1993</text:p>
          </table:table-cell>
          <table:table-cell table:style-name="ce10" office:value-type="string">
            <text:p>S. REP. 103-138</text:p>
          </table:table-cell>
          <table:table-cell table:style-name="ce10" office:value-type="float" office:value="1">
            <text:p>1</text:p>
          </table:table-cell>
          <table:table-cell table:style-name="ce10" office:value-type="string">
            <text:p>15-44</text:p>
          </table:table-cell>
          <table:table-cell table:style-name="ce10" office:value-type="string">
            <text:p>Violence is the leading cause of injuries to women ages 15 to 44, more common than automobile accidents, muggings, and cancer deaths combined.{FN3}</text:p>
          </table:table-cell>
          <table:table-cell office:value-type="string">
            <text:p>THE VIOLENCE AGAINST WOMEN ACT OF 1993 SENATE REPORT NO. 103-138 September 10, 1993; FN3 Surgeon General Antonio Novello, "From the Surgeon General, U.S. Public Health Services," "Journal of the American Medical Association," vol. 267, No. 23, at 3132 (June 17, 1992).</text:p>
          </table:table-cell>
          <table:table-cell table:number-columns-repeated="1014"/>
        </table:table-row>
        <table:table-row table:style-name="ro1">
          <table:table-cell table:style-name="ce10" office:value-type="string">
            <text:p>Congress</text:p>
          </table:table-cell>
          <table:table-cell table:style-name="ce10" office:value-type="float" office:value="48">
            <text:p>48</text:p>
          </table:table-cell>
          <table:table-cell table:style-name="ce10" office:value-type="string">
            <text:p>Congressional Record</text:p>
          </table:table-cell>
          <table:table-cell table:style-name="ce10" office:value-type="float" office:value="1993">
            <text:p>1993</text:p>
          </table:table-cell>
          <table:table-cell office:value-type="date" office:date-value="1993-09-23">
            <text:p>9/23/1993</text:p>
          </table:table-cell>
          <table:table-cell table:style-name="ce10" office:value-type="string">
            <text:p>139 Cong. Rec. S12374-01</text:p>
          </table:table-cell>
          <table:table-cell/>
          <table:table-cell table:style-name="ce10" office:value-type="string">
            <text:p>women</text:p>
          </table:table-cell>
          <table:table-cell table:style-name="ce10" office:value-type="string">
            <text:p>It is estimated that three to four million American women are battered each year; battering is the single largest cause of injury to women. </text:p>
          </table:table-cell>
          <table:table-cell office:value-type="string">
            <text:p>Senate Thursday, September 23, 1993 DEPARTMENTS OF LABOR, HEALTH AND HUMAN SERVICES, AND EDUCATION, AND RELATED AGENCIES APPROPRIATIONS ACT, 1994</text:p>
          </table:table-cell>
          <table:table-cell table:number-columns-repeated="1014"/>
        </table:table-row>
        <table:table-row table:style-name="ro1">
          <table:table-cell table:style-name="ce10" office:value-type="string">
            <text:p>Congress</text:p>
          </table:table-cell>
          <table:table-cell table:style-name="ce10" office:value-type="float" office:value="49">
            <text:p>49</text:p>
          </table:table-cell>
          <table:table-cell table:style-name="ce10" office:value-type="string">
            <text:p>Congressional Record</text:p>
          </table:table-cell>
          <table:table-cell table:style-name="ce10" office:value-type="float" office:value="1993">
            <text:p>1993</text:p>
          </table:table-cell>
          <table:table-cell office:value-type="date" office:date-value="1993-10-18">
            <text:p>10/18/1993</text:p>
          </table:table-cell>
          <table:table-cell table:style-name="ce10" office:value-type="string">
            <text:p>139 Cong. Rec. S13818-03</text:p>
          </table:table-cell>
          <table:table-cell/>
          <table:table-cell table:style-name="ce10" office:value-type="string">
            <text:p>women</text:p>
          </table:table-cell>
          <table:table-cell table:style-name="ce10" office:value-type="string">
            <text:p>It is estimated that three to four million American women are battered each year; battering is the single largest cause of injury to women. </text:p>
          </table:table-cell>
          <table:table-cell office:value-type="string">
            <text:p>Senate Monday, October 18, 1993 DEPARTMENT OF LABOR, HEALTH AND HUMAN SERVICES, AND EDUCATION, AND RELATED AGENCIES APPROPRIATIONS ACT, 1994-CONFERENCE REPORT</text:p>
          </table:table-cell>
          <table:table-cell table:number-columns-repeated="1014"/>
        </table:table-row>
        <table:table-row table:style-name="ro1">
          <table:table-cell table:style-name="ce10" office:value-type="string">
            <text:p>Congress</text:p>
          </table:table-cell>
          <table:table-cell table:style-name="ce10" office:value-type="float" office:value="50">
            <text:p>50</text:p>
          </table:table-cell>
          <table:table-cell table:style-name="ce10" office:value-type="string">
            <text:p>Congressional Record</text:p>
          </table:table-cell>
          <table:table-cell table:style-name="ce10" office:value-type="float" office:value="1993">
            <text:p>1993</text:p>
          </table:table-cell>
          <table:table-cell office:value-type="date" office:date-value="1993-10-18">
            <text:p>10/18/1993</text:p>
          </table:table-cell>
          <table:table-cell table:style-name="ce10" office:value-type="string">
            <text:p>139 Cong. Rec. S13818-03</text:p>
          </table:table-cell>
          <table:table-cell/>
          <table:table-cell table:style-name="ce10" office:value-type="string">
            <text:p>women</text:p>
          </table:table-cell>
          <table:table-cell table:style-name="ce10" office:value-type="string">
            <text:p>Battering is the single largest cause of injury to women and the medical costs associated with family violence totals over $3.5 billion annually. </text:p>
          </table:table-cell>
          <table:table-cell office:value-type="string">
            <text:p>Senate Monday, October 18, 1993 DEPARTMENT OF LABOR, HEALTH AND HUMAN SERVICES, AND EDUCATION, AND RELATED AGENCIES APPROPRIATIONS ACT, 1994-CONFERENCE REPORT</text:p>
          </table:table-cell>
          <table:table-cell table:number-columns-repeated="1014"/>
        </table:table-row>
        <table:table-row table:style-name="ro1">
          <table:table-cell table:style-name="ce10" office:value-type="string">
            <text:p>Congress</text:p>
          </table:table-cell>
          <table:table-cell table:style-name="ce10" office:value-type="float" office:value="51">
            <text:p>51</text:p>
          </table:table-cell>
          <table:table-cell table:style-name="ce10" office:value-type="string">
            <text:p>Congressional Record</text:p>
          </table:table-cell>
          <table:table-cell table:style-name="ce10" office:value-type="float" office:value="1993">
            <text:p>1993</text:p>
          </table:table-cell>
          <table:table-cell office:value-type="date" office:date-value="1993-10-20">
            <text:p>10/20/1993</text:p>
          </table:table-cell>
          <table:table-cell table:style-name="ce10" office:value-type="string">
            <text:p>139 Cong. Rec. S14011-07</text:p>
          </table:table-cell>
          <table:table-cell/>
          <table:table-cell table:style-name="ce10" office:value-type="string">
            <text:p>15-44</text:p>
          </table:table-cell>
          <table:table-cell table:style-name="ce10" office:value-type="string">
            <text:p>The Congress finds that-(1) domestic violence is the leading cause of injury to women in the United States between the ages of 15 and 44;</text:p>
          </table:table-cell>
          <table:table-cell office:value-type="string">
            <text:p>Senate Wednesday, October 20, 1993 STATEMENTS ON INTRODUCED BILLS AND JOINT RESOLUTIONS; (This Act may be cited as the "Domestic Violence Firearm Prevention Act".</text:p>
          </table:table-cell>
          <table:table-cell table:number-columns-repeated="1014"/>
        </table:table-row>
        <table:table-row table:style-name="ro1">
          <table:table-cell table:style-name="ce10" office:value-type="string">
            <text:p>Congress</text:p>
          </table:table-cell>
          <table:table-cell table:style-name="ce10" office:value-type="float" office:value="52">
            <text:p>52</text:p>
          </table:table-cell>
          <table:table-cell table:style-name="ce10" office:value-type="string">
            <text:p>Congressional Record</text:p>
          </table:table-cell>
          <table:table-cell table:style-name="ce10" office:value-type="float" office:value="1993">
            <text:p>1993</text:p>
          </table:table-cell>
          <table:table-cell office:value-type="date" office:date-value="1993-10-20">
            <text:p>10/20/1993</text:p>
          </table:table-cell>
          <table:table-cell table:style-name="ce10" office:value-type="string">
            <text:p>139 Cong. Rec. S14011-07</text:p>
          </table:table-cell>
          <table:table-cell/>
          <table:table-cell table:style-name="ce10" office:value-type="string">
            <text:p>women</text:p>
          </table:table-cell>
          <table:table-cell table:style-name="ce10" office:value-type="string">
            <text:p>Domestic violence is the single largest cause of injury to women in America-up to 4 million women suffer its consequences annually; every 15 seconds a woman is beaten in this country, and each day 10 women die from its effects according to a report by the Department of Health and Human Services. </text:p>
          </table:table-cell>
          <table:table-cell office:value-type="string">
            <text:p>Senate Wednesday, October 20, 1993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53">
            <text:p>53</text:p>
          </table:table-cell>
          <table:table-cell table:style-name="ce10" office:value-type="string">
            <text:p>Congressional Record</text:p>
          </table:table-cell>
          <table:table-cell table:style-name="ce10" office:value-type="float" office:value="1993">
            <text:p>1993</text:p>
          </table:table-cell>
          <table:table-cell office:value-type="date" office:date-value="1993-10-20">
            <text:p>10/20/1993</text:p>
          </table:table-cell>
          <table:table-cell table:style-name="ce10" office:value-type="string">
            <text:p>139 Cong. Rec. E2485-01</text:p>
          </table:table-cell>
          <table:table-cell/>
          <table:table-cell table:style-name="ce10" office:value-type="string">
            <text:p>women</text:p>
          </table:table-cell>
          <table:table-cell table:style-name="ce10" office:value-type="string">
            <text:p>Battering is the single largest cause of injury to women in the United States as it is estimated that a woman is battered at least once every 15 seconds. </text:p>
          </table:table-cell>
          <table:table-cell office:value-type="string">
            <text:p>Extension of Remarks In the House of Representatives Wednesday, October 20, 1993 ALTERNATIVES TO LIVING IN VIOLENT ENVIRONMENTS &lt;ALIVE&gt;</text:p>
          </table:table-cell>
          <table:table-cell table:number-columns-repeated="1014"/>
        </table:table-row>
        <table:table-row table:style-name="ro1">
          <table:table-cell table:style-name="ce10" office:value-type="string">
            <text:p>Congress</text:p>
          </table:table-cell>
          <table:table-cell table:style-name="ce10" office:value-type="float" office:value="54">
            <text:p>54</text:p>
          </table:table-cell>
          <table:table-cell table:style-name="ce10" office:value-type="string">
            <text:p>Congressional Record</text:p>
          </table:table-cell>
          <table:table-cell table:style-name="ce10" office:value-type="float" office:value="1993">
            <text:p>1993</text:p>
          </table:table-cell>
          <table:table-cell office:value-type="date" office:date-value="1993-10-26">
            <text:p>10/26/1993</text:p>
          </table:table-cell>
          <table:table-cell table:style-name="ce10" office:value-type="string">
            <text:p>139 Cong. Rec. H8485-01</text:p>
          </table:table-cell>
          <table:table-cell/>
          <table:table-cell table:style-name="ce10" office:value-type="string">
            <text:p>women</text:p>
          </table:table-cell>
          <table:table-cell table:style-name="ce10" office:value-type="string">
            <text:p>Whereas domestic violence is the single largest cause of injury to women in the United States, affecting 6,000,000 women;</text:p>
          </table:table-cell>
          <table:table-cell office:value-type="string">
            <text:p>House of Representatives Tuesday, October 26, 1993 NATIONAL DOMESTIC VIOLENCE AWARENESS MONTH</text:p>
          </table:table-cell>
          <table:table-cell table:number-columns-repeated="1014"/>
        </table:table-row>
        <table:table-row table:style-name="ro1">
          <table:table-cell table:style-name="ce10" office:value-type="string">
            <text:p>Congress</text:p>
          </table:table-cell>
          <table:table-cell table:style-name="ce10" office:value-type="float" office:value="55">
            <text:p>55</text:p>
          </table:table-cell>
          <table:table-cell table:style-name="ce10" office:value-type="string">
            <text:p>Congressional Record</text:p>
          </table:table-cell>
          <table:table-cell table:style-name="ce10" office:value-type="float" office:value="1993">
            <text:p>1993</text:p>
          </table:table-cell>
          <table:table-cell office:value-type="date" office:date-value="1993-10-28">
            <text:p>10/28/1993</text:p>
          </table:table-cell>
          <table:table-cell table:style-name="ce10" office:value-type="string">
            <text:p>139 Cong. Rec. H8640-01</text:p>
          </table:table-cell>
          <table:table-cell table:style-name="ce10" office:value-type="float" office:value="1">
            <text:p>1</text:p>
          </table:table-cell>
          <table:table-cell table:style-name="ce10" office:value-type="string">
            <text:p>15-44</text:p>
          </table:table-cell>
          <table:table-cell table:style-name="ce10" office:value-type="string">
            <text:p>Domestic violence is a major contributor to the escalating level of violence in America. It is the leading cause of injury to women aged 15 to 44, more common than muggings and car crashes combined. </text:p>
          </table:table-cell>
          <table:table-cell office:value-type="string">
            <text:p>House of Representatives Thursday, October 28, 1993 THE FAMILY VIOLENCE PREVENTION ACT</text:p>
          </table:table-cell>
          <table:table-cell table:number-columns-repeated="1014"/>
        </table:table-row>
        <table:table-row table:style-name="ro1">
          <table:table-cell table:style-name="ce10" office:value-type="string">
            <text:p>Congress</text:p>
          </table:table-cell>
          <table:table-cell table:style-name="ce10" office:value-type="float" office:value="56">
            <text:p>56</text:p>
          </table:table-cell>
          <table:table-cell table:style-name="ce10" office:value-type="string">
            <text:p>Congressional Record</text:p>
          </table:table-cell>
          <table:table-cell table:style-name="ce10" office:value-type="float" office:value="1993">
            <text:p>1993</text:p>
          </table:table-cell>
          <table:table-cell office:value-type="date" office:date-value="1993-11-05">
            <text:p>11/5/1993</text:p>
          </table:table-cell>
          <table:table-cell table:style-name="ce10" office:value-type="string">
            <text:p>139 Cong. Rec. S15230-01</text:p>
          </table:table-cell>
          <table:table-cell/>
          <table:table-cell table:style-name="ce10" office:value-type="string">
            <text:p>15-44</text:p>
          </table:table-cell>
          <table:table-cell table:style-name="ce10" office:value-type="string">
            <text:p>In 1992 the U.S. surgeon general cited violence as the leading cause of injury to women ages 15 to 44, and the U.S. Centers for Disease Control consider violence a public health issue, to be treated as an epidemic.</text:p>
          </table:table-cell>
          <table:table-cell office:value-type="string">
            <text:p>Senate Friday, November 5, 1993 SCREEN VIOLENCE: IT'S KILLING US</text:p>
          </table:table-cell>
          <table:table-cell table:number-columns-repeated="1014"/>
        </table:table-row>
        <table:table-row table:style-name="ro1">
          <table:table-cell table:style-name="ce10" office:value-type="string">
            <text:p>Congress</text:p>
          </table:table-cell>
          <table:table-cell table:style-name="ce10" office:value-type="float" office:value="57">
            <text:p>57</text:p>
          </table:table-cell>
          <table:table-cell table:style-name="ce10" office:value-type="string">
            <text:p>Congressional Record</text:p>
          </table:table-cell>
          <table:table-cell table:style-name="ce10" office:value-type="float" office:value="1993">
            <text:p>1993</text:p>
          </table:table-cell>
          <table:table-cell office:value-type="date" office:date-value="1993-11-08">
            <text:p>11/8/1993</text:p>
          </table:table-cell>
          <table:table-cell table:style-name="ce10" office:value-type="string">
            <text:p>139 Cong. Rec. S15340-01</text:p>
          </table:table-cell>
          <table:table-cell/>
          <table:table-cell table:style-name="ce10" office:value-type="string">
            <text:p>15-44</text:p>
          </table:table-cell>
          <table:table-cell table:style-name="ce10" office:value-type="string">
            <text:p>The Congress finds that-(1) domestic violence is the leading cause of injury to women in the United States between the ages of 15 and 44;</text:p>
          </table:table-cell>
          <table:table-cell office:value-type="string">
            <text:p>Senate Monday, November 8, 1993 AMENDMENTS SUBMITTED</text:p>
          </table:table-cell>
          <table:table-cell table:number-columns-repeated="1014"/>
        </table:table-row>
        <table:table-row table:style-name="ro1">
          <table:table-cell table:style-name="ce10" office:value-type="string">
            <text:p>Congress</text:p>
          </table:table-cell>
          <table:table-cell table:style-name="ce10" office:value-type="float" office:value="58">
            <text:p>58</text:p>
          </table:table-cell>
          <table:table-cell table:style-name="ce10" office:value-type="string">
            <text:p>Congressional Record</text:p>
          </table:table-cell>
          <table:table-cell table:style-name="ce10" office:value-type="float" office:value="1993">
            <text:p>1993</text:p>
          </table:table-cell>
          <table:table-cell office:value-type="date" office:date-value="1993-11-10">
            <text:p>11/10/1993</text:p>
          </table:table-cell>
          <table:table-cell table:style-name="ce10" office:value-type="string">
            <text:p>139 Cong. Rec. S15620-01</text:p>
          </table:table-cell>
          <table:table-cell/>
          <table:table-cell table:style-name="ce10" office:value-type="string">
            <text:p>15-44</text:p>
          </table:table-cell>
          <table:table-cell table:style-name="ce10" office:value-type="string">
            <text:p>The Congress finds that-(1) domestic violence is the leading cause of injury to women in the United States between the ages of 15 and 44;</text:p>
          </table:table-cell>
          <table:table-cell office:value-type="string">
            <text:p>Senate Wednesday, November 10, 1993 OMNIBUS CRIME LEGISLATION</text:p>
          </table:table-cell>
          <table:table-cell table:number-columns-repeated="1014"/>
        </table:table-row>
        <table:table-row table:style-name="ro1">
          <table:table-cell table:style-name="ce10" office:value-type="string">
            <text:p>Congress</text:p>
          </table:table-cell>
          <table:table-cell table:style-name="ce10" office:value-type="float" office:value="59">
            <text:p>59</text:p>
          </table:table-cell>
          <table:table-cell table:style-name="ce10" office:value-type="string">
            <text:p>Congressional Record</text:p>
          </table:table-cell>
          <table:table-cell table:style-name="ce10" office:value-type="float" office:value="1993">
            <text:p>1993</text:p>
          </table:table-cell>
          <table:table-cell office:value-type="date" office:date-value="1993-11-10">
            <text:p>11/10/1993</text:p>
          </table:table-cell>
          <table:table-cell table:style-name="ce10" office:value-type="string">
            <text:p>139 Cong. Rec. S15638-03</text:p>
          </table:table-cell>
          <table:table-cell/>
          <table:table-cell table:style-name="ce10" office:value-type="string">
            <text:p>15-44</text:p>
          </table:table-cell>
          <table:table-cell table:style-name="ce10" office:value-type="string">
            <text:p>The Congress finds that-(1) domestic violence is the leading cause of injury to women in the United States between the ages of 15 and 44;</text:p>
          </table:table-cell>
          <table:table-cell office:value-type="string">
            <text:p>Senate Wednesday, November 10, 1993 VIOLENT CRIME CONTROL AND LAW ENFORCEMENT ACT OF 1993</text:p>
          </table:table-cell>
          <table:table-cell table:number-columns-repeated="1014"/>
        </table:table-row>
        <table:table-row table:style-name="ro1">
          <table:table-cell table:style-name="ce10" office:value-type="string">
            <text:p>Congress</text:p>
          </table:table-cell>
          <table:table-cell table:style-name="ce10" office:value-type="float" office:value="60">
            <text:p>60</text:p>
          </table:table-cell>
          <table:table-cell table:style-name="ce10" office:value-type="string">
            <text:p>Congressional Record</text:p>
          </table:table-cell>
          <table:table-cell table:style-name="ce10" office:value-type="float" office:value="1993">
            <text:p>1993</text:p>
          </table:table-cell>
          <table:table-cell office:value-type="date" office:date-value="1993-11-20">
            <text:p>11/20/1993</text:p>
          </table:table-cell>
          <table:table-cell table:style-name="ce10" office:value-type="string">
            <text:p>139 Cong. Rec. H10349-01</text:p>
          </table:table-cell>
          <table:table-cell/>
          <table:table-cell table:style-name="ce10" office:value-type="string">
            <text:p>15-44</text:p>
          </table:table-cell>
          <table:table-cell table:style-name="ce10" office:value-type="string">
            <text:p>The Congress finds that-(1) domestic violence is the leading cause of injury to women in the United States between the ages of 15 and 44;</text:p>
          </table:table-cell>
          <table:table-cell office:value-type="string">
            <text:p>House of Representatives Saturday, November 20, 1993 VIOLENCE AGAINST WOMEN ACT OF 1993</text:p>
          </table:table-cell>
          <table:table-cell table:number-columns-repeated="1014"/>
        </table:table-row>
        <table:table-row table:style-name="ro1">
          <table:table-cell table:style-name="ce10" office:value-type="string">
            <text:p>Congress</text:p>
          </table:table-cell>
          <table:table-cell table:style-name="ce10" office:value-type="float" office:value="61">
            <text:p>61</text:p>
          </table:table-cell>
          <table:table-cell table:style-name="ce10" office:value-type="string">
            <text:p>Congressional Record</text:p>
          </table:table-cell>
          <table:table-cell table:style-name="ce10" office:value-type="float" office:value="1993">
            <text:p>1993</text:p>
          </table:table-cell>
          <table:table-cell office:value-type="date" office:date-value="1993-11-20">
            <text:p>11/20/1993</text:p>
          </table:table-cell>
          <table:table-cell table:style-name="ce10" office:value-type="string">
            <text:p>139 Cong. Rec. H10349-01</text:p>
          </table:table-cell>
          <table:table-cell/>
          <table:table-cell table:style-name="ce10" office:value-type="string">
            <text:p>women</text:p>
          </table:table-cell>
          <table:table-cell table:style-name="ce10" office:value-type="string">
            <text:p>The Surgeon General says that battering "is the single largest cause of injury to women in the United States." </text:p>
          </table:table-cell>
          <table:table-cell office:value-type="string">
            <text:p>House of Representatives Saturday, November 20, 1993 VIOLENCE AGAINST WOMEN ACT OF 1993</text:p>
          </table:table-cell>
          <table:table-cell table:number-columns-repeated="1014"/>
        </table:table-row>
        <table:table-row table:style-name="ro1">
          <table:table-cell table:style-name="ce10" office:value-type="string">
            <text:p>Congress</text:p>
          </table:table-cell>
          <table:table-cell table:style-name="ce10" office:value-type="float" office:value="62">
            <text:p>62</text:p>
          </table:table-cell>
          <table:table-cell table:style-name="ce10" office:value-type="string">
            <text:p>Congressional report</text:p>
          </table:table-cell>
          <table:table-cell table:style-name="ce10" office:value-type="float" office:value="1993">
            <text:p>1993</text:p>
          </table:table-cell>
          <table:table-cell office:value-type="date" office:date-value="1993-11-20">
            <text:p>11/20/1993</text:p>
          </table:table-cell>
          <table:table-cell table:style-name="ce10" office:value-type="string">
            <text:p>H.R. REP. 103-395</text:p>
          </table:table-cell>
          <table:table-cell table:style-name="ce10" office:value-type="float" office:value="1">
            <text:p>1</text:p>
          </table:table-cell>
          <table:table-cell table:style-name="ce10" office:value-type="string">
            <text:p>15-44</text:p>
          </table:table-cell>
          <table:table-cell table:style-name="ce10" office:value-type="string">
            <text:p>Violence is the leading cause of injury to women ages 15 to 44, more common than automobile accidents, muggings, and cancer deaths combined.</text:p>
          </table:table-cell>
          <table:table-cell office:value-type="string">
            <text:p>VIOLENCE AGAINST WOMEN ACT OF 1993 HOUSE REPORT NO. 103-395 November 20, 1993; FN1 Surgeon General Antonio Novello, "From the Surgeon General, U.S. Public Health Service," Journal of the American Medical Association, vol. 267, no. 23, at 3132 (June 17, 1992).</text:p>
          </table:table-cell>
          <table:table-cell table:number-columns-repeated="1014"/>
        </table:table-row>
        <table:table-row table:style-name="ro1">
          <table:table-cell table:style-name="ce10" office:value-type="string">
            <text:p>Congress</text:p>
          </table:table-cell>
          <table:table-cell table:style-name="ce10" office:value-type="float" office:value="63">
            <text:p>63</text:p>
          </table:table-cell>
          <table:table-cell table:style-name="ce10" office:value-type="string">
            <text:p>Congressional report</text:p>
          </table:table-cell>
          <table:table-cell table:style-name="ce10" office:value-type="float" office:value="1993">
            <text:p>1993</text:p>
          </table:table-cell>
          <table:table-cell office:value-type="date" office:date-value="1993-11-20">
            <text:p>11/20/1993</text:p>
          </table:table-cell>
          <table:table-cell table:style-name="ce10" office:value-type="string">
            <text:p>H.R. REP. 103-395</text:p>
          </table:table-cell>
          <table:table-cell/>
          <table:table-cell table:style-name="ce10" office:value-type="string">
            <text:p>15-44</text:p>
          </table:table-cell>
          <table:table-cell table:style-name="ce10" office:value-type="string">
            <text:p>SEC. 232. FINDINGS. The Congress finds that-(1) domestic violence is the leading cause of injury to women in the United States between the ages of 15 and 44; </text:p>
          </table:table-cell>
          <table:table-cell office:value-type="string">
            <text:p>VIOLENCE AGAINST WOMEN ACT OF 1993 HOUSE REPORT NO. 103-395 November 20, 1993</text:p>
          </table:table-cell>
          <table:table-cell table:number-columns-repeated="1014"/>
        </table:table-row>
        <table:table-row table:style-name="ro1">
          <table:table-cell table:style-name="ce10" office:value-type="string">
            <text:p>Congress</text:p>
          </table:table-cell>
          <table:table-cell table:style-name="ce10" office:value-type="float" office:value="64">
            <text:p>64</text:p>
          </table:table-cell>
          <table:table-cell table:style-name="ce10" office:value-type="string">
            <text:p>Congressional Record</text:p>
          </table:table-cell>
          <table:table-cell table:style-name="ce10" office:value-type="float" office:value="1993">
            <text:p>1993</text:p>
          </table:table-cell>
          <table:table-cell office:value-type="date" office:date-value="1993-11-21">
            <text:p>11/21/1993</text:p>
          </table:table-cell>
          <table:table-cell table:style-name="ce10" office:value-type="string">
            <text:p>139 Cong. Rec. H10590-02</text:p>
          </table:table-cell>
          <table:table-cell/>
          <table:table-cell table:style-name="ce10" office:value-type="string">
            <text:p>women</text:p>
          </table:table-cell>
          <table:table-cell table:style-name="ce10" office:value-type="string">
            <text:p>More than 1 million women each year seek medical treatment as a result of domestic violence, and it is the leading cause of injury to women. </text:p>
          </table:table-cell>
          <table:table-cell office:value-type="string">
            <text:p>House of Representatives Sunday, November 21, 1993 CONFERENCE REPORT ON H.R. 2202, PREVENTIVE HEALTH CARE AMENDMENTS OF 1993</text:p>
          </table:table-cell>
          <table:table-cell table:number-columns-repeated="1014"/>
        </table:table-row>
        <table:table-row table:style-name="ro1">
          <table:table-cell table:style-name="ce10" office:value-type="string">
            <text:p>Congress</text:p>
          </table:table-cell>
          <table:table-cell table:style-name="ce10" office:value-type="float" office:value="65">
            <text:p>65</text:p>
          </table:table-cell>
          <table:table-cell table:style-name="ce10" office:value-type="string">
            <text:p>Congressional Record</text:p>
          </table:table-cell>
          <table:table-cell table:style-name="ce10" office:value-type="float" office:value="1993">
            <text:p>1993</text:p>
          </table:table-cell>
          <table:table-cell office:value-type="date" office:date-value="1993-11-24">
            <text:p>11/24/1993</text:p>
          </table:table-cell>
          <table:table-cell table:style-name="ce10" office:value-type="string">
            <text:p>139 Cong. Rec. S17095-03</text:p>
          </table:table-cell>
          <table:table-cell/>
          <table:table-cell table:style-name="ce10" office:value-type="string">
            <text:p>15-44</text:p>
          </table:table-cell>
          <table:table-cell table:style-name="ce10" office:value-type="string">
            <text:p>The Congress finds that-(1) domestic violence is the leading cause of injury to women in the United States between the ages of 15 and 44;</text:p>
          </table:table-cell>
          <table:table-cell office:value-type="string">
            <text:p>Senate Wednesday, November 24, 1993 VIOLENT CRIME CONTROL AND ENFORCEMENT ACT</text:p>
          </table:table-cell>
          <table:table-cell table:number-columns-repeated="1014"/>
        </table:table-row>
        <table:table-row table:style-name="ro1">
          <table:table-cell table:style-name="ce10" office:value-type="string">
            <text:p>Congress</text:p>
          </table:table-cell>
          <table:table-cell table:style-name="ce10" office:value-type="float" office:value="66">
            <text:p>66</text:p>
          </table:table-cell>
          <table:table-cell table:style-name="ce10" office:value-type="string">
            <text:p>Congressional Record</text:p>
          </table:table-cell>
          <table:table-cell table:style-name="ce10" office:value-type="float" office:value="1994">
            <text:p>1994</text:p>
          </table:table-cell>
          <table:table-cell office:value-type="date" office:date-value="1994-04-14">
            <text:p>4/14/1994</text:p>
          </table:table-cell>
          <table:table-cell table:style-name="ce10" office:value-type="string">
            <text:p>140 Cong. Rec. H2260-04</text:p>
          </table:table-cell>
          <table:table-cell/>
          <table:table-cell table:style-name="ce10" office:value-type="string">
            <text:p>15-44</text:p>
          </table:table-cell>
          <table:table-cell table:style-name="ce10" office:value-type="string">
            <text:p>The Congress finds that-(1) domestic violence is the leading cause of injury to women in the United States between the ages of 15 and 44;</text:p>
          </table:table-cell>
          <table:table-cell office:value-type="string">
            <text:p>House of Representatives Thursday, April 14, 1994 VIOLENT CRIME CONTROL AND LAW ENFORCEMENT ACT OF 1994</text:p>
          </table:table-cell>
          <table:table-cell table:number-columns-repeated="1014"/>
        </table:table-row>
        <table:table-row table:style-name="ro1">
          <table:table-cell table:style-name="ce10" office:value-type="string">
            <text:p>Congress</text:p>
          </table:table-cell>
          <table:table-cell table:style-name="ce10" office:value-type="float" office:value="67">
            <text:p>67</text:p>
          </table:table-cell>
          <table:table-cell table:style-name="ce10" office:value-type="string">
            <text:p>Congressional Record</text:p>
          </table:table-cell>
          <table:table-cell table:style-name="ce10" office:value-type="float" office:value="1994">
            <text:p>1994</text:p>
          </table:table-cell>
          <table:table-cell office:value-type="date" office:date-value="1994-04-25">
            <text:p>4/25/1994</text:p>
          </table:table-cell>
          <table:table-cell table:style-name="ce10" office:value-type="string">
            <text:p>140 Cong. Rec. H2645-03</text:p>
          </table:table-cell>
          <table:table-cell/>
          <table:table-cell table:style-name="ce10" office:value-type="string">
            <text:p>15-44</text:p>
          </table:table-cell>
          <table:table-cell table:style-name="ce10" office:value-type="string">
            <text:p>The Congress finds that-(1) domestic violence is the leading cause of injury to women in the United States between the ages of 15 and 44;</text:p>
          </table:table-cell>
          <table:table-cell office:value-type="string">
            <text:p>House of Representatives Monday, April 25, 1994 VIOLENT CRIME CONTROL AND LAW ENFORCEMENT ACT OF 1994</text:p>
          </table:table-cell>
          <table:table-cell table:number-columns-repeated="1014"/>
        </table:table-row>
        <table:table-row table:style-name="ro1">
          <table:table-cell table:style-name="ce10" office:value-type="string">
            <text:p>Congress</text:p>
          </table:table-cell>
          <table:table-cell table:style-name="ce10" office:value-type="float" office:value="68">
            <text:p>68</text:p>
          </table:table-cell>
          <table:table-cell table:style-name="ce10" office:value-type="string">
            <text:p>Congressional Record</text:p>
          </table:table-cell>
          <table:table-cell table:style-name="ce10" office:value-type="float" office:value="1994">
            <text:p>1994</text:p>
          </table:table-cell>
          <table:table-cell office:value-type="date" office:date-value="1994-05-19">
            <text:p>5/19/1994</text:p>
          </table:table-cell>
          <table:table-cell table:style-name="ce10" office:value-type="string">
            <text:p>140 Cong. Rec. S6018-02</text:p>
          </table:table-cell>
          <table:table-cell/>
          <table:table-cell table:style-name="ce10" office:value-type="string">
            <text:p>15-44</text:p>
          </table:table-cell>
          <table:table-cell table:style-name="ce10" office:value-type="string">
            <text:p>The Congress finds that-(1) domestic violence is the leading cause of injury to women in the United States between the ages of 15 and 44;</text:p>
          </table:table-cell>
          <table:table-cell office:value-type="string">
            <text:p>Senate Thursday, May 19, 1994 VIOLENT CRIME CONTROL AND LAW ENFORCEMENT ACT OF 1994-MESSAGE FROM THE HOUSE</text:p>
          </table:table-cell>
          <table:table-cell table:number-columns-repeated="1014"/>
        </table:table-row>
        <table:table-row table:style-name="ro1">
          <table:table-cell table:style-name="ce10" office:value-type="string">
            <text:p>Congress</text:p>
          </table:table-cell>
          <table:table-cell table:style-name="ce10" office:value-type="float" office:value="69">
            <text:p>69</text:p>
          </table:table-cell>
          <table:table-cell table:style-name="ce10" office:value-type="string">
            <text:p>Congressional Record</text:p>
          </table:table-cell>
          <table:table-cell table:style-name="ce10" office:value-type="float" office:value="1994">
            <text:p>1994</text:p>
          </table:table-cell>
          <table:table-cell office:value-type="date" office:date-value="1994-06-22">
            <text:p>6/22/1994</text:p>
          </table:table-cell>
          <table:table-cell table:style-name="ce10" office:value-type="string">
            <text:p>140 Cong. Rec. S7393-01</text:p>
          </table:table-cell>
          <table:table-cell/>
          <table:table-cell table:style-name="ce10" office:value-type="string">
            <text:p>15-44</text:p>
          </table:table-cell>
          <table:table-cell table:style-name="ce10" office:value-type="string">
            <text:p>Battering is the leading cause of injury to women ages 15 to 44. </text:p>
          </table:table-cell>
          <table:table-cell office:value-type="string">
            <text:p>Senate Wednesday, June 22, 1994 FAMILY VIOLENCE</text:p>
          </table:table-cell>
          <table:table-cell table:number-columns-repeated="1014"/>
        </table:table-row>
        <table:table-row table:style-name="ro1">
          <table:table-cell table:style-name="ce10" office:value-type="string">
            <text:p>Congress</text:p>
          </table:table-cell>
          <table:table-cell table:style-name="ce10" office:value-type="float" office:value="70">
            <text:p>70</text:p>
          </table:table-cell>
          <table:table-cell table:style-name="ce10" office:value-type="string">
            <text:p>Congressional Record</text:p>
          </table:table-cell>
          <table:table-cell table:style-name="ce10" office:value-type="float" office:value="1994">
            <text:p>1994</text:p>
          </table:table-cell>
          <table:table-cell office:value-type="date" office:date-value="1994-06-28">
            <text:p>6/28/1994</text:p>
          </table:table-cell>
          <table:table-cell table:style-name="ce10" office:value-type="string">
            <text:p>140 Cong. Rec. H5180-01</text:p>
          </table:table-cell>
          <table:table-cell table:style-name="ce10" office:value-type="float" office:value="1">
            <text:p>1</text:p>
          </table:table-cell>
          <table:table-cell table:style-name="ce10" office:value-type="string">
            <text:p>15-44</text:p>
          </table:table-cell>
          <table:table-cell table:style-name="ce10" office:value-type="string">
            <text:p>In my home State of Connecticut and nationwide, violence by male partners surpasses automobile accidents, muggings, and cancer deaths combined as the leading cause of injuries for women between the ages of 15 and 44. </text:p>
          </table:table-cell>
          <table:table-cell office:value-type="string">
            <text:p>House of Representatives Tuesday, June 28, 1994 DOMESTIC VIOLENCE</text:p>
          </table:table-cell>
          <table:table-cell table:number-columns-repeated="1014"/>
        </table:table-row>
        <table:table-row table:style-name="ro1">
          <table:table-cell table:style-name="ce10" office:value-type="string">
            <text:p>Congress</text:p>
          </table:table-cell>
          <table:table-cell table:style-name="ce10" office:value-type="float" office:value="71">
            <text:p>71</text:p>
          </table:table-cell>
          <table:table-cell table:style-name="ce10" office:value-type="string">
            <text:p>testimony to Congress</text:p>
          </table:table-cell>
          <table:table-cell table:style-name="ce10" office:value-type="float" office:value="1994">
            <text:p>1994</text:p>
          </table:table-cell>
          <table:table-cell office:value-type="date" office:date-value="1994-06-28">
            <text:p>6/28/1994</text:p>
          </table:table-cell>
          <table:table-cell table:style-name="ce10"/>
          <table:table-cell/>
          <table:table-cell table:style-name="ce10" office:value-type="string">
            <text:p>women</text:p>
          </table:table-cell>
          <table:table-cell table:style-name="ce10" office:value-type="string">
            <text:p>Domestic abuse is the leading cause of injury to women.</text:p>
          </table:table-cell>
          <table:table-cell office:value-type="string">
            <text:p>Testimony June 28, 1994 Senate Judiciary Constitution; Hate Crime Statistics</text:p>
          </table:table-cell>
          <table:table-cell table:number-columns-repeated="1014"/>
        </table:table-row>
        <table:table-row table:style-name="ro1">
          <table:table-cell table:style-name="ce10" office:value-type="string">
            <text:p>Congress</text:p>
          </table:table-cell>
          <table:table-cell table:style-name="ce10" office:value-type="float" office:value="72">
            <text:p>72</text:p>
          </table:table-cell>
          <table:table-cell table:style-name="ce10" office:value-type="string">
            <text:p>testimony to Congress</text:p>
          </table:table-cell>
          <table:table-cell table:style-name="ce10" office:value-type="float" office:value="1994">
            <text:p>1994</text:p>
          </table:table-cell>
          <table:table-cell office:value-type="date" office:date-value="1994-06-30">
            <text:p>6/30/1994</text:p>
          </table:table-cell>
          <table:table-cell table:style-name="ce10"/>
          <table:table-cell table:style-name="ce10" office:value-type="float" office:value="1">
            <text:p>1</text:p>
          </table:table-cell>
          <table:table-cell table:style-name="ce10" office:value-type="string">
            <text:p>women</text:p>
          </table:table-cell>
          <table:table-cell table:style-name="ce10" office:value-type="string">
            <text:p>Domestic violence is the leading cause of injury to women, exceeding auto accidents, muggings and rapes combined.</text:p>
          </table:table-cell>
          <table:table-cell office:value-type="string">
            <text:p>Testimony June 30, 1994 House of Representatives Judiciary Crime and Criminal Justice</text:p>
          </table:table-cell>
          <table:table-cell table:number-columns-repeated="1014"/>
        </table:table-row>
        <table:table-row table:style-name="ro1">
          <table:table-cell table:style-name="ce10" office:value-type="string">
            <text:p>Congress</text:p>
          </table:table-cell>
          <table:table-cell table:style-name="ce10" office:value-type="float" office:value="73">
            <text:p>73</text:p>
          </table:table-cell>
          <table:table-cell table:style-name="ce10" office:value-type="string">
            <text:p>testimony to Congress</text:p>
          </table:table-cell>
          <table:table-cell table:style-name="ce10" office:value-type="float" office:value="1994">
            <text:p>1994</text:p>
          </table:table-cell>
          <table:table-cell office:value-type="date" office:date-value="1994-06-30">
            <text:p>6/30/1994</text:p>
          </table:table-cell>
          <table:table-cell table:style-name="ce10"/>
          <table:table-cell/>
          <table:table-cell table:style-name="ce10" office:value-type="string">
            <text:p>women</text:p>
          </table:table-cell>
          <table:table-cell table:style-name="ce10" office:value-type="string">
            <text:p>YES, THINGS ARE A LOT BETTER NOW. BUT THEY STILL AREN'T GOOD. DOMESTIC VIOLENCE IS THE LEADING CAUSE OF SERIOUS INJURY TO WOMEN IN THE UNITED STATES.</text:p>
          </table:table-cell>
          <table:table-cell office:value-type="string">
            <text:p>Testimony June 30, 1994 House of Representatives Judiciary Crime and Criminal Justice</text:p>
          </table:table-cell>
          <table:table-cell table:number-columns-repeated="1014"/>
        </table:table-row>
        <table:table-row table:style-name="ro1">
          <table:table-cell table:style-name="ce10" office:value-type="string">
            <text:p>Congress</text:p>
          </table:table-cell>
          <table:table-cell table:style-name="ce10" office:value-type="float" office:value="74">
            <text:p>74</text:p>
          </table:table-cell>
          <table:table-cell table:style-name="ce10" office:value-type="string">
            <text:p>testimony to Congress</text:p>
          </table:table-cell>
          <table:table-cell table:style-name="ce10" office:value-type="float" office:value="1994">
            <text:p>1994</text:p>
          </table:table-cell>
          <table:table-cell office:value-type="date" office:date-value="1994-06-30">
            <text:p>6/30/1994</text:p>
          </table:table-cell>
          <table:table-cell table:style-name="ce10"/>
          <table:table-cell table:style-name="ce10" office:value-type="float" office:value="1">
            <text:p>1</text:p>
          </table:table-cell>
          <table:table-cell table:style-name="ce10" office:value-type="string">
            <text:p>women</text:p>
          </table:table-cell>
          <table:table-cell table:style-name="ce10" office:value-type="string">
            <text:p>Domestic violence is now the leading cause of serious injury to American women, more common than car crashes and muggings combined.</text:p>
          </table:table-cell>
          <table:table-cell office:value-type="string">
            <text:p>Testimony June 30, 1994 House of Representatives Judiciary Crime and Criminal Justice</text:p>
          </table:table-cell>
          <table:table-cell table:number-columns-repeated="1014"/>
        </table:table-row>
        <table:table-row table:style-name="ro1">
          <table:table-cell table:style-name="ce10" office:value-type="string">
            <text:p>Congress</text:p>
          </table:table-cell>
          <table:table-cell table:style-name="ce10" office:value-type="float" office:value="75">
            <text:p>75</text:p>
          </table:table-cell>
          <table:table-cell table:style-name="ce10" office:value-type="string">
            <text:p>Congressional Record</text:p>
          </table:table-cell>
          <table:table-cell table:style-name="ce10" office:value-type="float" office:value="1994">
            <text:p>1994</text:p>
          </table:table-cell>
          <table:table-cell office:value-type="date" office:date-value="1994-08-05">
            <text:p>8/5/1994</text:p>
          </table:table-cell>
          <table:table-cell table:style-name="ce10" office:value-type="string">
            <text:p>140 Cong. Rec. S10703-01</text:p>
          </table:table-cell>
          <table:table-cell/>
          <table:table-cell table:style-name="ce10" office:value-type="string">
            <text:p>women</text:p>
          </table:table-cell>
          <table:table-cell table:style-name="ce10" office:value-type="string">
            <text:p>Battering is the single largest cause of injury to women in the United States, and medical costs associated with those injuries are estimated to be $3.5 billion annually. </text:p>
          </table:table-cell>
          <table:table-cell office:value-type="string">
            <text:p>Senate Friday, August 5, 1994 DEPARTMENTS OF LABOR, HEALTH AND HUMAN SERVICES, AND EDUCATION, AND RELATED AGENCIES APPROPRIATIONS ACT</text:p>
          </table:table-cell>
          <table:table-cell table:number-columns-repeated="1014"/>
        </table:table-row>
        <table:table-row table:style-name="ro1">
          <table:table-cell table:style-name="ce10" office:value-type="string">
            <text:p>Congress</text:p>
          </table:table-cell>
          <table:table-cell table:style-name="ce10" office:value-type="float" office:value="76">
            <text:p>76</text:p>
          </table:table-cell>
          <table:table-cell table:style-name="ce10" office:value-type="string">
            <text:p>Congressional Record</text:p>
          </table:table-cell>
          <table:table-cell table:style-name="ce10" office:value-type="float" office:value="1994">
            <text:p>1994</text:p>
          </table:table-cell>
          <table:table-cell office:value-type="date" office:date-value="1994-08-10">
            <text:p>8/10/1994</text:p>
          </table:table-cell>
          <table:table-cell table:style-name="ce10" office:value-type="string">
            <text:p>140 Cong. Rec. H7372-01</text:p>
          </table:table-cell>
          <table:table-cell/>
          <table:table-cell table:style-name="ce10" office:value-type="string">
            <text:p>15-44</text:p>
          </table:table-cell>
          <table:table-cell table:style-name="ce10" office:value-type="string">
            <text:p>The Conferees also note that Congress finds with respect to this provision that domestic violence is the leading cause of injury to women in the United States between the ages of 15 and 44; firearms are used by the abuser in 7 percent of domestic violence incidents and produces an adverse effect on interstate commerce; and individuals with a history of domestic abuse should not have easy access to firearms.</text:p>
          </table:table-cell>
          <table:table-cell office:value-type="string">
            <text:p>House of Representatives Wednesday, August 10, 1994 CONFERENCE REPORT ON H.R. 3355, VIOLENT CRIME CONTROL AND LAW ENFORCEMENT ACT OF 1993</text:p>
          </table:table-cell>
          <table:table-cell table:number-columns-repeated="1014"/>
        </table:table-row>
        <table:table-row table:style-name="ro1">
          <table:table-cell table:style-name="ce10" office:value-type="string">
            <text:p>Congress</text:p>
          </table:table-cell>
          <table:table-cell table:style-name="ce10" office:value-type="float" office:value="77">
            <text:p>77</text:p>
          </table:table-cell>
          <table:table-cell table:style-name="ce10" office:value-type="string">
            <text:p>Congressional report</text:p>
          </table:table-cell>
          <table:table-cell table:style-name="ce10" office:value-type="float" office:value="1994">
            <text:p>1994</text:p>
          </table:table-cell>
          <table:table-cell office:value-type="date" office:date-value="1994-08-10">
            <text:p>8/10/1994</text:p>
          </table:table-cell>
          <table:table-cell table:style-name="ce10" office:value-type="string">
            <text:p>H.R. CONF. REP. 103-694</text:p>
          </table:table-cell>
          <table:table-cell/>
          <table:table-cell table:style-name="ce10" office:value-type="string">
            <text:p>15-44</text:p>
          </table:table-cell>
          <table:table-cell table:style-name="ce10" office:value-type="string">
            <text:p>The Conferees also note that Congress finds with respect to this provision that domestic violence is the leading cause of injury to women in the United States between the ages of 15 and 44; firearms are used by the abuser in 7 percent of domestic violence incidents and produces an adverse effect on interstate commerce; and individuals with a history of domestic abuse should not have easy access to firearms.</text:p>
          </table:table-cell>
          <table:table-cell office:value-type="string">
            <text:p>P.L. 103-322, VIOLENT CRIME CONTROL AND LAW ENFORCEMENT ACT OF 1994 HOUSE CONFERENCE REPORT NO. 103-694 August 10, 1994</text:p>
          </table:table-cell>
          <table:table-cell table:number-columns-repeated="1014"/>
        </table:table-row>
        <table:table-row table:style-name="ro1">
          <table:table-cell table:style-name="ce10" office:value-type="string">
            <text:p>Congress</text:p>
          </table:table-cell>
          <table:table-cell table:style-name="ce10" office:value-type="float" office:value="78">
            <text:p>78</text:p>
          </table:table-cell>
          <table:table-cell table:style-name="ce10" office:value-type="string">
            <text:p>Congressional Record</text:p>
          </table:table-cell>
          <table:table-cell table:style-name="ce10" office:value-type="float" office:value="1994">
            <text:p>1994</text:p>
          </table:table-cell>
          <table:table-cell office:value-type="date" office:date-value="1994-08-21">
            <text:p>8/21/1994</text:p>
          </table:table-cell>
          <table:table-cell table:style-name="ce10" office:value-type="string">
            <text:p>140 Cong. Rec. H8968-01</text:p>
          </table:table-cell>
          <table:table-cell/>
          <table:table-cell table:style-name="ce10" office:value-type="string">
            <text:p>women</text:p>
          </table:table-cell>
          <table:table-cell table:style-name="ce10" office:value-type="string">
            <text:p>Domestic violence is one of the leading causes of injury and death for American women, and I am pleased that the Violence Against Women Act has been included in this bill. </text:p>
          </table:table-cell>
          <table:table-cell office:value-type="string">
            <text:p>House of Representatives Sunday, August 21, 1994 PERSONAL EXPLANATION</text:p>
          </table:table-cell>
          <table:table-cell table:number-columns-repeated="1014"/>
        </table:table-row>
        <table:table-row table:style-name="ro1">
          <table:table-cell table:style-name="ce10" office:value-type="string">
            <text:p>Congress</text:p>
          </table:table-cell>
          <table:table-cell table:style-name="ce10" office:value-type="float" office:value="79">
            <text:p>79</text:p>
          </table:table-cell>
          <table:table-cell table:style-name="ce10" office:value-type="string">
            <text:p>Congressional Record</text:p>
          </table:table-cell>
          <table:table-cell table:style-name="ce10" office:value-type="float" office:value="1994">
            <text:p>1994</text:p>
          </table:table-cell>
          <table:table-cell office:value-type="date" office:date-value="1994-08-21">
            <text:p>8/21/1994</text:p>
          </table:table-cell>
          <table:table-cell table:style-name="ce10" office:value-type="string">
            <text:p>140 Cong. Rec. H8772-03</text:p>
          </table:table-cell>
          <table:table-cell/>
          <table:table-cell table:style-name="ce10" office:value-type="string">
            <text:p>15-44</text:p>
          </table:table-cell>
          <table:table-cell table:style-name="ce10" office:value-type="string">
            <text:p>The Conferees also note that Congress finds with respect to this provision that domestic violence is the leading cause of injury to women in the United States between the ages of 15 and 44; firearms are used by the abuser in 7 percent of domestic violence incidents and produces an adverse effect on interstate commerce; and individuals with a history of domestic abuse should not have easy access to firearms.</text:p>
          </table:table-cell>
          <table:table-cell office:value-type="string">
            <text:p>House of Representatives Sunday, August 21, 1994 CONFERENCE REPORT ON H.R. 3355, VIOLENT CRIME CONTROL AND LAW ENFORCEMENT ACT OF 1993</text:p>
          </table:table-cell>
          <table:table-cell table:number-columns-repeated="1014"/>
        </table:table-row>
        <table:table-row table:style-name="ro1">
          <table:table-cell table:style-name="ce10" office:value-type="string">
            <text:p>Congress</text:p>
          </table:table-cell>
          <table:table-cell table:style-name="ce10" office:value-type="float" office:value="80">
            <text:p>80</text:p>
          </table:table-cell>
          <table:table-cell table:style-name="ce10" office:value-type="string">
            <text:p>Congressional report</text:p>
          </table:table-cell>
          <table:table-cell table:style-name="ce10" office:value-type="float" office:value="1994">
            <text:p>1994</text:p>
          </table:table-cell>
          <table:table-cell office:value-type="date" office:date-value="1994-08-21">
            <text:p>8/21/1994</text:p>
          </table:table-cell>
          <table:table-cell table:style-name="ce10" office:value-type="string">
            <text:p>H.R. CONF. REP. 103-711</text:p>
          </table:table-cell>
          <table:table-cell/>
          <table:table-cell table:style-name="ce10" office:value-type="string">
            <text:p>15-44</text:p>
          </table:table-cell>
          <table:table-cell table:style-name="ce10" office:value-type="string">
            <text:p>The Conferees also note that Congress finds with respect to this provision that domestic violence is the leading cause of injury to women in the United States between the ages of 15 and 44; firearms are used by the abuser in 7 percent of domestic violence incidents and produces an adverse effect on interstate commerce; and individuals with a history of domestic abuse should not have easy access to firearms.</text:p>
          </table:table-cell>
          <table:table-cell office:value-type="string">
            <text:p>P.L. 103-322, VIOLENT CRIME CONTROL AND LAW ENFORCEMENT ACT OF 1994 HOUSE CONFERENCE REPORT NO. 103-711 August 21, 1994</text:p>
          </table:table-cell>
          <table:table-cell table:number-columns-repeated="1014"/>
        </table:table-row>
        <table:table-row table:style-name="ro1">
          <table:table-cell table:style-name="ce10" office:value-type="string">
            <text:p>Congress</text:p>
          </table:table-cell>
          <table:table-cell table:style-name="ce10" office:value-type="float" office:value="81">
            <text:p>81</text:p>
          </table:table-cell>
          <table:table-cell table:style-name="ce10" office:value-type="string">
            <text:p>Congressional Record</text:p>
          </table:table-cell>
          <table:table-cell table:style-name="ce10" office:value-type="float" office:value="1994">
            <text:p>1994</text:p>
          </table:table-cell>
          <table:table-cell office:value-type="date" office:date-value="1994-08-25">
            <text:p>8/25/1994</text:p>
          </table:table-cell>
          <table:table-cell table:style-name="ce10" office:value-type="string">
            <text:p>140 Cong. Rec. S12496-01</text:p>
          </table:table-cell>
          <table:table-cell/>
          <table:table-cell table:style-name="ce10" office:value-type="string">
            <text:p>women</text:p>
          </table:table-cell>
          <table:table-cell table:style-name="ce10" office:value-type="string">
            <text:p>Domestic violence is now the leading cause of injury to women.</text:p>
          </table:table-cell>
          <table:table-cell office:value-type="string">
            <text:p>Senate Thursday, August 25, 1994 VIOLENT CRIME CONTROL AND LAW ENFORCEMENT ACT OF 1994-CONFERENCE REPORT</text:p>
          </table:table-cell>
          <table:table-cell table:number-columns-repeated="1014"/>
        </table:table-row>
        <table:table-row table:style-name="ro1">
          <table:table-cell table:style-name="ce10" office:value-type="string">
            <text:p>Congress</text:p>
          </table:table-cell>
          <table:table-cell table:style-name="ce10" office:value-type="float" office:value="82">
            <text:p>82</text:p>
          </table:table-cell>
          <table:table-cell table:style-name="ce10" office:value-type="string">
            <text:p>Congressional Record</text:p>
          </table:table-cell>
          <table:table-cell table:style-name="ce10" office:value-type="float" office:value="1994">
            <text:p>1994</text:p>
          </table:table-cell>
          <table:table-cell office:value-type="date" office:date-value="1994-09-27">
            <text:p>9/27/1994</text:p>
          </table:table-cell>
          <table:table-cell table:style-name="ce10" office:value-type="string">
            <text:p>140 Cong. Rec. S13407-01</text:p>
          </table:table-cell>
          <table:table-cell/>
          <table:table-cell table:style-name="ce10" office:value-type="string">
            <text:p>women</text:p>
          </table:table-cell>
          <table:table-cell table:style-name="ce10" office:value-type="string">
            <text:p>Battering is the single largest cause of injury to women in the United States and medical costs associated with those injuries is approximately $3.5 billion annually. </text:p>
          </table:table-cell>
          <table:table-cell office:value-type="string">
            <text:p>Senate Tuesday, September 27, 1994 DEPARTMENTS OF LABOR, HEALTH AND HUMAN SERVICES, AND EDUCATION AND RELATED AGENCIES APPROPRIATIONS ACT, 1995</text:p>
          </table:table-cell>
          <table:table-cell table:number-columns-repeated="1014"/>
        </table:table-row>
        <table:table-row table:style-name="ro1">
          <table:table-cell table:style-name="ce10" office:value-type="string">
            <text:p>Congress</text:p>
          </table:table-cell>
          <table:table-cell table:style-name="ce10" office:value-type="float" office:value="83">
            <text:p>83</text:p>
          </table:table-cell>
          <table:table-cell table:style-name="ce10" office:value-type="string">
            <text:p>Congressional Record</text:p>
          </table:table-cell>
          <table:table-cell table:style-name="ce10" office:value-type="float" office:value="1994">
            <text:p>1994</text:p>
          </table:table-cell>
          <table:table-cell office:value-type="date" office:date-value="1994-10-04">
            <text:p>10/4/1994</text:p>
          </table:table-cell>
          <table:table-cell table:style-name="ce10" office:value-type="string">
            <text:p>140 Cong. Rec. H10691-03</text:p>
          </table:table-cell>
          <table:table-cell table:style-name="ce10" office:value-type="float" office:value="1">
            <text:p>1</text:p>
          </table:table-cell>
          <table:table-cell table:style-name="ce10" office:value-type="string">
            <text:p>women</text:p>
          </table:table-cell>
          <table:table-cell table:style-name="ce10" office:value-type="string">
            <text:p>Domestic violence is the leading cause of injury to women, causing more injuries than muggings, stranger rapes, and car accidents combined. </text:p>
          </table:table-cell>
          <table:table-cell office:value-type="string">
            <text:p>House of Representatives Tuesday, October 4, 1994 STOPPING DOMESTIC VIOLENCE IN NORTHERN MICHIGAN</text:p>
          </table:table-cell>
          <table:table-cell table:number-columns-repeated="1014"/>
        </table:table-row>
        <table:table-row table:style-name="ro1">
          <table:table-cell table:style-name="ce10" office:value-type="string">
            <text:p>Congress</text:p>
          </table:table-cell>
          <table:table-cell table:style-name="ce10" office:value-type="float" office:value="84">
            <text:p>84</text:p>
          </table:table-cell>
          <table:table-cell table:style-name="ce10" office:value-type="string">
            <text:p>Congressional Record</text:p>
          </table:table-cell>
          <table:table-cell table:style-name="ce10" office:value-type="float" office:value="1994">
            <text:p>1994</text:p>
          </table:table-cell>
          <table:table-cell office:value-type="date" office:date-value="1994-10-04">
            <text:p>10/4/1994</text:p>
          </table:table-cell>
          <table:table-cell table:style-name="ce10" office:value-type="string">
            <text:p>140 Cong. Rec. H10688-01</text:p>
          </table:table-cell>
          <table:table-cell table:style-name="ce10" office:value-type="float" office:value="1">
            <text:p>1</text:p>
          </table:table-cell>
          <table:table-cell table:style-name="ce10" office:value-type="string">
            <text:p>women</text:p>
          </table:table-cell>
          <table:table-cell table:style-name="ce10" office:value-type="string">
            <text:p>Mr. Speaker, I rise today in recognition of National Domestic Violence Awareness Month and in honor of this National Day of Remembrance for victims of domestic abuse and their families. Domestic violence is the largest single cause of injury to women in the United States, forcing more than 1.5 million women to seek medical treatment each year. Spouse abuse accounts for more visits to hospital emergency rooms than car crashes, muggings, and rape combined, and the annual costs for medical care amount to an incredible $44 million.</text:p>
          </table:table-cell>
          <table:table-cell office:value-type="string">
            <text:p>House of Representatives Tuesday, October 4, 1994 NATIONAL DAY OF REMEMBRANCE FOR VICTIMS OF DOMESTIC ABUSE</text:p>
          </table:table-cell>
          <table:table-cell table:number-columns-repeated="1014"/>
        </table:table-row>
        <table:table-row table:style-name="ro1">
          <table:table-cell table:style-name="ce10" office:value-type="string">
            <text:p>Congress</text:p>
          </table:table-cell>
          <table:table-cell table:style-name="ce10" office:value-type="float" office:value="85">
            <text:p>85</text:p>
          </table:table-cell>
          <table:table-cell table:style-name="ce10" office:value-type="string">
            <text:p>Congressional Record</text:p>
          </table:table-cell>
          <table:table-cell table:style-name="ce10" office:value-type="float" office:value="1994">
            <text:p>1994</text:p>
          </table:table-cell>
          <table:table-cell office:value-type="date" office:date-value="1994-10-05">
            <text:p>10/5/1994</text:p>
          </table:table-cell>
          <table:table-cell table:style-name="ce10" office:value-type="string">
            <text:p>140 Cong. Rec. S14188-01</text:p>
          </table:table-cell>
          <table:table-cell table:style-name="ce10" office:value-type="float" office:value="1">
            <text:p>1</text:p>
          </table:table-cell>
          <table:table-cell table:style-name="ce10" office:value-type="string">
            <text:p>women</text:p>
          </table:table-cell>
          <table:table-cell table:style-name="ce10" office:value-type="string">
            <text:p>Mr. President, in connection with violence, domestic violence is the leading cause of serious injury to women, more common than muggings and car crashes combined. A woman is beaten every 9 seconds in the United States of America. Four million American women were beaten by their husbands or boyfriends in the last year alone. </text:p>
          </table:table-cell>
          <table:table-cell office:value-type="string">
            <text:p>Senate Wednesday, October 5, 1994 DOMESTIC VIOLENCE</text:p>
          </table:table-cell>
          <table:table-cell table:number-columns-repeated="1014"/>
        </table:table-row>
        <table:table-row table:style-name="ro1">
          <table:table-cell table:style-name="ce10" office:value-type="string">
            <text:p>Congress</text:p>
          </table:table-cell>
          <table:table-cell table:style-name="ce10" office:value-type="float" office:value="86">
            <text:p>86</text:p>
          </table:table-cell>
          <table:table-cell table:style-name="ce10" office:value-type="string">
            <text:p>testimony to Congress</text:p>
          </table:table-cell>
          <table:table-cell table:style-name="ce10" office:value-type="float" office:value="1994">
            <text:p>1994</text:p>
          </table:table-cell>
          <table:table-cell office:value-type="date" office:date-value="1994-10-05">
            <text:p>10/5/1994</text:p>
          </table:table-cell>
          <table:table-cell table:style-name="ce10"/>
          <table:table-cell/>
          <table:table-cell table:style-name="ce10" office:value-type="string">
            <text:p>women</text:p>
          </table:table-cell>
          <table:table-cell table:style-name="ce10" office:value-type="string">
            <text:p>Violence is the leading cause of injuries in women. </text:p>
          </table:table-cell>
          <table:table-cell office:value-type="string">
            <text:p>Testimony October 5, 1994 House of Representatives Government Operations Human Resources and Intergovernmental Relations</text:p>
          </table:table-cell>
          <table:table-cell table:number-columns-repeated="1014"/>
        </table:table-row>
        <table:table-row table:style-name="ro1">
          <table:table-cell table:style-name="ce10" office:value-type="string">
            <text:p>Congress</text:p>
          </table:table-cell>
          <table:table-cell table:style-name="ce10" office:value-type="float" office:value="87">
            <text:p>87</text:p>
          </table:table-cell>
          <table:table-cell table:style-name="ce10" office:value-type="string">
            <text:p>testimony to Congress</text:p>
          </table:table-cell>
          <table:table-cell table:style-name="ce10" office:value-type="float" office:value="1994">
            <text:p>1994</text:p>
          </table:table-cell>
          <table:table-cell office:value-type="date" office:date-value="1994-10-05">
            <text:p>10/5/1994</text:p>
          </table:table-cell>
          <table:table-cell table:style-name="ce10"/>
          <table:table-cell/>
          <table:table-cell table:style-name="ce10" office:value-type="string">
            <text:p>women</text:p>
          </table:table-cell>
          <table:table-cell table:style-name="ce10" office:value-type="string">
            <text:p>Surgeon General's report that came out in 1992 cited a report that found 35% of the women who visit hospital emergency rooms are there because of on-going abuse -- making domestic violence one of the leading causes of injury to women.</text:p>
          </table:table-cell>
          <table:table-cell office:value-type="string">
            <text:p>Testimony October 5, 1994 House of Representatives Government Operations Human Resources and Intergovernmental Relations</text:p>
          </table:table-cell>
          <table:table-cell table:number-columns-repeated="1014"/>
        </table:table-row>
        <table:table-row table:style-name="ro1">
          <table:table-cell table:style-name="ce10" office:value-type="string">
            <text:p>Congress</text:p>
          </table:table-cell>
          <table:table-cell table:style-name="ce10" office:value-type="float" office:value="88">
            <text:p>88</text:p>
          </table:table-cell>
          <table:table-cell table:style-name="ce10" office:value-type="string">
            <text:p>testimony to Congress</text:p>
          </table:table-cell>
          <table:table-cell table:style-name="ce10" office:value-type="float" office:value="1994">
            <text:p>1994</text:p>
          </table:table-cell>
          <table:table-cell office:value-type="date" office:date-value="1994-10-05">
            <text:p>10/5/1994</text:p>
          </table:table-cell>
          <table:table-cell table:style-name="ce10"/>
          <table:table-cell/>
          <table:table-cell table:style-name="ce10" office:value-type="string">
            <text:p>15-44</text:p>
          </table:table-cell>
          <table:table-cell table:style-name="ce10" office:value-type="string">
            <text:p>The former Surgeon General Antonio Novella announced in 1992 that domestic violence is the leading cause of injuries to women age 15-44.</text:p>
          </table:table-cell>
          <table:table-cell office:value-type="string">
            <text:p>Testimony October 5, 1994 House of Representatives Government Operations, Humans Resource and Intergovermental Relations</text:p>
          </table:table-cell>
          <table:table-cell table:number-columns-repeated="1014"/>
        </table:table-row>
        <table:table-row table:style-name="ro1">
          <table:table-cell table:style-name="ce10" office:value-type="string">
            <text:p>Congress</text:p>
          </table:table-cell>
          <table:table-cell table:style-name="ce10" office:value-type="float" office:value="89">
            <text:p>89</text:p>
          </table:table-cell>
          <table:table-cell table:style-name="ce10" office:value-type="string">
            <text:p>testimony to Congress</text:p>
          </table:table-cell>
          <table:table-cell table:style-name="ce10" office:value-type="float" office:value="1994">
            <text:p>1994</text:p>
          </table:table-cell>
          <table:table-cell office:value-type="date" office:date-value="1994-10-05">
            <text:p>10/5/1994</text:p>
          </table:table-cell>
          <table:table-cell table:style-name="ce10"/>
          <table:table-cell/>
          <table:table-cell table:style-name="ce10" office:value-type="string">
            <text:p>women</text:p>
          </table:table-cell>
          <table:table-cell table:style-name="ce10" office:value-type="string">
            <text:p>Battering is a leading cause of injury to women, and each year more than a million women seek medical attention because of it. </text:p>
          </table:table-cell>
          <table:table-cell office:value-type="string">
            <text:p>Testimony October 5, 1994 House of Representatives Government Operations Human Resources and Intergovernmental Relations</text:p>
          </table:table-cell>
          <table:table-cell table:number-columns-repeated="1014"/>
        </table:table-row>
        <table:table-row table:style-name="ro1">
          <table:table-cell table:style-name="ce10" office:value-type="string">
            <text:p>Congress</text:p>
          </table:table-cell>
          <table:table-cell table:style-name="ce10" office:value-type="float" office:value="90">
            <text:p>90</text:p>
          </table:table-cell>
          <table:table-cell table:style-name="ce10" office:value-type="string">
            <text:p>testimony to Congress</text:p>
          </table:table-cell>
          <table:table-cell table:style-name="ce10" office:value-type="float" office:value="1994">
            <text:p>1994</text:p>
          </table:table-cell>
          <table:table-cell office:value-type="date" office:date-value="1994-10-05">
            <text:p>10/5/1994</text:p>
          </table:table-cell>
          <table:table-cell table:style-name="ce10"/>
          <table:table-cell/>
          <table:table-cell table:style-name="ce10" office:value-type="string">
            <text:p>15-44</text:p>
          </table:table-cell>
          <table:table-cell table:style-name="ce10" office:value-type="string">
            <text:p>TODAY, DOMESTIC VIOLENCE IS THE LEADING CAUSE OF DEATH AND INJURY TO WOMEN BETWEEN THE AGES OF 15 AND 44. </text:p>
          </table:table-cell>
          <table:table-cell office:value-type="string">
            <text:p>Testimony October 5, 1994 House of Representatives Government Operations Human Resources and Intergovernmental Relations</text:p>
          </table:table-cell>
          <table:table-cell table:number-columns-repeated="1014"/>
        </table:table-row>
        <table:table-row table:style-name="ro1">
          <table:table-cell table:style-name="ce10" office:value-type="string">
            <text:p>Congress</text:p>
          </table:table-cell>
          <table:table-cell table:style-name="ce10" office:value-type="float" office:value="91">
            <text:p>91</text:p>
          </table:table-cell>
          <table:table-cell table:style-name="ce10" office:value-type="string">
            <text:p>Congressional Record</text:p>
          </table:table-cell>
          <table:table-cell table:style-name="ce10" office:value-type="float" office:value="1994">
            <text:p>1994</text:p>
          </table:table-cell>
          <table:table-cell office:value-type="date" office:date-value="1994-10-06">
            <text:p>10/6/1994</text:p>
          </table:table-cell>
          <table:table-cell table:style-name="ce10" office:value-type="string">
            <text:p>140 Cong. Rec. E2114-04</text:p>
          </table:table-cell>
          <table:table-cell table:style-name="ce10" office:value-type="float" office:value="1">
            <text:p>1</text:p>
          </table:table-cell>
          <table:table-cell table:style-name="ce10" office:value-type="string">
            <text:p>women</text:p>
          </table:table-cell>
          <table:table-cell table:style-name="ce10" office:value-type="string">
            <text:p>She is a crime victim of domestic violence. <text:s/>Battering is the single largest cause of injury to women nationally, occurring more often than car accidents, muggings and rape combined.</text:p>
          </table:table-cell>
          <table:table-cell office:value-type="string">
            <text:p>Extension of Remarks In the House of Representatives Thursday, October 6, 1994 DOMESTIC VIOLENCE</text:p>
          </table:table-cell>
          <table:table-cell table:number-columns-repeated="1014"/>
        </table:table-row>
        <table:table-row table:style-name="ro1">
          <table:table-cell table:style-name="ce10" office:value-type="string">
            <text:p>Congress</text:p>
          </table:table-cell>
          <table:table-cell table:style-name="ce10" office:value-type="float" office:value="92">
            <text:p>92</text:p>
          </table:table-cell>
          <table:table-cell table:style-name="ce10" office:value-type="string">
            <text:p>Congressional report</text:p>
          </table:table-cell>
          <table:table-cell table:style-name="ce10" office:value-type="float" office:value="1995">
            <text:p>1995</text:p>
          </table:table-cell>
          <table:table-cell office:value-type="date" office:date-value="1995-01-02">
            <text:p>1/2/1995</text:p>
          </table:table-cell>
          <table:table-cell table:style-name="ce10" office:value-type="string">
            <text:p>H.R. REP. 103-884</text:p>
          </table:table-cell>
          <table:table-cell/>
          <table:table-cell table:style-name="ce10" office:value-type="string">
            <text:p>15-44</text:p>
          </table:table-cell>
          <table:table-cell table:style-name="ce10" office:value-type="string">
            <text:p>According to the Department of Health and Human Services, domestic violence is the leading cause of death and injury to women between the ages of 15 and 44. </text:p>
          </table:table-cell>
          <table:table-cell office:value-type="string">
            <text:p>ACTIVITIES OF THE HOUSE COMMITTEE ON GOVERNMENT OPERATIONS </text:p>
          </table:table-cell>
          <table:table-cell table:number-columns-repeated="1014"/>
        </table:table-row>
        <table:table-row table:style-name="ro1">
          <table:table-cell table:style-name="ce10" office:value-type="string">
            <text:p>Congress</text:p>
          </table:table-cell>
          <table:table-cell table:style-name="ce10" office:value-type="float" office:value="93">
            <text:p>93</text:p>
          </table:table-cell>
          <table:table-cell table:style-name="ce10" office:value-type="string">
            <text:p>Congressional Record</text:p>
          </table:table-cell>
          <table:table-cell table:style-name="ce10" office:value-type="float" office:value="1995">
            <text:p>1995</text:p>
          </table:table-cell>
          <table:table-cell office:value-type="date" office:date-value="1995-01-30">
            <text:p>1/30/1995</text:p>
          </table:table-cell>
          <table:table-cell table:style-name="ce10" office:value-type="string">
            <text:p>141 Cong. Rec. S1790-01</text:p>
          </table:table-cell>
          <table:table-cell table:style-name="ce10" office:value-type="float" office:value="1">
            <text:p>1</text:p>
          </table:table-cell>
          <table:table-cell table:style-name="ce10" office:value-type="string">
            <text:p>women</text:p>
          </table:table-cell>
          <table:table-cell table:style-name="ce10" office:value-type="string">
            <text:p>Evidence indicates that domestic violence is the leading cause of injury to women, more common than auto accidents, muggings, and rapes by strangers combined. Indeed, it is the most frequent cause for women to seek attention at hospital emergency rooms. </text:p>
          </table:table-cell>
          <table:table-cell office:value-type="string">
            <text:p>Senate Monday, January 30, 1995 ADDITIONAL STATEMENTS</text:p>
          </table:table-cell>
          <table:table-cell table:number-columns-repeated="1014"/>
        </table:table-row>
        <table:table-row table:style-name="ro1">
          <table:table-cell table:style-name="ce10" office:value-type="string">
            <text:p>Congress</text:p>
          </table:table-cell>
          <table:table-cell table:style-name="ce10" office:value-type="float" office:value="94">
            <text:p>94</text:p>
          </table:table-cell>
          <table:table-cell table:style-name="ce10" office:value-type="string">
            <text:p>Congressional Record</text:p>
          </table:table-cell>
          <table:table-cell table:style-name="ce10" office:value-type="float" office:value="1995">
            <text:p>1995</text:p>
          </table:table-cell>
          <table:table-cell office:value-type="date" office:date-value="1995-03-09">
            <text:p>3/9/1995</text:p>
          </table:table-cell>
          <table:table-cell table:style-name="ce10" office:value-type="string">
            <text:p>141 Cong. Rec. S3744-04</text:p>
          </table:table-cell>
          <table:table-cell table:style-name="ce10" office:value-type="float" office:value="1">
            <text:p>1</text:p>
          </table:table-cell>
          <table:table-cell table:style-name="ce10" office:value-type="string">
            <text:p>women</text:p>
          </table:table-cell>
          <table:table-cell table:style-name="ce10" office:value-type="string">
            <text:p>Domestic violence is the leading cause of injury to women, more common than auto accidents, muggings, and rapes by a stranger combined. It is the No. 1 reason women go to emergency rooms. </text:p>
          </table:table-cell>
          <table:table-cell office:value-type="string">
            <text:p>Senate Thursday, March 9, 1995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95">
            <text:p>95</text:p>
          </table:table-cell>
          <table:table-cell table:style-name="ce10" office:value-type="string">
            <text:p>Congressional Record</text:p>
          </table:table-cell>
          <table:table-cell table:style-name="ce10" office:value-type="float" office:value="1995">
            <text:p>1995</text:p>
          </table:table-cell>
          <table:table-cell office:value-type="date" office:date-value="1995-06-20">
            <text:p>6/20/1995</text:p>
          </table:table-cell>
          <table:table-cell table:style-name="ce10" office:value-type="string">
            <text:p>141 Cong. Rec. S8716-02</text:p>
          </table:table-cell>
          <table:table-cell/>
          <table:table-cell table:style-name="ce10" office:value-type="string">
            <text:p>women</text:p>
          </table:table-cell>
          <table:table-cell table:style-name="ce10" office:value-type="string">
            <text:p>Domestic abuse is a serious and pervasive problem in our culture. In fact, abuse is the single largest cause of injury to women. </text:p>
          </table:table-cell>
          <table:table-cell office:value-type="string">
            <text:p>Senate Tuesday, June 20, 1995 THE RAINBOW HOUSE/ARCO IRIS</text:p>
          </table:table-cell>
          <table:table-cell table:number-columns-repeated="1014"/>
        </table:table-row>
        <table:table-row table:style-name="ro1">
          <table:table-cell table:style-name="ce10" office:value-type="string">
            <text:p>Congress</text:p>
          </table:table-cell>
          <table:table-cell table:style-name="ce10" office:value-type="float" office:value="96">
            <text:p>96</text:p>
          </table:table-cell>
          <table:table-cell table:style-name="ce10" office:value-type="string">
            <text:p>testimony to Congress</text:p>
          </table:table-cell>
          <table:table-cell table:style-name="ce10" office:value-type="float" office:value="1995">
            <text:p>1995</text:p>
          </table:table-cell>
          <table:table-cell office:value-type="date" office:date-value="1995-07-28">
            <text:p>7/28/1995</text:p>
          </table:table-cell>
          <table:table-cell table:style-name="ce10"/>
          <table:table-cell/>
          <table:table-cell table:style-name="ce10" office:value-type="string">
            <text:p>women</text:p>
          </table:table-cell>
          <table:table-cell table:style-name="ce10" office:value-type="string">
            <text:p>Violence is the leading cause of injuries in women. </text:p>
          </table:table-cell>
          <table:table-cell office:value-type="string">
            <text:p>Testimony July 28, 1995 Senate Labor</text:p>
          </table:table-cell>
          <table:table-cell table:number-columns-repeated="1014"/>
        </table:table-row>
        <table:table-row table:style-name="ro1">
          <table:table-cell table:style-name="ce10" office:value-type="string">
            <text:p>Congress</text:p>
          </table:table-cell>
          <table:table-cell table:style-name="ce10" office:value-type="float" office:value="97">
            <text:p>97</text:p>
          </table:table-cell>
          <table:table-cell table:style-name="ce10" office:value-type="string">
            <text:p>Congressional Record</text:p>
          </table:table-cell>
          <table:table-cell table:style-name="ce10" office:value-type="float" office:value="1995">
            <text:p>1995</text:p>
          </table:table-cell>
          <table:table-cell office:value-type="date" office:date-value="1995-10-24">
            <text:p>10/24/1995</text:p>
          </table:table-cell>
          <table:table-cell table:style-name="ce10" office:value-type="string">
            <text:p>141 Cong. Rec. H10720-01</text:p>
          </table:table-cell>
          <table:table-cell/>
          <table:table-cell table:style-name="ce10" office:value-type="string">
            <text:p>women</text:p>
          </table:table-cell>
          <table:table-cell table:style-name="ce10" office:value-type="string">
            <text:p>Current statistics reveal domestic violence is at epidemic proportions. Today, a woman is battered every 13 seconds, compared to 15 seconds a few years ago and is still the single greatest cause of injury to women in the United States. Today, over half the marriages in our country involve at least one incident of battering.</text:p>
          </table:table-cell>
          <table:table-cell office:value-type="string">
            <text:p>House of Representatives Tuesday, October 24, 1995 VIOLENCE AWARENESS MONTH</text:p>
          </table:table-cell>
          <table:table-cell table:number-columns-repeated="1014"/>
        </table:table-row>
        <table:table-row table:style-name="ro1">
          <table:table-cell table:style-name="ce10" office:value-type="string">
            <text:p>Congress</text:p>
          </table:table-cell>
          <table:table-cell table:style-name="ce10" office:value-type="float" office:value="98">
            <text:p>98</text:p>
          </table:table-cell>
          <table:table-cell table:style-name="ce10" office:value-type="string">
            <text:p>Congressional Record</text:p>
          </table:table-cell>
          <table:table-cell table:style-name="ce10" office:value-type="float" office:value="1995">
            <text:p>1995</text:p>
          </table:table-cell>
          <table:table-cell office:value-type="date" office:date-value="1995-10-24">
            <text:p>10/24/1995</text:p>
          </table:table-cell>
          <table:table-cell table:style-name="ce10" office:value-type="string">
            <text:p>141 Cong. Rec. H10720-01</text:p>
          </table:table-cell>
          <table:table-cell table:style-name="ce10" office:value-type="float" office:value="1">
            <text:p>1</text:p>
          </table:table-cell>
          <table:table-cell table:style-name="ce10" office:value-type="string">
            <text:p>women</text:p>
          </table:table-cell>
          <table:table-cell table:style-name="ce10" office:value-type="string">
            <text:p>Domestic violence is a crime. It is the single greatest cause of injury to American women-more than burglaries, muggings, or other physical crimes combined. </text:p>
          </table:table-cell>
          <table:table-cell office:value-type="string">
            <text:p>House of Representatives Tuesday, October 24, 1995 VIOLENCE AWARENESS MONTH</text:p>
          </table:table-cell>
          <table:table-cell table:number-columns-repeated="1014"/>
        </table:table-row>
        <table:table-row table:style-name="ro1">
          <table:table-cell table:style-name="ce10" office:value-type="string">
            <text:p>Congress</text:p>
          </table:table-cell>
          <table:table-cell table:style-name="ce10" office:value-type="float" office:value="99">
            <text:p>99</text:p>
          </table:table-cell>
          <table:table-cell table:style-name="ce10" office:value-type="string">
            <text:p>Congressional Record</text:p>
          </table:table-cell>
          <table:table-cell table:style-name="ce10" office:value-type="float" office:value="1995">
            <text:p>1995</text:p>
          </table:table-cell>
          <table:table-cell office:value-type="date" office:date-value="1995-10-26">
            <text:p>10/26/1995</text:p>
          </table:table-cell>
          <table:table-cell table:style-name="ce10" office:value-type="string">
            <text:p>141 Cong. Rec. S15845-01</text:p>
          </table:table-cell>
          <table:table-cell/>
          <table:table-cell table:style-name="ce10" office:value-type="string">
            <text:p>women</text:p>
          </table:table-cell>
          <table:table-cell table:style-name="ce10" office:value-type="string">
            <text:p>Whereas, according to the United States Department of Health and Human Services, domestic violence is the single largest cause of injury to American women, affecting six million women of all racial, cultural, and economic backgrounds; </text:p>
          </table:table-cell>
          <table:table-cell office:value-type="string">
            <text:p>Senate Thursday, October 26, 1995 PETITIONS AND MEMORIALS</text:p>
          </table:table-cell>
          <table:table-cell table:number-columns-repeated="1014"/>
        </table:table-row>
        <table:table-row table:style-name="ro1">
          <table:table-cell table:style-name="ce10" office:value-type="string">
            <text:p>Congress</text:p>
          </table:table-cell>
          <table:table-cell table:style-name="ce10" office:value-type="float" office:value="100">
            <text:p>100</text:p>
          </table:table-cell>
          <table:table-cell table:style-name="ce10" office:value-type="string">
            <text:p>Congressional Record</text:p>
          </table:table-cell>
          <table:table-cell table:style-name="ce10" office:value-type="float" office:value="1995">
            <text:p>1995</text:p>
          </table:table-cell>
          <table:table-cell office:value-type="date" office:date-value="1995-11-01">
            <text:p>11/1/1995</text:p>
          </table:table-cell>
          <table:table-cell table:style-name="ce10" office:value-type="string">
            <text:p>141 Cong. Rec. E2088-03</text:p>
          </table:table-cell>
          <table:table-cell/>
          <table:table-cell table:style-name="ce10" office:value-type="string">
            <text:p>women</text:p>
          </table:table-cell>
          <table:table-cell table:style-name="ce10" office:value-type="string">
            <text:p>Mr. Speaker, domestic violence is a crime that affects people in all communities, transcending economic, geographic, and racial lines. In fact, domestic violence is the greatest cause of injury to women in the United States. Today, a woman is battered every 13 seconds, compared to every 15 seconds a few years ago. Yet, the nature and seriousness of domestic violence as a crime is often ignored.</text:p>
          </table:table-cell>
          <table:table-cell office:value-type="string">
            <text:p>Extension of Remarks In the House of Representatives Wednesday, November 1, 1995 TRIBUTE TO LOS ANGELES COUNTY DOMESTIC VIOLENCE ORGANIZATIONS</text:p>
          </table:table-cell>
          <table:table-cell table:number-columns-repeated="1014"/>
        </table:table-row>
        <table:table-row table:style-name="ro1">
          <table:table-cell table:style-name="ce10" office:value-type="string">
            <text:p>Congress</text:p>
          </table:table-cell>
          <table:table-cell table:style-name="ce10" office:value-type="float" office:value="101">
            <text:p>101</text:p>
          </table:table-cell>
          <table:table-cell table:style-name="ce10" office:value-type="string">
            <text:p>Congressional Record</text:p>
          </table:table-cell>
          <table:table-cell table:style-name="ce10" office:value-type="float" office:value="1996">
            <text:p>1996</text:p>
          </table:table-cell>
          <table:table-cell office:value-type="date" office:date-value="1996-03-20">
            <text:p>3/20/1996</text:p>
          </table:table-cell>
          <table:table-cell table:style-name="ce10" office:value-type="string">
            <text:p>142 Cong. Rec. S2422-05</text:p>
          </table:table-cell>
          <table:table-cell table:style-name="ce10" office:value-type="float" office:value="1">
            <text:p>1</text:p>
          </table:table-cell>
          <table:table-cell table:style-name="ce10" office:value-type="string">
            <text:p>women</text:p>
          </table:table-cell>
          <table:table-cell table:style-name="ce10" office:value-type="string">
            <text:p>Domestic violence is the leading cause of injury to women, more common than auto accidents, muggings, and rapes by a stranger combined. It is the No. 1 reason that women go to emergency rooms.</text:p>
          </table:table-cell>
          <table:table-cell office:value-type="string">
            <text:p>Senate Wednesday, March 20, 1996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102">
            <text:p>102</text:p>
          </table:table-cell>
          <table:table-cell table:style-name="ce10" office:value-type="string">
            <text:p>Congressional Record</text:p>
          </table:table-cell>
          <table:table-cell table:style-name="ce10" office:value-type="float" office:value="1996">
            <text:p>1996</text:p>
          </table:table-cell>
          <table:table-cell office:value-type="date" office:date-value="1996-03-28">
            <text:p>3/28/1996</text:p>
          </table:table-cell>
          <table:table-cell table:style-name="ce10" office:value-type="string">
            <text:p>142 Cong. Rec. E474-02</text:p>
          </table:table-cell>
          <table:table-cell/>
          <table:table-cell table:style-name="ce10" office:value-type="string">
            <text:p>15-44</text:p>
          </table:table-cell>
          <table:table-cell table:style-name="ce10" office:value-type="string">
            <text:p>In fact, domestic violence is the leading cause of injury to women aged 15 to 44.</text:p>
          </table:table-cell>
          <table:table-cell office:value-type="string">
            <text:p>Extension of Remarks In the House of Representatives Thursday, March 28, 1996 FAIRNESS TO MINORITY WOMENS HEALTH ACT; WOMENS HEALTH EQUITY ACT</text:p>
          </table:table-cell>
          <table:table-cell table:number-columns-repeated="1014"/>
        </table:table-row>
        <table:table-row table:style-name="ro1">
          <table:table-cell table:style-name="ce10" office:value-type="string">
            <text:p>Congress</text:p>
          </table:table-cell>
          <table:table-cell table:style-name="ce10" office:value-type="float" office:value="103">
            <text:p>103</text:p>
          </table:table-cell>
          <table:table-cell table:style-name="ce10" office:value-type="string">
            <text:p>Congressional report</text:p>
          </table:table-cell>
          <table:table-cell table:style-name="ce10" office:value-type="float" office:value="1996">
            <text:p>1996</text:p>
          </table:table-cell>
          <table:table-cell office:value-type="date" office:date-value="1996-05-14">
            <text:p>5/14/1996</text:p>
          </table:table-cell>
          <table:table-cell table:style-name="ce10" office:value-type="string">
            <text:p>H.R. REP. 104-575</text:p>
          </table:table-cell>
          <table:table-cell/>
          <table:table-cell table:style-name="ce10" office:value-type="string">
            <text:p>women</text:p>
          </table:table-cell>
          <table:table-cell table:style-name="ce10" office:value-type="string">
            <text:p>domestic violence is the leading cause of physical injury to women; </text:p>
          </table:table-cell>
          <table:table-cell office:value-type="string">
            <text:p>CONCURRENT RESOLUTION ON THE BUDGET FOR FISCAL YEAR 1997 </text:p>
          </table:table-cell>
          <table:table-cell table:number-columns-repeated="1014"/>
        </table:table-row>
        <table:table-row table:style-name="ro1">
          <table:table-cell table:style-name="ce10" office:value-type="string">
            <text:p>Congress</text:p>
          </table:table-cell>
          <table:table-cell table:style-name="ce10" office:value-type="float" office:value="104">
            <text:p>104</text:p>
          </table:table-cell>
          <table:table-cell table:style-name="ce10" office:value-type="string">
            <text:p>Congressional Record</text:p>
          </table:table-cell>
          <table:table-cell table:style-name="ce10" office:value-type="float" office:value="1996">
            <text:p>1996</text:p>
          </table:table-cell>
          <table:table-cell office:value-type="date" office:date-value="1996-05-15">
            <text:p>5/15/1996</text:p>
          </table:table-cell>
          <table:table-cell table:style-name="ce10" office:value-type="string">
            <text:p>142 Cong. Rec. H5174-01</text:p>
          </table:table-cell>
          <table:table-cell/>
          <table:table-cell table:style-name="ce10" office:value-type="string">
            <text:p>women</text:p>
          </table:table-cell>
          <table:table-cell table:style-name="ce10" office:value-type="string">
            <text:p>(a) FINDINGS.-Congress finds that- (1) domestic violence is the leading cause of physical injury to women; the Department of Justice estimates that over one million violent crimes against women are committed by intimate partners annually;</text:p>
          </table:table-cell>
          <table:table-cell office:value-type="string">
            <text:p>House of Representatives Wednesday, May 15, 1996 AMENDMENTS</text:p>
          </table:table-cell>
          <table:table-cell table:number-columns-repeated="1014"/>
        </table:table-row>
        <table:table-row table:style-name="ro1">
          <table:table-cell table:style-name="ce10" office:value-type="string">
            <text:p>Congress</text:p>
          </table:table-cell>
          <table:table-cell table:style-name="ce10" office:value-type="float" office:value="105">
            <text:p>105</text:p>
          </table:table-cell>
          <table:table-cell table:style-name="ce10" office:value-type="string">
            <text:p>Congressional Record</text:p>
          </table:table-cell>
          <table:table-cell table:style-name="ce10" office:value-type="float" office:value="1996">
            <text:p>1996</text:p>
          </table:table-cell>
          <table:table-cell office:value-type="date" office:date-value="1996-05-16">
            <text:p>5/16/1996</text:p>
          </table:table-cell>
          <table:table-cell table:style-name="ce10" office:value-type="string">
            <text:p>142 Cong. Rec. H5189-01</text:p>
          </table:table-cell>
          <table:table-cell/>
          <table:table-cell table:style-name="ce10" office:value-type="string">
            <text:p>women</text:p>
          </table:table-cell>
          <table:table-cell table:style-name="ce10" office:value-type="string">
            <text:p>(a) FINDINGS.-Congress finds that- (1) domestic violence is the leading cause of physical injury to women; the Department of Justice estimates that over one million violent crimes against women are committed by intimate partners annually;</text:p>
          </table:table-cell>
          <table:table-cell office:value-type="string">
            <text:p>House of Representatives Thursday, May 16, 1996 CONCURRENT RESOLUTION ON THE BUDGET, FISCAL YEAR 1997</text:p>
          </table:table-cell>
          <table:table-cell table:number-columns-repeated="1014"/>
        </table:table-row>
        <table:table-row table:style-name="ro1">
          <table:table-cell table:style-name="ce10" office:value-type="string">
            <text:p>Congress</text:p>
          </table:table-cell>
          <table:table-cell table:style-name="ce10" office:value-type="float" office:value="106">
            <text:p>106</text:p>
          </table:table-cell>
          <table:table-cell table:style-name="ce10" office:value-type="string">
            <text:p>Congressional Record</text:p>
          </table:table-cell>
          <table:table-cell table:style-name="ce10" office:value-type="float" office:value="1996">
            <text:p>1996</text:p>
          </table:table-cell>
          <table:table-cell office:value-type="date" office:date-value="1996-05-17">
            <text:p>5/17/1996</text:p>
          </table:table-cell>
          <table:table-cell table:style-name="ce10" office:value-type="string">
            <text:p>142 Cong. Rec. S5216-02</text:p>
          </table:table-cell>
          <table:table-cell/>
          <table:table-cell table:style-name="ce10" office:value-type="string">
            <text:p>women</text:p>
          </table:table-cell>
          <table:table-cell table:style-name="ce10" office:value-type="string">
            <text:p>(a) FINDINGS.-The Senate finds that: (1) Violence against women is the leading cause of physical injury to women. The Department of Justice estimates that over 1 million violent crimes against women are committed by domestic partners annually.</text:p>
          </table:table-cell>
          <table:table-cell office:value-type="string">
            <text:p>Senate Friday, May 17, 1996 CONCURRENT RESOLUTION ON THE BUDGET</text:p>
          </table:table-cell>
          <table:table-cell table:number-columns-repeated="1014"/>
        </table:table-row>
        <table:table-row table:style-name="ro1">
          <table:table-cell table:style-name="ce10" office:value-type="string">
            <text:p>Congress</text:p>
          </table:table-cell>
          <table:table-cell table:style-name="ce10" office:value-type="float" office:value="107">
            <text:p>107</text:p>
          </table:table-cell>
          <table:table-cell table:style-name="ce10" office:value-type="string">
            <text:p>Congressional Record</text:p>
          </table:table-cell>
          <table:table-cell table:style-name="ce10" office:value-type="float" office:value="1996">
            <text:p>1996</text:p>
          </table:table-cell>
          <table:table-cell office:value-type="date" office:date-value="1996-05-17">
            <text:p>5/17/1996</text:p>
          </table:table-cell>
          <table:table-cell table:style-name="ce10" office:value-type="string">
            <text:p>142 Cong. Rec. S5270-01</text:p>
          </table:table-cell>
          <table:table-cell/>
          <table:table-cell table:style-name="ce10" office:value-type="string">
            <text:p>women</text:p>
          </table:table-cell>
          <table:table-cell table:style-name="ce10" office:value-type="string">
            <text:p>A) FINDINGS.-The Senate finds that: (1) Violence against women is the leading cause of physical injury to women. The Department of Justice estimates that over 1 million violent crimes against women are committed by domestic partners annually.</text:p>
          </table:table-cell>
          <table:table-cell office:value-type="string">
            <text:p>Senate Friday, May 17, 1996 AMENDMENTS SUBMITTED</text:p>
          </table:table-cell>
          <table:table-cell table:number-columns-repeated="1014"/>
        </table:table-row>
        <table:table-row table:style-name="ro1">
          <table:table-cell table:style-name="ce10" office:value-type="string">
            <text:p>Congress</text:p>
          </table:table-cell>
          <table:table-cell table:style-name="ce10" office:value-type="float" office:value="108">
            <text:p>108</text:p>
          </table:table-cell>
          <table:table-cell table:style-name="ce10" office:value-type="string">
            <text:p>Congressional Record</text:p>
          </table:table-cell>
          <table:table-cell table:style-name="ce10" office:value-type="float" office:value="1996">
            <text:p>1996</text:p>
          </table:table-cell>
          <table:table-cell office:value-type="date" office:date-value="1996-05-23">
            <text:p>5/23/1996</text:p>
          </table:table-cell>
          <table:table-cell table:style-name="ce10" office:value-type="string">
            <text:p>142 Cong. Rec. S5521-01</text:p>
          </table:table-cell>
          <table:table-cell/>
          <table:table-cell table:style-name="ce10" office:value-type="string">
            <text:p>women</text:p>
          </table:table-cell>
          <table:table-cell table:style-name="ce10" office:value-type="string">
            <text:p>(1) FINDINGS.-The Senate finds that: (A) Violence against women is the leading cause of physical injury to women. The Department of Justice estimates that over 1 million violent crimes against women are committed by domestic partners annually.</text:p>
          </table:table-cell>
          <table:table-cell office:value-type="string">
            <text:p>Senate Thursday, May 23, 1996 CONCURRENT RESOLUTION ON THE BUDGET</text:p>
          </table:table-cell>
          <table:table-cell table:number-columns-repeated="1014"/>
        </table:table-row>
        <table:table-row table:style-name="ro1">
          <table:table-cell table:style-name="ce10" office:value-type="string">
            <text:p>Congress</text:p>
          </table:table-cell>
          <table:table-cell table:style-name="ce10" office:value-type="float" office:value="109">
            <text:p>109</text:p>
          </table:table-cell>
          <table:table-cell table:style-name="ce10" office:value-type="string">
            <text:p>Congressional Record</text:p>
          </table:table-cell>
          <table:table-cell table:style-name="ce10" office:value-type="float" office:value="1996">
            <text:p>1996</text:p>
          </table:table-cell>
          <table:table-cell office:value-type="date" office:date-value="1996-06-07">
            <text:p>6/7/1996</text:p>
          </table:table-cell>
          <table:table-cell table:style-name="ce10" office:value-type="string">
            <text:p>142 Cong. Rec. H6007-06</text:p>
          </table:table-cell>
          <table:table-cell/>
          <table:table-cell table:style-name="ce10" office:value-type="string">
            <text:p>women</text:p>
          </table:table-cell>
          <table:table-cell table:style-name="ce10" office:value-type="string">
            <text:p>(1) FINDINGS.-The Senate finds that: (A) Violence against women is the leading cause of physical injury to women. The Department of Justice estimates that over 1 million violent crimes against women are committed by domestic partners annually.</text:p>
          </table:table-cell>
          <table:table-cell office:value-type="string">
            <text:p>House of Representatives Friday, June 7, 1996 CONFERENCE REPORT ON HOUSE CONCURRENT RESOLUTION 178, CONCURRENT RESOLUTION ON THE BUDGET, FISCAL YEAR 1997</text:p>
          </table:table-cell>
          <table:table-cell table:number-columns-repeated="1014"/>
        </table:table-row>
        <table:table-row table:style-name="ro1">
          <table:table-cell table:style-name="ce10" office:value-type="string">
            <text:p>Congress</text:p>
          </table:table-cell>
          <table:table-cell table:style-name="ce10" office:value-type="float" office:value="110">
            <text:p>110</text:p>
          </table:table-cell>
          <table:table-cell table:style-name="ce10" office:value-type="string">
            <text:p>Congressional report</text:p>
          </table:table-cell>
          <table:table-cell table:style-name="ce10" office:value-type="float" office:value="1996">
            <text:p>1996</text:p>
          </table:table-cell>
          <table:table-cell office:value-type="date" office:date-value="1996-06-07">
            <text:p>6/7/1996</text:p>
          </table:table-cell>
          <table:table-cell table:style-name="ce10" office:value-type="string">
            <text:p>H.R. CONF. REP. 104-612</text:p>
          </table:table-cell>
          <table:table-cell/>
          <table:table-cell table:style-name="ce10" office:value-type="string">
            <text:p>women</text:p>
          </table:table-cell>
          <table:table-cell table:style-name="ce10" office:value-type="string">
            <text:p>Violence against women is the leading cause of physical injury to women. </text:p>
          </table:table-cell>
          <table:table-cell office:value-type="string">
            <text:p>CONCURRENT RESOLUTION ON THE BUDGET FOR FISCAL YEAR 1997 </text:p>
          </table:table-cell>
          <table:table-cell table:number-columns-repeated="1014"/>
        </table:table-row>
        <table:table-row table:style-name="ro1">
          <table:table-cell table:style-name="ce10" office:value-type="string">
            <text:p>Congress</text:p>
          </table:table-cell>
          <table:table-cell table:style-name="ce10" office:value-type="float" office:value="111">
            <text:p>111</text:p>
          </table:table-cell>
          <table:table-cell table:style-name="ce10" office:value-type="string">
            <text:p>Congressional Record</text:p>
          </table:table-cell>
          <table:table-cell table:style-name="ce10" office:value-type="float" office:value="1996">
            <text:p>1996</text:p>
          </table:table-cell>
          <table:table-cell office:value-type="date" office:date-value="1996-06-11">
            <text:p>6/11/1996</text:p>
          </table:table-cell>
          <table:table-cell table:style-name="ce10" office:value-type="string">
            <text:p>142 Cong. Rec. S6028-05</text:p>
          </table:table-cell>
          <table:table-cell/>
          <table:table-cell table:style-name="ce10" office:value-type="string">
            <text:p>women</text:p>
          </table:table-cell>
          <table:table-cell table:style-name="ce10" office:value-type="string">
            <text:p>BOB DOLE recognized that 2.5 million women are battered annually, the single greatest cause of injury to American women, and he saw that as being unconscionable.</text:p>
          </table:table-cell>
          <table:table-cell office:value-type="string">
            <text:p>Senate Tuesday, June 11, 1996 TRIBUTE TO SENATOR BOB DOLE</text:p>
          </table:table-cell>
          <table:table-cell table:number-columns-repeated="1014"/>
        </table:table-row>
        <table:table-row table:style-name="ro1">
          <table:table-cell table:style-name="ce10" office:value-type="string">
            <text:p>Congress</text:p>
          </table:table-cell>
          <table:table-cell table:style-name="ce10" office:value-type="float" office:value="112">
            <text:p>112</text:p>
          </table:table-cell>
          <table:table-cell table:style-name="ce10" office:value-type="string">
            <text:p>Congressional Record</text:p>
          </table:table-cell>
          <table:table-cell table:style-name="ce10" office:value-type="float" office:value="1996">
            <text:p>1996</text:p>
          </table:table-cell>
          <table:table-cell office:value-type="date" office:date-value="1996-06-27">
            <text:p>6/27/1996</text:p>
          </table:table-cell>
          <table:table-cell table:style-name="ce10" office:value-type="string">
            <text:p>142 Cong. Rec. S7191-01</text:p>
          </table:table-cell>
          <table:table-cell/>
          <table:table-cell table:style-name="ce10" office:value-type="string">
            <text:p>women</text:p>
          </table:table-cell>
          <table:table-cell table:style-name="ce10" office:value-type="string">
            <text:p>Whereas violence against women is the leading cause of physical injury to women, and the Department of Justice estimates that every year more than 1,000,00 violent crimes against women, including assault, rape, and murder, are committed by intimate partners of the women;</text:p>
          </table:table-cell>
          <table:table-cell office:value-type="string">
            <text:p>Senate Thursday, June 27, 1996 SENATE CONCURRENT RESOLUTION 66-RELATIVE TO WELFARE REFORM</text:p>
          </table:table-cell>
          <table:table-cell table:number-columns-repeated="1014"/>
        </table:table-row>
        <table:table-row table:style-name="ro1">
          <table:table-cell table:style-name="ce10" office:value-type="string">
            <text:p>Congress</text:p>
          </table:table-cell>
          <table:table-cell table:style-name="ce10" office:value-type="float" office:value="113">
            <text:p>113</text:p>
          </table:table-cell>
          <table:table-cell table:style-name="ce10" office:value-type="string">
            <text:p>Congressional Record</text:p>
          </table:table-cell>
          <table:table-cell table:style-name="ce10" office:value-type="float" office:value="1996">
            <text:p>1996</text:p>
          </table:table-cell>
          <table:table-cell office:value-type="date" office:date-value="1996-09-09">
            <text:p>9/9/1996</text:p>
          </table:table-cell>
          <table:table-cell table:style-name="ce10" office:value-type="string">
            <text:p>142 Cong. Rec. S10073-01</text:p>
          </table:table-cell>
          <table:table-cell/>
          <table:table-cell table:style-name="ce10" office:value-type="string">
            <text:p>women</text:p>
          </table:table-cell>
          <table:table-cell table:style-name="ce10" office:value-type="string">
            <text:p>Whereas, according to the United States Department of Health and Human Services, domestic violence is the single largest cause of injury to American women, affecting six million women of all racial, cultural, and economic backgrounds; </text:p>
          </table:table-cell>
          <table:table-cell office:value-type="string">
            <text:p>Senate Monday, September 9, 1996 PETITIONS AND MEMORIALS</text:p>
          </table:table-cell>
          <table:table-cell table:number-columns-repeated="1014"/>
        </table:table-row>
        <table:table-row table:style-name="ro1">
          <table:table-cell table:style-name="ce10" office:value-type="string">
            <text:p>Congress</text:p>
          </table:table-cell>
          <table:table-cell table:style-name="ce10" office:value-type="float" office:value="114">
            <text:p>114</text:p>
          </table:table-cell>
          <table:table-cell table:style-name="ce10" office:value-type="string">
            <text:p>Congressional Record</text:p>
          </table:table-cell>
          <table:table-cell table:style-name="ce10" office:value-type="float" office:value="1996">
            <text:p>1996</text:p>
          </table:table-cell>
          <table:table-cell office:value-type="date" office:date-value="1996-09-12">
            <text:p>9/12/1996</text:p>
          </table:table-cell>
          <table:table-cell table:style-name="ce10" office:value-type="string">
            <text:p>142 Cong. Rec. S10377-01</text:p>
          </table:table-cell>
          <table:table-cell/>
          <table:table-cell table:style-name="ce10" office:value-type="string">
            <text:p>women</text:p>
          </table:table-cell>
          <table:table-cell table:style-name="ce10" office:value-type="string">
            <text:p>Let me just simply state, again, that: Four women a day are killed at the hands of their batterer; every 15 seconds a woman is battered in our country. The leading single cause of injury among women in America today is violence in the home. </text:p>
          </table:table-cell>
          <table:table-cell office:value-type="string">
            <text:p>Senate Thursday, September 12, 1996 TREASURY, POSTAL SERVICE, AND GENERAL APPROPRIATIONS ACT, 1997</text:p>
          </table:table-cell>
          <table:table-cell table:number-columns-repeated="1014"/>
        </table:table-row>
        <table:table-row table:style-name="ro1">
          <table:table-cell table:style-name="ce10" office:value-type="string">
            <text:p>Congress</text:p>
          </table:table-cell>
          <table:table-cell table:style-name="ce10" office:value-type="float" office:value="115">
            <text:p>115</text:p>
          </table:table-cell>
          <table:table-cell table:style-name="ce10" office:value-type="string">
            <text:p>Congressional Record</text:p>
          </table:table-cell>
          <table:table-cell table:style-name="ce10" office:value-type="float" office:value="1996">
            <text:p>1996</text:p>
          </table:table-cell>
          <table:table-cell office:value-type="date" office:date-value="1996-09-20">
            <text:p>9/20/1996</text:p>
          </table:table-cell>
          <table:table-cell table:style-name="ce10" office:value-type="string">
            <text:p>142 Cong. Rec. S11105-02</text:p>
          </table:table-cell>
          <table:table-cell/>
          <table:table-cell table:style-name="ce10" office:value-type="string">
            <text:p>15-44</text:p>
          </table:table-cell>
          <table:table-cell table:style-name="ce10" office:value-type="string">
            <text:p>Domestic violence is the leading cause of injury to women between 15 and 44. </text:p>
          </table:table-cell>
          <table:table-cell office:value-type="string">
            <text:p>Senate Friday, September 20, 1996 CONCERNING A HOLD ON S. 555, A BILL TO AMEND THE PUBLIC HEALTH SERVICE ACT</text:p>
          </table:table-cell>
          <table:table-cell table:number-columns-repeated="1014"/>
        </table:table-row>
        <table:table-row table:style-name="ro1">
          <table:table-cell table:style-name="ce10" office:value-type="string">
            <text:p>Congress</text:p>
          </table:table-cell>
          <table:table-cell table:style-name="ce10" office:value-type="float" office:value="116">
            <text:p>116</text:p>
          </table:table-cell>
          <table:table-cell table:style-name="ce10" office:value-type="string">
            <text:p>Congressional Record</text:p>
          </table:table-cell>
          <table:table-cell table:style-name="ce10" office:value-type="float" office:value="1996">
            <text:p>1996</text:p>
          </table:table-cell>
          <table:table-cell office:value-type="date" office:date-value="1996-09-28">
            <text:p>9/28/1996</text:p>
          </table:table-cell>
          <table:table-cell table:style-name="ce10" office:value-type="string">
            <text:p>142 Cong. Rec. E1815-02</text:p>
          </table:table-cell>
          <table:table-cell/>
          <table:table-cell table:style-name="ce10" office:value-type="string">
            <text:p>15-44</text:p>
          </table:table-cell>
          <table:table-cell table:style-name="ce10" office:value-type="string">
            <text:p>Domestic violence is one of the leading causes of injury to women aged 15 to 44.</text:p>
          </table:table-cell>
          <table:table-cell office:value-type="string">
            <text:p>Extension of Remarks In the House of Representatives Saturday, September 28, 1996 IN RECOGNITION OF THE SAVE TODAY FOR TOMORROW PROJECT</text:p>
          </table:table-cell>
          <table:table-cell table:number-columns-repeated="1014"/>
        </table:table-row>
        <table:table-row table:style-name="ro1">
          <table:table-cell table:style-name="ce10" office:value-type="string">
            <text:p>Congress</text:p>
          </table:table-cell>
          <table:table-cell table:style-name="ce10" office:value-type="float" office:value="117">
            <text:p>117</text:p>
          </table:table-cell>
          <table:table-cell table:style-name="ce10" office:value-type="string">
            <text:p>Congressional Record</text:p>
          </table:table-cell>
          <table:table-cell table:style-name="ce10" office:value-type="float" office:value="1997">
            <text:p>1997</text:p>
          </table:table-cell>
          <table:table-cell office:value-type="date" office:date-value="1997-02-26">
            <text:p>2/26/1997</text:p>
          </table:table-cell>
          <table:table-cell table:style-name="ce10" office:value-type="string">
            <text:p>143 Cong. Rec. S1659-03</text:p>
          </table:table-cell>
          <table:table-cell/>
          <table:table-cell table:style-name="ce10" office:value-type="string">
            <text:p>women</text:p>
          </table:table-cell>
          <table:table-cell table:style-name="ce10" office:value-type="string">
            <text:p>(a) FINDINGS.-Congress finds that- (1) violence against women is the leading cause of physical injury to women, and the Department of Justice estimates that intimate partners commit more than 1,000,000 violent crimes against women every year;</text:p>
          </table:table-cell>
          <table:table-cell office:value-type="string">
            <text:p>Senate Wednesday, February 26, 1997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118">
            <text:p>118</text:p>
          </table:table-cell>
          <table:table-cell table:style-name="ce10" office:value-type="string">
            <text:p>Congressional Record</text:p>
          </table:table-cell>
          <table:table-cell table:style-name="ce10" office:value-type="float" office:value="1997">
            <text:p>1997</text:p>
          </table:table-cell>
          <table:table-cell office:value-type="date" office:date-value="1997-03-14">
            <text:p>3/14/1997</text:p>
          </table:table-cell>
          <table:table-cell table:style-name="ce10" office:value-type="string">
            <text:p>143 Cong. Rec. S2333-01</text:p>
          </table:table-cell>
          <table:table-cell/>
          <table:table-cell table:style-name="ce10" office:value-type="string">
            <text:p>women</text:p>
          </table:table-cell>
          <table:table-cell table:style-name="ce10" office:value-type="string">
            <text:p>While domestic violence is the leading cause of injury to women, many doctors, and nurses are unaware or unsure of the symptoms, treatment, and means of preventing domestic violence. </text:p>
          </table:table-cell>
          <table:table-cell office:value-type="string">
            <text:p>Senate Friday, March 14, 1997 DOMESTIC VIOLENCE IDENTIFICATION AND REFERRAL ACT</text:p>
          </table:table-cell>
          <table:table-cell table:number-columns-repeated="1014"/>
        </table:table-row>
        <table:table-row table:style-name="ro1">
          <table:table-cell table:style-name="ce10" office:value-type="string">
            <text:p>Congress</text:p>
          </table:table-cell>
          <table:table-cell table:style-name="ce10" office:value-type="float" office:value="119">
            <text:p>119</text:p>
          </table:table-cell>
          <table:table-cell table:style-name="ce10" office:value-type="string">
            <text:p>Congressional Record</text:p>
          </table:table-cell>
          <table:table-cell table:style-name="ce10" office:value-type="float" office:value="1997">
            <text:p>1997</text:p>
          </table:table-cell>
          <table:table-cell office:value-type="date" office:date-value="1997-05-14">
            <text:p>5/14/1997</text:p>
          </table:table-cell>
          <table:table-cell table:style-name="ce10" office:value-type="string">
            <text:p>143 Cong. Rec. S4491-01</text:p>
          </table:table-cell>
          <table:table-cell/>
          <table:table-cell table:style-name="ce10" office:value-type="string">
            <text:p>women</text:p>
          </table:table-cell>
          <table:table-cell table:style-name="ce10" office:value-type="string">
            <text:p>(1) FINDINGS.-Congress finds that- (A) violence against women is the leading cause of physical injury to women, and the department of justice estimates that intimate partners commit more than 1,000,000 violent crimes against women every year;</text:p>
          </table:table-cell>
          <table:table-cell office:value-type="string">
            <text:p>Senate Wednesday, May 14, 1997 AMENDMENTS SUBMITTED</text:p>
          </table:table-cell>
          <table:table-cell table:number-columns-repeated="1014"/>
        </table:table-row>
        <table:table-row table:style-name="ro1">
          <table:table-cell table:style-name="ce10" office:value-type="string">
            <text:p>Congress</text:p>
          </table:table-cell>
          <table:table-cell table:style-name="ce10" office:value-type="float" office:value="120">
            <text:p>120</text:p>
          </table:table-cell>
          <table:table-cell table:style-name="ce10" office:value-type="string">
            <text:p>Congressional report</text:p>
          </table:table-cell>
          <table:table-cell table:style-name="ce10" office:value-type="float" office:value="1997">
            <text:p>1997</text:p>
          </table:table-cell>
          <table:table-cell office:value-type="date" office:date-value="1997-05-18">
            <text:p>5/18/1997</text:p>
          </table:table-cell>
          <table:table-cell table:style-name="ce10" office:value-type="string">
            <text:p>H.R. REP. 105-100</text:p>
          </table:table-cell>
          <table:table-cell/>
          <table:table-cell table:style-name="ce10" office:value-type="string">
            <text:p>women</text:p>
          </table:table-cell>
          <table:table-cell table:style-name="ce10" office:value-type="string">
            <text:p>Domestic violence is the leading cause of physical injury to women. </text:p>
          </table:table-cell>
          <table:table-cell office:value-type="string">
            <text:p>CONCURRENT RESOLUTION ON THE BUDGET-FISCAL YEAR 1998 </text:p>
          </table:table-cell>
          <table:table-cell table:number-columns-repeated="1014"/>
        </table:table-row>
        <table:table-row table:style-name="ro1">
          <table:table-cell table:style-name="ce10" office:value-type="string">
            <text:p>Congress</text:p>
          </table:table-cell>
          <table:table-cell table:style-name="ce10" office:value-type="float" office:value="121">
            <text:p>121</text:p>
          </table:table-cell>
          <table:table-cell table:style-name="ce10" office:value-type="string">
            <text:p>Congressional Record</text:p>
          </table:table-cell>
          <table:table-cell table:style-name="ce10" office:value-type="float" office:value="1997">
            <text:p>1997</text:p>
          </table:table-cell>
          <table:table-cell office:value-type="date" office:date-value="1997-05-19">
            <text:p>5/19/1997</text:p>
          </table:table-cell>
          <table:table-cell table:style-name="ce10" office:value-type="string">
            <text:p>143 Cong. Rec. H2883-01</text:p>
          </table:table-cell>
          <table:table-cell/>
          <table:table-cell table:style-name="ce10" office:value-type="string">
            <text:p>women</text:p>
          </table:table-cell>
          <table:table-cell table:style-name="ce10" office:value-type="string">
            <text:p>(a) FINDINGS.-Congress finds the following: (1) Domestic violence is the leading cause of physical injury to women. The Department of Justice estimates that over 1,000,000 violent crimes against women are committed by intimate partners annually.</text:p>
          </table:table-cell>
          <table:table-cell office:value-type="string">
            <text:p>House of Representatives Monday, May 19, 1997 AMENDMENTS</text:p>
          </table:table-cell>
          <table:table-cell table:number-columns-repeated="1014"/>
        </table:table-row>
        <table:table-row table:style-name="ro1">
          <table:table-cell table:style-name="ce10" office:value-type="string">
            <text:p>Congress</text:p>
          </table:table-cell>
          <table:table-cell table:style-name="ce10" office:value-type="float" office:value="122">
            <text:p>122</text:p>
          </table:table-cell>
          <table:table-cell table:style-name="ce10" office:value-type="string">
            <text:p>Congressional Record</text:p>
          </table:table-cell>
          <table:table-cell table:style-name="ce10" office:value-type="float" office:value="1997">
            <text:p>1997</text:p>
          </table:table-cell>
          <table:table-cell office:value-type="date" office:date-value="1997-05-20">
            <text:p>5/20/1997</text:p>
          </table:table-cell>
          <table:table-cell table:style-name="ce10" office:value-type="string">
            <text:p>143 Cong. Rec. H2960-03</text:p>
          </table:table-cell>
          <table:table-cell/>
          <table:table-cell table:style-name="ce10" office:value-type="string">
            <text:p>women</text:p>
          </table:table-cell>
          <table:table-cell table:style-name="ce10" office:value-type="string">
            <text:p>(a) FINDINGS.-The Congress finds that: (1) Domestic violence is the leading cause of physical injury to women. The Department of Justice estimates that over 1,000,000 violent crimes against women are committed by intimate partners annually.</text:p>
          </table:table-cell>
          <table:table-cell office:value-type="string">
            <text:p>House of Representatives Tuesday, May 20, 1997 CONCURRENT RESOLUTION ON THE BUDGET, FISCAL YEAR 1998</text:p>
          </table:table-cell>
          <table:table-cell table:number-columns-repeated="1014"/>
        </table:table-row>
        <table:table-row table:style-name="ro1">
          <table:table-cell table:style-name="ce10" office:value-type="string">
            <text:p>Congress</text:p>
          </table:table-cell>
          <table:table-cell table:style-name="ce10" office:value-type="float" office:value="123">
            <text:p>123</text:p>
          </table:table-cell>
          <table:table-cell table:style-name="ce10" office:value-type="string">
            <text:p>Congressional Record</text:p>
          </table:table-cell>
          <table:table-cell table:style-name="ce10" office:value-type="float" office:value="1997">
            <text:p>1997</text:p>
          </table:table-cell>
          <table:table-cell office:value-type="date" office:date-value="1997-05-20">
            <text:p>5/20/1997</text:p>
          </table:table-cell>
          <table:table-cell table:style-name="ce10" office:value-type="string">
            <text:p>143 Cong. Rec. S4761-03</text:p>
          </table:table-cell>
          <table:table-cell/>
          <table:table-cell table:style-name="ce10" office:value-type="string">
            <text:p>women</text:p>
          </table:table-cell>
          <table:table-cell table:style-name="ce10" office:value-type="string">
            <text:p>(a) FINDINGS.-Congress finds the following: (1) Domestic violence is the leading cause of physical injury to women. The Department of Justice estimates that over 1,000,000 violent crimes against women are committed by intimate partners annually.</text:p>
          </table:table-cell>
          <table:table-cell office:value-type="string">
            <text:p>Senate Tuesday, May 20, 1997 BUDGET CONCURRENT RESOLUTION</text:p>
          </table:table-cell>
          <table:table-cell table:number-columns-repeated="1014"/>
        </table:table-row>
        <table:table-row table:style-name="ro1">
          <table:table-cell table:style-name="ce10" office:value-type="string">
            <text:p>Congress</text:p>
          </table:table-cell>
          <table:table-cell table:style-name="ce10" office:value-type="float" office:value="124">
            <text:p>124</text:p>
          </table:table-cell>
          <table:table-cell table:style-name="ce10" office:value-type="string">
            <text:p>Congressional Record</text:p>
          </table:table-cell>
          <table:table-cell table:style-name="ce10" office:value-type="float" office:value="1997">
            <text:p>1997</text:p>
          </table:table-cell>
          <table:table-cell office:value-type="date" office:date-value="1997-05-21">
            <text:p>5/21/1997</text:p>
          </table:table-cell>
          <table:table-cell table:style-name="ce10" office:value-type="string">
            <text:p>143 Cong. Rec. S4851-01</text:p>
          </table:table-cell>
          <table:table-cell/>
          <table:table-cell table:style-name="ce10" office:value-type="string">
            <text:p>women</text:p>
          </table:table-cell>
          <table:table-cell table:style-name="ce10" office:value-type="string">
            <text:p>(a) FINDINGS.-Congress finds the following: (1) Domestic violence is the leading cause of physical injury to women. The Department of Justice estimates that over 1,000,000 violent crimes against women are committed by intimate partners annually.</text:p>
          </table:table-cell>
          <table:table-cell office:value-type="string">
            <text:p>Senate Wednesday, May 21, 1997 CONCURRENT RESOLUTION ON THE BUDGET</text:p>
          </table:table-cell>
          <table:table-cell table:number-columns-repeated="1014"/>
        </table:table-row>
        <table:table-row table:style-name="ro1">
          <table:table-cell table:style-name="ce10" office:value-type="string">
            <text:p>Congress</text:p>
          </table:table-cell>
          <table:table-cell table:style-name="ce10" office:value-type="float" office:value="125">
            <text:p>125</text:p>
          </table:table-cell>
          <table:table-cell table:style-name="ce10" office:value-type="string">
            <text:p>Congressional Record</text:p>
          </table:table-cell>
          <table:table-cell table:style-name="ce10" office:value-type="float" office:value="1997">
            <text:p>1997</text:p>
          </table:table-cell>
          <table:table-cell office:value-type="date" office:date-value="1997-05-21">
            <text:p>5/21/1997</text:p>
          </table:table-cell>
          <table:table-cell table:style-name="ce10" office:value-type="string">
            <text:p>143 Cong. Rec. S4899-02</text:p>
          </table:table-cell>
          <table:table-cell/>
          <table:table-cell table:style-name="ce10" office:value-type="string">
            <text:p>women</text:p>
          </table:table-cell>
          <table:table-cell table:style-name="ce10" office:value-type="string">
            <text:p>(a) FINDINGS.-Congress finds the following: (1) Domestic violence is the leading cause of physical injury to women. The Department of Justice estimates that over 1,000,000 violent crimes against women are committed by intimate partners annually.</text:p>
          </table:table-cell>
          <table:table-cell office:value-type="string">
            <text:p>Senate Wednesday, May 21, 1997 AMENDMENTS SUBMITTED</text:p>
          </table:table-cell>
          <table:table-cell table:number-columns-repeated="1014"/>
        </table:table-row>
        <table:table-row table:style-name="ro1">
          <table:table-cell table:style-name="ce10" office:value-type="string">
            <text:p>Congress</text:p>
          </table:table-cell>
          <table:table-cell table:style-name="ce10" office:value-type="float" office:value="126">
            <text:p>126</text:p>
          </table:table-cell>
          <table:table-cell table:style-name="ce10" office:value-type="string">
            <text:p>Congressional Record</text:p>
          </table:table-cell>
          <table:table-cell table:style-name="ce10" office:value-type="float" office:value="1997">
            <text:p>1997</text:p>
          </table:table-cell>
          <table:table-cell office:value-type="date" office:date-value="1997-05-21">
            <text:p>5/21/1997</text:p>
          </table:table-cell>
          <table:table-cell table:style-name="ce10" office:value-type="string">
            <text:p>143 Cong. Rec. S4782-01</text:p>
          </table:table-cell>
          <table:table-cell/>
          <table:table-cell table:style-name="ce10" office:value-type="string">
            <text:p>women</text:p>
          </table:table-cell>
          <table:table-cell table:style-name="ce10" office:value-type="string">
            <text:p>(a) FINDINGS.-Congress finds the following: (1) Domestic violence is the leading cause of physical injury to women. The Department of Justice estimates that over 1,000,000 violent crimes against women are committee by intimate partners annually.</text:p>
          </table:table-cell>
          <table:table-cell office:value-type="string">
            <text:p>Senate Wednesday, May 21, 1997 CONCURRENT RESOLUTION ON THE BUDGET</text:p>
          </table:table-cell>
          <table:table-cell table:number-columns-repeated="1014"/>
        </table:table-row>
        <table:table-row table:style-name="ro1">
          <table:table-cell table:style-name="ce10" office:value-type="string">
            <text:p>Congress</text:p>
          </table:table-cell>
          <table:table-cell table:style-name="ce10" office:value-type="float" office:value="127">
            <text:p>127</text:p>
          </table:table-cell>
          <table:table-cell table:style-name="ce10" office:value-type="string">
            <text:p>Congressional Record</text:p>
          </table:table-cell>
          <table:table-cell table:style-name="ce10" office:value-type="float" office:value="1997">
            <text:p>1997</text:p>
          </table:table-cell>
          <table:table-cell office:value-type="date" office:date-value="1997-05-23">
            <text:p>5/23/1997</text:p>
          </table:table-cell>
          <table:table-cell table:style-name="ce10" office:value-type="string">
            <text:p>143 Cong. Rec. S5023-06</text:p>
          </table:table-cell>
          <table:table-cell/>
          <table:table-cell table:style-name="ce10" office:value-type="string">
            <text:p>women</text:p>
          </table:table-cell>
          <table:table-cell table:style-name="ce10" office:value-type="string">
            <text:p>(a) FINDINGS.-Congress finds the following: (1) Domestic violence is the leading cause of physical injury to women. The Department of Justice estimates that over 1,000,000 violent crimes against women are committed by intimate partners annually.</text:p>
          </table:table-cell>
          <table:table-cell office:value-type="string">
            <text:p>Senate Friday, May 23, 1997 CONCURRENT RESOLUTION ON THE BUDGET</text:p>
          </table:table-cell>
          <table:table-cell table:number-columns-repeated="1014"/>
        </table:table-row>
        <table:table-row table:style-name="ro1">
          <table:table-cell table:style-name="ce10" office:value-type="string">
            <text:p>Congress</text:p>
          </table:table-cell>
          <table:table-cell table:style-name="ce10" office:value-type="float" office:value="128">
            <text:p>128</text:p>
          </table:table-cell>
          <table:table-cell table:style-name="ce10" office:value-type="string">
            <text:p>Congressional Record</text:p>
          </table:table-cell>
          <table:table-cell table:style-name="ce10" office:value-type="float" office:value="1997">
            <text:p>1997</text:p>
          </table:table-cell>
          <table:table-cell office:value-type="date" office:date-value="1997-06-03">
            <text:p>6/3/1997</text:p>
          </table:table-cell>
          <table:table-cell table:style-name="ce10" office:value-type="string">
            <text:p>143 Cong. Rec. E1095-01</text:p>
          </table:table-cell>
          <table:table-cell table:style-name="ce10" office:value-type="float" office:value="1">
            <text:p>1</text:p>
          </table:table-cell>
          <table:table-cell table:style-name="ce10" office:value-type="string">
            <text:p>women</text:p>
          </table:table-cell>
          <table:table-cell table:style-name="ce10" office:value-type="string">
            <text:p>It is a national disgrace that domestic violence is the leading cause of injury to American women, more common than auto accidents, muggings, and rapes by unknown assailants combined. </text:p>
          </table:table-cell>
          <table:table-cell office:value-type="string">
            <text:p>Extension of Remarks In the House of Representatives Tuesday, June 3, 1997 SUPPORT GROWS FOR NATIONAL SPORTS SUMMIT TO COMBAT DOMESTIC VIOLENCE AND SEXUAL ASSAULT</text:p>
          </table:table-cell>
          <table:table-cell table:number-columns-repeated="1014"/>
        </table:table-row>
        <table:table-row table:style-name="ro1">
          <table:table-cell table:style-name="ce10" office:value-type="string">
            <text:p>Congress</text:p>
          </table:table-cell>
          <table:table-cell table:style-name="ce10" office:value-type="float" office:value="129">
            <text:p>129</text:p>
          </table:table-cell>
          <table:table-cell table:style-name="ce10" office:value-type="string">
            <text:p>Congressional Record</text:p>
          </table:table-cell>
          <table:table-cell table:style-name="ce10" office:value-type="float" office:value="1997">
            <text:p>1997</text:p>
          </table:table-cell>
          <table:table-cell office:value-type="date" office:date-value="1997-06-04">
            <text:p>6/4/1997</text:p>
          </table:table-cell>
          <table:table-cell table:style-name="ce10" office:value-type="string">
            <text:p>143 Cong. Rec. H3358-01</text:p>
          </table:table-cell>
          <table:table-cell/>
          <table:table-cell table:style-name="ce10" office:value-type="string">
            <text:p>women</text:p>
          </table:table-cell>
          <table:table-cell table:style-name="ce10" office:value-type="string">
            <text:p>(a) FINDINGS.-The House finds the following: (1) Domestic violence is the leading cause of physical injury to women. The Department of Justice estimates that over 1,000,000 violent crimes against women are committed by intimate partners annually.</text:p>
          </table:table-cell>
          <table:table-cell office:value-type="string">
            <text:p>House of Representatives Wednesday, June 4, 1997 CONFERENCE REPORT ON HOUSE CONCURRENT RESOLUTION 84, CONCURRENT RESOLUTION ON THE BUDGET, FISCAL YEAR 1998</text:p>
          </table:table-cell>
          <table:table-cell table:number-columns-repeated="1014"/>
        </table:table-row>
        <table:table-row table:style-name="ro1">
          <table:table-cell table:style-name="ce10" office:value-type="string">
            <text:p>Congress</text:p>
          </table:table-cell>
          <table:table-cell table:style-name="ce10" office:value-type="float" office:value="130">
            <text:p>130</text:p>
          </table:table-cell>
          <table:table-cell table:style-name="ce10" office:value-type="string">
            <text:p>Congressional Record</text:p>
          </table:table-cell>
          <table:table-cell table:style-name="ce10" office:value-type="float" office:value="1997">
            <text:p>1997</text:p>
          </table:table-cell>
          <table:table-cell office:value-type="date" office:date-value="1997-06-04">
            <text:p>6/4/1997</text:p>
          </table:table-cell>
          <table:table-cell table:style-name="ce10" office:value-type="string">
            <text:p>143 Cong. Rec. H3358-01</text:p>
          </table:table-cell>
          <table:table-cell/>
          <table:table-cell table:style-name="ce10" office:value-type="string">
            <text:p>women</text:p>
          </table:table-cell>
          <table:table-cell table:style-name="ce10" office:value-type="string">
            <text:p>(a) FINDINGS.-The Senate finds the following: (1) Domestic violence is the leading cause of physical injury to women. The Department of Justice estimates that over 1,000,000 violent crimes against women are committed by intimate partners annually.</text:p>
          </table:table-cell>
          <table:table-cell office:value-type="string">
            <text:p>House of Representatives Wednesday, June 4, 1997 CONFERENCE REPORT ON HOUSE CONCURRENT RESOLUTION 84, CONCURRENT RESOLUTION ON THE BUDGET, FISCAL YEAR 1998</text:p>
          </table:table-cell>
          <table:table-cell table:number-columns-repeated="1014"/>
        </table:table-row>
        <table:table-row table:style-name="ro1">
          <table:table-cell table:style-name="ce10" office:value-type="string">
            <text:p>Congress</text:p>
          </table:table-cell>
          <table:table-cell table:style-name="ce10" office:value-type="float" office:value="131">
            <text:p>131</text:p>
          </table:table-cell>
          <table:table-cell table:style-name="ce10" office:value-type="string">
            <text:p>Congressional report</text:p>
          </table:table-cell>
          <table:table-cell table:style-name="ce10" office:value-type="float" office:value="1997">
            <text:p>1997</text:p>
          </table:table-cell>
          <table:table-cell office:value-type="date" office:date-value="1997-06-04">
            <text:p>6/4/1997</text:p>
          </table:table-cell>
          <table:table-cell table:style-name="ce10" office:value-type="string">
            <text:p>H.R. CONF. REP. 105-116</text:p>
          </table:table-cell>
          <table:table-cell/>
          <table:table-cell table:style-name="ce10" office:value-type="string">
            <text:p>women</text:p>
          </table:table-cell>
          <table:table-cell table:style-name="ce10" office:value-type="string">
            <text:p>Domestic violence is the leading cause of physical injury to women. </text:p>
          </table:table-cell>
          <table:table-cell office:value-type="string">
            <text:p>CONCURRENT RESOLUTION ON THE BUDGET FOR FISCAL YEAR 1998 </text:p>
          </table:table-cell>
          <table:table-cell table:number-columns-repeated="1014"/>
        </table:table-row>
        <table:table-row table:style-name="ro1">
          <table:table-cell table:style-name="ce10" office:value-type="string">
            <text:p>Congress</text:p>
          </table:table-cell>
          <table:table-cell table:style-name="ce10" office:value-type="float" office:value="132">
            <text:p>132</text:p>
          </table:table-cell>
          <table:table-cell table:style-name="ce10" office:value-type="string">
            <text:p>Congressional Record</text:p>
          </table:table-cell>
          <table:table-cell table:style-name="ce10" office:value-type="float" office:value="1997">
            <text:p>1997</text:p>
          </table:table-cell>
          <table:table-cell office:value-type="date" office:date-value="1997-10-07">
            <text:p>10/7/1997</text:p>
          </table:table-cell>
          <table:table-cell table:style-name="ce10" office:value-type="string">
            <text:p>143 Cong. Rec. H8447-01</text:p>
          </table:table-cell>
          <table:table-cell/>
          <table:table-cell table:style-name="ce10" office:value-type="string">
            <text:p>women</text:p>
          </table:table-cell>
          <table:table-cell table:style-name="ce10" office:value-type="string">
            <text:p>Poor women are still far more likely to be victims of domestic violence than other women, and domestic violence endures as the leading cause of injury to women. </text:p>
          </table:table-cell>
          <table:table-cell office:value-type="string">
            <text:p>House of Representatives Tuesday, October 7, 1997 NATIONAL DOMESTIC VIOLENCE AWARENESS MONTH</text:p>
          </table:table-cell>
          <table:table-cell table:number-columns-repeated="1014"/>
        </table:table-row>
        <table:table-row table:style-name="ro1">
          <table:table-cell table:style-name="ce10" office:value-type="string">
            <text:p>Congress</text:p>
          </table:table-cell>
          <table:table-cell table:style-name="ce10" office:value-type="float" office:value="133">
            <text:p>133</text:p>
          </table:table-cell>
          <table:table-cell table:style-name="ce10" office:value-type="string">
            <text:p>Congressional Record</text:p>
          </table:table-cell>
          <table:table-cell table:style-name="ce10" office:value-type="float" office:value="1997">
            <text:p>1997</text:p>
          </table:table-cell>
          <table:table-cell office:value-type="date" office:date-value="1997-10-09">
            <text:p>10/9/1997</text:p>
          </table:table-cell>
          <table:table-cell table:style-name="ce10" office:value-type="string">
            <text:p>143 Cong. Rec. E1999-02</text:p>
          </table:table-cell>
          <table:table-cell/>
          <table:table-cell table:style-name="ce10" office:value-type="string">
            <text:p>women</text:p>
          </table:table-cell>
          <table:table-cell table:style-name="ce10" office:value-type="string">
            <text:p>With a woman battered every 13 seconds it has reached epidemic proportions and is the greatest cause of injury to women in the United States today. Yet, the nature and seriousness of domestic violence as a crime is often ignored.</text:p>
          </table:table-cell>
          <table:table-cell office:value-type="string">
            <text:p>Extension of Remarks In the House of Representatives Thursday, October 9, 1997 DOMESTIC VIOLENCE AWARENESS MONTH</text:p>
          </table:table-cell>
          <table:table-cell table:number-columns-repeated="1014"/>
        </table:table-row>
        <table:table-row table:style-name="ro1">
          <table:table-cell table:style-name="ce10" office:value-type="string">
            <text:p>Congress</text:p>
          </table:table-cell>
          <table:table-cell table:style-name="ce10" office:value-type="float" office:value="134">
            <text:p>134</text:p>
          </table:table-cell>
          <table:table-cell table:style-name="ce10" office:value-type="string">
            <text:p>Congressional Record</text:p>
          </table:table-cell>
          <table:table-cell table:style-name="ce10" office:value-type="float" office:value="1997">
            <text:p>1997</text:p>
          </table:table-cell>
          <table:table-cell office:value-type="date" office:date-value="1997-10-24">
            <text:p>10/24/1997</text:p>
          </table:table-cell>
          <table:table-cell table:style-name="ce10" office:value-type="string">
            <text:p>143 Cong. Rec. E2086-03</text:p>
          </table:table-cell>
          <table:table-cell/>
          <table:table-cell table:style-name="ce10" office:value-type="string">
            <text:p>15-44</text:p>
          </table:table-cell>
          <table:table-cell table:style-name="ce10" office:value-type="string">
            <text:p>As we are all too aware, domestic violence is the leading cause of injury to women between the ages 15 and 44 in the United States. </text:p>
          </table:table-cell>
          <table:table-cell office:value-type="string">
            <text:p>Extension of Remarks In the House of Representatives Friday, October 24, 1997 20TH ANNIVERSARY OF THE BATTERED WOMEN'S ALTERNATIVE</text:p>
          </table:table-cell>
          <table:table-cell table:number-columns-repeated="1014"/>
        </table:table-row>
        <table:table-row table:style-name="ro1">
          <table:table-cell table:style-name="ce10" office:value-type="string">
            <text:p>Congress</text:p>
          </table:table-cell>
          <table:table-cell table:style-name="ce10" office:value-type="float" office:value="135">
            <text:p>135</text:p>
          </table:table-cell>
          <table:table-cell table:style-name="ce10" office:value-type="string">
            <text:p>Congressional Record</text:p>
          </table:table-cell>
          <table:table-cell table:style-name="ce10" office:value-type="float" office:value="1998">
            <text:p>1998</text:p>
          </table:table-cell>
          <table:table-cell office:value-type="date" office:date-value="1998-06-25">
            <text:p>6/25/1998</text:p>
          </table:table-cell>
          <table:table-cell table:style-name="ce10" office:value-type="string">
            <text:p>144 Cong. Rec. S7096-02</text:p>
          </table:table-cell>
          <table:table-cell/>
          <table:table-cell table:style-name="ce10" office:value-type="string">
            <text:p>women</text:p>
          </table:table-cell>
          <table:table-cell table:style-name="ce10" office:value-type="string">
            <text:p>Battering is the one of the single greatest causes of injury to women. According to Department of Justice statistics, of the 1.4 million hospital emergency room admissions in 1994, about one quarter were treated for injuries from domestic violence. Among civilians, the DoJ has estimated that, on average each year, from 1992-1996, about 8 in 1000 women . . . age 12 or older experienced a violent victimization by a spouse or boyfriend. The numbers for domestic violence victims in the military are deeply disturbing and much bigger. </text:p>
          </table:table-cell>
          <table:table-cell office:value-type="string">
            <text:p>Senate Thursday, June 25, 1998 NATIONAL DEFENSE AUTHORIZATION ACT FOR FISCAL YEAR 1999</text:p>
          </table:table-cell>
          <table:table-cell table:number-columns-repeated="1014"/>
        </table:table-row>
        <table:table-row table:style-name="ro1">
          <table:table-cell table:style-name="ce10" office:value-type="string">
            <text:p>Congress</text:p>
          </table:table-cell>
          <table:table-cell table:style-name="ce10" office:value-type="float" office:value="136">
            <text:p>136</text:p>
          </table:table-cell>
          <table:table-cell table:style-name="ce10" office:value-type="string">
            <text:p>Congressional Record</text:p>
          </table:table-cell>
          <table:table-cell table:style-name="ce10" office:value-type="float" office:value="1998">
            <text:p>1998</text:p>
          </table:table-cell>
          <table:table-cell office:value-type="date" office:date-value="1998-07-31">
            <text:p>7/31/1998</text:p>
          </table:table-cell>
          <table:table-cell table:style-name="ce10" office:value-type="string">
            <text:p>144 Cong. Rec. S9557-01</text:p>
          </table:table-cell>
          <table:table-cell/>
          <table:table-cell table:style-name="ce10" office:value-type="string">
            <text:p>women</text:p>
          </table:table-cell>
          <table:table-cell table:style-name="ce10" office:value-type="string">
            <text:p>Battering is a leading cause of injury to women and each year more than a million women seek medical attention because of it. </text:p>
          </table:table-cell>
          <table:table-cell office:value-type="string">
            <text:p>Senate Friday, July 31, 1998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137">
            <text:p>137</text:p>
          </table:table-cell>
          <table:table-cell table:style-name="ce10" office:value-type="string">
            <text:p>Congressional Record</text:p>
          </table:table-cell>
          <table:table-cell table:style-name="ce10" office:value-type="float" office:value="1999">
            <text:p>1999</text:p>
          </table:table-cell>
          <table:table-cell office:value-type="date" office:date-value="1999-02-23">
            <text:p>2/23/1999</text:p>
          </table:table-cell>
          <table:table-cell table:style-name="ce10" office:value-type="string">
            <text:p>145 Cong. Rec. S1762-01</text:p>
          </table:table-cell>
          <table:table-cell/>
          <table:table-cell table:style-name="ce10" office:value-type="string">
            <text:p>women</text:p>
          </table:table-cell>
          <table:table-cell table:style-name="ce10" office:value-type="string">
            <text:p>Battering is one of the single greatest causes of injury to women. According to the Department of Justice statistics, of the 1.4 million hospital emergency room admissions in 1994, about a quarter of them were treated for injuries from domestic violence. The prevalence of violence against women associated with the U.S. Armed Forces is deeply disturbing. </text:p>
          </table:table-cell>
          <table:table-cell office:value-type="string">
            <text:p>Senate Tuesday, February 23, 1999 KOSOVO</text:p>
          </table:table-cell>
          <table:table-cell table:number-columns-repeated="1014"/>
        </table:table-row>
        <table:table-row table:style-name="ro1">
          <table:table-cell table:style-name="ce10" office:value-type="string">
            <text:p>Congress</text:p>
          </table:table-cell>
          <table:table-cell table:style-name="ce10" office:value-type="float" office:value="138">
            <text:p>138</text:p>
          </table:table-cell>
          <table:table-cell table:style-name="ce10" office:value-type="string">
            <text:p>Congressional Record</text:p>
          </table:table-cell>
          <table:table-cell table:style-name="ce10" office:value-type="float" office:value="1999">
            <text:p>1999</text:p>
          </table:table-cell>
          <table:table-cell office:value-type="date" office:date-value="1999-09-08">
            <text:p>9/8/1999</text:p>
          </table:table-cell>
          <table:table-cell table:style-name="ce10" office:value-type="string">
            <text:p>145 Cong. Rec. S10604-01</text:p>
          </table:table-cell>
          <table:table-cell/>
          <table:table-cell table:style-name="ce10" office:value-type="string">
            <text:p>women</text:p>
          </table:table-cell>
          <table:table-cell table:style-name="ce10" office:value-type="string">
            <text:p>Whereas, According to the United States Department of Health and Human Services, domestic violence is the single largest cause of injury to American women, affecting 6,000,000 women of all racial, cultural, and economic backgrounds; </text:p>
          </table:table-cell>
          <table:table-cell office:value-type="string">
            <text:p>Senate Wednesday, September 8, 1999 PETITIONS AND MEMORIALS</text:p>
          </table:table-cell>
          <table:table-cell table:number-columns-repeated="1014"/>
        </table:table-row>
        <table:table-row table:style-name="ro1">
          <table:table-cell table:style-name="ce10" office:value-type="string">
            <text:p>Congress</text:p>
          </table:table-cell>
          <table:table-cell table:style-name="ce10" office:value-type="float" office:value="139">
            <text:p>139</text:p>
          </table:table-cell>
          <table:table-cell table:style-name="ce10" office:value-type="string">
            <text:p>Congressional Record</text:p>
          </table:table-cell>
          <table:table-cell table:style-name="ce10" office:value-type="float" office:value="1999">
            <text:p>1999</text:p>
          </table:table-cell>
          <table:table-cell office:value-type="date" office:date-value="1999-10-05">
            <text:p>10/5/1999</text:p>
          </table:table-cell>
          <table:table-cell table:style-name="ce10" office:value-type="string">
            <text:p>145 Cong. Rec. E2028-04</text:p>
          </table:table-cell>
          <table:table-cell/>
          <table:table-cell table:style-name="ce10" office:value-type="string">
            <text:p>15-44</text:p>
          </table:table-cell>
          <table:table-cell table:style-name="ce10" office:value-type="string">
            <text:p>As we are all too aware, domestic violence is the leading cause of injury to women between the ages 15 and 44 in the United States. </text:p>
          </table:table-cell>
          <table:table-cell office:value-type="string">
            <text:p>Extension of Remarks In the House of Representatives Tuesday, October 5, 1999 IN RECOGNITION OF DOMESTIC VIOLENCE AWARENESS MONTH</text:p>
          </table:table-cell>
          <table:table-cell table:number-columns-repeated="1014"/>
        </table:table-row>
        <table:table-row table:style-name="ro1">
          <table:table-cell table:style-name="ce10" office:value-type="string">
            <text:p>Congress</text:p>
          </table:table-cell>
          <table:table-cell table:style-name="ce10" office:value-type="float" office:value="140">
            <text:p>140</text:p>
          </table:table-cell>
          <table:table-cell table:style-name="ce10" office:value-type="string">
            <text:p>Congressional Record</text:p>
          </table:table-cell>
          <table:table-cell table:style-name="ce10" office:value-type="float" office:value="1999">
            <text:p>1999</text:p>
          </table:table-cell>
          <table:table-cell office:value-type="date" office:date-value="1999-10-21">
            <text:p>10/21/1999</text:p>
          </table:table-cell>
          <table:table-cell table:style-name="ce10" office:value-type="string">
            <text:p>145 Cong. Rec. E2159-01</text:p>
          </table:table-cell>
          <table:table-cell/>
          <table:table-cell table:style-name="ce10" office:value-type="string">
            <text:p>women</text:p>
          </table:table-cell>
          <table:table-cell table:style-name="ce10" office:value-type="string">
            <text:p>October is Domestic Violence Awareness Month, and domestic violence has grown to epidemic proportions. It is the single largest cause of injury to women in the United States. </text:p>
          </table:table-cell>
          <table:table-cell office:value-type="string">
            <text:p>Extension of Remarks In the House of Representatives Thursday, October 21, 1999 BATTERED IMMIGRANT WOMEN</text:p>
          </table:table-cell>
          <table:table-cell table:number-columns-repeated="1014"/>
        </table:table-row>
        <table:table-row table:style-name="ro1">
          <table:table-cell table:style-name="ce10" office:value-type="string">
            <text:p>Congress</text:p>
          </table:table-cell>
          <table:table-cell table:style-name="ce10" office:value-type="float" office:value="141">
            <text:p>141</text:p>
          </table:table-cell>
          <table:table-cell table:style-name="ce10" office:value-type="string">
            <text:p>Congressional Record</text:p>
          </table:table-cell>
          <table:table-cell table:style-name="ce10" office:value-type="float" office:value="2000">
            <text:p>2000</text:p>
          </table:table-cell>
          <table:table-cell office:value-type="date" office:date-value="2000-09-26">
            <text:p>9/26/2000</text:p>
          </table:table-cell>
          <table:table-cell table:style-name="ce10" office:value-type="string">
            <text:p>146 Cong. Rec. H8086-02</text:p>
          </table:table-cell>
          <table:table-cell/>
          <table:table-cell table:style-name="ce10" office:value-type="string">
            <text:p>15-44</text:p>
          </table:table-cell>
          <table:table-cell table:style-name="ce10" office:value-type="string">
            <text:p>Domestic violence is the leading cause of injury to women between the ages of 15 to 44. </text:p>
          </table:table-cell>
          <table:table-cell office:value-type="string">
            <text:p>House of Representatives Tuesday, September 26, 2000 VIOLENCE AGAINST WOMEN ACT OF 2000</text:p>
          </table:table-cell>
          <table:table-cell table:number-columns-repeated="1014"/>
        </table:table-row>
        <table:table-row table:style-name="ro1">
          <table:table-cell table:style-name="ce10" office:value-type="string">
            <text:p>Congress</text:p>
          </table:table-cell>
          <table:table-cell table:style-name="ce10" office:value-type="float" office:value="142">
            <text:p>142</text:p>
          </table:table-cell>
          <table:table-cell table:style-name="ce10" office:value-type="string">
            <text:p>Congressional Record</text:p>
          </table:table-cell>
          <table:table-cell table:style-name="ce10" office:value-type="float" office:value="2000">
            <text:p>2000</text:p>
          </table:table-cell>
          <table:table-cell office:value-type="date" office:date-value="2000-10-11">
            <text:p>10/11/2000</text:p>
          </table:table-cell>
          <table:table-cell table:style-name="ce10" office:value-type="string">
            <text:p>146 Cong. Rec. S10164-02</text:p>
          </table:table-cell>
          <table:table-cell/>
          <table:table-cell table:style-name="ce10" office:value-type="string">
            <text:p>15-44</text:p>
          </table:table-cell>
          <table:table-cell table:style-name="ce10" office:value-type="string">
            <text:p>We know for a fact that domestic violence is the leading cause of injury to women age 15 to 44, with nearly one-third of women who are murdered being murdered by a husband or a boyfriend.</text:p>
          </table:table-cell>
          <table:table-cell office:value-type="string">
            <text:p>Senate Wednesday, October 11, 2000 TRAFFICKING VICTIMS PROTECTION ACT OF 2000-CONFERENCE REPORT</text:p>
          </table:table-cell>
          <table:table-cell table:number-columns-repeated="1014"/>
        </table:table-row>
        <table:table-row table:style-name="ro1">
          <table:table-cell table:style-name="ce10" office:value-type="string">
            <text:p>Congress</text:p>
          </table:table-cell>
          <table:table-cell table:style-name="ce10" office:value-type="float" office:value="143">
            <text:p>143</text:p>
          </table:table-cell>
          <table:table-cell table:style-name="ce10" office:value-type="string">
            <text:p>Congressional Record</text:p>
          </table:table-cell>
          <table:table-cell table:style-name="ce10" office:value-type="float" office:value="2000">
            <text:p>2000</text:p>
          </table:table-cell>
          <table:table-cell office:value-type="date" office:date-value="2000-10-11">
            <text:p>10/11/2000</text:p>
          </table:table-cell>
          <table:table-cell table:style-name="ce10" office:value-type="string">
            <text:p>146 Cong. Rec. S10211-01</text:p>
          </table:table-cell>
          <table:table-cell/>
          <table:table-cell table:style-name="ce10" office:value-type="string">
            <text:p>15-44</text:p>
          </table:table-cell>
          <table:table-cell table:style-name="ce10" office:value-type="string">
            <text:p>Domestic violence still remains the leading cause of injury to women ages 15 to 44 and sadly, there are children under the age of twelve in approximately four out of ten houses that experience domestic violence.</text:p>
          </table:table-cell>
          <table:table-cell office:value-type="string">
            <text:p>Senate Wednesday, October 11, 2000 VICTIMS OF TRAFFICKING AND VIOLENCE PROTECTION ACT OF 2000- CONFERENCE REPORT-CONTINUED</text:p>
          </table:table-cell>
          <table:table-cell table:number-columns-repeated="1014"/>
        </table:table-row>
        <table:table-row table:style-name="ro1">
          <table:table-cell table:style-name="ce10" office:value-type="string">
            <text:p>Congress</text:p>
          </table:table-cell>
          <table:table-cell table:style-name="ce10" office:value-type="float" office:value="144">
            <text:p>144</text:p>
          </table:table-cell>
          <table:table-cell table:style-name="ce10" office:value-type="string">
            <text:p>Congressional Record</text:p>
          </table:table-cell>
          <table:table-cell table:style-name="ce10" office:value-type="float" office:value="2000">
            <text:p>2000</text:p>
          </table:table-cell>
          <table:table-cell office:value-type="date" office:date-value="2000-10-11">
            <text:p>10/11/2000</text:p>
          </table:table-cell>
          <table:table-cell table:style-name="ce10" office:value-type="string">
            <text:p>146 Cong. Rec. S10211-01</text:p>
          </table:table-cell>
          <table:table-cell/>
          <table:table-cell table:style-name="ce10" office:value-type="string">
            <text:p>15-44</text:p>
          </table:table-cell>
          <table:table-cell table:style-name="ce10" office:value-type="string">
            <text:p>DOMESTIC VIOLENCE, IN ALL FORMS, IS THE LEADING CAUSE OF INJURY FOR WOMEN AGES 15-44.</text:p>
          </table:table-cell>
          <table:table-cell office:value-type="string">
            <text:p>Senate Wednesday, October 11, 2000 VICTIMS OF TRAFFICKING AND VIOLENCE PROTECTION ACT OF 2000- CONFERENCE REPORT-CONTINUED</text:p>
          </table:table-cell>
          <table:table-cell table:number-columns-repeated="1014"/>
        </table:table-row>
        <table:table-row table:style-name="ro1">
          <table:table-cell table:style-name="ce10" office:value-type="string">
            <text:p>Congress</text:p>
          </table:table-cell>
          <table:table-cell table:style-name="ce10" office:value-type="float" office:value="145">
            <text:p>145</text:p>
          </table:table-cell>
          <table:table-cell table:style-name="ce10" office:value-type="string">
            <text:p>Congressional Record</text:p>
          </table:table-cell>
          <table:table-cell table:style-name="ce10" office:value-type="float" office:value="2000">
            <text:p>2000</text:p>
          </table:table-cell>
          <table:table-cell office:value-type="date" office:date-value="2000-10-11">
            <text:p>10/11/2000</text:p>
          </table:table-cell>
          <table:table-cell table:style-name="ce10" office:value-type="string">
            <text:p>146 Cong. Rec. S10211-01</text:p>
          </table:table-cell>
          <table:table-cell/>
          <table:table-cell table:style-name="ce10" office:value-type="string">
            <text:p>15-44</text:p>
          </table:table-cell>
          <table:table-cell table:style-name="ce10" office:value-type="string">
            <text:p>The U.S. surgeon general says domestic violence is the leading cause of injury to women ages 15-44. </text:p>
          </table:table-cell>
          <table:table-cell office:value-type="string">
            <text:p>Senate Wednesday, October 11, 2000 VICTIMS OF TRAFFICKING AND VIOLENCE PROTECTION ACT OF 2000- CONFERENCE REPORT-</text:p>
          </table:table-cell>
          <table:table-cell table:number-columns-repeated="1014"/>
        </table:table-row>
        <table:table-row table:style-name="ro1">
          <table:table-cell table:style-name="ce10" office:value-type="string">
            <text:p>Congress</text:p>
          </table:table-cell>
          <table:table-cell table:style-name="ce10" office:value-type="float" office:value="146">
            <text:p>146</text:p>
          </table:table-cell>
          <table:table-cell table:style-name="ce10" office:value-type="string">
            <text:p>Congressional Record</text:p>
          </table:table-cell>
          <table:table-cell table:style-name="ce10" office:value-type="float" office:value="2000">
            <text:p>2000</text:p>
          </table:table-cell>
          <table:table-cell office:value-type="date" office:date-value="2000-10-16">
            <text:p>10/16/2000</text:p>
          </table:table-cell>
          <table:table-cell table:style-name="ce10" office:value-type="string">
            <text:p>146 Cong. Rec. E1801-01</text:p>
          </table:table-cell>
          <table:table-cell/>
          <table:table-cell table:style-name="ce10" office:value-type="string">
            <text:p>women</text:p>
          </table:table-cell>
          <table:table-cell table:style-name="ce10" office:value-type="string">
            <text:p>Regrettably, domestic violence is one of the leading causes of injury among American women. </text:p>
          </table:table-cell>
          <table:table-cell office:value-type="string">
            <text:p>Extension of Remarks In the House of Representatives Monday, October 16, 2000 HONORING 20 YEARS OF DEDICATED SERVICE PROVIDED BY TOBY MYERS</text:p>
          </table:table-cell>
          <table:table-cell table:number-columns-repeated="1014"/>
        </table:table-row>
        <table:table-row table:style-name="ro1">
          <table:table-cell table:style-name="ce10" office:value-type="string">
            <text:p>Congress</text:p>
          </table:table-cell>
          <table:table-cell table:style-name="ce10" office:value-type="float" office:value="147">
            <text:p>147</text:p>
          </table:table-cell>
          <table:table-cell table:style-name="ce10" office:value-type="string">
            <text:p>Congressional Record</text:p>
          </table:table-cell>
          <table:table-cell table:style-name="ce10" office:value-type="float" office:value="2001">
            <text:p>2001</text:p>
          </table:table-cell>
          <table:table-cell office:value-type="date" office:date-value="2001-03-13">
            <text:p>3/13/2001</text:p>
          </table:table-cell>
          <table:table-cell table:style-name="ce10" office:value-type="string">
            <text:p>147 Cong. Rec. S2220-01</text:p>
          </table:table-cell>
          <table:table-cell/>
          <table:table-cell table:style-name="ce10" office:value-type="string">
            <text:p>15-44</text:p>
          </table:table-cell>
          <table:table-cell table:style-name="ce10" office:value-type="string">
            <text:p>Despite increased efforts prompted by legislation such as the Violence Against Women Act, domestic violence continues to be the leading cause of injury to women across the country between the ages of 15 to 44. </text:p>
          </table:table-cell>
          <table:table-cell office:value-type="string">
            <text:p>Senate Tuesday, March 13, 2001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148">
            <text:p>148</text:p>
          </table:table-cell>
          <table:table-cell table:style-name="ce10" office:value-type="string">
            <text:p>Congressional Record</text:p>
          </table:table-cell>
          <table:table-cell table:style-name="ce10" office:value-type="float" office:value="2001">
            <text:p>2001</text:p>
          </table:table-cell>
          <table:table-cell office:value-type="date" office:date-value="2001-03-22">
            <text:p>3/22/2001</text:p>
          </table:table-cell>
          <table:table-cell table:style-name="ce10" office:value-type="string">
            <text:p>147 Cong. Rec. H1065-03</text:p>
          </table:table-cell>
          <table:table-cell/>
          <table:table-cell table:style-name="ce10" office:value-type="string">
            <text:p>women</text:p>
          </table:table-cell>
          <table:table-cell table:style-name="ce10" office:value-type="string">
            <text:p>Domestic violence is the leading cause of injury to women in this country, where they are more likely to be assaulted, injured, raped or killed by a male partner than any other type of assailant.</text:p>
          </table:table-cell>
          <table:table-cell office:value-type="string">
            <text:p>House of Representatives Thursday, March 22, 2001 VIOLENCE AGAINST WOMEN</text:p>
          </table:table-cell>
          <table:table-cell table:number-columns-repeated="1014"/>
        </table:table-row>
        <table:table-row table:style-name="ro1">
          <table:table-cell table:style-name="ce10" office:value-type="string">
            <text:p>Congress</text:p>
          </table:table-cell>
          <table:table-cell table:style-name="ce10" office:value-type="float" office:value="149">
            <text:p>149</text:p>
          </table:table-cell>
          <table:table-cell table:style-name="ce10" office:value-type="string">
            <text:p>Congressional Record</text:p>
          </table:table-cell>
          <table:table-cell table:style-name="ce10" office:value-type="float" office:value="2001">
            <text:p>2001</text:p>
          </table:table-cell>
          <table:table-cell office:value-type="date" office:date-value="2001-04-26">
            <text:p>4/26/2001</text:p>
          </table:table-cell>
          <table:table-cell table:style-name="ce10" office:value-type="string">
            <text:p>147 Cong. Rec. H1612-02</text:p>
          </table:table-cell>
          <table:table-cell/>
          <table:table-cell table:style-name="ce10" office:value-type="string">
            <text:p>women</text:p>
          </table:table-cell>
          <table:table-cell table:style-name="ce10" office:value-type="string">
            <text:p>Domestic violence is the single greatest cause of injury to women. </text:p>
          </table:table-cell>
          <table:table-cell office:value-type="string">
            <text:p>House of Representatives Thursday, April 26, 2001 UNBORN VICTIMS OF VIOLENCE ACT OF 2001</text:p>
          </table:table-cell>
          <table:table-cell table:number-columns-repeated="1014"/>
        </table:table-row>
        <table:table-row table:style-name="ro1">
          <table:table-cell table:style-name="ce10" office:value-type="string">
            <text:p>Congress</text:p>
          </table:table-cell>
          <table:table-cell table:style-name="ce10" office:value-type="float" office:value="150">
            <text:p>150</text:p>
          </table:table-cell>
          <table:table-cell table:style-name="ce10" office:value-type="string">
            <text:p>Congressional Record</text:p>
          </table:table-cell>
          <table:table-cell table:style-name="ce10" office:value-type="float" office:value="2002">
            <text:p>2002</text:p>
          </table:table-cell>
          <table:table-cell office:value-type="date" office:date-value="2002-03-06">
            <text:p>3/6/2002</text:p>
          </table:table-cell>
          <table:table-cell table:style-name="ce10" office:value-type="string">
            <text:p>148 Cong. Rec. H692-02</text:p>
          </table:table-cell>
          <table:table-cell/>
          <table:table-cell table:style-name="ce10" office:value-type="string">
            <text:p>women</text:p>
          </table:table-cell>
          <table:table-cell table:style-name="ce10" office:value-type="string">
            <text:p>Domestic violence is the leading cause of injury to women in this country, where they are more likely to be assaulted, injured, raped or killed by a male partner than by any other type of assailant. </text:p>
          </table:table-cell>
          <table:table-cell office:value-type="string">
            <text:p>House of Representatives Wednesday, March 6, 2002 DOMESTIC VIOLENCE</text:p>
          </table:table-cell>
          <table:table-cell table:number-columns-repeated="1014"/>
        </table:table-row>
        <table:table-row table:style-name="ro1">
          <table:table-cell table:style-name="ce10" office:value-type="string">
            <text:p>Congress</text:p>
          </table:table-cell>
          <table:table-cell table:style-name="ce10" office:value-type="float" office:value="151">
            <text:p>151</text:p>
          </table:table-cell>
          <table:table-cell table:style-name="ce10" office:value-type="string">
            <text:p>Congressional Record</text:p>
          </table:table-cell>
          <table:table-cell table:style-name="ce10" office:value-type="float" office:value="2002">
            <text:p>2002</text:p>
          </table:table-cell>
          <table:table-cell office:value-type="date" office:date-value="2002-03-08">
            <text:p>3/8/2002</text:p>
          </table:table-cell>
          <table:table-cell table:style-name="ce10" office:value-type="string">
            <text:p>148 Cong. Rec. S1710-02</text:p>
          </table:table-cell>
          <table:table-cell/>
          <table:table-cell table:style-name="ce10" office:value-type="string">
            <text:p>15-44</text:p>
          </table:table-cell>
          <table:table-cell table:style-name="ce10" office:value-type="string">
            <text:p>Domestic violence is the leading cause of injury among women of child-bearing age. </text:p>
          </table:table-cell>
          <table:table-cell office:value-type="string">
            <text:p>Senate Friday, March 8, 2002 INTERNATIONAL WOMEN'S DAY</text:p>
          </table:table-cell>
          <table:table-cell table:number-columns-repeated="1014"/>
        </table:table-row>
        <table:table-row table:style-name="ro1">
          <table:table-cell table:style-name="ce10" office:value-type="string">
            <text:p>Congress</text:p>
          </table:table-cell>
          <table:table-cell table:style-name="ce10" office:value-type="float" office:value="152">
            <text:p>152</text:p>
          </table:table-cell>
          <table:table-cell table:style-name="ce10" office:value-type="string">
            <text:p>Congressional Record</text:p>
          </table:table-cell>
          <table:table-cell table:style-name="ce10" office:value-type="float" office:value="2002">
            <text:p>2002</text:p>
          </table:table-cell>
          <table:table-cell office:value-type="date" office:date-value="2002-09-17">
            <text:p>9/17/2002</text:p>
          </table:table-cell>
          <table:table-cell table:style-name="ce10" office:value-type="string">
            <text:p>148 Cong. Rec. H6262-01</text:p>
          </table:table-cell>
          <table:table-cell/>
          <table:table-cell table:style-name="ce10" office:value-type="string">
            <text:p>15-54</text:p>
          </table:table-cell>
          <table:table-cell table:style-name="ce10" office:value-type="string">
            <text:p>Violence against women is the leading cause of injury to women in America between the ages of 15 and 54.</text:p>
          </table:table-cell>
          <table:table-cell office:value-type="string">
            <text:p>House of Representatives Tuesday, September 17, 2002 WOMEN'S HEALTH OFFICE ACT OF 2002</text:p>
          </table:table-cell>
          <table:table-cell table:number-columns-repeated="1014"/>
        </table:table-row>
        <table:table-row table:style-name="ro1">
          <table:table-cell table:style-name="ce10" office:value-type="string">
            <text:p>Congress</text:p>
          </table:table-cell>
          <table:table-cell table:style-name="ce10" office:value-type="float" office:value="153">
            <text:p>153</text:p>
          </table:table-cell>
          <table:table-cell table:style-name="ce10" office:value-type="string">
            <text:p>Congressional Record</text:p>
          </table:table-cell>
          <table:table-cell table:style-name="ce10" office:value-type="float" office:value="2003">
            <text:p>2003</text:p>
          </table:table-cell>
          <table:table-cell office:value-type="date" office:date-value="2003-03-06">
            <text:p>3/6/2003</text:p>
          </table:table-cell>
          <table:table-cell table:style-name="ce10" office:value-type="string">
            <text:p>149 Cong. Rec. E382-03</text:p>
          </table:table-cell>
          <table:table-cell table:style-name="ce10" office:value-type="float" office:value="1">
            <text:p>1</text:p>
          </table:table-cell>
          <table:table-cell table:style-name="ce10" office:value-type="string">
            <text:p>15-44</text:p>
          </table:table-cell>
          <table:table-cell table:style-name="ce10" office:value-type="string">
            <text:p>Domestic violence is the single largest cause of injury to women between the ages of fifteen and forty-four, more than muggings, car accidents and rapes combined.</text:p>
          </table:table-cell>
          <table:table-cell office:value-type="string">
            <text:p>Extension of Remarks In the House of Representatives Thursday, March 6, 2003 UNITING IN THE FIGHT TO END DOMESTIC VIOLENCE</text:p>
          </table:table-cell>
          <table:table-cell table:number-columns-repeated="1014"/>
        </table:table-row>
        <table:table-row table:style-name="ro1">
          <table:table-cell table:style-name="ce10" office:value-type="string">
            <text:p>Congress</text:p>
          </table:table-cell>
          <table:table-cell table:style-name="ce10" office:value-type="float" office:value="154">
            <text:p>154</text:p>
          </table:table-cell>
          <table:table-cell table:style-name="ce10" office:value-type="string">
            <text:p>Congressional Record</text:p>
          </table:table-cell>
          <table:table-cell table:style-name="ce10" office:value-type="float" office:value="2003">
            <text:p>2003</text:p>
          </table:table-cell>
          <table:table-cell office:value-type="date" office:date-value="2003-03-11">
            <text:p>3/11/2003</text:p>
          </table:table-cell>
          <table:table-cell table:style-name="ce10" office:value-type="string">
            <text:p>149 Cong. Rec. S3499-03</text:p>
          </table:table-cell>
          <table:table-cell/>
          <table:table-cell table:style-name="ce10" office:value-type="string">
            <text:p>15-44</text:p>
          </table:table-cell>
          <table:table-cell table:style-name="ce10" office:value-type="string">
            <text:p>Domestic violence is the leading cause of injury among women of child-bearing age. </text:p>
          </table:table-cell>
          <table:table-cell office:value-type="string">
            <text:p>Senate Tuesday, March 11, 2003 ADDITIONAL STATEMENTS</text:p>
          </table:table-cell>
          <table:table-cell table:number-columns-repeated="1014"/>
        </table:table-row>
        <table:table-row table:style-name="ro1">
          <table:table-cell table:style-name="ce10" office:value-type="string">
            <text:p>Congress</text:p>
          </table:table-cell>
          <table:table-cell table:style-name="ce10" office:value-type="float" office:value="155">
            <text:p>155</text:p>
          </table:table-cell>
          <table:table-cell table:style-name="ce10" office:value-type="string">
            <text:p>testimony to Congress</text:p>
          </table:table-cell>
          <table:table-cell table:style-name="ce10" office:value-type="float" office:value="2003">
            <text:p>2003</text:p>
          </table:table-cell>
          <table:table-cell office:value-type="date" office:date-value="2003-06-25">
            <text:p>6/25/2003</text:p>
          </table:table-cell>
          <table:table-cell table:style-name="ce10"/>
          <table:table-cell table:style-name="ce10" office:value-type="float" office:value="1">
            <text:p>1</text:p>
          </table:table-cell>
          <table:table-cell table:style-name="ce10" office:value-type="string">
            <text:p>women</text:p>
          </table:table-cell>
          <table:table-cell table:style-name="ce10" office:value-type="string">
            <text:p>Domestic violence is a leading cause of injury and death to women worldwide; one in three women around the globe are physically or sexually abused in their lifetime.[v] Gender violence causes more death and disability among women aged 15 to 44 than cancer, malaria, traffic accidents and war combined.[vi] </text:p>
          </table:table-cell>
          <table:table-cell office:value-type="string">
            <text:p>Testimony June 25, 2003 House of Representatives International Relations; Global Trends in Trafficking</text:p>
          </table:table-cell>
          <table:table-cell table:number-columns-repeated="1014"/>
        </table:table-row>
        <table:table-row table:style-name="ro1">
          <table:table-cell table:style-name="ce10" office:value-type="string">
            <text:p>Congress</text:p>
          </table:table-cell>
          <table:table-cell table:style-name="ce10" office:value-type="float" office:value="156">
            <text:p>156</text:p>
          </table:table-cell>
          <table:table-cell table:style-name="ce10" office:value-type="string">
            <text:p>Congressional Record</text:p>
          </table:table-cell>
          <table:table-cell table:style-name="ce10" office:value-type="float" office:value="2003">
            <text:p>2003</text:p>
          </table:table-cell>
          <table:table-cell office:value-type="date" office:date-value="2003-10-08">
            <text:p>10/8/2003</text:p>
          </table:table-cell>
          <table:table-cell table:style-name="ce10" office:value-type="string">
            <text:p>149 Cong. Rec. H9288-05</text:p>
          </table:table-cell>
          <table:table-cell/>
          <table:table-cell table:style-name="ce10" office:value-type="string">
            <text:p>women</text:p>
          </table:table-cell>
          <table:table-cell table:style-name="ce10" office:value-type="string">
            <text:p>Domestic violence encompasses all acts of violence against women within the context of a family or intimate relationships. It is an issue of increasing concern because it has a negative effect on all family members, especially the children. It is also leading cause of injury to women in the United States, where they are more likely to be assaulted, injured, raped or killed by a male partner than by any other type of assailant.</text:p>
          </table:table-cell>
          <table:table-cell office:value-type="string">
            <text:p>House of Representatives Wednesday, October 8, 2003 DOMESTIC VIOLENCE AWARENESS MONTH</text:p>
          </table:table-cell>
          <table:table-cell table:number-columns-repeated="1014"/>
        </table:table-row>
        <table:table-row table:style-name="ro1">
          <table:table-cell table:style-name="ce10" office:value-type="string">
            <text:p>Congress</text:p>
          </table:table-cell>
          <table:table-cell table:style-name="ce10" office:value-type="float" office:value="157">
            <text:p>157</text:p>
          </table:table-cell>
          <table:table-cell table:style-name="ce10" office:value-type="string">
            <text:p>Congressional Record</text:p>
          </table:table-cell>
          <table:table-cell table:style-name="ce10" office:value-type="float" office:value="2003">
            <text:p>2003</text:p>
          </table:table-cell>
          <table:table-cell office:value-type="date" office:date-value="2003-10-30">
            <text:p>10/30/2003</text:p>
          </table:table-cell>
          <table:table-cell table:style-name="ce10" office:value-type="string">
            <text:p>149 Cong. Rec. S13661-01</text:p>
          </table:table-cell>
          <table:table-cell/>
          <table:table-cell table:style-name="ce10" office:value-type="string">
            <text:p>women</text:p>
          </table:table-cell>
          <table:table-cell table:style-name="ce10" office:value-type="string">
            <text:p>Congress makes the following findings: (1) Domestic violence crimes account for approximately 15 percent of total crime costs in the United States each year. (2) Violence against women has been reported to be the leading cause of physical injury to women. Such violence has a devastating impact on women's physical and emotional health and financial security.</text:p>
          </table:table-cell>
          <table:table-cell office:value-type="string">
            <text:p>Senate Thursday, October 30, 2003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158">
            <text:p>158</text:p>
          </table:table-cell>
          <table:table-cell table:style-name="ce10" office:value-type="string">
            <text:p>Congressional Record</text:p>
          </table:table-cell>
          <table:table-cell table:style-name="ce10" office:value-type="float" office:value="2004">
            <text:p>2004</text:p>
          </table:table-cell>
          <table:table-cell office:value-type="date" office:date-value="2004-03-08">
            <text:p>3/8/2004</text:p>
          </table:table-cell>
          <table:table-cell table:style-name="ce10" office:value-type="string">
            <text:p>150 Cong. Rec. S2296-01</text:p>
          </table:table-cell>
          <table:table-cell/>
          <table:table-cell table:style-name="ce10" office:value-type="string">
            <text:p>15-44</text:p>
          </table:table-cell>
          <table:table-cell table:style-name="ce10" office:value-type="string">
            <text:p>Even in the United States, certainly a leader in promoting women's rights, a woman is battered every 15 seconds and battering is the leading cause of injury to women between ages 15 and 44. </text:p>
          </table:table-cell>
          <table:table-cell office:value-type="string">
            <text:p>Senate Monday, March 8, 2004 INTERNATIONAL WOMEN'S DAY</text:p>
          </table:table-cell>
          <table:table-cell table:number-columns-repeated="1014"/>
        </table:table-row>
        <table:table-row table:style-name="ro1">
          <table:table-cell table:style-name="ce10" office:value-type="string">
            <text:p>Congress</text:p>
          </table:table-cell>
          <table:table-cell table:style-name="ce10" office:value-type="float" office:value="159">
            <text:p>159</text:p>
          </table:table-cell>
          <table:table-cell table:style-name="ce10" office:value-type="string">
            <text:p>Congressional Record</text:p>
          </table:table-cell>
          <table:table-cell table:style-name="ce10" office:value-type="float" office:value="2004">
            <text:p>2004</text:p>
          </table:table-cell>
          <table:table-cell office:value-type="date" office:date-value="2004-03-09">
            <text:p>3/9/2004</text:p>
          </table:table-cell>
          <table:table-cell table:style-name="ce10" office:value-type="string">
            <text:p>150 Cong. Rec. S2448-01</text:p>
          </table:table-cell>
          <table:table-cell/>
          <table:table-cell table:style-name="ce10" office:value-type="string">
            <text:p>15-44</text:p>
          </table:table-cell>
          <table:table-cell table:style-name="ce10" office:value-type="string">
            <text:p>Whereas in the United States, battering is the leading cause of injury to women between ages 15 and 44;</text:p>
          </table:table-cell>
          <table:table-cell office:value-type="string">
            <text:p>Senate Tuesday, March 9, 2004 SUBMITTED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160">
            <text:p>160</text:p>
          </table:table-cell>
          <table:table-cell table:style-name="ce10" office:value-type="string">
            <text:p>Congressional Record</text:p>
          </table:table-cell>
          <table:table-cell table:style-name="ce10" office:value-type="float" office:value="2004">
            <text:p>2004</text:p>
          </table:table-cell>
          <table:table-cell office:value-type="date" office:date-value="2004-03-09">
            <text:p>3/9/2004</text:p>
          </table:table-cell>
          <table:table-cell table:style-name="ce10" office:value-type="string">
            <text:p>150 Cong. Rec. S2457-01</text:p>
          </table:table-cell>
          <table:table-cell/>
          <table:table-cell table:style-name="ce10" office:value-type="string">
            <text:p>15-44</text:p>
          </table:table-cell>
          <table:table-cell table:style-name="ce10" office:value-type="string">
            <text:p>Whereas in the United States, battering is the leading cause of injury to women between ages 15 and 44;</text:p>
          </table:table-cell>
          <table:table-cell office:value-type="string">
            <text:p>Senate Tuesday, March 9, 2004 INTERNATIONAL WOMEN'S DAY</text:p>
          </table:table-cell>
          <table:table-cell table:number-columns-repeated="1014"/>
        </table:table-row>
        <table:table-row table:style-name="ro9">
          <table:table-cell table:style-name="ce10" office:value-type="string">
            <text:p>Congress</text:p>
          </table:table-cell>
          <table:table-cell table:style-name="ce10" office:value-type="float" office:value="161">
            <text:p>161</text:p>
          </table:table-cell>
          <table:table-cell table:style-name="ce10" office:value-type="string">
            <text:p>Congressional Record</text:p>
          </table:table-cell>
          <table:table-cell table:style-name="ce10" office:value-type="float" office:value="2004">
            <text:p>2004</text:p>
          </table:table-cell>
          <table:table-cell office:value-type="date" office:date-value="2004-03-12">
            <text:p>3/12/2004</text:p>
          </table:table-cell>
          <table:table-cell table:style-name="ce10" office:value-type="string">
            <text:p>150 Cong. Rec. S2802-03</text:p>
          </table:table-cell>
          <table:table-cell/>
          <table:table-cell table:style-name="ce10" office:value-type="string">
            <text:p>women</text:p>
          </table:table-cell>
          <table:table-cell table:style-name="ce10" office:value-type="string">
            <text:p>Congress makes the following findings: … (2) Violence against women has been reported to be the leading cause of physical injury to women. Such violence has a devastating impact on women's physical and emotional health and financial security.</text:p>
            <text:p/>
          </table:table-cell>
          <table:table-cell office:value-type="string">
            <text:p>Senate Friday, March 12, 2004 TEXT OF AMENDMENTS; This Act may be cited as the "Motherhood Protection Act".</text:p>
          </table:table-cell>
          <table:table-cell table:number-columns-repeated="1014"/>
        </table:table-row>
        <table:table-row table:style-name="ro1">
          <table:table-cell table:style-name="ce10" office:value-type="string">
            <text:p>Congress</text:p>
          </table:table-cell>
          <table:table-cell table:style-name="ce10" office:value-type="float" office:value="162">
            <text:p>162</text:p>
          </table:table-cell>
          <table:table-cell table:style-name="ce10" office:value-type="string">
            <text:p>Congressional Record</text:p>
          </table:table-cell>
          <table:table-cell table:style-name="ce10" office:value-type="float" office:value="2004">
            <text:p>2004</text:p>
          </table:table-cell>
          <table:table-cell office:value-type="date" office:date-value="2004-03-23">
            <text:p>3/23/2004</text:p>
          </table:table-cell>
          <table:table-cell table:style-name="ce10" office:value-type="string">
            <text:p>150 Cong. Rec. S2991-01</text:p>
          </table:table-cell>
          <table:table-cell/>
          <table:table-cell table:style-name="ce10" office:value-type="string">
            <text:p>15-44</text:p>
          </table:table-cell>
          <table:table-cell table:style-name="ce10" office:value-type="string">
            <text:p>Domestic violence is the leading cause of injury among women of child-bearing age. </text:p>
          </table:table-cell>
          <table:table-cell office:value-type="string">
            <text:p>Senate Tuesday, March 23, 2004 INTERNATIONAL WOMEN'S DAY</text:p>
          </table:table-cell>
          <table:table-cell table:number-columns-repeated="1014"/>
        </table:table-row>
        <table:table-row table:style-name="ro1">
          <table:table-cell table:style-name="ce10" office:value-type="string">
            <text:p>Congress</text:p>
          </table:table-cell>
          <table:table-cell table:style-name="ce10" office:value-type="float" office:value="163">
            <text:p>163</text:p>
          </table:table-cell>
          <table:table-cell table:style-name="ce10" office:value-type="string">
            <text:p>Congressional Record</text:p>
          </table:table-cell>
          <table:table-cell table:style-name="ce10" office:value-type="float" office:value="2004">
            <text:p>2004</text:p>
          </table:table-cell>
          <table:table-cell office:value-type="date" office:date-value="2004-03-24">
            <text:p>3/24/2004</text:p>
          </table:table-cell>
          <table:table-cell table:style-name="ce10" office:value-type="string">
            <text:p>150 Cong. Rec. H1443-03</text:p>
          </table:table-cell>
          <table:table-cell/>
          <table:table-cell table:style-name="ce10" office:value-type="string">
            <text:p>women</text:p>
          </table:table-cell>
          <table:table-cell table:style-name="ce10" office:value-type="string">
            <text:p>Domestic violence is the leading cause of injury to women in this country, where they are more likely to be assaulted, injured, raped or killed by a male partner than by any other type of assailant.</text:p>
          </table:table-cell>
          <table:table-cell office:value-type="string">
            <text:p>House of Representatives Wednesday, March 24, 2004 CONCURRENT RESOLUTION ON THE BUDGET FOR FISCAL YEAR 2005</text:p>
          </table:table-cell>
          <table:table-cell table:number-columns-repeated="1014"/>
        </table:table-row>
        <table:table-row table:style-name="ro1">
          <table:table-cell table:style-name="ce10" office:value-type="string">
            <text:p>Congress</text:p>
          </table:table-cell>
          <table:table-cell table:style-name="ce10" office:value-type="float" office:value="164">
            <text:p>164</text:p>
          </table:table-cell>
          <table:table-cell table:style-name="ce10" office:value-type="string">
            <text:p>Congressional Record</text:p>
          </table:table-cell>
          <table:table-cell table:style-name="ce10" office:value-type="float" office:value="2004">
            <text:p>2004</text:p>
          </table:table-cell>
          <table:table-cell office:value-type="date" office:date-value="2004-09-15">
            <text:p>9/15/2004</text:p>
          </table:table-cell>
          <table:table-cell table:style-name="ce10" office:value-type="string">
            <text:p>150 Cong. Rec. S9282-02</text:p>
          </table:table-cell>
          <table:table-cell/>
          <table:table-cell table:style-name="ce10" office:value-type="string">
            <text:p>women</text:p>
          </table:table-cell>
          <table:table-cell table:style-name="ce10" office:value-type="string">
            <text:p>Battery is the single greatest cause of injury to women in the United States, accounting for more emergency room visits than all other injuries combined. Yet, with these sobering statistics there are three times more shelters for neglected animals than there are shelters for battered women.</text:p>
          </table:table-cell>
          <table:table-cell office:value-type="string">
            <text:p>Senate Wednesday, September 15, 2004 TENTH ANNIVERSARY OF THE PASSAGE OF THE VIOLENCE AGAINST WOMEN ACT</text:p>
          </table:table-cell>
          <table:table-cell table:number-columns-repeated="1014"/>
        </table:table-row>
        <table:table-row table:style-name="ro1">
          <table:table-cell table:style-name="ce10" office:value-type="string">
            <text:p>Congress</text:p>
          </table:table-cell>
          <table:table-cell table:style-name="ce10" office:value-type="float" office:value="165">
            <text:p>165</text:p>
          </table:table-cell>
          <table:table-cell table:style-name="ce10" office:value-type="string">
            <text:p>Congressional Record</text:p>
          </table:table-cell>
          <table:table-cell table:style-name="ce10" office:value-type="float" office:value="2005">
            <text:p>2005</text:p>
          </table:table-cell>
          <table:table-cell office:value-type="date" office:date-value="2005-03-08">
            <text:p>3/8/2005</text:p>
          </table:table-cell>
          <table:table-cell table:style-name="ce10" office:value-type="string">
            <text:p>151 Cong. Rec. S2275-01</text:p>
          </table:table-cell>
          <table:table-cell/>
          <table:table-cell table:style-name="ce10" office:value-type="string">
            <text:p>15-44</text:p>
          </table:table-cell>
          <table:table-cell table:style-name="ce10" office:value-type="string">
            <text:p>Whereas battering is the leading cause of injury to women aged 15 to 44 in the United States;</text:p>
          </table:table-cell>
          <table:table-cell office:value-type="string">
            <text:p>Senate Tuesday, March 8, 2005 SENATE RESOLUTION 74-DESIGNATING MARCH 8, 2005, AS "INTERNATIONAL WOMEN'S DAY"</text:p>
          </table:table-cell>
          <table:table-cell table:number-columns-repeated="1014"/>
        </table:table-row>
        <table:table-row table:style-name="ro1">
          <table:table-cell table:style-name="ce10" office:value-type="string">
            <text:p>Congress</text:p>
          </table:table-cell>
          <table:table-cell table:style-name="ce10" office:value-type="float" office:value="166">
            <text:p>166</text:p>
          </table:table-cell>
          <table:table-cell table:style-name="ce10" office:value-type="string">
            <text:p>Congressional Record</text:p>
          </table:table-cell>
          <table:table-cell table:style-name="ce10" office:value-type="float" office:value="2005">
            <text:p>2005</text:p>
          </table:table-cell>
          <table:table-cell office:value-type="date" office:date-value="2005-03-08">
            <text:p>3/8/2005</text:p>
          </table:table-cell>
          <table:table-cell table:style-name="ce10" office:value-type="string">
            <text:p>151 Cong. Rec. S2289-04</text:p>
          </table:table-cell>
          <table:table-cell/>
          <table:table-cell table:style-name="ce10" office:value-type="string">
            <text:p>15-44</text:p>
          </table:table-cell>
          <table:table-cell table:style-name="ce10" office:value-type="string">
            <text:p>Whereas battering is the leading cause of injury to women aged 15 to 44 in the United States;</text:p>
          </table:table-cell>
          <table:table-cell office:value-type="string">
            <text:p>Senate Tuesday, March 8, 2005 INTERNATIONAL WOMEN'S DAY</text:p>
          </table:table-cell>
          <table:table-cell table:number-columns-repeated="1014"/>
        </table:table-row>
        <table:table-row table:style-name="ro1">
          <table:table-cell table:style-name="ce10" office:value-type="string">
            <text:p>Congress</text:p>
          </table:table-cell>
          <table:table-cell table:style-name="ce10" office:value-type="float" office:value="167">
            <text:p>167</text:p>
          </table:table-cell>
          <table:table-cell table:style-name="ce10" office:value-type="string">
            <text:p>Congressional Record</text:p>
          </table:table-cell>
          <table:table-cell table:style-name="ce10" office:value-type="float" office:value="2005">
            <text:p>2005</text:p>
          </table:table-cell>
          <table:table-cell office:value-type="date" office:date-value="2005-03-10">
            <text:p>3/10/2005</text:p>
          </table:table-cell>
          <table:table-cell table:style-name="ce10" office:value-type="string">
            <text:p>151 Cong. Rec. H1270-04</text:p>
          </table:table-cell>
          <table:table-cell table:style-name="ce10" office:value-type="float" office:value="1">
            <text:p>1</text:p>
          </table:table-cell>
          <table:table-cell table:style-name="ce10" office:value-type="string">
            <text:p>15-44</text:p>
          </table:table-cell>
          <table:table-cell table:style-name="ce10" office:value-type="string">
            <text:p>According to the American College of Emergency Physicians, domestic violence is the largest cause of injury to women between the ages of 15 and 44 in the United States, more than car accidents, muggings and rapes combined.</text:p>
          </table:table-cell>
          <table:table-cell office:value-type="string">
            <text:p>House of Representatives Thursday, March 10, 2005 ENDING THE CYCLE OF VIOLENCE AGAINST WOMEN</text:p>
          </table:table-cell>
          <table:table-cell table:number-columns-repeated="1014"/>
        </table:table-row>
        <table:table-row table:style-name="ro1">
          <table:table-cell table:style-name="ce10" office:value-type="string">
            <text:p>Congress</text:p>
          </table:table-cell>
          <table:table-cell table:style-name="ce10" office:value-type="float" office:value="168">
            <text:p>168</text:p>
          </table:table-cell>
          <table:table-cell table:style-name="ce10" office:value-type="string">
            <text:p>Congressional Record</text:p>
          </table:table-cell>
          <table:table-cell table:style-name="ce10" office:value-type="float" office:value="2005">
            <text:p>2005</text:p>
          </table:table-cell>
          <table:table-cell office:value-type="date" office:date-value="2005-09-27">
            <text:p>9/27/2005</text:p>
          </table:table-cell>
          <table:table-cell table:style-name="ce10" office:value-type="string">
            <text:p>151 Cong. Rec. H8370-01</text:p>
          </table:table-cell>
          <table:table-cell/>
          <table:table-cell table:style-name="ce10" office:value-type="string">
            <text:p>women</text:p>
          </table:table-cell>
          <table:table-cell table:style-name="ce10" office:value-type="string">
            <text:p>Domestic violence continues to be the leading cause of injury to women in this country. </text:p>
          </table:table-cell>
          <table:table-cell office:value-type="string">
            <text:p>House of Representatives Tuesday, September 27, 2005 SUPPORTING THE GOALS AND IDEALS OF DOMESTIC VIOLENCE AWARENESS MONTH</text:p>
          </table:table-cell>
          <table:table-cell table:number-columns-repeated="1014"/>
        </table:table-row>
        <table:table-row table:style-name="ro1">
          <table:table-cell table:style-name="ce10" office:value-type="string">
            <text:p>Congress</text:p>
          </table:table-cell>
          <table:table-cell table:style-name="ce10" office:value-type="float" office:value="169">
            <text:p>169</text:p>
          </table:table-cell>
          <table:table-cell table:style-name="ce10" office:value-type="string">
            <text:p>Congressional Record</text:p>
          </table:table-cell>
          <table:table-cell table:style-name="ce10" office:value-type="float" office:value="2005">
            <text:p>2005</text:p>
          </table:table-cell>
          <table:table-cell office:value-type="date" office:date-value="2005-09-29">
            <text:p>9/29/2005</text:p>
          </table:table-cell>
          <table:table-cell table:style-name="ce10" office:value-type="string">
            <text:p>151 Cong. Rec. S10725-01</text:p>
          </table:table-cell>
          <table:table-cell/>
          <table:table-cell table:style-name="ce10" office:value-type="string">
            <text:p>women</text:p>
          </table:table-cell>
          <table:table-cell table:style-name="ce10" office:value-type="string">
            <text:p>Domestic violence is the leading cause of injury to women, and over 5.3 million incidents occur every year. </text:p>
          </table:table-cell>
          <table:table-cell office:value-type="string">
            <text:p>Senate Thursday, September 29, 2005 STATEMENTS ON INTRODUCED BILLS AND JOINT RESOLUTIONS</text:p>
          </table:table-cell>
          <table:table-cell table:number-columns-repeated="1014"/>
        </table:table-row>
        <table:table-row table:style-name="ro1">
          <table:table-cell table:style-name="ce10" office:value-type="string">
            <text:p>Congress</text:p>
          </table:table-cell>
          <table:table-cell table:style-name="ce10" office:value-type="float" office:value="170">
            <text:p>170</text:p>
          </table:table-cell>
          <table:table-cell table:style-name="ce10" office:value-type="string">
            <text:p>Congressional Record</text:p>
          </table:table-cell>
          <table:table-cell table:style-name="ce10" office:value-type="float" office:value="2005">
            <text:p>2005</text:p>
          </table:table-cell>
          <table:table-cell office:value-type="date" office:date-value="2005-10-04">
            <text:p>10/4/2005</text:p>
          </table:table-cell>
          <table:table-cell table:style-name="ce10" office:value-type="string">
            <text:p>151 Cong. Rec. S10998-02</text:p>
          </table:table-cell>
          <table:table-cell/>
          <table:table-cell table:style-name="ce10" office:value-type="string">
            <text:p>women</text:p>
          </table:table-cell>
          <table:table-cell table:style-name="ce10" office:value-type="string">
            <text:p>Congress makes the following findings: &lt;"(1) Violence against women is a leading cause of physical injury to women. Such violence has a devastating impact on women's physical and emotional health, financial security, and ability to maintain their jobs, and thus impacts interstate commerce.</text:p>
          </table:table-cell>
          <table:table-cell office:value-type="string">
            <text:p>Senate Tuesday, October 4, 2005 VIOLENCE AGAINST WOMEN ACT OF 2005</text:p>
          </table:table-cell>
          <table:table-cell table:number-columns-repeated="1014"/>
        </table:table-row>
        <table:table-row table:style-name="ro1">
          <table:table-cell office:value-type="string">
            <text:p>Congress</text:p>
          </table:table-cell>
          <table:table-cell table:style-name="ce10" office:value-type="float" office:value="171">
            <text:p>171</text:p>
          </table:table-cell>
          <table:table-cell office:value-type="string">
            <text:p>testimony to Congress</text:p>
          </table:table-cell>
          <table:table-cell table:style-name="ce10" office:value-type="float" office:value="2009">
            <text:p>2009</text:p>
          </table:table-cell>
          <table:table-cell office:value-type="date" office:date-value="2009-10-21">
            <text:p>10/21/2009</text:p>
          </table:table-cell>
          <table:table-cell table:style-name="ce12"/>
          <table:table-cell/>
          <table:table-cell office:value-type="string">
            <text:p>women</text:p>
          </table:table-cell>
          <table:table-cell office:value-type="string">
            <text:p>domestic violence is a leading cause of injury among women of reproductive age here in the United States as well as abroad. </text:p>
          </table:table-cell>
          <table:table-cell office:value-type="string">
            <text:p>Violence Against Women ; Statement to Committee on House Foreign Affairs Subcommittee on International Organizations, Human Rights, and Oversight </text:p>
          </table:table-cell>
          <table:table-cell table:number-columns-repeated="1014"/>
        </table:table-row>
        <table:table-row table:style-name="ro1">
          <table:table-cell office:value-type="string">
            <text:p>Congress</text:p>
          </table:table-cell>
          <table:table-cell table:style-name="ce10" office:value-type="float" office:value="172">
            <text:p>172</text:p>
          </table:table-cell>
          <table:table-cell office:value-type="string">
            <text:p>Congressional Record</text:p>
          </table:table-cell>
          <table:table-cell table:style-name="ce10" office:value-type="float" office:value="2011">
            <text:p>2011</text:p>
          </table:table-cell>
          <table:table-cell office:value-type="date" office:date-value="2011-11-02">
            <text:p>11/2/2011</text:p>
          </table:table-cell>
          <table:table-cell office:value-type="string">
            <text:p>157 Cong. Rec. E1977-02</text:p>
          </table:table-cell>
          <table:table-cell office:value-type="float" office:value="1">
            <text:p>1</text:p>
          </table:table-cell>
          <table:table-cell office:value-type="string">
            <text:p>women</text:p>
          </table:table-cell>
          <table:table-cell office:value-type="string">
            <text:p>In the United States, every nine seconds a woman is assaulted or beaten by stalkers or her partner. And believe it or not, domestic violence is the leading cause of injury for women in America. According to a study, victims of domestic violence are more than rapes, muggings and car accidents combined. </text:p>
          </table:table-cell>
          <table:table-cell office:value-type="string">
            <text:p>PAYING TRIBUTE TO DOMESTIC VIOLENCE AWARENESS MONTH; Congressional Record --- Extension of Remarks, Proceedings and Debates of the 112nd Congress, First Session</text:p>
          </table:table-cell>
          <table:table-cell table:number-columns-repeated="1014"/>
        </table:table-row>
        <table:table-row table:style-name="ro1" table:number-rows-repeated="1048402">
          <table:table-cell table:number-columns-repeated="1024"/>
        </table:table-row>
        <table:table-row table:style-name="ro1">
          <table:table-cell table:number-columns-repeated="1024"/>
        </table:table-row>
      </table:table>
      <table:table table:name="courts" table:style-name="ta9" table:print="false">
        <table:table-column table:style-name="co2" table:default-cell-style-name="ce2"/>
        <table:table-column table:style-name="co38" table:default-cell-style-name="ce2"/>
        <table:table-column table:style-name="co2" table:default-cell-style-name="ce2"/>
        <table:table-column table:style-name="co39" table:default-cell-style-name="ce2"/>
        <table:table-column table:style-name="co40" table:default-cell-style-name="ce2"/>
        <table:table-column table:style-name="co2" table:default-cell-style-name="ce2"/>
        <table:table-column table:style-name="co41" table:default-cell-style-name="ce11"/>
        <table:table-column table:style-name="co2" table:number-columns-repeated="2" table:default-cell-style-name="ce2"/>
        <table:table-column table:style-name="co42" table:default-cell-style-name="ce2"/>
        <table:table-column table:style-name="co43" table:default-cell-style-name="ce2"/>
        <table:table-column table:style-name="co44" table:default-cell-style-name="ce2"/>
        <table:table-column table:style-name="co6" table:default-cell-style-name="ce2"/>
        <table:table-column table:style-name="co2" table:number-columns-repeated="1011" table:default-cell-style-name="ce2"/>
        <table:table-row table:style-name="ro1">
          <table:table-cell office:value-type="string">
            <text:p>cfield</text:p>
          </table:table-cell>
          <table:table-cell office:value-type="string">
            <text:p>cfrn</text:p>
          </table:table-cell>
          <table:table-cell office:value-type="string">
            <text:p>cgroup (case level)</text:p>
          </table:table-cell>
          <table:table-cell office:value-type="string">
            <text:p>court</text:p>
          </table:table-cell>
          <table:table-cell office:value-type="string">
            <text:p>title (case)</text:p>
          </table:table-cell>
          <table:table-cell office:value-type="string">
            <text:p>year</text:p>
          </table:table-cell>
          <table:table-cell office:value-type="string">
            <text:p>date</text:p>
          </table:table-cell>
          <table:table-cell office:value-type="string">
            <text:p>citation</text:p>
          </table:table-cell>
          <table:table-cell office:value-type="string">
            <text:p>comparators</text:p>
          </table:table-cell>
          <table:table-cell office:value-type="string">
            <text:p>ages</text:p>
          </table:table-cell>
          <table:table-cell office:value-type="string">
            <text:p>context (reference)</text:p>
          </table:table-cell>
          <table:table-cell office:value-type="string">
            <text:p>statement</text:p>
          </table:table-cell>
          <table:table-cell/>
          <table:table-cell office:value-type="string">
            <text:p>source and notes</text:p>
          </table:table-cell>
          <table:table-cell table:number-columns-repeated="1010"/>
        </table:table-row>
        <table:table-row table:style-name="ro1">
          <table:table-cell office:value-type="string">
            <text:p>courts</text:p>
          </table:table-cell>
          <table:table-cell office:value-type="float" office:value="1">
            <text:p>1</text:p>
          </table:table-cell>
          <table:table-cell office:value-type="string">
            <text:p>federal</text:p>
          </table:table-cell>
          <table:table-cell office:value-type="string">
            <text:p>Supreme Court of the United States</text:p>
          </table:table-cell>
          <table:table-cell office:value-type="string">
            <text:p>U.S. v. Dixon</text:p>
          </table:table-cell>
          <table:table-cell office:value-type="float" office:value="1993">
            <text:p>1993</text:p>
          </table:table-cell>
          <table:table-cell office:value-type="date" office:date-value="1993-06-28">
            <text:p>6/28/1993</text:p>
          </table:table-cell>
          <table:table-cell office:value-type="string">
            <text:p>509 U.S. 688, 113 S.Ct. 2849, 125 L.Ed.2d 556, 61 USLW 4835</text:p>
          </table:table-cell>
          <table:table-cell/>
          <table:table-cell office:value-type="string">
            <text:p>women</text:p>
          </table:table-cell>
          <table:table-cell office:value-type="string">
            <text:p>AMA, Five Issues in American Health 5 (1991)</text:p>
          </table:table-cell>
          <table:table-cell office:value-type="string">
            <text:p>More difficult to deal with are the circumstances surrounding Foster's defiance of the court order. Realization of the scope of domestic violence—according to the American Medical Association (AMA), “the single largest cause of injury to women,” AMA, Five Issues in American Health 5 (1991)—has come with difficulty, and it has come late.</text:p>
          </table:table-cell>
          <table:table-cell/>
          <table:table-cell table:style-name="ce7" office:value-type="string">
            <text:p>Instances of V: ({leading} or {largest} or {greatest}) and {cause} and {injury} and {women}</text:p>
          </table:table-cell>
          <table:table-cell table:number-columns-repeated="1010"/>
        </table:table-row>
        <table:table-row table:style-name="ro1">
          <table:table-cell office:value-type="string">
            <text:p>courts</text:p>
          </table:table-cell>
          <table:table-cell office:value-type="float" office:value="2">
            <text:p>2</text:p>
          </table:table-cell>
          <table:table-cell office:value-type="string">
            <text:p>federal</text:p>
          </table:table-cell>
          <table:table-cell office:value-type="string">
            <text:p>United States District Court, N.D. Illinois, Eastern Division</text:p>
          </table:table-cell>
          <table:table-cell office:value-type="string">
            <text:p>In re SCOURING PADS ANTITRUST LITIGATION</text:p>
          </table:table-cell>
          <table:table-cell office:value-type="float" office:value="1995">
            <text:p>1995</text:p>
          </table:table-cell>
          <table:table-cell office:value-type="date" office:date-value="1995-05-11">
            <text:p>5/11/1995</text:p>
          </table:table-cell>
          <table:table-cell office:value-type="string">
            <text:p>nr: MDL 985, 93 C 6594</text:p>
          </table:table-cell>
          <table:table-cell/>
          <table:table-cell office:value-type="string">
            <text:p>women</text:p>
          </table:table-cell>
          <table:table-cell/>
          <table:table-cell office:value-type="string">
            <text:p>The CBF correctly perceives domestic violence as a widespread problem directly involved in or underlying numerous cases that reach the court system. Domestic violence is a leading cause of injury to women. Over 26,000 orders of protection were filed in Cook County in 1994. Dry statistics, however, cannot hope to convey the real trauma of domestic violence.</text:p>
          </table:table-cell>
          <table:table-cell/>
          <table:table-cell table:style-name="ce7" office:value-type="string">
            <text:p>If two distinct variants of V occur in the same article, they are recorded in separate records in this table</text:p>
          </table:table-cell>
          <table:table-cell table:number-columns-repeated="1010"/>
        </table:table-row>
        <table:table-row table:style-name="ro1">
          <table:table-cell office:value-type="string">
            <text:p>courts</text:p>
          </table:table-cell>
          <table:table-cell office:value-type="float" office:value="3">
            <text:p>3</text:p>
          </table:table-cell>
          <table:table-cell office:value-type="string">
            <text:p>state</text:p>
          </table:table-cell>
          <table:table-cell office:value-type="string">
            <text:p>Court of Appeals of Maryland</text:p>
          </table:table-cell>
          <table:table-cell office:value-type="string">
            <text:p>Coburn v. Coburn</text:p>
          </table:table-cell>
          <table:table-cell office:value-type="float" office:value="1996">
            <text:p>1996</text:p>
          </table:table-cell>
          <table:table-cell office:value-type="date" office:date-value="1996-04-17">
            <text:p>4/17/1996</text:p>
          </table:table-cell>
          <table:table-cell office:value-type="string">
            <text:p>342 Md. 244, 674 A.2d 951</text:p>
          </table:table-cell>
          <table:table-cell/>
          <table:table-cell office:value-type="string">
            <text:p>women</text:p>
          </table:table-cell>
          <table:table-cell office:value-type="string">
            <text:p>Elizabeth M. Schneider, The Violence of Privacy, 23 CONN.L.REV. 973, 981 (1991).</text:p>
          </table:table-cell>
          <table:table-cell office:value-type="string">
            <text:p>Domestic violence is the leading cause of injury to women in this country.</text:p>
          </table:table-cell>
          <table:table-cell/>
          <table:table-cell table:style-name="ce7" office:value-type="string">
            <text:p>cfrn: record number within cfield</text:p>
          </table:table-cell>
          <table:table-cell table:number-columns-repeated="1010"/>
        </table:table-row>
        <table:table-row table:style-name="ro1">
          <table:table-cell office:value-type="string">
            <text:p>courts</text:p>
          </table:table-cell>
          <table:table-cell office:value-type="float" office:value="4">
            <text:p>4</text:p>
          </table:table-cell>
          <table:table-cell office:value-type="string">
            <text:p>federal</text:p>
          </table:table-cell>
          <table:table-cell office:value-type="string">
            <text:p>United States District Court, D. Connecticut</text:p>
          </table:table-cell>
          <table:table-cell office:value-type="string">
            <text:p>Doe v. Doe</text:p>
          </table:table-cell>
          <table:table-cell office:value-type="float" office:value="1996">
            <text:p>1996</text:p>
          </table:table-cell>
          <table:table-cell office:value-type="date" office:date-value="1996-06-19">
            <text:p>6/19/1996</text:p>
          </table:table-cell>
          <table:table-cell office:value-type="string">
            <text:p>929 F.Supp. 608, 65 USLW 2079</text:p>
          </table:table-cell>
          <table:table-cell office:value-type="float" office:value="1">
            <text:p>1</text:p>
          </table:table-cell>
          <table:table-cell office:value-type="string">
            <text:p>15-44</text:p>
          </table:table-cell>
          <table:table-cell office:value-type="string">
            <text:p>S.Rep. 138, at 38.</text:p>
          </table:table-cell>
          <table:table-cell office:value-type="string">
            <text:p>After such consideration, the congressional committees found: 1. “Violence is the leading cause of injury to women ages 15–44, more common than automobile accidents, muggings, and cancer deaths combined.” S.Rep. 138, at 38.</text:p>
          </table:table-cell>
          <table:table-cell/>
          <table:table-cell table:style-name="ce7" office:value-type="string">
            <text:p>debunk=1 if a claim that V is not true is made</text:p>
          </table:table-cell>
          <table:table-cell table:number-columns-repeated="1010"/>
        </table:table-row>
        <table:table-row table:style-name="ro1">
          <table:table-cell office:value-type="string">
            <text:p>courts</text:p>
          </table:table-cell>
          <table:table-cell office:value-type="float" office:value="5">
            <text:p>5</text:p>
          </table:table-cell>
          <table:table-cell office:value-type="string">
            <text:p>state</text:p>
          </table:table-cell>
          <table:table-cell office:value-type="string">
            <text:p>Court of Criminal Appeals of Tennessee, at Jackson</text:p>
          </table:table-cell>
          <table:table-cell office:value-type="string">
            <text:p>State v. Gutierrez</text:p>
          </table:table-cell>
          <table:table-cell office:value-type="float" office:value="1997">
            <text:p>1997</text:p>
          </table:table-cell>
          <table:table-cell office:value-type="date" office:date-value="1997-05-15">
            <text:p>5/15/1997</text:p>
          </table:table-cell>
          <table:table-cell office:value-type="string">
            <text:p>nr: C.C.A. NO. 02C01-9502-CC-00043</text:p>
          </table:table-cell>
          <table:table-cell/>
          <table:table-cell office:value-type="string">
            <text:p>women</text:p>
          </table:table-cell>
          <table:table-cell office:value-type="string">
            <text:p>Developments in the Law--Legal Responses to Domestic Violence, 106 Harv. L.Rev. 1498, 1501(1993) (statistical citations omitted); (statistical citations omitted) David M. Zlotnick, Empowering the Battered Woman: The Use of Criminal Contempt Sanctions to Enforce Civil Protection Orders, 56 Ohio St. L.J. 1153, 1156-57 (1995).</text:p>
          </table:table-cell>
          <table:table-cell office:value-type="string">
            <text:p>According to some estimates, there are as many as four million incidents of domestic violence against women every year. Federal Bureau of Investigation statistics indicate that a woman is beaten every eighteen seconds, and according to the Surgeon General, abuse inflicted by intimates constitutes one of the leading causes of injury to women in the United States. </text:p>
          </table:table-cell>
          <table:table-cell/>
          <table:table-cell table:style-name="ce7" office:value-type="string">
            <text:p>comparators=1 if frightening comparators, i.e. greater than muggings and auto accidents, is added t oV</text:p>
          </table:table-cell>
          <table:table-cell table:number-columns-repeated="1010"/>
        </table:table-row>
        <table:table-row table:style-name="ro1">
          <table:table-cell office:value-type="string">
            <text:p>courts</text:p>
          </table:table-cell>
          <table:table-cell office:value-type="float" office:value="6">
            <text:p>6</text:p>
          </table:table-cell>
          <table:table-cell office:value-type="string">
            <text:p>state</text:p>
          </table:table-cell>
          <table:table-cell office:value-type="string">
            <text:p>Court of Criminal Appeals of Tennessee, at Jackson</text:p>
          </table:table-cell>
          <table:table-cell office:value-type="string">
            <text:p>State v. Gutierrez</text:p>
          </table:table-cell>
          <table:table-cell office:value-type="float" office:value="1997">
            <text:p>1997</text:p>
          </table:table-cell>
          <table:table-cell office:value-type="date" office:date-value="1997-05-15">
            <text:p>5/15/1997</text:p>
          </table:table-cell>
          <table:table-cell office:value-type="string">
            <text:p>nr: C.C.A. NO. 02C01-9502-CC-00043</text:p>
          </table:table-cell>
          <table:table-cell office:value-type="float" office:value="1">
            <text:p>1</text:p>
          </table:table-cell>
          <table:table-cell office:value-type="string">
            <text:p>women</text:p>
          </table:table-cell>
          <table:table-cell office:value-type="string">
            <text:p>Developments in the Law--Legal Responses to Domestic Violence, 106 Harv. L.Rev. 1498, 1501(1993) (statistical citations omitted); (statistical citations omitted) David M. Zlotnick, Empowering the Battered Woman: The Use of Criminal Contempt Sanctions to Enforce Civil Protection Orders, 56 Ohio St. L.J. 1153, 1156-57 (1995).</text:p>
          </table:table-cell>
          <table:table-cell office:value-type="string">
            <text:p>Another article states: [D]omestic violence remains the greatest cause of serious injury to American women, accounting for more injurious episodes than rape, auto accidents, and mugging combined. Other statistics are just as chilling. A woman is beaten every twelve seconds. ... David M. Zlotnick, Empowering the Battered Woman: The Use of Criminal Contempt Sanctions to Enforce Civil Protection Orders, 56 Ohio St. L.J. 1153, 1156-57 (1995).</text:p>
          </table:table-cell>
          <table:table-cell/>
          <table:table-cell table:style-name="ce7" office:value-type="string">
            <text:p>ages: age qualification for V</text:p>
          </table:table-cell>
          <table:table-cell table:number-columns-repeated="1010"/>
        </table:table-row>
        <table:table-row table:style-name="ro1">
          <table:table-cell office:value-type="string">
            <text:p>courts</text:p>
          </table:table-cell>
          <table:table-cell office:value-type="float" office:value="7">
            <text:p>7</text:p>
          </table:table-cell>
          <table:table-cell office:value-type="string">
            <text:p>federal</text:p>
          </table:table-cell>
          <table:table-cell office:value-type="string">
            <text:p>United States District Court, N.D. Iowa</text:p>
          </table:table-cell>
          <table:table-cell office:value-type="string">
            <text:p>Doe v. Hartz</text:p>
          </table:table-cell>
          <table:table-cell office:value-type="float" office:value="1997">
            <text:p>1997</text:p>
          </table:table-cell>
          <table:table-cell office:value-type="date" office:date-value="1997-06-23">
            <text:p>6/23/1997</text:p>
          </table:table-cell>
          <table:table-cell office:value-type="string">
            <text:p>970 F.Supp. 1375</text:p>
          </table:table-cell>
          <table:table-cell/>
          <table:table-cell office:value-type="string">
            <text:p>15-44</text:p>
          </table:table-cell>
          <table:table-cell office:value-type="string">
            <text:p>S.Rep. No. 103-138, at 38 (1993).</text:p>
          </table:table-cell>
          <table:table-cell office:value-type="string">
            <text:p>“Violence is the leading cause of injury to women ages 15-44.” S.Rep. No. 103-138, at 38 (1993).</text:p>
          </table:table-cell>
          <table:table-cell table:number-columns-repeated="1012"/>
        </table:table-row>
        <table:table-row table:style-name="ro1">
          <table:table-cell office:value-type="string">
            <text:p>courts</text:p>
          </table:table-cell>
          <table:table-cell office:value-type="float" office:value="8">
            <text:p>8</text:p>
          </table:table-cell>
          <table:table-cell office:value-type="string">
            <text:p>federal</text:p>
          </table:table-cell>
          <table:table-cell office:value-type="string">
            <text:p>United States District Court, N.D. Illinois</text:p>
          </table:table-cell>
          <table:table-cell office:value-type="string">
            <text:p>Anisimov v. Lake</text:p>
          </table:table-cell>
          <table:table-cell office:value-type="float" office:value="1997">
            <text:p>1997</text:p>
          </table:table-cell>
          <table:table-cell office:value-type="date" office:date-value="1997-08-26">
            <text:p>8/26/1997</text:p>
          </table:table-cell>
          <table:table-cell office:value-type="string">
            <text:p>982 F.Supp. 531</text:p>
          </table:table-cell>
          <table:table-cell office:value-type="float" office:value="1">
            <text:p>1</text:p>
          </table:table-cell>
          <table:table-cell office:value-type="string">
            <text:p>15-44</text:p>
          </table:table-cell>
          <table:table-cell office:value-type="string">
            <text:p>S.Rep. No. 103-138 at 38.</text:p>
          </table:table-cell>
          <table:table-cell office:value-type="string">
            <text:p>“Violence is the leading cause of injury to women ages 15–44, more common than automobile accidents, muggings, and cancer deaths combined.” S.Rep. No. 103–138 at 38.</text:p>
          </table:table-cell>
          <table:table-cell/>
          <table:table-cell office:value-type="string">
            <text:p>universe is U.S. federal and state court cases</text:p>
          </table:table-cell>
          <table:table-cell table:number-columns-repeated="1010"/>
        </table:table-row>
        <table:table-row table:style-name="ro1">
          <table:table-cell office:value-type="string">
            <text:p>courts</text:p>
          </table:table-cell>
          <table:table-cell office:value-type="float" office:value="9">
            <text:p>9</text:p>
          </table:table-cell>
          <table:table-cell office:value-type="string">
            <text:p>federal</text:p>
          </table:table-cell>
          <table:table-cell office:value-type="string">
            <text:p>United States District Court, S.D. New York</text:p>
          </table:table-cell>
          <table:table-cell office:value-type="string">
            <text:p>Crisonino v. New York City Housing Authority</text:p>
          </table:table-cell>
          <table:table-cell office:value-type="float" office:value="1997">
            <text:p>1997</text:p>
          </table:table-cell>
          <table:table-cell office:value-type="date" office:date-value="1997-11-18">
            <text:p>11/18/1997</text:p>
          </table:table-cell>
          <table:table-cell office:value-type="string">
            <text:p>985 F.Supp. 385, 76 Fair Empl.Prac.Cas. (BNA) 75</text:p>
          </table:table-cell>
          <table:table-cell/>
          <table:table-cell office:value-type="string">
            <text:p>15-44</text:p>
          </table:table-cell>
          <table:table-cell office:value-type="string">
            <text:p>Anisimov, 982 F.Supp. at 536-38</text:p>
          </table:table-cell>
          <table:table-cell office:value-type="string">
            <text:p>Congress also made extensive findings regarding the scope of the gender-motivated violence problem. See Anisimov, 982 F.Supp. at 536–38. These findings included such shocking statistics as the fact that violence is the leading cause of injury to women ages 15–44; American women are three times as likely to be raped than European women; and three of four American women will be victims of violent crime sometime during their life. Id. Such findings, without more, do not establish that gender-motivated violence has a substantial effect on interstate commerce.</text:p>
          </table:table-cell>
          <table:table-cell table:number-columns-repeated="1012"/>
        </table:table-row>
        <table:table-row table:style-name="ro1">
          <table:table-cell office:value-type="string">
            <text:p>courts</text:p>
          </table:table-cell>
          <table:table-cell office:value-type="float" office:value="10">
            <text:p>10</text:p>
          </table:table-cell>
          <table:table-cell office:value-type="string">
            <text:p>federal</text:p>
          </table:table-cell>
          <table:table-cell office:value-type="string">
            <text:p>United States Court of Appeals, Fourth Circuit.</text:p>
          </table:table-cell>
          <table:table-cell office:value-type="string">
            <text:p>Brzonkala v. Virginia Polytechnic Institute and State University</text:p>
          </table:table-cell>
          <table:table-cell office:value-type="float" office:value="1997">
            <text:p>1997</text:p>
          </table:table-cell>
          <table:table-cell office:value-type="date" office:date-value="1997-12-23">
            <text:p>12/23/1997</text:p>
          </table:table-cell>
          <table:table-cell office:value-type="string">
            <text:p>132 F.3d 949, 122 Ed. Law Rep. 1193</text:p>
          </table:table-cell>
          <table:table-cell/>
          <table:table-cell office:value-type="string">
            <text:p>15-44</text:p>
          </table:table-cell>
          <table:table-cell office:value-type="string">
            <text:p>S.Rep. No. 103-138, at 38 (1993).</text:p>
          </table:table-cell>
          <table:table-cell office:value-type="string">
            <text:p>“Violence is the leading cause of injury to women ages 15-44....” S.Rep. No. 103-138, at 38 (1993). <text:s/>“[F]or the past 4 years [prior to 1993], the U.S. Surgeons General have warned that family violence-not heart attacks or cancer or strokes-poses the single largest threat of injury to adult women in this country.” Id. at 41-42 (footnote omitted).</text:p>
          </table:table-cell>
          <table:table-cell table:number-columns-repeated="1012"/>
        </table:table-row>
        <table:table-row table:style-name="ro1">
          <table:table-cell office:value-type="string">
            <text:p>courts</text:p>
          </table:table-cell>
          <table:table-cell office:value-type="float" office:value="11">
            <text:p>11</text:p>
          </table:table-cell>
          <table:table-cell office:value-type="string">
            <text:p>federal</text:p>
          </table:table-cell>
          <table:table-cell office:value-type="string">
            <text:p>United States District Court, D. Utah</text:p>
          </table:table-cell>
          <table:table-cell office:value-type="string">
            <text:p>McCann v. Bryon L. Rosquist, D.C., P.C.</text:p>
          </table:table-cell>
          <table:table-cell office:value-type="float" office:value="1998">
            <text:p>1998</text:p>
          </table:table-cell>
          <table:table-cell office:value-type="date" office:date-value="1998-03-19">
            <text:p>3/19/1998</text:p>
          </table:table-cell>
          <table:table-cell office:value-type="string">
            <text:p>998 F.Supp. 1246</text:p>
          </table:table-cell>
          <table:table-cell/>
          <table:table-cell office:value-type="string">
            <text:p>15-44</text:p>
          </table:table-cell>
          <table:table-cell office:value-type="string">
            <text:p>S. Rep. 103-138 at 37-38.</text:p>
          </table:table-cell>
          <table:table-cell office:value-type="string">
            <text:p>Violence is the leading cause of injuries to women ages 15 to 44, .... S. Rep. 103–138 at 37–38.</text:p>
          </table:table-cell>
          <table:table-cell table:number-columns-repeated="1012"/>
        </table:table-row>
        <table:table-row table:style-name="ro1">
          <table:table-cell office:value-type="string">
            <text:p>courts</text:p>
          </table:table-cell>
          <table:table-cell office:value-type="float" office:value="12">
            <text:p>12</text:p>
          </table:table-cell>
          <table:table-cell office:value-type="string">
            <text:p>federal</text:p>
          </table:table-cell>
          <table:table-cell office:value-type="string">
            <text:p>United States District Court, D. Nebraska</text:p>
          </table:table-cell>
          <table:table-cell office:value-type="string">
            <text:p>Timm v. Delong</text:p>
          </table:table-cell>
          <table:table-cell office:value-type="float" office:value="1998">
            <text:p>1998</text:p>
          </table:table-cell>
          <table:table-cell office:value-type="date" office:date-value="1998-06-22">
            <text:p>6/22/1998</text:p>
          </table:table-cell>
          <table:table-cell office:value-type="string">
            <text:p>59 F.Supp.2d 944</text:p>
          </table:table-cell>
          <table:table-cell/>
          <table:table-cell office:value-type="string">
            <text:p>15-44</text:p>
          </table:table-cell>
          <table:table-cell office:value-type="string">
            <text:p>S.Rep. No. 103-138, at 38 (1993).</text:p>
          </table:table-cell>
          <table:table-cell office:value-type="string">
            <text:p>“Violence is the leading cause of injury to women ages 15–44....” s.Rep. No. 103–138, at 38 (1993). An estimated 4 million American women are battered each year by their husbands or partners. Approximately 95% of all domestic violence victims are women. h.R.Rep. No. 103–395, at 26 (1993) (footnotes omitted).</text:p>
          </table:table-cell>
          <table:table-cell table:number-columns-repeated="1012"/>
        </table:table-row>
        <table:table-row table:style-name="ro1">
          <table:table-cell office:value-type="string">
            <text:p>courts</text:p>
          </table:table-cell>
          <table:table-cell office:value-type="float" office:value="13">
            <text:p>13</text:p>
          </table:table-cell>
          <table:table-cell office:value-type="string">
            <text:p>federal</text:p>
          </table:table-cell>
          <table:table-cell office:value-type="string">
            <text:p>United States District Court, S.D. Ohio, Western Division</text:p>
          </table:table-cell>
          <table:table-cell office:value-type="string">
            <text:p>Culberson v. Doan</text:p>
          </table:table-cell>
          <table:table-cell office:value-type="float" office:value="1999">
            <text:p>1999</text:p>
          </table:table-cell>
          <table:table-cell office:value-type="date" office:date-value="1999-04-08">
            <text:p>4/8/1999</text:p>
          </table:table-cell>
          <table:table-cell office:value-type="string">
            <text:p>65 F.Supp.2d 701</text:p>
          </table:table-cell>
          <table:table-cell office:value-type="float" office:value="1">
            <text:p>1</text:p>
          </table:table-cell>
          <table:table-cell office:value-type="string">
            <text:p>15-44</text:p>
          </table:table-cell>
          <table:table-cell office:value-type="string">
            <text:p>S.Rep. 103-138, at 38 (1993).</text:p>
          </table:table-cell>
          <table:table-cell office:value-type="string">
            <text:p>At the conclusion of the hearings, Congress made the following findings: 1. Violence is the leading cause of injury to women ages 15–44, more common than automobile accidents, muggings, and cancer deaths combined. (See S.Rep. 103–138, at 38 (1993).)</text:p>
          </table:table-cell>
          <table:table-cell table:number-columns-repeated="1012"/>
        </table:table-row>
        <table:table-row table:style-name="ro1">
          <table:table-cell office:value-type="string">
            <text:p>courts</text:p>
          </table:table-cell>
          <table:table-cell office:value-type="float" office:value="14">
            <text:p>14</text:p>
          </table:table-cell>
          <table:table-cell office:value-type="string">
            <text:p>federal</text:p>
          </table:table-cell>
          <table:table-cell office:value-type="string">
            <text:p>United States District Court, S.D. New York</text:p>
          </table:table-cell>
          <table:table-cell office:value-type="string">
            <text:p>Ericson v. Syracuse University</text:p>
          </table:table-cell>
          <table:table-cell office:value-type="float" office:value="1999">
            <text:p>1999</text:p>
          </table:table-cell>
          <table:table-cell office:value-type="date" office:date-value="1999-04-13">
            <text:p>4/13/1999</text:p>
          </table:table-cell>
          <table:table-cell office:value-type="string">
            <text:p>45 F.Supp.2d 344</text:p>
          </table:table-cell>
          <table:table-cell office:value-type="float" office:value="1">
            <text:p>1</text:p>
          </table:table-cell>
          <table:table-cell office:value-type="string">
            <text:p>15-44</text:p>
          </table:table-cell>
          <table:table-cell office:value-type="string">
            <text:p>S.Rep. No. 103-138, at 38 (1993)</text:p>
          </table:table-cell>
          <table:table-cell office:value-type="string">
            <text:p>Gender-motivated violence against women is rampant throughout the United States. See, e.g., S.Rep. No. 103–138, at 38 (1993) (“Violence is the leading cause of injuries to women ages 15 to 44, more common than automobile accidents, muggings, and cancer deaths combined. As many as 4 million women a year are the victims of domestic violence. Three out of four women will be the victim of a violent crime sometime during their life.”); H.R.Rep. No. 103–395, at 26 (1993) (“Since 1988, the rate of incidence of rape has risen four and a half times as fast as the total crime rate.”)</text:p>
          </table:table-cell>
          <table:table-cell table:number-columns-repeated="1012"/>
        </table:table-row>
        <table:table-row table:style-name="ro1">
          <table:table-cell office:value-type="string">
            <text:p>courts</text:p>
          </table:table-cell>
          <table:table-cell office:value-type="float" office:value="15">
            <text:p>15</text:p>
          </table:table-cell>
          <table:table-cell office:value-type="string">
            <text:p>federal</text:p>
          </table:table-cell>
          <table:table-cell office:value-type="string">
            <text:p>United States District Court, N.D. Illinois, Eastern Division</text:p>
          </table:table-cell>
          <table:table-cell office:value-type="string">
            <text:p>Kuhn v. Kuhn</text:p>
          </table:table-cell>
          <table:table-cell office:value-type="float" office:value="1999">
            <text:p>1999</text:p>
          </table:table-cell>
          <table:table-cell office:value-type="date" office:date-value="1999-07-15">
            <text:p>7/15/1999</text:p>
          </table:table-cell>
          <table:table-cell office:value-type="string">
            <text:p>nr: No. 98 C 2395</text:p>
          </table:table-cell>
          <table:table-cell office:value-type="float" office:value="1">
            <text:p>1</text:p>
          </table:table-cell>
          <table:table-cell office:value-type="string">
            <text:p>15-44</text:p>
          </table:table-cell>
          <table:table-cell office:value-type="string">
            <text:p>S.Rep. No. 103-138 at 38.</text:p>
          </table:table-cell>
          <table:table-cell office:value-type="string">
            <text:p>Congress's concerns arose out of almost four years of hearings that determined, inter alia: • “Violence is the leading cause of injury to women ages 15–44, more common than automobile accidents, muggings, and cancer deaths combined. As many as 4 million women a year are the victims of domestic violence. Three out of four women will be the victim of a violent crime sometime during their life.” S.Rep. No. 103–138 at 38. <text:s/>... These findings include, but are not limited to, the following information: violence is the leading cause of injury to women ages 15–44; </text:p>
          </table:table-cell>
          <table:table-cell table:number-columns-repeated="1012"/>
        </table:table-row>
        <table:table-row table:style-name="ro1">
          <table:table-cell office:value-type="string">
            <text:p>courts</text:p>
          </table:table-cell>
          <table:table-cell office:value-type="float" office:value="16">
            <text:p>16</text:p>
          </table:table-cell>
          <table:table-cell office:value-type="string">
            <text:p>federal</text:p>
          </table:table-cell>
          <table:table-cell office:value-type="string">
            <text:p>United States Court of Appeals, Sixth Circuit</text:p>
          </table:table-cell>
          <table:table-cell office:value-type="string">
            <text:p>U.S. v. Baker</text:p>
          </table:table-cell>
          <table:table-cell office:value-type="float" office:value="1999">
            <text:p>1999</text:p>
          </table:table-cell>
          <table:table-cell office:value-type="date" office:date-value="1999-11-23">
            <text:p>11/23/1999</text:p>
          </table:table-cell>
          <table:table-cell office:value-type="string">
            <text:p>197 F.3d 211, 1999 Fed.App. 0392P</text:p>
          </table:table-cell>
          <table:table-cell/>
          <table:table-cell office:value-type="string">
            <text:p>15-44</text:p>
          </table:table-cell>
          <table:table-cell office:value-type="string">
            <text:p>H.R. Conf. Rep. No. 103-711, at 391 (1994), reprinted in 1994 U.S.C.C.A.N. 1839, 1859</text:p>
          </table:table-cell>
          <table:table-cell office:value-type="string">
            <text:p>In enacting § 922(g)(8), Congress recognized that domestic violence is a pervasiveness problem in the United States: Congress finds with respect to this provision [§ 922(g)(8) ] that domestic violence is the leading cause of injury to women in the United States between the ages of 15 and 44; firearms are used by the abuser in 7 percent of domestic violence incidents and produces an adverse effect on interstate commerce; and individuals with a history of domestic abuse should not have easy access to firearms.</text:p>
          </table:table-cell>
          <table:table-cell table:number-columns-repeated="1012"/>
        </table:table-row>
        <table:table-row table:style-name="ro1">
          <table:table-cell office:value-type="string">
            <text:p>courts</text:p>
          </table:table-cell>
          <table:table-cell office:value-type="float" office:value="17">
            <text:p>17</text:p>
          </table:table-cell>
          <table:table-cell office:value-type="string">
            <text:p>federal</text:p>
          </table:table-cell>
          <table:table-cell office:value-type="string">
            <text:p>United States District Court, D. Delaware</text:p>
          </table:table-cell>
          <table:table-cell office:value-type="string">
            <text:p>Burgess v. Cahall</text:p>
          </table:table-cell>
          <table:table-cell office:value-type="float" office:value="2000">
            <text:p>2000</text:p>
          </table:table-cell>
          <table:table-cell office:value-type="date" office:date-value="2000-02-29">
            <text:p>2/29/2000</text:p>
          </table:table-cell>
          <table:table-cell office:value-type="string">
            <text:p>88 F.Supp.2d 319</text:p>
          </table:table-cell>
          <table:table-cell/>
          <table:table-cell office:value-type="string">
            <text:p>15-44</text:p>
          </table:table-cell>
          <table:table-cell office:value-type="string">
            <text:p>S.Rep. No. 103-138, 103d Cong., 1st Sess. at 38.</text:p>
          </table:table-cell>
          <table:table-cell office:value-type="string">
            <text:p>Congress embarked on a four-year course of study and hearings concerning domestic and other gender-motivated violence before enacting the VAWA, and the Congressional record is replete with findings illustrating the impact of domestic and gender-based violence on interstate commerce. Recognizing the vast numbers of violent crimes against women, Congress found that violence is the leading cause of injury to women ages 15–44. S.Rep. No. 103–138, 103d Cong., 1st Sess. at 38.</text:p>
          </table:table-cell>
          <table:table-cell table:number-columns-repeated="1012"/>
        </table:table-row>
        <table:table-row table:style-name="ro1">
          <table:table-cell office:value-type="string">
            <text:p>courts</text:p>
          </table:table-cell>
          <table:table-cell office:value-type="float" office:value="18">
            <text:p>18</text:p>
          </table:table-cell>
          <table:table-cell office:value-type="string">
            <text:p>federal</text:p>
          </table:table-cell>
          <table:table-cell office:value-type="string">
            <text:p>Supreme Court of the United States</text:p>
          </table:table-cell>
          <table:table-cell office:value-type="string">
            <text:p>U.S. v. Morrison</text:p>
          </table:table-cell>
          <table:table-cell office:value-type="float" office:value="2000">
            <text:p>2000</text:p>
          </table:table-cell>
          <table:table-cell office:value-type="date" office:date-value="2000-05-15">
            <text:p>5/15/2000</text:p>
          </table:table-cell>
          <table:table-cell office:value-type="string">
            <text:p>529 U.S. 598, 120 S.Ct. 1740</text:p>
          </table:table-cell>
          <table:table-cell/>
          <table:table-cell office:value-type="string">
            <text:p>15-44</text:p>
          </table:table-cell>
          <table:table-cell office:value-type="string">
            <text:p>S.Rep. No. 103-138, p. 38 (1993) (citing Surgeon General Antonia Novello, From the Surgeon General, U.S. Public Health Services, 267 JAMA 3132 (1992)); S.Rep. No. 101-545, at 37 (quoting Van Hightower &amp; McManus, Limits of State Constitutional Guarantees: Lessons from Efforts to Implement Domestic Violence Policies, 49 Pub. Admin. Rev. 269 (May/June 1989)). </text:p>
          </table:table-cell>
          <table:table-cell office:value-type="string">
            <text:p>“Violence is the leading cause of injuries to women ages 15 to 44....” S.Rep. No. 103–138, p. 38 (1993) (citing Surgeon General Antonia Novello, From the Surgeon General, U.S. Public Health Services, 267 JAMA 3132 (1992)). </text:p>
          </table:table-cell>
          <table:table-cell table:number-columns-repeated="1012"/>
        </table:table-row>
        <table:table-row table:style-name="ro1">
          <table:table-cell office:value-type="string">
            <text:p>courts</text:p>
          </table:table-cell>
          <table:table-cell office:value-type="float" office:value="19">
            <text:p>19</text:p>
          </table:table-cell>
          <table:table-cell office:value-type="string">
            <text:p>federal</text:p>
          </table:table-cell>
          <table:table-cell office:value-type="string">
            <text:p>Supreme Court of the United States</text:p>
          </table:table-cell>
          <table:table-cell office:value-type="string">
            <text:p>U.S. v. Morrison</text:p>
          </table:table-cell>
          <table:table-cell office:value-type="float" office:value="2000">
            <text:p>2000</text:p>
          </table:table-cell>
          <table:table-cell office:value-type="date" office:date-value="2000-05-15">
            <text:p>5/15/2000</text:p>
          </table:table-cell>
          <table:table-cell office:value-type="string">
            <text:p>529 U.S. 598, 120 S.Ct. 1740</text:p>
          </table:table-cell>
          <table:table-cell/>
          <table:table-cell office:value-type="string">
            <text:p>women</text:p>
          </table:table-cell>
          <table:table-cell office:value-type="string">
            <text:p>S.Rep. No. 103-138, p. 38 (1993) (citing Surgeon General Antonia Novello, From the Surgeon General, U.S. Public Health Services, 267 JAMA 3132 (1992)); S.Rep. No. 101-545, at 37 (quoting Van Hightower &amp; McManus, Limits of State Constitutional Guarantees: Lessons from Efforts to Implement Domestic Violence Policies, 49 Pub. Admin. Rev. 269 (May/June 1989)). </text:p>
          </table:table-cell>
          <table:table-cell office:value-type="string">
            <text:p>“[B]attering ‘is the single largest cause of injury to women in the United States.’ ” S.Rep. No. 101–545, at 37 (quoting Van Hightower &amp; McManus, Limits of State Constitutional Guarantees: Lessons from Efforts to Implement Domestic Violence Policies, 49 Pub. Admin. Rev. 269 (May/June 1989)).</text:p>
          </table:table-cell>
          <table:table-cell table:number-columns-repeated="1012"/>
        </table:table-row>
        <table:table-row table:style-name="ro1">
          <table:table-cell office:value-type="string">
            <text:p>courts</text:p>
          </table:table-cell>
          <table:table-cell office:value-type="float" office:value="20">
            <text:p>20</text:p>
          </table:table-cell>
          <table:table-cell office:value-type="string">
            <text:p>federal</text:p>
          </table:table-cell>
          <table:table-cell office:value-type="string">
            <text:p>United States District Court, D. Maine.</text:p>
          </table:table-cell>
          <table:table-cell office:value-type="string">
            <text:p>U.S. v. Miles</text:p>
          </table:table-cell>
          <table:table-cell office:value-type="float" office:value="2002">
            <text:p>2002</text:p>
          </table:table-cell>
          <table:table-cell office:value-type="date" office:date-value="2002-12-02">
            <text:p>12/2/2002</text:p>
          </table:table-cell>
          <table:table-cell office:value-type="string">
            <text:p>238 F.Supp.2d 297</text:p>
          </table:table-cell>
          <table:table-cell/>
          <table:table-cell office:value-type="string">
            <text:p>15-44</text:p>
          </table:table-cell>
          <table:table-cell office:value-type="string">
            <text:p>H.R.Rep. No. 103-395 (1993).</text:p>
          </table:table-cell>
          <table:table-cell office:value-type="string">
            <text:p>The House Report on the Domestic Violence Firearm Prevention Act made several legislative findings: (1) domestic violence is the leading cause of injury to women in the United States between the ages of 15 and 44; (2) firearms are used by the abuser in 7 percent of domestic violence incidents ... and (3) individuals with a history of domestic abuse should not have easy access to firearms. H.R.Rep. No. 103-395 (1993).</text:p>
          </table:table-cell>
          <table:table-cell table:number-columns-repeated="1012"/>
        </table:table-row>
        <table:table-row table:style-name="ro1">
          <table:table-cell office:value-type="string">
            <text:p>courts</text:p>
          </table:table-cell>
          <table:table-cell office:value-type="float" office:value="21">
            <text:p>21</text:p>
          </table:table-cell>
          <table:table-cell office:value-type="string">
            <text:p>state</text:p>
          </table:table-cell>
          <table:table-cell office:value-type="string">
            <text:p>Supreme Court of California</text:p>
          </table:table-cell>
          <table:table-cell office:value-type="string">
            <text:p>People v. Laino</text:p>
          </table:table-cell>
          <table:table-cell office:value-type="float" office:value="2004">
            <text:p>2004</text:p>
          </table:table-cell>
          <table:table-cell office:value-type="date" office:date-value="2004-04-08">
            <text:p>4/8/2004</text:p>
          </table:table-cell>
          <table:table-cell office:value-type="string">
            <text:p>32 Cal.4th 878, 87 P.3d 27, 11 Cal.Rptr.3d 723, 04 Cal. Daily Op. Serv. 3062, 2004 Daily Journal D.A.R. 4325</text:p>
          </table:table-cell>
          <table:table-cell/>
          <table:table-cell office:value-type="string">
            <text:p>15-44</text:p>
          </table:table-cell>
          <table:table-cell office:value-type="string">
            <text:p>Stats.1995, ch. 641, § 1, subds. (a)-(e), p. 5069.)</text:p>
          </table:table-cell>
          <table:table-cell office:value-type="string">
            <text:p>in 1995, the Legislature repealed the domestic violence misdemeanor diversion program,FN12 specifically because of the serious nature of domestic violence. The Legislature declared: “Domestic violence is a serious and widespread crime. Between two and four million American women are beaten annually by their husbands or boyfriends; 1,400 women are killed each year by current or former husbands or boyfriends; domestic violence is the second leading cause of injury to women aged 15 to 44 years.</text:p>
          </table:table-cell>
          <table:table-cell table:number-columns-repeated="1012"/>
        </table:table-row>
        <table:table-row table:style-name="ro1">
          <table:table-cell office:value-type="string">
            <text:p>courts</text:p>
          </table:table-cell>
          <table:table-cell office:value-type="float" office:value="22">
            <text:p>22</text:p>
          </table:table-cell>
          <table:table-cell office:value-type="string">
            <text:p>state</text:p>
          </table:table-cell>
          <table:table-cell office:value-type="string">
            <text:p>Supreme Court of Alaska</text:p>
          </table:table-cell>
          <table:table-cell office:value-type="string">
            <text:p>Rodvik v. Rodvik</text:p>
          </table:table-cell>
          <table:table-cell office:value-type="float" office:value="2006">
            <text:p>2006</text:p>
          </table:table-cell>
          <table:table-cell office:value-type="date" office:date-value="2006-12-08">
            <text:p>12/8/2006</text:p>
          </table:table-cell>
          <table:table-cell office:value-type="string">
            <text:p>151 P.3d 338</text:p>
          </table:table-cell>
          <table:table-cell/>
          <table:table-cell office:value-type="string">
            <text:p>15-44</text:p>
          </table:table-cell>
          <table:table-cell office:value-type="string">
            <text:p>H.R. Rep. No. 103–395 (1993)</text:p>
          </table:table-cell>
          <table:table-cell office:value-type="string">
            <text:p>Congress had a clear goal of keeping firearms out of the hands of people who had committed acts of domestic violence and made the following legislative findings when it passed the law: (1) [D]omestic violence is the leading cause of injury to women in the United States between the ages of 15 and 44; ... H.R. Rep. No. 103–395 (1993). </text:p>
          </table:table-cell>
          <table:table-cell table:number-columns-repeated="1012"/>
        </table:table-row>
        <table:table-row table:style-name="ro1">
          <table:table-cell office:value-type="string">
            <text:p>courts</text:p>
          </table:table-cell>
          <table:table-cell office:value-type="float" office:value="23">
            <text:p>23</text:p>
          </table:table-cell>
          <table:table-cell office:value-type="string">
            <text:p>state</text:p>
          </table:table-cell>
          <table:table-cell office:value-type="string">
            <text:p>Supreme Court of Washington, En Banc</text:p>
          </table:table-cell>
          <table:table-cell office:value-type="string">
            <text:p>Danny v. Laidlaw Transit Services, Inc.</text:p>
          </table:table-cell>
          <table:table-cell office:value-type="float" office:value="2008">
            <text:p>2008</text:p>
          </table:table-cell>
          <table:table-cell office:value-type="date" office:date-value="2008-10-03">
            <text:p>10/3/2008</text:p>
          </table:table-cell>
          <table:table-cell office:value-type="string">
            <text:p>165 Wash.2d 200, 193 P.3d 128, 156 Lab.Cas. P 60,686, 28 IER Cases 404</text:p>
          </table:table-cell>
          <table:table-cell/>
          <table:table-cell office:value-type="string">
            <text:p>women</text:p>
          </table:table-cell>
          <table:table-cell office:value-type="string">
            <text:p>RCW 43.70.610</text:p>
          </table:table-cell>
          <table:table-cell office:value-type="string">
            <text:p>Moreover, the legislature has specifically acknowledged that domestic violence negatively impacts victims and their employers. The legislature has declared “that domestic violence is the leading cause of injury among women” that often goes undiagnosed. RCW 43.70.610. ... Danny further relies on RCW 43.70.610, which notes that domestic violence is the leading cause of injury among women and is linked to numerous health problems.</text:p>
          </table:table-cell>
          <table:table-cell table:number-columns-repeated="1012"/>
        </table:table-row>
        <table:table-row table:style-name="ro1" table:number-rows-repeated="1048551">
          <table:table-cell table:number-columns-repeated="1024"/>
        </table:table-row>
        <table:table-row table:style-name="ro1">
          <table:table-cell table:number-columns-repeated="1024"/>
        </table:table-row>
      </table:table>
      <table:table table:name="web" table:style-name="ta10" table:print="false">
        <table:table-column table:style-name="co2" table:default-cell-style-name="ce7"/>
        <table:table-column table:style-name="co45" table:default-cell-style-name="ce7"/>
        <table:table-column table:style-name="co46" table:default-cell-style-name="ce7"/>
        <table:table-column table:style-name="co47" table:default-cell-style-name="ce7"/>
        <table:table-column table:style-name="co2" table:number-columns-repeated="3" table:default-cell-style-name="ce7"/>
        <table:table-column table:style-name="co48" table:default-cell-style-name="ce7"/>
        <table:table-column table:style-name="co6" table:default-cell-style-name="ce7"/>
        <table:table-column table:style-name="co2" table:number-columns-repeated="1015" table:default-cell-style-name="ce7"/>
        <table:table-row table:style-name="ro1">
          <table:table-cell office:value-type="string">
            <text:p>cfield</text:p>
          </table:table-cell>
          <table:table-cell office:value-type="string">
            <text:p>cfrn</text:p>
          </table:table-cell>
          <table:table-cell office:value-type="string">
            <text:p>title</text:p>
          </table:table-cell>
          <table:table-cell office:value-type="string">
            <text:p>citation</text:p>
          </table:table-cell>
          <table:table-cell office:value-type="string">
            <text:p>debunk</text:p>
          </table:table-cell>
          <table:table-cell office:value-type="string">
            <text:p>comparators</text:p>
          </table:table-cell>
          <table:table-cell office:value-type="string">
            <text:p>ages</text:p>
          </table:table-cell>
          <table:table-cell office:value-type="string">
            <text:p>statement</text:p>
          </table:table-cell>
          <table:table-cell/>
          <table:table-cell office:value-type="string">
            <text:p>sources and notes</text:p>
          </table:table-cell>
          <table:table-cell table:number-columns-repeated="1014"/>
        </table:table-row>
        <table:table-row table:style-name="ro1">
          <table:table-cell office:value-type="string">
            <text:p>web</text:p>
          </table:table-cell>
          <table:table-cell office:value-type="float" office:value="1">
            <text:p>1</text:p>
          </table:table-cell>
          <table:table-cell/>
          <table:table-cell office:value-type="string">
            <text:p>http://www.nursingworld.org/readroom/position/social/scviol.htm</text:p>
          </table:table-cell>
          <table:table-cell table:number-columns-repeated="2"/>
          <table:table-cell office:value-type="string">
            <text:p>women</text:p>
          </table:table-cell>
          <table:table-cell office:value-type="string">
            <text:p>Abuse is the leading cause of injury to women and homicide is a major cause of traumatic death to women.</text:p>
          </table:table-cell>
          <table:table-cell/>
          <table:table-cell office:value-type="string">
            <text:p>web texts found in early 2006 (posting dates uncertain; many apparently on the web for years)</text:p>
          </table:table-cell>
          <table:table-cell table:number-columns-repeated="1014"/>
        </table:table-row>
        <table:table-row table:style-name="ro1">
          <table:table-cell office:value-type="string">
            <text:p>web</text:p>
          </table:table-cell>
          <table:table-cell office:value-type="float" office:value="2">
            <text:p>2</text:p>
          </table:table-cell>
          <table:table-cell/>
          <table:table-cell office:value-type="string">
            <text:p>http://www.angelfire.com/ca6/soupandsalad/content15.htm</text:p>
          </table:table-cell>
          <table:table-cell/>
          <table:table-cell office:value-type="float" office:value="1">
            <text:p>1</text:p>
          </table:table-cell>
          <table:table-cell office:value-type="string">
            <text:p>women</text:p>
          </table:table-cell>
          <table:table-cell office:value-type="string">
            <text:p>Domestic Violence is the single largest cause of injury to women in the U.S., more common than injuries sustained from car accidents, muggings, and rapes combined.</text:p>
          </table:table-cell>
          <table:table-cell/>
          <table:table-cell office:value-type="string">
            <text:p>Instances of V: ({leading} or {largest} or {greatest}) and {cause} and {injury} and {women}</text:p>
          </table:table-cell>
          <table:table-cell table:number-columns-repeated="1014"/>
        </table:table-row>
        <table:table-row table:style-name="ro1">
          <table:table-cell office:value-type="string">
            <text:p>web</text:p>
          </table:table-cell>
          <table:table-cell office:value-type="float" office:value="3">
            <text:p>3</text:p>
          </table:table-cell>
          <table:table-cell office:value-type="string">
            <text:p><text:s/>Domestic Violence: A Cry For Its Victims, A Plea For Its End <text:s/>IHM CenterThe following reflection was offered at an evening of prayer to remember the victims of domestic violence. Included in the evening was an opportunity to view the "Empty Place at th</text:p>
          </table:table-cell>
          <table:table-cell office:value-type="string">
            <text:p>http://ihmnew.marywood.edu/3.OurSpirituality/3IHMSr.MargaretGannon.html</text:p>
          </table:table-cell>
          <table:table-cell table:number-columns-repeated="2"/>
          <table:table-cell office:value-type="string">
            <text:p>15-44</text:p>
          </table:table-cell>
          <table:table-cell office:value-type="string">
            <text:p># Abuse is the largest cause of injury of women between 15 and 44.</text:p>
          </table:table-cell>
          <table:table-cell/>
          <table:table-cell office:value-type="string">
            <text:p>If two distinct variants of V occur in the same article, they are recorded in separate records in this table</text:p>
          </table:table-cell>
          <table:table-cell table:number-columns-repeated="1014"/>
        </table:table-row>
        <table:table-row table:style-name="ro10">
          <table:table-cell office:value-type="string">
            <text:p>web</text:p>
          </table:table-cell>
          <table:table-cell office:value-type="float" office:value="4">
            <text:p>4</text:p>
          </table:table-cell>
          <table:table-cell office:value-type="string">
            <text:p><text:s/>Editorial:Domestic violence, institutional violence: Making The Connections</text:p>
          </table:table-cell>
          <table:table-cell office:value-type="string">
            <text:p>http://www.womenprisoners.org/fire/000498.html</text:p>
          </table:table-cell>
          <table:table-cell table:number-columns-repeated="2"/>
          <table:table-cell office:value-type="string">
            <text:p>women</text:p>
          </table:table-cell>
          <table:table-cell office:value-type="string">
            <text:p>The Surgeon General has reported for at least 10</text:p>
            <text:p>years that battering is the single largest cause</text:p>
            <text:p>of injury to U.S. women.</text:p>
          </table:table-cell>
          <table:table-cell/>
          <table:table-cell office:value-type="string">
            <text:p>debunk=1 if a claim that V is not true is made</text:p>
          </table:table-cell>
          <table:table-cell table:number-columns-repeated="1014"/>
        </table:table-row>
        <table:table-row table:style-name="ro1">
          <table:table-cell office:value-type="string">
            <text:p>web</text:p>
          </table:table-cell>
          <table:table-cell office:value-type="float" office:value="5">
            <text:p>5</text:p>
          </table:table-cell>
          <table:table-cell office:value-type="string">
            <text:p><text:s/>MSLegalServices.org <text:s text:c="3"/>Who We Are <text:s text:c="2"/>Feedback <text:s text:c="2"/>News <text:s text:c="3"/>Mississippi's Legal Services Resource Center</text:p>
          </table:table-cell>
          <table:table-cell office:value-type="string">
            <text:p>http://www.mslegalservices.org/MS/StateChannelResults.cfm/County/%20/City/%20/demoMode/%3D%201/Language/1/State/MS/TextOnly/N/ZipCode/%20/LoggedIn/0/iSubTopicID/1/iProblemCodeID/1370100/sTopicImage/familyjuvenile.gif/iTopicID/644/ichannelid/92/bAllState/0</text:p>
          </table:table-cell>
          <table:table-cell table:number-columns-repeated="2"/>
          <table:table-cell office:value-type="string">
            <text:p>women</text:p>
          </table:table-cell>
          <table:table-cell office:value-type="string">
            <text:p>Domestic violence is the most common form of violence in the United States and the single largest cause of injury to women.</text:p>
          </table:table-cell>
          <table:table-cell/>
          <table:table-cell office:value-type="string">
            <text:p>comparators=1 if frightening comparators, i.e. greater than muggings and auto accidents, is added t oV</text:p>
          </table:table-cell>
          <table:table-cell table:number-columns-repeated="1014"/>
        </table:table-row>
        <table:table-row table:style-name="ro1">
          <table:table-cell office:value-type="string">
            <text:p>web</text:p>
          </table:table-cell>
          <table:table-cell office:value-type="float" office:value="6">
            <text:p>6</text:p>
          </table:table-cell>
          <table:table-cell office:value-type="string">
            <text:p><text:s/>The Illinois Coalition Against Sexual Assault (ICASA) is a not-for-profit corporation of 34 community-based sexual assault crisis centers working together to end sexual violence.</text:p>
          </table:table-cell>
          <table:table-cell office:value-type="string">
            <text:p>http://www.icasa.org/uploads/Summer_2003_attorney.pdf</text:p>
          </table:table-cell>
          <table:table-cell table:number-columns-repeated="2"/>
          <table:table-cell office:value-type="string">
            <text:p>women</text:p>
          </table:table-cell>
          <table:table-cell office:value-type="string">
            <text:p>Battering is the single largest cause of injury to women in the United States, yet arrest rates run as law as one for every 100 domestic assaults.</text:p>
          </table:table-cell>
          <table:table-cell/>
          <table:table-cell office:value-type="string">
            <text:p>ages: age qualification for V</text:p>
          </table:table-cell>
          <table:table-cell table:number-columns-repeated="1014"/>
        </table:table-row>
        <table:table-row table:style-name="ro1">
          <table:table-cell office:value-type="string">
            <text:p>web</text:p>
          </table:table-cell>
          <table:table-cell office:value-type="float" office:value="7">
            <text:p>7</text:p>
          </table:table-cell>
          <table:table-cell office:value-type="string">
            <text:p><text:s/>TWO STATES GIVE BATTERED WOMEN TORT OPTION12/1/1995 - Chicago Lawyer</text:p>
          </table:table-cell>
          <table:table-cell office:value-type="string">
            <text:p>http://www.cliffordlaw.com/News/detail.aspx?identifier=6</text:p>
          </table:table-cell>
          <table:table-cell/>
          <table:table-cell office:value-type="float" office:value="1">
            <text:p>1</text:p>
          </table:table-cell>
          <table:table-cell office:value-type="string">
            <text:p>women</text:p>
          </table:table-cell>
          <table:table-cell office:value-type="string">
            <text:p>Domestic violence is considered the single largest cause of injury to women in the United States - more significant than automobile accidents, rapes and muggings combined.</text:p>
          </table:table-cell>
          <table:table-cell/>
          <table:table-cell table:style-name="ce2"/>
          <table:table-cell table:number-columns-repeated="1014"/>
        </table:table-row>
        <table:table-row table:style-name="ro1">
          <table:table-cell office:value-type="string">
            <text:p>web</text:p>
          </table:table-cell>
          <table:table-cell office:value-type="float" office:value="8">
            <text:p>8</text:p>
          </table:table-cell>
          <table:table-cell office:value-type="string">
            <text:p><text:s/>Women's Networkof the Methodist Church in Scotland; <text:s text:c="2"/>Domestic ViolenceGeneral Information</text:p>
          </table:table-cell>
          <table:table-cell office:value-type="string">
            <text:p>http://www.scottish-womens-network.org.uk/domviol1.htm</text:p>
          </table:table-cell>
          <table:table-cell/>
          <table:table-cell office:value-type="float" office:value="1">
            <text:p>1</text:p>
          </table:table-cell>
          <table:table-cell office:value-type="string">
            <text:p>women</text:p>
          </table:table-cell>
          <table:table-cell table:style-name="ce9" office:value-type="string">
            <text:p><text:s/>Fact : <text:s/>Domestic abuse, which can be mental or physical and includes rape, is the single largest cause of injury to women, exceeding car accidents, rapes by strangers and muggings combined. It is an issue that affects a huge number of women in Scotland, and needs to be talked about openly. </text:p>
          </table:table-cell>
          <table:table-cell/>
          <table:table-cell table:style-name="ce2" office:value-type="string">
            <text:p>sample: web texts containing V, as found from searching top-100 returned search links for Google searches in early 2006</text:p>
          </table:table-cell>
          <table:table-cell table:number-columns-repeated="1014"/>
        </table:table-row>
        <table:table-row table:style-name="ro1">
          <table:table-cell office:value-type="string">
            <text:p>web</text:p>
          </table:table-cell>
          <table:table-cell office:value-type="float" office:value="9">
            <text:p>9</text:p>
          </table:table-cell>
          <table:table-cell office:value-type="string">
            <text:p>Vermont Commission on Women</text:p>
          </table:table-cell>
          <table:table-cell office:value-type="string">
            <text:p>http://www.women.state.vt.us/pandcwork.html</text:p>
          </table:table-cell>
          <table:table-cell/>
          <table:table-cell office:value-type="float" office:value="1">
            <text:p>1</text:p>
          </table:table-cell>
          <table:table-cell office:value-type="string">
            <text:p>women</text:p>
          </table:table-cell>
          <table:table-cell office:value-type="string">
            <text:p>Whereas, according to the US Surgeon General, intimate partner violence is the single largest cause of injury to women, greater than rapes, muggings, and auto accidents combined, and</text:p>
          </table:table-cell>
          <table:table-cell/>
          <table:table-cell table:style-name="ce2" office:value-type="string">
            <text:p>search strings: </text:p>
          </table:table-cell>
          <table:table-cell table:number-columns-repeated="1014"/>
        </table:table-row>
        <table:table-row table:style-name="ro10">
          <table:table-cell office:value-type="string">
            <text:p>web</text:p>
          </table:table-cell>
          <table:table-cell office:value-type="float" office:value="10">
            <text:p>10</text:p>
          </table:table-cell>
          <table:table-cell office:value-type="string">
            <text:p>A Safe PlaceLake County Crisis CenterDomestic Violence ShelterA Safe Place provides shelter, court advocacy, referrals and comprehensive counseling programs for victims of domestic violence - women and children who have been physically, verbally, or e</text:p>
          </table:table-cell>
          <table:table-cell office:value-type="string">
            <text:p>http://www.asafeplaceforhelp.org/transitionalliving.html</text:p>
          </table:table-cell>
          <table:table-cell/>
          <table:table-cell office:value-type="float" office:value="1">
            <text:p>1</text:p>
          </table:table-cell>
          <table:table-cell office:value-type="string">
            <text:p>women</text:p>
          </table:table-cell>
          <table:table-cell office:value-type="string">
            <text:p>Domestic violence is…</text:p>
            <text:p/>
            <text:p>1. <text:s/>The single largest cause of injury to women in the U.S. — more than car accidents, muggings, and rapes combined; </text:p>
          </table:table-cell>
          <table:table-cell/>
          <table:table-cell table:style-name="ce2" office:value-type="string">
            <text:p>{violence "leading cause of injury" women} </text:p>
          </table:table-cell>
          <table:table-cell table:number-columns-repeated="1014"/>
        </table:table-row>
        <table:table-row table:style-name="ro1">
          <table:table-cell office:value-type="string">
            <text:p>web</text:p>
          </table:table-cell>
          <table:table-cell office:value-type="float" office:value="11">
            <text:p>11</text:p>
          </table:table-cell>
          <table:table-cell office:value-type="string">
            <text:p>A Silent Epidemic; Facts &amp; Figures about Domestic Abuse</text:p>
          </table:table-cell>
          <table:table-cell office:value-type="string">
            <text:p>http://www.cutitout.org/pdf/Facts-Figures.pdf</text:p>
          </table:table-cell>
          <table:table-cell table:number-columns-repeated="2"/>
          <table:table-cell office:value-type="string">
            <text:p>women</text:p>
          </table:table-cell>
          <table:table-cell office:value-type="string">
            <text:p>Battering is the single largest cause of injury to women in the United States, accounting for 35% of visits by women to emergency rooms annually. Violence Against Women. May 2000.</text:p>
          </table:table-cell>
          <table:table-cell/>
          <table:table-cell table:style-name="ce2" office:value-type="string">
            <text:p>{injury women (violence OR battering) "largest cause"} (via advanced search)</text:p>
          </table:table-cell>
          <table:table-cell table:number-columns-repeated="1014"/>
        </table:table-row>
        <table:table-row table:style-name="ro1">
          <table:table-cell office:value-type="string">
            <text:p>web</text:p>
          </table:table-cell>
          <table:table-cell office:value-type="float" office:value="12">
            <text:p>12</text:p>
          </table:table-cell>
          <table:table-cell office:value-type="string">
            <text:p>A Sociological Tour Through Cyberspace - Professor Michael C. Kearl </text:p>
          </table:table-cell>
          <table:table-cell office:value-type="string">
            <text:p>http://www.trinity.edu/%7Emkearl/fam-viol.html</text:p>
          </table:table-cell>
          <table:table-cell/>
          <table:table-cell office:value-type="float" office:value="1">
            <text:p>1</text:p>
          </table:table-cell>
          <table:table-cell office:value-type="string">
            <text:p>women</text:p>
          </table:table-cell>
          <table:table-cell table:style-name="ce9" office:value-type="string">
            <text:p>Such assaults are currently the leading cause of injury to American women--more than injuries due to muggings, auto accidents, and rape by strangers combined--sending more than one million to doctors offices or emergency rooms every year for treatment (an estimated one-third of all women seeking emergency treatment at doctors' offices are victims of domestic violence, as is one-quarter of all those seeking prenatal care). </text:p>
          </table:table-cell>
          <table:table-cell/>
          <table:table-cell table:style-name="ce2" office:value-type="string">
            <text:p>web text not in English were excluded</text:p>
          </table:table-cell>
          <table:table-cell table:number-columns-repeated="1014"/>
        </table:table-row>
        <table:table-row table:style-name="ro1">
          <table:table-cell office:value-type="string">
            <text:p>web</text:p>
          </table:table-cell>
          <table:table-cell office:value-type="float" office:value="13">
            <text:p>13</text:p>
          </table:table-cell>
          <table:table-cell office:value-type="string">
            <text:p>A Women's Place, DV Shelter, Bucks County, PA</text:p>
          </table:table-cell>
          <table:table-cell office:value-type="string">
            <text:p>http://www.awomansplace.org/dvinfo/index.html</text:p>
          </table:table-cell>
          <table:table-cell table:number-columns-repeated="2"/>
          <table:table-cell office:value-type="string">
            <text:p>women</text:p>
          </table:table-cell>
          <table:table-cell office:value-type="string">
            <text:p>Nearly one-third of the serious injuries to women treated at hospital emergency rooms are due to domestic violence, the leading cause of injury to women.</text:p>
          </table:table-cell>
          <table:table-cell table:number-columns-repeated="1016"/>
        </table:table-row>
        <table:table-row table:style-name="ro1">
          <table:table-cell office:value-type="string">
            <text:p>web</text:p>
          </table:table-cell>
          <table:table-cell office:value-type="float" office:value="14">
            <text:p>14</text:p>
          </table:table-cell>
          <table:table-cell office:value-type="string">
            <text:p>Abused Women’s Advocacy Project’s 13th Annualcreate and celebrate peace Winter Walk Against Violence</text:p>
          </table:table-cell>
          <table:table-cell office:value-type="string">
            <text:p>http://www.awap.org/walk.htm</text:p>
          </table:table-cell>
          <table:table-cell table:number-columns-repeated="2"/>
          <table:table-cell office:value-type="string">
            <text:p>women</text:p>
          </table:table-cell>
          <table:table-cell office:value-type="string">
            <text:p><text:s/>Battering is the single largest cause of injury to women in the United <text:s/>States.</text:p>
          </table:table-cell>
          <table:table-cell table:number-columns-repeated="1016"/>
        </table:table-row>
        <table:table-row table:style-name="ro1">
          <table:table-cell office:value-type="string">
            <text:p>web</text:p>
          </table:table-cell>
          <table:table-cell office:value-type="float" office:value="15">
            <text:p>15</text:p>
          </table:table-cell>
          <table:table-cell office:value-type="string">
            <text:p>Abused Women’s Advocacy Project’s 13th Annualcreate and celebrate peace Winter Walk Against Violence</text:p>
          </table:table-cell>
          <table:table-cell office:value-type="string">
            <text:p>http://www.awap.org/walk.htm</text:p>
          </table:table-cell>
          <table:table-cell table:number-columns-repeated="2"/>
          <table:table-cell office:value-type="string">
            <text:p>18-35</text:p>
          </table:table-cell>
          <table:table-cell office:value-type="string">
            <text:p>Domestic Violence is the leading cause for emergency room visits by women ages 18-35.</text:p>
          </table:table-cell>
          <table:table-cell table:number-columns-repeated="1016"/>
        </table:table-row>
        <table:table-row table:style-name="ro1">
          <table:table-cell office:value-type="string">
            <text:p>web</text:p>
          </table:table-cell>
          <table:table-cell office:value-type="float" office:value="16">
            <text:p>16</text:p>
          </table:table-cell>
          <table:table-cell office:value-type="string">
            <text:p>Adult Ministdries, Westminster Presbyterian Church; Domestic Violence Workshop, presented by the Delaware Coalition Against Domestic Violence, Feb. 5-26, 2006</text:p>
          </table:table-cell>
          <table:table-cell office:value-type="string">
            <text:p>http://www.wpc.org/AdultMinistries/CurrentClasses.pdf</text:p>
          </table:table-cell>
          <table:table-cell table:number-columns-repeated="2"/>
          <table:table-cell office:value-type="string">
            <text:p>women</text:p>
          </table:table-cell>
          <table:table-cell office:value-type="string">
            <text:p>Studies show a woman is battered every 15 seconds in the U.S. and that battering is the largest cause of injury to women in the United States.</text:p>
          </table:table-cell>
          <table:table-cell table:number-columns-repeated="1016"/>
        </table:table-row>
        <table:table-row table:style-name="ro1">
          <table:table-cell office:value-type="string">
            <text:p>web</text:p>
          </table:table-cell>
          <table:table-cell office:value-type="float" office:value="17">
            <text:p>17</text:p>
          </table:table-cell>
          <table:table-cell office:value-type="string">
            <text:p>Advocates for Survivors of Domestic Violence</text:p>
          </table:table-cell>
          <table:table-cell office:value-type="string">
            <text:p>http://www2.state.id.us/crimevictim/directory/pr/ASDV/survival.html</text:p>
          </table:table-cell>
          <table:table-cell/>
          <table:table-cell office:value-type="float" office:value="1">
            <text:p>1</text:p>
          </table:table-cell>
          <table:table-cell office:value-type="string">
            <text:p>women</text:p>
          </table:table-cell>
          <table:table-cell office:value-type="string">
            <text:p>Battering is the single largest cause of injury to women in the United States - over mugging, automobile accidents and rape.</text:p>
          </table:table-cell>
          <table:table-cell table:number-columns-repeated="1016"/>
        </table:table-row>
        <table:table-row table:style-name="ro1">
          <table:table-cell office:value-type="string">
            <text:p>web</text:p>
          </table:table-cell>
          <table:table-cell office:value-type="float" office:value="18">
            <text:p>18</text:p>
          </table:table-cell>
          <table:table-cell office:value-type="string">
            <text:p>allaboutcounseling.com</text:p>
          </table:table-cell>
          <table:table-cell office:value-type="string">
            <text:p>http://www.allaboutcounseling.com/domestic_violence.htm</text:p>
          </table:table-cell>
          <table:table-cell/>
          <table:table-cell office:value-type="float" office:value="1">
            <text:p>1</text:p>
          </table:table-cell>
          <table:table-cell office:value-type="string">
            <text:p>women</text:p>
          </table:table-cell>
          <table:table-cell office:value-type="string">
            <text:p>To point out an important statistic for women: in 1994, domestic violence was the leading cause of injury to women. Causing more injuries than muggings, stranger rapes, and car accidents combined. There are no such figures like that for men. </text:p>
          </table:table-cell>
          <table:table-cell table:number-columns-repeated="1016"/>
        </table:table-row>
        <table:table-row table:style-name="ro1">
          <table:table-cell office:value-type="string">
            <text:p>web</text:p>
          </table:table-cell>
          <table:table-cell office:value-type="float" office:value="19">
            <text:p>19</text:p>
          </table:table-cell>
          <table:table-cell office:value-type="string">
            <text:p>American College of Emergency Physicians: June 2003</text:p>
          </table:table-cell>
          <table:table-cell office:value-type="string">
            <text:p>http://www.acep.org/webportal/PatientsConsumers/HealthSubjectsByTopic/Violence/FactSheetDomesticViolence.htm</text:p>
          </table:table-cell>
          <table:table-cell/>
          <table:table-cell office:value-type="float" office:value="1">
            <text:p>1</text:p>
          </table:table-cell>
          <table:table-cell office:value-type="string">
            <text:p>15-44</text:p>
          </table:table-cell>
          <table:table-cell office:value-type="string">
            <text:p>Domestic violence is the single largest cause of injury to women between the ages of 15 and 44 in the United States, more than muggings, car accidents, and rapes combined.</text:p>
          </table:table-cell>
          <table:table-cell table:number-columns-repeated="1016"/>
        </table:table-row>
        <table:table-row table:style-name="ro1">
          <table:table-cell office:value-type="string">
            <text:p>web</text:p>
          </table:table-cell>
          <table:table-cell office:value-type="float" office:value="20">
            <text:p>20</text:p>
          </table:table-cell>
          <table:table-cell office:value-type="string">
            <text:p>American Institute on Domestic Violence</text:p>
          </table:table-cell>
          <table:table-cell office:value-type="string">
            <text:p>http://www.aidv-usa.com/Statistics.htm</text:p>
          </table:table-cell>
          <table:table-cell table:number-columns-repeated="2"/>
          <table:table-cell office:value-type="string">
            <text:p>women</text:p>
          </table:table-cell>
          <table:table-cell office:value-type="string">
            <text:p>Domestic violence is the leading cause of injury to women.</text:p>
          </table:table-cell>
          <table:table-cell table:number-columns-repeated="1016"/>
        </table:table-row>
        <table:table-row table:style-name="ro1">
          <table:table-cell office:value-type="string">
            <text:p>web</text:p>
          </table:table-cell>
          <table:table-cell office:value-type="float" office:value="21">
            <text:p>21</text:p>
          </table:table-cell>
          <table:table-cell office:value-type="string">
            <text:p>American Nurses Association</text:p>
          </table:table-cell>
          <table:table-cell office:value-type="string">
            <text:p>http://www.nursingworld.org/readroom/position/social/viowomen.pdf</text:p>
          </table:table-cell>
          <table:table-cell table:number-columns-repeated="2"/>
          <table:table-cell office:value-type="string">
            <text:p>women</text:p>
          </table:table-cell>
          <table:table-cell office:value-type="string">
            <text:p>Abuse is the leading cause of injury to women</text:p>
          </table:table-cell>
          <table:table-cell table:number-columns-repeated="1016"/>
        </table:table-row>
        <table:table-row table:style-name="ro1">
          <table:table-cell office:value-type="string">
            <text:p>web</text:p>
          </table:table-cell>
          <table:table-cell office:value-type="float" office:value="22">
            <text:p>22</text:p>
          </table:table-cell>
          <table:table-cell office:value-type="string">
            <text:p>Amnesty International, USA</text:p>
          </table:table-cell>
          <table:table-cell office:value-type="string">
            <text:p>http://www.amnestyusa.org/women/economicrights.html</text:p>
          </table:table-cell>
          <table:table-cell table:number-columns-repeated="2"/>
          <table:table-cell office:value-type="string">
            <text:p>15-44</text:p>
          </table:table-cell>
          <table:table-cell office:value-type="string">
            <text:p>Throughout the world, violence against women is the leading cause of injury for women of reproductive age. </text:p>
          </table:table-cell>
          <table:table-cell table:number-columns-repeated="1016"/>
        </table:table-row>
        <table:table-row table:style-name="ro1">
          <table:table-cell office:value-type="string">
            <text:p>web</text:p>
          </table:table-cell>
          <table:table-cell office:value-type="float" office:value="23">
            <text:p>23</text:p>
          </table:table-cell>
          <table:table-cell office:value-type="string">
            <text:p>Anti-violence Resource Guide; feminist.com</text:p>
          </table:table-cell>
          <table:table-cell office:value-type="string">
            <text:p>http://www.feminist.com/antiviolence/facts.html</text:p>
          </table:table-cell>
          <table:table-cell/>
          <table:table-cell office:value-type="float" office:value="1">
            <text:p>1</text:p>
          </table:table-cell>
          <table:table-cell office:value-type="string">
            <text:p>15-44</text:p>
          </table:table-cell>
          <table:table-cell table:style-name="ce9" office:value-type="string">
            <text:p>Fact #28: A University of Pennsylvania research study found that domestic violence is the leading cause of injury to low-income, inner-city Philadelphia women between the ages of 15 to 44 - more common than automobile accidents, mugging and rapes combined. In this study domestic violence included injuries caused by street crime.</text:p>
          </table:table-cell>
          <table:table-cell table:number-columns-repeated="1016"/>
        </table:table-row>
        <table:table-row table:style-name="ro1">
          <table:table-cell office:value-type="string">
            <text:p>web</text:p>
          </table:table-cell>
          <table:table-cell office:value-type="float" office:value="24">
            <text:p>24</text:p>
          </table:table-cell>
          <table:table-cell office:value-type="string">
            <text:p>Are Heterosexuals Worthy of Marriage?by Michael Parenti September 14, 2004</text:p>
          </table:table-cell>
          <table:table-cell office:value-type="string">
            <text:p>http://www.zmag.org/content/showarticle.cfm?ItemID=6222</text:p>
          </table:table-cell>
          <table:table-cell table:number-columns-repeated="2"/>
          <table:table-cell office:value-type="string">
            <text:p>women</text:p>
          </table:table-cell>
          <table:table-cell table:style-name="ce9" office:value-type="string">
            <text:p>Domestic violence is the single largest cause of injury and second largest cause of death to U.S. women. An uncounted number of wives are raped by abusive husbands. Every year, upwards of a million women seek medical treatment for serious domestic abuse injuries. </text:p>
          </table:table-cell>
          <table:table-cell table:number-columns-repeated="1016"/>
        </table:table-row>
        <table:table-row table:style-name="ro1">
          <table:table-cell office:value-type="string">
            <text:p>web</text:p>
          </table:table-cell>
          <table:table-cell office:value-type="float" office:value="25">
            <text:p>25</text:p>
          </table:table-cell>
          <table:table-cell office:value-type="string">
            <text:p>Asians Against Domestic Abuse</text:p>
          </table:table-cell>
          <table:table-cell office:value-type="string">
            <text:p>http://www.aadainc.org/Statistics.htm</text:p>
          </table:table-cell>
          <table:table-cell table:number-columns-repeated="2"/>
          <table:table-cell office:value-type="string">
            <text:p>women</text:p>
          </table:table-cell>
          <table:table-cell office:value-type="string">
            <text:p>Battering is the single largest cause of injury to women in the U.S.</text:p>
          </table:table-cell>
          <table:table-cell table:number-columns-repeated="1016"/>
        </table:table-row>
        <table:table-row table:style-name="ro1">
          <table:table-cell office:value-type="string">
            <text:p>web</text:p>
          </table:table-cell>
          <table:table-cell office:value-type="float" office:value="26">
            <text:p>26</text:p>
          </table:table-cell>
          <table:table-cell office:value-type="string">
            <text:p>ave Justice--Will Travel, Inc</text:p>
          </table:table-cell>
          <table:table-cell office:value-type="string">
            <text:p>http://www.havejusticewilltravel.org/domestic/</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ages 15 and 44 in the united States -- more than car accidents, muggings, and rapes combined. (From the uniform Crime Reports, Federal Bureau of Investigation.)</text:p>
          </table:table-cell>
          <table:table-cell table:number-columns-repeated="1016"/>
        </table:table-row>
        <table:table-row table:style-name="ro1">
          <table:table-cell office:value-type="string">
            <text:p>web</text:p>
          </table:table-cell>
          <table:table-cell office:value-type="float" office:value="27">
            <text:p>27</text:p>
          </table:table-cell>
          <table:table-cell office:value-type="string">
            <text:p>Barlow &amp; Murphy, LLP;Divorce FAQHealing "Intimate Terrorism</text:p>
          </table:table-cell>
          <table:table-cell office:value-type="string">
            <text:p>http://www.barlow-murphy.com/DivorceFAQ.shtml</text:p>
          </table:table-cell>
          <table:table-cell/>
          <table:table-cell office:value-type="float" office:value="1">
            <text:p>1</text:p>
          </table:table-cell>
          <table:table-cell office:value-type="string">
            <text:p>15-44</text:p>
          </table:table-cell>
          <table:table-cell office:value-type="string">
            <text:p>Domestic violence is the single largest cause of injury to women between the ages of 15 and 44 in the United States, more than muggings, car accidents, and rapes combined.</text:p>
          </table:table-cell>
          <table:table-cell table:number-columns-repeated="1016"/>
        </table:table-row>
        <table:table-row table:style-name="ro1">
          <table:table-cell office:value-type="string">
            <text:p>web</text:p>
          </table:table-cell>
          <table:table-cell office:value-type="float" office:value="28">
            <text:p>28</text:p>
          </table:table-cell>
          <table:table-cell office:value-type="string">
            <text:p>Battered Men - The Hidden Side of Domestic Violence; MenWeb</text:p>
          </table:table-cell>
          <table:table-cell office:value-type="string">
            <text:p>http://www.batteredmen.com/batemerg.htm</text:p>
          </table:table-cell>
          <table:table-cell table:number-columns-repeated="2" office:value-type="float" office:value="1">
            <text:p>1</text:p>
          </table:table-cell>
          <table:table-cell office:value-type="string">
            <text:p>15-44</text:p>
          </table:table-cell>
          <table:table-cell table:style-name="ce9" office:value-type="string">
            <text:p>Data from National Institute of Justice, Center for Disease Control refute myths that 20-35% of women's ER visits are for DV injuries, that DV accounts for more than rapes, auto accidents and muggings combined; or that they're the leading cause of injuries to women 15-44.</text:p>
          </table:table-cell>
          <table:table-cell table:number-columns-repeated="1016"/>
        </table:table-row>
        <table:table-row table:style-name="ro1">
          <table:table-cell office:value-type="string">
            <text:p>web</text:p>
          </table:table-cell>
          <table:table-cell office:value-type="float" office:value="29">
            <text:p>29</text:p>
          </table:table-cell>
          <table:table-cell office:value-type="string">
            <text:p>Body Health Resources Corporation; Women AliveDomestic Violence:Is It Happening To You?by Ruth Slaughter and Laura Kanter </text:p>
          </table:table-cell>
          <table:table-cell office:value-type="string">
            <text:p>http://www.thebody.com/wa/autumn93/violence.html</text:p>
          </table:table-cell>
          <table:table-cell table:number-columns-repeated="2"/>
          <table:table-cell office:value-type="string">
            <text:p>women</text:p>
          </table:table-cell>
          <table:table-cell office:value-type="string">
            <text:p>Battery is the single largest cause of injury to women. Over half of all women seeking help in hospital emergency rooms are there because of Domestic Violence.</text:p>
          </table:table-cell>
          <table:table-cell table:number-columns-repeated="1016"/>
        </table:table-row>
        <table:table-row table:style-name="ro1">
          <table:table-cell office:value-type="string">
            <text:p>web</text:p>
          </table:table-cell>
          <table:table-cell office:value-type="float" office:value="30">
            <text:p>30</text:p>
          </table:table-cell>
          <table:table-cell office:value-type="string">
            <text:p>Bonham Police Department, Bonham, Fannin County, Texas</text:p>
          </table:table-cell>
          <table:table-cell office:value-type="string">
            <text:p>http://www.bonhampd.com/FAM_VIOL.HTM</text:p>
          </table:table-cell>
          <table:table-cell/>
          <table:table-cell office:value-type="float" office:value="1">
            <text:p>1</text:p>
          </table:table-cell>
          <table:table-cell office:value-type="string">
            <text:p>women</text:p>
          </table:table-cell>
          <table:table-cell office:value-type="string">
            <text:p>Battering is the single largest cause of injury to women in the U.S. It exceeds rapes, muggings, and auto accidents combined. </text:p>
          </table:table-cell>
          <table:table-cell table:number-columns-repeated="1016"/>
        </table:table-row>
        <table:table-row table:style-name="ro1">
          <table:table-cell office:value-type="string">
            <text:p>web</text:p>
          </table:table-cell>
          <table:table-cell office:value-type="float" office:value="31">
            <text:p>31</text:p>
          </table:table-cell>
          <table:table-cell office:value-type="string">
            <text:p>Cameron House is a faith-based community organization serving the changing needs of Chinatown and the Asian community of the San Francisco Bay Area.Our Mission is to provide assistance to youth, adults and families in need through counseling, peer group </text:p>
          </table:table-cell>
          <table:table-cell office:value-type="string">
            <text:p>http://www.cameronhouse.org/whatsnew/current/current_fall_2002.pdf</text:p>
          </table:table-cell>
          <table:table-cell/>
          <table:table-cell office:value-type="float" office:value="1">
            <text:p>1</text:p>
          </table:table-cell>
          <table:table-cell office:value-type="string">
            <text:p>women</text:p>
          </table:table-cell>
          <table:table-cell office:value-type="string">
            <text:p>Battering is the single largest cause of injury to women in the U.S. it exceeds rape muggings, and auto accidents combined (San Mateo County Task Force on Violent crime against women phase III, April, 1996)</text:p>
          </table:table-cell>
          <table:table-cell table:number-columns-repeated="1016"/>
        </table:table-row>
        <table:table-row table:style-name="ro1">
          <table:table-cell office:value-type="string">
            <text:p>web</text:p>
          </table:table-cell>
          <table:table-cell office:value-type="float" office:value="32">
            <text:p>32</text:p>
          </table:table-cell>
          <table:table-cell office:value-type="string">
            <text:p>Candlelight Vigil Remembers Lives Lost to Domestic Violence; Lincoln, Nebraska</text:p>
          </table:table-cell>
          <table:table-cell office:value-type="string">
            <text:p>http://www.ci.lincoln.ne.us/city/Mayor/women/media/pdf/2005/100505.pdf</text:p>
          </table:table-cell>
          <table:table-cell table:number-columns-repeated="2"/>
          <table:table-cell office:value-type="string">
            <text:p>women</text:p>
          </table:table-cell>
          <table:table-cell office:value-type="string">
            <text:p>The U.S. Surgeon General identified battering as the single largest cause of injury to women, affectcing 4 million women each year, resulting in millions being spent by employers in lost work wages and productivity issues.</text:p>
          </table:table-cell>
          <table:table-cell table:number-columns-repeated="1016"/>
        </table:table-row>
        <table:table-row table:style-name="ro1">
          <table:table-cell office:value-type="string">
            <text:p>web</text:p>
          </table:table-cell>
          <table:table-cell office:value-type="float" office:value="33">
            <text:p>33</text:p>
          </table:table-cell>
          <table:table-cell office:value-type="string">
            <text:p>CAPITOL NEWS;LOVE. . SHOULDN’T HURT ! </text:p>
          </table:table-cell>
          <table:table-cell office:value-type="string">
            <text:p>http://www.txdps.state.tx.us/Capitol_News/cn1297.htm</text:p>
          </table:table-cell>
          <table:table-cell/>
          <table:table-cell office:value-type="float" office:value="1">
            <text:p>1</text:p>
          </table:table-cell>
          <table:table-cell office:value-type="string">
            <text:p>women</text:p>
          </table:table-cell>
          <table:table-cell office:value-type="string">
            <text:p>Battering is the single largest cause of injury to women in the United States. It exceeds cancer deaths, muggings, and auto accidents combined.</text:p>
          </table:table-cell>
          <table:table-cell table:number-columns-repeated="1016"/>
        </table:table-row>
        <table:table-row table:style-name="ro1">
          <table:table-cell office:value-type="string">
            <text:p>web</text:p>
          </table:table-cell>
          <table:table-cell office:value-type="float" office:value="34">
            <text:p>34</text:p>
          </table:table-cell>
          <table:table-cell office:value-type="string">
            <text:p>Charles R. Ullman &amp; Associates, Attorneys at Law</text:p>
          </table:table-cell>
          <table:table-cell office:value-type="string">
            <text:p>http://www.divorcelawnc.com/articles_domestic_violence.html</text:p>
          </table:table-cell>
          <table:table-cell/>
          <table:table-cell office:value-type="float" office:value="1">
            <text:p>1</text:p>
          </table:table-cell>
          <table:table-cell office:value-type="string">
            <text:p>15-44</text:p>
          </table:table-cell>
          <table:table-cell office:value-type="string">
            <text:p>Domestic violence is the single largest cause of injury to women between the ages of 15 and 44 in the United States, more than muggings, car accidents, and rapes combined. </text:p>
          </table:table-cell>
          <table:table-cell table:number-columns-repeated="1016"/>
        </table:table-row>
        <table:table-row table:style-name="ro1">
          <table:table-cell office:value-type="string">
            <text:p>web</text:p>
          </table:table-cell>
          <table:table-cell office:value-type="float" office:value="35">
            <text:p>35</text:p>
          </table:table-cell>
          <table:table-cell office:value-type="string">
            <text:p>Chicago Abused Women Coalition; What is Domestic Violence</text:p>
          </table:table-cell>
          <table:table-cell office:value-type="string">
            <text:p>http://www.cawc.org/domestic/index.html</text:p>
          </table:table-cell>
          <table:table-cell/>
          <table:table-cell office:value-type="float" office:value="1">
            <text:p>1</text:p>
          </table:table-cell>
          <table:table-cell office:value-type="string">
            <text:p>women</text:p>
          </table:table-cell>
          <table:table-cell office:value-type="string">
            <text:p>When left untreated, domestic violence ...Is the single largest cause of injury to women in the United States, more common than automobile accidents, muggings and rapes combined</text:p>
          </table:table-cell>
          <table:table-cell table:number-columns-repeated="1016"/>
        </table:table-row>
        <table:table-row table:style-name="ro1">
          <table:table-cell office:value-type="string">
            <text:p>web</text:p>
          </table:table-cell>
          <table:table-cell office:value-type="float" office:value="36">
            <text:p>36</text:p>
          </table:table-cell>
          <table:table-cell office:value-type="string">
            <text:p>Christianity Today, Sept/ Oct 2004 The Silent EpidemicCountless Christian women are battered every day. Here's how to respond if you or someone you love is abused.</text:p>
          </table:table-cell>
          <table:table-cell office:value-type="string">
            <text:p>http://www.christianitytoday.com/tcw/2004/005/11.68.html</text:p>
          </table:table-cell>
          <table:table-cell/>
          <table:table-cell office:value-type="float" office:value="1">
            <text:p>1</text:p>
          </table:table-cell>
          <table:table-cell office:value-type="string">
            <text:p>women</text:p>
          </table:table-cell>
          <table:table-cell office:value-type="string">
            <text:p>In fact, battering is the single largest cause of injury to women—more than auto accidents, muggings, and rapes combined. </text:p>
          </table:table-cell>
          <table:table-cell table:number-columns-repeated="1016"/>
        </table:table-row>
        <table:table-row table:style-name="ro1">
          <table:table-cell office:value-type="string">
            <text:p>web</text:p>
          </table:table-cell>
          <table:table-cell office:value-type="float" office:value="37">
            <text:p>37</text:p>
          </table:table-cell>
          <table:table-cell office:value-type="string">
            <text:p>Clark County Sheiff, Washington</text:p>
          </table:table-cell>
          <table:table-cell office:value-type="string">
            <text:p>http://www.co.clark.wa.us/SHERIFF/community/domestic.html</text:p>
          </table:table-cell>
          <table:table-cell table:number-columns-repeated="2"/>
          <table:table-cell office:value-type="string">
            <text:p>women</text:p>
          </table:table-cell>
          <table:table-cell office:value-type="string">
            <text:p>Domestic violence is the leading cause of injury to women in the United States. </text:p>
          </table:table-cell>
          <table:table-cell table:number-columns-repeated="1016"/>
        </table:table-row>
        <table:table-row table:style-name="ro1">
          <table:table-cell office:value-type="string">
            <text:p>web</text:p>
          </table:table-cell>
          <table:table-cell office:value-type="float" office:value="38">
            <text:p>38</text:p>
          </table:table-cell>
          <table:table-cell office:value-type="string">
            <text:p>College of Nursing Continuing Nursing Education; Domestic ViolenceCaren Nussbaum, RN, MSInstructorSouth Dakota State UniversityCollege of Nursing</text:p>
          </table:table-cell>
          <table:table-cell office:value-type="string">
            <text:p>http://learn.sdstate.edu/nursing/DV.html</text:p>
          </table:table-cell>
          <table:table-cell table:number-columns-repeated="2"/>
          <table:table-cell office:value-type="string">
            <text:p>15-44</text:p>
          </table:table-cell>
          <table:table-cell office:value-type="string">
            <text:p>In the United States, domestic violence is the single largest cause of injury to women between the ages of 15 and 44. <text:s/></text:p>
          </table:table-cell>
          <table:table-cell table:number-columns-repeated="1016"/>
        </table:table-row>
        <table:table-row table:style-name="ro1">
          <table:table-cell office:value-type="string">
            <text:p>web</text:p>
          </table:table-cell>
          <table:table-cell office:value-type="float" office:value="39">
            <text:p>39</text:p>
          </table:table-cell>
          <table:table-cell office:value-type="string">
            <text:p>Congresswoman Sáncheznchez Speaks Out Against Domestic Violence</text:p>
          </table:table-cell>
          <table:table-cell office:value-type="string">
            <text:p>http://www.lindasanchez.house.gov/index.cfm?section=news&amp;article=2005_03_14_2101</text:p>
          </table:table-cell>
          <table:table-cell/>
          <table:table-cell office:value-type="float" office:value="1">
            <text:p>1</text:p>
          </table:table-cell>
          <table:table-cell office:value-type="string">
            <text:p>15-44</text:p>
          </table:table-cell>
          <table:table-cell table:style-name="ce9" office:value-type="string">
            <text:p><text:s/>Domestic Violence is an enormous problem in this country - one that deserves immediate attention. According to the American College of Emergency Physicians, Domestic violence is the largest cause of injury to women between the ages of 15 and 44 in the United States -- more than car accidents, muggings, and rapes combined.</text:p>
          </table:table-cell>
          <table:table-cell table:number-columns-repeated="1016"/>
        </table:table-row>
        <table:table-row table:style-name="ro1">
          <table:table-cell office:value-type="string">
            <text:p>web</text:p>
          </table:table-cell>
          <table:table-cell office:value-type="float" office:value="40">
            <text:p>40</text:p>
          </table:table-cell>
          <table:table-cell office:value-type="string">
            <text:p>CONVINCE A BATTERED WOMAN TO SEEK HELPby Theodora Aggeles, RN</text:p>
          </table:table-cell>
          <table:table-cell office:value-type="string">
            <text:p>http://www.charityguide.org/volunteer/fifteen/battered-women.htm</text:p>
          </table:table-cell>
          <table:table-cell table:number-columns-repeated="2"/>
          <table:table-cell office:value-type="string">
            <text:p>15-44</text:p>
          </table:table-cell>
          <table:table-cell office:value-type="string">
            <text:p>Since domestic violence is the single largest cause of injury to women between the ages of 15 and 44, it is a serious public health issue. </text:p>
          </table:table-cell>
          <table:table-cell table:number-columns-repeated="1016"/>
        </table:table-row>
        <table:table-row table:style-name="ro1">
          <table:table-cell office:value-type="string">
            <text:p>web</text:p>
          </table:table-cell>
          <table:table-cell office:value-type="float" office:value="41">
            <text:p>41</text:p>
          </table:table-cell>
          <table:table-cell office:value-type="string">
            <text:p>Copyright 2005 Reference Department, Rowland Medical Library,University of Mississippi Medical Center, Jackson</text:p>
          </table:table-cell>
          <table:table-cell office:value-type="string">
            <text:p>http://library.umsmed.edu/TopicTracks/tt-domestic-violence.html</text:p>
          </table:table-cell>
          <table:table-cell table:number-columns-repeated="2"/>
          <table:table-cell office:value-type="string">
            <text:p>15-44</text:p>
          </table:table-cell>
          <table:table-cell office:value-type="string">
            <text:p>According to the American College of Emergency Physicians, domestic violence is the largest cause of injury to women in the US between the ages of 15 and 44.</text:p>
          </table:table-cell>
          <table:table-cell table:number-columns-repeated="1016"/>
        </table:table-row>
        <table:table-row table:style-name="ro1">
          <table:table-cell office:value-type="string">
            <text:p>web</text:p>
          </table:table-cell>
          <table:table-cell office:value-type="float" office:value="42">
            <text:p>42</text:p>
          </table:table-cell>
          <table:table-cell office:value-type="string">
            <text:p>Cornell University ILR School</text:p>
          </table:table-cell>
          <table:table-cell office:value-type="string">
            <text:p>http://www.ilr.cornell.edu/extension/wkplace/</text:p>
          </table:table-cell>
          <table:table-cell table:number-columns-repeated="2"/>
          <table:table-cell office:value-type="string">
            <text:p>women</text:p>
          </table:table-cell>
          <table:table-cell office:value-type="string">
            <text:p>Domestic Violence is the leading cause of injury to women. </text:p>
          </table:table-cell>
          <table:table-cell table:number-columns-repeated="1016"/>
        </table:table-row>
        <table:table-row table:style-name="ro1">
          <table:table-cell office:value-type="string">
            <text:p>web</text:p>
          </table:table-cell>
          <table:table-cell office:value-type="float" office:value="43">
            <text:p>43</text:p>
          </table:table-cell>
          <table:table-cell office:value-type="string">
            <text:p>Council on Domestic Violence and Sexual AssaultSeptember 28, 2005State of Alaska Executive Proclamation ByFrank Murkowski, Governor</text:p>
          </table:table-cell>
          <table:table-cell office:value-type="string">
            <text:p>http://www.dps.state.ak.us/cdvsa/asp/proclaimation.asp</text:p>
          </table:table-cell>
          <table:table-cell table:number-columns-repeated="2"/>
          <table:table-cell office:value-type="string">
            <text:p>women</text:p>
          </table:table-cell>
          <table:table-cell office:value-type="string">
            <text:p>Domestic violence is the single largest cause of injury to American women, yet, the FBI lists it as one of the nations most underreported crimes. These crimes are happening in the home, a place that is meant to be loving, nurturing and safe.</text:p>
          </table:table-cell>
          <table:table-cell table:number-columns-repeated="1016"/>
        </table:table-row>
        <table:table-row table:style-name="ro1">
          <table:table-cell office:value-type="string">
            <text:p>web</text:p>
          </table:table-cell>
          <table:table-cell office:value-type="float" office:value="44">
            <text:p>44</text:p>
          </table:table-cell>
          <table:table-cell office:value-type="string">
            <text:p>COYOTE CALLING</text:p>
          </table:table-cell>
          <table:table-cell office:value-type="string">
            <text:p>http://mensightmagazine.com/columns/coyote/archive/2000/092000.htm</text:p>
          </table:table-cell>
          <table:table-cell office:value-type="float" office:value="1">
            <text:p>1</text:p>
          </table:table-cell>
          <table:table-cell/>
          <table:table-cell office:value-type="string">
            <text:p>women</text:p>
          </table:table-cell>
          <table:table-cell table:style-name="ce9" office:value-type="string">
            <text:p>so I wrote an article, outraged as I was by her piece, which was titled; "Domestic Violence is a 50-50 Issue." She responded with; "Domestic Violence is Not a 50-50 Issue" citing "statistics" which I knew to be false; "The leading cause of injury to women is domestic violence." False. "Every 15 seconds a woman is attacked in the U.S." False. There is no such statistic. There were many others.</text:p>
          </table:table-cell>
          <table:table-cell table:number-columns-repeated="1016"/>
        </table:table-row>
        <table:table-row table:style-name="ro1">
          <table:table-cell office:value-type="string">
            <text:p>web</text:p>
          </table:table-cell>
          <table:table-cell office:value-type="float" office:value="45">
            <text:p>45</text:p>
          </table:table-cell>
          <table:table-cell office:value-type="string">
            <text:p>CPS DOMESTIC VIOLENCE PROTOCOL(Human Resources Administration Child Welfare Administration)</text:p>
          </table:table-cell>
          <table:table-cell office:value-type="string">
            <text:p>http://hosting.uaa.alaska.edu/afrhm1/wacan/CPSq.html</text:p>
          </table:table-cell>
          <table:table-cell table:number-columns-repeated="2"/>
          <table:table-cell office:value-type="string">
            <text:p>women</text:p>
          </table:table-cell>
          <table:table-cell office:value-type="string">
            <text:p>Battering is the single largest cause of injury to women in the US.</text:p>
          </table:table-cell>
          <table:table-cell table:number-columns-repeated="1016"/>
        </table:table-row>
        <table:table-row table:style-name="ro1">
          <table:table-cell office:value-type="string">
            <text:p>web</text:p>
          </table:table-cell>
          <table:table-cell office:value-type="float" office:value="46">
            <text:p>46</text:p>
          </table:table-cell>
          <table:table-cell office:value-type="string">
            <text:p>Cut It Out; November 29, 2004 - Cut It Out cutitout.org is a Domestic Abuse Awareness program sponsored by Cosmetologists Chicago and the National Cosmetologists Association. The program trains salon professionals to recognize the symptoms of domestic vio</text:p>
          </table:table-cell>
          <table:table-cell office:value-type="string">
            <text:p>http://abclocal.go.com/wls/story?section=News&amp;id=2445589</text:p>
          </table:table-cell>
          <table:table-cell table:number-columns-repeated="2"/>
          <table:table-cell office:value-type="string">
            <text:p>women</text:p>
          </table:table-cell>
          <table:table-cell office:value-type="string">
            <text:p>Battering is the single largest cause of injury to women in the United States, accounting for 35% of visits by women to emergency rooms annually, reports Violence Against Women, May 2000.</text:p>
          </table:table-cell>
          <table:table-cell table:number-columns-repeated="1016"/>
        </table:table-row>
        <table:table-row table:style-name="ro1">
          <table:table-cell office:value-type="string">
            <text:p>web</text:p>
          </table:table-cell>
          <table:table-cell office:value-type="float" office:value="47">
            <text:p>47</text:p>
          </table:table-cell>
          <table:table-cell office:value-type="string">
            <text:p>David R. Throop's Men's Issues opus; Cathy Young, 16 Oct. 1994</text:p>
          </table:table-cell>
          <table:table-cell office:value-type="string">
            <text:p>http://64.233.179.104/search?q=cache:A8muK2og3HwJ:www.vix.com/pub/men/battery/commentary/young-conblather.html+violence+%22leading+cause+of+injury%22+women+&amp;hl=en&amp;gl=us&amp;ct=clnk&amp;cd=27</text:p>
          </table:table-cell>
          <table:table-cell office:value-type="float" office:value="1">
            <text:p>1</text:p>
          </table:table-cell>
          <table:table-cell/>
          <table:table-cell office:value-type="string">
            <text:p>15-44</text:p>
          </table:table-cell>
          <table:table-cell table:style-name="ce9" office:value-type="string">
            <text:p>Olympia Snowe (R-Maine): "Domestic violence ... is the leading cause of injury to women aged 15-44, according to recent research by the surgeon general and the American Medical Association." &lt;p&gt; As you probably know, this factoid is based on a study (cited, but not conducted, by Surgeon General Antonia Novello) which showed that ALL VIOLENCE -- not domestic violence -- was the leading cause of injury to women 15-44 in a poor, urban, black neighborhood in West Philadelphia. The perpetrators were not identified in 81% of the cases; 12% were identified as husbands or boyfriends. So, not only is the finding based on an atypical population (in a high- crime area) but it applies to all violence, not just domestic battering. </text:p>
          </table:table-cell>
          <table:table-cell table:number-columns-repeated="1016"/>
        </table:table-row>
        <table:table-row table:style-name="ro1">
          <table:table-cell office:value-type="string">
            <text:p>web</text:p>
          </table:table-cell>
          <table:table-cell office:value-type="float" office:value="48">
            <text:p>48</text:p>
          </table:table-cell>
          <table:table-cell office:value-type="string">
            <text:p>DAWN - Domestic Abuse Women's Network</text:p>
          </table:table-cell>
          <table:table-cell office:value-type="string">
            <text:p>http://www.dawnonline.org/aboutdv.htm</text:p>
          </table:table-cell>
          <table:table-cell table:number-columns-repeated="2"/>
          <table:table-cell office:value-type="string">
            <text:p>women</text:p>
          </table:table-cell>
          <table:table-cell office:value-type="string">
            <text:p>Domestic violence is the leading cause of injury to women, and the leading cause of women’s visits to hospital emergency rooms. </text:p>
          </table:table-cell>
          <table:table-cell table:number-columns-repeated="1016"/>
        </table:table-row>
        <table:table-row table:style-name="ro1">
          <table:table-cell office:value-type="string">
            <text:p>web</text:p>
          </table:table-cell>
          <table:table-cell office:value-type="float" office:value="49">
            <text:p>49</text:p>
          </table:table-cell>
          <table:table-cell office:value-type="string">
            <text:p>DAYA Empowering Women</text:p>
          </table:table-cell>
          <table:table-cell office:value-type="string">
            <text:p>http://www.dayahouston.org/family_drg.htm</text:p>
          </table:table-cell>
          <table:table-cell table:number-columns-repeated="2"/>
          <table:table-cell office:value-type="string">
            <text:p>15-44</text:p>
          </table:table-cell>
          <table:table-cell office:value-type="string">
            <text:p>Battering is the leading cause of injury to women aged 15 to 44 in the United States. (US Surgeon General, 1992)</text:p>
          </table:table-cell>
          <table:table-cell table:number-columns-repeated="1016"/>
        </table:table-row>
        <table:table-row table:style-name="ro1">
          <table:table-cell office:value-type="string">
            <text:p>web</text:p>
          </table:table-cell>
          <table:table-cell office:value-type="float" office:value="50">
            <text:p>50</text:p>
          </table:table-cell>
          <table:table-cell office:value-type="string">
            <text:p>District Attorney Nola Tedesco Foulston, 18th Judicial District of Kansas</text:p>
          </table:table-cell>
          <table:table-cell office:value-type="string">
            <text:p>http://www.sedgwickcounty.org/da/dv_facts.html</text:p>
          </table:table-cell>
          <table:table-cell table:number-columns-repeated="2"/>
          <table:table-cell office:value-type="string">
            <text:p>15-44</text:p>
          </table:table-cell>
          <table:table-cell office:value-type="string">
            <text:p>Domestic violence is the leading cause of injury to women between the ages of 15 and 44 in our country, and the FBI estimates that a woman is beaten every 15 seconds. </text:p>
          </table:table-cell>
          <table:table-cell table:number-columns-repeated="1016"/>
        </table:table-row>
        <table:table-row table:style-name="ro1">
          <table:table-cell office:value-type="string">
            <text:p>web</text:p>
          </table:table-cell>
          <table:table-cell office:value-type="float" office:value="51">
            <text:p>51</text:p>
          </table:table-cell>
          <table:table-cell office:value-type="string">
            <text:p>Domestic Violence - 3 CEsAuthor: Kristi Hudson RN BSN CCRNWritten: 1/21/05</text:p>
          </table:table-cell>
          <table:table-cell office:value-type="string">
            <text:p>http://dynamicnursingeducation.com/class.php?class_id=94&amp;pid=20</text:p>
          </table:table-cell>
          <table:table-cell table:number-columns-repeated="2"/>
          <table:table-cell office:value-type="string">
            <text:p>15-44</text:p>
          </table:table-cell>
          <table:table-cell office:value-type="string">
            <text:p># Domestic violence is the single largest cause of injury to women between the ages of 15 and 44 in the United States.</text:p>
          </table:table-cell>
          <table:table-cell table:number-columns-repeated="1016"/>
        </table:table-row>
        <table:table-row table:style-name="ro1">
          <table:table-cell office:value-type="string">
            <text:p>web</text:p>
          </table:table-cell>
          <table:table-cell office:value-type="float" office:value="52">
            <text:p>52</text:p>
          </table:table-cell>
          <table:table-cell office:value-type="string">
            <text:p>Domestic Violence and Homelessness</text:p>
          </table:table-cell>
          <table:table-cell office:value-type="string">
            <text:p>http://www.rtfhsd.org/docs_profile/domestic_violence.doc</text:p>
          </table:table-cell>
          <table:table-cell table:number-columns-repeated="2"/>
          <table:table-cell office:value-type="string">
            <text:p>15-44</text:p>
          </table:table-cell>
          <table:table-cell office:value-type="string">
            <text:p>For women in the United States between the ages of 15 and 44, domestic violence is the single largest cause of injury <text:s/>(American College of Emergency Physicians, 2003). </text:p>
          </table:table-cell>
          <table:table-cell table:number-columns-repeated="1016"/>
        </table:table-row>
        <table:table-row table:style-name="ro1">
          <table:table-cell office:value-type="string">
            <text:p>web</text:p>
          </table:table-cell>
          <table:table-cell office:value-type="float" office:value="53">
            <text:p>53</text:p>
          </table:table-cell>
          <table:table-cell office:value-type="string">
            <text:p>Domestic Violence Center of Howard County, Inc.Columbia, MD </text:p>
          </table:table-cell>
          <table:table-cell office:value-type="string">
            <text:p>http://users.erols.com/cucc/domvioctr.html</text:p>
          </table:table-cell>
          <table:table-cell table:number-columns-repeated="2"/>
          <table:table-cell office:value-type="string">
            <text:p>women</text:p>
          </table:table-cell>
          <table:table-cell office:value-type="string">
            <text:p>Domestic violence is the single largest cause of injury to women in this country.</text:p>
          </table:table-cell>
          <table:table-cell table:number-columns-repeated="1016"/>
        </table:table-row>
        <table:table-row table:style-name="ro1">
          <table:table-cell office:value-type="string">
            <text:p>web</text:p>
          </table:table-cell>
          <table:table-cell office:value-type="float" office:value="54">
            <text:p>54</text:p>
          </table:table-cell>
          <table:table-cell office:value-type="string">
            <text:p>Domestic Violence Facts: Arizona Foundation for Women</text:p>
          </table:table-cell>
          <table:table-cell office:value-type="string">
            <text:p>http://www.azfoundationforwomen.org/facts.html</text:p>
          </table:table-cell>
          <table:table-cell table:number-columns-repeated="2"/>
          <table:table-cell office:value-type="string">
            <text:p>15-44</text:p>
          </table:table-cell>
          <table:table-cell office:value-type="string">
            <text:p>Domestic violence is the leading cause of injury to women between the ages of 15 and 44.</text:p>
          </table:table-cell>
          <table:table-cell table:number-columns-repeated="1016"/>
        </table:table-row>
        <table:table-row table:style-name="ro1">
          <table:table-cell office:value-type="string">
            <text:p>web</text:p>
          </table:table-cell>
          <table:table-cell office:value-type="float" office:value="55">
            <text:p>55</text:p>
          </table:table-cell>
          <table:table-cell office:value-type="string">
            <text:p>Domestic Violence Services of Lancaster, PA</text:p>
          </table:table-cell>
          <table:table-cell office:value-type="string">
            <text:p>http://www.caplanc.org/Programs/DVS/dvslancastercounty.htm</text:p>
          </table:table-cell>
          <table:table-cell table:number-columns-repeated="2"/>
          <table:table-cell office:value-type="string">
            <text:p>15-44</text:p>
          </table:table-cell>
          <table:table-cell office:value-type="string">
            <text:p>The leading cause of injury for women age 15 to 44 is domestic violence.</text:p>
          </table:table-cell>
          <table:table-cell table:number-columns-repeated="1016"/>
        </table:table-row>
        <table:table-row table:style-name="ro1">
          <table:table-cell office:value-type="string">
            <text:p>web</text:p>
          </table:table-cell>
          <table:table-cell office:value-type="float" office:value="56">
            <text:p>56</text:p>
          </table:table-cell>
          <table:table-cell office:value-type="string">
            <text:p>Domestic Violence Show</text:p>
          </table:table-cell>
          <table:table-cell office:value-type="string">
            <text:p>http://www.iamdomesticviolence.com/</text:p>
          </table:table-cell>
          <table:table-cell table:number-columns-repeated="2"/>
          <table:table-cell office:value-type="string">
            <text:p>women</text:p>
          </table:table-cell>
          <table:table-cell office:value-type="string">
            <text:p>Domestic violence is the leading cause of injury to women.</text:p>
          </table:table-cell>
          <table:table-cell table:number-columns-repeated="1016"/>
        </table:table-row>
        <table:table-row table:style-name="ro1">
          <table:table-cell office:value-type="string">
            <text:p>web</text:p>
          </table:table-cell>
          <table:table-cell office:value-type="float" office:value="57">
            <text:p>57</text:p>
          </table:table-cell>
          <table:table-cell office:value-type="string">
            <text:p>Domestic ViolenceThe Issue</text:p>
          </table:table-cell>
          <table:table-cell office:value-type="string">
            <text:p>http://www.ket.org/americanshorts/poof/dvissue.htm</text:p>
          </table:table-cell>
          <table:table-cell table:number-columns-repeated="2"/>
          <table:table-cell office:value-type="string">
            <text:p>15-44</text:p>
          </table:table-cell>
          <table:table-cell office:value-type="string">
            <text:p>Domestic violence is the single largest cause of injury to American women between the ages of 14 and 44. </text:p>
          </table:table-cell>
          <table:table-cell table:number-columns-repeated="1016"/>
        </table:table-row>
        <table:table-row table:style-name="ro1">
          <table:table-cell office:value-type="string">
            <text:p>web</text:p>
          </table:table-cell>
          <table:table-cell office:value-type="float" office:value="58">
            <text:p>58</text:p>
          </table:table-cell>
          <table:table-cell office:value-type="string">
            <text:p>Eastside Domestic Violence Program</text:p>
          </table:table-cell>
          <table:table-cell office:value-type="string">
            <text:p>http://www.edvp.org/statistics.htm</text:p>
          </table:table-cell>
          <table:table-cell table:number-columns-repeated="2"/>
          <table:table-cell office:value-type="string">
            <text:p>15-54</text:p>
          </table:table-cell>
          <table:table-cell office:value-type="string">
            <text:p>The Surgeon General stated that Domestic Violence is the leading cause of injury to American women between the ages of 15 and 54. (The Uniform Crime Report, 1996.)</text:p>
          </table:table-cell>
          <table:table-cell table:number-columns-repeated="1016"/>
        </table:table-row>
        <table:table-row table:style-name="ro1">
          <table:table-cell office:value-type="string">
            <text:p>web</text:p>
          </table:table-cell>
          <table:table-cell office:value-type="float" office:value="59">
            <text:p>59</text:p>
          </table:table-cell>
          <table:table-cell office:value-type="string">
            <text:p>Eaton County (MI) Prosecuting Attorney</text:p>
          </table:table-cell>
          <table:table-cell office:value-type="string">
            <text:p>http://www.eatoncounty.org/prosecutor/domesticviolence.htm</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ages 15 and 44 in the United States - more than car accidents, muggings, and rapes combined. (Uniform Crime Reports, Federal Bureau of Investigation,1991)</text:p>
          </table:table-cell>
          <table:table-cell table:number-columns-repeated="1016"/>
        </table:table-row>
        <table:table-row table:style-name="ro1">
          <table:table-cell office:value-type="string">
            <text:p>web</text:p>
          </table:table-cell>
          <table:table-cell office:value-type="float" office:value="60">
            <text:p>60</text:p>
          </table:table-cell>
          <table:table-cell office:value-type="string">
            <text:p>Episcopal Public Policy Network; Home » <text:s/>Peace &amp; Justice Ministries <text:s/>» <text:s/>Episcopal Public Policy Network <text:s/>; FACTS ABOUT DOMESTIC VIOLENCE</text:p>
          </table:table-cell>
          <table:table-cell office:value-type="string">
            <text:p>http://www.episcopalchurch.org/3654_63816_ENG_HTM.htm</text:p>
          </table:table-cell>
          <table:table-cell/>
          <table:table-cell office:value-type="float" office:value="1">
            <text:p>1</text:p>
          </table:table-cell>
          <table:table-cell office:value-type="string">
            <text:p>15-44</text:p>
          </table:table-cell>
          <table:table-cell office:value-type="string">
            <text:p>Domestic violence is the largest cause of injury to women between the ages of 15 and 44 in the United States—more than car accidents, muggings, and rapes combined.</text:p>
          </table:table-cell>
          <table:table-cell table:number-columns-repeated="1016"/>
        </table:table-row>
        <table:table-row table:style-name="ro1">
          <table:table-cell office:value-type="string">
            <text:p>web</text:p>
          </table:table-cell>
          <table:table-cell office:value-type="float" office:value="61">
            <text:p>61</text:p>
          </table:table-cell>
          <table:table-cell office:value-type="string">
            <text:p>EuroWRC <text:s/>Resource <text:s/>Center; Men Workingto End Men's Violence Against Women </text:p>
          </table:table-cell>
          <table:table-cell office:value-type="string">
            <text:p>http://www.eurowrc.org/06.contributions/1.contrib_en/32.contrib.en.htm</text:p>
          </table:table-cell>
          <table:table-cell/>
          <table:table-cell office:value-type="float" office:value="1">
            <text:p>1</text:p>
          </table:table-cell>
          <table:table-cell office:value-type="string">
            <text:p>women</text:p>
          </table:table-cell>
          <table:table-cell office:value-type="string">
            <text:p>"The single largest cause of injury to women in the U.S. is domestic violence. Women are more often victims of domestic violence than of burglary, muggings, or other physical crimes combined."</text:p>
          </table:table-cell>
          <table:table-cell table:number-columns-repeated="1016"/>
        </table:table-row>
        <table:table-row table:style-name="ro1">
          <table:table-cell office:value-type="string">
            <text:p>web</text:p>
          </table:table-cell>
          <table:table-cell office:value-type="float" office:value="62">
            <text:p>62</text:p>
          </table:table-cell>
          <table:table-cell office:value-type="string">
            <text:p>Facts about Violence Against Women and Self Defense; from Jennifer Carson's women's self defense page</text:p>
          </table:table-cell>
          <table:table-cell office:value-type="string">
            <text:p>http://www.astro.ucla.edu/%7Ecarson/discover.html</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ages 15 and 44 in the US, more common than accidents, muggings, and rapes combined.</text:p>
          </table:table-cell>
          <table:table-cell table:number-columns-repeated="1016"/>
        </table:table-row>
        <table:table-row table:style-name="ro1">
          <table:table-cell office:value-type="string">
            <text:p>web</text:p>
          </table:table-cell>
          <table:table-cell office:value-type="float" office:value="63">
            <text:p>63</text:p>
          </table:table-cell>
          <table:table-cell office:value-type="string">
            <text:p>Family Domestic Violence Services <text:s/>Program Director:Kathleen Welby-MorettiPO Box 3817Kingston, NY 12402Tel: (845) 338-2370Fax: (845) 331-0526office@familydomesticviolence.orgA Program of Family of Woodstock Inc.Ten Facts about Domestic Violence A</text:p>
          </table:table-cell>
          <table:table-cell office:value-type="string">
            <text:p>http://www.familydomesticviolence.org/facts.html</text:p>
          </table:table-cell>
          <table:table-cell table:number-columns-repeated="2"/>
          <table:table-cell office:value-type="string">
            <text:p>women</text:p>
          </table:table-cell>
          <table:table-cell office:value-type="string">
            <text:p># Battering is the single largest cause of injury to women in the United States. </text:p>
          </table:table-cell>
          <table:table-cell table:number-columns-repeated="1016"/>
        </table:table-row>
        <table:table-row table:style-name="ro1">
          <table:table-cell office:value-type="string">
            <text:p>web</text:p>
          </table:table-cell>
          <table:table-cell office:value-type="float" office:value="64">
            <text:p>64</text:p>
          </table:table-cell>
          <table:table-cell office:value-type="string">
            <text:p>Family Violence Law Center</text:p>
          </table:table-cell>
          <table:table-cell office:value-type="string">
            <text:p>http://www.fvlc.org/gethelp.html</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the ages of 15 to 44 in the United States - more than automobile accidents, muggings, and cancer deaths combined.</text:p>
          </table:table-cell>
          <table:table-cell table:number-columns-repeated="1016"/>
        </table:table-row>
        <table:table-row table:style-name="ro1">
          <table:table-cell office:value-type="string">
            <text:p>web</text:p>
          </table:table-cell>
          <table:table-cell office:value-type="float" office:value="65">
            <text:p>65</text:p>
          </table:table-cell>
          <table:table-cell office:value-type="string">
            <text:p>Fathers Are Capable Too </text:p>
          </table:table-cell>
          <table:table-cell office:value-type="string">
            <text:p>http://www.fact.on.ca/Info/dom/cy970826.pdf</text:p>
          </table:table-cell>
          <table:table-cell office:value-type="float" office:value="1">
            <text:p>1</text:p>
          </table:table-cell>
          <table:table-cell/>
          <table:table-cell office:value-type="string">
            <text:p>15-44</text:p>
          </table:table-cell>
          <table:table-cell office:value-type="string">
            <text:p>battering is "the leading cause of injury to American women," or to women 15 to 44 [discusses claim, shows it's not true]</text:p>
          </table:table-cell>
          <table:table-cell table:number-columns-repeated="1016"/>
        </table:table-row>
        <table:table-row table:style-name="ro1">
          <table:table-cell office:value-type="string">
            <text:p>web</text:p>
          </table:table-cell>
          <table:table-cell office:value-type="float" office:value="66">
            <text:p>66</text:p>
          </table:table-cell>
          <table:table-cell office:value-type="string">
            <text:p>Fathers Canada 4 Justice</text:p>
          </table:table-cell>
          <table:table-cell office:value-type="string">
            <text:p>http://www.fathers.ca/the_lace_curtain.htm</text:p>
          </table:table-cell>
          <table:table-cell office:value-type="float" office:value="1">
            <text:p>1</text:p>
          </table:table-cell>
          <table:table-cell/>
          <table:table-cell office:value-type="string">
            <text:p>15-44</text:p>
          </table:table-cell>
          <table:table-cell table:style-name="ce9" office:value-type="string">
            <text:p>An article on domestic violence in a recent issue of a national parenting magazine illustrates this point perfectly. The author of the article made reference to a 1992 letter by Surgeon General Antonia Novello, and quoted her as having said that "one study found that domestic violence is the leading cause of injury of women 15-44." In an attempt to maintain the highest factual standards, most national magazines require writers to submit backup for every statistic or quote used in an article--especially one on a controversial topic. In this case, the magazine's fact-checkers routinely should have asked to see Novello's letter. Had they done so, they would have found that what Novello actually said was that "One study found violence to be... the leading cause of injury to women ages 15 through 44 years." Nowhere did she say "domestic violence," just violence. The study Novello referred to was a study of extremely poor, crime-ridden, inner-city African-American women in Philadelphia--a population not even vaguely representative of the rest of the country. In a recent phone interview, Dr. Jeane Ann Grisso, the study's lead researcher, cautioned that even if her study had concluded that domestic violence was the leading cause of injury, she would "never apply that conclusion to the total population of American women."</text:p>
          </table:table-cell>
          <table:table-cell table:number-columns-repeated="1016"/>
        </table:table-row>
        <table:table-row table:style-name="ro1">
          <table:table-cell office:value-type="string">
            <text:p>web</text:p>
          </table:table-cell>
          <table:table-cell office:value-type="float" office:value="67">
            <text:p>67</text:p>
          </table:table-cell>
          <table:table-cell office:value-type="string">
            <text:p>Feb 5, 2004 Abuse survivors find voice in Clothesline Project'Project' stars in Prevention of Relationship Violence Week </text:p>
          </table:table-cell>
          <table:table-cell office:value-type="string">
            <text:p>http://web.simmons.edu/~voice/newspage/2004-02-05_a3.html</text:p>
          </table:table-cell>
          <table:table-cell/>
          <table:table-cell office:value-type="float" office:value="1">
            <text:p>1</text:p>
          </table:table-cell>
          <table:table-cell office:value-type="string">
            <text:p>women</text:p>
          </table:table-cell>
          <table:table-cell office:value-type="string">
            <text:p>Every day, every hour, and every minute of our lives, domestic violence threatens the health of women and their children. Domestic violence is the largest cause of injury to women, surpassing muggings, rapes, and car incidents combined.</text:p>
          </table:table-cell>
          <table:table-cell table:number-columns-repeated="1016"/>
        </table:table-row>
        <table:table-row table:style-name="ro1">
          <table:table-cell office:value-type="string">
            <text:p>web</text:p>
          </table:table-cell>
          <table:table-cell office:value-type="float" office:value="68">
            <text:p>68</text:p>
          </table:table-cell>
          <table:table-cell office:value-type="string">
            <text:p>Feminist Majority Foundation's National Center for Women and Policing</text:p>
          </table:table-cell>
          <table:table-cell office:value-type="string">
            <text:p>http://www.womenandpolicing.org/chronology.asp</text:p>
          </table:table-cell>
          <table:table-cell table:number-columns-repeated="2"/>
          <table:table-cell office:value-type="string">
            <text:p>women</text:p>
          </table:table-cell>
          <table:table-cell table:style-name="ce9" office:value-type="string">
            <text:p>The National Center works to build a nationwide movement for dramatically increasing the numbers of women in all areas and levels of law enforcement as an effective strategy for reducing police brutality and improving police response to domestic violence -- which is the single largest cause of injury to women in the U.S..</text:p>
          </table:table-cell>
          <table:table-cell table:number-columns-repeated="1016"/>
        </table:table-row>
        <table:table-row table:style-name="ro1">
          <table:table-cell office:value-type="string">
            <text:p>web</text:p>
          </table:table-cell>
          <table:table-cell office:value-type="float" office:value="69">
            <text:p>69</text:p>
          </table:table-cell>
          <table:table-cell office:value-type="string">
            <text:p>Filipino American Human Services, Inc.</text:p>
          </table:table-cell>
          <table:table-cell office:value-type="string">
            <text:p>http://www.fahsi.org/stop.html#</text:p>
          </table:table-cell>
          <table:table-cell table:number-columns-repeated="2"/>
          <table:table-cell office:value-type="string">
            <text:p>15-44</text:p>
          </table:table-cell>
          <table:table-cell office:value-type="string">
            <text:p>Family violence is the leading cause of injury to women 15 to 44 years of age.</text:p>
          </table:table-cell>
          <table:table-cell table:number-columns-repeated="1016"/>
        </table:table-row>
        <table:table-row table:style-name="ro1">
          <table:table-cell office:value-type="string">
            <text:p>web</text:p>
          </table:table-cell>
          <table:table-cell office:value-type="float" office:value="70">
            <text:p>70</text:p>
          </table:table-cell>
          <table:table-cell office:value-type="string">
            <text:p>Girls Against BoysEnding bias in domestic assault lawCathy Young </text:p>
          </table:table-cell>
          <table:table-cell office:value-type="string">
            <text:p>http://www.reason.com/cy/cy072605.shtml</text:p>
          </table:table-cell>
          <table:table-cell table:number-columns-repeated="2"/>
          <table:table-cell office:value-type="string">
            <text:p>women</text:p>
          </table:table-cell>
          <table:table-cell office:value-type="string">
            <text:p>Despite its ideological origins and its reliance on inflated statistics (such as the long-debunked claim that "battering is the single largest cause of injury to women in the US"), the act has undoubtedly done some good. </text:p>
          </table:table-cell>
          <table:table-cell table:number-columns-repeated="1016"/>
        </table:table-row>
        <table:table-row table:style-name="ro1">
          <table:table-cell office:value-type="string">
            <text:p>web</text:p>
          </table:table-cell>
          <table:table-cell office:value-type="float" office:value="71">
            <text:p>71</text:p>
          </table:table-cell>
          <table:table-cell office:value-type="string">
            <text:p>Glenn Sacks column</text:p>
          </table:table-cell>
          <table:table-cell office:value-type="string">
            <text:p>http://www.glennsacks.com/eve_enslers_vDay.htm</text:p>
          </table:table-cell>
          <table:table-cell office:value-type="float" office:value="1">
            <text:p>1</text:p>
          </table:table-cell>
          <table:table-cell/>
          <table:table-cell office:value-type="string">
            <text:p>15-44</text:p>
          </table:table-cell>
          <table:table-cell office:value-type="string">
            <text:p>Falsehood #4 "Battering is the leading cause of injury to women aged 15 to 44 in the United States."</text:p>
          </table:table-cell>
          <table:table-cell table:number-columns-repeated="1016"/>
        </table:table-row>
        <table:table-row table:style-name="ro1">
          <table:table-cell office:value-type="string">
            <text:p>web</text:p>
          </table:table-cell>
          <table:table-cell office:value-type="float" office:value="72">
            <text:p>72</text:p>
          </table:table-cell>
          <table:table-cell office:value-type="string">
            <text:p>Governor Pataki Press Release</text:p>
          </table:table-cell>
          <table:table-cell office:value-type="string">
            <text:p>http://www.ny.gov/governor/press/97/oct14_97.html</text:p>
          </table:table-cell>
          <table:table-cell table:number-columns-repeated="2"/>
          <table:table-cell office:value-type="string">
            <text:p>women</text:p>
          </table:table-cell>
          <table:table-cell office:value-type="string">
            <text:p>According to the United States Surgeon General's Office, Domestic Violence is the leading cause of injury to women in the United States. </text:p>
          </table:table-cell>
          <table:table-cell table:number-columns-repeated="1016"/>
        </table:table-row>
        <table:table-row table:style-name="ro1">
          <table:table-cell office:value-type="string">
            <text:p>web</text:p>
          </table:table-cell>
          <table:table-cell office:value-type="float" office:value="73">
            <text:p>73</text:p>
          </table:table-cell>
          <table:table-cell office:value-type="string">
            <text:p>Grace Cathedral, An Episcopal Church, San Francisco; Why The Silence about Domestic Violence? April 19, 1998; Running Time: 45 minutes</text:p>
          </table:table-cell>
          <table:table-cell office:value-type="string">
            <text:p>http://www.gracecathedral.org/enrichment/forum/for_19980419.shtml</text:p>
          </table:table-cell>
          <table:table-cell table:number-columns-repeated="2"/>
          <table:table-cell office:value-type="string">
            <text:p>women</text:p>
          </table:table-cell>
          <table:table-cell table:style-name="ce9" office:value-type="string">
            <text:p>If domestic violence is the single largest cause of injury to American women, then why is it such a secret in American society? Are victims too full of shame or denial to ask for help, or are they simply afraid for their lives? What is the nature of this insidious violence, and how can we bring the horrifying nightmare to an end?</text:p>
          </table:table-cell>
          <table:table-cell table:number-columns-repeated="1016"/>
        </table:table-row>
        <table:table-row table:style-name="ro1">
          <table:table-cell office:value-type="string">
            <text:p>web</text:p>
          </table:table-cell>
          <table:table-cell office:value-type="float" office:value="74">
            <text:p>74</text:p>
          </table:table-cell>
          <table:table-cell office:value-type="string">
            <text:p>Greater Boston Legal Services <text:s/></text:p>
          </table:table-cell>
          <table:table-cell office:value-type="string">
            <text:p>http://www.communityroom.net/NPOInfo.asp?140</text:p>
          </table:table-cell>
          <table:table-cell table:number-columns-repeated="2"/>
          <table:table-cell office:value-type="string">
            <text:p>15-44</text:p>
          </table:table-cell>
          <table:table-cell office:value-type="string">
            <text:p>Because battering is the largest cause of injury to women between ages 15 and 44 in the United States, victims of domestic violence are given priority in each of our legal units.</text:p>
          </table:table-cell>
          <table:table-cell table:number-columns-repeated="1016"/>
        </table:table-row>
        <table:table-row table:style-name="ro5">
          <table:table-cell office:value-type="string">
            <text:p>web</text:p>
          </table:table-cell>
          <table:table-cell office:value-type="float" office:value="75">
            <text:p>75</text:p>
          </table:table-cell>
          <table:table-cell office:value-type="string">
            <text:p>GwinnettCourts.com is designed to be the central source of court information for the Gwinnett County judicial system. The web site is the result of a cooperative effort of all the judicial agencies serving Gwinnett County. The citizens we serve are import</text:p>
          </table:table-cell>
          <table:table-cell office:value-type="string">
            <text:p>http://www.gwinnettcourts.com/division/against.htm</text:p>
          </table:table-cell>
          <table:table-cell/>
          <table:table-cell office:value-type="float" office:value="1">
            <text:p>1</text:p>
          </table:table-cell>
          <table:table-cell office:value-type="string">
            <text:p>women</text:p>
          </table:table-cell>
          <table:table-cell office:value-type="string">
            <text:p>Battering is the single largest cause of injuries requiring medical treatment for</text:p>
            <text:p>women more common than auto accidents, muggings and rape combined.Battering is the single largest cause of injuries requiring medical treatment for</text:p>
            <text:p>women more common than auto accidents, muggings and rape combined.Battering is the single largest cause of injuries requiring medical treatment for</text:p>
            <text:p>women more common than auto accidents, muggings and rape combined.Battering is the single largest cause of injuries requiring medical treatment for</text:p>
            <text:p>women more common than auto accidents, muggings and rape combined.Battering is the single largest cause of injuries requiring medical treatment for</text:p>
            <text:p>women more common than auto accidents, muggings and rape combined.Battering is the single largest cause of injuries requiring medical treatment for</text:p>
            <text:p>women more common than auto accidents, muggings and rape combined.Battering is the single largest cause of injuries requiring medical treatment for</text:p>
            <text:p>women more common than auto accidents, muggings and rape combined.Battering is the single largest cause of injuries requiring medical treatment for</text:p>
            <text:p>women more common than auto accidents, muggings and rape combined.Battering is the single largest cause of injuries requiring medical treatment for</text:p>
            <text:p>women more common than auto accidents, muggings and rape combined.</text:p>
          </table:table-cell>
          <table:table-cell table:number-columns-repeated="1016"/>
        </table:table-row>
        <table:table-row table:style-name="ro1">
          <table:table-cell office:value-type="string">
            <text:p>web</text:p>
          </table:table-cell>
          <table:table-cell office:value-type="float" office:value="76">
            <text:p>76</text:p>
          </table:table-cell>
          <table:table-cell office:value-type="string">
            <text:p>hank you for visiting the official website of the Walnut Creek Police Department. <text:s/>The Walnut Creek Police Department is a full-service law enforcement organization, serving a city of 63,400 located in central Contra Costa County, California east of San F</text:p>
          </table:table-cell>
          <table:table-cell office:value-type="string">
            <text:p>http://www.walnutcreekpd.com/CP_DomesticViolence.html</text:p>
          </table:table-cell>
          <table:table-cell table:number-columns-repeated="2"/>
          <table:table-cell office:value-type="string">
            <text:p>15-44</text:p>
          </table:table-cell>
          <table:table-cell office:value-type="string">
            <text:p>"Domestic violence is the single largest cause of injury to women between the ages of 15 and 44 in the United States. <text:s/>Each year, between 2 to 4 million women are battered, and 2,000 of those die of their injuries."</text:p>
          </table:table-cell>
          <table:table-cell table:number-columns-repeated="1016"/>
        </table:table-row>
        <table:table-row table:style-name="ro1">
          <table:table-cell office:value-type="string">
            <text:p>web</text:p>
          </table:table-cell>
          <table:table-cell office:value-type="float" office:value="77">
            <text:p>77</text:p>
          </table:table-cell>
          <table:table-cell office:value-type="string">
            <text:p>Hate Violence by <text:s/>Carole Sheffield1992</text:p>
          </table:table-cell>
          <table:table-cell office:value-type="string">
            <text:p>http://spot.pcc.edu/~rwolf/sheffield.html</text:p>
          </table:table-cell>
          <table:table-cell table:number-columns-repeated="2"/>
          <table:table-cell office:value-type="string">
            <text:p>women</text:p>
          </table:table-cell>
          <table:table-cell office:value-type="string">
            <text:p>Domestic violence is the single largest cause of injury to women in the U.S.; 22-35 percent of emergency room visits by women are for injuries caused by battering (Warshaw 1989, pp. 506-507).</text:p>
          </table:table-cell>
          <table:table-cell table:number-columns-repeated="1016"/>
        </table:table-row>
        <table:table-row table:style-name="ro1">
          <table:table-cell office:value-type="string">
            <text:p>web</text:p>
          </table:table-cell>
          <table:table-cell office:value-type="float" office:value="78">
            <text:p>78</text:p>
          </table:table-cell>
          <table:table-cell office:value-type="string">
            <text:p>Healthtouch Online®. All Rights Reserved.Leader Drug Stores</text:p>
          </table:table-cell>
          <table:table-cell office:value-type="string">
            <text:p>http://www.healthtouch.com/bin/EContent_HT/hdShowLfts.asp?lftname=NCADV001&amp;cid=L</text:p>
          </table:table-cell>
          <table:table-cell/>
          <table:table-cell office:value-type="float" office:value="1">
            <text:p>1</text:p>
          </table:table-cell>
          <table:table-cell office:value-type="string">
            <text:p>women</text:p>
          </table:table-cell>
          <table:table-cell office:value-type="string">
            <text:p>Battering is the single largest cause of injury to women in the United States -- over mugging, automobile accidents and rape, combined.</text:p>
          </table:table-cell>
          <table:table-cell table:number-columns-repeated="1016"/>
        </table:table-row>
        <table:table-row table:style-name="ro1">
          <table:table-cell office:value-type="string">
            <text:p>web</text:p>
          </table:table-cell>
          <table:table-cell office:value-type="float" office:value="79">
            <text:p>79</text:p>
          </table:table-cell>
          <table:table-cell office:value-type="string">
            <text:p>Hi! My name is Janna and I am a third year student at UC Santa Cruz. I am a Community Studies Major and hoping to also minor in Biology. As a <text:s/>Community Studies <text:s/>Major my primary focus is social change. I have grown a great interest in Women's Health, par</text:p>
          </table:table-cell>
          <table:table-cell office:value-type="string">
            <text:p>http://people.ucsc.edu/~janna329/BWS.html</text:p>
          </table:table-cell>
          <table:table-cell table:number-columns-repeated="2"/>
          <table:table-cell office:value-type="string">
            <text:p>women</text:p>
          </table:table-cell>
          <table:table-cell office:value-type="string">
            <text:p>The Surgeon General reported that for at least 10 years, battering is the single largest cause of injury to U.S. women!</text:p>
          </table:table-cell>
          <table:table-cell table:number-columns-repeated="1016"/>
        </table:table-row>
        <table:table-row table:style-name="ro1">
          <table:table-cell office:value-type="string">
            <text:p>web</text:p>
          </table:table-cell>
          <table:table-cell office:value-type="float" office:value="80">
            <text:p>80</text:p>
          </table:table-cell>
          <table:table-cell office:value-type="string">
            <text:p>Hidden Holocaust, USAFrom Dirty Truths by Michael Parenti</text:p>
          </table:table-cell>
          <table:table-cell office:value-type="string">
            <text:p>http://www.michaelparenti.org/HiddenHolocaust.html</text:p>
          </table:table-cell>
          <table:table-cell table:number-columns-repeated="2"/>
          <table:table-cell office:value-type="string">
            <text:p>women</text:p>
          </table:table-cell>
          <table:table-cell office:value-type="string">
            <text:p><text:s/>Domestic violence is the single largest cause of injury and second largest cause of death to U.S. women.</text:p>
          </table:table-cell>
          <table:table-cell table:number-columns-repeated="1016"/>
        </table:table-row>
        <table:table-row table:style-name="ro1">
          <table:table-cell office:value-type="string">
            <text:p>web</text:p>
          </table:table-cell>
          <table:table-cell office:value-type="float" office:value="81">
            <text:p>81</text:p>
          </table:table-cell>
          <table:table-cell office:value-type="string">
            <text:p>House of Ruth</text:p>
          </table:table-cell>
          <table:table-cell office:value-type="string">
            <text:p>http://www.houseofruthinc.org/index.cfm/fuseaction/Violence.Facts</text:p>
          </table:table-cell>
          <table:table-cell table:number-columns-repeated="2"/>
          <table:table-cell office:value-type="string">
            <text:p>15-44</text:p>
          </table:table-cell>
          <table:table-cell office:value-type="string">
            <text:p>Domestic violence is the leading cause of injury to women ages 15-44. </text:p>
          </table:table-cell>
          <table:table-cell table:number-columns-repeated="1016"/>
        </table:table-row>
        <table:table-row table:style-name="ro1">
          <table:table-cell office:value-type="string">
            <text:p>web</text:p>
          </table:table-cell>
          <table:table-cell office:value-type="float" office:value="82">
            <text:p>82</text:p>
          </table:table-cell>
          <table:table-cell/>
          <table:table-cell office:value-type="string">
            <text:p>http://www.subr.edu/academic/womensinitiative/lanternproject.htm</text:p>
          </table:table-cell>
          <table:table-cell table:number-columns-repeated="2"/>
          <table:table-cell office:value-type="string">
            <text:p>15-44</text:p>
          </table:table-cell>
          <table:table-cell office:value-type="string">
            <text:p>Domestic violence against women is an American epidemic. It is the leading cause of injury to women ages 15 - 44 in the United States. </text:p>
          </table:table-cell>
          <table:table-cell table:number-columns-repeated="1016"/>
        </table:table-row>
        <table:table-row table:style-name="ro1">
          <table:table-cell office:value-type="string">
            <text:p>web</text:p>
          </table:table-cell>
          <table:table-cell office:value-type="float" office:value="83">
            <text:p>83</text:p>
          </table:table-cell>
          <table:table-cell office:value-type="string">
            <text:p>Illinois Dept. of Public Health, Women's Health</text:p>
          </table:table-cell>
          <table:table-cell office:value-type="string">
            <text:p>http://www.idph.state.il.us/about/womenshealth/factsheets/viol.htm</text:p>
          </table:table-cell>
          <table:table-cell table:number-columns-repeated="2"/>
          <table:table-cell office:value-type="string">
            <text:p>women</text:p>
          </table:table-cell>
          <table:table-cell office:value-type="string">
            <text:p>Physical assault by someone known to the victim is a leading cause of injury to women. </text:p>
          </table:table-cell>
          <table:table-cell table:number-columns-repeated="1016"/>
        </table:table-row>
        <table:table-row table:style-name="ro1">
          <table:table-cell office:value-type="string">
            <text:p>web</text:p>
          </table:table-cell>
          <table:table-cell office:value-type="float" office:value="84">
            <text:p>84</text:p>
          </table:table-cell>
          <table:table-cell office:value-type="string">
            <text:p>Illinois Dept. of Public Health; Women's Health</text:p>
          </table:table-cell>
          <table:table-cell office:value-type="string">
            <text:p>http://www.idph.state.il.us/about/womenshealth/factsheets/dv.htm</text:p>
          </table:table-cell>
          <table:table-cell table:number-columns-repeated="2"/>
          <table:table-cell office:value-type="string">
            <text:p>women</text:p>
          </table:table-cell>
          <table:table-cell office:value-type="string">
            <text:p>Besides being the leading cause of injury to women in the United States, it is an issue of increasing concern because of its negative effect on all family members, especially children.</text:p>
          </table:table-cell>
          <table:table-cell table:number-columns-repeated="1016"/>
        </table:table-row>
        <table:table-row table:style-name="ro1">
          <table:table-cell office:value-type="string">
            <text:p>web</text:p>
          </table:table-cell>
          <table:table-cell office:value-type="float" office:value="85">
            <text:p>85</text:p>
          </table:table-cell>
          <table:table-cell office:value-type="string">
            <text:p>InformOz - Citizen FuturesStop Sexual and Domestic Violence</text:p>
          </table:table-cell>
          <table:table-cell office:value-type="string">
            <text:p>http://www.isis.aust.com/domviolence/webresourses.htm</text:p>
          </table:table-cell>
          <table:table-cell table:number-columns-repeated="2"/>
          <table:table-cell office:value-type="string">
            <text:p>women</text:p>
          </table:table-cell>
          <table:table-cell office:value-type="string">
            <text:p>Domestic Violence... ". . . is a serious and pervasive problem in our culture. In fact,abuse is the single largest cause of injury to women."…</text:p>
          </table:table-cell>
          <table:table-cell table:number-columns-repeated="1016"/>
        </table:table-row>
        <table:table-row table:style-name="ro1">
          <table:table-cell office:value-type="string">
            <text:p>web</text:p>
          </table:table-cell>
          <table:table-cell office:value-type="float" office:value="86">
            <text:p>86</text:p>
          </table:table-cell>
          <table:table-cell office:value-type="string">
            <text:p>Institute for Development Training</text:p>
          </table:table-cell>
          <table:table-cell office:value-type="string">
            <text:p>http://www.eurowrc.org/06.contributions/1.contrib_en/27.contrib.en.htm</text:p>
          </table:table-cell>
          <table:table-cell table:number-columns-repeated="2"/>
          <table:table-cell office:value-type="string">
            <text:p>women</text:p>
          </table:table-cell>
          <table:table-cell office:value-type="string">
            <text:p>According to former U.S. Surgeon General C. Everett Koop, domestic violence is a leading cause of injury to women.</text:p>
          </table:table-cell>
          <table:table-cell table:number-columns-repeated="1016"/>
        </table:table-row>
        <table:table-row table:style-name="ro1">
          <table:table-cell office:value-type="string">
            <text:p>web</text:p>
          </table:table-cell>
          <table:table-cell office:value-type="float" office:value="87">
            <text:p>87</text:p>
          </table:table-cell>
          <table:table-cell office:value-type="string">
            <text:p>International Men's Network</text:p>
          </table:table-cell>
          <table:table-cell office:value-type="string">
            <text:p>http://www.mens-network.org/leadinginjury.html</text:p>
          </table:table-cell>
          <table:table-cell table:number-columns-repeated="2" office:value-type="float" office:value="1">
            <text:p>1</text:p>
          </table:table-cell>
          <table:table-cell office:value-type="string">
            <text:p>15-44</text:p>
          </table:table-cell>
          <table:table-cell office:value-type="string">
            <text:p>Domestic violence is the leading cause of injury to women between ages 15 and 44 in the United States - more than car accidents, muggings, and rapes combined. &lt;p&gt; This statement is false.</text:p>
          </table:table-cell>
          <table:table-cell table:number-columns-repeated="1016"/>
        </table:table-row>
        <table:table-row table:style-name="ro6">
          <table:table-cell office:value-type="string">
            <text:p>web</text:p>
          </table:table-cell>
          <table:table-cell office:value-type="float" office:value="88">
            <text:p>88</text:p>
          </table:table-cell>
          <table:table-cell office:value-type="string">
            <text:p>Is Your Man Capable of Domestic Violence?Friday, November 15, 2002By: DeNita S.B. Morris</text:p>
          </table:table-cell>
          <table:table-cell office:value-type="string">
            <text:p>http://www.blackwomenshealth.org/site/News2?id=5435</text:p>
          </table:table-cell>
          <table:table-cell table:number-columns-repeated="2"/>
          <table:table-cell office:value-type="string">
            <text:p>15-44</text:p>
          </table:table-cell>
          <table:table-cell office:value-type="string">
            <text:p># Domestic violence is the single largest cause of injury to women between the ages of 15 and 44 in the United States.</text:p>
            <text:p>(Domestic Violence Fact Sheet by the American College of Emergency Physicians) # Domestic violence is the single largest cause of injury to women between the ages of 15 and 44 in the United States.</text:p>
            <text:p>(Domestic Violence Fact Sheet by the American College of Emergency Physicians) # Domestic violence is the single largest cause of injury to women between the ages of 15 and 44 in the United States.</text:p>
            <text:p>(Domestic Violence Fact Sheet by the American College of Emergency Physicians) # Domestic violence is the single largest cause of injury to women between the ages of 15 and 44 in the United States.</text:p>
            <text:p>(Domestic Violence Fact Sheet by the American College of Emergency Physicians) # Domestic violence is the single largest cause of injury to women between the ages of 15 and 44 in the United States.</text:p>
            <text:p>(Domestic Violence Fact Sheet by the American College of Emergency Physicians) # Domestic violence is the single largest cause of injury to women between the ages of 15 and 44 in the United States.</text:p>
            <text:p>(Domestic Violence Fact Sheet by the American College of Emergency Physicians) # Domestic violence is the single largest cause of injury to women between the ages of 15 and 44 in the United States.</text:p>
            <text:p>(Domestic Violence Fact Sheet by the American College of Emergency Physicians) # Domestic violence is the single largest cause of injury to women between the ages of 15 and 44 in the United States.</text:p>
            <text:p>(Domestic Violence Fact Sheet by the American College of Emergency Physicians) </text:p>
          </table:table-cell>
          <table:table-cell table:number-columns-repeated="1016"/>
        </table:table-row>
        <table:table-row table:style-name="ro1">
          <table:table-cell office:value-type="string">
            <text:p>web</text:p>
          </table:table-cell>
          <table:table-cell office:value-type="float" office:value="89">
            <text:p>89</text:p>
          </table:table-cell>
          <table:table-cell office:value-type="string">
            <text:p>Islam &amp; Domestic Violence in the West</text:p>
          </table:table-cell>
          <table:table-cell office:value-type="string">
            <text:p>http://www.themodernreligion.com/women/w_violence.htm</text:p>
          </table:table-cell>
          <table:table-cell table:number-columns-repeated="2"/>
          <table:table-cell office:value-type="string">
            <text:p>15-44</text:p>
          </table:table-cell>
          <table:table-cell office:value-type="string">
            <text:p>Battering is the leading cause of injury to women between the ages of 15-44.</text:p>
          </table:table-cell>
          <table:table-cell table:number-columns-repeated="1016"/>
        </table:table-row>
        <table:table-row table:style-name="ro1">
          <table:table-cell office:value-type="string">
            <text:p>web</text:p>
          </table:table-cell>
          <table:table-cell office:value-type="float" office:value="90">
            <text:p>90</text:p>
          </table:table-cell>
          <table:table-cell office:value-type="string">
            <text:p>Jane Doe Inc.</text:p>
          </table:table-cell>
          <table:table-cell office:value-type="string">
            <text:p>http://www.janedoe.org/involved/involved_awareness.htm</text:p>
          </table:table-cell>
          <table:table-cell table:number-columns-repeated="2"/>
          <table:table-cell office:value-type="string">
            <text:p>women</text:p>
          </table:table-cell>
          <table:table-cell office:value-type="string">
            <text:p>Hospitals emergency rooms report domestic violence as the leading cause of injury to women</text:p>
          </table:table-cell>
          <table:table-cell table:number-columns-repeated="1016"/>
        </table:table-row>
        <table:table-row table:style-name="ro1">
          <table:table-cell office:value-type="string">
            <text:p>web</text:p>
          </table:table-cell>
          <table:table-cell office:value-type="float" office:value="91">
            <text:p>91</text:p>
          </table:table-cell>
          <table:table-cell office:value-type="string">
            <text:p>Jehovah's Witness Watchtower Society</text:p>
          </table:table-cell>
          <table:table-cell office:value-type="string">
            <text:p>http://www.watchtower.org/library/w/1998/11/1/article_01.htm</text:p>
          </table:table-cell>
          <table:table-cell table:number-columns-repeated="2"/>
          <table:table-cell office:value-type="string">
            <text:p>15-44</text:p>
          </table:table-cell>
          <table:table-cell office:value-type="string">
            <text:p>According to World Health magazine, "wife abuse is the leading cause of injury among women of reproductive age" in the United States.</text:p>
          </table:table-cell>
          <table:table-cell table:number-columns-repeated="1016"/>
        </table:table-row>
        <table:table-row table:style-name="ro1">
          <table:table-cell office:value-type="string">
            <text:p>web</text:p>
          </table:table-cell>
          <table:table-cell office:value-type="float" office:value="92">
            <text:p>92</text:p>
          </table:table-cell>
          <table:table-cell office:value-type="string">
            <text:p>Jill Evans MEP ArticlesOctober 10th 2000: ADHIKAR Conference on Domestic Violence, London </text:p>
          </table:table-cell>
          <table:table-cell office:value-type="string">
            <text:p>http://www.jillevans.net/sp001030.html</text:p>
          </table:table-cell>
          <table:table-cell/>
          <table:table-cell office:value-type="float" office:value="1">
            <text:p>1</text:p>
          </table:table-cell>
          <table:table-cell office:value-type="string">
            <text:p>women</text:p>
          </table:table-cell>
          <table:table-cell office:value-type="string">
            <text:p>Violence by male partners is the single largest cause of injury to women - more than muggings and car accidents combined. Yet violence against women has remained largely unreported. </text:p>
          </table:table-cell>
          <table:table-cell table:number-columns-repeated="1016"/>
        </table:table-row>
        <table:table-row table:style-name="ro1">
          <table:table-cell office:value-type="string">
            <text:p>web</text:p>
          </table:table-cell>
          <table:table-cell office:value-type="float" office:value="93">
            <text:p>93</text:p>
          </table:table-cell>
          <table:table-cell office:value-type="string">
            <text:p>John M. Grohol's Psych Central</text:p>
          </table:table-cell>
          <table:table-cell office:value-type="string">
            <text:p>http://psychcentral.com/library/domestic_violence.htm</text:p>
          </table:table-cell>
          <table:table-cell/>
          <table:table-cell office:value-type="float" office:value="1">
            <text:p>1</text:p>
          </table:table-cell>
          <table:table-cell office:value-type="string">
            <text:p>women</text:p>
          </table:table-cell>
          <table:table-cell office:value-type="string">
            <text:p>Domestic violence is the leading cause of injury to U.S. women -- more than muggings, rape and auto accidents combined. </text:p>
          </table:table-cell>
          <table:table-cell table:number-columns-repeated="1016"/>
        </table:table-row>
        <table:table-row table:style-name="ro1">
          <table:table-cell office:value-type="string">
            <text:p>web</text:p>
          </table:table-cell>
          <table:table-cell office:value-type="float" office:value="94">
            <text:p>94</text:p>
          </table:table-cell>
          <table:table-cell office:value-type="string">
            <text:p>MassNews.com</text:p>
          </table:table-cell>
          <table:table-cell office:value-type="string">
            <text:p>http://www.massnews.com/2004_editions/11_nov/111204_domestic_violence_distortions.htm</text:p>
          </table:table-cell>
          <table:table-cell office:value-type="float" office:value="1">
            <text:p>1</text:p>
          </table:table-cell>
          <table:table-cell/>
          <table:table-cell office:value-type="string">
            <text:p>women</text:p>
          </table:table-cell>
          <table:table-cell table:style-name="ce9" office:value-type="string">
            <text:p>Radio stations are currently broadcasting a public service announcement from SAFE, a national battered women’s organization, reminding us that “domestic violence is the leading cause of injury for women in the United States.” &lt;p&gt;Once again the “truth squad” has to answer the bell with the real facts. Far from being the leading cause of injury to women, domestic violence accounts for somewhat less than 2 percent of all women’s injuries. Data on injury rates of women is freely available from the CDC’s National Electronic Injury Surveillance System (NEISS) which tracks a representative sample of hospitals nationwide.</text:p>
          </table:table-cell>
          <table:table-cell table:number-columns-repeated="1016"/>
        </table:table-row>
        <table:table-row table:style-name="ro1">
          <table:table-cell office:value-type="string">
            <text:p>web</text:p>
          </table:table-cell>
          <table:table-cell office:value-type="float" office:value="95">
            <text:p>95</text:p>
          </table:table-cell>
          <table:table-cell office:value-type="string">
            <text:p>Menstuff, The National Men's Resource Center</text:p>
          </table:table-cell>
          <table:table-cell office:value-type="string">
            <text:p>http://www.menstuff.org/issues/byissue/womensfreedomdv.html</text:p>
          </table:table-cell>
          <table:table-cell table:number-columns-repeated="2" office:value-type="float" office:value="1">
            <text:p>1</text:p>
          </table:table-cell>
          <table:table-cell office:value-type="string">
            <text:p>15-44</text:p>
          </table:table-cell>
          <table:table-cell table:style-name="ce9" office:value-type="string">
            <text:p>battering is "the leading cause of injury to American women," or to women 15 to 44; domestic abuse causes more injuries to women than rape, auto accidents, and muggings combined. &lt;p&gt;These claims have been repeated by major news organizations including Newsweek, Time, The Washington Post, and The Atlanta Journal-Constitution. They have been cited by the American Medical Association and by the Department of Health and Human Services, by the Senate Judiciary Committee, and by President Clinton. &lt;p&gt; The new Justice Department numbers show that ALL violence is responsible for about 3% of women's INJURY-RELATED visits to emergency rooms, and domestic violence for about 1%. Since fewer than a third of women's emergency-room visits are injury-related, this means that domestic violence accounts for fewer than 0.3% of these visits. While it is possible that some domestic violence cases were not identified in the study, it is noteworthy that its estimates include not only positively established but probable cases of violence from injuries.</text:p>
          </table:table-cell>
          <table:table-cell table:number-columns-repeated="1016"/>
        </table:table-row>
        <table:table-row table:style-name="ro1">
          <table:table-cell office:value-type="string">
            <text:p>web</text:p>
          </table:table-cell>
          <table:table-cell office:value-type="float" office:value="96">
            <text:p>96</text:p>
          </table:table-cell>
          <table:table-cell office:value-type="string">
            <text:p>Menweb</text:p>
          </table:table-cell>
          <table:table-cell office:value-type="string">
            <text:p>http://www.batteredmen.com/</text:p>
          </table:table-cell>
          <table:table-cell table:number-columns-repeated="2" office:value-type="float" office:value="1">
            <text:p>1</text:p>
          </table:table-cell>
          <table:table-cell office:value-type="string">
            <text:p>women</text:p>
          </table:table-cell>
          <table:table-cell office:value-type="string">
            <text:p>Data from NIJ, CDC refute myths that DV is leading cause of injury to women or causes more injuries than rape, auto accidents, and muggings combined. More than twice as many women visit ERs due to being injured by an animal than by a male partner.</text:p>
          </table:table-cell>
          <table:table-cell table:number-columns-repeated="1016"/>
        </table:table-row>
        <table:table-row table:style-name="ro1">
          <table:table-cell office:value-type="string">
            <text:p>web</text:p>
          </table:table-cell>
          <table:table-cell office:value-type="float" office:value="97">
            <text:p>97</text:p>
          </table:table-cell>
          <table:table-cell office:value-type="string">
            <text:p>Milwaukee_County/District_Attorney</text:p>
          </table:table-cell>
          <table:table-cell office:value-type="string">
            <text:p>http://www.county.milwaukee.gov/display/displayFile.asp?docid=7715&amp;filename=/Public/Milwaukee_County/District_Attorney/domestic_violence1.pdf</text:p>
          </table:table-cell>
          <table:table-cell/>
          <table:table-cell office:value-type="float" office:value="1">
            <text:p>1</text:p>
          </table:table-cell>
          <table:table-cell office:value-type="string">
            <text:p>15-44</text:p>
          </table:table-cell>
          <table:table-cell office:value-type="string">
            <text:p>Domestic violence is the leading cause of injury for women age 15 to 44. <text:s/>More women are injured from domestic violence than rape, muggings and auto crashes combined.</text:p>
          </table:table-cell>
          <table:table-cell table:number-columns-repeated="1016"/>
        </table:table-row>
        <table:table-row table:style-name="ro1">
          <table:table-cell office:value-type="string">
            <text:p>web</text:p>
          </table:table-cell>
          <table:table-cell office:value-type="float" office:value="98">
            <text:p>98</text:p>
          </table:table-cell>
          <table:table-cell office:value-type="string">
            <text:p>Minnesota Center Against Violence and Abuse</text:p>
          </table:table-cell>
          <table:table-cell office:value-type="string">
            <text:p>http://www.mincava.umn.edu/documents/factoid/factoid.html</text:p>
          </table:table-cell>
          <table:table-cell table:number-columns-repeated="2" office:value-type="float" office:value="1">
            <text:p>1</text:p>
          </table:table-cell>
          <table:table-cell office:value-type="string">
            <text:p>15-44</text:p>
          </table:table-cell>
          <table:table-cell table:style-name="ce9" office:value-type="string">
            <text:p>Domestic Violence is the Leading Cause of Injury to Women Between the Ages of 15 and 44 in the United States - More Than Car Accidents, Muggings, and Rapes Combined. <text:s/>&lt;p&gt; This factoid has been attributed to both Surgeon General Antonia Novello and the Centers for Disease Control. The actual primary source of this "fact" is research by Evan Stark and Ann Flitcraft. It was probably Stark and Flitcraft who supplied the fact to CDC, who then included it in material supplied to the Surgeon General. Unfortunately, as good a sound bite as this is, it is simply not true. The original source of this statement goes back to two papers by Stark and Flitcraft. First, the actual research the "fact" is based on is a rather small survey of one emergency room. Second, in the original articles, they said that domestic violence may (emphasis added) be a more common cause of emergency room visits than car accidents, muggings, and rapes combined. &lt;p&gt;Linda Saltzman from the Centers for Disease Control tells all journalists who call to check this fact that the CDC does not recognize this as either their fact or a reputable fact.</text:p>
          </table:table-cell>
          <table:table-cell table:number-columns-repeated="1016"/>
        </table:table-row>
        <table:table-row table:style-name="ro1">
          <table:table-cell office:value-type="string">
            <text:p>web</text:p>
          </table:table-cell>
          <table:table-cell office:value-type="float" office:value="99">
            <text:p>99</text:p>
          </table:table-cell>
          <table:table-cell office:value-type="string">
            <text:p>Missouri Dept. of Health and Senior Services</text:p>
          </table:table-cell>
          <table:table-cell office:value-type="string">
            <text:p>http://www.dhss.mo.gov/ViolenceAgainstWomen/</text:p>
          </table:table-cell>
          <table:table-cell table:number-columns-repeated="2"/>
          <table:table-cell office:value-type="string">
            <text:p>15-54</text:p>
          </table:table-cell>
          <table:table-cell office:value-type="string">
            <text:p>As the leading cause of injury for American women between the ages of 15 and 54 years, violence is an ominous public health problem in this country.</text:p>
          </table:table-cell>
          <table:table-cell table:number-columns-repeated="1016"/>
        </table:table-row>
        <table:table-row table:style-name="ro1">
          <table:table-cell office:value-type="string">
            <text:p>web</text:p>
          </table:table-cell>
          <table:table-cell office:value-type="float" office:value="100">
            <text:p>100</text:p>
          </table:table-cell>
          <table:table-cell office:value-type="string">
            <text:p>Missouri Foundation for Health</text:p>
          </table:table-cell>
          <table:table-cell office:value-type="string">
            <text:p>http://www.mffh.org/domesticviolencelinks.php</text:p>
          </table:table-cell>
          <table:table-cell table:number-columns-repeated="2"/>
          <table:table-cell office:value-type="string">
            <text:p>15-54</text:p>
          </table:table-cell>
          <table:table-cell office:value-type="string">
            <text:p>As the leading cause of injury for American women between the ages of 15 and 54 years, violence is an ominous public health problem in this country.</text:p>
          </table:table-cell>
          <table:table-cell table:number-columns-repeated="1016"/>
        </table:table-row>
        <table:table-row table:style-name="ro1">
          <table:table-cell office:value-type="string">
            <text:p>web</text:p>
          </table:table-cell>
          <table:table-cell office:value-type="float" office:value="101">
            <text:p>101</text:p>
          </table:table-cell>
          <table:table-cell office:value-type="string">
            <text:p>National Assocation School Resource Officers</text:p>
          </table:table-cell>
          <table:table-cell office:value-type="string">
            <text:p>http://www.nasro.org/lessons/domesticviolencestofer.doc</text:p>
          </table:table-cell>
          <table:table-cell table:number-columns-repeated="2"/>
          <table:table-cell office:value-type="string">
            <text:p>15-44</text:p>
          </table:table-cell>
          <table:table-cell office:value-type="string">
            <text:p>In 1992, the U.S. Surgeon General ranked abuse by husbands and partners as the leading cause of injury to women aged 15 – 44.</text:p>
          </table:table-cell>
          <table:table-cell table:number-columns-repeated="1016"/>
        </table:table-row>
        <table:table-row table:style-name="ro1">
          <table:table-cell office:value-type="string">
            <text:p>web</text:p>
          </table:table-cell>
          <table:table-cell office:value-type="float" office:value="102">
            <text:p>102</text:p>
          </table:table-cell>
          <table:table-cell office:value-type="string">
            <text:p>National Coalition of Free Men</text:p>
          </table:table-cell>
          <table:table-cell office:value-type="string">
            <text:p>http://www.ncfm.org/RHUGHES.HTM</text:p>
          </table:table-cell>
          <table:table-cell office:value-type="float" office:value="1">
            <text:p>1</text:p>
          </table:table-cell>
          <table:table-cell/>
          <table:table-cell office:value-type="string">
            <text:p>15-44</text:p>
          </table:table-cell>
          <table:table-cell table:style-name="ce9" office:value-type="string">
            <text:p>And when you hear advocates claim that domestic violence nationwide is the "leading cause of injury to women age 14 to 44," why is it that according to the U.S. Center for Disease Control, April, 1997, women were more dangerous to themselves than in danger from another--4.6% of all admissions were for overexertion or "strenuous movements," only 4.1% hospital visits by women were from all intentional assaults/homicides.</text:p>
          </table:table-cell>
          <table:table-cell table:number-columns-repeated="1016"/>
        </table:table-row>
        <table:table-row table:style-name="ro1">
          <table:table-cell office:value-type="string">
            <text:p>web</text:p>
          </table:table-cell>
          <table:table-cell office:value-type="float" office:value="103">
            <text:p>103</text:p>
          </table:table-cell>
          <table:table-cell office:value-type="string">
            <text:p>National Women's Health Information Center is Sponsored by the Office on Women's Health in the U.S. Department of Health and Human Services</text:p>
          </table:table-cell>
          <table:table-cell office:value-type="string">
            <text:p>http://www.4woman.gov/minority/violence.htm</text:p>
          </table:table-cell>
          <table:table-cell table:number-columns-repeated="2"/>
          <table:table-cell office:value-type="string">
            <text:p>15-54</text:p>
          </table:table-cell>
          <table:table-cell office:value-type="string">
            <text:p>Violence against women affects all racial, cultural, and economic backgrounds. It is a leading cause of injury for American women between the ages of 15 and 54, but it can happen at any age. </text:p>
          </table:table-cell>
          <table:table-cell table:number-columns-repeated="1016"/>
        </table:table-row>
        <table:table-row table:style-name="ro1">
          <table:table-cell office:value-type="string">
            <text:p>web</text:p>
          </table:table-cell>
          <table:table-cell office:value-type="float" office:value="104">
            <text:p>104</text:p>
          </table:table-cell>
          <table:table-cell office:value-type="string">
            <text:p>New Horizons Crisis Center <text:s text:c="2"/>is a non-profit organization that provides resources for victims of domestic violence and sexual assault. <text:s/>This includes shelter services, emergency counseling and referrals to appropriate agencies; assisting families with pro</text:p>
          </table:table-cell>
          <table:table-cell office:value-type="string">
            <text:p>http://www.newhorizonscrisiscenter.com/Newspaper_Articles_Folder/text/newspaper_article__may_30_2001.htm</text:p>
          </table:table-cell>
          <table:table-cell/>
          <table:table-cell office:value-type="float" office:value="1">
            <text:p>1</text:p>
          </table:table-cell>
          <table:table-cell office:value-type="string">
            <text:p>women</text:p>
          </table:table-cell>
          <table:table-cell office:value-type="string">
            <text:p>Domestic violence is the most under-reported crime in the United States. It is the single largest cause of injury to women in the United States—more significant that auto accidents, rapes, and muggings combined.</text:p>
          </table:table-cell>
          <table:table-cell table:number-columns-repeated="1016"/>
        </table:table-row>
        <table:table-row table:style-name="ro1">
          <table:table-cell office:value-type="string">
            <text:p>web</text:p>
          </table:table-cell>
          <table:table-cell office:value-type="float" office:value="105">
            <text:p>105</text:p>
          </table:table-cell>
          <table:table-cell office:value-type="string">
            <text:p>New Internationalist Issue 270</text:p>
          </table:table-cell>
          <table:table-cell office:value-type="string">
            <text:p>http://www.newint.org/issue270/270facts.html</text:p>
          </table:table-cell>
          <table:table-cell table:number-columns-repeated="2"/>
          <table:table-cell office:value-type="string">
            <text:p>15-44</text:p>
          </table:table-cell>
          <table:table-cell office:value-type="string">
            <text:p>Domestic violence is the leading cause of injury among women of reproductive age - between 22% and 35% of women who visit emergency rooms are there for that reason.</text:p>
          </table:table-cell>
          <table:table-cell table:number-columns-repeated="1016"/>
        </table:table-row>
        <table:table-row table:style-name="ro1">
          <table:table-cell office:value-type="string">
            <text:p>web</text:p>
          </table:table-cell>
          <table:table-cell office:value-type="float" office:value="106">
            <text:p>106</text:p>
          </table:table-cell>
          <table:table-cell office:value-type="string">
            <text:p>Not the "F" WordTrish Wilson </text:p>
          </table:table-cell>
          <table:table-cell office:value-type="string">
            <text:p>http://www.feminista.com/archives/v1n9/fword.html</text:p>
          </table:table-cell>
          <table:table-cell office:value-type="float" office:value="1">
            <text:p>1</text:p>
          </table:table-cell>
          <table:table-cell/>
          <table:table-cell office:value-type="string">
            <text:p>women</text:p>
          </table:table-cell>
          <table:table-cell table:style-name="ce9" office:value-type="string">
            <text:p>The FAQ derides feminists by claiming they believe the single largest cause of injury to a woman in the U.S. is domestic violence. The purpose of this statement is to minimize the debilitating effects of the widespread abuse of women. However, feminists have never said that domestic violence is the largest cause of injury to U. S. women. The largest cause of INTERPERSONAL INJURY to women who visit hospital emergency rooms is committed by an intimate partner, most often a husband, boyfriend, or former partner. This is much different than the original claim. </text:p>
          </table:table-cell>
          <table:table-cell table:number-columns-repeated="1016"/>
        </table:table-row>
        <table:table-row table:style-name="ro1">
          <table:table-cell office:value-type="string">
            <text:p>web</text:p>
          </table:table-cell>
          <table:table-cell office:value-type="float" office:value="107">
            <text:p>107</text:p>
          </table:table-cell>
          <table:table-cell office:value-type="string">
            <text:p>Nursing Network on Violence Against Women</text:p>
          </table:table-cell>
          <table:table-cell office:value-type="string">
            <text:p>http://www.nnvawi.org/conferences_last.htm</text:p>
          </table:table-cell>
          <table:table-cell table:number-columns-repeated="2"/>
          <table:table-cell office:value-type="string">
            <text:p>women</text:p>
          </table:table-cell>
          <table:table-cell office:value-type="string">
            <text:p>Domestic violence in the lives of women and children was addressed as a public health problem and a leading cause of injury and death for American women and for women worldwide. </text:p>
          </table:table-cell>
          <table:table-cell table:number-columns-repeated="1016"/>
        </table:table-row>
        <table:table-row table:style-name="ro1">
          <table:table-cell office:value-type="string">
            <text:p>web</text:p>
          </table:table-cell>
          <table:table-cell office:value-type="float" office:value="108">
            <text:p>108</text:p>
          </table:table-cell>
          <table:table-cell office:value-type="string">
            <text:p>NYS Nursing Association</text:p>
          </table:table-cell>
          <table:table-cell office:value-type="string">
            <text:p>http://www.nysna.org/programs/nai/practice/positions/position33.htm</text:p>
          </table:table-cell>
          <table:table-cell/>
          <table:table-cell office:value-type="float" office:value="1">
            <text:p>1</text:p>
          </table:table-cell>
          <table:table-cell office:value-type="string">
            <text:p>women</text:p>
          </table:table-cell>
          <table:table-cell office:value-type="string">
            <text:p>Domestic violence is the leading cause of injuries in women, greater than muggings, stranger rape and car accidents combined (Massington, 2004, p.1).</text:p>
          </table:table-cell>
          <table:table-cell table:number-columns-repeated="1016"/>
        </table:table-row>
        <table:table-row table:style-name="ro1">
          <table:table-cell office:value-type="string">
            <text:p>web</text:p>
          </table:table-cell>
          <table:table-cell office:value-type="float" office:value="109">
            <text:p>109</text:p>
          </table:table-cell>
          <table:table-cell office:value-type="string">
            <text:p>October is Domestic Violence Awareness MonthViolence Against Women Act set to expire</text:p>
          </table:table-cell>
          <table:table-cell office:value-type="string">
            <text:p>http://www.episcopalchurch.org/3577_68234_ENG_HTM.htm</text:p>
          </table:table-cell>
          <table:table-cell/>
          <table:table-cell office:value-type="float" office:value="1">
            <text:p>1</text:p>
          </table:table-cell>
          <table:table-cell office:value-type="string">
            <text:p>15-44</text:p>
          </table:table-cell>
          <table:table-cell office:value-type="string">
            <text:p>Domestic violence is the largest cause of injury to women between the ages of 15 and 44 in the United States—more than car accidents, muggings, and rapes combined. </text:p>
          </table:table-cell>
          <table:table-cell table:number-columns-repeated="1016"/>
        </table:table-row>
        <table:table-row table:style-name="ro1">
          <table:table-cell office:value-type="string">
            <text:p>web</text:p>
          </table:table-cell>
          <table:table-cell office:value-type="float" office:value="110">
            <text:p>110</text:p>
          </table:table-cell>
          <table:table-cell office:value-type="string">
            <text:p>Office of Employee Assistance/Florida International University; Breaking Free From Domestic Violence</text:p>
          </table:table-cell>
          <table:table-cell office:value-type="string">
            <text:p>http://www.fiu.edu/~oea/InsightsSpring2005/online_library/articles/breaking%20free%20from%20domestic%20violence.htm</text:p>
          </table:table-cell>
          <table:table-cell table:number-columns-repeated="2"/>
          <table:table-cell office:value-type="string">
            <text:p>women</text:p>
          </table:table-cell>
          <table:table-cell office:value-type="string">
            <text:p>Domestic violence is the most widespread form of violence in the U.S. and is the single largest cause of injury to women. </text:p>
          </table:table-cell>
          <table:table-cell table:number-columns-repeated="1016"/>
        </table:table-row>
        <table:table-row table:style-name="ro1">
          <table:table-cell office:value-type="string">
            <text:p>web</text:p>
          </table:table-cell>
          <table:table-cell office:value-type="float" office:value="111">
            <text:p>111</text:p>
          </table:table-cell>
          <table:table-cell office:value-type="string">
            <text:p>Office of the Louisiana Attorney General</text:p>
          </table:table-cell>
          <table:table-cell office:value-type="string">
            <text:p>http://www.ag.state.la.us/violence/statistics.htm</text:p>
          </table:table-cell>
          <table:table-cell table:number-columns-repeated="2"/>
          <table:table-cell office:value-type="string">
            <text:p>women</text:p>
          </table:table-cell>
          <table:table-cell office:value-type="string">
            <text:p>Domestic violence is the leading cause of injury to women.</text:p>
          </table:table-cell>
          <table:table-cell table:number-columns-repeated="1016"/>
        </table:table-row>
        <table:table-row table:style-name="ro1">
          <table:table-cell office:value-type="string">
            <text:p>web</text:p>
          </table:table-cell>
          <table:table-cell office:value-type="float" office:value="112">
            <text:p>112</text:p>
          </table:table-cell>
          <table:table-cell office:value-type="string">
            <text:p>Office of the Tulare County District Attorney</text:p>
          </table:table-cell>
          <table:table-cell office:value-type="string">
            <text:p>http://www.da-tulareco.org/domestic_violence.htm</text:p>
          </table:table-cell>
          <table:table-cell/>
          <table:table-cell office:value-type="float" office:value="1">
            <text:p>1</text:p>
          </table:table-cell>
          <table:table-cell office:value-type="string">
            <text:p>15-44</text:p>
          </table:table-cell>
          <table:table-cell office:value-type="string">
            <text:p>It is the leading cause of injury and death to women between the ages of 15-44, exceeding car accidents, muggings and rapes.</text:p>
          </table:table-cell>
          <table:table-cell table:number-columns-repeated="1016"/>
        </table:table-row>
        <table:table-row table:style-name="ro1">
          <table:table-cell office:value-type="string">
            <text:p>web</text:p>
          </table:table-cell>
          <table:table-cell office:value-type="float" office:value="113">
            <text:p>113</text:p>
          </table:table-cell>
          <table:table-cell office:value-type="string">
            <text:p>Office on Women’s Health within the Department of Health and Human Services</text:p>
          </table:table-cell>
          <table:table-cell office:value-type="string">
            <text:p>http://www.4woman.gov/owh/violence.htm</text:p>
          </table:table-cell>
          <table:table-cell table:number-columns-repeated="2"/>
          <table:table-cell office:value-type="string">
            <text:p>women</text:p>
          </table:table-cell>
          <table:table-cell office:value-type="string">
            <text:p>Domestic Violence is a leading cause of injury to women in this country.</text:p>
          </table:table-cell>
          <table:table-cell table:number-columns-repeated="1016"/>
        </table:table-row>
        <table:table-row table:style-name="ro1">
          <table:table-cell office:value-type="string">
            <text:p>web</text:p>
          </table:table-cell>
          <table:table-cell office:value-type="float" office:value="114">
            <text:p>114</text:p>
          </table:table-cell>
          <table:table-cell office:value-type="string">
            <text:p>One Man's Web</text:p>
          </table:table-cell>
          <table:table-cell office:value-type="string">
            <text:p>http://onemansweb.org/jan/men/men_domv.html</text:p>
          </table:table-cell>
          <table:table-cell table:number-columns-repeated="2"/>
          <table:table-cell office:value-type="string">
            <text:p>15-44</text:p>
          </table:table-cell>
          <table:table-cell office:value-type="string">
            <text:p>In the USA, wife abuse is the leading cause of injury among women of reproductive age.</text:p>
          </table:table-cell>
          <table:table-cell table:number-columns-repeated="1016"/>
        </table:table-row>
        <table:table-row table:style-name="ro1">
          <table:table-cell office:value-type="string">
            <text:p>web</text:p>
          </table:table-cell>
          <table:table-cell office:value-type="float" office:value="115">
            <text:p>115</text:p>
          </table:table-cell>
          <table:table-cell office:value-type="string">
            <text:p>One Voice is HeardVoices along the way </text:p>
          </table:table-cell>
          <table:table-cell office:value-type="string">
            <text:p>http://mt.middlebury.edu/middblogs/sixiao/shuo/005234.html</text:p>
          </table:table-cell>
          <table:table-cell/>
          <table:table-cell office:value-type="float" office:value="1">
            <text:p>1</text:p>
          </table:table-cell>
          <table:table-cell office:value-type="string">
            <text:p>15-44</text:p>
          </table:table-cell>
          <table:table-cell table:style-name="ce9" office:value-type="string">
            <text:p>As what is claimed on ACEP.org (American College of Emergency Physicians), “Domestic violence is the single largest cause of injury to women between the ages of 15 and 44 in the United States, more than muggings, car accidents, and rapes combined.” Not only in the United States but also spread world-wide, domestic violence is becoming a global issue.</text:p>
          </table:table-cell>
          <table:table-cell table:number-columns-repeated="1016"/>
        </table:table-row>
        <table:table-row table:style-name="ro1">
          <table:table-cell office:value-type="string">
            <text:p>web</text:p>
          </table:table-cell>
          <table:table-cell office:value-type="float" office:value="116">
            <text:p>116</text:p>
          </table:table-cell>
          <table:table-cell office:value-type="string">
            <text:p>Our Bodies, Ourselves for the New Century; feminist.com</text:p>
          </table:table-cell>
          <table:table-cell office:value-type="string">
            <text:p>http://www.feminist.com/resources/ourbodies/viol_intro.html</text:p>
          </table:table-cell>
          <table:table-cell table:number-columns-repeated="2"/>
          <table:table-cell office:value-type="string">
            <text:p>15-44</text:p>
          </table:table-cell>
          <table:table-cell office:value-type="string">
            <text:p>Battering is the leading cause of injury to women aged 15 44 in the U.S. [1. Surgeon General, U.S., 1992.]</text:p>
          </table:table-cell>
          <table:table-cell table:number-columns-repeated="1016"/>
        </table:table-row>
        <table:table-row table:style-name="ro1">
          <table:table-cell office:value-type="string">
            <text:p>web</text:p>
          </table:table-cell>
          <table:table-cell office:value-type="float" office:value="117">
            <text:p>117</text:p>
          </table:table-cell>
          <table:table-cell office:value-type="string">
            <text:p>Pacific Views blog</text:p>
          </table:table-cell>
          <table:table-cell office:value-type="string">
            <text:p>http://www.pacificviews.org/weblog/archives/000469.html</text:p>
          </table:table-cell>
          <table:table-cell table:number-columns-repeated="2"/>
          <table:table-cell office:value-type="string">
            <text:p>women</text:p>
          </table:table-cell>
          <table:table-cell table:style-name="ce9" office:value-type="string">
            <text:p>The U.S. Surgeon General recently found that "battering of women by husbands, ex-husbands or lovers "[is] the single largest cause of injury to women in the United States.'"[5] "Thirty-one percent of all women murdered in America are killed by their husbands, ex-husbands, or lovers."[6]</text:p>
          </table:table-cell>
          <table:table-cell table:number-columns-repeated="1016"/>
        </table:table-row>
        <table:table-row table:style-name="ro3">
          <table:table-cell office:value-type="string">
            <text:p>web</text:p>
          </table:table-cell>
          <table:table-cell office:value-type="float" office:value="118">
            <text:p>118</text:p>
          </table:table-cell>
          <table:table-cell office:value-type="string">
            <text:p>Painful Smiles of An Innocent ChildYou Can Shut Me Out.But You Can Not Shut Me Up! God's Mission for Me</text:p>
          </table:table-cell>
          <table:table-cell office:value-type="string">
            <text:p>http://www.freewebs.com/mypainfulsmiles/dollarforchange.htm</text:p>
          </table:table-cell>
          <table:table-cell table:number-columns-repeated="2"/>
          <table:table-cell office:value-type="string">
            <text:p>women</text:p>
          </table:table-cell>
          <table:table-cell office:value-type="string">
            <text:p>Battering is the single largest cause of injury to women in the United States, accounting for 35% of visits by women to emergency rooms annually.</text:p>
            <text:p>—Violence Against Women, May 2000 Battering is the single largest cause of injury to women in the United States, accounting for 35% of visits by women to emergency rooms annually.</text:p>
            <text:p>—Violence Against Women, May 2000 Battering is the single largest cause of injury to women in the United States, accounting for 35% of visits by women to emergency rooms annually.</text:p>
            <text:p>—Violence Against Women, May 2000 Battering is the single largest cause of injury to women in the United States, accounting for 35% of visits by women to emergency rooms annually.</text:p>
            <text:p>—Violence Against Women, May 2000 Battering is the single largest cause of injury to women in the United States, accounting for 35% of visits by women to emergency rooms annually.</text:p>
            <text:p>—Violence Against Women, May 2000 Battering is the single largest cause of injury to women in the United States, accounting for 35% of visits by women to emergency rooms annually.</text:p>
            <text:p>—Violence Against Women, May 2000 </text:p>
          </table:table-cell>
          <table:table-cell table:number-columns-repeated="1016"/>
        </table:table-row>
        <table:table-row table:style-name="ro1">
          <table:table-cell office:value-type="string">
            <text:p>web</text:p>
          </table:table-cell>
          <table:table-cell office:value-type="float" office:value="119">
            <text:p>119</text:p>
          </table:table-cell>
          <table:table-cell office:value-type="string">
            <text:p>Parents, Families &amp; Friends of Lesbians &amp; Gays (PFLAG) is a national non-profit organization with over 250,000 members and supporters and more than 500 chapters, state councils and affiliates in the United States. This vast grassroots network is cultivate</text:p>
          </table:table-cell>
          <table:table-cell office:value-type="string">
            <text:p>http://www.pflagphoenix.org/community/domesticviolence.html</text:p>
          </table:table-cell>
          <table:table-cell/>
          <table:table-cell office:value-type="float" office:value="1">
            <text:p>1</text:p>
          </table:table-cell>
          <table:table-cell office:value-type="string">
            <text:p>15-44</text:p>
          </table:table-cell>
          <table:table-cell office:value-type="string">
            <text:p>Domestic Violence is:...The single largest cause of injury to women between the ages of 15 and 44 in the United States -- more than muggings, car accidents and rapes combined.</text:p>
          </table:table-cell>
          <table:table-cell table:number-columns-repeated="1016"/>
        </table:table-row>
        <table:table-row table:style-name="ro1">
          <table:table-cell office:value-type="string">
            <text:p>web</text:p>
          </table:table-cell>
          <table:table-cell office:value-type="float" office:value="120">
            <text:p>120</text:p>
          </table:table-cell>
          <table:table-cell office:value-type="string">
            <text:p>Partner Violence is Terrorism Against Women; Auburn Univ. student info</text:p>
          </table:table-cell>
          <table:table-cell office:value-type="string">
            <text:p>http://web6.duc.auburn.edu/student_info/womens_organization/literature/partnerviolence.pdf</text:p>
          </table:table-cell>
          <table:table-cell/>
          <table:table-cell office:value-type="float" office:value="1">
            <text:p>1</text:p>
          </table:table-cell>
          <table:table-cell office:value-type="string">
            <text:p>15-44</text:p>
          </table:table-cell>
          <table:table-cell office:value-type="string">
            <text:p>It [partner violence] is the leading cause of injury to women between ages 15 and 44 in the US - more than car accidents and muggings combined (FBI Uniform Crime Reports, 1991).</text:p>
          </table:table-cell>
          <table:table-cell table:number-columns-repeated="1016"/>
        </table:table-row>
        <table:table-row table:style-name="ro1">
          <table:table-cell office:value-type="string">
            <text:p>web</text:p>
          </table:table-cell>
          <table:table-cell office:value-type="float" office:value="121">
            <text:p>121</text:p>
          </table:table-cell>
          <table:table-cell office:value-type="string">
            <text:p>Paul Kater's webworld</text:p>
          </table:table-cell>
          <table:table-cell office:value-type="string">
            <text:p>http://nlpagan.net/stopviol.htm</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the ages of 15 and 44 in the United States; more than car accidents, muggings and rapes combined.</text:p>
          </table:table-cell>
          <table:table-cell table:number-columns-repeated="1016"/>
        </table:table-row>
        <table:table-row table:style-name="ro1">
          <table:table-cell office:value-type="string">
            <text:p>web</text:p>
          </table:table-cell>
          <table:table-cell office:value-type="float" office:value="122">
            <text:p>122</text:p>
          </table:table-cell>
          <table:table-cell office:value-type="string">
            <text:p>Penn State Outreach Magazine: Fall 1999</text:p>
          </table:table-cell>
          <table:table-cell office:value-type="string">
            <text:p>http://www.outreach.psu.edu/News/magazine/Vol_2.1/police.html</text:p>
          </table:table-cell>
          <table:table-cell table:number-columns-repeated="2"/>
          <table:table-cell office:value-type="string">
            <text:p>women</text:p>
          </table:table-cell>
          <table:table-cell table:style-name="ce9" office:value-type="string">
            <text:p>Nationally, more than half of all homicides are the result of domestic violence, and domestic violence is the single largest cause of injury to women. When grant funding became available through the Violence Against Women Act, we seized this opportunity to further improve our collaborative, community-wide services to victims of domestic violence.</text:p>
          </table:table-cell>
          <table:table-cell table:number-columns-repeated="1016"/>
        </table:table-row>
        <table:table-row table:style-name="ro1">
          <table:table-cell office:value-type="string">
            <text:p>web</text:p>
          </table:table-cell>
          <table:table-cell office:value-type="float" office:value="123">
            <text:p>123</text:p>
          </table:table-cell>
          <table:table-cell office:value-type="string">
            <text:p>Penn State University; Videos on Violence Against Women</text:p>
          </table:table-cell>
          <table:table-cell office:value-type="string">
            <text:p>http://www.sa.psu.edu/cws/collections/videos/violence.html</text:p>
          </table:table-cell>
          <table:table-cell/>
          <table:table-cell office:value-type="float" office:value="1">
            <text:p>1</text:p>
          </table:table-cell>
          <table:table-cell office:value-type="string">
            <text:p>women</text:p>
          </table:table-cell>
          <table:table-cell office:value-type="string">
            <text:p>As a rate of one per 15 seconds, acts of domestic violence strike more women than automobile accidents, muggings and rapes combined. It's the leading cause of injury to women in the U.S. </text:p>
          </table:table-cell>
          <table:table-cell table:number-columns-repeated="1016"/>
        </table:table-row>
        <table:table-row table:style-name="ro1">
          <table:table-cell office:value-type="string">
            <text:p>web</text:p>
          </table:table-cell>
          <table:table-cell office:value-type="float" office:value="124">
            <text:p>124</text:p>
          </table:table-cell>
          <table:table-cell office:value-type="string">
            <text:p>Personneltoday.com</text:p>
          </table:table-cell>
          <table:table-cell office:value-type="string">
            <text:p>http://www.personneltoday.com/Articles/2005/09/13/31579/NHS+Employers+joins+fight+against+domestic+violence.htm</text:p>
          </table:table-cell>
          <table:table-cell office:value-type="float" office:value="1">
            <text:p>1</text:p>
          </table:table-cell>
          <table:table-cell/>
          <table:table-cell office:value-type="string">
            <text:p>women</text:p>
          </table:table-cell>
          <table:table-cell table:style-name="ce9" office:value-type="string">
            <text:p>Strangely, it is only males that are demonised for Domestic Violence. For some appreciation of the scale of the gossip and slander against males, it may be useful for you to read "The War Against Boys" by Christina Hoff Sommers, particularly pages 48/9 wherein she mentions the Katherine Hanson revelations: &lt;p&gt;1) Every year nearly four million women are beaten to death &lt;p. 2) Violence is the leading cause of death among women.</text:p>
          </table:table-cell>
          <table:table-cell table:number-columns-repeated="1016"/>
        </table:table-row>
        <table:table-row table:style-name="ro1">
          <table:table-cell office:value-type="string">
            <text:p>web</text:p>
          </table:table-cell>
          <table:table-cell office:value-type="float" office:value="125">
            <text:p>125</text:p>
          </table:table-cell>
          <table:table-cell office:value-type="string">
            <text:p>Planned Parenthood Federation of America, Inc.</text:p>
          </table:table-cell>
          <table:table-cell office:value-type="string">
            <text:p>http://www.plannedparenthood.org/pp2/portal/files/portal/medicalinfo/sexualhealth/fact-050617-abuse.xml</text:p>
          </table:table-cell>
          <table:table-cell table:number-columns-repeated="2"/>
          <table:table-cell office:value-type="string">
            <text:p>women</text:p>
          </table:table-cell>
          <table:table-cell office:value-type="string">
            <text:p>Intimate partner violence is the leading cause of injury to women in the U.S. (Diloreto, 2001; Rennison, 2001).</text:p>
          </table:table-cell>
          <table:table-cell table:number-columns-repeated="1016"/>
        </table:table-row>
        <table:table-row table:style-name="ro1">
          <table:table-cell office:value-type="string">
            <text:p>web</text:p>
          </table:table-cell>
          <table:table-cell office:value-type="float" office:value="126">
            <text:p>126</text:p>
          </table:table-cell>
          <table:table-cell office:value-type="string">
            <text:p>Press Archive; State of Alaska &gt; Governor &gt; Proclamations &gt; Proclamations Archive</text:p>
          </table:table-cell>
          <table:table-cell office:value-type="string">
            <text:p>http://www.gov.state.ak.us/archive.php?id=1961&amp;type=6</text:p>
          </table:table-cell>
          <table:table-cell table:number-columns-repeated="2"/>
          <table:table-cell office:value-type="string">
            <text:p>women</text:p>
          </table:table-cell>
          <table:table-cell office:value-type="string">
            <text:p>Domestic violence is the single largest cause of injury to American women, yet, the FBI lists it as one of the nation’s most underreported crimes.</text:p>
          </table:table-cell>
          <table:table-cell table:number-columns-repeated="1016"/>
        </table:table-row>
        <table:table-row table:style-name="ro1">
          <table:table-cell office:value-type="string">
            <text:p>web</text:p>
          </table:table-cell>
          <table:table-cell office:value-type="float" office:value="127">
            <text:p>127</text:p>
          </table:table-cell>
          <table:table-cell office:value-type="string">
            <text:p>Press release from: Bell Atlantic CorporationVerizon Wireless Offers Help To Glendale Women Threatened By Stalking/Domestic Violence </text:p>
          </table:table-cell>
          <table:table-cell office:value-type="string">
            <text:p>http://www.csrwire.com/article.cgi/157.html</text:p>
          </table:table-cell>
          <table:table-cell table:number-columns-repeated="2"/>
          <table:table-cell office:value-type="string">
            <text:p>15-44</text:p>
          </table:table-cell>
          <table:table-cell office:value-type="string">
            <text:p>Domestic violence is the single largest cause of injury to women between the ages of 15 and 44 in the U.S., according to the Family Violence Prevention Fund.</text:p>
          </table:table-cell>
          <table:table-cell table:number-columns-repeated="1016"/>
        </table:table-row>
        <table:table-row table:style-name="ro1">
          <table:table-cell office:value-type="string">
            <text:p>web</text:p>
          </table:table-cell>
          <table:table-cell office:value-type="float" office:value="128">
            <text:p>128</text:p>
          </table:table-cell>
          <table:table-cell office:value-type="string">
            <text:p>Prosecuting Attorney, Clark County, Indiana</text:p>
          </table:table-cell>
          <table:table-cell office:value-type="string">
            <text:p>http://www.clarkprosecutor.org/html/domviol/facts.htm</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the ages of 15 and 44 in the United States; more than car accidents, muggings, and rapes combined.</text:p>
          </table:table-cell>
          <table:table-cell table:number-columns-repeated="1016"/>
        </table:table-row>
        <table:table-row table:style-name="ro11">
          <table:table-cell office:value-type="string">
            <text:p>web</text:p>
          </table:table-cell>
          <table:table-cell office:value-type="float" office:value="129">
            <text:p>129</text:p>
          </table:table-cell>
          <table:table-cell office:value-type="string">
            <text:p>PSYART Archives, Rejection of the Violence Against Women Act</text:p>
          </table:table-cell>
          <table:table-cell office:value-type="string">
            <text:p>http://test.lists.ufl.edu/cgi-bin/wa?A2=ind0005c&amp;L=psyart&amp;P=2660</text:p>
          </table:table-cell>
          <table:table-cell table:number-columns-repeated="2"/>
          <table:table-cell office:value-type="string">
            <text:p>women</text:p>
          </table:table-cell>
          <table:table-cell table:style-name="ce9" office:value-type="string">
            <text:p>"[B]attering 'is the single largest cause of injury to women in the United</text:p>
            <text:p>States.' " S. Rep. No. 101-545, at 37 (quoting Van Hightower &amp; McManus,</text:p>
            <text:p>Limits of State Constitutional GuaranteesLessons from Efforts to Implement</text:p>
            <text:p>Domestic Violence Policies, 49 Pub. Admin. Rev. 269 (May/June 1989)."[B]attering 'is the single largest cause of injury to women in the United</text:p>
            <text:p>States.' " S. Rep. No. 101-545, at 37 (quoting Van Hightower &amp; McManus,</text:p>
            <text:p>Limits of State Constitutional GuaranteesLessons from Efforts to Implement</text:p>
            <text:p>Domestic Violence Policies, 49 Pub. Admin. Rev. 269 (May/June 1989)."[B]attering 'is the single largest cause of injury to women in the United</text:p>
            <text:p>States.' " S. Rep. No. 101-545, at 37 (quoting Van Hightower &amp; McManus,</text:p>
            <text:p>Limits of State Constitutional GuaranteesLessons from Efforts to Implement</text:p>
            <text:p>Domestic Violence Policies, 49 Pub. Admin. Rev. 269 (May/June 1989)."[B]attering 'is the single largest cause of injury to women in the United</text:p>
            <text:p>States.' " S. Rep. No. 101-545, at 37 (quoting Van Hightower &amp; McManus,</text:p>
            <text:p>Limits of State Constitutional GuaranteesLessons from Efforts to Implement</text:p>
            <text:p>Domestic Violence Policies, 49 Pub. Admin. Rev. 269 (May/June 1989)."[B]attering 'is the single largest cause of injury to women in the United</text:p>
            <text:p>States.' " S. Rep. No. 101-545, at 37 (quoting Van Hightower &amp; McManus,</text:p>
            <text:p>Limits of State Constitutional GuaranteesLessons from Efforts to Implement</text:p>
            <text:p>Domestic Violence Policies, 49 Pub. Admin. Rev. 269 (May/June 1989).</text:p>
          </table:table-cell>
          <table:table-cell table:number-columns-repeated="1016"/>
        </table:table-row>
        <table:table-row table:style-name="ro1">
          <table:table-cell office:value-type="string">
            <text:p>web</text:p>
          </table:table-cell>
          <table:table-cell office:value-type="float" office:value="130">
            <text:p>130</text:p>
          </table:table-cell>
          <table:table-cell office:value-type="string">
            <text:p>PubMed a service of the National Library of Medicine and the National Institutes of Health</text:p>
          </table:table-cell>
          <table:table-cell office:value-type="string">
            <text:p>http://www.ncbi.nlm.nih.gov/entrez/query.fcgi?cmd=Retrieve&amp;db=PubMed&amp;list_uids=10540691&amp;dopt=Abstract</text:p>
          </table:table-cell>
          <table:table-cell table:number-columns-repeated="2"/>
          <table:table-cell office:value-type="string">
            <text:p>15-44</text:p>
          </table:table-cell>
          <table:table-cell office:value-type="string">
            <text:p>Domestic violence is the leading cause of injury to women aged 15 to 44.</text:p>
          </table:table-cell>
          <table:table-cell table:number-columns-repeated="1016"/>
        </table:table-row>
        <table:table-row table:style-name="ro1">
          <table:table-cell office:value-type="string">
            <text:p>web</text:p>
          </table:table-cell>
          <table:table-cell office:value-type="float" office:value="131">
            <text:p>131</text:p>
          </table:table-cell>
          <table:table-cell office:value-type="string">
            <text:p>Queensland Government, Australia</text:p>
          </table:table-cell>
          <table:table-cell office:value-type="string">
            <text:p>http://www.health.qld.gov.au/violence/domestic/</text:p>
          </table:table-cell>
          <table:table-cell table:number-columns-repeated="2"/>
          <table:table-cell office:value-type="string">
            <text:p>15-44</text:p>
          </table:table-cell>
          <table:table-cell office:value-type="string">
            <text:p>Domestic Violence is: the leading cause of injury to women of reproductive age; </text:p>
          </table:table-cell>
          <table:table-cell table:number-columns-repeated="1016"/>
        </table:table-row>
        <table:table-row table:style-name="ro1">
          <table:table-cell office:value-type="string">
            <text:p>web</text:p>
          </table:table-cell>
          <table:table-cell office:value-type="float" office:value="132">
            <text:p>132</text:p>
          </table:table-cell>
          <table:table-cell office:value-type="string">
            <text:p>ResponsibleOpposing</text:p>
          </table:table-cell>
          <table:table-cell office:value-type="string">
            <text:p>http://www.responsibleopposing.com/facts/leadcaus.html</text:p>
          </table:table-cell>
          <table:table-cell table:number-columns-repeated="2" office:value-type="float" office:value="1">
            <text:p>1</text:p>
          </table:table-cell>
          <table:table-cell office:value-type="string">
            <text:p>15-44</text:p>
          </table:table-cell>
          <table:table-cell office:value-type="string">
            <text:p>Domestic violence is the leading cause of injury to women between ages 15 and 44 in the United States - more than car accidents, muggings, and rapes combined. The statement is false.</text:p>
          </table:table-cell>
          <table:table-cell table:number-columns-repeated="1016"/>
        </table:table-row>
        <table:table-row table:style-name="ro1">
          <table:table-cell office:value-type="string">
            <text:p>web</text:p>
          </table:table-cell>
          <table:table-cell office:value-type="float" office:value="133">
            <text:p>133</text:p>
          </table:table-cell>
          <table:table-cell office:value-type="string">
            <text:p>s.h.e Safety, Health, and Equal Opportunity, CA NOW</text:p>
          </table:table-cell>
          <table:table-cell office:value-type="string">
            <text:p>http://www.canow.org/she_pdfs/fact_safety.pdf</text:p>
          </table:table-cell>
          <table:table-cell table:number-columns-repeated="2"/>
          <table:table-cell office:value-type="string">
            <text:p>women</text:p>
          </table:table-cell>
          <table:table-cell office:value-type="string">
            <text:p>Violence is the leading cause of injury to women.</text:p>
          </table:table-cell>
          <table:table-cell table:number-columns-repeated="1016"/>
        </table:table-row>
        <table:table-row table:style-name="ro1">
          <table:table-cell office:value-type="string">
            <text:p>web</text:p>
          </table:table-cell>
          <table:table-cell office:value-type="float" office:value="134">
            <text:p>134</text:p>
          </table:table-cell>
          <table:table-cell office:value-type="string">
            <text:p>San Antonio Spurs discussion</text:p>
          </table:table-cell>
          <table:table-cell office:value-type="string">
            <text:p>http://www.spurstalk.com/forums/showthread.php?s=d461b49fbdaec5f0be76fcdd79bbc74a&amp;p=777393#post777393</text:p>
          </table:table-cell>
          <table:table-cell/>
          <table:table-cell office:value-type="float" office:value="1">
            <text:p>1</text:p>
          </table:table-cell>
          <table:table-cell office:value-type="string">
            <text:p>women</text:p>
          </table:table-cell>
          <table:table-cell office:value-type="string">
            <text:p>In fact, battering is the single largest cause of injury to women—more than auto accidents, muggings, and rapes combined. </text:p>
          </table:table-cell>
          <table:table-cell table:number-columns-repeated="1016"/>
        </table:table-row>
        <table:table-row table:style-name="ro1">
          <table:table-cell office:value-type="string">
            <text:p>web</text:p>
          </table:table-cell>
          <table:table-cell office:value-type="float" office:value="135">
            <text:p>135</text:p>
          </table:table-cell>
          <table:table-cell office:value-type="string">
            <text:p>San Bernardino County Medical Society; Domestic Violence:An E.D. Doc's PerspectiveBy John Osborne, M.D.</text:p>
          </table:table-cell>
          <table:table-cell office:value-type="string">
            <text:p>http://www.sbcms.org/southcalphysician/articles/art3c-98.htm</text:p>
          </table:table-cell>
          <table:table-cell/>
          <table:table-cell office:value-type="float" office:value="1">
            <text:p>1</text:p>
          </table:table-cell>
          <table:table-cell office:value-type="string">
            <text:p>15-44</text:p>
          </table:table-cell>
          <table:table-cell office:value-type="string">
            <text:p>Domestic violence is the single largest cause of injury to women between the ages of 15 and 44 in the United States. It surpasses the combined total of injuries to women due to muggings, motor vehicle accidents, and rapes! </text:p>
          </table:table-cell>
          <table:table-cell table:number-columns-repeated="1016"/>
        </table:table-row>
        <table:table-row table:style-name="ro1">
          <table:table-cell office:value-type="string">
            <text:p>web</text:p>
          </table:table-cell>
          <table:table-cell office:value-type="float" office:value="136">
            <text:p>136</text:p>
          </table:table-cell>
          <table:table-cell office:value-type="string">
            <text:p>San Bernardino County Sheriff's Department</text:p>
          </table:table-cell>
          <table:table-cell office:value-type="string">
            <text:p>http://www.co.san-bernardino.ca.us/sheriff/dvra/dom_viol_facts_main.htm</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ages 15 and 44 in the united States - more than car accidents, muggings, and rapes combined. (Uniform Crime Reports, Federal Bureau of Investigation, 1991) </text:p>
          </table:table-cell>
          <table:table-cell table:number-columns-repeated="1016"/>
        </table:table-row>
        <table:table-row table:style-name="ro1">
          <table:table-cell office:value-type="string">
            <text:p>web</text:p>
          </table:table-cell>
          <table:table-cell office:value-type="float" office:value="137">
            <text:p>137</text:p>
          </table:table-cell>
          <table:table-cell office:value-type="string">
            <text:p>School of Social Work at The University of Texas at Austin</text:p>
          </table:table-cell>
          <table:table-cell office:value-type="string">
            <text:p>http://txtell.lib.utexas.edu/stories/n0001-short.html</text:p>
          </table:table-cell>
          <table:table-cell/>
          <table:table-cell office:value-type="float" office:value="1">
            <text:p>1</text:p>
          </table:table-cell>
          <table:table-cell office:value-type="string">
            <text:p>women</text:p>
          </table:table-cell>
          <table:table-cell office:value-type="string">
            <text:p>Battering is the single largest cause of injury to women, exceeding cancer deaths, muggings, and auto accidents combined.</text:p>
          </table:table-cell>
          <table:table-cell table:number-columns-repeated="1016"/>
        </table:table-row>
        <table:table-row table:style-name="ro1">
          <table:table-cell office:value-type="string">
            <text:p>web</text:p>
          </table:table-cell>
          <table:table-cell office:value-type="float" office:value="138">
            <text:p>138</text:p>
          </table:table-cell>
          <table:table-cell office:value-type="string">
            <text:p>Seattle Human Services Department</text:p>
          </table:table-cell>
          <table:table-cell office:value-type="string">
            <text:p>http://www.ci.seattle.wa.us/humanservices/dv/dvinfo.htm</text:p>
          </table:table-cell>
          <table:table-cell table:number-columns-repeated="2"/>
          <table:table-cell office:value-type="string">
            <text:p>women</text:p>
          </table:table-cell>
          <table:table-cell office:value-type="string">
            <text:p>Domestic violence is the leading cause of injury to women in the United States. </text:p>
          </table:table-cell>
          <table:table-cell table:number-columns-repeated="1016"/>
        </table:table-row>
        <table:table-row table:style-name="ro1">
          <table:table-cell office:value-type="string">
            <text:p>web</text:p>
          </table:table-cell>
          <table:table-cell office:value-type="float" office:value="139">
            <text:p>139</text:p>
          </table:table-cell>
          <table:table-cell office:value-type="string">
            <text:p>Self Defense is not a Crime, Prison Activist</text:p>
          </table:table-cell>
          <table:table-cell office:value-type="string">
            <text:p>http://www.prisonactivist.org/women/self-defense-not-a-crime.html</text:p>
          </table:table-cell>
          <table:table-cell table:number-columns-repeated="2"/>
          <table:table-cell office:value-type="string">
            <text:p>women</text:p>
          </table:table-cell>
          <table:table-cell office:value-type="string">
            <text:p>The Surgeon General has reported for at least 10 years that battering is the single largest cause of injury to U.S. women.</text:p>
          </table:table-cell>
          <table:table-cell table:number-columns-repeated="1016"/>
        </table:table-row>
        <table:table-row table:style-name="ro1">
          <table:table-cell office:value-type="string">
            <text:p>web</text:p>
          </table:table-cell>
          <table:table-cell office:value-type="float" office:value="140">
            <text:p>140</text:p>
          </table:table-cell>
          <table:table-cell office:value-type="string">
            <text:p>Separated Parenting Access &amp; Resource Center</text:p>
          </table:table-cell>
          <table:table-cell office:value-type="string">
            <text:p>http://www.deltabravo.net/custody/justice.php</text:p>
          </table:table-cell>
          <table:table-cell table:number-columns-repeated="2" office:value-type="float" office:value="1">
            <text:p>1</text:p>
          </table:table-cell>
          <table:table-cell office:value-type="string">
            <text:p>15-44</text:p>
          </table:table-cell>
          <table:table-cell office:value-type="string">
            <text:p>battering is "the leading cause of injury to American women", or to women 15 to 44; domestic abuse causes more injuries to women than rape, auto accidents, and muggings combined.</text:p>
          </table:table-cell>
          <table:table-cell table:number-columns-repeated="1016"/>
        </table:table-row>
        <table:table-row table:style-name="ro1">
          <table:table-cell office:value-type="string">
            <text:p>web</text:p>
          </table:table-cell>
          <table:table-cell office:value-type="float" office:value="141">
            <text:p>141</text:p>
          </table:table-cell>
          <table:table-cell office:value-type="string">
            <text:p>She Has Met The Enemy And He Is Us by Charles E. Corry, Ph.D.© 2002 Equal Justice Foundation; Domestic violence against women</text:p>
          </table:table-cell>
          <table:table-cell office:value-type="string">
            <text:p>http://www.dvmen.org/dv-117.htm</text:p>
          </table:table-cell>
          <table:table-cell table:number-columns-repeated="2" office:value-type="float" office:value="1">
            <text:p>1</text:p>
          </table:table-cell>
          <table:table-cell office:value-type="string">
            <text:p>women</text:p>
          </table:table-cell>
          <table:table-cell table:style-name="ce9" office:value-type="string">
            <text:p>For purposes of examining the depth of misinformation in this area let us consider the following quote which appeared in the October 1994 issue of the Colorado Lawyer: 'Domestic violence is the single largest cause of injury to women in the United States, more common than auto accidents, muggings and rapes combined.' [emphasis added] The statement was noted and the note cited several sources, chief of which were two papers by Stark and Flitcraft. The actual research behind this 'fact' is based on a survey of one emergency room. It is a whopper. The facts, as revealed in a Justice Department study, are that all violence is responsible for about 3% of women's injury-related visits to emergency rooms, and domestic violence for about 1%. By comparison, CDC numbers show that more than twice as many women visit emergency rooms due to being injured by an animal (459,000 a year) than by a male partner.</text:p>
          </table:table-cell>
          <table:table-cell table:number-columns-repeated="1016"/>
        </table:table-row>
        <table:table-row table:style-name="ro1">
          <table:table-cell office:value-type="string">
            <text:p>web</text:p>
          </table:table-cell>
          <table:table-cell office:value-type="float" office:value="142">
            <text:p>142</text:p>
          </table:table-cell>
          <table:table-cell office:value-type="string">
            <text:p>SHG Resources, citing American Institute on Domestic Violence</text:p>
          </table:table-cell>
          <table:table-cell office:value-type="string">
            <text:p>http://www.shgresources.com/resources/dv/</text:p>
          </table:table-cell>
          <table:table-cell table:number-columns-repeated="2"/>
          <table:table-cell office:value-type="string">
            <text:p>women</text:p>
          </table:table-cell>
          <table:table-cell office:value-type="string">
            <text:p>Domestic violence is the leading cause of injury to women in America.</text:p>
          </table:table-cell>
          <table:table-cell table:number-columns-repeated="1016"/>
        </table:table-row>
        <table:table-row table:style-name="ro1">
          <table:table-cell office:value-type="string">
            <text:p>web</text:p>
          </table:table-cell>
          <table:table-cell office:value-type="float" office:value="143">
            <text:p>143</text:p>
          </table:table-cell>
          <table:table-cell office:value-type="string">
            <text:p>Social Workers; About Family Safety</text:p>
          </table:table-cell>
          <table:table-cell office:value-type="string">
            <text:p>http://www.helpstartshere.org/kids_and_family/family_safety/about/about_family_safety.html</text:p>
          </table:table-cell>
          <table:table-cell/>
          <table:table-cell office:value-type="float" office:value="1">
            <text:p>1</text:p>
          </table:table-cell>
          <table:table-cell office:value-type="string">
            <text:p>15-44</text:p>
          </table:table-cell>
          <table:table-cell office:value-type="string">
            <text:p>Domestic violence, also known interpersonal partner violence or family violence, is the single largest cause of injury to women between the ages of 15 and 44, more than muggings, car accidents, and rapes combined.</text:p>
          </table:table-cell>
          <table:table-cell table:number-columns-repeated="1016"/>
        </table:table-row>
        <table:table-row table:style-name="ro1">
          <table:table-cell office:value-type="string">
            <text:p>web</text:p>
          </table:table-cell>
          <table:table-cell office:value-type="float" office:value="144">
            <text:p>144</text:p>
          </table:table-cell>
          <table:table-cell office:value-type="string">
            <text:p>SoundVision.com, Islamic Information &amp; Products</text:p>
          </table:table-cell>
          <table:table-cell office:value-type="string">
            <text:p>http://www.soundvision.com/Info/domesticviolence/myths.asp</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ages 15 and 44 in the united States - more than car accidents, muggings, and rapes combined. (Uniform Crime Reports, Federal Bureau of Investigation, 1991)</text:p>
          </table:table-cell>
          <table:table-cell table:number-columns-repeated="1016"/>
        </table:table-row>
        <table:table-row table:style-name="ro1">
          <table:table-cell office:value-type="string">
            <text:p>web</text:p>
          </table:table-cell>
          <table:table-cell office:value-type="float" office:value="145">
            <text:p>145</text:p>
          </table:table-cell>
          <table:table-cell office:value-type="string">
            <text:p>South Carolina Coalition Against Domestic Violence &amp; Sexual Assault; Domestic Violence 101</text:p>
          </table:table-cell>
          <table:table-cell office:value-type="string">
            <text:p>http://sccadvasa.org/articles/58.pdf</text:p>
          </table:table-cell>
          <table:table-cell/>
          <table:table-cell office:value-type="float" office:value="1">
            <text:p>1</text:p>
          </table:table-cell>
          <table:table-cell office:value-type="string">
            <text:p>women</text:p>
          </table:table-cell>
          <table:table-cell office:value-type="string">
            <text:p>Battering is the single largest cause of injury to women in the United States -- over mugging, automobile accidents and rape, combined (NCADV 2003)</text:p>
          </table:table-cell>
          <table:table-cell table:number-columns-repeated="1016"/>
        </table:table-row>
        <table:table-row table:style-name="ro1">
          <table:table-cell office:value-type="string">
            <text:p>web</text:p>
          </table:table-cell>
          <table:table-cell office:value-type="float" office:value="146">
            <text:p>146</text:p>
          </table:table-cell>
          <table:table-cell office:value-type="string">
            <text:p>SPIRITUAL ALLIANCE TO STOP INTIMATE VIOLENCE</text:p>
          </table:table-cell>
          <table:table-cell office:value-type="string">
            <text:p>http://www.partnershipway.org/html/cpstextonly/articles/saivfacts.htm</text:p>
          </table:table-cell>
          <table:table-cell table:number-columns-repeated="2"/>
          <table:table-cell office:value-type="string">
            <text:p>women</text:p>
          </table:table-cell>
          <table:table-cell table:style-name="ce9" office:value-type="string">
            <text:p>FACT: Intimate violence is the single largest cause of injury to women in the U.S. (Violent Crimes Against Women, U.S. Senate Committee on the Judiciary, 1993.) In the United States, four million women a year are physically abused in intimate relationships (Commonwealth Fund’s First Comprehensive National Health Survey of American Women, 1993).</text:p>
          </table:table-cell>
          <table:table-cell table:number-columns-repeated="1016"/>
        </table:table-row>
        <table:table-row table:style-name="ro1">
          <table:table-cell office:value-type="string">
            <text:p>web</text:p>
          </table:table-cell>
          <table:table-cell office:value-type="float" office:value="147">
            <text:p>147</text:p>
          </table:table-cell>
          <table:table-cell office:value-type="string">
            <text:p>St. Johns County Sheriff's Office, Florida</text:p>
          </table:table-cell>
          <table:table-cell office:value-type="string">
            <text:p>http://www.sjso.org/DomesticViolence.htm</text:p>
          </table:table-cell>
          <table:table-cell/>
          <table:table-cell office:value-type="float" office:value="1">
            <text:p>1</text:p>
          </table:table-cell>
          <table:table-cell office:value-type="string">
            <text:p>15-44</text:p>
          </table:table-cell>
          <table:table-cell office:value-type="string">
            <text:p>Domestic violence is the single largest cause of injury to women between the ages of 15 and 44 in the United States, more than muggings, car accidents, and rapes combined. </text:p>
          </table:table-cell>
          <table:table-cell table:number-columns-repeated="1016"/>
        </table:table-row>
        <table:table-row table:style-name="ro1">
          <table:table-cell office:value-type="string">
            <text:p>web</text:p>
          </table:table-cell>
          <table:table-cell office:value-type="float" office:value="148">
            <text:p>148</text:p>
          </table:table-cell>
          <table:table-cell office:value-type="string">
            <text:p>Statement of U.S. Senator Russ Feingold on International Women's Day</text:p>
          </table:table-cell>
          <table:table-cell office:value-type="string">
            <text:p>http://www.senate.gov/~feingold/speeches/04/03/2004406747.html</text:p>
          </table:table-cell>
          <table:table-cell table:number-columns-repeated="2"/>
          <table:table-cell office:value-type="string">
            <text:p>15-44</text:p>
          </table:table-cell>
          <table:table-cell office:value-type="string">
            <text:p>Domestic violence is the leading cause of injury among women of child-bearing age. </text:p>
          </table:table-cell>
          <table:table-cell table:number-columns-repeated="1016"/>
        </table:table-row>
        <table:table-row table:style-name="ro1">
          <table:table-cell office:value-type="string">
            <text:p>web</text:p>
          </table:table-cell>
          <table:table-cell office:value-type="float" office:value="149">
            <text:p>149</text:p>
          </table:table-cell>
          <table:table-cell office:value-type="string">
            <text:p>Statistics on violence; Michael Flood</text:p>
          </table:table-cell>
          <table:table-cell office:value-type="string">
            <text:p>http://www.xyonline.net/misc/vstatsweb.html</text:p>
          </table:table-cell>
          <table:table-cell/>
          <table:table-cell office:value-type="float" office:value="1">
            <text:p>1</text:p>
          </table:table-cell>
          <table:table-cell office:value-type="string">
            <text:p>women</text:p>
          </table:table-cell>
          <table:table-cell office:value-type="string">
            <text:p>"The single largest cause of injury to women in the U.S. is domestic violence. Women are more often victims of domestic violence than of burglary, muggings, or other physical crimes combined."</text:p>
          </table:table-cell>
          <table:table-cell table:number-columns-repeated="1016"/>
        </table:table-row>
        <table:table-row table:style-name="ro1">
          <table:table-cell office:value-type="string">
            <text:p>web</text:p>
          </table:table-cell>
          <table:table-cell office:value-type="float" office:value="150">
            <text:p>150</text:p>
          </table:table-cell>
          <table:table-cell office:value-type="string">
            <text:p>Status of Women - Canada</text:p>
          </table:table-cell>
          <table:table-cell office:value-type="string">
            <text:p>http://www.swc-cfc.gc.ca/pubs/b5_factsheets/b5_factsheets_13_e.html</text:p>
          </table:table-cell>
          <table:table-cell table:number-columns-repeated="2"/>
          <table:table-cell office:value-type="string">
            <text:p>15-44</text:p>
          </table:table-cell>
          <table:table-cell office:value-type="string">
            <text:p>Battery is the leading cause of injury in the world among women aged 15-44 years.</text:p>
          </table:table-cell>
          <table:table-cell table:number-columns-repeated="1016"/>
        </table:table-row>
        <table:table-row table:style-name="ro12">
          <table:table-cell office:value-type="string">
            <text:p>web</text:p>
          </table:table-cell>
          <table:table-cell office:value-type="float" office:value="151">
            <text:p>151</text:p>
          </table:table-cell>
          <table:table-cell office:value-type="string">
            <text:p>Stop Abuse for Everyone</text:p>
          </table:table-cell>
          <table:table-cell office:value-type="string">
            <text:p>http://www.safe4all.org/essays/facts</text:p>
          </table:table-cell>
          <table:table-cell table:number-columns-repeated="2" office:value-type="float" office:value="1">
            <text:p>1</text:p>
          </table:table-cell>
          <table:table-cell office:value-type="string">
            <text:p>15-44</text:p>
          </table:table-cell>
          <table:table-cell table:style-name="ce9" office:value-type="string">
            <text:p>Domestic violence is the leading cause of injury to women &lt;p&gt; Sometimes, said as "domestic violence is the leading cause of injury to women between the ages of 15 and 44 in the United States -- more than car accidents, muggins, and rapes combined."</text:p>
            <text:p/>
            <text:p>The best research on this is:</text:p>
            <text:p>National Hospital Ambulatory Medical Care Survey: 1992 Emergency Department</text:p>
            <text:p>Summary-Centers For Disease Control</text:p>
            <text:p/>
            <text:p>The CDC study reports on the causes of injury in emergency departments by percentage for women only:</text:p>
            <text:p>Accidental Falls 26.9%</text:p>
            <text:p>Motor Vehicle Accidents 13.4%</text:p>
            <text:p>Other Accidents 19.2%</text:p>
            <text:p>Overexertion and strenuous movements 4.6%</text:p>
            <text:p>Homicide and injury purposely inflicted by other persons 4.1%</text:p>
            <text:p>Note that the last figure includes assault by strangers as well, i.e. ALL assault. This study: Violence-Related Injuries in Hospital Emergency Departments-US Dept. of Justice, Bureau of Justice Statistics NCJ-156921 found that of those assaults, 17% of all admissions for assaults are due to intimate partner violence (14% women-3% men).Domestic violence is the leading cause of injury to women &lt;p&gt; Sometimes, said as "domestic violence is the leading cause of injury to women between the ages of 15 and 44 in the United States -- more than car accidents, muggins, and rapes combined."</text:p>
            <text:p/>
            <text:p>The best research on this is:</text:p>
            <text:p>National Hospital Ambulatory Medical Care Survey: 1992 Emergency Department</text:p>
            <text:p>Summary-Centers For Disease Control</text:p>
            <text:p/>
            <text:p>The CDC study reports on the causes of injury in emergency departments by percentage for women only:</text:p>
            <text:p>Accidental Falls 26.9%</text:p>
            <text:p>Motor Vehicle Accidents 13.4%</text:p>
            <text:p>Other Accidents 19.2%</text:p>
            <text:p>Overexertion and strenuous movements 4.6%</text:p>
            <text:p>Homicide and injury purposely inflicted by other persons 4.1%</text:p>
            <text:p>Note that the last figure includes assault by strangers as well, i.e. ALL assault. This study: Violence-Related Injuries in Hospital Emergency Departments-US Dept. of Justice, Bureau of Justice Statistics NCJ-156921 found that of those assaults, 17% of all admissions for assaults are due to intimate partner violence (14% women-3% men).Domestic violence is the leading cause of injury to women &lt;p&gt; Sometimes, said as "domestic violence is the leading cause of injury to women between the ages of 15 and 44 in the United States -- more than car accidents, muggins, and rapes combined."</text:p>
            <text:p/>
            <text:p>The best research on this is:</text:p>
            <text:p>National Hospital Ambulatory Medical Care Survey: 1992 Emergency Department</text:p>
            <text:p>Summary-Centers For Disease Control</text:p>
            <text:p/>
            <text:p>The CDC study reports on the causes of injury in emergency departments by percentage for women only:</text:p>
            <text:p>Accidental Falls 26.9%</text:p>
            <text:p>Motor Vehicle Accidents 13.4%</text:p>
            <text:p>Other Accidents 19.2%</text:p>
            <text:p>Overexertion and strenuous movements 4.6%</text:p>
            <text:p>Homicide and injury purposely inflicted by other persons 4.1%</text:p>
            <text:p>Note that the last figure includes assault by strangers as well, i.e. ALL assault. This study: Violence-Related Injuries in Hospital Emergency Departments-US Dept. of Justice, Bureau of Justice Statistics NCJ-156921 found that of those assaults, 17% of all admissions for assaults are due to intimate partner violence (14% women-3% men).Domestic violence is the leading cause of injury to women &lt;p&gt; Sometimes, said as "domestic violence is the leading cause of injury to women between the ages of 15 and 44 in the United States -- more than car accidents, muggins, and rapes combined."</text:p>
            <text:p/>
            <text:p>The best research on this is:</text:p>
            <text:p>National Hospital Ambulatory Medical Care Survey: 1992 Emergency Department</text:p>
            <text:p>Summary-Centers For Disease Control</text:p>
            <text:p/>
            <text:p>The CDC study reports on the causes of injury in emergency departments by percentage for women only:</text:p>
            <text:p>Accidental Falls 26.9%</text:p>
            <text:p>Motor Vehicle Accidents 13.4%</text:p>
            <text:p>Other Accidents 19.2%</text:p>
            <text:p>Overexertion and strenuous movements 4.6%</text:p>
            <text:p>Homicide and injury purposely inflicted by other persons 4.1%</text:p>
            <text:p>Note that the last figure includes assault by strangers as well, i.e. ALL assault. This study: Violence-Related Injuries in Hospital Emergency Departments-US Dept. of Justice, Bureau of Justice Statistics NCJ-156921 found that of those assaults, 17% of all admissions for assaults are due to intimate partner violence (14% women-3% men).</text:p>
          </table:table-cell>
          <table:table-cell table:number-columns-repeated="1016"/>
        </table:table-row>
        <table:table-row table:style-name="ro1">
          <table:table-cell office:value-type="string">
            <text:p>web</text:p>
          </table:table-cell>
          <table:table-cell office:value-type="float" office:value="152">
            <text:p>152</text:p>
          </table:table-cell>
          <table:table-cell office:value-type="string">
            <text:p>Stop Violence Office; Cal Poly Pomona</text:p>
          </table:table-cell>
          <table:table-cell office:value-type="string">
            <text:p>http://dsa.csupomona.edu/police/stopviolence/domviopacket.asp</text:p>
          </table:table-cell>
          <table:table-cell/>
          <table:table-cell office:value-type="float" office:value="1">
            <text:p>1</text:p>
          </table:table-cell>
          <table:table-cell office:value-type="string">
            <text:p>women</text:p>
          </table:table-cell>
          <table:table-cell office:value-type="string">
            <text:p>Battering is the single largest cause of injury to women in the United States over rape, mugging, and automobile accidents combined.</text:p>
          </table:table-cell>
          <table:table-cell table:number-columns-repeated="1016"/>
        </table:table-row>
        <table:table-row table:style-name="ro1">
          <table:table-cell office:value-type="string">
            <text:p>web</text:p>
          </table:table-cell>
          <table:table-cell office:value-type="float" office:value="153">
            <text:p>153</text:p>
          </table:table-cell>
          <table:table-cell office:value-type="string">
            <text:p>Syracuse Univ. News</text:p>
          </table:table-cell>
          <table:table-cell office:value-type="string">
            <text:p>http://sunews.syr.edu/FacultyVoices/FV72_BarryWells.htm</text:p>
          </table:table-cell>
          <table:table-cell/>
          <table:table-cell office:value-type="float" office:value="1">
            <text:p>1</text:p>
          </table:table-cell>
          <table:table-cell office:value-type="string">
            <text:p>women</text:p>
          </table:table-cell>
          <table:table-cell office:value-type="string">
            <text:p>Domestic violence is the leading cause of injury to women in the United States, affecting one in every four women-a staggering statistic that annually equals all muggings, car accidents, and rapes combined.</text:p>
          </table:table-cell>
          <table:table-cell table:number-columns-repeated="1016"/>
        </table:table-row>
        <table:table-row table:style-name="ro1">
          <table:table-cell office:value-type="string">
            <text:p>web</text:p>
          </table:table-cell>
          <table:table-cell office:value-type="float" office:value="154">
            <text:p>154</text:p>
          </table:table-cell>
          <table:table-cell office:value-type="string">
            <text:p>Taking abusers to court: civil remedies for domestic violence victims by Linda K. Meier &amp; Brian K. Zoeller</text:p>
          </table:table-cell>
          <table:table-cell office:value-type="string">
            <text:p>http://www.smith-lawfirm.com/domestic_violence_article.html</text:p>
          </table:table-cell>
          <table:table-cell/>
          <table:table-cell office:value-type="float" office:value="1">
            <text:p>1</text:p>
          </table:table-cell>
          <table:table-cell office:value-type="string">
            <text:p>women</text:p>
          </table:table-cell>
          <table:table-cell office:value-type="string">
            <text:p>For at least the last four years, domestic violence has posed the single largest threat of injury to women in this country-- surpassing injury from heart attacks, cancer, strokes, car crashes, muggings, and rapes combined.</text:p>
          </table:table-cell>
          <table:table-cell table:number-columns-repeated="1016"/>
        </table:table-row>
        <table:table-row table:style-name="ro1">
          <table:table-cell office:value-type="string">
            <text:p>web</text:p>
          </table:table-cell>
          <table:table-cell office:value-type="float" office:value="155">
            <text:p>155</text:p>
          </table:table-cell>
          <table:table-cell office:value-type="string">
            <text:p>Teen Challenge of Southern California</text:p>
          </table:table-cell>
          <table:table-cell office:value-type="string">
            <text:p>http://www.teenchallenge.com/socal/index.cfm?domesticviolenceID=1&amp;doc_id=332</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ages 15 and 44 in the United States. <text:s/>This figure is more than injuries than car accidents, muggings, and rapes combined. (Uniform Crime Reports, Federal Bureau of Investigation, 1991).</text:p>
          </table:table-cell>
          <table:table-cell table:number-columns-repeated="1016"/>
        </table:table-row>
        <table:table-row table:style-name="ro1">
          <table:table-cell office:value-type="string">
            <text:p>web</text:p>
          </table:table-cell>
          <table:table-cell office:value-type="float" office:value="156">
            <text:p>156</text:p>
          </table:table-cell>
          <table:table-cell office:value-type="string">
            <text:p>Teen Relationships Website</text:p>
          </table:table-cell>
          <table:table-cell office:value-type="string">
            <text:p>http://www.teenrelationships.org/statistics/stats.htm</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the ages of 15 and 44 in the United States - more than rapes, muggings, and automobile accidents combines. (Surgeon General, United States, 1992)</text:p>
          </table:table-cell>
          <table:table-cell table:number-columns-repeated="1016"/>
        </table:table-row>
        <table:table-row table:style-name="ro1">
          <table:table-cell office:value-type="string">
            <text:p>web</text:p>
          </table:table-cell>
          <table:table-cell office:value-type="float" office:value="157">
            <text:p>157</text:p>
          </table:table-cell>
          <table:table-cell office:value-type="string">
            <text:p>The Boston Globe; CATHY YOUNGEnding bias in domestic assault lawBy Cathy Young <text:s/>| <text:s/>July 25, 2005</text:p>
          </table:table-cell>
          <table:table-cell office:value-type="string">
            <text:p>http://www.boston.com/news/globe/editorial_opinion/oped/articles/2005/07/25/ending_bias_in_domestic_assault_law?mode=PF</text:p>
          </table:table-cell>
          <table:table-cell table:number-columns-repeated="2"/>
          <table:table-cell office:value-type="string">
            <text:p>women</text:p>
          </table:table-cell>
          <table:table-cell office:value-type="string">
            <text:p>Despite its ideological origins and its reliance on inflated statistics (such as the long-debunked claim that ''battering is the single largest cause of injury to women in the US"), the act has undoubtedly done some good.</text:p>
          </table:table-cell>
          <table:table-cell table:number-columns-repeated="1016"/>
        </table:table-row>
        <table:table-row table:style-name="ro1">
          <table:table-cell office:value-type="string">
            <text:p>web</text:p>
          </table:table-cell>
          <table:table-cell office:value-type="float" office:value="158">
            <text:p>158</text:p>
          </table:table-cell>
          <table:table-cell office:value-type="string">
            <text:p>The Brooklyn Rail; Are Heterosexuals Worthy of Marriage?by Michael ParentiSeptember 2004</text:p>
          </table:table-cell>
          <table:table-cell office:value-type="string">
            <text:p>http://www.thebrooklynrail.org/express/sept04/marriage.html</text:p>
          </table:table-cell>
          <table:table-cell table:number-columns-repeated="2"/>
          <table:table-cell office:value-type="string">
            <text:p>women</text:p>
          </table:table-cell>
          <table:table-cell office:value-type="string">
            <text:p>Domestic violence is the single largest cause of injury and second largest cause of death to U.S. women.</text:p>
          </table:table-cell>
          <table:table-cell table:number-columns-repeated="1016"/>
        </table:table-row>
        <table:table-row table:style-name="ro1">
          <table:table-cell office:value-type="string">
            <text:p>web</text:p>
          </table:table-cell>
          <table:table-cell office:value-type="float" office:value="159">
            <text:p>159</text:p>
          </table:table-cell>
          <table:table-cell office:value-type="string">
            <text:p>The Center for Individual Rights</text:p>
          </table:table-cell>
          <table:table-cell office:value-type="string">
            <text:p>http://www.cir-usa.org/articles/16.html</text:p>
          </table:table-cell>
          <table:table-cell table:number-columns-repeated="2" office:value-type="float" office:value="1">
            <text:p>1</text:p>
          </table:table-cell>
          <table:table-cell office:value-type="string">
            <text:p>women</text:p>
          </table:table-cell>
          <table:table-cell table:style-name="ce9" office:value-type="string">
            <text:p>Take the claim that "battering is the single largest cause of injury to women in the U.S." According to the Centers for Disease Control, all violence, domestic or not, is the fifth leadng cause of injury for both women and men, after falls, car crashes, and accidental collisions and cuts. Auto accidents cause nearly three times as many injuries to women as all violent crime, and nearly 10 times as many as domestic violence.</text:p>
          </table:table-cell>
          <table:table-cell table:number-columns-repeated="1016"/>
        </table:table-row>
        <table:table-row table:style-name="ro1">
          <table:table-cell office:value-type="string">
            <text:p>web</text:p>
          </table:table-cell>
          <table:table-cell office:value-type="float" office:value="160">
            <text:p>160</text:p>
          </table:table-cell>
          <table:table-cell office:value-type="string">
            <text:p>The Domestic Violence Court Advocacy Program of Uptown Center Hull House</text:p>
          </table:table-cell>
          <table:table-cell office:value-type="string">
            <text:p>http://www.hullhouse.org/uc/dvcap.asp</text:p>
          </table:table-cell>
          <table:table-cell/>
          <table:table-cell office:value-type="float" office:value="1">
            <text:p>1</text:p>
          </table:table-cell>
          <table:table-cell office:value-type="string">
            <text:p>women</text:p>
          </table:table-cell>
          <table:table-cell office:value-type="string">
            <text:p>Domestic violence is the single largest cause of injury among women seen in emergency rooms, exceeding muggings, rapes, and auto accidents combined.</text:p>
          </table:table-cell>
          <table:table-cell table:number-columns-repeated="1016"/>
        </table:table-row>
        <table:table-row table:style-name="ro1">
          <table:table-cell office:value-type="string">
            <text:p>web</text:p>
          </table:table-cell>
          <table:table-cell office:value-type="float" office:value="161">
            <text:p>161</text:p>
          </table:table-cell>
          <table:table-cell office:value-type="string">
            <text:p>The Facts About Domestic Violence</text:p>
          </table:table-cell>
          <table:table-cell office:value-type="string">
            <text:p>http://www.angelfire.com/extreme3/rachelgraham82/domesticviolencefacts.html</text:p>
          </table:table-cell>
          <table:table-cell/>
          <table:table-cell office:value-type="float" office:value="1">
            <text:p>1</text:p>
          </table:table-cell>
          <table:table-cell office:value-type="string">
            <text:p>women</text:p>
          </table:table-cell>
          <table:table-cell office:value-type="string">
            <text:p>Domestic violence is the single largest cause of injury to women, surpassing mugging, rapes, and car accidents combined. (Flitcraft and Stark)</text:p>
          </table:table-cell>
          <table:table-cell table:number-columns-repeated="1016"/>
        </table:table-row>
        <table:table-row table:style-name="ro1">
          <table:table-cell office:value-type="string">
            <text:p>web</text:p>
          </table:table-cell>
          <table:table-cell office:value-type="float" office:value="162">
            <text:p>162</text:p>
          </table:table-cell>
          <table:table-cell office:value-type="string">
            <text:p>The Fatherhood Coalition</text:p>
          </table:table-cell>
          <table:table-cell office:value-type="string">
            <text:p>http://www.fatherhoodcoalition.org/cpf/newreadings/2004/MC_dv_lying_liars3_040216.htm</text:p>
          </table:table-cell>
          <table:table-cell office:value-type="float" office:value="1">
            <text:p>1</text:p>
          </table:table-cell>
          <table:table-cell/>
          <table:table-cell office:value-type="string">
            <text:p>women</text:p>
          </table:table-cell>
          <table:table-cell table:style-name="ce9" office:value-type="string">
            <text:p>The first report in this series focused on debunking a specific domestic violence lie, that it is the leading cause of injury for women’s hospital emergency department visits. We then raised the important question: What does it say about us that we are conditioned to accept such a gross exaggeration of the truth?</text:p>
          </table:table-cell>
          <table:table-cell table:number-columns-repeated="1016"/>
        </table:table-row>
        <table:table-row table:style-name="ro1">
          <table:table-cell office:value-type="string">
            <text:p>web</text:p>
          </table:table-cell>
          <table:table-cell office:value-type="float" office:value="163">
            <text:p>163</text:p>
          </table:table-cell>
          <table:table-cell office:value-type="string">
            <text:p>The Gender Violence Act, Illinois</text:p>
          </table:table-cell>
          <table:table-cell office:value-type="string">
            <text:p>http:www.icasa.org/uploads/HB_536_Fact_Sheet.doc</text:p>
          </table:table-cell>
          <table:table-cell table:number-columns-repeated="2"/>
          <table:table-cell office:value-type="string">
            <text:p>women</text:p>
          </table:table-cell>
          <table:table-cell table:style-name="ce9" office:value-type="string">
            <text:p>Battering is the single largest cause of injury to women in the United States; arrest rates run as low as 1 for every 100 domestic assaults; as many as 50 percent of homeless women and children are fleeing domestic violence; an estimated 4 million American women are battered each year by their husbands or partners. <text:s/>According to the Illinois Department of Human Services almost 80,000 women in Illinois were victims of domestic violence in 1999 alone. </text:p>
          </table:table-cell>
          <table:table-cell table:number-columns-repeated="1016"/>
        </table:table-row>
        <table:table-row table:style-name="ro1">
          <table:table-cell office:value-type="string">
            <text:p>web</text:p>
          </table:table-cell>
          <table:table-cell office:value-type="float" office:value="164">
            <text:p>164</text:p>
          </table:table-cell>
          <table:table-cell office:value-type="string">
            <text:p>THE HAITIANS AGAINST VIOLENCE AT HOME PROJECT</text:p>
          </table:table-cell>
          <table:table-cell office:value-type="string">
            <text:p>http://www.dwafanm.org/havh.htm</text:p>
          </table:table-cell>
          <table:table-cell/>
          <table:table-cell office:value-type="float" office:value="1">
            <text:p>1</text:p>
          </table:table-cell>
          <table:table-cell office:value-type="string">
            <text:p>women</text:p>
          </table:table-cell>
          <table:table-cell office:value-type="string">
            <text:p>Battering is the single largest cause of injury to women--more than rapes, accidents and muggings combined.</text:p>
          </table:table-cell>
          <table:table-cell table:number-columns-repeated="1016"/>
        </table:table-row>
        <table:table-row table:style-name="ro1">
          <table:table-cell office:value-type="string">
            <text:p>web</text:p>
          </table:table-cell>
          <table:table-cell office:value-type="float" office:value="165">
            <text:p>165</text:p>
          </table:table-cell>
          <table:table-cell office:value-type="string">
            <text:p>The Julian Center; counseling, safe shelter, and education for abused women</text:p>
          </table:table-cell>
          <table:table-cell office:value-type="string">
            <text:p>http://www.juliancenter.org/more_facts.html</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15 and 44 years of age in the U.S. - more than car accidents, muggings, and rapes combined.</text:p>
          </table:table-cell>
          <table:table-cell table:number-columns-repeated="1016"/>
        </table:table-row>
        <table:table-row table:style-name="ro1">
          <table:table-cell office:value-type="string">
            <text:p>web</text:p>
          </table:table-cell>
          <table:table-cell office:value-type="float" office:value="166">
            <text:p>166</text:p>
          </table:table-cell>
          <table:table-cell office:value-type="string">
            <text:p>The Official Website of the Pampa Police DepartmentWe at the Pampa Police Department welcome you to our site.We have gathered information about our department and placed them here for you to explore and enjoy.; Pampa, TX</text:p>
          </table:table-cell>
          <table:table-cell office:value-type="string">
            <text:p>http://www.pampapd.com/familyviolence.htm</text:p>
          </table:table-cell>
          <table:table-cell/>
          <table:table-cell office:value-type="float" office:value="1">
            <text:p>1</text:p>
          </table:table-cell>
          <table:table-cell office:value-type="string">
            <text:p>women</text:p>
          </table:table-cell>
          <table:table-cell office:value-type="string">
            <text:p>Battering is the single largest cause of injury to women in the U.S. It exceeds rapes, muggings, and auto accidents combined. Conservative estimates place the figure at over 3 million victims each year.</text:p>
          </table:table-cell>
          <table:table-cell table:number-columns-repeated="1016"/>
        </table:table-row>
        <table:table-row table:style-name="ro1">
          <table:table-cell office:value-type="string">
            <text:p>web</text:p>
          </table:table-cell>
          <table:table-cell office:value-type="float" office:value="167">
            <text:p>167</text:p>
          </table:table-cell>
          <table:table-cell office:value-type="string">
            <text:p>The P.E.A.C.E. Project educates the campus and community to prevent sexual assault, stalking and relationship violence. P.E.A.C.E. offers survivors and their loved ones advocacy, resources coordination, and support on their journey to healing!This projec</text:p>
          </table:table-cell>
          <table:table-cell office:value-type="string">
            <text:p>http://sai.cup.edu/peace_project/relationship_violence.php</text:p>
          </table:table-cell>
          <table:table-cell/>
          <table:table-cell office:value-type="float" office:value="1">
            <text:p>1</text:p>
          </table:table-cell>
          <table:table-cell office:value-type="string">
            <text:p>women</text:p>
          </table:table-cell>
          <table:table-cell office:value-type="string">
            <text:p>Domestic violence is the single largest cause of injury to women in the United States, more common than injuries sustained from car accidents, muggings, and rapes combined.</text:p>
          </table:table-cell>
          <table:table-cell table:number-columns-repeated="1016"/>
        </table:table-row>
        <table:table-row table:style-name="ro1">
          <table:table-cell office:value-type="string">
            <text:p>web</text:p>
          </table:table-cell>
          <table:table-cell office:value-type="float" office:value="168">
            <text:p>168</text:p>
          </table:table-cell>
          <table:table-cell office:value-type="string">
            <text:p>The WEEA Digest is published by the WEEA Publishing Center, a project at Education Development Center, Inc., under contract with the U.S. Department of Education, Office of Educational Research and Improvement. </text:p>
          </table:table-cell>
          <table:table-cell office:value-type="string">
            <text:p>http://www2.edc.org/WomensEquity/pubs/digests/digest-gbviolence.html</text:p>
          </table:table-cell>
          <table:table-cell table:number-columns-repeated="2"/>
          <table:table-cell office:value-type="string">
            <text:p>women</text:p>
          </table:table-cell>
          <table:table-cell office:value-type="string">
            <text:p>Former U.S. Surgeon General C. Everett Koop found that domestic violence is the single largest cause of injury to women: it is estimated that a woman is battered every 15 seconds.</text:p>
          </table:table-cell>
          <table:table-cell table:number-columns-repeated="1016"/>
        </table:table-row>
        <table:table-row table:style-name="ro1">
          <table:table-cell office:value-type="string">
            <text:p>web</text:p>
          </table:table-cell>
          <table:table-cell office:value-type="float" office:value="169">
            <text:p>169</text:p>
          </table:table-cell>
          <table:table-cell office:value-type="string">
            <text:p>The Women's Freedom Network Newsletter </text:p>
          </table:table-cell>
          <table:table-cell office:value-type="string">
            <text:p>http://www.womensfreedom.org/artic741.htm</text:p>
          </table:table-cell>
          <table:table-cell table:number-columns-repeated="2" office:value-type="float" office:value="1">
            <text:p>1</text:p>
          </table:table-cell>
          <table:table-cell office:value-type="string">
            <text:p>women</text:p>
          </table:table-cell>
          <table:table-cell table:style-name="ce9" office:value-type="string">
            <text:p>Take the claim that "battering is the single largest cause of injury to women in the U.S." According to the Centers for Disease Control, all violence, domestic or not, is the fifth leadng cause of injury for both women and men, after falls, car crashes, and accidental collisions and cuts. Auto accidents cause nearly three times as many injuries to women than violent crime, and nearly ten times as many as domestic violence.</text:p>
          </table:table-cell>
          <table:table-cell table:number-columns-repeated="1016"/>
        </table:table-row>
        <table:table-row table:style-name="ro1">
          <table:table-cell office:value-type="string">
            <text:p>web</text:p>
          </table:table-cell>
          <table:table-cell office:value-type="float" office:value="170">
            <text:p>170</text:p>
          </table:table-cell>
          <table:table-cell office:value-type="string">
            <text:p>The Women's Freedom Network Newsletter; Spring 1997, Vol. 4, No. 2.</text:p>
          </table:table-cell>
          <table:table-cell office:value-type="string">
            <text:p>http://www.womensfreedom.org/artic428.htm</text:p>
          </table:table-cell>
          <table:table-cell table:number-columns-repeated="2" office:value-type="float" office:value="1">
            <text:p>1</text:p>
          </table:table-cell>
          <table:table-cell office:value-type="string">
            <text:p>15-44</text:p>
          </table:table-cell>
          <table:table-cell table:style-name="ce9" office:value-type="string">
            <text:p>"Domestic violence is the leading cause of injury to women" (or, perhaps, to women 15 to 44). "22 to 35 percent of women's visits to emergency rooms are for injuries from battering." &lt;p&gt; More women are injured by domestic violence than in auto accidents, muggings, and stranger rapes combined. &lt;p&gt;These startling claims, routinely made by battered women's advocates -- and repeated by the media, by respectable organizations from the YWCA to the American Medical Association,and by politicians and government officials -- portray American society as a violent patriarchy in which women are constantly under assault by male terrorism. For several years, critics have challenged such figures as exaggerated and distorted for ideological purposes. A new report from the Centers for Disease Control, "National Hospital Ambulatory Medical Care Survey: 1992 Emergency Department Summary," dramatically vindicates the skeptics.</text:p>
          </table:table-cell>
          <table:table-cell table:number-columns-repeated="1016"/>
        </table:table-row>
        <table:table-row table:style-name="ro1">
          <table:table-cell office:value-type="string">
            <text:p>web</text:p>
          </table:table-cell>
          <table:table-cell office:value-type="float" office:value="171">
            <text:p>171</text:p>
          </table:table-cell>
          <table:table-cell office:value-type="string">
            <text:p>The Women's Resource Center</text:p>
          </table:table-cell>
          <table:table-cell office:value-type="string">
            <text:p>http://www.wrcdv.org/wrc_problem.html</text:p>
          </table:table-cell>
          <table:table-cell/>
          <table:table-cell office:value-type="float" office:value="1">
            <text:p>1</text:p>
          </table:table-cell>
          <table:table-cell office:value-type="string">
            <text:p>15-54</text:p>
          </table:table-cell>
          <table:table-cell office:value-type="string">
            <text:p>Domestic Violence is the leading cause of injury to women between the ages of fifteen and fourty-four in the United States -- more than car accidents, muggings and rapes combined. (Uniform Crime Reports, Federal Bureau of Investigation). </text:p>
          </table:table-cell>
          <table:table-cell table:number-columns-repeated="1016"/>
        </table:table-row>
        <table:table-row table:style-name="ro1">
          <table:table-cell office:value-type="string">
            <text:p>web</text:p>
          </table:table-cell>
          <table:table-cell office:value-type="float" office:value="172">
            <text:p>172</text:p>
          </table:table-cell>
          <table:table-cell office:value-type="string">
            <text:p>These materials have been written for trained healthcare professionals and assume specialized knowledge. Reference to these materials is no substitute for medical advice based on individual patient assessment, and may not be applicable in all circumstance</text:p>
          </table:table-cell>
          <table:table-cell office:value-type="string">
            <text:p>http://patients.uptodate.com/topic.asp%3Ffile%3Dgen_pedi/16108</text:p>
          </table:table-cell>
          <table:table-cell/>
          <table:table-cell office:value-type="float" office:value="1">
            <text:p>1</text:p>
          </table:table-cell>
          <table:table-cell office:value-type="string">
            <text:p>women</text:p>
          </table:table-cell>
          <table:table-cell office:value-type="string">
            <text:p>Battering is the single largest cause of injury to women in the United States. It exceeds rapes, muggings, and automobile accidents combined </text:p>
          </table:table-cell>
          <table:table-cell table:number-columns-repeated="1016"/>
        </table:table-row>
        <table:table-row table:style-name="ro1">
          <table:table-cell office:value-type="string">
            <text:p>web</text:p>
          </table:table-cell>
          <table:table-cell office:value-type="float" office:value="173">
            <text:p>173</text:p>
          </table:table-cell>
          <table:table-cell office:value-type="string">
            <text:p>ThinkQuest Homelessness Education Learning Pages</text:p>
          </table:table-cell>
          <table:table-cell office:value-type="string">
            <text:p>http://library.thinkquest.org/11644/thinkquest_violence.html</text:p>
          </table:table-cell>
          <table:table-cell table:number-columns-repeated="2"/>
          <table:table-cell office:value-type="string">
            <text:p>15-44</text:p>
          </table:table-cell>
          <table:table-cell office:value-type="string">
            <text:p>Domestice violence is the leading cause of injury to women ages 15-44 in the United States.</text:p>
          </table:table-cell>
          <table:table-cell table:number-columns-repeated="1016"/>
        </table:table-row>
        <table:table-row table:style-name="ro1">
          <table:table-cell office:value-type="string">
            <text:p>web</text:p>
          </table:table-cell>
          <table:table-cell office:value-type="float" office:value="174">
            <text:p>174</text:p>
          </table:table-cell>
          <table:table-cell office:value-type="string">
            <text:p>Tri-County Council on Domestic Violence and Sexual Assault, Inc.</text:p>
          </table:table-cell>
          <table:table-cell office:value-type="string">
            <text:p>http://www.tri-countycouncil.org/dv/dvfacts.cfm</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ages 15 and 44 in the united States - more than car accidents, muggings, and rapes combined. (Uniform Crime Reports, Federal Bureau of Investigation, 1991)</text:p>
          </table:table-cell>
          <table:table-cell table:number-columns-repeated="1016"/>
        </table:table-row>
        <table:table-row table:style-name="ro1">
          <table:table-cell office:value-type="string">
            <text:p>web</text:p>
          </table:table-cell>
          <table:table-cell office:value-type="float" office:value="175">
            <text:p>175</text:p>
          </table:table-cell>
          <table:table-cell office:value-type="string">
            <text:p>Turning Point Domestic Violence Shelter and Counseling Services of Central Ohio</text:p>
          </table:table-cell>
          <table:table-cell office:value-type="string">
            <text:p>http://www.turningpoint6.com/pages/faq.shtml</text:p>
          </table:table-cell>
          <table:table-cell/>
          <table:table-cell office:value-type="float" office:value="1">
            <text:p>1</text:p>
          </table:table-cell>
          <table:table-cell office:value-type="string">
            <text:p>women</text:p>
          </table:table-cell>
          <table:table-cell office:value-type="string">
            <text:p># Domestic violence is the single largest cause of injury to women in the United States, more common than injuries sustained from car accidents, muggings, and rapes combined. </text:p>
          </table:table-cell>
          <table:table-cell table:number-columns-repeated="1016"/>
        </table:table-row>
        <table:table-row table:style-name="ro1">
          <table:table-cell office:value-type="string">
            <text:p>web</text:p>
          </table:table-cell>
          <table:table-cell office:value-type="float" office:value="176">
            <text:p>176</text:p>
          </table:table-cell>
          <table:table-cell office:value-type="string">
            <text:p>Under Stella's Hat; DOMESTIC VIOLENCE IS A CRIME!</text:p>
          </table:table-cell>
          <table:table-cell office:value-type="string">
            <text:p>http://www.stellaparton.com/under.htm</text:p>
          </table:table-cell>
          <table:table-cell/>
          <table:table-cell office:value-type="float" office:value="1">
            <text:p>1</text:p>
          </table:table-cell>
          <table:table-cell office:value-type="string">
            <text:p>women</text:p>
          </table:table-cell>
          <table:table-cell office:value-type="string">
            <text:p>Domestic violence is the single largest cause of injury to women, surpassing mugging, rapes, and car accidents combined. (Flitcraft and Stark)</text:p>
          </table:table-cell>
          <table:table-cell table:number-columns-repeated="1016"/>
        </table:table-row>
        <table:table-row table:style-name="ro1">
          <table:table-cell office:value-type="string">
            <text:p>web</text:p>
          </table:table-cell>
          <table:table-cell office:value-type="float" office:value="177">
            <text:p>177</text:p>
          </table:table-cell>
          <table:table-cell office:value-type="string">
            <text:p>Understanding Domestic Violence</text:p>
          </table:table-cell>
          <table:table-cell office:value-type="string">
            <text:p>http://www.ywcabham.org/DVRes/safetyplan.asp</text:p>
          </table:table-cell>
          <table:table-cell/>
          <table:table-cell office:value-type="float" office:value="1">
            <text:p>1</text:p>
          </table:table-cell>
          <table:table-cell office:value-type="string">
            <text:p>women</text:p>
          </table:table-cell>
          <table:table-cell office:value-type="string">
            <text:p>Battering is the single largest cause of injury to women in the United States - more than mugging, automobile accidents and rape combined.</text:p>
          </table:table-cell>
          <table:table-cell table:number-columns-repeated="1016"/>
        </table:table-row>
        <table:table-row table:style-name="ro1">
          <table:table-cell office:value-type="string">
            <text:p>web</text:p>
          </table:table-cell>
          <table:table-cell office:value-type="float" office:value="178">
            <text:p>178</text:p>
          </table:table-cell>
          <table:table-cell office:value-type="string">
            <text:p>Unitarian Universalist Association</text:p>
          </table:table-cell>
          <table:table-cell office:value-type="string">
            <text:p>http://www.uua.org/actions/women/93violence.html</text:p>
          </table:table-cell>
          <table:table-cell table:number-columns-repeated="2"/>
          <table:table-cell office:value-type="string">
            <text:p>women</text:p>
          </table:table-cell>
          <table:table-cell office:value-type="string">
            <text:p>WHEREAS the rates of violent crime including sexual assault, rape, battering, and murder are rising and battering is the largest cause of injury to women in the United States and Canada;</text:p>
          </table:table-cell>
          <table:table-cell table:number-columns-repeated="1016"/>
        </table:table-row>
        <table:table-row table:style-name="ro1">
          <table:table-cell office:value-type="string">
            <text:p>web</text:p>
          </table:table-cell>
          <table:table-cell office:value-type="float" office:value="179">
            <text:p>179</text:p>
          </table:table-cell>
          <table:table-cell office:value-type="string">
            <text:p>Unitarian Universalist Association</text:p>
          </table:table-cell>
          <table:table-cell office:value-type="string">
            <text:p>http://www.uua.org/programs/justice/sjsb/w.pdf</text:p>
          </table:table-cell>
          <table:table-cell table:number-columns-repeated="2"/>
          <table:table-cell office:value-type="string">
            <text:p>women</text:p>
          </table:table-cell>
          <table:table-cell office:value-type="string">
            <text:p>Whereas the rates of violen crime including sexual asault, rape, battering, and murder are rising and battering is the largest cause of injury to women in the United States and Canada</text:p>
          </table:table-cell>
          <table:table-cell table:number-columns-repeated="1016"/>
        </table:table-row>
        <table:table-row table:style-name="ro1">
          <table:table-cell office:value-type="string">
            <text:p>web</text:p>
          </table:table-cell>
          <table:table-cell office:value-type="float" office:value="180">
            <text:p>180</text:p>
          </table:table-cell>
          <table:table-cell office:value-type="string">
            <text:p>United Nations Department of Public Information </text:p>
          </table:table-cell>
          <table:table-cell office:value-type="string">
            <text:p>http://www.un.org/rights/dpi1772e.htm</text:p>
          </table:table-cell>
          <table:table-cell table:number-columns-repeated="2"/>
          <table:table-cell office:value-type="string">
            <text:p>15-44</text:p>
          </table:table-cell>
          <table:table-cell office:value-type="string">
            <text:p>Indeed, domestic violence is the leading cause of injury among women of reproductive age in the United States. Between 22 and 35 per cent of women who visit emergency rooms are there for that reason.</text:p>
          </table:table-cell>
          <table:table-cell table:number-columns-repeated="1016"/>
        </table:table-row>
        <table:table-row table:style-name="ro1">
          <table:table-cell office:value-type="string">
            <text:p>web</text:p>
          </table:table-cell>
          <table:table-cell office:value-type="float" office:value="181">
            <text:p>181</text:p>
          </table:table-cell>
          <table:table-cell office:value-type="string">
            <text:p>United Nations Population Fund</text:p>
          </table:table-cell>
          <table:table-cell office:value-type="string">
            <text:p>http://www.unfpa.org/intercenter/role4men/eliminat.htm</text:p>
          </table:table-cell>
          <table:table-cell table:number-columns-repeated="2"/>
          <table:table-cell office:value-type="string">
            <text:p>15-44</text:p>
          </table:table-cell>
          <table:table-cell office:value-type="string">
            <text:p>In the United States, wife abuse is the leading cause of injury among women of reproductive age. </text:p>
          </table:table-cell>
          <table:table-cell table:number-columns-repeated="1016"/>
        </table:table-row>
        <table:table-row table:style-name="ro1">
          <table:table-cell office:value-type="string">
            <text:p>web</text:p>
          </table:table-cell>
          <table:table-cell office:value-type="float" office:value="182">
            <text:p>182</text:p>
          </table:table-cell>
          <table:table-cell office:value-type="string">
            <text:p>UNITING IN THE FIGHT TO END DOMESTIC VIOLENCE -- HON. KENDRICK B. MEEK (Extensions of Remarks - March 06, 2003)</text:p>
          </table:table-cell>
          <table:table-cell office:value-type="string">
            <text:p>http://thomas.loc.gov/cgi-bin/query/z?r108:E06MR3-0021:</text:p>
          </table:table-cell>
          <table:table-cell/>
          <table:table-cell office:value-type="float" office:value="1">
            <text:p>1</text:p>
          </table:table-cell>
          <table:table-cell office:value-type="string">
            <text:p>15-44</text:p>
          </table:table-cell>
          <table:table-cell office:value-type="string">
            <text:p>Domestic violence is the single largest cause of injury to women between the ages of fifteen and forty-four, more than muggings, car accidents and rapes combined.</text:p>
          </table:table-cell>
          <table:table-cell table:number-columns-repeated="1016"/>
        </table:table-row>
        <table:table-row table:style-name="ro1">
          <table:table-cell office:value-type="string">
            <text:p>web</text:p>
          </table:table-cell>
          <table:table-cell office:value-type="float" office:value="183">
            <text:p>183</text:p>
          </table:table-cell>
          <table:table-cell office:value-type="string">
            <text:p>University of Cincinnati, The Ohio State University, Case Western Reserve university; NetWellness, Consumer Health Information; Domestic ViolenceDo You Live in Fear of Your Partner?</text:p>
          </table:table-cell>
          <table:table-cell office:value-type="string">
            <text:p>http://www.netwellness.org/healthtopics/domesticv/introduction.cfm</text:p>
          </table:table-cell>
          <table:table-cell/>
          <table:table-cell office:value-type="float" office:value="1">
            <text:p>1</text:p>
          </table:table-cell>
          <table:table-cell office:value-type="string">
            <text:p>women</text:p>
          </table:table-cell>
          <table:table-cell office:value-type="string">
            <text:p>Domestic violence is the single largest cause of injury to women in the United States. More common than accidents, muggings and rapes combined, woman battering is the most under-reported crime in America.</text:p>
          </table:table-cell>
          <table:table-cell table:number-columns-repeated="1016"/>
        </table:table-row>
        <table:table-row table:style-name="ro1">
          <table:table-cell office:value-type="string">
            <text:p>web</text:p>
          </table:table-cell>
          <table:table-cell office:value-type="float" office:value="184">
            <text:p>184</text:p>
          </table:table-cell>
          <table:table-cell office:value-type="string">
            <text:p>University of Southern Missippi; the Police Corps</text:p>
          </table:table-cell>
          <table:table-cell office:value-type="string">
            <text:p>http://www.usm.edu/policecorps/cyberinst/cmap/03domesticviolence.pdf</text:p>
          </table:table-cell>
          <table:table-cell table:number-columns-repeated="2"/>
          <table:table-cell office:value-type="string">
            <text:p>15-44</text:p>
          </table:table-cell>
          <table:table-cell office:value-type="string">
            <text:p>Domestic violence is the leading cause of injury to women 15 to 44.</text:p>
          </table:table-cell>
          <table:table-cell table:number-columns-repeated="1016"/>
        </table:table-row>
        <table:table-row table:style-name="ro1">
          <table:table-cell office:value-type="string">
            <text:p>web</text:p>
          </table:table-cell>
          <table:table-cell office:value-type="float" office:value="185">
            <text:p>185</text:p>
          </table:table-cell>
          <table:table-cell office:value-type="string">
            <text:p>V-Day 2002</text:p>
          </table:table-cell>
          <table:table-cell office:value-type="string">
            <text:p>http://www.awakenedwoman.com/vday.htm</text:p>
          </table:table-cell>
          <table:table-cell table:number-columns-repeated="2"/>
          <table:table-cell office:value-type="string">
            <text:p>15-44</text:p>
          </table:table-cell>
          <table:table-cell office:value-type="string">
            <text:p>Battering is the leading cause of injury to women aged 15 to 44 in the United States. (US Surgeon General, 1992)</text:p>
          </table:table-cell>
          <table:table-cell table:number-columns-repeated="1016"/>
        </table:table-row>
        <table:table-row table:style-name="ro1">
          <table:table-cell office:value-type="string">
            <text:p>web</text:p>
          </table:table-cell>
          <table:table-cell office:value-type="float" office:value="186">
            <text:p>186</text:p>
          </table:table-cell>
          <table:table-cell office:value-type="string">
            <text:p>V-Day at Loyola; Women's Resource Center</text:p>
          </table:table-cell>
          <table:table-cell office:value-type="string">
            <text:p>http://www.loyno.edu/womens.center/vday.html</text:p>
          </table:table-cell>
          <table:table-cell/>
          <table:table-cell office:value-type="float" office:value="1">
            <text:p>1</text:p>
          </table:table-cell>
          <table:table-cell office:value-type="string">
            <text:p>15-44</text:p>
          </table:table-cell>
          <table:table-cell table:style-name="ce9" office:value-type="string">
            <text:p>Fact #28: A University of Pennsylvania research study found that domestic violence is the leading cause of injury to low-income, inner-city Philadelphia women between the ages of 15 to 44 Ñ more common than automobile accidents, mugging and rapes combined. In this study domestic violence included injuries caused by street crime.</text:p>
          </table:table-cell>
          <table:table-cell table:number-columns-repeated="1016"/>
        </table:table-row>
        <table:table-row table:style-name="ro1">
          <table:table-cell office:value-type="string">
            <text:p>web</text:p>
          </table:table-cell>
          <table:table-cell office:value-type="float" office:value="187">
            <text:p>187</text:p>
          </table:table-cell>
          <table:table-cell office:value-type="string">
            <text:p>Vermont Commission on Women; Domestic Violence</text:p>
          </table:table-cell>
          <table:table-cell office:value-type="string">
            <text:p>http://www.women.state.vt.us/domvio.html</text:p>
          </table:table-cell>
          <table:table-cell/>
          <table:table-cell office:value-type="float" office:value="1">
            <text:p>1</text:p>
          </table:table-cell>
          <table:table-cell office:value-type="string">
            <text:p>women</text:p>
          </table:table-cell>
          <table:table-cell office:value-type="string">
            <text:p>Whereas, according to the US Surgeon General, intimate partner violence is the single largest cause of injury to women, greater than rapes, muggings, and auto accidents combined, and</text:p>
          </table:table-cell>
          <table:table-cell table:number-columns-repeated="1016"/>
        </table:table-row>
        <table:table-row table:style-name="ro1">
          <table:table-cell office:value-type="string">
            <text:p>web</text:p>
          </table:table-cell>
          <table:table-cell office:value-type="float" office:value="188">
            <text:p>188</text:p>
          </table:table-cell>
          <table:table-cell office:value-type="string">
            <text:p>Violence against Women 365 International Poster Exhibition</text:p>
          </table:table-cell>
          <table:table-cell office:value-type="string">
            <text:p>http://www.dvposters365.net/background.htm</text:p>
          </table:table-cell>
          <table:table-cell table:number-columns-repeated="2"/>
          <table:table-cell office:value-type="string">
            <text:p>women</text:p>
          </table:table-cell>
          <table:table-cell table:style-name="ce9" office:value-type="string">
            <text:p>It can happen to you or someone you love… Silence is deadly, especially when it comes to domestic violence. Did you know that 1:3 women will be a victim of domestic violence in their lifetime? And did you know that this is the largest cause of injury to women in America? </text:p>
          </table:table-cell>
          <table:table-cell table:number-columns-repeated="1016"/>
        </table:table-row>
        <table:table-row table:style-name="ro1">
          <table:table-cell office:value-type="string">
            <text:p>web</text:p>
          </table:table-cell>
          <table:table-cell office:value-type="float" office:value="189">
            <text:p>189</text:p>
          </table:table-cell>
          <table:table-cell office:value-type="string">
            <text:p>WebMagic's Abuse.com</text:p>
          </table:table-cell>
          <table:table-cell office:value-type="string">
            <text:p>http://www.abuse.com/domestic_violence/</text:p>
          </table:table-cell>
          <table:table-cell/>
          <table:table-cell office:value-type="float" office:value="1">
            <text:p>1</text:p>
          </table:table-cell>
          <table:table-cell office:value-type="string">
            <text:p>15-44</text:p>
          </table:table-cell>
          <table:table-cell office:value-type="string">
            <text:p>Domestic violence is the leading cause of injury to women between ages 15 and 44 in the United States, more than car accidents, mugging and rape combined.</text:p>
          </table:table-cell>
          <table:table-cell table:number-columns-repeated="1016"/>
        </table:table-row>
        <table:table-row table:style-name="ro1">
          <table:table-cell office:value-type="string">
            <text:p>web</text:p>
          </table:table-cell>
          <table:table-cell office:value-type="float" office:value="190">
            <text:p>190</text:p>
          </table:table-cell>
          <table:table-cell office:value-type="string">
            <text:p>Welcome To The Online Home OfSouthern Valley Alliance For Battered Women! SVABW was formed in 1982 to assist women who are trapped in abusive relationships. <text:s text:c="3"/>We are a non-profit organization founded by community women and dedicated to providing the b</text:p>
          </table:table-cell>
          <table:table-cell office:value-type="string">
            <text:p>http://www.southernvalleyalliance.org/education.html</text:p>
          </table:table-cell>
          <table:table-cell/>
          <table:table-cell office:value-type="float" office:value="1">
            <text:p>1</text:p>
          </table:table-cell>
          <table:table-cell office:value-type="string">
            <text:p>women</text:p>
          </table:table-cell>
          <table:table-cell office:value-type="string">
            <text:p><text:s/>That battering is the largest cause of serious injury to women in America? That's more than auto accidents, muggings and rapes combined.</text:p>
          </table:table-cell>
          <table:table-cell table:number-columns-repeated="1016"/>
        </table:table-row>
        <table:table-row table:style-name="ro1">
          <table:table-cell office:value-type="string">
            <text:p>web</text:p>
          </table:table-cell>
          <table:table-cell office:value-type="float" office:value="191">
            <text:p>191</text:p>
          </table:table-cell>
          <table:table-cell office:value-type="string">
            <text:p>Welcome to The Spirit of A Woman website. The Spirit of a Woman is Southwest Women Working Together’s (SWWT) largest annual event and is one of the many ways our organization works to campaign against the violence that permeates our society. SWWT created </text:p>
          </table:table-cell>
          <table:table-cell office:value-type="string">
            <text:p>http://www.thespiritofawoman.com/Dom-violence.html</text:p>
          </table:table-cell>
          <table:table-cell/>
          <table:table-cell office:value-type="float" office:value="1">
            <text:p>1</text:p>
          </table:table-cell>
          <table:table-cell office:value-type="string">
            <text:p>women</text:p>
          </table:table-cell>
          <table:table-cell office:value-type="string">
            <text:p>Domestic violence is the single largest cause of injury to women, occurring more often than car accidents, muggings and rapes combined</text:p>
          </table:table-cell>
          <table:table-cell table:number-columns-repeated="1016"/>
        </table:table-row>
        <table:table-row table:style-name="ro1">
          <table:table-cell office:value-type="string">
            <text:p>web</text:p>
          </table:table-cell>
          <table:table-cell office:value-type="float" office:value="192">
            <text:p>192</text:p>
          </table:table-cell>
          <table:table-cell office:value-type="string">
            <text:p>Welcome! Organized around 65 document projects with 1900 primary documents, the Women and Social Movements website offers new ways for students, teachers, and scholars to study American History. You are currently on the editorial home page for the website</text:p>
          </table:table-cell>
          <table:table-cell office:value-type="string">
            <text:p>http://www.binghamton.edu/womhist/vawa/doc18.htm</text:p>
          </table:table-cell>
          <table:table-cell table:number-columns-repeated="2"/>
          <table:table-cell office:value-type="string">
            <text:p>women</text:p>
          </table:table-cell>
          <table:table-cell office:value-type="string">
            <text:p>Physicians testified, for example, that at least 37% of female hospital emergency room cases are due to abuse, and Representatives learned of the Surgeon General's conclusion that “battery is the single largest cause of injury among women.” </text:p>
          </table:table-cell>
          <table:table-cell table:number-columns-repeated="1016"/>
        </table:table-row>
        <table:table-row table:style-name="ro1">
          <table:table-cell office:value-type="string">
            <text:p>web</text:p>
          </table:table-cell>
          <table:table-cell office:value-type="float" office:value="193">
            <text:p>193</text:p>
          </table:table-cell>
          <table:table-cell office:value-type="string">
            <text:p>Wisconsin Coalition Against Domestic Violence</text:p>
          </table:table-cell>
          <table:table-cell office:value-type="string">
            <text:p>http://www.wcadv.org/?go=gethelp/faqs</text:p>
          </table:table-cell>
          <table:table-cell table:number-columns-repeated="2"/>
          <table:table-cell office:value-type="string">
            <text:p>women</text:p>
          </table:table-cell>
          <table:table-cell office:value-type="string">
            <text:p>Domestic violence is the leading cause of injury to women in the United States. </text:p>
          </table:table-cell>
          <table:table-cell table:number-columns-repeated="1016"/>
        </table:table-row>
        <table:table-row table:style-name="ro1">
          <table:table-cell office:value-type="string">
            <text:p>web</text:p>
          </table:table-cell>
          <table:table-cell office:value-type="float" office:value="194">
            <text:p>194</text:p>
          </table:table-cell>
          <table:table-cell office:value-type="string">
            <text:p>Wisconsin Department of Health &amp; Family Services</text:p>
          </table:table-cell>
          <table:table-cell office:value-type="string">
            <text:p>http://www.dhfs.state.wi.us/womenshealth/DomesticViolence.htm</text:p>
          </table:table-cell>
          <table:table-cell/>
          <table:table-cell office:value-type="float" office:value="1">
            <text:p>1</text:p>
          </table:table-cell>
          <table:table-cell office:value-type="string">
            <text:p>15-44</text:p>
          </table:table-cell>
          <table:table-cell office:value-type="string">
            <text:p>Domestic violence is the leading cause of injury to women ages 15-44 in the U.S. — more than car crashes, muggings and rapes combined. </text:p>
          </table:table-cell>
          <table:table-cell table:number-columns-repeated="1016"/>
        </table:table-row>
        <table:table-row table:style-name="ro1">
          <table:table-cell office:value-type="string">
            <text:p>web</text:p>
          </table:table-cell>
          <table:table-cell office:value-type="float" office:value="195">
            <text:p>195</text:p>
          </table:table-cell>
          <table:table-cell office:value-type="string">
            <text:p>WNMUUnited Campus MinistryHandbook on Domestic Violence</text:p>
          </table:table-cell>
          <table:table-cell office:value-type="string">
            <text:p>http://www.wnmu.edu/ministry/webdomvo.html</text:p>
          </table:table-cell>
          <table:table-cell table:number-columns-repeated="2"/>
          <table:table-cell office:value-type="string">
            <text:p>women</text:p>
          </table:table-cell>
          <table:table-cell office:value-type="string">
            <text:p>* Between 3-4 million women are battered each year. Out of this 3-4 million, one million women seek medical treatment making battery the single largest cause of injury to women in the U.S.</text:p>
          </table:table-cell>
          <table:table-cell table:number-columns-repeated="1016"/>
        </table:table-row>
        <table:table-row table:style-name="ro1">
          <table:table-cell office:value-type="string">
            <text:p>web</text:p>
          </table:table-cell>
          <table:table-cell office:value-type="float" office:value="196">
            <text:p>196</text:p>
          </table:table-cell>
          <table:table-cell office:value-type="string">
            <text:p>Women Alive; Autumn 1993; Domestic Violence: Is It Happening To You?</text:p>
          </table:table-cell>
          <table:table-cell office:value-type="string">
            <text:p>http://www.aegis.com/pubs/woalive/1993/WO1993-0910.html</text:p>
          </table:table-cell>
          <table:table-cell table:number-columns-repeated="2"/>
          <table:table-cell office:value-type="string">
            <text:p>women</text:p>
          </table:table-cell>
          <table:table-cell table:style-name="ce9" office:value-type="string">
            <text:p>More than 2 million women are battered every year in the U.S. Battery is the single largest cause of injury to women. Over half of all women seeking help in hospital emergency rooms are there because of Domestic Violence. This crime is under-reported because many women are afraid to call the police.</text:p>
          </table:table-cell>
          <table:table-cell table:number-columns-repeated="1016"/>
        </table:table-row>
        <table:table-row table:style-name="ro1">
          <table:table-cell office:value-type="string">
            <text:p>web</text:p>
          </table:table-cell>
          <table:table-cell office:value-type="float" office:value="197">
            <text:p>197</text:p>
          </table:table-cell>
          <table:table-cell office:value-type="string">
            <text:p>Womenaid International</text:p>
          </table:table-cell>
          <table:table-cell office:value-type="string">
            <text:p>http://www.womenaid.org/press/info/violence/womenviolence.html</text:p>
          </table:table-cell>
          <table:table-cell table:number-columns-repeated="2"/>
          <table:table-cell office:value-type="string">
            <text:p>15-44</text:p>
          </table:table-cell>
          <table:table-cell office:value-type="string">
            <text:p>Indeed, domestic violence is the leading cause of injury among women of reproductive aged in the United States. <text:s/></text:p>
          </table:table-cell>
          <table:table-cell table:number-columns-repeated="1016"/>
        </table:table-row>
        <table:table-row table:style-name="ro1">
          <table:table-cell office:value-type="string">
            <text:p>web</text:p>
          </table:table-cell>
          <table:table-cell office:value-type="float" office:value="198">
            <text:p>198</text:p>
          </table:table-cell>
          <table:table-cell office:value-type="string">
            <text:p>Women's Health &amp; Education Center </text:p>
          </table:table-cell>
          <table:table-cell office:value-type="string">
            <text:p>http://www.womenshealthsection.com/content/vaw/vaw001.php3</text:p>
          </table:table-cell>
          <table:table-cell table:number-columns-repeated="2"/>
          <table:table-cell office:value-type="string">
            <text:p>19-44</text:p>
          </table:table-cell>
          <table:table-cell office:value-type="string">
            <text:p>A leading cause of injury to women of all ages and the leading cause of violent injury to pregnant women &amp; women between 18 and 44 years of age</text:p>
          </table:table-cell>
          <table:table-cell table:number-columns-repeated="1016"/>
        </table:table-row>
        <table:table-row table:style-name="ro1">
          <table:table-cell office:value-type="string">
            <text:p>web</text:p>
          </table:table-cell>
          <table:table-cell office:value-type="float" office:value="199">
            <text:p>199</text:p>
          </table:table-cell>
          <table:table-cell office:value-type="string">
            <text:p>Women's Learning Partnership for Rights, Development, and Peace (WLP) </text:p>
          </table:table-cell>
          <table:table-cell office:value-type="string">
            <text:p>http://learningpartnership.org/facts/gender.phtml?slashSess=6664694a20985da6718eecb4781e3de5</text:p>
          </table:table-cell>
          <table:table-cell table:number-columns-repeated="2"/>
          <table:table-cell office:value-type="string">
            <text:p>women</text:p>
          </table:table-cell>
          <table:table-cell office:value-type="string">
            <text:p># Domestic violence is the leading cause of injury and death for women worldwide.</text:p>
          </table:table-cell>
          <table:table-cell table:number-columns-repeated="1016"/>
        </table:table-row>
        <table:table-row table:style-name="ro1">
          <table:table-cell office:value-type="string">
            <text:p>web</text:p>
          </table:table-cell>
          <table:table-cell office:value-type="float" office:value="200">
            <text:p>200</text:p>
          </table:table-cell>
          <table:table-cell office:value-type="string">
            <text:p>wrongdiagnosis.com</text:p>
          </table:table-cell>
          <table:table-cell office:value-type="string">
            <text:p>http://www.wrongdiagnosis.com/artic/violence_against_women_nwhic.htm</text:p>
          </table:table-cell>
          <table:table-cell table:number-columns-repeated="2"/>
          <table:table-cell office:value-type="string">
            <text:p>15-44</text:p>
          </table:table-cell>
          <table:table-cell office:value-type="string">
            <text:p>It is a leading cause of injury for American women between the ages of 15 and 44. </text:p>
          </table:table-cell>
          <table:table-cell table:number-columns-repeated="1016"/>
        </table:table-row>
        <table:table-row table:style-name="ro1">
          <table:table-cell office:value-type="string">
            <text:p>web</text:p>
          </table:table-cell>
          <table:table-cell office:value-type="float" office:value="201">
            <text:p>201</text:p>
          </table:table-cell>
          <table:table-cell office:value-type="string">
            <text:p>Znet Commentary</text:p>
          </table:table-cell>
          <table:table-cell office:value-type="string">
            <text:p>http://www.zmag.org/sustainers/content/2006-02/22parenti.cfm</text:p>
          </table:table-cell>
          <table:table-cell table:number-columns-repeated="2"/>
          <table:table-cell office:value-type="string">
            <text:p>15-44</text:p>
          </table:table-cell>
          <table:table-cell office:value-type="string">
            <text:p>In the USA domestic violence is the leading cause of injury among females of reproductive age. </text:p>
          </table:table-cell>
          <table:table-cell table:number-columns-repeated="1016"/>
        </table:table-row>
        <table:table-row table:style-name="ro1" table:number-rows-repeated="1048373">
          <table:table-cell table:number-columns-repeated="1024"/>
        </table:table-row>
        <table:table-row table:style-name="ro1">
          <table:table-cell table:number-columns-repeated="1024"/>
        </table:table-row>
      </table:table>
      <table:table table:name="misc" table:style-name="ta11" table:print="false">
        <table:table-column table:style-name="co2" table:default-cell-style-name="ce2"/>
        <table:table-column table:style-name="co49" table:default-cell-style-name="ce2"/>
        <table:table-column table:style-name="co50" table:default-cell-style-name="ce2"/>
        <table:table-column table:style-name="co2" table:default-cell-style-name="ce2"/>
        <table:table-column table:style-name="co51" table:default-cell-style-name="ce2"/>
        <table:table-column table:style-name="co25" table:default-cell-style-name="ce2"/>
        <table:table-column table:style-name="co2" table:number-columns-repeated="3" table:default-cell-style-name="ce2"/>
        <table:table-column table:style-name="co23" table:default-cell-style-name="ce2"/>
        <table:table-column table:style-name="co52" table:default-cell-style-name="ce2"/>
        <table:table-column table:style-name="co53" table:default-cell-style-name="ce2"/>
        <table:table-column table:style-name="co54" table:default-cell-style-name="ce2"/>
        <table:table-column table:style-name="co2" table:number-columns-repeated="1011" table:default-cell-style-name="ce2"/>
        <table:table-row table:style-name="ro1">
          <table:table-cell table:style-name="ce7" office:value-type="string">
            <text:p>cfield</text:p>
          </table:table-cell>
          <table:table-cell table:style-name="ce7" office:value-type="string">
            <text:p>cfrn</text:p>
          </table:table-cell>
          <table:table-cell table:style-name="ce7" office:value-type="string">
            <text:p>year</text:p>
          </table:table-cell>
          <table:table-cell table:style-name="ce8" office:value-type="string">
            <text:p>date</text:p>
          </table:table-cell>
          <table:table-cell table:style-name="ce7" office:value-type="string">
            <text:p>journal (news publication)</text:p>
          </table:table-cell>
          <table:table-cell table:style-name="ce7" office:value-type="string">
            <text:p>title</text:p>
          </table:table-cell>
          <table:table-cell table:style-name="ce7" office:value-type="string">
            <text:p>author</text:p>
          </table:table-cell>
          <table:table-cell table:style-name="ce7" office:value-type="string">
            <text:p>debunk</text:p>
          </table:table-cell>
          <table:table-cell table:style-name="ce7" office:value-type="string">
            <text:p>comparators</text:p>
          </table:table-cell>
          <table:table-cell table:style-name="ce7" office:value-type="string">
            <text:p>ages</text:p>
          </table:table-cell>
          <table:table-cell table:style-name="ce7" office:value-type="string">
            <text:p>statement</text:p>
          </table:table-cell>
          <table:table-cell table:style-name="ce7"/>
          <table:table-cell table:style-name="ce7" office:value-type="string">
            <text:p>sources and notes</text:p>
          </table:table-cell>
          <table:table-cell table:number-columns-repeated="1011"/>
        </table:table-row>
        <table:table-row table:style-name="ro1">
          <table:table-cell office:value-type="string">
            <text:p>misc</text:p>
          </table:table-cell>
          <table:table-cell office:value-type="float" office:value="1">
            <text:p>1</text:p>
          </table:table-cell>
          <table:table-cell office:value-type="float" office:value="1983">
            <text:p>1983</text:p>
          </table:table-cell>
          <table:table-cell table:style-name="ce11" office:value-type="date" office:date-value="1983-09-05">
            <text:p>9/5/1983</text:p>
          </table:table-cell>
          <table:table-cell office:value-type="string">
            <text:p>Time (national weekly news magazine)</text:p>
          </table:table-cell>
          <table:table-cell office:value-type="string">
            <text:p>Wife Beating: The Silent Crime</text:p>
          </table:table-cell>
          <table:table-cell office:value-type="string">
            <text:p>Jane O'Reilly, Barbara B. Dolan, and Elizabeth Taylor</text:p>
          </table:table-cell>
          <table:table-cell/>
          <table:table-cell office:value-type="float" office:value="1">
            <text:p>1</text:p>
          </table:table-cell>
          <table:table-cell/>
          <table:table-cell office:value-type="string">
            <text:p>Battery is the single major cause of injury to women, more significant than auto accidents, rapes or muggings. What is new is that in the U.S. wife beating is no longer widely accepted as an inevitable and private matter.</text:p>
          </table:table-cell>
          <table:table-cell table:number-columns-repeated="1013"/>
        </table:table-row>
        <table:table-row table:style-name="ro1" table:number-rows-repeated="104857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S Sans Serif" svg:font-family="'MS Sans Serif'"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Excel_20_Built-in_20_Percent" style:display-name="Excel Built-in Percent" style:family="table-cell" style:parent-style-name="Excel_20_Built-in_20_Normal" style:data-style-name="N801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3:53:49</text:time></text:p>
        </style:region-right>
      </style:header>
      <style:header-left style:display="false"/>
      <style:footer>
        <text:p>Page <text:page-number>1</text:page-number> / <text:page-count>99</text:page-count></text:p>
      </style:footer>
      <style:footer-left style:display="false"/>
    </style:master-page>
    <style:master-page style:name="PageStyle_5f_summary_20_stats" style:display-name="PageStyle_summary stats" style:page-layout-name="Mpm3">
      <style:header style:display="false"/>
      <style:header-left style:display="false"/>
      <style:footer style:display="false"/>
      <style:footer-left style:display="false"/>
    </style:master-page>
    <style:master-page style:name="PageStyle_5f_news_20_summary" style:display-name="PageStyle_news summary" style:page-layout-name="Mpm3">
      <style:header style:display="false"/>
      <style:header-left style:display="false"/>
      <style:footer style:display="false"/>
      <style:footer-left style:display="false"/>
    </style:master-page>
    <style:master-page style:name="PageStyle_5f_law_20_journals_20_summary" style:display-name="PageStyle_law journals summary" style:page-layout-name="Mpm3">
      <style:header style:display="false"/>
      <style:header-left style:display="false"/>
      <style:footer style:display="false"/>
      <style:footer-left style:display="false"/>
    </style:master-page>
    <style:master-page style:name="PageStyle_5f_Congress_20_summary" style:display-name="PageStyle_Congress summary" style:page-layout-name="Mpm3">
      <style:header style:display="false"/>
      <style:header-left style:display="false"/>
      <style:footer style:display="false"/>
      <style:footer-left style:display="false"/>
    </style:master-page>
    <style:master-page style:name="PageStyle_5f_courts_20_summary" style:display-name="PageStyle_courts summary" style:page-layout-name="Mpm3">
      <style:header style:display="false"/>
      <style:header-left style:display="false"/>
      <style:footer style:display="false"/>
      <style:footer-left style:display="false"/>
    </style:master-page>
    <style:master-page style:name="PageStyle_5f_news_20_1996-2005" style:display-name="PageStyle_news 1996-2005" style:page-layout-name="Mpm3">
      <style:header style:display="false"/>
      <style:header-left style:display="false"/>
      <style:footer style:display="false"/>
      <style:footer-left style:display="false"/>
    </style:master-page>
    <style:master-page style:name="PageStyle_5f_law_20_journals" style:display-name="PageStyle_law journals" style:page-layout-name="Mpm3">
      <style:header style:display="false"/>
      <style:header-left style:display="false"/>
      <style:footer style:display="false"/>
      <style:footer-left style:display="false"/>
    </style:master-page>
    <style:master-page style:name="PageStyle_5f_Congress" style:display-name="PageStyle_Congress" style:page-layout-name="Mpm3">
      <style:header style:display="false"/>
      <style:header-left style:display="false"/>
      <style:footer style:display="false"/>
      <style:footer-left style:display="false"/>
    </style:master-page>
    <style:master-page style:name="PageStyle_5f_courts" style:display-name="PageStyle_courts" style:page-layout-name="Mpm3">
      <style:header style:display="false"/>
      <style:header-left style:display="false"/>
      <style:footer style:display="false"/>
      <style:footer-left style:display="false"/>
    </style:master-page>
    <style:master-page style:name="PageStyle_5f_web" style:display-name="PageStyle_web" style:page-layout-name="Mpm3">
      <style:header style:display="false"/>
      <style:header-left style:display="false"/>
      <style:footer style:display="false"/>
      <style:footer-left style:display="false"/>
    </style:master-page>
    <style:master-page style:name="PageStyle_5f_misc" style:display-name="PageStyle_misc"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cell-count="9254" meta:object-count="0"/>
    <meta:generator>OpenOffice/4.1.1$Win32 OpenOffice.org_project/411m6$Build-9775</meta:generator>
  </office:meta>
</office:document-meta>
</file>